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6.16cm"/>
    </style:style>
    <style:style style:name="co13" style:family="table-column">
      <style:table-column-properties fo:break-before="auto" style:column-width="7.713cm"/>
    </style:style>
    <style:style style:name="co14" style:family="table-column">
      <style:table-column-properties fo:break-before="auto" style:column-width="14.901cm"/>
    </style:style>
    <style:style style:name="co15" style:family="table-column">
      <style:table-column-properties fo:break-before="auto" style:column-width="3.662cm"/>
    </style:style>
    <style:style style:name="co16" style:family="table-column">
      <style:table-column-properties fo:break-before="auto" style:column-width="8.158cm"/>
    </style:style>
    <style:style style:name="co17" style:family="table-column">
      <style:table-column-properties fo:break-before="auto" style:column-width="9.518cm"/>
    </style:style>
    <style:style style:name="co18" style:family="table-column">
      <style:table-column-properties fo:break-before="auto" style:column-width="13.653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02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0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 Mono"/>
    </style:style>
    <style:style style:name="ce4" style:family="table-cell" style:parent-style-name="Default">
      <style:text-properties style:use-window-font-color="true" style:text-outline="false" style:text-line-through-style="none" style:font-name="DejaVu Sans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king" table:style-name="ta1" table:print="false">
        <office:forms form:automatic-focus="false" form:apply-design-mode="false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7" table:default-cell-style-name="ce3"/>
        <table:table-column table:style-name="co3" table:visibility="collapse" table:default-cell-style-name="ce3"/>
        <table:table-column table:style-name="co8" table:default-cell-style-name="ce3"/>
        <table:table-column table:style-name="co3" table:visibility="collapse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3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1003" table:default-cell-style-name="ce3"/>
        <table:table-row table:style-name="ro2">
          <table:table-cell table:style-name="ce1" office:value-type="string">
            <text:p>Decimal</text:p>
          </table:table-cell>
          <table:table-cell table:style-name="ce1" office:value-type="string">
            <text:p>Hexadecimal</text:p>
          </table:table-cell>
          <table:table-cell table:style-name="ce1" office:value-type="string">
            <text:p>Binary</text:p>
          </table:table-cell>
          <table:table-cell table:style-name="ce1" office:value-type="string">
            <text:p>Instruction group</text:p>
          </table:table-cell>
          <table:table-cell table:style-name="ce1" office:value-type="string">
            <text:p>Instr group bits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bits</text:p>
          </table:table-cell>
          <table:table-cell table:style-name="ce1" office:value-type="string">
            <text:p>Dest</text:p>
          </table:table-cell>
          <table:table-cell table:style-name="ce1" office:value-type="string">
            <text:p>Dest Bits</text:p>
          </table:table-cell>
          <table:table-cell table:style-name="ce1" office:value-type="string">
            <text:p>ALU operation</text:p>
          </table:table-cell>
          <table:table-cell table:style-name="ce1" office:value-type="string">
            <text:p>ALU op bits</text:p>
          </table:table-cell>
          <table:table-cell table:style-name="ce1" office:value-type="string">
            <text:p>ALU arg</text:p>
          </table:table-cell>
          <table:table-cell table:style-name="ce1" office:value-type="string">
            <text:p>ALU arg bits</text:p>
          </table:table-cell>
          <table:table-cell table:style-name="ce1" office:value-type="string">
            <text:p>Op Group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estination</text:p>
          </table:table-cell>
          <table:table-cell table:style-name="ce1" office:value-type="string">
            <text:p>ALU Op</text:p>
          </table:table-cell>
          <table:table-cell table:style-name="ce1" office:value-type="string">
            <text:p>ALU Arg</text:p>
          </table:table-cell>
          <table:table-cell table:style-name="ce1" office:value-type="string">
            <text:p>Op Cod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Notes</text:p>
          </table:table-cell>
          <table:table-cell table:number-columns-repeated="1003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2" table:formula="of:=DEC2HEX([.A2];2)" office:value-type="string" office:string-value="00">
            <text:p>00</text:p>
          </table:table-cell>
          <table:table-cell table:style-name="ce2" table:formula="of:=DEC2BIN([.A2];8)" office:value-type="string" office:string-value="00000000">
            <text:p>00000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2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2];3)" office:value-type="string" office:string-value="000">
            <text:p>000</text:p>
          </table:table-cell>
          <table:table-cell table:style-name="ce2" office:value-type="float" office:value="0">
            <text:p>0</text:p>
          </table:table-cell>
          <table:table-cell table:style-name="ce2" table:formula="of:=DEC2BIN([.H2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JUMP_IF_ZERO_FLAG</text:p>
          </table:table-cell>
          <table:table-cell table:style-name="ce2" office:value-type="string">
            <text:p>JUMP_IF_ZERO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table:formula="of:=DEC2HEX([.A3];2)" office:value-type="string" office:string-value="01">
            <text:p>01</text:p>
          </table:table-cell>
          <table:table-cell table:style-name="ce2" table:formula="of:=DEC2BIN([.A3];8)" office:value-type="string" office:string-value="00000001">
            <text:p>00000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3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3];3)" office:value-type="string" office:string-value="000">
            <text:p>000</text:p>
          </table:table-cell>
          <table:table-cell table:style-name="ce2" office:value-type="float" office:value="1">
            <text:p>1</text:p>
          </table:table-cell>
          <table:table-cell table:style-name="ce2" table:formula="of:=DEC2BIN([.H3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CC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table:formula="of:=DEC2HEX([.A4];2)" office:value-type="string" office:string-value="02">
            <text:p>02</text:p>
          </table:table-cell>
          <table:table-cell table:style-name="ce2" table:formula="of:=DEC2BIN([.A4];8)" office:value-type="string" office:string-value="00000010">
            <text:p>00000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4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4];3)" office:value-type="string" office:string-value="000">
            <text:p>000</text:p>
          </table:table-cell>
          <table:table-cell table:style-name="ce2" office:value-type="float" office:value="2">
            <text:p>2</text:p>
          </table:table-cell>
          <table:table-cell table:style-name="ce2" table:formula="of:=DEC2BIN([.H4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CC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table:formula="of:=DEC2HEX([.A5];2)" office:value-type="string" office:string-value="03">
            <text:p>03</text:p>
          </table:table-cell>
          <table:table-cell table:style-name="ce2" table:formula="of:=DEC2BIN([.A5];8)" office:value-type="string" office:string-value="00000011">
            <text:p>00000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5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5];3)" office:value-type="string" office:string-value="000">
            <text:p>000</text:p>
          </table:table-cell>
          <table:table-cell table:style-name="ce2" office:value-type="float" office:value="3">
            <text:p>3</text:p>
          </table:table-cell>
          <table:table-cell table:style-name="ce2" table:formula="of:=DEC2BIN([.H5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CC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table:formula="of:=DEC2HEX([.A6];2)" office:value-type="string" office:string-value="04">
            <text:p>04</text:p>
          </table:table-cell>
          <table:table-cell table:style-name="ce2" table:formula="of:=DEC2BIN([.A6];8)" office:value-type="string" office:string-value="00000100">
            <text:p>00000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6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6];3)" office:value-type="string" office:string-value="000">
            <text:p>000</text:p>
          </table:table-cell>
          <table:table-cell table:style-name="ce2" office:value-type="float" office:value="4">
            <text:p>4</text:p>
          </table:table-cell>
          <table:table-cell table:style-name="ce2" table:formula="of:=DEC2BIN([.H6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CC SP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table:formula="of:=DEC2HEX([.A7];2)" office:value-type="string" office:string-value="05">
            <text:p>05</text:p>
          </table:table-cell>
          <table:table-cell table:style-name="ce2" table:formula="of:=DEC2BIN([.A7];8)" office:value-type="string" office:string-value="00000101">
            <text:p>00000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7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7];3)" office:value-type="string" office:string-value="000">
            <text:p>000</text:p>
          </table:table-cell>
          <table:table-cell table:style-name="ce2" office:value-type="float" office:value="5">
            <text:p>5</text:p>
          </table:table-cell>
          <table:table-cell table:style-name="ce2" table:formula="of:=DEC2BIN([.H7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table:formula="of:=DEC2HEX([.A8];2)" office:value-type="string" office:string-value="06">
            <text:p>06</text:p>
          </table:table-cell>
          <table:table-cell table:style-name="ce2" table:formula="of:=DEC2BIN([.A8];8)" office:value-type="string" office:string-value="00000110">
            <text:p>00000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8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8];3)" office:value-type="string" office:string-value="000">
            <text:p>000</text:p>
          </table:table-cell>
          <table:table-cell table:style-name="ce2" office:value-type="float" office:value="6">
            <text:p>6</text:p>
          </table:table-cell>
          <table:table-cell table:style-name="ce2" table:formula="of:=DEC2BIN([.H8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SP+/-</text:p>
          </table:table-cell>
          <table:table-cell table:number-columns-repeated="4" table:style-name="ce4"/>
          <table:table-cell table:style-name="ce2" office:value-type="string">
            <text:p>No sense in comparing ACC to ACC</text:p>
          </table:table-cell>
          <table:table-cell table:number-columns-repeated="1003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table:formula="of:=DEC2HEX([.A9];2)" office:value-type="string" office:string-value="07">
            <text:p>07</text:p>
          </table:table-cell>
          <table:table-cell table:style-name="ce2" table:formula="of:=DEC2BIN([.A9];8)" office:value-type="string" office:string-value="00000111">
            <text:p>00000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9];2)" office:value-type="string" office:string-value="00">
            <text:p>00</text:p>
          </table:table-cell>
          <table:table-cell table:style-name="ce2" office:value-type="float" office:value="0">
            <text:p>0</text:p>
          </table:table-cell>
          <table:table-cell table:style-name="ce2" table:formula="of:=DEC2BIN([.F9];3)" office:value-type="string" office:string-value="000">
            <text:p>000</text:p>
          </table:table-cell>
          <table:table-cell table:style-name="ce2" office:value-type="float" office:value="7">
            <text:p>7</text:p>
          </table:table-cell>
          <table:table-cell table:style-name="ce2" table:formula="of:=DEC2BIN([.H9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EQ_ACC</text:p>
          </table:table-cell>
          <table:table-cell table:style-name="ce2" office:value-type="string">
            <text:p>JUMP_IF_EQ_ACC CONST CONST</text:p>
          </table:table-cell>
          <table:table-cell table:style-name="ce2" office:value-type="string">
            <text:p>Original slot (00111111) used by JUMP_IF_NOT_UNDERFLOW_FLAG</text:p>
          </table:table-cell>
          <table:table-cell table:number-columns-repeated="1003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table:formula="of:=DEC2HEX([.A10];2)" office:value-type="string" office:string-value="08">
            <text:p>08</text:p>
          </table:table-cell>
          <table:table-cell table:style-name="ce2" table:formula="of:=DEC2BIN([.A10];8)" office:value-type="string" office:string-value="00001000">
            <text:p>00001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10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0];3)" office:value-type="string" office:string-value="001">
            <text:p>001</text:p>
          </table:table-cell>
          <table:table-cell table:style-name="ce2" office:value-type="float" office:value="0">
            <text:p>0</text:p>
          </table:table-cell>
          <table:table-cell table:style-name="ce2" table:formula="of:=DEC2BIN([.H10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table:formula="of:=DEC2HEX([.A11];2)" office:value-type="string" office:string-value="09">
            <text:p>09</text:p>
          </table:table-cell>
          <table:table-cell table:style-name="ce2" table:formula="of:=DEC2BIN([.A11];8)" office:value-type="string" office:string-value="00001001">
            <text:p>00001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11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1];3)" office:value-type="string" office:string-value="001">
            <text:p>001</text:p>
          </table:table-cell>
          <table:table-cell table:style-name="ce2" office:value-type="float" office:value="1">
            <text:p>1</text:p>
          </table:table-cell>
          <table:table-cell table:style-name="ce2" table:formula="of:=DEC2BIN([.H11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JUMP_IF_NOT_ZERO_FLAG</text:p>
          </table:table-cell>
          <table:table-cell table:style-name="ce2" office:value-type="string">
            <text:p>JUMP_IF_NOT_ZERO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table:formula="of:=DEC2HEX([.A12];2)" office:value-type="string" office:string-value="0A">
            <text:p>0A</text:p>
          </table:table-cell>
          <table:table-cell table:style-name="ce2" table:formula="of:=DEC2BIN([.A12];8)" office:value-type="string" office:string-value="00001010">
            <text:p>00001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12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2];3)" office:value-type="string" office:string-value="001">
            <text:p>001</text:p>
          </table:table-cell>
          <table:table-cell table:style-name="ce2" office:value-type="float" office:value="2">
            <text:p>2</text:p>
          </table:table-cell>
          <table:table-cell table:style-name="ce2" table:formula="of:=DEC2BIN([.H12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table:formula="of:=DEC2HEX([.A13];2)" office:value-type="string" office:string-value="0B">
            <text:p>0B</text:p>
          </table:table-cell>
          <table:table-cell table:style-name="ce2" table:formula="of:=DEC2BIN([.A13];8)" office:value-type="string" office:string-value="00001011">
            <text:p>00001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13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3];3)" office:value-type="string" office:string-value="001">
            <text:p>001</text:p>
          </table:table-cell>
          <table:table-cell table:style-name="ce2" office:value-type="float" office:value="3">
            <text:p>3</text:p>
          </table:table-cell>
          <table:table-cell table:style-name="ce2" table:formula="of:=DEC2BIN([.H13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2" table:formula="of:=DEC2HEX([.A14];2)" office:value-type="string" office:string-value="0C">
            <text:p>0C</text:p>
          </table:table-cell>
          <table:table-cell table:style-name="ce2" table:formula="of:=DEC2BIN([.A14];8)" office:value-type="string" office:string-value="00001100">
            <text:p>00001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14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];3)" office:value-type="string" office:string-value="001">
            <text:p>001</text:p>
          </table:table-cell>
          <table:table-cell table:style-name="ce2" office:value-type="float" office:value="4">
            <text:p>4</text:p>
          </table:table-cell>
          <table:table-cell table:style-name="ce2" table:formula="of:=DEC2BIN([.H14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A SP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table:formula="of:=DEC2HEX([.A15];2)" office:value-type="string" office:string-value="0D">
            <text:p>0D</text:p>
          </table:table-cell>
          <table:table-cell table:style-name="ce2" table:formula="of:=DEC2BIN([.A15];8)" office:value-type="string" office:string-value="00001101">
            <text:p>00001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15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5];3)" office:value-type="string" office:string-value="001">
            <text:p>001</text:p>
          </table:table-cell>
          <table:table-cell table:style-name="ce2" office:value-type="float" office:value="5">
            <text:p>5</text:p>
          </table:table-cell>
          <table:table-cell table:style-name="ce2" table:formula="of:=DEC2BIN([.H15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table:formula="of:=DEC2HEX([.A16];2)" office:value-type="string" office:string-value="0E">
            <text:p>0E</text:p>
          </table:table-cell>
          <table:table-cell table:style-name="ce2" table:formula="of:=DEC2BIN([.A16];8)" office:value-type="string" office:string-value="00001110">
            <text:p>00001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16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6];3)" office:value-type="string" office:string-value="001">
            <text:p>001</text:p>
          </table:table-cell>
          <table:table-cell table:style-name="ce2" office:value-type="float" office:value="6">
            <text:p>6</text:p>
          </table:table-cell>
          <table:table-cell table:style-name="ce2" table:formula="of:=DEC2BIN([.H16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LTE_ACC</text:p>
          </table:table-cell>
          <table:table-cell table:style-name="ce2" office:value-type="string">
            <text:p>JUMP_IF_LTE_ACC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table:formula="of:=DEC2HEX([.A17];2)" office:value-type="string" office:string-value="0F">
            <text:p>0F</text:p>
          </table:table-cell>
          <table:table-cell table:style-name="ce2" table:formula="of:=DEC2BIN([.A17];8)" office:value-type="string" office:string-value="00001111">
            <text:p>00001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17];2)" office:value-type="string" office:string-value="00">
            <text:p>00</text:p>
          </table:table-cell>
          <table:table-cell table:style-name="ce2" office:value-type="float" office:value="1">
            <text:p>1</text:p>
          </table:table-cell>
          <table:table-cell table:style-name="ce2" table:formula="of:=DEC2BIN([.F17];3)" office:value-type="string" office:string-value="001">
            <text:p>001</text:p>
          </table:table-cell>
          <table:table-cell table:style-name="ce2" office:value-type="float" office:value="7">
            <text:p>7</text:p>
          </table:table-cell>
          <table:table-cell table:style-name="ce2" table:formula="of:=DEC2BIN([.H17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EQ_ACC</text:p>
          </table:table-cell>
          <table:table-cell table:style-name="ce2" office:value-type="string">
            <text:p>JUMP_IF_EQ_ACC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table:formula="of:=DEC2HEX([.A18];2)" office:value-type="string" office:string-value="10">
            <text:p>10</text:p>
          </table:table-cell>
          <table:table-cell table:style-name="ce2" table:formula="of:=DEC2BIN([.A18];8)" office:value-type="string" office:string-value="00010000">
            <text:p>00010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18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18];3)" office:value-type="string" office:string-value="010">
            <text:p>010</text:p>
          </table:table-cell>
          <table:table-cell table:style-name="ce2" office:value-type="float" office:value="0">
            <text:p>0</text:p>
          </table:table-cell>
          <table:table-cell table:style-name="ce2" table:formula="of:=DEC2BIN([.H18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B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table:formula="of:=DEC2HEX([.A19];2)" office:value-type="string" office:string-value="11">
            <text:p>11</text:p>
          </table:table-cell>
          <table:table-cell table:style-name="ce2" table:formula="of:=DEC2BIN([.A19];8)" office:value-type="string" office:string-value="00010001">
            <text:p>00010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19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19];3)" office:value-type="string" office:string-value="010">
            <text:p>010</text:p>
          </table:table-cell>
          <table:table-cell table:style-name="ce2" office:value-type="float" office:value="1">
            <text:p>1</text:p>
          </table:table-cell>
          <table:table-cell table:style-name="ce2" table:formula="of:=DEC2BIN([.H19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B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2" table:formula="of:=DEC2HEX([.A20];2)" office:value-type="string" office:string-value="12">
            <text:p>12</text:p>
          </table:table-cell>
          <table:table-cell table:style-name="ce2" table:formula="of:=DEC2BIN([.A20];8)" office:value-type="string" office:string-value="00010010">
            <text:p>00010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20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20];3)" office:value-type="string" office:string-value="010">
            <text:p>010</text:p>
          </table:table-cell>
          <table:table-cell table:style-name="ce2" office:value-type="float" office:value="2">
            <text:p>2</text:p>
          </table:table-cell>
          <table:table-cell table:style-name="ce2" table:formula="of:=DEC2BIN([.H20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JUMP_IF_POSITIVE_FLAG</text:p>
          </table:table-cell>
          <table:table-cell table:style-name="ce2" office:value-type="string">
            <text:p>JUMP_IF_POSITIVE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2" table:formula="of:=DEC2HEX([.A21];2)" office:value-type="string" office:string-value="13">
            <text:p>13</text:p>
          </table:table-cell>
          <table:table-cell table:style-name="ce2" table:formula="of:=DEC2BIN([.A21];8)" office:value-type="string" office:string-value="00010011">
            <text:p>00010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21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21];3)" office:value-type="string" office:string-value="010">
            <text:p>010</text:p>
          </table:table-cell>
          <table:table-cell table:style-name="ce2" office:value-type="float" office:value="3">
            <text:p>3</text:p>
          </table:table-cell>
          <table:table-cell table:style-name="ce2" table:formula="of:=DEC2BIN([.H21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B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2" table:formula="of:=DEC2HEX([.A22];2)" office:value-type="string" office:string-value="14">
            <text:p>14</text:p>
          </table:table-cell>
          <table:table-cell table:style-name="ce2" table:formula="of:=DEC2BIN([.A22];8)" office:value-type="string" office:string-value="00010100">
            <text:p>00010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22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22];3)" office:value-type="string" office:string-value="010">
            <text:p>010</text:p>
          </table:table-cell>
          <table:table-cell table:style-name="ce2" office:value-type="float" office:value="4">
            <text:p>4</text:p>
          </table:table-cell>
          <table:table-cell table:style-name="ce2" table:formula="of:=DEC2BIN([.H22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B SP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2" table:formula="of:=DEC2HEX([.A23];2)" office:value-type="string" office:string-value="15">
            <text:p>15</text:p>
          </table:table-cell>
          <table:table-cell table:style-name="ce2" table:formula="of:=DEC2BIN([.A23];8)" office:value-type="string" office:string-value="00010101">
            <text:p>00010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23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23];3)" office:value-type="string" office:string-value="010">
            <text:p>010</text:p>
          </table:table-cell>
          <table:table-cell table:style-name="ce2" office:value-type="float" office:value="5">
            <text:p>5</text:p>
          </table:table-cell>
          <table:table-cell table:style-name="ce2" table:formula="of:=DEC2BIN([.H23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2" table:formula="of:=DEC2HEX([.A24];2)" office:value-type="string" office:string-value="16">
            <text:p>16</text:p>
          </table:table-cell>
          <table:table-cell table:style-name="ce2" table:formula="of:=DEC2BIN([.A24];8)" office:value-type="string" office:string-value="00010110">
            <text:p>00010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24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24];3)" office:value-type="string" office:string-value="010">
            <text:p>010</text:p>
          </table:table-cell>
          <table:table-cell table:style-name="ce2" office:value-type="float" office:value="6">
            <text:p>6</text:p>
          </table:table-cell>
          <table:table-cell table:style-name="ce2" table:formula="of:=DEC2BIN([.H24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LTE_ACC</text:p>
          </table:table-cell>
          <table:table-cell table:style-name="ce2" office:value-type="string">
            <text:p>JUMP_IF_LTE_ACC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2" table:formula="of:=DEC2HEX([.A25];2)" office:value-type="string" office:string-value="17">
            <text:p>17</text:p>
          </table:table-cell>
          <table:table-cell table:style-name="ce2" table:formula="of:=DEC2BIN([.A25];8)" office:value-type="string" office:string-value="00010111">
            <text:p>00010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25];2)" office:value-type="string" office:string-value="00">
            <text:p>00</text:p>
          </table:table-cell>
          <table:table-cell table:style-name="ce2" office:value-type="float" office:value="2">
            <text:p>2</text:p>
          </table:table-cell>
          <table:table-cell table:style-name="ce2" table:formula="of:=DEC2BIN([.F25];3)" office:value-type="string" office:string-value="010">
            <text:p>010</text:p>
          </table:table-cell>
          <table:table-cell table:style-name="ce2" office:value-type="float" office:value="7">
            <text:p>7</text:p>
          </table:table-cell>
          <table:table-cell table:style-name="ce2" table:formula="of:=DEC2BIN([.H25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EQ_ACC</text:p>
          </table:table-cell>
          <table:table-cell table:style-name="ce2" office:value-type="string">
            <text:p>JUMP_IF_EQ_ACC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2" table:formula="of:=DEC2HEX([.A26];2)" office:value-type="string" office:string-value="18">
            <text:p>18</text:p>
          </table:table-cell>
          <table:table-cell table:style-name="ce2" table:formula="of:=DEC2BIN([.A26];8)" office:value-type="string" office:string-value="00011000">
            <text:p>00011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26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26];3)" office:value-type="string" office:string-value="011">
            <text:p>011</text:p>
          </table:table-cell>
          <table:table-cell table:style-name="ce2" office:value-type="float" office:value="0">
            <text:p>0</text:p>
          </table:table-cell>
          <table:table-cell table:style-name="ce2" table:formula="of:=DEC2BIN([.H26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C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2" table:formula="of:=DEC2HEX([.A27];2)" office:value-type="string" office:string-value="19">
            <text:p>19</text:p>
          </table:table-cell>
          <table:table-cell table:style-name="ce2" table:formula="of:=DEC2BIN([.A27];8)" office:value-type="string" office:string-value="00011001">
            <text:p>00011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27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27];3)" office:value-type="string" office:string-value="011">
            <text:p>011</text:p>
          </table:table-cell>
          <table:table-cell table:style-name="ce2" office:value-type="float" office:value="1">
            <text:p>1</text:p>
          </table:table-cell>
          <table:table-cell table:style-name="ce2" table:formula="of:=DEC2BIN([.H27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C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2" table:formula="of:=DEC2HEX([.A28];2)" office:value-type="string" office:string-value="1A">
            <text:p>1A</text:p>
          </table:table-cell>
          <table:table-cell table:style-name="ce2" table:formula="of:=DEC2BIN([.A28];8)" office:value-type="string" office:string-value="00011010">
            <text:p>00011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28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28];3)" office:value-type="string" office:string-value="011">
            <text:p>011</text:p>
          </table:table-cell>
          <table:table-cell table:style-name="ce2" office:value-type="float" office:value="2">
            <text:p>2</text:p>
          </table:table-cell>
          <table:table-cell table:style-name="ce2" table:formula="of:=DEC2BIN([.H28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C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2" table:formula="of:=DEC2HEX([.A29];2)" office:value-type="string" office:string-value="1B">
            <text:p>1B</text:p>
          </table:table-cell>
          <table:table-cell table:style-name="ce2" table:formula="of:=DEC2BIN([.A29];8)" office:value-type="string" office:string-value="00011011">
            <text:p>00011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29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29];3)" office:value-type="string" office:string-value="011">
            <text:p>011</text:p>
          </table:table-cell>
          <table:table-cell table:style-name="ce2" office:value-type="float" office:value="3">
            <text:p>3</text:p>
          </table:table-cell>
          <table:table-cell table:style-name="ce2" table:formula="of:=DEC2BIN([.H29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JUMP_IF_NEGATIVE_FLAG</text:p>
          </table:table-cell>
          <table:table-cell table:style-name="ce2" office:value-type="string">
            <text:p>JUMP_IF_NEGATIVE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2" table:formula="of:=DEC2HEX([.A30];2)" office:value-type="string" office:string-value="1C">
            <text:p>1C</text:p>
          </table:table-cell>
          <table:table-cell table:style-name="ce2" table:formula="of:=DEC2BIN([.A30];8)" office:value-type="string" office:string-value="00011100">
            <text:p>00011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30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30];3)" office:value-type="string" office:string-value="011">
            <text:p>011</text:p>
          </table:table-cell>
          <table:table-cell table:style-name="ce2" office:value-type="float" office:value="4">
            <text:p>4</text:p>
          </table:table-cell>
          <table:table-cell table:style-name="ce2" table:formula="of:=DEC2BIN([.H30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C SP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2" table:formula="of:=DEC2HEX([.A31];2)" office:value-type="string" office:string-value="1D">
            <text:p>1D</text:p>
          </table:table-cell>
          <table:table-cell table:style-name="ce2" table:formula="of:=DEC2BIN([.A31];8)" office:value-type="string" office:string-value="00011101">
            <text:p>00011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31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31];3)" office:value-type="string" office:string-value="011">
            <text:p>011</text:p>
          </table:table-cell>
          <table:table-cell table:style-name="ce2" office:value-type="float" office:value="5">
            <text:p>5</text:p>
          </table:table-cell>
          <table:table-cell table:style-name="ce2" table:formula="of:=DEC2BIN([.H31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table:formula="of:=DEC2HEX([.A32];2)" office:value-type="string" office:string-value="1E">
            <text:p>1E</text:p>
          </table:table-cell>
          <table:table-cell table:style-name="ce2" table:formula="of:=DEC2BIN([.A32];8)" office:value-type="string" office:string-value="00011110">
            <text:p>00011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32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32];3)" office:value-type="string" office:string-value="011">
            <text:p>011</text:p>
          </table:table-cell>
          <table:table-cell table:style-name="ce2" office:value-type="float" office:value="6">
            <text:p>6</text:p>
          </table:table-cell>
          <table:table-cell table:style-name="ce2" table:formula="of:=DEC2BIN([.H32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LTE_ACC</text:p>
          </table:table-cell>
          <table:table-cell table:style-name="ce2" office:value-type="string">
            <text:p>JUMP_IF_LTE_ACC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1">
            <text:p>31</text:p>
          </table:table-cell>
          <table:table-cell table:style-name="ce2" table:formula="of:=DEC2HEX([.A33];2)" office:value-type="string" office:string-value="1F">
            <text:p>1F</text:p>
          </table:table-cell>
          <table:table-cell table:style-name="ce2" table:formula="of:=DEC2BIN([.A33];8)" office:value-type="string" office:string-value="00011111">
            <text:p>00011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33];2)" office:value-type="string" office:string-value="00">
            <text:p>00</text:p>
          </table:table-cell>
          <table:table-cell table:style-name="ce2" office:value-type="float" office:value="3">
            <text:p>3</text:p>
          </table:table-cell>
          <table:table-cell table:style-name="ce2" table:formula="of:=DEC2BIN([.F33];3)" office:value-type="string" office:string-value="011">
            <text:p>011</text:p>
          </table:table-cell>
          <table:table-cell table:style-name="ce2" office:value-type="float" office:value="7">
            <text:p>7</text:p>
          </table:table-cell>
          <table:table-cell table:style-name="ce2" table:formula="of:=DEC2BIN([.H33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EQ_ACC</text:p>
          </table:table-cell>
          <table:table-cell table:style-name="ce2" office:value-type="string">
            <text:p>JUMP_IF_EQ_ACC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2" table:formula="of:=DEC2HEX([.A34];2)" office:value-type="string" office:string-value="20">
            <text:p>20</text:p>
          </table:table-cell>
          <table:table-cell table:style-name="ce2" table:formula="of:=DEC2BIN([.A34];8)" office:value-type="string" office:string-value="00100000">
            <text:p>00100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34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34];3)" office:value-type="string" office:string-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table:formula="of:=DEC2BIN([.H34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SP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3">
            <text:p>33</text:p>
          </table:table-cell>
          <table:table-cell table:style-name="ce2" table:formula="of:=DEC2HEX([.A35];2)" office:value-type="string" office:string-value="21">
            <text:p>21</text:p>
          </table:table-cell>
          <table:table-cell table:style-name="ce2" table:formula="of:=DEC2BIN([.A35];8)" office:value-type="string" office:string-value="00100001">
            <text:p>00100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35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35];3)" office:value-type="string" office:string-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2" table:formula="of:=DEC2BIN([.H35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SP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4">
            <text:p>34</text:p>
          </table:table-cell>
          <table:table-cell table:style-name="ce2" table:formula="of:=DEC2HEX([.A36];2)" office:value-type="string" office:string-value="22">
            <text:p>22</text:p>
          </table:table-cell>
          <table:table-cell table:style-name="ce2" table:formula="of:=DEC2BIN([.A36];8)" office:value-type="string" office:string-value="00100010">
            <text:p>00100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36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36];3)" office:value-type="string" office:string-value="100">
            <text:p>100</text:p>
          </table:table-cell>
          <table:table-cell table:style-name="ce2" office:value-type="float" office:value="2">
            <text:p>2</text:p>
          </table:table-cell>
          <table:table-cell table:style-name="ce2" table:formula="of:=DEC2BIN([.H36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SP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5">
            <text:p>35</text:p>
          </table:table-cell>
          <table:table-cell table:style-name="ce2" table:formula="of:=DEC2HEX([.A37];2)" office:value-type="string" office:string-value="23">
            <text:p>23</text:p>
          </table:table-cell>
          <table:table-cell table:style-name="ce2" table:formula="of:=DEC2BIN([.A37];8)" office:value-type="string" office:string-value="00100011">
            <text:p>00100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37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37];3)" office:value-type="string" office:string-value="100">
            <text:p>100</text:p>
          </table:table-cell>
          <table:table-cell table:style-name="ce2" office:value-type="float" office:value="3">
            <text:p>3</text:p>
          </table:table-cell>
          <table:table-cell table:style-name="ce2" table:formula="of:=DEC2BIN([.H37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SP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6">
            <text:p>36</text:p>
          </table:table-cell>
          <table:table-cell table:style-name="ce2" table:formula="of:=DEC2HEX([.A38];2)" office:value-type="string" office:string-value="24">
            <text:p>24</text:p>
          </table:table-cell>
          <table:table-cell table:style-name="ce2" table:formula="of:=DEC2BIN([.A38];8)" office:value-type="string" office:string-value="00100100">
            <text:p>00100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38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38];3)" office:value-type="string" office:string-value="100">
            <text:p>100</text:p>
          </table:table-cell>
          <table:table-cell table:style-name="ce2" office:value-type="float" office:value="4">
            <text:p>4</text:p>
          </table:table-cell>
          <table:table-cell table:style-name="ce2" table:formula="of:=DEC2BIN([.H38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OVERFLOW_FLAG</text:p>
          </table:table-cell>
          <table:table-cell table:style-name="ce2" office:value-type="string">
            <text:p>JUMP_IF_OVERFLOW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7">
            <text:p>37</text:p>
          </table:table-cell>
          <table:table-cell table:style-name="ce2" table:formula="of:=DEC2HEX([.A39];2)" office:value-type="string" office:string-value="25">
            <text:p>25</text:p>
          </table:table-cell>
          <table:table-cell table:style-name="ce2" table:formula="of:=DEC2BIN([.A39];8)" office:value-type="string" office:string-value="00100101">
            <text:p>00100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39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39];3)" office:value-type="string" office:string-value="100">
            <text:p>100</text:p>
          </table:table-cell>
          <table:table-cell table:style-name="ce2" office:value-type="float" office:value="5">
            <text:p>5</text:p>
          </table:table-cell>
          <table:table-cell table:style-name="ce2" table:formula="of:=DEC2BIN([.H39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SP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8">
            <text:p>38</text:p>
          </table:table-cell>
          <table:table-cell table:style-name="ce2" table:formula="of:=DEC2HEX([.A40];2)" office:value-type="string" office:string-value="26">
            <text:p>26</text:p>
          </table:table-cell>
          <table:table-cell table:style-name="ce2" table:formula="of:=DEC2BIN([.A40];8)" office:value-type="string" office:string-value="00100110">
            <text:p>00100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40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40];3)" office:value-type="string" office:string-value="100">
            <text:p>100</text:p>
          </table:table-cell>
          <table:table-cell table:style-name="ce2" office:value-type="float" office:value="6">
            <text:p>6</text:p>
          </table:table-cell>
          <table:table-cell table:style-name="ce2" table:formula="of:=DEC2BIN([.H40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LTE_ACC</text:p>
          </table:table-cell>
          <table:table-cell table:style-name="ce2" office:value-type="string">
            <text:p>JUMP_IF_LTE_ACC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2" table:formula="of:=DEC2HEX([.A41];2)" office:value-type="string" office:string-value="27">
            <text:p>27</text:p>
          </table:table-cell>
          <table:table-cell table:style-name="ce2" table:formula="of:=DEC2BIN([.A41];8)" office:value-type="string" office:string-value="00100111">
            <text:p>00100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41];2)" office:value-type="string" office:string-value="00">
            <text:p>00</text:p>
          </table:table-cell>
          <table:table-cell table:style-name="ce2" office:value-type="float" office:value="4">
            <text:p>4</text:p>
          </table:table-cell>
          <table:table-cell table:style-name="ce2" table:formula="of:=DEC2BIN([.F41];3)" office:value-type="string" office:string-value="100">
            <text:p>100</text:p>
          </table:table-cell>
          <table:table-cell table:style-name="ce2" office:value-type="float" office:value="7">
            <text:p>7</text:p>
          </table:table-cell>
          <table:table-cell table:style-name="ce2" table:formula="of:=DEC2BIN([.H41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EQ_ACC</text:p>
          </table:table-cell>
          <table:table-cell table:style-name="ce2" office:value-type="string">
            <text:p>JUMP_IF_EQ_ACC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2" table:formula="of:=DEC2HEX([.A42];2)" office:value-type="string" office:string-value="28">
            <text:p>28</text:p>
          </table:table-cell>
          <table:table-cell table:style-name="ce2" table:formula="of:=DEC2BIN([.A42];8)" office:value-type="string" office:string-value="00101000">
            <text:p>00101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42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2];3)" office:value-type="string" office:string-value="101">
            <text:p>101</text:p>
          </table:table-cell>
          <table:table-cell table:style-name="ce2" office:value-type="float" office:value="0">
            <text:p>0</text:p>
          </table:table-cell>
          <table:table-cell table:style-name="ce2" table:formula="of:=DEC2BIN([.H42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PC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1">
            <text:p>41</text:p>
          </table:table-cell>
          <table:table-cell table:style-name="ce2" table:formula="of:=DEC2HEX([.A43];2)" office:value-type="string" office:string-value="29">
            <text:p>29</text:p>
          </table:table-cell>
          <table:table-cell table:style-name="ce2" table:formula="of:=DEC2BIN([.A43];8)" office:value-type="string" office:string-value="00101001">
            <text:p>00101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43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3];3)" office:value-type="string" office:string-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2" table:formula="of:=DEC2BIN([.H43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PC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2">
            <text:p>42</text:p>
          </table:table-cell>
          <table:table-cell table:style-name="ce2" table:formula="of:=DEC2HEX([.A44];2)" office:value-type="string" office:string-value="2A">
            <text:p>2A</text:p>
          </table:table-cell>
          <table:table-cell table:style-name="ce2" table:formula="of:=DEC2BIN([.A44];8)" office:value-type="string" office:string-value="00101010">
            <text:p>00101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44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4];3)" office:value-type="string" office:string-value="101">
            <text:p>101</text:p>
          </table:table-cell>
          <table:table-cell table:style-name="ce2" office:value-type="float" office:value="2">
            <text:p>2</text:p>
          </table:table-cell>
          <table:table-cell table:style-name="ce2" table:formula="of:=DEC2BIN([.H44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PC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2" table:formula="of:=DEC2HEX([.A45];2)" office:value-type="string" office:string-value="2B">
            <text:p>2B</text:p>
          </table:table-cell>
          <table:table-cell table:style-name="ce2" table:formula="of:=DEC2BIN([.A45];8)" office:value-type="string" office:string-value="00101011">
            <text:p>00101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45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5];3)" office:value-type="string" office:string-value="101">
            <text:p>101</text:p>
          </table:table-cell>
          <table:table-cell table:style-name="ce2" office:value-type="float" office:value="3">
            <text:p>3</text:p>
          </table:table-cell>
          <table:table-cell table:style-name="ce2" table:formula="of:=DEC2BIN([.H45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PC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4">
            <text:p>44</text:p>
          </table:table-cell>
          <table:table-cell table:style-name="ce2" table:formula="of:=DEC2HEX([.A46];2)" office:value-type="string" office:string-value="2C">
            <text:p>2C</text:p>
          </table:table-cell>
          <table:table-cell table:style-name="ce2" table:formula="of:=DEC2BIN([.A46];8)" office:value-type="string" office:string-value="00101100">
            <text:p>00101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46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6];3)" office:value-type="string" office:string-value="101">
            <text:p>101</text:p>
          </table:table-cell>
          <table:table-cell table:style-name="ce2" office:value-type="float" office:value="4">
            <text:p>4</text:p>
          </table:table-cell>
          <table:table-cell table:style-name="ce2" table:formula="of:=DEC2BIN([.H46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COPY</text:p>
          </table:table-cell>
          <table:table-cell table:style-name="ce2" office:value-type="string">
            <text:p>COPY PC SP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5">
            <text:p>45</text:p>
          </table:table-cell>
          <table:table-cell table:style-name="ce2" table:formula="of:=DEC2HEX([.A47];2)" office:value-type="string" office:string-value="2D">
            <text:p>2D</text:p>
          </table:table-cell>
          <table:table-cell table:style-name="ce2" table:formula="of:=DEC2BIN([.A47];8)" office:value-type="string" office:string-value="00101101">
            <text:p>00101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47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7];3)" office:value-type="string" office:string-value="101">
            <text:p>101</text:p>
          </table:table-cell>
          <table:table-cell table:style-name="ce2" office:value-type="float" office:value="5">
            <text:p>5</text:p>
          </table:table-cell>
          <table:table-cell table:style-name="ce2" table:formula="of:=DEC2BIN([.H47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_IF_NOT_OVERFLOW_FLAG</text:p>
          </table:table-cell>
          <table:table-cell table:style-name="ce2" office:value-type="string">
            <text:p>JUMP_IF_NOT_OVERFLOW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6">
            <text:p>46</text:p>
          </table:table-cell>
          <table:table-cell table:style-name="ce2" table:formula="of:=DEC2HEX([.A48];2)" office:value-type="string" office:string-value="2E">
            <text:p>2E</text:p>
          </table:table-cell>
          <table:table-cell table:style-name="ce2" table:formula="of:=DEC2BIN([.A48];8)" office:value-type="string" office:string-value="00101110">
            <text:p>00101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48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8];3)" office:value-type="string" office:string-value="101">
            <text:p>101</text:p>
          </table:table-cell>
          <table:table-cell table:style-name="ce2" office:value-type="float" office:value="6">
            <text:p>6</text:p>
          </table:table-cell>
          <table:table-cell table:style-name="ce2" table:formula="of:=DEC2BIN([.H48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LTE_ACC</text:p>
          </table:table-cell>
          <table:table-cell table:style-name="ce2" office:value-type="string">
            <text:p>JUMP_IF_LTE_ACC P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7">
            <text:p>47</text:p>
          </table:table-cell>
          <table:table-cell table:style-name="ce2" table:formula="of:=DEC2HEX([.A49];2)" office:value-type="string" office:string-value="2F">
            <text:p>2F</text:p>
          </table:table-cell>
          <table:table-cell table:style-name="ce2" table:formula="of:=DEC2BIN([.A49];8)" office:value-type="string" office:string-value="00101111">
            <text:p>00101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49];2)" office:value-type="string" office:string-value="00">
            <text:p>00</text:p>
          </table:table-cell>
          <table:table-cell table:style-name="ce2" office:value-type="float" office:value="5">
            <text:p>5</text:p>
          </table:table-cell>
          <table:table-cell table:style-name="ce2" table:formula="of:=DEC2BIN([.F49];3)" office:value-type="string" office:string-value="101">
            <text:p>101</text:p>
          </table:table-cell>
          <table:table-cell table:style-name="ce2" office:value-type="float" office:value="7">
            <text:p>7</text:p>
          </table:table-cell>
          <table:table-cell table:style-name="ce2" table:formula="of:=DEC2BIN([.H49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EQ_ACC</text:p>
          </table:table-cell>
          <table:table-cell table:style-name="ce2" office:value-type="string">
            <text:p>JUMP_IF_EQ_ACC P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48">
            <text:p>48</text:p>
          </table:table-cell>
          <table:table-cell table:style-name="ce2" table:formula="of:=DEC2HEX([.A50];2)" office:value-type="string" office:string-value="30">
            <text:p>30</text:p>
          </table:table-cell>
          <table:table-cell table:style-name="ce2" table:formula="of:=DEC2BIN([.A50];8)" office:value-type="string" office:string-value="00110000">
            <text:p>00110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50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0];3)" office:value-type="string" office:string-value="110">
            <text:p>110</text:p>
          </table:table-cell>
          <table:table-cell table:style-name="ce2" office:value-type="float" office:value="0">
            <text:p>0</text:p>
          </table:table-cell>
          <table:table-cell table:style-name="ce2" table:formula="of:=DEC2BIN([.H50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ACC</text:p>
          </table:table-cell>
          <table:table-cell table:number-columns-repeated="4" table:style-name="ce4"/>
          <table:table-cell table:style-name="ce2" office:value-type="string">
            <text:p>No sense in comparing ACC to ACC</text:p>
          </table:table-cell>
          <table:table-cell table:number-columns-repeated="1003"/>
        </table:table-row>
        <table:table-row table:style-name="ro4">
          <table:table-cell table:style-name="ce2" office:value-type="float" office:value="49">
            <text:p>49</text:p>
          </table:table-cell>
          <table:table-cell table:style-name="ce2" table:formula="of:=DEC2HEX([.A51];2)" office:value-type="string" office:string-value="31">
            <text:p>31</text:p>
          </table:table-cell>
          <table:table-cell table:style-name="ce2" table:formula="of:=DEC2BIN([.A51];8)" office:value-type="string" office:string-value="00110001">
            <text:p>00110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51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1];3)" office:value-type="string" office:string-value="110">
            <text:p>110</text:p>
          </table:table-cell>
          <table:table-cell table:style-name="ce2" office:value-type="float" office:value="1">
            <text:p>1</text:p>
          </table:table-cell>
          <table:table-cell table:style-name="ce2" table:formula="of:=DEC2BIN([.H51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JUMP_IF_LT_ACC</text:p>
          </table:table-cell>
          <table:table-cell table:style-name="ce2" office:value-type="string">
            <text:p>JUMP_IF_LT_ACC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2" table:formula="of:=DEC2HEX([.A52];2)" office:value-type="string" office:string-value="32">
            <text:p>32</text:p>
          </table:table-cell>
          <table:table-cell table:style-name="ce2" table:formula="of:=DEC2BIN([.A52];8)" office:value-type="string" office:string-value="00110010">
            <text:p>00110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52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2];3)" office:value-type="string" office:string-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2" table:formula="of:=DEC2BIN([.H52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JUMP_IF_LT_ACC</text:p>
          </table:table-cell>
          <table:table-cell table:style-name="ce2" office:value-type="string">
            <text:p>JUMP_IF_LT_ACC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1">
            <text:p>51</text:p>
          </table:table-cell>
          <table:table-cell table:style-name="ce2" table:formula="of:=DEC2HEX([.A53];2)" office:value-type="string" office:string-value="33">
            <text:p>33</text:p>
          </table:table-cell>
          <table:table-cell table:style-name="ce2" table:formula="of:=DEC2BIN([.A53];8)" office:value-type="string" office:string-value="00110011">
            <text:p>00110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53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3];3)" office:value-type="string" office:string-value="110">
            <text:p>110</text:p>
          </table:table-cell>
          <table:table-cell table:style-name="ce2" office:value-type="float" office:value="3">
            <text:p>3</text:p>
          </table:table-cell>
          <table:table-cell table:style-name="ce2" table:formula="of:=DEC2BIN([.H53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JUMP_IF_LT_ACC</text:p>
          </table:table-cell>
          <table:table-cell table:style-name="ce2" office:value-type="string">
            <text:p>JUMP_IF_LT_ACC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2">
            <text:p>52</text:p>
          </table:table-cell>
          <table:table-cell table:style-name="ce2" table:formula="of:=DEC2HEX([.A54];2)" office:value-type="string" office:string-value="34">
            <text:p>34</text:p>
          </table:table-cell>
          <table:table-cell table:style-name="ce2" table:formula="of:=DEC2BIN([.A54];8)" office:value-type="string" office:string-value="00110100">
            <text:p>00110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54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4];3)" office:value-type="string" office:string-value="110">
            <text:p>110</text:p>
          </table:table-cell>
          <table:table-cell table:style-name="ce2" office:value-type="float" office:value="4">
            <text:p>4</text:p>
          </table:table-cell>
          <table:table-cell table:style-name="ce2" table:formula="of:=DEC2BIN([.H54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LT_ACC</text:p>
          </table:table-cell>
          <table:table-cell table:style-name="ce2" office:value-type="string">
            <text:p>JUMP_IF_LT_ACC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3">
            <text:p>53</text:p>
          </table:table-cell>
          <table:table-cell table:style-name="ce2" table:formula="of:=DEC2HEX([.A55];2)" office:value-type="string" office:string-value="35">
            <text:p>35</text:p>
          </table:table-cell>
          <table:table-cell table:style-name="ce2" table:formula="of:=DEC2BIN([.A55];8)" office:value-type="string" office:string-value="00110101">
            <text:p>00110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55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5];3)" office:value-type="string" office:string-value="110">
            <text:p>110</text:p>
          </table:table-cell>
          <table:table-cell table:style-name="ce2" office:value-type="float" office:value="5">
            <text:p>5</text:p>
          </table:table-cell>
          <table:table-cell table:style-name="ce2" table:formula="of:=DEC2BIN([.H55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_IF_LT_ACC</text:p>
          </table:table-cell>
          <table:table-cell table:style-name="ce2" office:value-type="string">
            <text:p>JUMP_IF_LT_ACC P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4">
            <text:p>54</text:p>
          </table:table-cell>
          <table:table-cell table:style-name="ce2" table:formula="of:=DEC2HEX([.A56];2)" office:value-type="string" office:string-value="36">
            <text:p>36</text:p>
          </table:table-cell>
          <table:table-cell table:style-name="ce2" table:formula="of:=DEC2BIN([.A56];8)" office:value-type="string" office:string-value="00110110">
            <text:p>00110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56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6];3)" office:value-type="string" office:string-value="110">
            <text:p>110</text:p>
          </table:table-cell>
          <table:table-cell table:style-name="ce2" office:value-type="float" office:value="6">
            <text:p>6</text:p>
          </table:table-cell>
          <table:table-cell table:style-name="ce2" table:formula="of:=DEC2BIN([.H56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UNDERFLOW_FLAG</text:p>
          </table:table-cell>
          <table:table-cell table:style-name="ce2" office:value-type="string">
            <text:p>JUMP_IF_UNDERFLOW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5">
            <text:p>55</text:p>
          </table:table-cell>
          <table:table-cell table:style-name="ce2" table:formula="of:=DEC2HEX([.A57];2)" office:value-type="string" office:string-value="37">
            <text:p>37</text:p>
          </table:table-cell>
          <table:table-cell table:style-name="ce2" table:formula="of:=DEC2BIN([.A57];8)" office:value-type="string" office:string-value="00110111">
            <text:p>00110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57];2)" office:value-type="string" office:string-value="00">
            <text:p>00</text:p>
          </table:table-cell>
          <table:table-cell table:style-name="ce2" office:value-type="float" office:value="6">
            <text:p>6</text:p>
          </table:table-cell>
          <table:table-cell table:style-name="ce2" table:formula="of:=DEC2BIN([.F57];3)" office:value-type="string" office:string-value="110">
            <text:p>110</text:p>
          </table:table-cell>
          <table:table-cell table:style-name="ce2" office:value-type="float" office:value="7">
            <text:p>7</text:p>
          </table:table-cell>
          <table:table-cell table:style-name="ce2" table:formula="of:=DEC2BIN([.H57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LT_ACC</text:p>
          </table:table-cell>
          <table:table-cell table:style-name="ce2" office:value-type="string">
            <text:p>JUMP_IF_LT_ACC CONST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6">
            <text:p>56</text:p>
          </table:table-cell>
          <table:table-cell table:style-name="ce2" table:formula="of:=DEC2HEX([.A58];2)" office:value-type="string" office:string-value="38">
            <text:p>38</text:p>
          </table:table-cell>
          <table:table-cell table:style-name="ce2" table:formula="of:=DEC2BIN([.A58];8)" office:value-type="string" office:string-value="00111000">
            <text:p>00111000</text:p>
          </table:table-cell>
          <table:table-cell table:style-name="ce2" office:value-type="float" office:value="0">
            <text:p>0</text:p>
          </table:table-cell>
          <table:table-cell table:style-name="ce2" table:formula="of:=DEC2BIN([.D58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58];3)" office:value-type="string" office:string-value="111">
            <text:p>111</text:p>
          </table:table-cell>
          <table:table-cell table:style-name="ce2" office:value-type="float" office:value="0">
            <text:p>0</text:p>
          </table:table-cell>
          <table:table-cell table:style-name="ce2" table:formula="of:=DEC2BIN([.H58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SET</text:p>
          </table:table-cell>
          <table:table-cell table:style-name="ce2" office:value-type="string">
            <text:p>SET AC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7">
            <text:p>57</text:p>
          </table:table-cell>
          <table:table-cell table:style-name="ce2" table:formula="of:=DEC2HEX([.A59];2)" office:value-type="string" office:string-value="39">
            <text:p>39</text:p>
          </table:table-cell>
          <table:table-cell table:style-name="ce2" table:formula="of:=DEC2BIN([.A59];8)" office:value-type="string" office:string-value="00111001">
            <text:p>00111001</text:p>
          </table:table-cell>
          <table:table-cell table:style-name="ce2" office:value-type="float" office:value="0">
            <text:p>0</text:p>
          </table:table-cell>
          <table:table-cell table:style-name="ce2" table:formula="of:=DEC2BIN([.D59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59];3)" office:value-type="string" office:string-value="111">
            <text:p>111</text:p>
          </table:table-cell>
          <table:table-cell table:style-name="ce2" office:value-type="float" office:value="1">
            <text:p>1</text:p>
          </table:table-cell>
          <table:table-cell table:style-name="ce2" table:formula="of:=DEC2BIN([.H59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SET</text:p>
          </table:table-cell>
          <table:table-cell table:style-name="ce2" office:value-type="string">
            <text:p>SET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8">
            <text:p>58</text:p>
          </table:table-cell>
          <table:table-cell table:style-name="ce2" table:formula="of:=DEC2HEX([.A60];2)" office:value-type="string" office:string-value="3A">
            <text:p>3A</text:p>
          </table:table-cell>
          <table:table-cell table:style-name="ce2" table:formula="of:=DEC2BIN([.A60];8)" office:value-type="string" office:string-value="00111010">
            <text:p>00111010</text:p>
          </table:table-cell>
          <table:table-cell table:style-name="ce2" office:value-type="float" office:value="0">
            <text:p>0</text:p>
          </table:table-cell>
          <table:table-cell table:style-name="ce2" table:formula="of:=DEC2BIN([.D60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60];3)" office:value-type="string" office:string-value="111">
            <text:p>111</text:p>
          </table:table-cell>
          <table:table-cell table:style-name="ce2" office:value-type="float" office:value="2">
            <text:p>2</text:p>
          </table:table-cell>
          <table:table-cell table:style-name="ce2" table:formula="of:=DEC2BIN([.H60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SET</text:p>
          </table:table-cell>
          <table:table-cell table:style-name="ce2" office:value-type="string">
            <text:p>SET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59">
            <text:p>59</text:p>
          </table:table-cell>
          <table:table-cell table:style-name="ce2" table:formula="of:=DEC2HEX([.A61];2)" office:value-type="string" office:string-value="3B">
            <text:p>3B</text:p>
          </table:table-cell>
          <table:table-cell table:style-name="ce2" table:formula="of:=DEC2BIN([.A61];8)" office:value-type="string" office:string-value="00111011">
            <text:p>00111011</text:p>
          </table:table-cell>
          <table:table-cell table:style-name="ce2" office:value-type="float" office:value="0">
            <text:p>0</text:p>
          </table:table-cell>
          <table:table-cell table:style-name="ce2" table:formula="of:=DEC2BIN([.D61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61];3)" office:value-type="string" office:string-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2" table:formula="of:=DEC2BIN([.H61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SET</text:p>
          </table:table-cell>
          <table:table-cell table:style-name="ce2" office:value-type="string">
            <text:p>SET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0">
            <text:p>60</text:p>
          </table:table-cell>
          <table:table-cell table:style-name="ce2" table:formula="of:=DEC2HEX([.A62];2)" office:value-type="string" office:string-value="3C">
            <text:p>3C</text:p>
          </table:table-cell>
          <table:table-cell table:style-name="ce2" table:formula="of:=DEC2BIN([.A62];8)" office:value-type="string" office:string-value="00111100">
            <text:p>00111100</text:p>
          </table:table-cell>
          <table:table-cell table:style-name="ce2" office:value-type="float" office:value="0">
            <text:p>0</text:p>
          </table:table-cell>
          <table:table-cell table:style-name="ce2" table:formula="of:=DEC2BIN([.D62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62];3)" office:value-type="string" office:string-value="111">
            <text:p>111</text:p>
          </table:table-cell>
          <table:table-cell table:style-name="ce2" office:value-type="float" office:value="4">
            <text:p>4</text:p>
          </table:table-cell>
          <table:table-cell table:style-name="ce2" table:formula="of:=DEC2BIN([.H62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SET</text:p>
          </table:table-cell>
          <table:table-cell table:style-name="ce2" office:value-type="string">
            <text:p>SET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1">
            <text:p>61</text:p>
          </table:table-cell>
          <table:table-cell table:style-name="ce2" table:formula="of:=DEC2HEX([.A63];2)" office:value-type="string" office:string-value="3D">
            <text:p>3D</text:p>
          </table:table-cell>
          <table:table-cell table:style-name="ce2" table:formula="of:=DEC2BIN([.A63];8)" office:value-type="string" office:string-value="00111101">
            <text:p>00111101</text:p>
          </table:table-cell>
          <table:table-cell table:style-name="ce2" office:value-type="float" office:value="0">
            <text:p>0</text:p>
          </table:table-cell>
          <table:table-cell table:style-name="ce2" table:formula="of:=DEC2BIN([.D63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63];3)" office:value-type="string" office:string-value="111">
            <text:p>111</text:p>
          </table:table-cell>
          <table:table-cell table:style-name="ce2" office:value-type="float" office:value="5">
            <text:p>5</text:p>
          </table:table-cell>
          <table:table-cell table:style-name="ce2" table:formula="of:=DEC2BIN([.H63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2">
            <text:p>62</text:p>
          </table:table-cell>
          <table:table-cell table:style-name="ce2" table:formula="of:=DEC2HEX([.A64];2)" office:value-type="string" office:string-value="3E">
            <text:p>3E</text:p>
          </table:table-cell>
          <table:table-cell table:style-name="ce2" table:formula="of:=DEC2BIN([.A64];8)" office:value-type="string" office:string-value="00111110">
            <text:p>00111110</text:p>
          </table:table-cell>
          <table:table-cell table:style-name="ce2" office:value-type="float" office:value="0">
            <text:p>0</text:p>
          </table:table-cell>
          <table:table-cell table:style-name="ce2" table:formula="of:=DEC2BIN([.D64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64];3)" office:value-type="string" office:string-value="111">
            <text:p>111</text:p>
          </table:table-cell>
          <table:table-cell table:style-name="ce2" office:value-type="float" office:value="6">
            <text:p>6</text:p>
          </table:table-cell>
          <table:table-cell table:style-name="ce2" table:formula="of:=DEC2BIN([.H64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JUMP_IF_LTE_ACC</text:p>
          </table:table-cell>
          <table:table-cell table:style-name="ce2" office:value-type="string">
            <text:p>JUMP_IF_LTE_ACC CONST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3">
            <text:p>63</text:p>
          </table:table-cell>
          <table:table-cell table:style-name="ce2" table:formula="of:=DEC2HEX([.A65];2)" office:value-type="string" office:string-value="3F">
            <text:p>3F</text:p>
          </table:table-cell>
          <table:table-cell table:style-name="ce2" table:formula="of:=DEC2BIN([.A65];8)" office:value-type="string" office:string-value="00111111">
            <text:p>00111111</text:p>
          </table:table-cell>
          <table:table-cell table:style-name="ce2" office:value-type="float" office:value="0">
            <text:p>0</text:p>
          </table:table-cell>
          <table:table-cell table:style-name="ce2" table:formula="of:=DEC2BIN([.D65];2)" office:value-type="string" office:string-value="00">
            <text:p>00</text:p>
          </table:table-cell>
          <table:table-cell table:style-name="ce2" office:value-type="float" office:value="7">
            <text:p>7</text:p>
          </table:table-cell>
          <table:table-cell table:style-name="ce2" table:formula="of:=DEC2BIN([.F65];3)" office:value-type="string" office:string-value="111">
            <text:p>111</text:p>
          </table:table-cell>
          <table:table-cell table:style-name="ce2" office:value-type="float" office:value="7">
            <text:p>7</text:p>
          </table:table-cell>
          <table:table-cell table:style-name="ce2" table:formula="of:=DEC2BIN([.H65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Copy</text:p>
          </table:table-cell>
          <table:table-cell table:number-columns-repeated="2"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NOT_UNDERFLOW_FLAG</text:p>
          </table:table-cell>
          <table:table-cell table:style-name="ce2" office:value-type="string">
            <text:p>JUMP_IF_NOT_UNDERFLOW_FLAG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4">
            <text:p>64</text:p>
          </table:table-cell>
          <table:table-cell table:style-name="ce2" table:formula="of:=DEC2HEX([.A66];2)" office:value-type="string" office:string-value="40">
            <text:p>40</text:p>
          </table:table-cell>
          <table:table-cell table:style-name="ce2" table:formula="of:=DEC2BIN([.A66];8)" office:value-type="string" office:string-value="01000000">
            <text:p>01000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66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66];3)" office:value-type="string" office:string-value="000">
            <text:p>000</text:p>
          </table:table-cell>
          <table:table-cell table:style-name="ce2" office:value-type="float" office:value="0">
            <text:p>0</text:p>
          </table:table-cell>
          <table:table-cell table:style-name="ce2" table:formula="of:=DEC2BIN([.H66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CC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5">
            <text:p>65</text:p>
          </table:table-cell>
          <table:table-cell table:style-name="ce2" table:formula="of:=DEC2HEX([.A67];2)" office:value-type="string" office:string-value="41">
            <text:p>41</text:p>
          </table:table-cell>
          <table:table-cell table:style-name="ce2" table:formula="of:=DEC2BIN([.A67];8)" office:value-type="string" office:string-value="01000001">
            <text:p>01000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67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67];3)" office:value-type="string" office:string-value="000">
            <text:p>000</text:p>
          </table:table-cell>
          <table:table-cell table:style-name="ce2" office:value-type="float" office:value="1">
            <text:p>1</text:p>
          </table:table-cell>
          <table:table-cell table:style-name="ce2" table:formula="of:=DEC2BIN([.H67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CC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6">
            <text:p>66</text:p>
          </table:table-cell>
          <table:table-cell table:style-name="ce2" table:formula="of:=DEC2HEX([.A68];2)" office:value-type="string" office:string-value="42">
            <text:p>42</text:p>
          </table:table-cell>
          <table:table-cell table:style-name="ce2" table:formula="of:=DEC2BIN([.A68];8)" office:value-type="string" office:string-value="01000010">
            <text:p>01000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68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68];3)" office:value-type="string" office:string-value="000">
            <text:p>000</text:p>
          </table:table-cell>
          <table:table-cell table:style-name="ce2" office:value-type="float" office:value="2">
            <text:p>2</text:p>
          </table:table-cell>
          <table:table-cell table:style-name="ce2" table:formula="of:=DEC2BIN([.H68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CC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7">
            <text:p>67</text:p>
          </table:table-cell>
          <table:table-cell table:style-name="ce2" table:formula="of:=DEC2HEX([.A69];2)" office:value-type="string" office:string-value="43">
            <text:p>43</text:p>
          </table:table-cell>
          <table:table-cell table:style-name="ce2" table:formula="of:=DEC2BIN([.A69];8)" office:value-type="string" office:string-value="01000011">
            <text:p>01000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69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69];3)" office:value-type="string" office:string-value="000">
            <text:p>000</text:p>
          </table:table-cell>
          <table:table-cell table:style-name="ce2" office:value-type="float" office:value="3">
            <text:p>3</text:p>
          </table:table-cell>
          <table:table-cell table:style-name="ce2" table:formula="of:=DEC2BIN([.H69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CC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68">
            <text:p>68</text:p>
          </table:table-cell>
          <table:table-cell table:style-name="ce2" table:formula="of:=DEC2HEX([.A70];2)" office:value-type="string" office:string-value="44">
            <text:p>44</text:p>
          </table:table-cell>
          <table:table-cell table:style-name="ce2" table:formula="of:=DEC2BIN([.A70];8)" office:value-type="string" office:string-value="01000100">
            <text:p>01000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70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70];3)" office:value-type="string" office:string-value="000">
            <text:p>000</text:p>
          </table:table-cell>
          <table:table-cell table:style-name="ce2" office:value-type="float" office:value="4">
            <text:p>4</text:p>
          </table:table-cell>
          <table:table-cell table:style-name="ce2" table:formula="of:=DEC2BIN([.H70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SP</text:p>
          </table:table-cell>
          <table:table-cell table:number-columns-repeated="4" table:style-name="ce4"/>
          <table:table-cell table:style-name="ce2" office:value-type="string">
            <text:p>No sense in comparing ACC to ACC</text:p>
          </table:table-cell>
          <table:table-cell table:number-columns-repeated="1003"/>
        </table:table-row>
        <table:table-row table:style-name="ro4">
          <table:table-cell table:style-name="ce2" office:value-type="float" office:value="69">
            <text:p>69</text:p>
          </table:table-cell>
          <table:table-cell table:style-name="ce2" table:formula="of:=DEC2HEX([.A71];2)" office:value-type="string" office:string-value="45">
            <text:p>45</text:p>
          </table:table-cell>
          <table:table-cell table:style-name="ce2" table:formula="of:=DEC2BIN([.A71];8)" office:value-type="string" office:string-value="01000101">
            <text:p>01000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71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71];3)" office:value-type="string" office:string-value="000">
            <text:p>000</text:p>
          </table:table-cell>
          <table:table-cell table:style-name="ce2" office:value-type="float" office:value="5">
            <text:p>5</text:p>
          </table:table-cell>
          <table:table-cell table:style-name="ce2" table:formula="of:=DEC2BIN([.H71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0">
            <text:p>70</text:p>
          </table:table-cell>
          <table:table-cell table:style-name="ce2" table:formula="of:=DEC2HEX([.A72];2)" office:value-type="string" office:string-value="46">
            <text:p>46</text:p>
          </table:table-cell>
          <table:table-cell table:style-name="ce2" table:formula="of:=DEC2BIN([.A72];8)" office:value-type="string" office:string-value="01000110">
            <text:p>01000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72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72];3)" office:value-type="string" office:string-value="000">
            <text:p>000</text:p>
          </table:table-cell>
          <table:table-cell table:style-name="ce2" office:value-type="float" office:value="6">
            <text:p>6</text:p>
          </table:table-cell>
          <table:table-cell table:style-name="ce2" table:formula="of:=DEC2BIN([.H72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CALL</text:p>
          </table:table-cell>
          <table:table-cell table:style-name="ce2" office:value-type="string">
            <text:p>CALL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1">
            <text:p>71</text:p>
          </table:table-cell>
          <table:table-cell table:style-name="ce2" table:formula="of:=DEC2HEX([.A73];2)" office:value-type="string" office:string-value="47">
            <text:p>47</text:p>
          </table:table-cell>
          <table:table-cell table:style-name="ce2" table:formula="of:=DEC2BIN([.A73];8)" office:value-type="string" office:string-value="01000111">
            <text:p>01000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73];2)" office:value-type="string" office:string-value="01">
            <text:p>01</text:p>
          </table:table-cell>
          <table:table-cell table:style-name="ce2" office:value-type="float" office:value="0">
            <text:p>0</text:p>
          </table:table-cell>
          <table:table-cell table:style-name="ce2" table:formula="of:=DEC2BIN([.F73];3)" office:value-type="string" office:string-value="000">
            <text:p>000</text:p>
          </table:table-cell>
          <table:table-cell table:style-name="ce2" office:value-type="float" office:value="7">
            <text:p>7</text:p>
          </table:table-cell>
          <table:table-cell table:style-name="ce2" table:formula="of:=DEC2BIN([.H73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2">
            <text:p>72</text:p>
          </table:table-cell>
          <table:table-cell table:style-name="ce2" table:formula="of:=DEC2HEX([.A74];2)" office:value-type="string" office:string-value="48">
            <text:p>48</text:p>
          </table:table-cell>
          <table:table-cell table:style-name="ce2" table:formula="of:=DEC2BIN([.A74];8)" office:value-type="string" office:string-value="01001000">
            <text:p>01001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74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74];3)" office:value-type="string" office:string-value="001">
            <text:p>001</text:p>
          </table:table-cell>
          <table:table-cell table:style-name="ce2" office:value-type="float" office:value="0">
            <text:p>0</text:p>
          </table:table-cell>
          <table:table-cell table:style-name="ce2" table:formula="of:=DEC2BIN([.H74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3">
            <text:p>73</text:p>
          </table:table-cell>
          <table:table-cell table:style-name="ce2" table:formula="of:=DEC2HEX([.A75];2)" office:value-type="string" office:string-value="49">
            <text:p>49</text:p>
          </table:table-cell>
          <table:table-cell table:style-name="ce2" table:formula="of:=DEC2BIN([.A75];8)" office:value-type="string" office:string-value="01001001">
            <text:p>01001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75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75];3)" office:value-type="string" office:string-value="001">
            <text:p>001</text:p>
          </table:table-cell>
          <table:table-cell table:style-name="ce2" office:value-type="float" office:value="1">
            <text:p>1</text:p>
          </table:table-cell>
          <table:table-cell table:style-name="ce2" table:formula="of:=DEC2BIN([.H75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4">
            <text:p>74</text:p>
          </table:table-cell>
          <table:table-cell table:style-name="ce2" table:formula="of:=DEC2HEX([.A76];2)" office:value-type="string" office:string-value="4A">
            <text:p>4A</text:p>
          </table:table-cell>
          <table:table-cell table:style-name="ce2" table:formula="of:=DEC2BIN([.A76];8)" office:value-type="string" office:string-value="01001010">
            <text:p>01001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76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76];3)" office:value-type="string" office:string-value="001">
            <text:p>001</text:p>
          </table:table-cell>
          <table:table-cell table:style-name="ce2" office:value-type="float" office:value="2">
            <text:p>2</text:p>
          </table:table-cell>
          <table:table-cell table:style-name="ce2" table:formula="of:=DEC2BIN([.H76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5">
            <text:p>75</text:p>
          </table:table-cell>
          <table:table-cell table:style-name="ce2" table:formula="of:=DEC2HEX([.A77];2)" office:value-type="string" office:string-value="4B">
            <text:p>4B</text:p>
          </table:table-cell>
          <table:table-cell table:style-name="ce2" table:formula="of:=DEC2BIN([.A77];8)" office:value-type="string" office:string-value="01001011">
            <text:p>01001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77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77];3)" office:value-type="string" office:string-value="001">
            <text:p>001</text:p>
          </table:table-cell>
          <table:table-cell table:style-name="ce2" office:value-type="float" office:value="3">
            <text:p>3</text:p>
          </table:table-cell>
          <table:table-cell table:style-name="ce2" table:formula="of:=DEC2BIN([.H77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A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6">
            <text:p>76</text:p>
          </table:table-cell>
          <table:table-cell table:style-name="ce2" table:formula="of:=DEC2HEX([.A78];2)" office:value-type="string" office:string-value="4C">
            <text:p>4C</text:p>
          </table:table-cell>
          <table:table-cell table:style-name="ce2" table:formula="of:=DEC2BIN([.A78];8)" office:value-type="string" office:string-value="01001100">
            <text:p>01001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78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78];3)" office:value-type="string" office:string-value="001">
            <text:p>001</text:p>
          </table:table-cell>
          <table:table-cell table:style-name="ce2" office:value-type="float" office:value="4">
            <text:p>4</text:p>
          </table:table-cell>
          <table:table-cell table:style-name="ce2" table:formula="of:=DEC2BIN([.H78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E_ACC</text:p>
          </table:table-cell>
          <table:table-cell table:style-name="ce2" office:value-type="string">
            <text:p>JUMP_IF_GTE_ACC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7">
            <text:p>77</text:p>
          </table:table-cell>
          <table:table-cell table:style-name="ce2" table:formula="of:=DEC2HEX([.A79];2)" office:value-type="string" office:string-value="4D">
            <text:p>4D</text:p>
          </table:table-cell>
          <table:table-cell table:style-name="ce2" table:formula="of:=DEC2BIN([.A79];8)" office:value-type="string" office:string-value="01001101">
            <text:p>01001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79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79];3)" office:value-type="string" office:string-value="001">
            <text:p>001</text:p>
          </table:table-cell>
          <table:table-cell table:style-name="ce2" office:value-type="float" office:value="5">
            <text:p>5</text:p>
          </table:table-cell>
          <table:table-cell table:style-name="ce2" table:formula="of:=DEC2BIN([.H79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8">
            <text:p>78</text:p>
          </table:table-cell>
          <table:table-cell table:style-name="ce2" table:formula="of:=DEC2HEX([.A80];2)" office:value-type="string" office:string-value="4E">
            <text:p>4E</text:p>
          </table:table-cell>
          <table:table-cell table:style-name="ce2" table:formula="of:=DEC2BIN([.A80];8)" office:value-type="string" office:string-value="01001110">
            <text:p>01001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80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80];3)" office:value-type="string" office:string-value="001">
            <text:p>001</text:p>
          </table:table-cell>
          <table:table-cell table:style-name="ce2" office:value-type="float" office:value="6">
            <text:p>6</text:p>
          </table:table-cell>
          <table:table-cell table:style-name="ce2" table:formula="of:=DEC2BIN([.H80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CALL</text:p>
          </table:table-cell>
          <table:table-cell table:style-name="ce2" office:value-type="string">
            <text:p>CALL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2" table:formula="of:=DEC2HEX([.A81];2)" office:value-type="string" office:string-value="4F">
            <text:p>4F</text:p>
          </table:table-cell>
          <table:table-cell table:style-name="ce2" table:formula="of:=DEC2BIN([.A81];8)" office:value-type="string" office:string-value="01001111">
            <text:p>01001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81];2)" office:value-type="string" office:string-value="01">
            <text:p>01</text:p>
          </table:table-cell>
          <table:table-cell table:style-name="ce2" office:value-type="float" office:value="1">
            <text:p>1</text:p>
          </table:table-cell>
          <table:table-cell table:style-name="ce2" table:formula="of:=DEC2BIN([.F81];3)" office:value-type="string" office:string-value="001">
            <text:p>001</text:p>
          </table:table-cell>
          <table:table-cell table:style-name="ce2" office:value-type="float" office:value="7">
            <text:p>7</text:p>
          </table:table-cell>
          <table:table-cell table:style-name="ce2" table:formula="of:=DEC2BIN([.H81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0">
            <text:p>80</text:p>
          </table:table-cell>
          <table:table-cell table:style-name="ce2" table:formula="of:=DEC2HEX([.A82];2)" office:value-type="string" office:string-value="50">
            <text:p>50</text:p>
          </table:table-cell>
          <table:table-cell table:style-name="ce2" table:formula="of:=DEC2BIN([.A82];8)" office:value-type="string" office:string-value="01010000">
            <text:p>01010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82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2];3)" office:value-type="string" office:string-value="010">
            <text:p>010</text:p>
          </table:table-cell>
          <table:table-cell table:style-name="ce2" office:value-type="float" office:value="0">
            <text:p>0</text:p>
          </table:table-cell>
          <table:table-cell table:style-name="ce2" table:formula="of:=DEC2BIN([.H82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B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2" table:formula="of:=DEC2HEX([.A83];2)" office:value-type="string" office:string-value="51">
            <text:p>51</text:p>
          </table:table-cell>
          <table:table-cell table:style-name="ce2" table:formula="of:=DEC2BIN([.A83];8)" office:value-type="string" office:string-value="01010001">
            <text:p>01010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83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3];3)" office:value-type="string" office:string-value="010">
            <text:p>010</text:p>
          </table:table-cell>
          <table:table-cell table:style-name="ce2" office:value-type="float" office:value="1">
            <text:p>1</text:p>
          </table:table-cell>
          <table:table-cell table:style-name="ce2" table:formula="of:=DEC2BIN([.H83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B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2">
            <text:p>82</text:p>
          </table:table-cell>
          <table:table-cell table:style-name="ce2" table:formula="of:=DEC2HEX([.A84];2)" office:value-type="string" office:string-value="52">
            <text:p>52</text:p>
          </table:table-cell>
          <table:table-cell table:style-name="ce2" table:formula="of:=DEC2BIN([.A84];8)" office:value-type="string" office:string-value="01010010">
            <text:p>01010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84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4];3)" office:value-type="string" office:string-value="010">
            <text:p>010</text:p>
          </table:table-cell>
          <table:table-cell table:style-name="ce2" office:value-type="float" office:value="2">
            <text:p>2</text:p>
          </table:table-cell>
          <table:table-cell table:style-name="ce2" table:formula="of:=DEC2BIN([.H84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B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3">
            <text:p>83</text:p>
          </table:table-cell>
          <table:table-cell table:style-name="ce2" table:formula="of:=DEC2HEX([.A85];2)" office:value-type="string" office:string-value="53">
            <text:p>53</text:p>
          </table:table-cell>
          <table:table-cell table:style-name="ce2" table:formula="of:=DEC2BIN([.A85];8)" office:value-type="string" office:string-value="01010011">
            <text:p>01010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85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5];3)" office:value-type="string" office:string-value="010">
            <text:p>010</text:p>
          </table:table-cell>
          <table:table-cell table:style-name="ce2" office:value-type="float" office:value="3">
            <text:p>3</text:p>
          </table:table-cell>
          <table:table-cell table:style-name="ce2" table:formula="of:=DEC2BIN([.H85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B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4">
            <text:p>84</text:p>
          </table:table-cell>
          <table:table-cell table:style-name="ce2" table:formula="of:=DEC2HEX([.A86];2)" office:value-type="string" office:string-value="54">
            <text:p>54</text:p>
          </table:table-cell>
          <table:table-cell table:style-name="ce2" table:formula="of:=DEC2BIN([.A86];8)" office:value-type="string" office:string-value="01010100">
            <text:p>01010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86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6];3)" office:value-type="string" office:string-value="010">
            <text:p>010</text:p>
          </table:table-cell>
          <table:table-cell table:style-name="ce2" office:value-type="float" office:value="4">
            <text:p>4</text:p>
          </table:table-cell>
          <table:table-cell table:style-name="ce2" table:formula="of:=DEC2BIN([.H86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E_ACC</text:p>
          </table:table-cell>
          <table:table-cell table:style-name="ce2" office:value-type="string">
            <text:p>JUMP_IF_GTE_ACC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5">
            <text:p>85</text:p>
          </table:table-cell>
          <table:table-cell table:style-name="ce2" table:formula="of:=DEC2HEX([.A87];2)" office:value-type="string" office:string-value="55">
            <text:p>55</text:p>
          </table:table-cell>
          <table:table-cell table:style-name="ce2" table:formula="of:=DEC2BIN([.A87];8)" office:value-type="string" office:string-value="01010101">
            <text:p>01010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87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7];3)" office:value-type="string" office:string-value="010">
            <text:p>010</text:p>
          </table:table-cell>
          <table:table-cell table:style-name="ce2" office:value-type="float" office:value="5">
            <text:p>5</text:p>
          </table:table-cell>
          <table:table-cell table:style-name="ce2" table:formula="of:=DEC2BIN([.H87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6">
            <text:p>86</text:p>
          </table:table-cell>
          <table:table-cell table:style-name="ce2" table:formula="of:=DEC2HEX([.A88];2)" office:value-type="string" office:string-value="56">
            <text:p>56</text:p>
          </table:table-cell>
          <table:table-cell table:style-name="ce2" table:formula="of:=DEC2BIN([.A88];8)" office:value-type="string" office:string-value="01010110">
            <text:p>01010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88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8];3)" office:value-type="string" office:string-value="010">
            <text:p>010</text:p>
          </table:table-cell>
          <table:table-cell table:style-name="ce2" office:value-type="float" office:value="6">
            <text:p>6</text:p>
          </table:table-cell>
          <table:table-cell table:style-name="ce2" table:formula="of:=DEC2BIN([.H88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CALL</text:p>
          </table:table-cell>
          <table:table-cell table:style-name="ce2" office:value-type="string">
            <text:p>CALL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7">
            <text:p>87</text:p>
          </table:table-cell>
          <table:table-cell table:style-name="ce2" table:formula="of:=DEC2HEX([.A89];2)" office:value-type="string" office:string-value="57">
            <text:p>57</text:p>
          </table:table-cell>
          <table:table-cell table:style-name="ce2" table:formula="of:=DEC2BIN([.A89];8)" office:value-type="string" office:string-value="01010111">
            <text:p>01010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89];2)" office:value-type="string" office:string-value="01">
            <text:p>01</text:p>
          </table:table-cell>
          <table:table-cell table:style-name="ce2" office:value-type="float" office:value="2">
            <text:p>2</text:p>
          </table:table-cell>
          <table:table-cell table:style-name="ce2" table:formula="of:=DEC2BIN([.F89];3)" office:value-type="string" office:string-value="010">
            <text:p>010</text:p>
          </table:table-cell>
          <table:table-cell table:style-name="ce2" office:value-type="float" office:value="7">
            <text:p>7</text:p>
          </table:table-cell>
          <table:table-cell table:style-name="ce2" table:formula="of:=DEC2BIN([.H89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8">
            <text:p>88</text:p>
          </table:table-cell>
          <table:table-cell table:style-name="ce2" table:formula="of:=DEC2HEX([.A90];2)" office:value-type="string" office:string-value="58">
            <text:p>58</text:p>
          </table:table-cell>
          <table:table-cell table:style-name="ce2" table:formula="of:=DEC2BIN([.A90];8)" office:value-type="string" office:string-value="01011000">
            <text:p>01011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90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0];3)" office:value-type="string" office:string-value="011">
            <text:p>011</text:p>
          </table:table-cell>
          <table:table-cell table:style-name="ce2" office:value-type="float" office:value="0">
            <text:p>0</text:p>
          </table:table-cell>
          <table:table-cell table:style-name="ce2" table:formula="of:=DEC2BIN([.H90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89">
            <text:p>89</text:p>
          </table:table-cell>
          <table:table-cell table:style-name="ce2" table:formula="of:=DEC2HEX([.A91];2)" office:value-type="string" office:string-value="59">
            <text:p>59</text:p>
          </table:table-cell>
          <table:table-cell table:style-name="ce2" table:formula="of:=DEC2BIN([.A91];8)" office:value-type="string" office:string-value="01011001">
            <text:p>01011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91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1];3)" office:value-type="string" office:string-value="011">
            <text:p>011</text:p>
          </table:table-cell>
          <table:table-cell table:style-name="ce2" office:value-type="float" office:value="1">
            <text:p>1</text:p>
          </table:table-cell>
          <table:table-cell table:style-name="ce2" table:formula="of:=DEC2BIN([.H91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0">
            <text:p>90</text:p>
          </table:table-cell>
          <table:table-cell table:style-name="ce2" table:formula="of:=DEC2HEX([.A92];2)" office:value-type="string" office:string-value="5A">
            <text:p>5A</text:p>
          </table:table-cell>
          <table:table-cell table:style-name="ce2" table:formula="of:=DEC2BIN([.A92];8)" office:value-type="string" office:string-value="01011010">
            <text:p>01011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92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2];3)" office:value-type="string" office:string-value="011">
            <text:p>011</text:p>
          </table:table-cell>
          <table:table-cell table:style-name="ce2" office:value-type="float" office:value="2">
            <text:p>2</text:p>
          </table:table-cell>
          <table:table-cell table:style-name="ce2" table:formula="of:=DEC2BIN([.H92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1">
            <text:p>91</text:p>
          </table:table-cell>
          <table:table-cell table:style-name="ce2" table:formula="of:=DEC2HEX([.A93];2)" office:value-type="string" office:string-value="5B">
            <text:p>5B</text:p>
          </table:table-cell>
          <table:table-cell table:style-name="ce2" table:formula="of:=DEC2BIN([.A93];8)" office:value-type="string" office:string-value="01011011">
            <text:p>01011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93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3];3)" office:value-type="string" office:string-value="011">
            <text:p>011</text:p>
          </table:table-cell>
          <table:table-cell table:style-name="ce2" office:value-type="float" office:value="3">
            <text:p>3</text:p>
          </table:table-cell>
          <table:table-cell table:style-name="ce2" table:formula="of:=DEC2BIN([.H93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2">
            <text:p>92</text:p>
          </table:table-cell>
          <table:table-cell table:style-name="ce2" table:formula="of:=DEC2HEX([.A94];2)" office:value-type="string" office:string-value="5C">
            <text:p>5C</text:p>
          </table:table-cell>
          <table:table-cell table:style-name="ce2" table:formula="of:=DEC2BIN([.A94];8)" office:value-type="string" office:string-value="01011100">
            <text:p>01011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94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4];3)" office:value-type="string" office:string-value="011">
            <text:p>011</text:p>
          </table:table-cell>
          <table:table-cell table:style-name="ce2" office:value-type="float" office:value="4">
            <text:p>4</text:p>
          </table:table-cell>
          <table:table-cell table:style-name="ce2" table:formula="of:=DEC2BIN([.H94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E_ACC</text:p>
          </table:table-cell>
          <table:table-cell table:style-name="ce2" office:value-type="string">
            <text:p>JUMP_IF_GTE_ACC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3">
            <text:p>93</text:p>
          </table:table-cell>
          <table:table-cell table:style-name="ce2" table:formula="of:=DEC2HEX([.A95];2)" office:value-type="string" office:string-value="5D">
            <text:p>5D</text:p>
          </table:table-cell>
          <table:table-cell table:style-name="ce2" table:formula="of:=DEC2BIN([.A95];8)" office:value-type="string" office:string-value="01011101">
            <text:p>01011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95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5];3)" office:value-type="string" office:string-value="011">
            <text:p>011</text:p>
          </table:table-cell>
          <table:table-cell table:style-name="ce2" office:value-type="float" office:value="5">
            <text:p>5</text:p>
          </table:table-cell>
          <table:table-cell table:style-name="ce2" table:formula="of:=DEC2BIN([.H95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4">
            <text:p>94</text:p>
          </table:table-cell>
          <table:table-cell table:style-name="ce2" table:formula="of:=DEC2HEX([.A96];2)" office:value-type="string" office:string-value="5E">
            <text:p>5E</text:p>
          </table:table-cell>
          <table:table-cell table:style-name="ce2" table:formula="of:=DEC2BIN([.A96];8)" office:value-type="string" office:string-value="01011110">
            <text:p>01011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96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6];3)" office:value-type="string" office:string-value="011">
            <text:p>011</text:p>
          </table:table-cell>
          <table:table-cell table:style-name="ce2" office:value-type="float" office:value="6">
            <text:p>6</text:p>
          </table:table-cell>
          <table:table-cell table:style-name="ce2" table:formula="of:=DEC2BIN([.H96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CALL</text:p>
          </table:table-cell>
          <table:table-cell table:style-name="ce2" office:value-type="string">
            <text:p>CALL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5">
            <text:p>95</text:p>
          </table:table-cell>
          <table:table-cell table:style-name="ce2" table:formula="of:=DEC2HEX([.A97];2)" office:value-type="string" office:string-value="5F">
            <text:p>5F</text:p>
          </table:table-cell>
          <table:table-cell table:style-name="ce2" table:formula="of:=DEC2BIN([.A97];8)" office:value-type="string" office:string-value="01011111">
            <text:p>01011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97];2)" office:value-type="string" office:string-value="01">
            <text:p>01</text:p>
          </table:table-cell>
          <table:table-cell table:style-name="ce2" office:value-type="float" office:value="3">
            <text:p>3</text:p>
          </table:table-cell>
          <table:table-cell table:style-name="ce2" table:formula="of:=DEC2BIN([.F97];3)" office:value-type="string" office:string-value="011">
            <text:p>011</text:p>
          </table:table-cell>
          <table:table-cell table:style-name="ce2" office:value-type="float" office:value="7">
            <text:p>7</text:p>
          </table:table-cell>
          <table:table-cell table:style-name="ce2" table:formula="of:=DEC2BIN([.H97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6">
            <text:p>96</text:p>
          </table:table-cell>
          <table:table-cell table:style-name="ce2" table:formula="of:=DEC2HEX([.A98];2)" office:value-type="string" office:string-value="60">
            <text:p>60</text:p>
          </table:table-cell>
          <table:table-cell table:style-name="ce2" table:formula="of:=DEC2BIN([.A98];8)" office:value-type="string" office:string-value="01100000">
            <text:p>01100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98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98];3)" office:value-type="string" office:string-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table:formula="of:=DEC2BIN([.H98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SP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7">
            <text:p>97</text:p>
          </table:table-cell>
          <table:table-cell table:style-name="ce2" table:formula="of:=DEC2HEX([.A99];2)" office:value-type="string" office:string-value="61">
            <text:p>61</text:p>
          </table:table-cell>
          <table:table-cell table:style-name="ce2" table:formula="of:=DEC2BIN([.A99];8)" office:value-type="string" office:string-value="01100001">
            <text:p>01100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99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99];3)" office:value-type="string" office:string-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2" table:formula="of:=DEC2BIN([.H99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SP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8">
            <text:p>98</text:p>
          </table:table-cell>
          <table:table-cell table:style-name="ce2" table:formula="of:=DEC2HEX([.A100];2)" office:value-type="string" office:string-value="62">
            <text:p>62</text:p>
          </table:table-cell>
          <table:table-cell table:style-name="ce2" table:formula="of:=DEC2BIN([.A100];8)" office:value-type="string" office:string-value="01100010">
            <text:p>01100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00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100];3)" office:value-type="string" office:string-value="100">
            <text:p>100</text:p>
          </table:table-cell>
          <table:table-cell table:style-name="ce2" office:value-type="float" office:value="2">
            <text:p>2</text:p>
          </table:table-cell>
          <table:table-cell table:style-name="ce2" table:formula="of:=DEC2BIN([.H100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SP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99">
            <text:p>99</text:p>
          </table:table-cell>
          <table:table-cell table:style-name="ce2" table:formula="of:=DEC2HEX([.A101];2)" office:value-type="string" office:string-value="63">
            <text:p>63</text:p>
          </table:table-cell>
          <table:table-cell table:style-name="ce2" table:formula="of:=DEC2BIN([.A101];8)" office:value-type="string" office:string-value="01100011">
            <text:p>01100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01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101];3)" office:value-type="string" office:string-value="100">
            <text:p>100</text:p>
          </table:table-cell>
          <table:table-cell table:style-name="ce2" office:value-type="float" office:value="3">
            <text:p>3</text:p>
          </table:table-cell>
          <table:table-cell table:style-name="ce2" table:formula="of:=DEC2BIN([.H101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SP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0">
            <text:p>100</text:p>
          </table:table-cell>
          <table:table-cell table:style-name="ce2" table:formula="of:=DEC2HEX([.A102];2)" office:value-type="string" office:string-value="64">
            <text:p>64</text:p>
          </table:table-cell>
          <table:table-cell table:style-name="ce2" table:formula="of:=DEC2BIN([.A102];8)" office:value-type="string" office:string-value="01100100">
            <text:p>01100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02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102];3)" office:value-type="string" office:string-value="100">
            <text:p>100</text:p>
          </table:table-cell>
          <table:table-cell table:style-name="ce2" office:value-type="float" office:value="4">
            <text:p>4</text:p>
          </table:table-cell>
          <table:table-cell table:style-name="ce2" table:formula="of:=DEC2BIN([.H102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E_ACC</text:p>
          </table:table-cell>
          <table:table-cell table:style-name="ce2" office:value-type="string">
            <text:p>JUMP_IF_GTE_ACC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1">
            <text:p>101</text:p>
          </table:table-cell>
          <table:table-cell table:style-name="ce2" table:formula="of:=DEC2HEX([.A103];2)" office:value-type="string" office:string-value="65">
            <text:p>65</text:p>
          </table:table-cell>
          <table:table-cell table:style-name="ce2" table:formula="of:=DEC2BIN([.A103];8)" office:value-type="string" office:string-value="01100101">
            <text:p>01100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03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103];3)" office:value-type="string" office:string-value="100">
            <text:p>100</text:p>
          </table:table-cell>
          <table:table-cell table:style-name="ce2" office:value-type="float" office:value="5">
            <text:p>5</text:p>
          </table:table-cell>
          <table:table-cell table:style-name="ce2" table:formula="of:=DEC2BIN([.H103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2">
            <text:p>102</text:p>
          </table:table-cell>
          <table:table-cell table:style-name="ce2" table:formula="of:=DEC2HEX([.A104];2)" office:value-type="string" office:string-value="66">
            <text:p>66</text:p>
          </table:table-cell>
          <table:table-cell table:style-name="ce2" table:formula="of:=DEC2BIN([.A104];8)" office:value-type="string" office:string-value="01100110">
            <text:p>01100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04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104];3)" office:value-type="string" office:string-value="100">
            <text:p>100</text:p>
          </table:table-cell>
          <table:table-cell table:style-name="ce2" office:value-type="float" office:value="6">
            <text:p>6</text:p>
          </table:table-cell>
          <table:table-cell table:style-name="ce2" table:formula="of:=DEC2BIN([.H104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P+/-</text:p>
          </table:table-cell>
          <table:table-cell table:number-columns-repeated="4" table:style-name="ce4"/>
          <table:table-cell table:style-name="ce2" office:value-type="string">
            <text:p>Calling [SP] might make more sense</text:p>
          </table:table-cell>
          <table:table-cell table:number-columns-repeated="1003"/>
        </table:table-row>
        <table:table-row table:style-name="ro4">
          <table:table-cell table:style-name="ce2" office:value-type="float" office:value="103">
            <text:p>103</text:p>
          </table:table-cell>
          <table:table-cell table:style-name="ce2" table:formula="of:=DEC2HEX([.A105];2)" office:value-type="string" office:string-value="67">
            <text:p>67</text:p>
          </table:table-cell>
          <table:table-cell table:style-name="ce2" table:formula="of:=DEC2BIN([.A105];8)" office:value-type="string" office:string-value="01100111">
            <text:p>01100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05];2)" office:value-type="string" office:string-value="01">
            <text:p>01</text:p>
          </table:table-cell>
          <table:table-cell table:style-name="ce2" office:value-type="float" office:value="4">
            <text:p>4</text:p>
          </table:table-cell>
          <table:table-cell table:style-name="ce2" table:formula="of:=DEC2BIN([.F105];3)" office:value-type="string" office:string-value="100">
            <text:p>100</text:p>
          </table:table-cell>
          <table:table-cell table:style-name="ce2" office:value-type="float" office:value="7">
            <text:p>7</text:p>
          </table:table-cell>
          <table:table-cell table:style-name="ce2" table:formula="of:=DEC2BIN([.H105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4">
            <text:p>104</text:p>
          </table:table-cell>
          <table:table-cell table:style-name="ce2" table:formula="of:=DEC2HEX([.A106];2)" office:value-type="string" office:string-value="68">
            <text:p>68</text:p>
          </table:table-cell>
          <table:table-cell table:style-name="ce2" table:formula="of:=DEC2BIN([.A106];8)" office:value-type="string" office:string-value="01101000">
            <text:p>01101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06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06];3)" office:value-type="string" office:string-value="101">
            <text:p>101</text:p>
          </table:table-cell>
          <table:table-cell table:style-name="ce2" office:value-type="float" office:value="0">
            <text:p>0</text:p>
          </table:table-cell>
          <table:table-cell table:style-name="ce2" table:formula="of:=DEC2BIN([.H106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PC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5">
            <text:p>105</text:p>
          </table:table-cell>
          <table:table-cell table:style-name="ce2" table:formula="of:=DEC2HEX([.A107];2)" office:value-type="string" office:string-value="69">
            <text:p>69</text:p>
          </table:table-cell>
          <table:table-cell table:style-name="ce2" table:formula="of:=DEC2BIN([.A107];8)" office:value-type="string" office:string-value="01101001">
            <text:p>01101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07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07];3)" office:value-type="string" office:string-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2" table:formula="of:=DEC2BIN([.H107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PC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6">
            <text:p>106</text:p>
          </table:table-cell>
          <table:table-cell table:style-name="ce2" table:formula="of:=DEC2HEX([.A108];2)" office:value-type="string" office:string-value="6A">
            <text:p>6A</text:p>
          </table:table-cell>
          <table:table-cell table:style-name="ce2" table:formula="of:=DEC2BIN([.A108];8)" office:value-type="string" office:string-value="01101010">
            <text:p>01101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08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08];3)" office:value-type="string" office:string-value="101">
            <text:p>101</text:p>
          </table:table-cell>
          <table:table-cell table:style-name="ce2" office:value-type="float" office:value="2">
            <text:p>2</text:p>
          </table:table-cell>
          <table:table-cell table:style-name="ce2" table:formula="of:=DEC2BIN([.H108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PC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7">
            <text:p>107</text:p>
          </table:table-cell>
          <table:table-cell table:style-name="ce2" table:formula="of:=DEC2HEX([.A109];2)" office:value-type="string" office:string-value="6B">
            <text:p>6B</text:p>
          </table:table-cell>
          <table:table-cell table:style-name="ce2" table:formula="of:=DEC2BIN([.A109];8)" office:value-type="string" office:string-value="01101011">
            <text:p>01101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09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09];3)" office:value-type="string" office:string-value="101">
            <text:p>101</text:p>
          </table:table-cell>
          <table:table-cell table:style-name="ce2" office:value-type="float" office:value="3">
            <text:p>3</text:p>
          </table:table-cell>
          <table:table-cell table:style-name="ce2" table:formula="of:=DEC2BIN([.H109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PC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8">
            <text:p>108</text:p>
          </table:table-cell>
          <table:table-cell table:style-name="ce2" table:formula="of:=DEC2HEX([.A110];2)" office:value-type="string" office:string-value="6C">
            <text:p>6C</text:p>
          </table:table-cell>
          <table:table-cell table:style-name="ce2" table:formula="of:=DEC2BIN([.A110];8)" office:value-type="string" office:string-value="01101100">
            <text:p>01101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10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10];3)" office:value-type="string" office:string-value="101">
            <text:p>101</text:p>
          </table:table-cell>
          <table:table-cell table:style-name="ce2" office:value-type="float" office:value="4">
            <text:p>4</text:p>
          </table:table-cell>
          <table:table-cell table:style-name="ce2" table:formula="of:=DEC2BIN([.H110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E_ACC</text:p>
          </table:table-cell>
          <table:table-cell table:style-name="ce2" office:value-type="string">
            <text:p>JUMP_IF_GTE_ACC P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09">
            <text:p>109</text:p>
          </table:table-cell>
          <table:table-cell table:style-name="ce2" table:formula="of:=DEC2HEX([.A111];2)" office:value-type="string" office:string-value="6D">
            <text:p>6D</text:p>
          </table:table-cell>
          <table:table-cell table:style-name="ce2" table:formula="of:=DEC2BIN([.A111];8)" office:value-type="string" office:string-value="01101101">
            <text:p>01101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11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11];3)" office:value-type="string" office:string-value="101">
            <text:p>101</text:p>
          </table:table-cell>
          <table:table-cell table:style-name="ce2" office:value-type="float" office:value="5">
            <text:p>5</text:p>
          </table:table-cell>
          <table:table-cell table:style-name="ce2" table:formula="of:=DEC2BIN([.H111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0">
            <text:p>110</text:p>
          </table:table-cell>
          <table:table-cell table:style-name="ce2" table:formula="of:=DEC2HEX([.A112];2)" office:value-type="string" office:string-value="6E">
            <text:p>6E</text:p>
          </table:table-cell>
          <table:table-cell table:style-name="ce2" table:formula="of:=DEC2BIN([.A112];8)" office:value-type="string" office:string-value="01101110">
            <text:p>01101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12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12];3)" office:value-type="string" office:string-value="101">
            <text:p>101</text:p>
          </table:table-cell>
          <table:table-cell table:style-name="ce2" office:value-type="float" office:value="6">
            <text:p>6</text:p>
          </table:table-cell>
          <table:table-cell table:style-name="ce2" table:formula="of:=DEC2BIN([.H112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SP+/-</text:p>
          </table:table-cell>
          <table:table-cell table:number-columns-repeated="4" table:style-name="ce4"/>
          <table:table-cell table:style-name="ce2" office:value-type="string">
            <text:p>Calling the PC would be an infinte loop (maybe)</text:p>
          </table:table-cell>
          <table:table-cell table:number-columns-repeated="1003"/>
        </table:table-row>
        <table:table-row table:style-name="ro4">
          <table:table-cell table:style-name="ce2" office:value-type="float" office:value="111">
            <text:p>111</text:p>
          </table:table-cell>
          <table:table-cell table:style-name="ce2" table:formula="of:=DEC2HEX([.A113];2)" office:value-type="string" office:string-value="6F">
            <text:p>6F</text:p>
          </table:table-cell>
          <table:table-cell table:style-name="ce2" table:formula="of:=DEC2BIN([.A113];8)" office:value-type="string" office:string-value="01101111">
            <text:p>01101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13];2)" office:value-type="string" office:string-value="01">
            <text:p>01</text:p>
          </table:table-cell>
          <table:table-cell table:style-name="ce2" office:value-type="float" office:value="5">
            <text:p>5</text:p>
          </table:table-cell>
          <table:table-cell table:style-name="ce2" table:formula="of:=DEC2BIN([.F113];3)" office:value-type="string" office:string-value="101">
            <text:p>101</text:p>
          </table:table-cell>
          <table:table-cell table:style-name="ce2" office:value-type="float" office:value="7">
            <text:p>7</text:p>
          </table:table-cell>
          <table:table-cell table:style-name="ce2" table:formula="of:=DEC2BIN([.H113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2">
            <text:p>112</text:p>
          </table:table-cell>
          <table:table-cell table:style-name="ce2" table:formula="of:=DEC2HEX([.A114];2)" office:value-type="string" office:string-value="70">
            <text:p>70</text:p>
          </table:table-cell>
          <table:table-cell table:style-name="ce2" table:formula="of:=DEC2BIN([.A114];8)" office:value-type="string" office:string-value="01110000">
            <text:p>01110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14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14];3)" office:value-type="string" office:string-value="110">
            <text:p>110</text:p>
          </table:table-cell>
          <table:table-cell table:style-name="ce2" office:value-type="float" office:value="0">
            <text:p>0</text:p>
          </table:table-cell>
          <table:table-cell table:style-name="ce2" table:formula="of:=DEC2BIN([.H114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POP</text:p>
          </table:table-cell>
          <table:table-cell table:style-name="ce2" office:value-type="string">
            <text:p>POP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3">
            <text:p>113</text:p>
          </table:table-cell>
          <table:table-cell table:style-name="ce2" table:formula="of:=DEC2HEX([.A115];2)" office:value-type="string" office:string-value="71">
            <text:p>71</text:p>
          </table:table-cell>
          <table:table-cell table:style-name="ce2" table:formula="of:=DEC2BIN([.A115];8)" office:value-type="string" office:string-value="01110001">
            <text:p>01110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15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15];3)" office:value-type="string" office:string-value="110">
            <text:p>110</text:p>
          </table:table-cell>
          <table:table-cell table:style-name="ce2" office:value-type="float" office:value="1">
            <text:p>1</text:p>
          </table:table-cell>
          <table:table-cell table:style-name="ce2" table:formula="of:=DEC2BIN([.H115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POP</text:p>
          </table:table-cell>
          <table:table-cell table:style-name="ce2" office:value-type="string">
            <text:p>POP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4">
            <text:p>114</text:p>
          </table:table-cell>
          <table:table-cell table:style-name="ce2" table:formula="of:=DEC2HEX([.A116];2)" office:value-type="string" office:string-value="72">
            <text:p>72</text:p>
          </table:table-cell>
          <table:table-cell table:style-name="ce2" table:formula="of:=DEC2BIN([.A116];8)" office:value-type="string" office:string-value="01110010">
            <text:p>01110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16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16];3)" office:value-type="string" office:string-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2" table:formula="of:=DEC2BIN([.H116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POP</text:p>
          </table:table-cell>
          <table:table-cell table:style-name="ce2" office:value-type="string">
            <text:p>POP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table:formula="of:=DEC2HEX([.A117];2)" office:value-type="string" office:string-value="73">
            <text:p>73</text:p>
          </table:table-cell>
          <table:table-cell table:style-name="ce2" table:formula="of:=DEC2BIN([.A117];8)" office:value-type="string" office:string-value="01110011">
            <text:p>01110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17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17];3)" office:value-type="string" office:string-value="110">
            <text:p>110</text:p>
          </table:table-cell>
          <table:table-cell table:style-name="ce2" office:value-type="float" office:value="3">
            <text:p>3</text:p>
          </table:table-cell>
          <table:table-cell table:style-name="ce2" table:formula="of:=DEC2BIN([.H117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POP</text:p>
          </table:table-cell>
          <table:table-cell table:style-name="ce2" office:value-type="string">
            <text:p>POP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6">
            <text:p>116</text:p>
          </table:table-cell>
          <table:table-cell table:style-name="ce2" table:formula="of:=DEC2HEX([.A118];2)" office:value-type="string" office:string-value="74">
            <text:p>74</text:p>
          </table:table-cell>
          <table:table-cell table:style-name="ce2" table:formula="of:=DEC2BIN([.A118];8)" office:value-type="string" office:string-value="01110100">
            <text:p>01110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18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18];3)" office:value-type="string" office:string-value="110">
            <text:p>110</text:p>
          </table:table-cell>
          <table:table-cell table:style-name="ce2" office:value-type="float" office:value="4">
            <text:p>4</text:p>
          </table:table-cell>
          <table:table-cell table:style-name="ce2" table:formula="of:=DEC2BIN([.H118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SP</text:p>
          </table:table-cell>
          <table:table-cell table:number-columns-repeated="4" table:style-name="ce4"/>
          <table:table-cell table:style-name="ce2" office:value-type="string">
            <text:p>This would be a pop into the stack pointer</text:p>
          </table:table-cell>
          <table:table-cell table:number-columns-repeated="1003"/>
        </table:table-row>
        <table:table-row table:style-name="ro4">
          <table:table-cell table:style-name="ce2" office:value-type="float" office:value="117">
            <text:p>117</text:p>
          </table:table-cell>
          <table:table-cell table:style-name="ce2" table:formula="of:=DEC2HEX([.A119];2)" office:value-type="string" office:string-value="75">
            <text:p>75</text:p>
          </table:table-cell>
          <table:table-cell table:style-name="ce2" table:formula="of:=DEC2BIN([.A119];8)" office:value-type="string" office:string-value="01110101">
            <text:p>01110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19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19];3)" office:value-type="string" office:string-value="110">
            <text:p>110</text:p>
          </table:table-cell>
          <table:table-cell table:style-name="ce2" office:value-type="float" office:value="5">
            <text:p>5</text:p>
          </table:table-cell>
          <table:table-cell table:style-name="ce2" table:formula="of:=DEC2BIN([.H119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number-columns-repeated="2" table:style-name="ce2" office:value-type="string">
            <text:p>RETURN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18">
            <text:p>118</text:p>
          </table:table-cell>
          <table:table-cell table:style-name="ce2" table:formula="of:=DEC2HEX([.A120];2)" office:value-type="string" office:string-value="76">
            <text:p>76</text:p>
          </table:table-cell>
          <table:table-cell table:style-name="ce2" table:formula="of:=DEC2BIN([.A120];8)" office:value-type="string" office:string-value="01110110">
            <text:p>01110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20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20];3)" office:value-type="string" office:string-value="110">
            <text:p>110</text:p>
          </table:table-cell>
          <table:table-cell table:style-name="ce2" office:value-type="float" office:value="6">
            <text:p>6</text:p>
          </table:table-cell>
          <table:table-cell table:style-name="ce2" table:formula="of:=DEC2BIN([.H120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SP+/-</text:p>
          </table:table-cell>
          <table:table-cell table:number-columns-repeated="2" table:style-name="ce4"/>
          <table:table-cell table:number-columns-repeated="2" table:style-name="ce2" office:value-type="string">
            <text:p>NOOP</text:p>
          </table:table-cell>
          <table:table-cell table:style-name="ce2" office:value-type="string">
            <text:p>You can't call SP+/-</text:p>
          </table:table-cell>
          <table:table-cell table:number-columns-repeated="1003"/>
        </table:table-row>
        <table:table-row table:style-name="ro4">
          <table:table-cell table:style-name="ce2" office:value-type="float" office:value="119">
            <text:p>119</text:p>
          </table:table-cell>
          <table:table-cell table:style-name="ce2" table:formula="of:=DEC2HEX([.A121];2)" office:value-type="string" office:string-value="77">
            <text:p>77</text:p>
          </table:table-cell>
          <table:table-cell table:style-name="ce2" table:formula="of:=DEC2BIN([.A121];8)" office:value-type="string" office:string-value="01110111">
            <text:p>01110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21];2)" office:value-type="string" office:string-value="01">
            <text:p>01</text:p>
          </table:table-cell>
          <table:table-cell table:style-name="ce2" office:value-type="float" office:value="6">
            <text:p>6</text:p>
          </table:table-cell>
          <table:table-cell table:style-name="ce2" table:formula="of:=DEC2BIN([.F121];3)" office:value-type="string" office:string-value="110">
            <text:p>110</text:p>
          </table:table-cell>
          <table:table-cell table:style-name="ce2" office:value-type="float" office:value="7">
            <text:p>7</text:p>
          </table:table-cell>
          <table:table-cell table:style-name="ce2" table:formula="of:=DEC2BIN([.H121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CONST</text:p>
          </table:table-cell>
          <table:table-cell table:number-columns-repeated="4" table:style-name="ce4"/>
          <table:table-cell table:style-name="ce2" office:value-type="string">
            <text:p>Loading from SP+/- doesn't make much sense. Not much of a POP</text:p>
          </table:table-cell>
          <table:table-cell table:number-columns-repeated="1003"/>
        </table:table-row>
        <table:table-row table:style-name="ro4">
          <table:table-cell table:style-name="ce2" office:value-type="float" office:value="120">
            <text:p>120</text:p>
          </table:table-cell>
          <table:table-cell table:style-name="ce2" table:formula="of:=DEC2HEX([.A122];2)" office:value-type="string" office:string-value="78">
            <text:p>78</text:p>
          </table:table-cell>
          <table:table-cell table:style-name="ce2" table:formula="of:=DEC2BIN([.A122];8)" office:value-type="string" office:string-value="01111000">
            <text:p>011110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22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2];3)" office:value-type="string" office:string-value="111">
            <text:p>111</text:p>
          </table:table-cell>
          <table:table-cell table:style-name="ce2" office:value-type="float" office:value="0">
            <text:p>0</text:p>
          </table:table-cell>
          <table:table-cell table:style-name="ce2" table:formula="of:=DEC2BIN([.H122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ONST]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1">
            <text:p>121</text:p>
          </table:table-cell>
          <table:table-cell table:style-name="ce2" table:formula="of:=DEC2HEX([.A123];2)" office:value-type="string" office:string-value="79">
            <text:p>79</text:p>
          </table:table-cell>
          <table:table-cell table:style-name="ce2" table:formula="of:=DEC2BIN([.A123];8)" office:value-type="string" office:string-value="01111001">
            <text:p>011110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23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3];3)" office:value-type="string" office:string-value="111">
            <text:p>111</text:p>
          </table:table-cell>
          <table:table-cell table:style-name="ce2" office:value-type="float" office:value="1">
            <text:p>1</text:p>
          </table:table-cell>
          <table:table-cell table:style-name="ce2" table:formula="of:=DEC2BIN([.H123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ONST]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2">
            <text:p>122</text:p>
          </table:table-cell>
          <table:table-cell table:style-name="ce2" table:formula="of:=DEC2HEX([.A124];2)" office:value-type="string" office:string-value="7A">
            <text:p>7A</text:p>
          </table:table-cell>
          <table:table-cell table:style-name="ce2" table:formula="of:=DEC2BIN([.A124];8)" office:value-type="string" office:string-value="01111010">
            <text:p>011110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24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4];3)" office:value-type="string" office:string-value="111">
            <text:p>111</text:p>
          </table:table-cell>
          <table:table-cell table:style-name="ce2" office:value-type="float" office:value="2">
            <text:p>2</text:p>
          </table:table-cell>
          <table:table-cell table:style-name="ce2" table:formula="of:=DEC2BIN([.H124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ONST]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3">
            <text:p>123</text:p>
          </table:table-cell>
          <table:table-cell table:style-name="ce2" table:formula="of:=DEC2HEX([.A125];2)" office:value-type="string" office:string-value="7B">
            <text:p>7B</text:p>
          </table:table-cell>
          <table:table-cell table:style-name="ce2" table:formula="of:=DEC2BIN([.A125];8)" office:value-type="string" office:string-value="01111011">
            <text:p>011110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25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5];3)" office:value-type="string" office:string-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2" table:formula="of:=DEC2BIN([.H125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LOAD</text:p>
          </table:table-cell>
          <table:table-cell table:style-name="ce2" office:value-type="string">
            <text:p>LOAD [CONST]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4">
            <text:p>124</text:p>
          </table:table-cell>
          <table:table-cell table:style-name="ce2" table:formula="of:=DEC2HEX([.A126];2)" office:value-type="string" office:string-value="7C">
            <text:p>7C</text:p>
          </table:table-cell>
          <table:table-cell table:style-name="ce2" table:formula="of:=DEC2BIN([.A126];8)" office:value-type="string" office:string-value="01111100">
            <text:p>01111100</text:p>
          </table:table-cell>
          <table:table-cell table:style-name="ce2" office:value-type="float" office:value="1">
            <text:p>1</text:p>
          </table:table-cell>
          <table:table-cell table:style-name="ce2" table:formula="of:=DEC2BIN([.D126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6];3)" office:value-type="string" office:string-value="111">
            <text:p>111</text:p>
          </table:table-cell>
          <table:table-cell table:style-name="ce2" office:value-type="float" office:value="4">
            <text:p>4</text:p>
          </table:table-cell>
          <table:table-cell table:style-name="ce2" table:formula="of:=DEC2BIN([.H126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E_ACC</text:p>
          </table:table-cell>
          <table:table-cell table:style-name="ce2" office:value-type="string">
            <text:p>JUMP_IF_GTE_ACC CONST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5">
            <text:p>125</text:p>
          </table:table-cell>
          <table:table-cell table:style-name="ce2" table:formula="of:=DEC2HEX([.A127];2)" office:value-type="string" office:string-value="7D">
            <text:p>7D</text:p>
          </table:table-cell>
          <table:table-cell table:style-name="ce2" table:formula="of:=DEC2BIN([.A127];8)" office:value-type="string" office:string-value="01111101">
            <text:p>01111101</text:p>
          </table:table-cell>
          <table:table-cell table:style-name="ce2" office:value-type="float" office:value="1">
            <text:p>1</text:p>
          </table:table-cell>
          <table:table-cell table:style-name="ce2" table:formula="of:=DEC2BIN([.D127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7];3)" office:value-type="string" office:string-value="111">
            <text:p>111</text:p>
          </table:table-cell>
          <table:table-cell table:style-name="ce2" office:value-type="float" office:value="5">
            <text:p>5</text:p>
          </table:table-cell>
          <table:table-cell table:style-name="ce2" table:formula="of:=DEC2BIN([.H127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</text:p>
          </table:table-cell>
          <table:table-cell table:style-name="ce2" office:value-type="string">
            <text:p>JUMP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6">
            <text:p>126</text:p>
          </table:table-cell>
          <table:table-cell table:style-name="ce2" table:formula="of:=DEC2HEX([.A128];2)" office:value-type="string" office:string-value="7E">
            <text:p>7E</text:p>
          </table:table-cell>
          <table:table-cell table:style-name="ce2" table:formula="of:=DEC2BIN([.A128];8)" office:value-type="string" office:string-value="01111110">
            <text:p>01111110</text:p>
          </table:table-cell>
          <table:table-cell table:style-name="ce2" office:value-type="float" office:value="1">
            <text:p>1</text:p>
          </table:table-cell>
          <table:table-cell table:style-name="ce2" table:formula="of:=DEC2BIN([.D128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8];3)" office:value-type="string" office:string-value="111">
            <text:p>111</text:p>
          </table:table-cell>
          <table:table-cell table:style-name="ce2" office:value-type="float" office:value="6">
            <text:p>6</text:p>
          </table:table-cell>
          <table:table-cell table:style-name="ce2" table:formula="of:=DEC2BIN([.H128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CALL</text:p>
          </table:table-cell>
          <table:table-cell table:style-name="ce2" office:value-type="string">
            <text:p>CALL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2" table:formula="of:=DEC2HEX([.A129];2)" office:value-type="string" office:string-value="7F">
            <text:p>7F</text:p>
          </table:table-cell>
          <table:table-cell table:style-name="ce2" table:formula="of:=DEC2BIN([.A129];8)" office:value-type="string" office:string-value="01111111">
            <text:p>01111111</text:p>
          </table:table-cell>
          <table:table-cell table:style-name="ce2" office:value-type="float" office:value="1">
            <text:p>1</text:p>
          </table:table-cell>
          <table:table-cell table:style-name="ce2" table:formula="of:=DEC2BIN([.D129];2)" office:value-type="string" office:string-value="01">
            <text:p>01</text:p>
          </table:table-cell>
          <table:table-cell table:style-name="ce2" office:value-type="float" office:value="7">
            <text:p>7</text:p>
          </table:table-cell>
          <table:table-cell table:style-name="ce2" table:formula="of:=DEC2BIN([.F129];3)" office:value-type="string" office:string-value="111">
            <text:p>111</text:p>
          </table:table-cell>
          <table:table-cell table:style-name="ce2" office:value-type="float" office:value="7">
            <text:p>7</text:p>
          </table:table-cell>
          <table:table-cell table:style-name="ce2" table:formula="of:=DEC2BIN([.H129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Load</text:p>
          </table:table-cell>
          <table:table-cell table:number-columns-repeated="2"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LOAD</text:p>
          </table:table-cell>
          <table:table-cell table:style-name="ce2" office:value-type="string">
            <text:p>PROGLOAD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2" table:formula="of:=DEC2HEX([.A130];2)" office:value-type="string" office:string-value="80">
            <text:p>80</text:p>
          </table:table-cell>
          <table:table-cell table:style-name="ce2" table:formula="of:=DEC2BIN([.A130];8)" office:value-type="string" office:string-value="10000000">
            <text:p>10000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30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0];3)" office:value-type="string" office:string-value="000">
            <text:p>000</text:p>
          </table:table-cell>
          <table:table-cell table:style-name="ce2" office:value-type="float" office:value="0">
            <text:p>0</text:p>
          </table:table-cell>
          <table:table-cell table:style-name="ce2" table:formula="of:=DEC2BIN([.H130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2" table:formula="of:=DEC2HEX([.A131];2)" office:value-type="string" office:string-value="81">
            <text:p>81</text:p>
          </table:table-cell>
          <table:table-cell table:style-name="ce2" table:formula="of:=DEC2BIN([.A131];8)" office:value-type="string" office:string-value="10000001">
            <text:p>10000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31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1];3)" office:value-type="string" office:string-value="000">
            <text:p>000</text:p>
          </table:table-cell>
          <table:table-cell table:style-name="ce2" office:value-type="float" office:value="1">
            <text:p>1</text:p>
          </table:table-cell>
          <table:table-cell table:style-name="ce2" table:formula="of:=DEC2BIN([.H131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0">
            <text:p>130</text:p>
          </table:table-cell>
          <table:table-cell table:style-name="ce2" table:formula="of:=DEC2HEX([.A132];2)" office:value-type="string" office:string-value="82">
            <text:p>82</text:p>
          </table:table-cell>
          <table:table-cell table:style-name="ce2" table:formula="of:=DEC2BIN([.A132];8)" office:value-type="string" office:string-value="10000010">
            <text:p>10000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32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2];3)" office:value-type="string" office:string-value="000">
            <text:p>000</text:p>
          </table:table-cell>
          <table:table-cell table:style-name="ce2" office:value-type="float" office:value="2">
            <text:p>2</text:p>
          </table:table-cell>
          <table:table-cell table:style-name="ce2" table:formula="of:=DEC2BIN([.H132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2" table:formula="of:=DEC2HEX([.A133];2)" office:value-type="string" office:string-value="83">
            <text:p>83</text:p>
          </table:table-cell>
          <table:table-cell table:style-name="ce2" table:formula="of:=DEC2BIN([.A133];8)" office:value-type="string" office:string-value="10000011">
            <text:p>10000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33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3];3)" office:value-type="string" office:string-value="000">
            <text:p>000</text:p>
          </table:table-cell>
          <table:table-cell table:style-name="ce2" office:value-type="float" office:value="3">
            <text:p>3</text:p>
          </table:table-cell>
          <table:table-cell table:style-name="ce2" table:formula="of:=DEC2BIN([.H133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2">
            <text:p>132</text:p>
          </table:table-cell>
          <table:table-cell table:style-name="ce2" table:formula="of:=DEC2HEX([.A134];2)" office:value-type="string" office:string-value="84">
            <text:p>84</text:p>
          </table:table-cell>
          <table:table-cell table:style-name="ce2" table:formula="of:=DEC2BIN([.A134];8)" office:value-type="string" office:string-value="10000100">
            <text:p>10000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34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4];3)" office:value-type="string" office:string-value="000">
            <text:p>000</text:p>
          </table:table-cell>
          <table:table-cell table:style-name="ce2" office:value-type="float" office:value="4">
            <text:p>4</text:p>
          </table:table-cell>
          <table:table-cell table:style-name="ce2" table:formula="of:=DEC2BIN([.H134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3">
            <text:p>133</text:p>
          </table:table-cell>
          <table:table-cell table:style-name="ce2" table:formula="of:=DEC2HEX([.A135];2)" office:value-type="string" office:string-value="85">
            <text:p>85</text:p>
          </table:table-cell>
          <table:table-cell table:style-name="ce2" table:formula="of:=DEC2BIN([.A135];8)" office:value-type="string" office:string-value="10000101">
            <text:p>10000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35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5];3)" office:value-type="string" office:string-value="000">
            <text:p>000</text:p>
          </table:table-cell>
          <table:table-cell table:style-name="ce2" office:value-type="float" office:value="5">
            <text:p>5</text:p>
          </table:table-cell>
          <table:table-cell table:style-name="ce2" table:formula="of:=DEC2BIN([.H135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2" table:formula="of:=DEC2HEX([.A136];2)" office:value-type="string" office:string-value="86">
            <text:p>86</text:p>
          </table:table-cell>
          <table:table-cell table:style-name="ce2" table:formula="of:=DEC2BIN([.A136];8)" office:value-type="string" office:string-value="10000110">
            <text:p>10000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36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6];3)" office:value-type="string" office:string-value="000">
            <text:p>000</text:p>
          </table:table-cell>
          <table:table-cell table:style-name="ce2" office:value-type="float" office:value="6">
            <text:p>6</text:p>
          </table:table-cell>
          <table:table-cell table:style-name="ce2" table:formula="of:=DEC2BIN([.H136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PUSH</text:p>
          </table:table-cell>
          <table:table-cell table:style-name="ce2" office:value-type="string">
            <text:p>PUSH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2" table:formula="of:=DEC2HEX([.A137];2)" office:value-type="string" office:string-value="87">
            <text:p>87</text:p>
          </table:table-cell>
          <table:table-cell table:style-name="ce2" table:formula="of:=DEC2BIN([.A137];8)" office:value-type="string" office:string-value="10000111">
            <text:p>10000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37];2)" office:value-type="string" office:string-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table:formula="of:=DEC2BIN([.F137];3)" office:value-type="string" office:string-value="000">
            <text:p>000</text:p>
          </table:table-cell>
          <table:table-cell table:style-name="ce2" office:value-type="float" office:value="7">
            <text:p>7</text:p>
          </table:table-cell>
          <table:table-cell table:style-name="ce2" table:formula="of:=DEC2BIN([.H137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CC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6">
            <text:p>136</text:p>
          </table:table-cell>
          <table:table-cell table:style-name="ce2" table:formula="of:=DEC2HEX([.A138];2)" office:value-type="string" office:string-value="88">
            <text:p>88</text:p>
          </table:table-cell>
          <table:table-cell table:style-name="ce2" table:formula="of:=DEC2BIN([.A138];8)" office:value-type="string" office:string-value="10001000">
            <text:p>10001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38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38];3)" office:value-type="string" office:string-value="001">
            <text:p>001</text:p>
          </table:table-cell>
          <table:table-cell table:style-name="ce2" office:value-type="float" office:value="0">
            <text:p>0</text:p>
          </table:table-cell>
          <table:table-cell table:style-name="ce2" table:formula="of:=DEC2BIN([.H138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7">
            <text:p>137</text:p>
          </table:table-cell>
          <table:table-cell table:style-name="ce2" table:formula="of:=DEC2HEX([.A139];2)" office:value-type="string" office:string-value="89">
            <text:p>89</text:p>
          </table:table-cell>
          <table:table-cell table:style-name="ce2" table:formula="of:=DEC2BIN([.A139];8)" office:value-type="string" office:string-value="10001001">
            <text:p>10001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39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39];3)" office:value-type="string" office:string-value="001">
            <text:p>001</text:p>
          </table:table-cell>
          <table:table-cell table:style-name="ce2" office:value-type="float" office:value="1">
            <text:p>1</text:p>
          </table:table-cell>
          <table:table-cell table:style-name="ce2" table:formula="of:=DEC2BIN([.H139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2" table:formula="of:=DEC2HEX([.A140];2)" office:value-type="string" office:string-value="8A">
            <text:p>8A</text:p>
          </table:table-cell>
          <table:table-cell table:style-name="ce2" table:formula="of:=DEC2BIN([.A140];8)" office:value-type="string" office:string-value="10001010">
            <text:p>10001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40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0];3)" office:value-type="string" office:string-value="001">
            <text:p>001</text:p>
          </table:table-cell>
          <table:table-cell table:style-name="ce2" office:value-type="float" office:value="2">
            <text:p>2</text:p>
          </table:table-cell>
          <table:table-cell table:style-name="ce2" table:formula="of:=DEC2BIN([.H140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39">
            <text:p>139</text:p>
          </table:table-cell>
          <table:table-cell table:style-name="ce2" table:formula="of:=DEC2HEX([.A141];2)" office:value-type="string" office:string-value="8B">
            <text:p>8B</text:p>
          </table:table-cell>
          <table:table-cell table:style-name="ce2" table:formula="of:=DEC2BIN([.A141];8)" office:value-type="string" office:string-value="10001011">
            <text:p>10001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41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1];3)" office:value-type="string" office:string-value="001">
            <text:p>001</text:p>
          </table:table-cell>
          <table:table-cell table:style-name="ce2" office:value-type="float" office:value="3">
            <text:p>3</text:p>
          </table:table-cell>
          <table:table-cell table:style-name="ce2" table:formula="of:=DEC2BIN([.H141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2" table:formula="of:=DEC2HEX([.A142];2)" office:value-type="string" office:string-value="8C">
            <text:p>8C</text:p>
          </table:table-cell>
          <table:table-cell table:style-name="ce2" table:formula="of:=DEC2BIN([.A142];8)" office:value-type="string" office:string-value="10001100">
            <text:p>10001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42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2];3)" office:value-type="string" office:string-value="001">
            <text:p>001</text:p>
          </table:table-cell>
          <table:table-cell table:style-name="ce2" office:value-type="float" office:value="4">
            <text:p>4</text:p>
          </table:table-cell>
          <table:table-cell table:style-name="ce2" table:formula="of:=DEC2BIN([.H142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2" table:formula="of:=DEC2HEX([.A143];2)" office:value-type="string" office:string-value="8D">
            <text:p>8D</text:p>
          </table:table-cell>
          <table:table-cell table:style-name="ce2" table:formula="of:=DEC2BIN([.A143];8)" office:value-type="string" office:string-value="10001101">
            <text:p>10001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43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3];3)" office:value-type="string" office:string-value="001">
            <text:p>001</text:p>
          </table:table-cell>
          <table:table-cell table:style-name="ce2" office:value-type="float" office:value="5">
            <text:p>5</text:p>
          </table:table-cell>
          <table:table-cell table:style-name="ce2" table:formula="of:=DEC2BIN([.H143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2" table:formula="of:=DEC2HEX([.A144];2)" office:value-type="string" office:string-value="8E">
            <text:p>8E</text:p>
          </table:table-cell>
          <table:table-cell table:style-name="ce2" table:formula="of:=DEC2BIN([.A144];8)" office:value-type="string" office:string-value="10001110">
            <text:p>10001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44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4];3)" office:value-type="string" office:string-value="001">
            <text:p>001</text:p>
          </table:table-cell>
          <table:table-cell table:style-name="ce2" office:value-type="float" office:value="6">
            <text:p>6</text:p>
          </table:table-cell>
          <table:table-cell table:style-name="ce2" table:formula="of:=DEC2BIN([.H144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PUSH</text:p>
          </table:table-cell>
          <table:table-cell table:style-name="ce2" office:value-type="string">
            <text:p>PUSH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2" table:formula="of:=DEC2HEX([.A145];2)" office:value-type="string" office:string-value="8F">
            <text:p>8F</text:p>
          </table:table-cell>
          <table:table-cell table:style-name="ce2" table:formula="of:=DEC2BIN([.A145];8)" office:value-type="string" office:string-value="10001111">
            <text:p>10001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45];2)" office:value-type="string" office:string-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DEC2BIN([.F145];3)" office:value-type="string" office:string-value="001">
            <text:p>001</text:p>
          </table:table-cell>
          <table:table-cell table:style-name="ce2" office:value-type="float" office:value="7">
            <text:p>7</text:p>
          </table:table-cell>
          <table:table-cell table:style-name="ce2" table:formula="of:=DEC2BIN([.H145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A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2" table:formula="of:=DEC2HEX([.A146];2)" office:value-type="string" office:string-value="90">
            <text:p>90</text:p>
          </table:table-cell>
          <table:table-cell table:style-name="ce2" table:formula="of:=DEC2BIN([.A146];8)" office:value-type="string" office:string-value="10010000">
            <text:p>10010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46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46];3)" office:value-type="string" office:string-value="010">
            <text:p>010</text:p>
          </table:table-cell>
          <table:table-cell table:style-name="ce2" office:value-type="float" office:value="0">
            <text:p>0</text:p>
          </table:table-cell>
          <table:table-cell table:style-name="ce2" table:formula="of:=DEC2BIN([.H146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2" table:formula="of:=DEC2HEX([.A147];2)" office:value-type="string" office:string-value="91">
            <text:p>91</text:p>
          </table:table-cell>
          <table:table-cell table:style-name="ce2" table:formula="of:=DEC2BIN([.A147];8)" office:value-type="string" office:string-value="10010001">
            <text:p>10010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47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47];3)" office:value-type="string" office:string-value="010">
            <text:p>010</text:p>
          </table:table-cell>
          <table:table-cell table:style-name="ce2" office:value-type="float" office:value="1">
            <text:p>1</text:p>
          </table:table-cell>
          <table:table-cell table:style-name="ce2" table:formula="of:=DEC2BIN([.H147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2" table:formula="of:=DEC2HEX([.A148];2)" office:value-type="string" office:string-value="92">
            <text:p>92</text:p>
          </table:table-cell>
          <table:table-cell table:style-name="ce2" table:formula="of:=DEC2BIN([.A148];8)" office:value-type="string" office:string-value="10010010">
            <text:p>10010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48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48];3)" office:value-type="string" office:string-value="010">
            <text:p>010</text:p>
          </table:table-cell>
          <table:table-cell table:style-name="ce2" office:value-type="float" office:value="2">
            <text:p>2</text:p>
          </table:table-cell>
          <table:table-cell table:style-name="ce2" table:formula="of:=DEC2BIN([.H148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2" table:formula="of:=DEC2HEX([.A149];2)" office:value-type="string" office:string-value="93">
            <text:p>93</text:p>
          </table:table-cell>
          <table:table-cell table:style-name="ce2" table:formula="of:=DEC2BIN([.A149];8)" office:value-type="string" office:string-value="10010011">
            <text:p>10010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49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49];3)" office:value-type="string" office:string-value="010">
            <text:p>010</text:p>
          </table:table-cell>
          <table:table-cell table:style-name="ce2" office:value-type="float" office:value="3">
            <text:p>3</text:p>
          </table:table-cell>
          <table:table-cell table:style-name="ce2" table:formula="of:=DEC2BIN([.H149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2" table:formula="of:=DEC2HEX([.A150];2)" office:value-type="string" office:string-value="94">
            <text:p>94</text:p>
          </table:table-cell>
          <table:table-cell table:style-name="ce2" table:formula="of:=DEC2BIN([.A150];8)" office:value-type="string" office:string-value="10010100">
            <text:p>10010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50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50];3)" office:value-type="string" office:string-value="010">
            <text:p>010</text:p>
          </table:table-cell>
          <table:table-cell table:style-name="ce2" office:value-type="float" office:value="4">
            <text:p>4</text:p>
          </table:table-cell>
          <table:table-cell table:style-name="ce2" table:formula="of:=DEC2BIN([.H150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2" table:formula="of:=DEC2HEX([.A151];2)" office:value-type="string" office:string-value="95">
            <text:p>95</text:p>
          </table:table-cell>
          <table:table-cell table:style-name="ce2" table:formula="of:=DEC2BIN([.A151];8)" office:value-type="string" office:string-value="10010101">
            <text:p>10010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51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51];3)" office:value-type="string" office:string-value="010">
            <text:p>010</text:p>
          </table:table-cell>
          <table:table-cell table:style-name="ce2" office:value-type="float" office:value="5">
            <text:p>5</text:p>
          </table:table-cell>
          <table:table-cell table:style-name="ce2" table:formula="of:=DEC2BIN([.H151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0">
            <text:p>150</text:p>
          </table:table-cell>
          <table:table-cell table:style-name="ce2" table:formula="of:=DEC2HEX([.A152];2)" office:value-type="string" office:string-value="96">
            <text:p>96</text:p>
          </table:table-cell>
          <table:table-cell table:style-name="ce2" table:formula="of:=DEC2BIN([.A152];8)" office:value-type="string" office:string-value="10010110">
            <text:p>10010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52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52];3)" office:value-type="string" office:string-value="010">
            <text:p>010</text:p>
          </table:table-cell>
          <table:table-cell table:style-name="ce2" office:value-type="float" office:value="6">
            <text:p>6</text:p>
          </table:table-cell>
          <table:table-cell table:style-name="ce2" table:formula="of:=DEC2BIN([.H152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PUSH</text:p>
          </table:table-cell>
          <table:table-cell table:style-name="ce2" office:value-type="string">
            <text:p>PUSH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1">
            <text:p>151</text:p>
          </table:table-cell>
          <table:table-cell table:style-name="ce2" table:formula="of:=DEC2HEX([.A153];2)" office:value-type="string" office:string-value="97">
            <text:p>97</text:p>
          </table:table-cell>
          <table:table-cell table:style-name="ce2" table:formula="of:=DEC2BIN([.A153];8)" office:value-type="string" office:string-value="10010111">
            <text:p>10010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53];2)" office:value-type="string" office:string-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formula="of:=DEC2BIN([.F153];3)" office:value-type="string" office:string-value="010">
            <text:p>010</text:p>
          </table:table-cell>
          <table:table-cell table:style-name="ce2" office:value-type="float" office:value="7">
            <text:p>7</text:p>
          </table:table-cell>
          <table:table-cell table:style-name="ce2" table:formula="of:=DEC2BIN([.H153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B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2">
            <text:p>152</text:p>
          </table:table-cell>
          <table:table-cell table:style-name="ce2" table:formula="of:=DEC2HEX([.A154];2)" office:value-type="string" office:string-value="98">
            <text:p>98</text:p>
          </table:table-cell>
          <table:table-cell table:style-name="ce2" table:formula="of:=DEC2BIN([.A154];8)" office:value-type="string" office:string-value="10011000">
            <text:p>10011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54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54];3)" office:value-type="string" office:string-value="011">
            <text:p>011</text:p>
          </table:table-cell>
          <table:table-cell table:style-name="ce2" office:value-type="float" office:value="0">
            <text:p>0</text:p>
          </table:table-cell>
          <table:table-cell table:style-name="ce2" table:formula="of:=DEC2BIN([.H154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3">
            <text:p>153</text:p>
          </table:table-cell>
          <table:table-cell table:style-name="ce2" table:formula="of:=DEC2HEX([.A155];2)" office:value-type="string" office:string-value="99">
            <text:p>99</text:p>
          </table:table-cell>
          <table:table-cell table:style-name="ce2" table:formula="of:=DEC2BIN([.A155];8)" office:value-type="string" office:string-value="10011001">
            <text:p>10011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55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55];3)" office:value-type="string" office:string-value="011">
            <text:p>011</text:p>
          </table:table-cell>
          <table:table-cell table:style-name="ce2" office:value-type="float" office:value="1">
            <text:p>1</text:p>
          </table:table-cell>
          <table:table-cell table:style-name="ce2" table:formula="of:=DEC2BIN([.H155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4">
            <text:p>154</text:p>
          </table:table-cell>
          <table:table-cell table:style-name="ce2" table:formula="of:=DEC2HEX([.A156];2)" office:value-type="string" office:string-value="9A">
            <text:p>9A</text:p>
          </table:table-cell>
          <table:table-cell table:style-name="ce2" table:formula="of:=DEC2BIN([.A156];8)" office:value-type="string" office:string-value="10011010">
            <text:p>10011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56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56];3)" office:value-type="string" office:string-value="011">
            <text:p>011</text:p>
          </table:table-cell>
          <table:table-cell table:style-name="ce2" office:value-type="float" office:value="2">
            <text:p>2</text:p>
          </table:table-cell>
          <table:table-cell table:style-name="ce2" table:formula="of:=DEC2BIN([.H156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5">
            <text:p>155</text:p>
          </table:table-cell>
          <table:table-cell table:style-name="ce2" table:formula="of:=DEC2HEX([.A157];2)" office:value-type="string" office:string-value="9B">
            <text:p>9B</text:p>
          </table:table-cell>
          <table:table-cell table:style-name="ce2" table:formula="of:=DEC2BIN([.A157];8)" office:value-type="string" office:string-value="10011011">
            <text:p>10011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57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57];3)" office:value-type="string" office:string-value="011">
            <text:p>011</text:p>
          </table:table-cell>
          <table:table-cell table:style-name="ce2" office:value-type="float" office:value="3">
            <text:p>3</text:p>
          </table:table-cell>
          <table:table-cell table:style-name="ce2" table:formula="of:=DEC2BIN([.H157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6">
            <text:p>156</text:p>
          </table:table-cell>
          <table:table-cell table:style-name="ce2" table:formula="of:=DEC2HEX([.A158];2)" office:value-type="string" office:string-value="9C">
            <text:p>9C</text:p>
          </table:table-cell>
          <table:table-cell table:style-name="ce2" table:formula="of:=DEC2BIN([.A158];8)" office:value-type="string" office:string-value="10011100">
            <text:p>10011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58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58];3)" office:value-type="string" office:string-value="011">
            <text:p>011</text:p>
          </table:table-cell>
          <table:table-cell table:style-name="ce2" office:value-type="float" office:value="4">
            <text:p>4</text:p>
          </table:table-cell>
          <table:table-cell table:style-name="ce2" table:formula="of:=DEC2BIN([.H158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7">
            <text:p>157</text:p>
          </table:table-cell>
          <table:table-cell table:style-name="ce2" table:formula="of:=DEC2HEX([.A159];2)" office:value-type="string" office:string-value="9D">
            <text:p>9D</text:p>
          </table:table-cell>
          <table:table-cell table:style-name="ce2" table:formula="of:=DEC2BIN([.A159];8)" office:value-type="string" office:string-value="10011101">
            <text:p>10011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59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59];3)" office:value-type="string" office:string-value="011">
            <text:p>011</text:p>
          </table:table-cell>
          <table:table-cell table:style-name="ce2" office:value-type="float" office:value="5">
            <text:p>5</text:p>
          </table:table-cell>
          <table:table-cell table:style-name="ce2" table:formula="of:=DEC2BIN([.H159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8">
            <text:p>158</text:p>
          </table:table-cell>
          <table:table-cell table:style-name="ce2" table:formula="of:=DEC2HEX([.A160];2)" office:value-type="string" office:string-value="9E">
            <text:p>9E</text:p>
          </table:table-cell>
          <table:table-cell table:style-name="ce2" table:formula="of:=DEC2BIN([.A160];8)" office:value-type="string" office:string-value="10011110">
            <text:p>10011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60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60];3)" office:value-type="string" office:string-value="011">
            <text:p>011</text:p>
          </table:table-cell>
          <table:table-cell table:style-name="ce2" office:value-type="float" office:value="6">
            <text:p>6</text:p>
          </table:table-cell>
          <table:table-cell table:style-name="ce2" table:formula="of:=DEC2BIN([.H160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PUSH</text:p>
          </table:table-cell>
          <table:table-cell table:style-name="ce2" office:value-type="string">
            <text:p>PUSH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59">
            <text:p>159</text:p>
          </table:table-cell>
          <table:table-cell table:style-name="ce2" table:formula="of:=DEC2HEX([.A161];2)" office:value-type="string" office:string-value="9F">
            <text:p>9F</text:p>
          </table:table-cell>
          <table:table-cell table:style-name="ce2" table:formula="of:=DEC2BIN([.A161];8)" office:value-type="string" office:string-value="10011111">
            <text:p>10011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61];2)" office:value-type="string" office:string-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table:formula="of:=DEC2BIN([.F161];3)" office:value-type="string" office:string-value="011">
            <text:p>011</text:p>
          </table:table-cell>
          <table:table-cell table:style-name="ce2" office:value-type="float" office:value="7">
            <text:p>7</text:p>
          </table:table-cell>
          <table:table-cell table:style-name="ce2" table:formula="of:=DEC2BIN([.H161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C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0">
            <text:p>160</text:p>
          </table:table-cell>
          <table:table-cell table:style-name="ce2" table:formula="of:=DEC2HEX([.A162];2)" office:value-type="string" office:string-value="A0">
            <text:p>A0</text:p>
          </table:table-cell>
          <table:table-cell table:style-name="ce2" table:formula="of:=DEC2BIN([.A162];8)" office:value-type="string" office:string-value="10100000">
            <text:p>10100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62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2];3)" office:value-type="string" office:string-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table:formula="of:=DEC2BIN([.H162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JUMP_IF_EQ_ZERO</text:p>
          </table:table-cell>
          <table:table-cell table:style-name="ce2" office:value-type="string">
            <text:p>JUMP_IF_EQ_ZERO AC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1">
            <text:p>161</text:p>
          </table:table-cell>
          <table:table-cell table:style-name="ce2" table:formula="of:=DEC2HEX([.A163];2)" office:value-type="string" office:string-value="A1">
            <text:p>A1</text:p>
          </table:table-cell>
          <table:table-cell table:style-name="ce2" table:formula="of:=DEC2BIN([.A163];8)" office:value-type="string" office:string-value="10100001">
            <text:p>10100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63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3];3)" office:value-type="string" office:string-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2" table:formula="of:=DEC2BIN([.H163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JUMP_IF_EQ_ZERO</text:p>
          </table:table-cell>
          <table:table-cell table:style-name="ce2" office:value-type="string">
            <text:p>JUMP_IF_EQ_ZERO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2">
            <text:p>162</text:p>
          </table:table-cell>
          <table:table-cell table:style-name="ce2" table:formula="of:=DEC2HEX([.A164];2)" office:value-type="string" office:string-value="A2">
            <text:p>A2</text:p>
          </table:table-cell>
          <table:table-cell table:style-name="ce2" table:formula="of:=DEC2BIN([.A164];8)" office:value-type="string" office:string-value="10100010">
            <text:p>10100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64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4];3)" office:value-type="string" office:string-value="100">
            <text:p>100</text:p>
          </table:table-cell>
          <table:table-cell table:style-name="ce2" office:value-type="float" office:value="2">
            <text:p>2</text:p>
          </table:table-cell>
          <table:table-cell table:style-name="ce2" table:formula="of:=DEC2BIN([.H164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JUMP_IF_EQ_ZERO</text:p>
          </table:table-cell>
          <table:table-cell table:style-name="ce2" office:value-type="string">
            <text:p>JUMP_IF_EQ_ZERO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3">
            <text:p>163</text:p>
          </table:table-cell>
          <table:table-cell table:style-name="ce2" table:formula="of:=DEC2HEX([.A165];2)" office:value-type="string" office:string-value="A3">
            <text:p>A3</text:p>
          </table:table-cell>
          <table:table-cell table:style-name="ce2" table:formula="of:=DEC2BIN([.A165];8)" office:value-type="string" office:string-value="10100011">
            <text:p>10100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65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5];3)" office:value-type="string" office:string-value="100">
            <text:p>100</text:p>
          </table:table-cell>
          <table:table-cell table:style-name="ce2" office:value-type="float" office:value="3">
            <text:p>3</text:p>
          </table:table-cell>
          <table:table-cell table:style-name="ce2" table:formula="of:=DEC2BIN([.H165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JUMP_IF_EQ_ZERO</text:p>
          </table:table-cell>
          <table:table-cell table:style-name="ce2" office:value-type="string">
            <text:p>JUMP_IF_EQ_ZERO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4">
            <text:p>164</text:p>
          </table:table-cell>
          <table:table-cell table:style-name="ce2" table:formula="of:=DEC2HEX([.A166];2)" office:value-type="string" office:string-value="A4">
            <text:p>A4</text:p>
          </table:table-cell>
          <table:table-cell table:style-name="ce2" table:formula="of:=DEC2BIN([.A166];8)" office:value-type="string" office:string-value="10100100">
            <text:p>10100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66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6];3)" office:value-type="string" office:string-value="100">
            <text:p>100</text:p>
          </table:table-cell>
          <table:table-cell table:style-name="ce2" office:value-type="float" office:value="4">
            <text:p>4</text:p>
          </table:table-cell>
          <table:table-cell table:style-name="ce2" table:formula="of:=DEC2BIN([.H166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EQ_ZERO</text:p>
          </table:table-cell>
          <table:table-cell table:style-name="ce2" office:value-type="string">
            <text:p>JUMP_IF_EQ_ZERO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5">
            <text:p>165</text:p>
          </table:table-cell>
          <table:table-cell table:style-name="ce2" table:formula="of:=DEC2HEX([.A167];2)" office:value-type="string" office:string-value="A5">
            <text:p>A5</text:p>
          </table:table-cell>
          <table:table-cell table:style-name="ce2" table:formula="of:=DEC2BIN([.A167];8)" office:value-type="string" office:string-value="10100101">
            <text:p>10100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67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7];3)" office:value-type="string" office:string-value="100">
            <text:p>100</text:p>
          </table:table-cell>
          <table:table-cell table:style-name="ce2" office:value-type="float" office:value="5">
            <text:p>5</text:p>
          </table:table-cell>
          <table:table-cell table:style-name="ce2" table:formula="of:=DEC2BIN([.H167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_IF_EQ_ZERO</text:p>
          </table:table-cell>
          <table:table-cell table:style-name="ce2" office:value-type="string">
            <text:p>JUMP_IF_EQ_ZERO P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6">
            <text:p>166</text:p>
          </table:table-cell>
          <table:table-cell table:style-name="ce2" table:formula="of:=DEC2HEX([.A168];2)" office:value-type="string" office:string-value="A6">
            <text:p>A6</text:p>
          </table:table-cell>
          <table:table-cell table:style-name="ce2" table:formula="of:=DEC2BIN([.A168];8)" office:value-type="string" office:string-value="10100110">
            <text:p>10100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68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8];3)" office:value-type="string" office:string-value="100">
            <text:p>100</text:p>
          </table:table-cell>
          <table:table-cell table:style-name="ce2" office:value-type="float" office:value="6">
            <text:p>6</text:p>
          </table:table-cell>
          <table:table-cell table:style-name="ce2" table:formula="of:=DEC2BIN([.H168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ROT_LEFT</text:p>
          </table:table-cell>
          <table:table-cell table:style-name="ce2" office:value-type="string">
            <text:p>ROT_LEFT ACC</text:p>
          </table:table-cell>
          <table:table-cell table:style-name="ce2" office:value-type="string">
            <text:p>No sense in comparing SP+/- to zero</text:p>
          </table:table-cell>
          <table:table-cell table:number-columns-repeated="1003"/>
        </table:table-row>
        <table:table-row table:style-name="ro4">
          <table:table-cell table:style-name="ce2" office:value-type="float" office:value="167">
            <text:p>167</text:p>
          </table:table-cell>
          <table:table-cell table:style-name="ce2" table:formula="of:=DEC2HEX([.A169];2)" office:value-type="string" office:string-value="A7">
            <text:p>A7</text:p>
          </table:table-cell>
          <table:table-cell table:style-name="ce2" table:formula="of:=DEC2BIN([.A169];8)" office:value-type="string" office:string-value="10100111">
            <text:p>10100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69];2)" office:value-type="string" office:string-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table:formula="of:=DEC2BIN([.F169];3)" office:value-type="string" office:string-value="100">
            <text:p>100</text:p>
          </table:table-cell>
          <table:table-cell table:style-name="ce2" office:value-type="float" office:value="7">
            <text:p>7</text:p>
          </table:table-cell>
          <table:table-cell table:style-name="ce2" table:formula="of:=DEC2BIN([.H169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ROT_LEFT</text:p>
          </table:table-cell>
          <table:table-cell table:style-name="ce2" office:value-type="string">
            <text:p>ROT_LEFT A</text:p>
          </table:table-cell>
          <table:table-cell table:style-name="ce2" office:value-type="string">
            <text:p>Would have been jump if a constant equals zero...</text:p>
          </table:table-cell>
          <table:table-cell table:number-columns-repeated="1003"/>
        </table:table-row>
        <table:table-row table:style-name="ro4">
          <table:table-cell table:style-name="ce2" office:value-type="float" office:value="168">
            <text:p>168</text:p>
          </table:table-cell>
          <table:table-cell table:style-name="ce2" table:formula="of:=DEC2HEX([.A170];2)" office:value-type="string" office:string-value="A8">
            <text:p>A8</text:p>
          </table:table-cell>
          <table:table-cell table:style-name="ce2" table:formula="of:=DEC2BIN([.A170];8)" office:value-type="string" office:string-value="10101000">
            <text:p>10101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70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0];3)" office:value-type="string" office:string-value="101">
            <text:p>101</text:p>
          </table:table-cell>
          <table:table-cell table:style-name="ce2" office:value-type="float" office:value="0">
            <text:p>0</text:p>
          </table:table-cell>
          <table:table-cell table:style-name="ce2" table:formula="of:=DEC2BIN([.H170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69">
            <text:p>169</text:p>
          </table:table-cell>
          <table:table-cell table:style-name="ce2" table:formula="of:=DEC2HEX([.A171];2)" office:value-type="string" office:string-value="A9">
            <text:p>A9</text:p>
          </table:table-cell>
          <table:table-cell table:style-name="ce2" table:formula="of:=DEC2BIN([.A171];8)" office:value-type="string" office:string-value="10101001">
            <text:p>10101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71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1];3)" office:value-type="string" office:string-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2" table:formula="of:=DEC2BIN([.H171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0">
            <text:p>170</text:p>
          </table:table-cell>
          <table:table-cell table:style-name="ce2" table:formula="of:=DEC2HEX([.A172];2)" office:value-type="string" office:string-value="AA">
            <text:p>AA</text:p>
          </table:table-cell>
          <table:table-cell table:style-name="ce2" table:formula="of:=DEC2BIN([.A172];8)" office:value-type="string" office:string-value="10101010">
            <text:p>10101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72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2];3)" office:value-type="string" office:string-value="101">
            <text:p>101</text:p>
          </table:table-cell>
          <table:table-cell table:style-name="ce2" office:value-type="float" office:value="2">
            <text:p>2</text:p>
          </table:table-cell>
          <table:table-cell table:style-name="ce2" table:formula="of:=DEC2BIN([.H172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1">
            <text:p>171</text:p>
          </table:table-cell>
          <table:table-cell table:style-name="ce2" table:formula="of:=DEC2HEX([.A173];2)" office:value-type="string" office:string-value="AB">
            <text:p>AB</text:p>
          </table:table-cell>
          <table:table-cell table:style-name="ce2" table:formula="of:=DEC2BIN([.A173];8)" office:value-type="string" office:string-value="10101011">
            <text:p>10101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73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3];3)" office:value-type="string" office:string-value="101">
            <text:p>101</text:p>
          </table:table-cell>
          <table:table-cell table:style-name="ce2" office:value-type="float" office:value="3">
            <text:p>3</text:p>
          </table:table-cell>
          <table:table-cell table:style-name="ce2" table:formula="of:=DEC2BIN([.H173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2">
            <text:p>172</text:p>
          </table:table-cell>
          <table:table-cell table:style-name="ce2" table:formula="of:=DEC2HEX([.A174];2)" office:value-type="string" office:string-value="AC">
            <text:p>AC</text:p>
          </table:table-cell>
          <table:table-cell table:style-name="ce2" table:formula="of:=DEC2BIN([.A174];8)" office:value-type="string" office:string-value="10101100">
            <text:p>10101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74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4];3)" office:value-type="string" office:string-value="101">
            <text:p>101</text:p>
          </table:table-cell>
          <table:table-cell table:style-name="ce2" office:value-type="float" office:value="4">
            <text:p>4</text:p>
          </table:table-cell>
          <table:table-cell table:style-name="ce2" table:formula="of:=DEC2BIN([.H174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3">
            <text:p>173</text:p>
          </table:table-cell>
          <table:table-cell table:style-name="ce2" table:formula="of:=DEC2HEX([.A175];2)" office:value-type="string" office:string-value="AD">
            <text:p>AD</text:p>
          </table:table-cell>
          <table:table-cell table:style-name="ce2" table:formula="of:=DEC2BIN([.A175];8)" office:value-type="string" office:string-value="10101101">
            <text:p>10101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75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5];3)" office:value-type="string" office:string-value="101">
            <text:p>101</text:p>
          </table:table-cell>
          <table:table-cell table:style-name="ce2" office:value-type="float" office:value="5">
            <text:p>5</text:p>
          </table:table-cell>
          <table:table-cell table:style-name="ce2" table:formula="of:=DEC2BIN([.H175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4">
            <text:p>174</text:p>
          </table:table-cell>
          <table:table-cell table:style-name="ce2" table:formula="of:=DEC2HEX([.A176];2)" office:value-type="string" office:string-value="AE">
            <text:p>AE</text:p>
          </table:table-cell>
          <table:table-cell table:style-name="ce2" table:formula="of:=DEC2BIN([.A176];8)" office:value-type="string" office:string-value="10101110">
            <text:p>10101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76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6];3)" office:value-type="string" office:string-value="101">
            <text:p>101</text:p>
          </table:table-cell>
          <table:table-cell table:style-name="ce2" office:value-type="float" office:value="6">
            <text:p>6</text:p>
          </table:table-cell>
          <table:table-cell table:style-name="ce2" table:formula="of:=DEC2BIN([.H176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PUSH</text:p>
          </table:table-cell>
          <table:table-cell table:style-name="ce2" office:value-type="string">
            <text:p>PUSH P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5">
            <text:p>175</text:p>
          </table:table-cell>
          <table:table-cell table:style-name="ce2" table:formula="of:=DEC2HEX([.A177];2)" office:value-type="string" office:string-value="AF">
            <text:p>AF</text:p>
          </table:table-cell>
          <table:table-cell table:style-name="ce2" table:formula="of:=DEC2BIN([.A177];8)" office:value-type="string" office:string-value="10101111">
            <text:p>10101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77];2)" office:value-type="string" office:string-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f:=DEC2BIN([.F177];3)" office:value-type="string" office:string-value="101">
            <text:p>101</text:p>
          </table:table-cell>
          <table:table-cell table:style-name="ce2" office:value-type="float" office:value="7">
            <text:p>7</text:p>
          </table:table-cell>
          <table:table-cell table:style-name="ce2" table:formula="of:=DEC2BIN([.H177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STORE</text:p>
          </table:table-cell>
          <table:table-cell table:style-name="ce2" office:value-type="string">
            <text:p>STORE PC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2" table:formula="of:=DEC2HEX([.A178];2)" office:value-type="string" office:string-value="B0">
            <text:p>B0</text:p>
          </table:table-cell>
          <table:table-cell table:style-name="ce2" table:formula="of:=DEC2BIN([.A178];8)" office:value-type="string" office:string-value="10110000">
            <text:p>10110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78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78];3)" office:value-type="string" office:string-value="110">
            <text:p>110</text:p>
          </table:table-cell>
          <table:table-cell table:style-name="ce2" office:value-type="float" office:value="0">
            <text:p>0</text:p>
          </table:table-cell>
          <table:table-cell table:style-name="ce2" table:formula="of:=DEC2BIN([.H178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ROT_LEFT</text:p>
          </table:table-cell>
          <table:table-cell table:style-name="ce2" office:value-type="string">
            <text:p>ROT_LEFT B</text:p>
          </table:table-cell>
          <table:table-cell table:style-name="ce2" office:value-type="string">
            <text:p>No sense in comparing ACC to ACC</text:p>
          </table:table-cell>
          <table:table-cell table:number-columns-repeated="1003"/>
        </table:table-row>
        <table:table-row table:style-name="ro4">
          <table:table-cell table:style-name="ce2" office:value-type="float" office:value="177">
            <text:p>177</text:p>
          </table:table-cell>
          <table:table-cell table:style-name="ce2" table:formula="of:=DEC2HEX([.A179];2)" office:value-type="string" office:string-value="B1">
            <text:p>B1</text:p>
          </table:table-cell>
          <table:table-cell table:style-name="ce2" table:formula="of:=DEC2BIN([.A179];8)" office:value-type="string" office:string-value="10110001">
            <text:p>10110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79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79];3)" office:value-type="string" office:string-value="110">
            <text:p>110</text:p>
          </table:table-cell>
          <table:table-cell table:style-name="ce2" office:value-type="float" office:value="1">
            <text:p>1</text:p>
          </table:table-cell>
          <table:table-cell table:style-name="ce2" table:formula="of:=DEC2BIN([.H179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JUMP_IF_GT_ACC</text:p>
          </table:table-cell>
          <table:table-cell table:style-name="ce2" office:value-type="string">
            <text:p>JUMP_IF_GT_ACC A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8">
            <text:p>178</text:p>
          </table:table-cell>
          <table:table-cell table:style-name="ce2" table:formula="of:=DEC2HEX([.A180];2)" office:value-type="string" office:string-value="B2">
            <text:p>B2</text:p>
          </table:table-cell>
          <table:table-cell table:style-name="ce2" table:formula="of:=DEC2BIN([.A180];8)" office:value-type="string" office:string-value="10110010">
            <text:p>10110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80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80];3)" office:value-type="string" office:string-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2" table:formula="of:=DEC2BIN([.H180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JUMP_IF_GT_ACC</text:p>
          </table:table-cell>
          <table:table-cell table:style-name="ce2" office:value-type="string">
            <text:p>JUMP_IF_GT_ACC 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79">
            <text:p>179</text:p>
          </table:table-cell>
          <table:table-cell table:style-name="ce2" table:formula="of:=DEC2HEX([.A181];2)" office:value-type="string" office:string-value="B3">
            <text:p>B3</text:p>
          </table:table-cell>
          <table:table-cell table:style-name="ce2" table:formula="of:=DEC2BIN([.A181];8)" office:value-type="string" office:string-value="10110011">
            <text:p>10110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81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81];3)" office:value-type="string" office:string-value="110">
            <text:p>110</text:p>
          </table:table-cell>
          <table:table-cell table:style-name="ce2" office:value-type="float" office:value="3">
            <text:p>3</text:p>
          </table:table-cell>
          <table:table-cell table:style-name="ce2" table:formula="of:=DEC2BIN([.H181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JUMP_IF_GT_ACC</text:p>
          </table:table-cell>
          <table:table-cell table:style-name="ce2" office:value-type="string">
            <text:p>JUMP_IF_GT_ACC 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0">
            <text:p>180</text:p>
          </table:table-cell>
          <table:table-cell table:style-name="ce2" table:formula="of:=DEC2HEX([.A182];2)" office:value-type="string" office:string-value="B4">
            <text:p>B4</text:p>
          </table:table-cell>
          <table:table-cell table:style-name="ce2" table:formula="of:=DEC2BIN([.A182];8)" office:value-type="string" office:string-value="10110100">
            <text:p>10110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82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82];3)" office:value-type="string" office:string-value="110">
            <text:p>110</text:p>
          </table:table-cell>
          <table:table-cell table:style-name="ce2" office:value-type="float" office:value="4">
            <text:p>4</text:p>
          </table:table-cell>
          <table:table-cell table:style-name="ce2" table:formula="of:=DEC2BIN([.H182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JUMP_IF_GT_ACC</text:p>
          </table:table-cell>
          <table:table-cell table:style-name="ce2" office:value-type="string">
            <text:p>JUMP_IF_GT_ACC SP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1">
            <text:p>181</text:p>
          </table:table-cell>
          <table:table-cell table:style-name="ce2" table:formula="of:=DEC2HEX([.A183];2)" office:value-type="string" office:string-value="B5">
            <text:p>B5</text:p>
          </table:table-cell>
          <table:table-cell table:style-name="ce2" table:formula="of:=DEC2BIN([.A183];8)" office:value-type="string" office:string-value="10110101">
            <text:p>10110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83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83];3)" office:value-type="string" office:string-value="110">
            <text:p>110</text:p>
          </table:table-cell>
          <table:table-cell table:style-name="ce2" office:value-type="float" office:value="5">
            <text:p>5</text:p>
          </table:table-cell>
          <table:table-cell table:style-name="ce2" table:formula="of:=DEC2BIN([.H183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JUMP_IF_GT_ACC</text:p>
          </table:table-cell>
          <table:table-cell table:style-name="ce2" office:value-type="string">
            <text:p>JUMP_IF_GT_ACC P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2">
            <text:p>182</text:p>
          </table:table-cell>
          <table:table-cell table:style-name="ce2" table:formula="of:=DEC2HEX([.A184];2)" office:value-type="string" office:string-value="B6">
            <text:p>B6</text:p>
          </table:table-cell>
          <table:table-cell table:style-name="ce2" table:formula="of:=DEC2BIN([.A184];8)" office:value-type="string" office:string-value="10110110">
            <text:p>10110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84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84];3)" office:value-type="string" office:string-value="110">
            <text:p>110</text:p>
          </table:table-cell>
          <table:table-cell table:style-name="ce2" office:value-type="float" office:value="6">
            <text:p>6</text:p>
          </table:table-cell>
          <table:table-cell table:style-name="ce2" table:formula="of:=DEC2BIN([.H184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SP+/-</text:p>
          </table:table-cell>
          <table:table-cell table:number-columns-repeated="2" table:style-name="ce4"/>
          <table:table-cell table:number-columns-repeated="2" table:style-name="ce2" office:value-type="string">
            <text:p>HALT</text:p>
          </table:table-cell>
          <table:table-cell table:style-name="ce2" office:value-type="string">
            <text:p>No sense in comparing ACC to SP+/-</text:p>
          </table:table-cell>
          <table:table-cell table:number-columns-repeated="1003"/>
        </table:table-row>
        <table:table-row table:style-name="ro4">
          <table:table-cell table:style-name="ce2" office:value-type="float" office:value="183">
            <text:p>183</text:p>
          </table:table-cell>
          <table:table-cell table:style-name="ce2" table:formula="of:=DEC2HEX([.A185];2)" office:value-type="string" office:string-value="B7">
            <text:p>B7</text:p>
          </table:table-cell>
          <table:table-cell table:style-name="ce2" table:formula="of:=DEC2BIN([.A185];8)" office:value-type="string" office:string-value="10110111">
            <text:p>10110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85];2)" office:value-type="string" office:string-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table:formula="of:=DEC2BIN([.F185];3)" office:value-type="string" office:string-value="110">
            <text:p>110</text:p>
          </table:table-cell>
          <table:table-cell table:style-name="ce2" office:value-type="float" office:value="7">
            <text:p>7</text:p>
          </table:table-cell>
          <table:table-cell table:style-name="ce2" table:formula="of:=DEC2BIN([.H185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SP+/-</text:p>
          </table:table-cell>
          <table:table-cell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JUMP_IF_GT_ACC</text:p>
          </table:table-cell>
          <table:table-cell table:style-name="ce2" office:value-type="string">
            <text:p>JUMP_IF_GT_ACC CONST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2" table:formula="of:=DEC2HEX([.A186];2)" office:value-type="string" office:string-value="B8">
            <text:p>B8</text:p>
          </table:table-cell>
          <table:table-cell table:style-name="ce2" table:formula="of:=DEC2BIN([.A186];8)" office:value-type="string" office:string-value="10111000">
            <text:p>101110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86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86];3)" office:value-type="string" office:string-value="111">
            <text:p>111</text:p>
          </table:table-cell>
          <table:table-cell table:style-name="ce2" office:value-type="float" office:value="0">
            <text:p>0</text:p>
          </table:table-cell>
          <table:table-cell table:style-name="ce2" table:formula="of:=DEC2BIN([.H186];3)" office:value-type="string" office:string-value="000">
            <text:p>0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ACC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AC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2" table:formula="of:=DEC2HEX([.A187];2)" office:value-type="string" office:string-value="B9">
            <text:p>B9</text:p>
          </table:table-cell>
          <table:table-cell table:style-name="ce2" table:formula="of:=DEC2BIN([.A187];8)" office:value-type="string" office:string-value="10111001">
            <text:p>101110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87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87];3)" office:value-type="string" office:string-value="111">
            <text:p>111</text:p>
          </table:table-cell>
          <table:table-cell table:style-name="ce2" office:value-type="float" office:value="1">
            <text:p>1</text:p>
          </table:table-cell>
          <table:table-cell table:style-name="ce2" table:formula="of:=DEC2BIN([.H187];3)" office:value-type="string" office:string-value="001">
            <text:p>0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A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A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2" table:formula="of:=DEC2HEX([.A188];2)" office:value-type="string" office:string-value="BA">
            <text:p>BA</text:p>
          </table:table-cell>
          <table:table-cell table:style-name="ce2" table:formula="of:=DEC2BIN([.A188];8)" office:value-type="string" office:string-value="10111010">
            <text:p>101110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88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88];3)" office:value-type="string" office:string-value="111">
            <text:p>111</text:p>
          </table:table-cell>
          <table:table-cell table:style-name="ce2" office:value-type="float" office:value="2">
            <text:p>2</text:p>
          </table:table-cell>
          <table:table-cell table:style-name="ce2" table:formula="of:=DEC2BIN([.H188];3)" office:value-type="string" office:string-value="010">
            <text:p>0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B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B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2" table:formula="of:=DEC2HEX([.A189];2)" office:value-type="string" office:string-value="BB">
            <text:p>BB</text:p>
          </table:table-cell>
          <table:table-cell table:style-name="ce2" table:formula="of:=DEC2BIN([.A189];8)" office:value-type="string" office:string-value="10111011">
            <text:p>101110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89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89];3)" office:value-type="string" office:string-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2" table:formula="of:=DEC2BIN([.H189];3)" office:value-type="string" office:string-value="011">
            <text:p>0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C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8">
            <text:p>188</text:p>
          </table:table-cell>
          <table:table-cell table:style-name="ce2" table:formula="of:=DEC2HEX([.A190];2)" office:value-type="string" office:string-value="BC">
            <text:p>BC</text:p>
          </table:table-cell>
          <table:table-cell table:style-name="ce2" table:formula="of:=DEC2BIN([.A190];8)" office:value-type="string" office:string-value="10111100">
            <text:p>10111100</text:p>
          </table:table-cell>
          <table:table-cell table:style-name="ce2" office:value-type="float" office:value="2">
            <text:p>2</text:p>
          </table:table-cell>
          <table:table-cell table:style-name="ce2" table:formula="of:=DEC2BIN([.D190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90];3)" office:value-type="string" office:string-value="111">
            <text:p>111</text:p>
          </table:table-cell>
          <table:table-cell table:style-name="ce2" office:value-type="float" office:value="4">
            <text:p>4</text:p>
          </table:table-cell>
          <table:table-cell table:style-name="ce2" table:formula="of:=DEC2BIN([.H190];3)" office:value-type="string" office:string-value="100">
            <text:p>10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SP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SP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89">
            <text:p>189</text:p>
          </table:table-cell>
          <table:table-cell table:style-name="ce2" table:formula="of:=DEC2HEX([.A191];2)" office:value-type="string" office:string-value="BD">
            <text:p>BD</text:p>
          </table:table-cell>
          <table:table-cell table:style-name="ce2" table:formula="of:=DEC2BIN([.A191];8)" office:value-type="string" office:string-value="10111101">
            <text:p>10111101</text:p>
          </table:table-cell>
          <table:table-cell table:style-name="ce2" office:value-type="float" office:value="2">
            <text:p>2</text:p>
          </table:table-cell>
          <table:table-cell table:style-name="ce2" table:formula="of:=DEC2BIN([.D191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91];3)" office:value-type="string" office:string-value="111">
            <text:p>111</text:p>
          </table:table-cell>
          <table:table-cell table:style-name="ce2" office:value-type="float" office:value="5">
            <text:p>5</text:p>
          </table:table-cell>
          <table:table-cell table:style-name="ce2" table:formula="of:=DEC2BIN([.H191];3)" office:value-type="string" office:string-value="101">
            <text:p>10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PC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PC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0">
            <text:p>190</text:p>
          </table:table-cell>
          <table:table-cell table:style-name="ce2" table:formula="of:=DEC2HEX([.A192];2)" office:value-type="string" office:string-value="BE">
            <text:p>BE</text:p>
          </table:table-cell>
          <table:table-cell table:style-name="ce2" table:formula="of:=DEC2BIN([.A192];8)" office:value-type="string" office:string-value="10111110">
            <text:p>10111110</text:p>
          </table:table-cell>
          <table:table-cell table:style-name="ce2" office:value-type="float" office:value="2">
            <text:p>2</text:p>
          </table:table-cell>
          <table:table-cell table:style-name="ce2" table:formula="of:=DEC2BIN([.D192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92];3)" office:value-type="string" office:string-value="111">
            <text:p>111</text:p>
          </table:table-cell>
          <table:table-cell table:style-name="ce2" office:value-type="float" office:value="6">
            <text:p>6</text:p>
          </table:table-cell>
          <table:table-cell table:style-name="ce2" table:formula="of:=DEC2BIN([.H192];3)" office:value-type="string" office:string-value="110">
            <text:p>11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SP+/-</text:p>
          </table:table-cell>
          <table:table-cell table:number-columns-repeated="2" table:style-name="ce4"/>
          <table:table-cell table:style-name="ce2" office:value-type="string">
            <text:p>ROT_LEFT</text:p>
          </table:table-cell>
          <table:table-cell table:style-name="ce2" office:value-type="string">
            <text:p>ROT_LEFT C</text:p>
          </table:table-cell>
          <table:table-cell table:style-name="ce2" office:value-type="string">
            <text:p>SP+/- doesn't make sense - not much of a PUSH</text:p>
          </table:table-cell>
          <table:table-cell table:number-columns-repeated="1003"/>
        </table:table-row>
        <table:table-row table:style-name="ro4">
          <table:table-cell table:style-name="ce2" office:value-type="float" office:value="191">
            <text:p>191</text:p>
          </table:table-cell>
          <table:table-cell table:style-name="ce2" table:formula="of:=DEC2HEX([.A193];2)" office:value-type="string" office:string-value="BF">
            <text:p>BF</text:p>
          </table:table-cell>
          <table:table-cell table:style-name="ce2" table:formula="of:=DEC2BIN([.A193];8)" office:value-type="string" office:string-value="10111111">
            <text:p>10111111</text:p>
          </table:table-cell>
          <table:table-cell table:style-name="ce2" office:value-type="float" office:value="2">
            <text:p>2</text:p>
          </table:table-cell>
          <table:table-cell table:style-name="ce2" table:formula="of:=DEC2BIN([.D193];2)" office:value-type="string" office:string-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table:formula="of:=DEC2BIN([.F193];3)" office:value-type="string" office:string-value="111">
            <text:p>111</text:p>
          </table:table-cell>
          <table:table-cell table:style-name="ce2" office:value-type="float" office:value="7">
            <text:p>7</text:p>
          </table:table-cell>
          <table:table-cell table:style-name="ce2" table:formula="of:=DEC2BIN([.H193];3)" office:value-type="string" office:string-value="111">
            <text:p>1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string">
            <text:p>Store</text:p>
          </table:table-cell>
          <table:table-cell table:number-columns-repeated="2" table:style-name="ce2" office:value-type="string">
            <text:p>CONST</text:p>
          </table:table-cell>
          <table:table-cell table:number-columns-repeated="2" table:style-name="ce4"/>
          <table:table-cell table:style-name="ce2" office:value-type="string">
            <text:p>PROGSTORE</text:p>
          </table:table-cell>
          <table:table-cell table:style-name="ce2" office:value-type="string">
            <text:p>PROGSTORE [CONST]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2">
            <text:p>192</text:p>
          </table:table-cell>
          <table:table-cell table:style-name="ce2" table:formula="of:=DEC2HEX([.A194];2)" office:value-type="string" office:string-value="C0">
            <text:p>C0</text:p>
          </table:table-cell>
          <table:table-cell table:style-name="ce2" table:formula="of:=DEC2BIN([.A194];8)" office:value-type="string" office:string-value="11000000">
            <text:p>11000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19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0">
            <text:p>0</text:p>
          </table:table-cell>
          <table:table-cell table:style-name="ce2" table:formula="of:=DEC2BIN([.J194];4)" office:value-type="string" office:string-value="0000">
            <text:p>0000</text:p>
          </table:table-cell>
          <table:table-cell table:style-name="ce2" office:value-type="float" office:value="0">
            <text:p>0</text:p>
          </table:table-cell>
          <table:table-cell table:style-name="ce2" table:formula="of:=DEC2BIN([.L194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ET_ZERO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SET_ZERO</text:p>
          </table:table-cell>
          <table:table-cell table:style-name="ce2" office:value-type="string">
            <text:p>SET_ZERO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3">
            <text:p>193</text:p>
          </table:table-cell>
          <table:table-cell table:style-name="ce2" table:formula="of:=DEC2HEX([.A195];2)" office:value-type="string" office:string-value="C1">
            <text:p>C1</text:p>
          </table:table-cell>
          <table:table-cell table:style-name="ce2" table:formula="of:=DEC2BIN([.A195];8)" office:value-type="string" office:string-value="11000001">
            <text:p>11000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19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0">
            <text:p>0</text:p>
          </table:table-cell>
          <table:table-cell table:style-name="ce2" table:formula="of:=DEC2BIN([.J195];4)" office:value-type="string" office:string-value="0000">
            <text:p>0000</text:p>
          </table:table-cell>
          <table:table-cell table:style-name="ce2" office:value-type="float" office:value="1">
            <text:p>1</text:p>
          </table:table-cell>
          <table:table-cell table:style-name="ce2" table:formula="of:=DEC2BIN([.L195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ET_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ET_ZERO</text:p>
          </table:table-cell>
          <table:table-cell table:style-name="ce2" office:value-type="string">
            <text:p>SET_ZERO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4">
            <text:p>194</text:p>
          </table:table-cell>
          <table:table-cell table:style-name="ce2" table:formula="of:=DEC2HEX([.A196];2)" office:value-type="string" office:string-value="C2">
            <text:p>C2</text:p>
          </table:table-cell>
          <table:table-cell table:style-name="ce2" table:formula="of:=DEC2BIN([.A196];8)" office:value-type="string" office:string-value="11000010">
            <text:p>11000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19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0">
            <text:p>0</text:p>
          </table:table-cell>
          <table:table-cell table:style-name="ce2" table:formula="of:=DEC2BIN([.J196];4)" office:value-type="string" office:string-value="0000">
            <text:p>0000</text:p>
          </table:table-cell>
          <table:table-cell table:style-name="ce2" office:value-type="float" office:value="2">
            <text:p>2</text:p>
          </table:table-cell>
          <table:table-cell table:style-name="ce2" table:formula="of:=DEC2BIN([.L196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ET_ZERO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ET_ZERO</text:p>
          </table:table-cell>
          <table:table-cell table:style-name="ce2" office:value-type="string">
            <text:p>SET_ZERO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2" table:formula="of:=DEC2HEX([.A197];2)" office:value-type="string" office:string-value="C3">
            <text:p>C3</text:p>
          </table:table-cell>
          <table:table-cell table:style-name="ce2" table:formula="of:=DEC2BIN([.A197];8)" office:value-type="string" office:string-value="11000011">
            <text:p>11000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19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0">
            <text:p>0</text:p>
          </table:table-cell>
          <table:table-cell table:style-name="ce2" table:formula="of:=DEC2BIN([.J197];4)" office:value-type="string" office:string-value="0000">
            <text:p>0000</text:p>
          </table:table-cell>
          <table:table-cell table:style-name="ce2" office:value-type="float" office:value="3">
            <text:p>3</text:p>
          </table:table-cell>
          <table:table-cell table:style-name="ce2" table:formula="of:=DEC2BIN([.L197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ET_ZERO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ET_ZERO</text:p>
          </table:table-cell>
          <table:table-cell table:style-name="ce2" office:value-type="string">
            <text:p>SET_ZERO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2" table:formula="of:=DEC2HEX([.A198];2)" office:value-type="string" office:string-value="C4">
            <text:p>C4</text:p>
          </table:table-cell>
          <table:table-cell table:style-name="ce2" table:formula="of:=DEC2BIN([.A198];8)" office:value-type="string" office:string-value="11000100">
            <text:p>11000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198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">
            <text:p>1</text:p>
          </table:table-cell>
          <table:table-cell table:style-name="ce2" table:formula="of:=DEC2BIN([.J198];4)" office:value-type="string" office:string-value="0001">
            <text:p>0001</text:p>
          </table:table-cell>
          <table:table-cell table:style-name="ce2" office:value-type="float" office:value="0">
            <text:p>0</text:p>
          </table:table-cell>
          <table:table-cell table:style-name="ce2" table:formula="of:=DEC2BIN([.L198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INCR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INCR</text:p>
          </table:table-cell>
          <table:table-cell table:style-name="ce2" office:value-type="string">
            <text:p>INCR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2" table:formula="of:=DEC2HEX([.A199];2)" office:value-type="string" office:string-value="C5">
            <text:p>C5</text:p>
          </table:table-cell>
          <table:table-cell table:style-name="ce2" table:formula="of:=DEC2BIN([.A199];8)" office:value-type="string" office:string-value="11000101">
            <text:p>11000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199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">
            <text:p>1</text:p>
          </table:table-cell>
          <table:table-cell table:style-name="ce2" table:formula="of:=DEC2BIN([.J199];4)" office:value-type="string" office:string-value="0001">
            <text:p>0001</text:p>
          </table:table-cell>
          <table:table-cell table:style-name="ce2" office:value-type="float" office:value="1">
            <text:p>1</text:p>
          </table:table-cell>
          <table:table-cell table:style-name="ce2" table:formula="of:=DEC2BIN([.L199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INC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NCR</text:p>
          </table:table-cell>
          <table:table-cell table:style-name="ce2" office:value-type="string">
            <text:p>INCR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2" table:formula="of:=DEC2HEX([.A200];2)" office:value-type="string" office:string-value="C6">
            <text:p>C6</text:p>
          </table:table-cell>
          <table:table-cell table:style-name="ce2" table:formula="of:=DEC2BIN([.A200];8)" office:value-type="string" office:string-value="11000110">
            <text:p>11000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00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">
            <text:p>1</text:p>
          </table:table-cell>
          <table:table-cell table:style-name="ce2" table:formula="of:=DEC2BIN([.J200];4)" office:value-type="string" office:string-value="0001">
            <text:p>0001</text:p>
          </table:table-cell>
          <table:table-cell table:style-name="ce2" office:value-type="float" office:value="2">
            <text:p>2</text:p>
          </table:table-cell>
          <table:table-cell table:style-name="ce2" table:formula="of:=DEC2BIN([.L200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INC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INCR</text:p>
          </table:table-cell>
          <table:table-cell table:style-name="ce2" office:value-type="string">
            <text:p>INCR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2" table:formula="of:=DEC2HEX([.A201];2)" office:value-type="string" office:string-value="C7">
            <text:p>C7</text:p>
          </table:table-cell>
          <table:table-cell table:style-name="ce2" table:formula="of:=DEC2BIN([.A201];8)" office:value-type="string" office:string-value="11000111">
            <text:p>11000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01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">
            <text:p>1</text:p>
          </table:table-cell>
          <table:table-cell table:style-name="ce2" table:formula="of:=DEC2BIN([.J201];4)" office:value-type="string" office:string-value="0001">
            <text:p>0001</text:p>
          </table:table-cell>
          <table:table-cell table:style-name="ce2" office:value-type="float" office:value="3">
            <text:p>3</text:p>
          </table:table-cell>
          <table:table-cell table:style-name="ce2" table:formula="of:=DEC2BIN([.L201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INC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NCR</text:p>
          </table:table-cell>
          <table:table-cell table:style-name="ce2" office:value-type="string">
            <text:p>INCR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2" table:formula="of:=DEC2HEX([.A202];2)" office:value-type="string" office:string-value="C8">
            <text:p>C8</text:p>
          </table:table-cell>
          <table:table-cell table:style-name="ce2" table:formula="of:=DEC2BIN([.A202];8)" office:value-type="string" office:string-value="11001000">
            <text:p>11001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02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2">
            <text:p>2</text:p>
          </table:table-cell>
          <table:table-cell table:style-name="ce2" table:formula="of:=DEC2BIN([.J202];4)" office:value-type="string" office:string-value="0010">
            <text:p>0010</text:p>
          </table:table-cell>
          <table:table-cell table:style-name="ce2" office:value-type="float" office:value="0">
            <text:p>0</text:p>
          </table:table-cell>
          <table:table-cell table:style-name="ce2" table:formula="of:=DEC2BIN([.L202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DECR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DECR</text:p>
          </table:table-cell>
          <table:table-cell table:style-name="ce2" office:value-type="string">
            <text:p>DECR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1">
            <text:p>201</text:p>
          </table:table-cell>
          <table:table-cell table:style-name="ce2" table:formula="of:=DEC2HEX([.A203];2)" office:value-type="string" office:string-value="C9">
            <text:p>C9</text:p>
          </table:table-cell>
          <table:table-cell table:style-name="ce2" table:formula="of:=DEC2BIN([.A203];8)" office:value-type="string" office:string-value="11001001">
            <text:p>11001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03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2">
            <text:p>2</text:p>
          </table:table-cell>
          <table:table-cell table:style-name="ce2" table:formula="of:=DEC2BIN([.J203];4)" office:value-type="string" office:string-value="0010">
            <text:p>0010</text:p>
          </table:table-cell>
          <table:table-cell table:style-name="ce2" office:value-type="float" office:value="1">
            <text:p>1</text:p>
          </table:table-cell>
          <table:table-cell table:style-name="ce2" table:formula="of:=DEC2BIN([.L203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DEC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ECR</text:p>
          </table:table-cell>
          <table:table-cell table:style-name="ce2" office:value-type="string">
            <text:p>DECR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2">
            <text:p>202</text:p>
          </table:table-cell>
          <table:table-cell table:style-name="ce2" table:formula="of:=DEC2HEX([.A204];2)" office:value-type="string" office:string-value="CA">
            <text:p>CA</text:p>
          </table:table-cell>
          <table:table-cell table:style-name="ce2" table:formula="of:=DEC2BIN([.A204];8)" office:value-type="string" office:string-value="11001010">
            <text:p>11001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0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2">
            <text:p>2</text:p>
          </table:table-cell>
          <table:table-cell table:style-name="ce2" table:formula="of:=DEC2BIN([.J204];4)" office:value-type="string" office:string-value="0010">
            <text:p>0010</text:p>
          </table:table-cell>
          <table:table-cell table:style-name="ce2" office:value-type="float" office:value="2">
            <text:p>2</text:p>
          </table:table-cell>
          <table:table-cell table:style-name="ce2" table:formula="of:=DEC2BIN([.L204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DEC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ECR</text:p>
          </table:table-cell>
          <table:table-cell table:style-name="ce2" office:value-type="string">
            <text:p>DECR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3">
            <text:p>203</text:p>
          </table:table-cell>
          <table:table-cell table:style-name="ce2" table:formula="of:=DEC2HEX([.A205];2)" office:value-type="string" office:string-value="CB">
            <text:p>CB</text:p>
          </table:table-cell>
          <table:table-cell table:style-name="ce2" table:formula="of:=DEC2BIN([.A205];8)" office:value-type="string" office:string-value="11001011">
            <text:p>11001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0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2">
            <text:p>2</text:p>
          </table:table-cell>
          <table:table-cell table:style-name="ce2" table:formula="of:=DEC2BIN([.J205];4)" office:value-type="string" office:string-value="0010">
            <text:p>0010</text:p>
          </table:table-cell>
          <table:table-cell table:style-name="ce2" office:value-type="float" office:value="3">
            <text:p>3</text:p>
          </table:table-cell>
          <table:table-cell table:style-name="ce2" table:formula="of:=DEC2BIN([.L205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DEC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ECR</text:p>
          </table:table-cell>
          <table:table-cell table:style-name="ce2" office:value-type="string">
            <text:p>DECR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4">
            <text:p>204</text:p>
          </table:table-cell>
          <table:table-cell table:style-name="ce2" table:formula="of:=DEC2HEX([.A206];2)" office:value-type="string" office:string-value="CC">
            <text:p>CC</text:p>
          </table:table-cell>
          <table:table-cell table:style-name="ce2" table:formula="of:=DEC2BIN([.A206];8)" office:value-type="string" office:string-value="11001100">
            <text:p>11001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0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3">
            <text:p>3</text:p>
          </table:table-cell>
          <table:table-cell table:style-name="ce2" table:formula="of:=DEC2BIN([.J206];4)" office:value-type="string" office:string-value="0011">
            <text:p>0011</text:p>
          </table:table-cell>
          <table:table-cell table:style-name="ce2" office:value-type="float" office:value="0">
            <text:p>0</text:p>
          </table:table-cell>
          <table:table-cell table:style-name="ce2" table:formula="of:=DEC2BIN([.L206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ADD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5">
            <text:p>205</text:p>
          </table:table-cell>
          <table:table-cell table:style-name="ce2" table:formula="of:=DEC2HEX([.A207];2)" office:value-type="string" office:string-value="CD">
            <text:p>CD</text:p>
          </table:table-cell>
          <table:table-cell table:style-name="ce2" table:formula="of:=DEC2BIN([.A207];8)" office:value-type="string" office:string-value="11001101">
            <text:p>11001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0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3">
            <text:p>3</text:p>
          </table:table-cell>
          <table:table-cell table:style-name="ce2" table:formula="of:=DEC2BIN([.J207];4)" office:value-type="string" office:string-value="0011">
            <text:p>0011</text:p>
          </table:table-cell>
          <table:table-cell table:style-name="ce2" office:value-type="float" office:value="1">
            <text:p>1</text:p>
          </table:table-cell>
          <table:table-cell table:style-name="ce2" table:formula="of:=DEC2BIN([.L207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ADD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6">
            <text:p>206</text:p>
          </table:table-cell>
          <table:table-cell table:style-name="ce2" table:formula="of:=DEC2HEX([.A208];2)" office:value-type="string" office:string-value="CE">
            <text:p>CE</text:p>
          </table:table-cell>
          <table:table-cell table:style-name="ce2" table:formula="of:=DEC2BIN([.A208];8)" office:value-type="string" office:string-value="11001110">
            <text:p>11001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08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3">
            <text:p>3</text:p>
          </table:table-cell>
          <table:table-cell table:style-name="ce2" table:formula="of:=DEC2BIN([.J208];4)" office:value-type="string" office:string-value="0011">
            <text:p>0011</text:p>
          </table:table-cell>
          <table:table-cell table:style-name="ce2" office:value-type="float" office:value="2">
            <text:p>2</text:p>
          </table:table-cell>
          <table:table-cell table:style-name="ce2" table:formula="of:=DEC2BIN([.L208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ADD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7">
            <text:p>207</text:p>
          </table:table-cell>
          <table:table-cell table:style-name="ce2" table:formula="of:=DEC2HEX([.A209];2)" office:value-type="string" office:string-value="CF">
            <text:p>CF</text:p>
          </table:table-cell>
          <table:table-cell table:style-name="ce2" table:formula="of:=DEC2BIN([.A209];8)" office:value-type="string" office:string-value="11001111">
            <text:p>11001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09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3">
            <text:p>3</text:p>
          </table:table-cell>
          <table:table-cell table:style-name="ce2" table:formula="of:=DEC2BIN([.J209];4)" office:value-type="string" office:string-value="0011">
            <text:p>0011</text:p>
          </table:table-cell>
          <table:table-cell table:style-name="ce2" office:value-type="float" office:value="3">
            <text:p>3</text:p>
          </table:table-cell>
          <table:table-cell table:style-name="ce2" table:formula="of:=DEC2BIN([.L209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ADD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8">
            <text:p>208</text:p>
          </table:table-cell>
          <table:table-cell table:style-name="ce2" table:formula="of:=DEC2HEX([.A210];2)" office:value-type="string" office:string-value="D0">
            <text:p>D0</text:p>
          </table:table-cell>
          <table:table-cell table:style-name="ce2" table:formula="of:=DEC2BIN([.A210];8)" office:value-type="string" office:string-value="11010000">
            <text:p>11010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10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4">
            <text:p>4</text:p>
          </table:table-cell>
          <table:table-cell table:style-name="ce2" table:formula="of:=DEC2BIN([.J210];4)" office:value-type="string" office:string-value="0100">
            <text:p>0100</text:p>
          </table:table-cell>
          <table:table-cell table:style-name="ce2" office:value-type="float" office:value="0">
            <text:p>0</text:p>
          </table:table-cell>
          <table:table-cell table:style-name="ce2" table:formula="of:=DEC2BIN([.L210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C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ADDC</text:p>
          </table:table-cell>
          <table:table-cell table:style-name="ce2" office:value-type="string">
            <text:p>ADDC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09">
            <text:p>209</text:p>
          </table:table-cell>
          <table:table-cell table:style-name="ce2" table:formula="of:=DEC2HEX([.A211];2)" office:value-type="string" office:string-value="D1">
            <text:p>D1</text:p>
          </table:table-cell>
          <table:table-cell table:style-name="ce2" table:formula="of:=DEC2BIN([.A211];8)" office:value-type="string" office:string-value="11010001">
            <text:p>11010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11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4">
            <text:p>4</text:p>
          </table:table-cell>
          <table:table-cell table:style-name="ce2" table:formula="of:=DEC2BIN([.J211];4)" office:value-type="string" office:string-value="0100">
            <text:p>0100</text:p>
          </table:table-cell>
          <table:table-cell table:style-name="ce2" office:value-type="float" office:value="1">
            <text:p>1</text:p>
          </table:table-cell>
          <table:table-cell table:style-name="ce2" table:formula="of:=DEC2BIN([.L211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DDC</text:p>
          </table:table-cell>
          <table:table-cell table:style-name="ce2" office:value-type="string">
            <text:p>ADDC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2" table:formula="of:=DEC2HEX([.A212];2)" office:value-type="string" office:string-value="D2">
            <text:p>D2</text:p>
          </table:table-cell>
          <table:table-cell table:style-name="ce2" table:formula="of:=DEC2BIN([.A212];8)" office:value-type="string" office:string-value="11010010">
            <text:p>11010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12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4">
            <text:p>4</text:p>
          </table:table-cell>
          <table:table-cell table:style-name="ce2" table:formula="of:=DEC2BIN([.J212];4)" office:value-type="string" office:string-value="0100">
            <text:p>0100</text:p>
          </table:table-cell>
          <table:table-cell table:style-name="ce2" office:value-type="float" office:value="2">
            <text:p>2</text:p>
          </table:table-cell>
          <table:table-cell table:style-name="ce2" table:formula="of:=DEC2BIN([.L212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DDC</text:p>
          </table:table-cell>
          <table:table-cell table:style-name="ce2" office:value-type="string">
            <text:p>ADDC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2" table:formula="of:=DEC2HEX([.A213];2)" office:value-type="string" office:string-value="D3">
            <text:p>D3</text:p>
          </table:table-cell>
          <table:table-cell table:style-name="ce2" table:formula="of:=DEC2BIN([.A213];8)" office:value-type="string" office:string-value="11010011">
            <text:p>11010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13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4">
            <text:p>4</text:p>
          </table:table-cell>
          <table:table-cell table:style-name="ce2" table:formula="of:=DEC2BIN([.J213];4)" office:value-type="string" office:string-value="0100">
            <text:p>0100</text:p>
          </table:table-cell>
          <table:table-cell table:style-name="ce2" office:value-type="float" office:value="3">
            <text:p>3</text:p>
          </table:table-cell>
          <table:table-cell table:style-name="ce2" table:formula="of:=DEC2BIN([.L213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DDC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DDC</text:p>
          </table:table-cell>
          <table:table-cell table:style-name="ce2" office:value-type="string">
            <text:p>ADDC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2" table:formula="of:=DEC2HEX([.A214];2)" office:value-type="string" office:string-value="D4">
            <text:p>D4</text:p>
          </table:table-cell>
          <table:table-cell table:style-name="ce2" table:formula="of:=DEC2BIN([.A214];8)" office:value-type="string" office:string-value="11010100">
            <text:p>11010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1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5">
            <text:p>5</text:p>
          </table:table-cell>
          <table:table-cell table:style-name="ce2" table:formula="of:=DEC2BIN([.J214];4)" office:value-type="string" office:string-value="0101">
            <text:p>0101</text:p>
          </table:table-cell>
          <table:table-cell table:style-name="ce2" office:value-type="float" office:value="0">
            <text:p>0</text:p>
          </table:table-cell>
          <table:table-cell table:style-name="ce2" table:formula="of:=DEC2BIN([.L214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SU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2" table:formula="of:=DEC2HEX([.A215];2)" office:value-type="string" office:string-value="D5">
            <text:p>D5</text:p>
          </table:table-cell>
          <table:table-cell table:style-name="ce2" table:formula="of:=DEC2BIN([.A215];8)" office:value-type="string" office:string-value="11010101">
            <text:p>11010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1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5">
            <text:p>5</text:p>
          </table:table-cell>
          <table:table-cell table:style-name="ce2" table:formula="of:=DEC2BIN([.J215];4)" office:value-type="string" office:string-value="0101">
            <text:p>0101</text:p>
          </table:table-cell>
          <table:table-cell table:style-name="ce2" office:value-type="float" office:value="1">
            <text:p>1</text:p>
          </table:table-cell>
          <table:table-cell table:style-name="ce2" table:formula="of:=DEC2BIN([.L215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SUB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4">
            <text:p>214</text:p>
          </table:table-cell>
          <table:table-cell table:style-name="ce2" table:formula="of:=DEC2HEX([.A216];2)" office:value-type="string" office:string-value="D6">
            <text:p>D6</text:p>
          </table:table-cell>
          <table:table-cell table:style-name="ce2" table:formula="of:=DEC2BIN([.A216];8)" office:value-type="string" office:string-value="11010110">
            <text:p>11010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1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5">
            <text:p>5</text:p>
          </table:table-cell>
          <table:table-cell table:style-name="ce2" table:formula="of:=DEC2BIN([.J216];4)" office:value-type="string" office:string-value="0101">
            <text:p>0101</text:p>
          </table:table-cell>
          <table:table-cell table:style-name="ce2" office:value-type="float" office:value="2">
            <text:p>2</text:p>
          </table:table-cell>
          <table:table-cell table:style-name="ce2" table:formula="of:=DEC2BIN([.L216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SUB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5">
            <text:p>215</text:p>
          </table:table-cell>
          <table:table-cell table:style-name="ce2" table:formula="of:=DEC2HEX([.A217];2)" office:value-type="string" office:string-value="D7">
            <text:p>D7</text:p>
          </table:table-cell>
          <table:table-cell table:style-name="ce2" table:formula="of:=DEC2BIN([.A217];8)" office:value-type="string" office:string-value="11010111">
            <text:p>11010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1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5">
            <text:p>5</text:p>
          </table:table-cell>
          <table:table-cell table:style-name="ce2" table:formula="of:=DEC2BIN([.J217];4)" office:value-type="string" office:string-value="0101">
            <text:p>0101</text:p>
          </table:table-cell>
          <table:table-cell table:style-name="ce2" office:value-type="float" office:value="3">
            <text:p>3</text:p>
          </table:table-cell>
          <table:table-cell table:style-name="ce2" table:formula="of:=DEC2BIN([.L217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SUB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6">
            <text:p>216</text:p>
          </table:table-cell>
          <table:table-cell table:style-name="ce2" table:formula="of:=DEC2HEX([.A218];2)" office:value-type="string" office:string-value="D8">
            <text:p>D8</text:p>
          </table:table-cell>
          <table:table-cell table:style-name="ce2" table:formula="of:=DEC2BIN([.A218];8)" office:value-type="string" office:string-value="11011000">
            <text:p>11011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18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6">
            <text:p>6</text:p>
          </table:table-cell>
          <table:table-cell table:style-name="ce2" table:formula="of:=DEC2BIN([.J218];4)" office:value-type="string" office:string-value="0110">
            <text:p>0110</text:p>
          </table:table-cell>
          <table:table-cell table:style-name="ce2" office:value-type="float" office:value="0">
            <text:p>0</text:p>
          </table:table-cell>
          <table:table-cell table:style-name="ce2" table:formula="of:=DEC2BIN([.L218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B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SUBB</text:p>
          </table:table-cell>
          <table:table-cell table:style-name="ce2" office:value-type="string">
            <text:p>SUBB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7">
            <text:p>217</text:p>
          </table:table-cell>
          <table:table-cell table:style-name="ce2" table:formula="of:=DEC2HEX([.A219];2)" office:value-type="string" office:string-value="D9">
            <text:p>D9</text:p>
          </table:table-cell>
          <table:table-cell table:style-name="ce2" table:formula="of:=DEC2BIN([.A219];8)" office:value-type="string" office:string-value="11011001">
            <text:p>11011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19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6">
            <text:p>6</text:p>
          </table:table-cell>
          <table:table-cell table:style-name="ce2" table:formula="of:=DEC2BIN([.J219];4)" office:value-type="string" office:string-value="0110">
            <text:p>0110</text:p>
          </table:table-cell>
          <table:table-cell table:style-name="ce2" office:value-type="float" office:value="1">
            <text:p>1</text:p>
          </table:table-cell>
          <table:table-cell table:style-name="ce2" table:formula="of:=DEC2BIN([.L219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UBB</text:p>
          </table:table-cell>
          <table:table-cell table:style-name="ce2" office:value-type="string">
            <text:p>SUBB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8">
            <text:p>218</text:p>
          </table:table-cell>
          <table:table-cell table:style-name="ce2" table:formula="of:=DEC2HEX([.A220];2)" office:value-type="string" office:string-value="DA">
            <text:p>DA</text:p>
          </table:table-cell>
          <table:table-cell table:style-name="ce2" table:formula="of:=DEC2BIN([.A220];8)" office:value-type="string" office:string-value="11011010">
            <text:p>11011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20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6">
            <text:p>6</text:p>
          </table:table-cell>
          <table:table-cell table:style-name="ce2" table:formula="of:=DEC2BIN([.J220];4)" office:value-type="string" office:string-value="0110">
            <text:p>0110</text:p>
          </table:table-cell>
          <table:table-cell table:style-name="ce2" office:value-type="float" office:value="2">
            <text:p>2</text:p>
          </table:table-cell>
          <table:table-cell table:style-name="ce2" table:formula="of:=DEC2BIN([.L220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UBB</text:p>
          </table:table-cell>
          <table:table-cell table:style-name="ce2" office:value-type="string">
            <text:p>SUBB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19">
            <text:p>219</text:p>
          </table:table-cell>
          <table:table-cell table:style-name="ce2" table:formula="of:=DEC2HEX([.A221];2)" office:value-type="string" office:string-value="DB">
            <text:p>DB</text:p>
          </table:table-cell>
          <table:table-cell table:style-name="ce2" table:formula="of:=DEC2BIN([.A221];8)" office:value-type="string" office:string-value="11011011">
            <text:p>11011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21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6">
            <text:p>6</text:p>
          </table:table-cell>
          <table:table-cell table:style-name="ce2" table:formula="of:=DEC2BIN([.J221];4)" office:value-type="string" office:string-value="0110">
            <text:p>0110</text:p>
          </table:table-cell>
          <table:table-cell table:style-name="ce2" office:value-type="float" office:value="3">
            <text:p>3</text:p>
          </table:table-cell>
          <table:table-cell table:style-name="ce2" table:formula="of:=DEC2BIN([.L221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SUB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UBB</text:p>
          </table:table-cell>
          <table:table-cell table:style-name="ce2" office:value-type="string">
            <text:p>SUBB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2" table:formula="of:=DEC2HEX([.A222];2)" office:value-type="string" office:string-value="DC">
            <text:p>DC</text:p>
          </table:table-cell>
          <table:table-cell table:style-name="ce2" table:formula="of:=DEC2BIN([.A222];8)" office:value-type="string" office:string-value="11011100">
            <text:p>11011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22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7">
            <text:p>7</text:p>
          </table:table-cell>
          <table:table-cell table:style-name="ce2" table:formula="of:=DEC2BIN([.J222];4)" office:value-type="string" office:string-value="0111">
            <text:p>0111</text:p>
          </table:table-cell>
          <table:table-cell table:style-name="ce2" office:value-type="float" office:value="0">
            <text:p>0</text:p>
          </table:table-cell>
          <table:table-cell table:style-name="ce2" table:formula="of:=DEC2BIN([.L222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ND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AND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2" table:formula="of:=DEC2HEX([.A223];2)" office:value-type="string" office:string-value="DD">
            <text:p>DD</text:p>
          </table:table-cell>
          <table:table-cell table:style-name="ce2" table:formula="of:=DEC2BIN([.A223];8)" office:value-type="string" office:string-value="11011101">
            <text:p>11011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23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7">
            <text:p>7</text:p>
          </table:table-cell>
          <table:table-cell table:style-name="ce2" table:formula="of:=DEC2BIN([.J223];4)" office:value-type="string" office:string-value="0111">
            <text:p>0111</text:p>
          </table:table-cell>
          <table:table-cell table:style-name="ce2" office:value-type="float" office:value="1">
            <text:p>1</text:p>
          </table:table-cell>
          <table:table-cell table:style-name="ce2" table:formula="of:=DEC2BIN([.L223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N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AND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2" table:formula="of:=DEC2HEX([.A224];2)" office:value-type="string" office:string-value="DE">
            <text:p>DE</text:p>
          </table:table-cell>
          <table:table-cell table:style-name="ce2" table:formula="of:=DEC2BIN([.A224];8)" office:value-type="string" office:string-value="11011110">
            <text:p>11011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2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7">
            <text:p>7</text:p>
          </table:table-cell>
          <table:table-cell table:style-name="ce2" table:formula="of:=DEC2BIN([.J224];4)" office:value-type="string" office:string-value="0111">
            <text:p>0111</text:p>
          </table:table-cell>
          <table:table-cell table:style-name="ce2" office:value-type="float" office:value="2">
            <text:p>2</text:p>
          </table:table-cell>
          <table:table-cell table:style-name="ce2" table:formula="of:=DEC2BIN([.L224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N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AND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2" table:formula="of:=DEC2HEX([.A225];2)" office:value-type="string" office:string-value="DF">
            <text:p>DF</text:p>
          </table:table-cell>
          <table:table-cell table:style-name="ce2" table:formula="of:=DEC2BIN([.A225];8)" office:value-type="string" office:string-value="11011111">
            <text:p>11011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2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7">
            <text:p>7</text:p>
          </table:table-cell>
          <table:table-cell table:style-name="ce2" table:formula="of:=DEC2BIN([.J225];4)" office:value-type="string" office:string-value="0111">
            <text:p>0111</text:p>
          </table:table-cell>
          <table:table-cell table:style-name="ce2" office:value-type="float" office:value="3">
            <text:p>3</text:p>
          </table:table-cell>
          <table:table-cell table:style-name="ce2" table:formula="of:=DEC2BIN([.L225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AN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AND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2" table:formula="of:=DEC2HEX([.A226];2)" office:value-type="string" office:string-value="E0">
            <text:p>E0</text:p>
          </table:table-cell>
          <table:table-cell table:style-name="ce2" table:formula="of:=DEC2BIN([.A226];8)" office:value-type="string" office:string-value="11100000">
            <text:p>11100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2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8">
            <text:p>8</text:p>
          </table:table-cell>
          <table:table-cell table:style-name="ce2" table:formula="of:=DEC2BIN([.J226];4)" office:value-type="string" office:string-value="1000">
            <text:p>1000</text:p>
          </table:table-cell>
          <table:table-cell table:style-name="ce2" office:value-type="float" office:value="0">
            <text:p>0</text:p>
          </table:table-cell>
          <table:table-cell table:style-name="ce2" table:formula="of:=DEC2BIN([.L226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AND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NAND</text:p>
          </table:table-cell>
          <table:table-cell table:style-name="ce2" office:value-type="string">
            <text:p>NAND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2" table:formula="of:=DEC2HEX([.A227];2)" office:value-type="string" office:string-value="E1">
            <text:p>E1</text:p>
          </table:table-cell>
          <table:table-cell table:style-name="ce2" table:formula="of:=DEC2BIN([.A227];8)" office:value-type="string" office:string-value="11100001">
            <text:p>11100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2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8">
            <text:p>8</text:p>
          </table:table-cell>
          <table:table-cell table:style-name="ce2" table:formula="of:=DEC2BIN([.J227];4)" office:value-type="string" office:string-value="1000">
            <text:p>1000</text:p>
          </table:table-cell>
          <table:table-cell table:style-name="ce2" office:value-type="float" office:value="1">
            <text:p>1</text:p>
          </table:table-cell>
          <table:table-cell table:style-name="ce2" table:formula="of:=DEC2BIN([.L227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AN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AND</text:p>
          </table:table-cell>
          <table:table-cell table:style-name="ce2" office:value-type="string">
            <text:p>NAND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2" table:formula="of:=DEC2HEX([.A228];2)" office:value-type="string" office:string-value="E2">
            <text:p>E2</text:p>
          </table:table-cell>
          <table:table-cell table:style-name="ce2" table:formula="of:=DEC2BIN([.A228];8)" office:value-type="string" office:string-value="11100010">
            <text:p>11100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28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8">
            <text:p>8</text:p>
          </table:table-cell>
          <table:table-cell table:style-name="ce2" table:formula="of:=DEC2BIN([.J228];4)" office:value-type="string" office:string-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2" table:formula="of:=DEC2BIN([.L228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AND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AND</text:p>
          </table:table-cell>
          <table:table-cell table:style-name="ce2" office:value-type="string">
            <text:p>NAND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7">
            <text:p>227</text:p>
          </table:table-cell>
          <table:table-cell table:style-name="ce2" table:formula="of:=DEC2HEX([.A229];2)" office:value-type="string" office:string-value="E3">
            <text:p>E3</text:p>
          </table:table-cell>
          <table:table-cell table:style-name="ce2" table:formula="of:=DEC2BIN([.A229];8)" office:value-type="string" office:string-value="11100011">
            <text:p>11100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29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8">
            <text:p>8</text:p>
          </table:table-cell>
          <table:table-cell table:style-name="ce2" table:formula="of:=DEC2BIN([.J229];4)" office:value-type="string" office:string-value="1000">
            <text:p>1000</text:p>
          </table:table-cell>
          <table:table-cell table:style-name="ce2" office:value-type="float" office:value="3">
            <text:p>3</text:p>
          </table:table-cell>
          <table:table-cell table:style-name="ce2" table:formula="of:=DEC2BIN([.L229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AN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AND</text:p>
          </table:table-cell>
          <table:table-cell table:style-name="ce2" office:value-type="string">
            <text:p>NAND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8">
            <text:p>228</text:p>
          </table:table-cell>
          <table:table-cell table:style-name="ce2" table:formula="of:=DEC2HEX([.A230];2)" office:value-type="string" office:string-value="E4">
            <text:p>E4</text:p>
          </table:table-cell>
          <table:table-cell table:style-name="ce2" table:formula="of:=DEC2BIN([.A230];8)" office:value-type="string" office:string-value="11100100">
            <text:p>11100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30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9">
            <text:p>9</text:p>
          </table:table-cell>
          <table:table-cell table:style-name="ce2" table:formula="of:=DEC2BIN([.J230];4)" office:value-type="string" office:string-value="1001">
            <text:p>1001</text:p>
          </table:table-cell>
          <table:table-cell table:style-name="ce2" office:value-type="float" office:value="0">
            <text:p>0</text:p>
          </table:table-cell>
          <table:table-cell table:style-name="ce2" table:formula="of:=DEC2BIN([.L230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OR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OR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29">
            <text:p>229</text:p>
          </table:table-cell>
          <table:table-cell table:style-name="ce2" table:formula="of:=DEC2HEX([.A231];2)" office:value-type="string" office:string-value="E5">
            <text:p>E5</text:p>
          </table:table-cell>
          <table:table-cell table:style-name="ce2" table:formula="of:=DEC2BIN([.A231];8)" office:value-type="string" office:string-value="11100101">
            <text:p>11100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31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9">
            <text:p>9</text:p>
          </table:table-cell>
          <table:table-cell table:style-name="ce2" table:formula="of:=DEC2BIN([.J231];4)" office:value-type="string" office:string-value="1001">
            <text:p>1001</text:p>
          </table:table-cell>
          <table:table-cell table:style-name="ce2" office:value-type="float" office:value="1">
            <text:p>1</text:p>
          </table:table-cell>
          <table:table-cell table:style-name="ce2" table:formula="of:=DEC2BIN([.L231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O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OR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0">
            <text:p>230</text:p>
          </table:table-cell>
          <table:table-cell table:style-name="ce2" table:formula="of:=DEC2HEX([.A232];2)" office:value-type="string" office:string-value="E6">
            <text:p>E6</text:p>
          </table:table-cell>
          <table:table-cell table:style-name="ce2" table:formula="of:=DEC2BIN([.A232];8)" office:value-type="string" office:string-value="11100110">
            <text:p>11100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32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9">
            <text:p>9</text:p>
          </table:table-cell>
          <table:table-cell table:style-name="ce2" table:formula="of:=DEC2BIN([.J232];4)" office:value-type="string" office:string-value="1001">
            <text:p>1001</text:p>
          </table:table-cell>
          <table:table-cell table:style-name="ce2" office:value-type="float" office:value="2">
            <text:p>2</text:p>
          </table:table-cell>
          <table:table-cell table:style-name="ce2" table:formula="of:=DEC2BIN([.L232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O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OR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1">
            <text:p>231</text:p>
          </table:table-cell>
          <table:table-cell table:style-name="ce2" table:formula="of:=DEC2HEX([.A233];2)" office:value-type="string" office:string-value="E7">
            <text:p>E7</text:p>
          </table:table-cell>
          <table:table-cell table:style-name="ce2" table:formula="of:=DEC2BIN([.A233];8)" office:value-type="string" office:string-value="11100111">
            <text:p>11100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33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9">
            <text:p>9</text:p>
          </table:table-cell>
          <table:table-cell table:style-name="ce2" table:formula="of:=DEC2BIN([.J233];4)" office:value-type="string" office:string-value="1001">
            <text:p>1001</text:p>
          </table:table-cell>
          <table:table-cell table:style-name="ce2" office:value-type="float" office:value="3">
            <text:p>3</text:p>
          </table:table-cell>
          <table:table-cell table:style-name="ce2" table:formula="of:=DEC2BIN([.L233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OR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2" table:formula="of:=DEC2HEX([.A234];2)" office:value-type="string" office:string-value="E8">
            <text:p>E8</text:p>
          </table:table-cell>
          <table:table-cell table:style-name="ce2" table:formula="of:=DEC2BIN([.A234];8)" office:value-type="string" office:string-value="11101000">
            <text:p>11101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3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0">
            <text:p>10</text:p>
          </table:table-cell>
          <table:table-cell table:style-name="ce2" table:formula="of:=DEC2BIN([.J234];4)" office:value-type="string" office:string-value="1010">
            <text:p>1010</text:p>
          </table:table-cell>
          <table:table-cell table:style-name="ce2" office:value-type="float" office:value="0">
            <text:p>0</text:p>
          </table:table-cell>
          <table:table-cell table:style-name="ce2" table:formula="of:=DEC2BIN([.L234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R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NOR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3">
            <text:p>233</text:p>
          </table:table-cell>
          <table:table-cell table:style-name="ce2" table:formula="of:=DEC2HEX([.A235];2)" office:value-type="string" office:string-value="E9">
            <text:p>E9</text:p>
          </table:table-cell>
          <table:table-cell table:style-name="ce2" table:formula="of:=DEC2BIN([.A235];8)" office:value-type="string" office:string-value="11101001">
            <text:p>11101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3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0">
            <text:p>10</text:p>
          </table:table-cell>
          <table:table-cell table:style-name="ce2" table:formula="of:=DEC2BIN([.J235];4)" office:value-type="string" office:string-value="1010">
            <text:p>1010</text:p>
          </table:table-cell>
          <table:table-cell table:style-name="ce2" office:value-type="float" office:value="1">
            <text:p>1</text:p>
          </table:table-cell>
          <table:table-cell table:style-name="ce2" table:formula="of:=DEC2BIN([.L235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NOR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2" table:formula="of:=DEC2HEX([.A236];2)" office:value-type="string" office:string-value="EA">
            <text:p>EA</text:p>
          </table:table-cell>
          <table:table-cell table:style-name="ce2" table:formula="of:=DEC2BIN([.A236];8)" office:value-type="string" office:string-value="11101010">
            <text:p>11101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3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0">
            <text:p>10</text:p>
          </table:table-cell>
          <table:table-cell table:style-name="ce2" table:formula="of:=DEC2BIN([.J236];4)" office:value-type="string" office:string-value="1010">
            <text:p>1010</text:p>
          </table:table-cell>
          <table:table-cell table:style-name="ce2" office:value-type="float" office:value="2">
            <text:p>2</text:p>
          </table:table-cell>
          <table:table-cell table:style-name="ce2" table:formula="of:=DEC2BIN([.L236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NOR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5">
            <text:p>235</text:p>
          </table:table-cell>
          <table:table-cell table:style-name="ce2" table:formula="of:=DEC2HEX([.A237];2)" office:value-type="string" office:string-value="EB">
            <text:p>EB</text:p>
          </table:table-cell>
          <table:table-cell table:style-name="ce2" table:formula="of:=DEC2BIN([.A237];8)" office:value-type="string" office:string-value="11101011">
            <text:p>11101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3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0">
            <text:p>10</text:p>
          </table:table-cell>
          <table:table-cell table:style-name="ce2" table:formula="of:=DEC2BIN([.J237];4)" office:value-type="string" office:string-value="1010">
            <text:p>1010</text:p>
          </table:table-cell>
          <table:table-cell table:style-name="ce2" office:value-type="float" office:value="3">
            <text:p>3</text:p>
          </table:table-cell>
          <table:table-cell table:style-name="ce2" table:formula="of:=DEC2BIN([.L237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NOR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2" table:formula="of:=DEC2HEX([.A238];2)" office:value-type="string" office:string-value="EC">
            <text:p>EC</text:p>
          </table:table-cell>
          <table:table-cell table:style-name="ce2" table:formula="of:=DEC2BIN([.A238];8)" office:value-type="string" office:string-value="11101100">
            <text:p>11101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38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1">
            <text:p>11</text:p>
          </table:table-cell>
          <table:table-cell table:style-name="ce2" table:formula="of:=DEC2BIN([.J238];4)" office:value-type="string" office:string-value="1011">
            <text:p>1011</text:p>
          </table:table-cell>
          <table:table-cell table:style-name="ce2" office:value-type="float" office:value="0">
            <text:p>0</text:p>
          </table:table-cell>
          <table:table-cell table:style-name="ce2" table:formula="of:=DEC2BIN([.L238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XOR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XOR</text:p>
          </table:table-cell>
          <table:table-cell table:style-name="ce2" office:value-type="string">
            <text:p>XOR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7">
            <text:p>237</text:p>
          </table:table-cell>
          <table:table-cell table:style-name="ce2" table:formula="of:=DEC2HEX([.A239];2)" office:value-type="string" office:string-value="ED">
            <text:p>ED</text:p>
          </table:table-cell>
          <table:table-cell table:style-name="ce2" table:formula="of:=DEC2BIN([.A239];8)" office:value-type="string" office:string-value="11101101">
            <text:p>11101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39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1">
            <text:p>11</text:p>
          </table:table-cell>
          <table:table-cell table:style-name="ce2" table:formula="of:=DEC2BIN([.J239];4)" office:value-type="string" office:string-value="1011">
            <text:p>1011</text:p>
          </table:table-cell>
          <table:table-cell table:style-name="ce2" office:value-type="float" office:value="1">
            <text:p>1</text:p>
          </table:table-cell>
          <table:table-cell table:style-name="ce2" table:formula="of:=DEC2BIN([.L239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XO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XOR</text:p>
          </table:table-cell>
          <table:table-cell table:style-name="ce2" office:value-type="string">
            <text:p>XOR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2" table:formula="of:=DEC2HEX([.A240];2)" office:value-type="string" office:string-value="EE">
            <text:p>EE</text:p>
          </table:table-cell>
          <table:table-cell table:style-name="ce2" table:formula="of:=DEC2BIN([.A240];8)" office:value-type="string" office:string-value="11101110">
            <text:p>11101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40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1">
            <text:p>11</text:p>
          </table:table-cell>
          <table:table-cell table:style-name="ce2" table:formula="of:=DEC2BIN([.J240];4)" office:value-type="string" office:string-value="1011">
            <text:p>1011</text:p>
          </table:table-cell>
          <table:table-cell table:style-name="ce2" office:value-type="float" office:value="2">
            <text:p>2</text:p>
          </table:table-cell>
          <table:table-cell table:style-name="ce2" table:formula="of:=DEC2BIN([.L240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XO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XOR</text:p>
          </table:table-cell>
          <table:table-cell table:style-name="ce2" office:value-type="string">
            <text:p>XOR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39">
            <text:p>239</text:p>
          </table:table-cell>
          <table:table-cell table:style-name="ce2" table:formula="of:=DEC2HEX([.A241];2)" office:value-type="string" office:string-value="EF">
            <text:p>EF</text:p>
          </table:table-cell>
          <table:table-cell table:style-name="ce2" table:formula="of:=DEC2BIN([.A241];8)" office:value-type="string" office:string-value="11101111">
            <text:p>11101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41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1">
            <text:p>11</text:p>
          </table:table-cell>
          <table:table-cell table:style-name="ce2" table:formula="of:=DEC2BIN([.J241];4)" office:value-type="string" office:string-value="1011">
            <text:p>1011</text:p>
          </table:table-cell>
          <table:table-cell table:style-name="ce2" office:value-type="float" office:value="3">
            <text:p>3</text:p>
          </table:table-cell>
          <table:table-cell table:style-name="ce2" table:formula="of:=DEC2BIN([.L241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X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XOR</text:p>
          </table:table-cell>
          <table:table-cell table:style-name="ce2" office:value-type="string">
            <text:p>XOR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0">
            <text:p>240</text:p>
          </table:table-cell>
          <table:table-cell table:style-name="ce2" table:formula="of:=DEC2HEX([.A242];2)" office:value-type="string" office:string-value="F0">
            <text:p>F0</text:p>
          </table:table-cell>
          <table:table-cell table:style-name="ce2" table:formula="of:=DEC2BIN([.A242];8)" office:value-type="string" office:string-value="11110000">
            <text:p>11110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42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2">
            <text:p>12</text:p>
          </table:table-cell>
          <table:table-cell table:style-name="ce2" table:formula="of:=DEC2BIN([.J242];4)" office:value-type="string" office:string-value="1100">
            <text:p>1100</text:p>
          </table:table-cell>
          <table:table-cell table:style-name="ce2" office:value-type="float" office:value="0">
            <text:p>0</text:p>
          </table:table-cell>
          <table:table-cell table:style-name="ce2" table:formula="of:=DEC2BIN([.L242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XOR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NXOR</text:p>
          </table:table-cell>
          <table:table-cell table:style-name="ce2" office:value-type="string">
            <text:p>NXOR CONST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2" table:formula="of:=DEC2HEX([.A243];2)" office:value-type="string" office:string-value="F1">
            <text:p>F1</text:p>
          </table:table-cell>
          <table:table-cell table:style-name="ce2" table:formula="of:=DEC2BIN([.A243];8)" office:value-type="string" office:string-value="11110001">
            <text:p>11110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43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2">
            <text:p>12</text:p>
          </table:table-cell>
          <table:table-cell table:style-name="ce2" table:formula="of:=DEC2BIN([.J243];4)" office:value-type="string" office:string-value="1100">
            <text:p>1100</text:p>
          </table:table-cell>
          <table:table-cell table:style-name="ce2" office:value-type="float" office:value="1">
            <text:p>1</text:p>
          </table:table-cell>
          <table:table-cell table:style-name="ce2" table:formula="of:=DEC2BIN([.L243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XO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XOR</text:p>
          </table:table-cell>
          <table:table-cell table:style-name="ce2" office:value-type="string">
            <text:p>NXOR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2" table:formula="of:=DEC2HEX([.A244];2)" office:value-type="string" office:string-value="F2">
            <text:p>F2</text:p>
          </table:table-cell>
          <table:table-cell table:style-name="ce2" table:formula="of:=DEC2BIN([.A244];8)" office:value-type="string" office:string-value="11110010">
            <text:p>11110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4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2">
            <text:p>12</text:p>
          </table:table-cell>
          <table:table-cell table:style-name="ce2" table:formula="of:=DEC2BIN([.J244];4)" office:value-type="string" office:string-value="1100">
            <text:p>1100</text:p>
          </table:table-cell>
          <table:table-cell table:style-name="ce2" office:value-type="float" office:value="2">
            <text:p>2</text:p>
          </table:table-cell>
          <table:table-cell table:style-name="ce2" table:formula="of:=DEC2BIN([.L244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XO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XOR</text:p>
          </table:table-cell>
          <table:table-cell table:style-name="ce2" office:value-type="string">
            <text:p>NXOR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2" table:formula="of:=DEC2HEX([.A245];2)" office:value-type="string" office:string-value="F3">
            <text:p>F3</text:p>
          </table:table-cell>
          <table:table-cell table:style-name="ce2" table:formula="of:=DEC2BIN([.A245];8)" office:value-type="string" office:string-value="11110011">
            <text:p>11110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4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2">
            <text:p>12</text:p>
          </table:table-cell>
          <table:table-cell table:style-name="ce2" table:formula="of:=DEC2BIN([.J245];4)" office:value-type="string" office:string-value="1100">
            <text:p>1100</text:p>
          </table:table-cell>
          <table:table-cell table:style-name="ce2" office:value-type="float" office:value="3">
            <text:p>3</text:p>
          </table:table-cell>
          <table:table-cell table:style-name="ce2" table:formula="of:=DEC2BIN([.L245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X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XOR</text:p>
          </table:table-cell>
          <table:table-cell table:style-name="ce2" office:value-type="string">
            <text:p>NXOR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2" table:formula="of:=DEC2HEX([.A246];2)" office:value-type="string" office:string-value="F4">
            <text:p>F4</text:p>
          </table:table-cell>
          <table:table-cell table:style-name="ce2" table:formula="of:=DEC2BIN([.A246];8)" office:value-type="string" office:string-value="11110100">
            <text:p>11110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4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3">
            <text:p>13</text:p>
          </table:table-cell>
          <table:table-cell table:style-name="ce2" table:formula="of:=DEC2BIN([.J246];4)" office:value-type="string" office:string-value="1101">
            <text:p>1101</text:p>
          </table:table-cell>
          <table:table-cell table:style-name="ce2" office:value-type="float" office:value="0">
            <text:p>0</text:p>
          </table:table-cell>
          <table:table-cell table:style-name="ce2" table:formula="of:=DEC2BIN([.L246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T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NOT</text:p>
          </table:table-cell>
          <table:table-cell table:style-name="ce2" office:value-type="string">
            <text:p>NOT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2" table:formula="of:=DEC2HEX([.A247];2)" office:value-type="string" office:string-value="F5">
            <text:p>F5</text:p>
          </table:table-cell>
          <table:table-cell table:style-name="ce2" table:formula="of:=DEC2BIN([.A247];8)" office:value-type="string" office:string-value="11110101">
            <text:p>11110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4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3">
            <text:p>13</text:p>
          </table:table-cell>
          <table:table-cell table:style-name="ce2" table:formula="of:=DEC2BIN([.J247];4)" office:value-type="string" office:string-value="1101">
            <text:p>1101</text:p>
          </table:table-cell>
          <table:table-cell table:style-name="ce2" office:value-type="float" office:value="1">
            <text:p>1</text:p>
          </table:table-cell>
          <table:table-cell table:style-name="ce2" table:formula="of:=DEC2BIN([.L247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OT</text:p>
          </table:table-cell>
          <table:table-cell table:style-name="ce2" office:value-type="string">
            <text:p>NOT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6">
            <text:p>246</text:p>
          </table:table-cell>
          <table:table-cell table:style-name="ce2" table:formula="of:=DEC2HEX([.A248];2)" office:value-type="string" office:string-value="F6">
            <text:p>F6</text:p>
          </table:table-cell>
          <table:table-cell table:style-name="ce2" table:formula="of:=DEC2BIN([.A248];8)" office:value-type="string" office:string-value="11110110">
            <text:p>11110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48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3">
            <text:p>13</text:p>
          </table:table-cell>
          <table:table-cell table:style-name="ce2" table:formula="of:=DEC2BIN([.J248];4)" office:value-type="string" office:string-value="1101">
            <text:p>1101</text:p>
          </table:table-cell>
          <table:table-cell table:style-name="ce2" office:value-type="float" office:value="2">
            <text:p>2</text:p>
          </table:table-cell>
          <table:table-cell table:style-name="ce2" table:formula="of:=DEC2BIN([.L248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OT</text:p>
          </table:table-cell>
          <table:table-cell table:style-name="ce2" office:value-type="string">
            <text:p>NOT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7">
            <text:p>247</text:p>
          </table:table-cell>
          <table:table-cell table:style-name="ce2" table:formula="of:=DEC2HEX([.A249];2)" office:value-type="string" office:string-value="F7">
            <text:p>F7</text:p>
          </table:table-cell>
          <table:table-cell table:style-name="ce2" table:formula="of:=DEC2BIN([.A249];8)" office:value-type="string" office:string-value="11110111">
            <text:p>11110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49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3">
            <text:p>13</text:p>
          </table:table-cell>
          <table:table-cell table:style-name="ce2" table:formula="of:=DEC2BIN([.J249];4)" office:value-type="string" office:string-value="1101">
            <text:p>1101</text:p>
          </table:table-cell>
          <table:table-cell table:style-name="ce2" office:value-type="float" office:value="3">
            <text:p>3</text:p>
          </table:table-cell>
          <table:table-cell table:style-name="ce2" table:formula="of:=DEC2BIN([.L249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NOT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OT</text:p>
          </table:table-cell>
          <table:table-cell table:style-name="ce2" office:value-type="string">
            <text:p>NOT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8">
            <text:p>248</text:p>
          </table:table-cell>
          <table:table-cell table:style-name="ce2" table:formula="of:=DEC2HEX([.A250];2)" office:value-type="string" office:string-value="F8">
            <text:p>F8</text:p>
          </table:table-cell>
          <table:table-cell table:style-name="ce2" table:formula="of:=DEC2BIN([.A250];8)" office:value-type="string" office:string-value="11111000">
            <text:p>111110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50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4">
            <text:p>14</text:p>
          </table:table-cell>
          <table:table-cell table:style-name="ce2" table:formula="of:=DEC2BIN([.J250];4)" office:value-type="string" office:string-value="1110">
            <text:p>1110</text:p>
          </table:table-cell>
          <table:table-cell table:style-name="ce2" office:value-type="float" office:value="0">
            <text:p>0</text:p>
          </table:table-cell>
          <table:table-cell table:style-name="ce2" table:formula="of:=DEC2BIN([.L250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LSHIFT</text:p>
          </table:table-cell>
          <table:table-cell table:style-name="ce2" office:value-type="string">
            <text:p>LSHIFT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2" table:formula="of:=DEC2HEX([.A251];2)" office:value-type="string" office:string-value="F9">
            <text:p>F9</text:p>
          </table:table-cell>
          <table:table-cell table:style-name="ce2" table:formula="of:=DEC2BIN([.A251];8)" office:value-type="string" office:string-value="11111001">
            <text:p>111110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51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4">
            <text:p>14</text:p>
          </table:table-cell>
          <table:table-cell table:style-name="ce2" table:formula="of:=DEC2BIN([.J251];4)" office:value-type="string" office:string-value="1110">
            <text:p>1110</text:p>
          </table:table-cell>
          <table:table-cell table:style-name="ce2" office:value-type="float" office:value="1">
            <text:p>1</text:p>
          </table:table-cell>
          <table:table-cell table:style-name="ce2" table:formula="of:=DEC2BIN([.L251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SHIFT</text:p>
          </table:table-cell>
          <table:table-cell table:style-name="ce2" office:value-type="string">
            <text:p>LSHIFT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0">
            <text:p>250</text:p>
          </table:table-cell>
          <table:table-cell table:style-name="ce2" table:formula="of:=DEC2HEX([.A252];2)" office:value-type="string" office:string-value="FA">
            <text:p>FA</text:p>
          </table:table-cell>
          <table:table-cell table:style-name="ce2" table:formula="of:=DEC2BIN([.A252];8)" office:value-type="string" office:string-value="11111010">
            <text:p>111110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52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4">
            <text:p>14</text:p>
          </table:table-cell>
          <table:table-cell table:style-name="ce2" table:formula="of:=DEC2BIN([.J252];4)" office:value-type="string" office:string-value="1110">
            <text:p>1110</text:p>
          </table:table-cell>
          <table:table-cell table:style-name="ce2" office:value-type="float" office:value="2">
            <text:p>2</text:p>
          </table:table-cell>
          <table:table-cell table:style-name="ce2" table:formula="of:=DEC2BIN([.L252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LSHIFT</text:p>
          </table:table-cell>
          <table:table-cell table:style-name="ce2" office:value-type="string">
            <text:p>LSHIFT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2" table:formula="of:=DEC2HEX([.A253];2)" office:value-type="string" office:string-value="FB">
            <text:p>FB</text:p>
          </table:table-cell>
          <table:table-cell table:style-name="ce2" table:formula="of:=DEC2BIN([.A253];8)" office:value-type="string" office:string-value="11111011">
            <text:p>111110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53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4">
            <text:p>14</text:p>
          </table:table-cell>
          <table:table-cell table:style-name="ce2" table:formula="of:=DEC2BIN([.J253];4)" office:value-type="string" office:string-value="1110">
            <text:p>1110</text:p>
          </table:table-cell>
          <table:table-cell table:style-name="ce2" office:value-type="float" office:value="3">
            <text:p>3</text:p>
          </table:table-cell>
          <table:table-cell table:style-name="ce2" table:formula="of:=DEC2BIN([.L253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SHIFT</text:p>
          </table:table-cell>
          <table:table-cell table:style-name="ce2" office:value-type="string">
            <text:p>LSHIFT 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2">
            <text:p>252</text:p>
          </table:table-cell>
          <table:table-cell table:style-name="ce2" table:formula="of:=DEC2HEX([.A254];2)" office:value-type="string" office:string-value="FC">
            <text:p>FC</text:p>
          </table:table-cell>
          <table:table-cell table:style-name="ce2" table:formula="of:=DEC2BIN([.A254];8)" office:value-type="string" office:string-value="11111100">
            <text:p>11111100</text:p>
          </table:table-cell>
          <table:table-cell table:style-name="ce2" office:value-type="float" office:value="3">
            <text:p>3</text:p>
          </table:table-cell>
          <table:table-cell table:style-name="ce2" table:formula="of:=DEC2BIN([.D254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5">
            <text:p>15</text:p>
          </table:table-cell>
          <table:table-cell table:style-name="ce2" table:formula="of:=DEC2BIN([.J254];4)" office:value-type="string" office:string-value="1111">
            <text:p>1111</text:p>
          </table:table-cell>
          <table:table-cell table:style-name="ce2" office:value-type="float" office:value="0">
            <text:p>0</text:p>
          </table:table-cell>
          <table:table-cell table:style-name="ce2" table:formula="of:=DEC2BIN([.L254];2)" office:value-type="string" office:string-value="00">
            <text:p>0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C</text:p>
          </table:table-cell>
          <table:table-cell table:style-name="ce2" office:value-type="string">
            <text:p>ACC/CONST</text:p>
          </table:table-cell>
          <table:table-cell table:style-name="ce2" office:value-type="string">
            <text:p>LSHIFTC</text:p>
          </table:table-cell>
          <table:table-cell table:style-name="ce2" office:value-type="string">
            <text:p>LSHIFTC ACC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2" table:formula="of:=DEC2HEX([.A255];2)" office:value-type="string" office:string-value="FD">
            <text:p>FD</text:p>
          </table:table-cell>
          <table:table-cell table:style-name="ce2" table:formula="of:=DEC2BIN([.A255];8)" office:value-type="string" office:string-value="11111101">
            <text:p>11111101</text:p>
          </table:table-cell>
          <table:table-cell table:style-name="ce2" office:value-type="float" office:value="3">
            <text:p>3</text:p>
          </table:table-cell>
          <table:table-cell table:style-name="ce2" table:formula="of:=DEC2BIN([.D255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5">
            <text:p>15</text:p>
          </table:table-cell>
          <table:table-cell table:style-name="ce2" table:formula="of:=DEC2BIN([.J255];4)" office:value-type="string" office:string-value="1111">
            <text:p>1111</text:p>
          </table:table-cell>
          <table:table-cell table:style-name="ce2" office:value-type="float" office:value="1">
            <text:p>1</text:p>
          </table:table-cell>
          <table:table-cell table:style-name="ce2" table:formula="of:=DEC2BIN([.L255];2)" office:value-type="string" office:string-value="01">
            <text:p>0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SHIFTC</text:p>
          </table:table-cell>
          <table:table-cell table:style-name="ce2" office:value-type="string">
            <text:p>LSHIFTC A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2" table:formula="of:=DEC2HEX([.A256];2)" office:value-type="string" office:string-value="FE">
            <text:p>FE</text:p>
          </table:table-cell>
          <table:table-cell table:style-name="ce2" table:formula="of:=DEC2BIN([.A256];8)" office:value-type="string" office:string-value="11111110">
            <text:p>11111110</text:p>
          </table:table-cell>
          <table:table-cell table:style-name="ce2" office:value-type="float" office:value="3">
            <text:p>3</text:p>
          </table:table-cell>
          <table:table-cell table:style-name="ce2" table:formula="of:=DEC2BIN([.D256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5">
            <text:p>15</text:p>
          </table:table-cell>
          <table:table-cell table:style-name="ce2" table:formula="of:=DEC2BIN([.J256];4)" office:value-type="string" office:string-value="1111">
            <text:p>1111</text:p>
          </table:table-cell>
          <table:table-cell table:style-name="ce2" office:value-type="float" office:value="2">
            <text:p>2</text:p>
          </table:table-cell>
          <table:table-cell table:style-name="ce2" table:formula="of:=DEC2BIN([.L256];2)" office:value-type="string" office:string-value="10">
            <text:p>10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LSHIFTC</text:p>
          </table:table-cell>
          <table:table-cell table:style-name="ce2" office:value-type="string">
            <text:p>LSHIFTC B</text:p>
          </table:table-cell>
          <table:table-cell table:style-name="ce4"/>
          <table:table-cell table:number-columns-repeated="1003"/>
        </table:table-row>
        <table:table-row table:style-name="ro4">
          <table:table-cell table:style-name="ce2" office:value-type="float" office:value="255">
            <text:p>255</text:p>
          </table:table-cell>
          <table:table-cell table:style-name="ce2" table:formula="of:=DEC2HEX([.A257];2)" office:value-type="string" office:string-value="FF">
            <text:p>FF</text:p>
          </table:table-cell>
          <table:table-cell table:style-name="ce2" table:formula="of:=DEC2BIN([.A257];8)" office:value-type="string" office:string-value="11111111">
            <text:p>11111111</text:p>
          </table:table-cell>
          <table:table-cell table:style-name="ce2" office:value-type="float" office:value="3">
            <text:p>3</text:p>
          </table:table-cell>
          <table:table-cell table:style-name="ce2" table:formula="of:=DEC2BIN([.D257];2)" office:value-type="string" office:string-value="11">
            <text:p>1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2" office:value-type="float" office:value="15">
            <text:p>15</text:p>
          </table:table-cell>
          <table:table-cell table:style-name="ce2" table:formula="of:=DEC2BIN([.J257];4)" office:value-type="string" office:string-value="1111">
            <text:p>1111</text:p>
          </table:table-cell>
          <table:table-cell table:style-name="ce2" office:value-type="float" office:value="3">
            <text:p>3</text:p>
          </table:table-cell>
          <table:table-cell table:style-name="ce2" table:formula="of:=DEC2BIN([.L257];2)" office:value-type="string" office:string-value="11">
            <text:p>11</text:p>
          </table:table-cell>
          <table:table-cell table:style-name="ce2" office:value-type="string">
            <text:p>ALU</text:p>
          </table:table-cell>
          <table:table-cell table:number-columns-repeated="2" table:style-name="ce4"/>
          <table:table-cell table:style-name="ce2" office:value-type="string">
            <text:p>LSHIFTC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SHIFTC</text:p>
          </table:table-cell>
          <table:table-cell table:style-name="ce2" office:value-type="string">
            <text:p>LSHIFTC C</text:p>
          </table:table-cell>
          <table:table-cell table:style-name="ce4"/>
          <table:table-cell table:number-columns-repeated="1003"/>
        </table:table-row>
        <table:table-row table:style-name="ro4" table:number-rows-repeated="10483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utput" table:style-name="ta1" table:print="false">
        <office:forms form:automatic-focus="false" form:apply-design-mode="false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 table:formula="of:=IF(ISBLANK([Working.A1]);&quot;&quot;;[Working.A1])" office:value-type="string" office:string-value="Decimal">
            <text:p>Decimal</text:p>
          </table:table-cell>
          <table:table-cell table:formula="of:=IF(ISBLANK([Working.B1]);&quot;&quot;;[Working.B1])" office:value-type="string" office:string-value="Hexadecimal">
            <text:p>Hexadecimal</text:p>
          </table:table-cell>
          <table:table-cell table:formula="of:=IF(ISBLANK([Working.C1]);&quot;&quot;;[Working.C1])" office:value-type="string" office:string-value="Binary">
            <text:p>Binary</text:p>
          </table:table-cell>
          <table:table-cell table:formula="of:=IF(ISBLANK([Working.E1]);&quot;&quot;;[Working.E1])" office:value-type="string" office:string-value="Instr group bits">
            <text:p>Instr group bits</text:p>
          </table:table-cell>
          <table:table-cell table:formula="of:=IF(ISBLANK([Working.G1]);&quot;&quot;;[Working.G1])" office:value-type="string" office:string-value="Source bits">
            <text:p>Source bits</text:p>
          </table:table-cell>
          <table:table-cell table:formula="of:=IF(ISBLANK([Working.I1]);&quot;&quot;;[Working.I1])" office:value-type="string" office:string-value="Dest Bits">
            <text:p>Dest Bits</text:p>
          </table:table-cell>
          <table:table-cell table:formula="of:=IF(ISBLANK([Working.K1]);&quot;&quot;;[Working.K1])" office:value-type="string" office:string-value="ALU op bits">
            <text:p>ALU op bits</text:p>
          </table:table-cell>
          <table:table-cell table:formula="of:=IF(ISBLANK([Working.M1]);&quot;&quot;;[Working.M1])" office:value-type="string" office:string-value="ALU arg bits">
            <text:p>ALU arg bits</text:p>
          </table:table-cell>
          <table:table-cell table:formula="of:=IF(ISBLANK([Working.N1]);&quot;&quot;;[Working.N1])" office:value-type="string" office:string-value="Op Group">
            <text:p>Op Group</text:p>
          </table:table-cell>
          <table:table-cell table:formula="of:=IF(ISBLANK([Working.O1]);&quot;&quot;;[Working.O1])" office:value-type="string" office:string-value="Source">
            <text:p>Source</text:p>
          </table:table-cell>
          <table:table-cell table:formula="of:=IF(ISBLANK([Working.P1]);&quot;&quot;;[Working.P1])" office:value-type="string" office:string-value="Destination">
            <text:p>Destination</text:p>
          </table:table-cell>
          <table:table-cell table:formula="of:=IF(ISBLANK([Working.Q1]);&quot;&quot;;[Working.Q1])" office:value-type="string" office:string-value="ALU Op">
            <text:p>ALU Op</text:p>
          </table:table-cell>
          <table:table-cell table:formula="of:=IF(ISBLANK([Working.R1]);&quot;&quot;;[Working.R1])" office:value-type="string" office:string-value="ALU Arg">
            <text:p>ALU Arg</text:p>
          </table:table-cell>
          <table:table-cell table:formula="of:=IF(ISBLANK([Working.S1]);&quot;&quot;;[Working.S1])" office:value-type="string" office:string-value="Op Code">
            <text:p>Op Code</text:p>
          </table:table-cell>
          <table:table-cell table:formula="of:=IF(ISBLANK([Working.T1]);&quot;&quot;;[Working.T1])" office:value-type="string" office:string-value="Usage">
            <text:p>Usage</text:p>
          </table:table-cell>
          <table:table-cell table:formula="of:=IF(ISBLANK([Working.U1]);&quot;&quot;;[Working.U1])" office:value-type="string" office:string-value="Notes">
            <text:p>Notes</text:p>
          </table:table-cell>
        </table:table-row>
        <table:table-row table:style-name="ro3">
          <table:table-cell table:formula="of:=IF(ISBLANK([Working.A2]);&quot;&quot;;[Working.A2])" office:value-type="float" office:value="0">
            <text:p>0</text:p>
          </table:table-cell>
          <table:table-cell table:formula="of:=IF(ISBLANK([Working.B2]);&quot;&quot;;[Working.B2])" office:value-type="string" office:string-value="00">
            <text:p>00</text:p>
          </table:table-cell>
          <table:table-cell table:formula="of:=IF(ISBLANK([Working.C2]);&quot;&quot;;[Working.C2])" office:value-type="string" office:string-value="00000000">
            <text:p>00000000</text:p>
          </table:table-cell>
          <table:table-cell table:formula="of:=IF(ISBLANK([Working.E2]);&quot;&quot;;[Working.E2])" office:value-type="string" office:string-value="00">
            <text:p>00</text:p>
          </table:table-cell>
          <table:table-cell table:formula="of:=IF(ISBLANK([Working.G2]);&quot;&quot;;[Working.G2])" office:value-type="string" office:string-value="000">
            <text:p>000</text:p>
          </table:table-cell>
          <table:table-cell table:formula="of:=IF(ISBLANK([Working.I2]);&quot;&quot;;[Working.I2])" office:value-type="string" office:string-value="000">
            <text:p>000</text:p>
          </table:table-cell>
          <table:table-cell table:formula="of:=IF(ISBLANK([Working.K2]);&quot;&quot;;[Working.K2])">
            <text:p/>
          </table:table-cell>
          <table:table-cell table:formula="of:=IF(ISBLANK([Working.M2]);&quot;&quot;;[Working.M2])">
            <text:p/>
          </table:table-cell>
          <table:table-cell table:formula="of:=IF(ISBLANK([Working.N2]);&quot;&quot;;[Working.N2])" office:value-type="string" office:string-value="Copy">
            <text:p>Copy</text:p>
          </table:table-cell>
          <table:table-cell table:formula="of:=IF(ISBLANK([Working.O2]);&quot;&quot;;[Working.O2])" office:value-type="string" office:string-value="ACC">
            <text:p>ACC</text:p>
          </table:table-cell>
          <table:table-cell table:formula="of:=IF(ISBLANK([Working.P2]);&quot;&quot;;[Working.P2])" office:value-type="string" office:string-value="ACC">
            <text:p>ACC</text:p>
          </table:table-cell>
          <table:table-cell table:formula="of:=IF(ISBLANK([Working.Q2]);&quot;&quot;;[Working.Q2])">
            <text:p/>
          </table:table-cell>
          <table:table-cell table:formula="of:=IF(ISBLANK([Working.R2]);&quot;&quot;;[Working.R2])">
            <text:p/>
          </table:table-cell>
          <table:table-cell table:formula="of:=IF(ISBLANK([Working.S2]);&quot;&quot;;[Working.S2])" office:value-type="string" office:string-value="JUMP_IF_ZERO_FLAG">
            <text:p>JUMP_IF_ZERO_FLAG</text:p>
          </table:table-cell>
          <table:table-cell table:formula="of:=IF(ISBLANK([Working.T2]);&quot;&quot;;[Working.T2])" office:value-type="string" office:string-value="JUMP_IF_ZERO_FLAG CONST">
            <text:p>JUMP_IF_ZERO_FLAG CONST</text:p>
          </table:table-cell>
          <table:table-cell table:formula="of:=IF(ISBLANK([Working.U2]);&quot;&quot;;[Working.U2])">
            <text:p/>
          </table:table-cell>
        </table:table-row>
        <table:table-row table:style-name="ro3">
          <table:table-cell table:formula="of:=IF(ISBLANK([Working.A3]);&quot;&quot;;[Working.A3])" office:value-type="float" office:value="1">
            <text:p>1</text:p>
          </table:table-cell>
          <table:table-cell table:formula="of:=IF(ISBLANK([Working.B3]);&quot;&quot;;[Working.B3])" office:value-type="string" office:string-value="01">
            <text:p>01</text:p>
          </table:table-cell>
          <table:table-cell table:formula="of:=IF(ISBLANK([Working.C3]);&quot;&quot;;[Working.C3])" office:value-type="string" office:string-value="00000001">
            <text:p>00000001</text:p>
          </table:table-cell>
          <table:table-cell table:formula="of:=IF(ISBLANK([Working.E3]);&quot;&quot;;[Working.E3])" office:value-type="string" office:string-value="00">
            <text:p>00</text:p>
          </table:table-cell>
          <table:table-cell table:formula="of:=IF(ISBLANK([Working.G3]);&quot;&quot;;[Working.G3])" office:value-type="string" office:string-value="000">
            <text:p>000</text:p>
          </table:table-cell>
          <table:table-cell table:formula="of:=IF(ISBLANK([Working.I3]);&quot;&quot;;[Working.I3])" office:value-type="string" office:string-value="001">
            <text:p>001</text:p>
          </table:table-cell>
          <table:table-cell table:formula="of:=IF(ISBLANK([Working.K3]);&quot;&quot;;[Working.K3])">
            <text:p/>
          </table:table-cell>
          <table:table-cell table:formula="of:=IF(ISBLANK([Working.M3]);&quot;&quot;;[Working.M3])">
            <text:p/>
          </table:table-cell>
          <table:table-cell table:formula="of:=IF(ISBLANK([Working.N3]);&quot;&quot;;[Working.N3])" office:value-type="string" office:string-value="Copy">
            <text:p>Copy</text:p>
          </table:table-cell>
          <table:table-cell table:formula="of:=IF(ISBLANK([Working.O3]);&quot;&quot;;[Working.O3])" office:value-type="string" office:string-value="ACC">
            <text:p>ACC</text:p>
          </table:table-cell>
          <table:table-cell table:formula="of:=IF(ISBLANK([Working.P3]);&quot;&quot;;[Working.P3])" office:value-type="string" office:string-value="A">
            <text:p>A</text:p>
          </table:table-cell>
          <table:table-cell table:formula="of:=IF(ISBLANK([Working.Q3]);&quot;&quot;;[Working.Q3])">
            <text:p/>
          </table:table-cell>
          <table:table-cell table:formula="of:=IF(ISBLANK([Working.R3]);&quot;&quot;;[Working.R3])">
            <text:p/>
          </table:table-cell>
          <table:table-cell table:formula="of:=IF(ISBLANK([Working.S3]);&quot;&quot;;[Working.S3])" office:value-type="string" office:string-value="COPY">
            <text:p>COPY</text:p>
          </table:table-cell>
          <table:table-cell table:formula="of:=IF(ISBLANK([Working.T3]);&quot;&quot;;[Working.T3])" office:value-type="string" office:string-value="COPY ACC A">
            <text:p>COPY ACC A</text:p>
          </table:table-cell>
          <table:table-cell table:formula="of:=IF(ISBLANK([Working.U3]);&quot;&quot;;[Working.U3])">
            <text:p/>
          </table:table-cell>
        </table:table-row>
        <table:table-row table:style-name="ro3">
          <table:table-cell table:formula="of:=IF(ISBLANK([Working.A4]);&quot;&quot;;[Working.A4])" office:value-type="float" office:value="2">
            <text:p>2</text:p>
          </table:table-cell>
          <table:table-cell table:formula="of:=IF(ISBLANK([Working.B4]);&quot;&quot;;[Working.B4])" office:value-type="string" office:string-value="02">
            <text:p>02</text:p>
          </table:table-cell>
          <table:table-cell table:formula="of:=IF(ISBLANK([Working.C4]);&quot;&quot;;[Working.C4])" office:value-type="string" office:string-value="00000010">
            <text:p>00000010</text:p>
          </table:table-cell>
          <table:table-cell table:formula="of:=IF(ISBLANK([Working.E4]);&quot;&quot;;[Working.E4])" office:value-type="string" office:string-value="00">
            <text:p>00</text:p>
          </table:table-cell>
          <table:table-cell table:formula="of:=IF(ISBLANK([Working.G4]);&quot;&quot;;[Working.G4])" office:value-type="string" office:string-value="000">
            <text:p>000</text:p>
          </table:table-cell>
          <table:table-cell table:formula="of:=IF(ISBLANK([Working.I4]);&quot;&quot;;[Working.I4])" office:value-type="string" office:string-value="010">
            <text:p>010</text:p>
          </table:table-cell>
          <table:table-cell table:formula="of:=IF(ISBLANK([Working.K4]);&quot;&quot;;[Working.K4])">
            <text:p/>
          </table:table-cell>
          <table:table-cell table:formula="of:=IF(ISBLANK([Working.M4]);&quot;&quot;;[Working.M4])">
            <text:p/>
          </table:table-cell>
          <table:table-cell table:formula="of:=IF(ISBLANK([Working.N4]);&quot;&quot;;[Working.N4])" office:value-type="string" office:string-value="Copy">
            <text:p>Copy</text:p>
          </table:table-cell>
          <table:table-cell table:formula="of:=IF(ISBLANK([Working.O4]);&quot;&quot;;[Working.O4])" office:value-type="string" office:string-value="ACC">
            <text:p>ACC</text:p>
          </table:table-cell>
          <table:table-cell table:formula="of:=IF(ISBLANK([Working.P4]);&quot;&quot;;[Working.P4])" office:value-type="string" office:string-value="B">
            <text:p>B</text:p>
          </table:table-cell>
          <table:table-cell table:formula="of:=IF(ISBLANK([Working.Q4]);&quot;&quot;;[Working.Q4])">
            <text:p/>
          </table:table-cell>
          <table:table-cell table:formula="of:=IF(ISBLANK([Working.R4]);&quot;&quot;;[Working.R4])">
            <text:p/>
          </table:table-cell>
          <table:table-cell table:formula="of:=IF(ISBLANK([Working.S4]);&quot;&quot;;[Working.S4])" office:value-type="string" office:string-value="COPY">
            <text:p>COPY</text:p>
          </table:table-cell>
          <table:table-cell table:formula="of:=IF(ISBLANK([Working.T4]);&quot;&quot;;[Working.T4])" office:value-type="string" office:string-value="COPY ACC B">
            <text:p>COPY ACC B</text:p>
          </table:table-cell>
          <table:table-cell table:formula="of:=IF(ISBLANK([Working.U4]);&quot;&quot;;[Working.U4])">
            <text:p/>
          </table:table-cell>
        </table:table-row>
        <table:table-row table:style-name="ro3">
          <table:table-cell table:formula="of:=IF(ISBLANK([Working.A5]);&quot;&quot;;[Working.A5])" office:value-type="float" office:value="3">
            <text:p>3</text:p>
          </table:table-cell>
          <table:table-cell table:formula="of:=IF(ISBLANK([Working.B5]);&quot;&quot;;[Working.B5])" office:value-type="string" office:string-value="03">
            <text:p>03</text:p>
          </table:table-cell>
          <table:table-cell table:formula="of:=IF(ISBLANK([Working.C5]);&quot;&quot;;[Working.C5])" office:value-type="string" office:string-value="00000011">
            <text:p>00000011</text:p>
          </table:table-cell>
          <table:table-cell table:formula="of:=IF(ISBLANK([Working.E5]);&quot;&quot;;[Working.E5])" office:value-type="string" office:string-value="00">
            <text:p>00</text:p>
          </table:table-cell>
          <table:table-cell table:formula="of:=IF(ISBLANK([Working.G5]);&quot;&quot;;[Working.G5])" office:value-type="string" office:string-value="000">
            <text:p>000</text:p>
          </table:table-cell>
          <table:table-cell table:formula="of:=IF(ISBLANK([Working.I5]);&quot;&quot;;[Working.I5])" office:value-type="string" office:string-value="011">
            <text:p>011</text:p>
          </table:table-cell>
          <table:table-cell table:formula="of:=IF(ISBLANK([Working.K5]);&quot;&quot;;[Working.K5])">
            <text:p/>
          </table:table-cell>
          <table:table-cell table:formula="of:=IF(ISBLANK([Working.M5]);&quot;&quot;;[Working.M5])">
            <text:p/>
          </table:table-cell>
          <table:table-cell table:formula="of:=IF(ISBLANK([Working.N5]);&quot;&quot;;[Working.N5])" office:value-type="string" office:string-value="Copy">
            <text:p>Copy</text:p>
          </table:table-cell>
          <table:table-cell table:formula="of:=IF(ISBLANK([Working.O5]);&quot;&quot;;[Working.O5])" office:value-type="string" office:string-value="ACC">
            <text:p>ACC</text:p>
          </table:table-cell>
          <table:table-cell table:formula="of:=IF(ISBLANK([Working.P5]);&quot;&quot;;[Working.P5])" office:value-type="string" office:string-value="C">
            <text:p>C</text:p>
          </table:table-cell>
          <table:table-cell table:formula="of:=IF(ISBLANK([Working.Q5]);&quot;&quot;;[Working.Q5])">
            <text:p/>
          </table:table-cell>
          <table:table-cell table:formula="of:=IF(ISBLANK([Working.R5]);&quot;&quot;;[Working.R5])">
            <text:p/>
          </table:table-cell>
          <table:table-cell table:formula="of:=IF(ISBLANK([Working.S5]);&quot;&quot;;[Working.S5])" office:value-type="string" office:string-value="COPY">
            <text:p>COPY</text:p>
          </table:table-cell>
          <table:table-cell table:formula="of:=IF(ISBLANK([Working.T5]);&quot;&quot;;[Working.T5])" office:value-type="string" office:string-value="COPY ACC C">
            <text:p>COPY ACC C</text:p>
          </table:table-cell>
          <table:table-cell table:formula="of:=IF(ISBLANK([Working.U5]);&quot;&quot;;[Working.U5])">
            <text:p/>
          </table:table-cell>
        </table:table-row>
        <table:table-row table:style-name="ro3">
          <table:table-cell table:formula="of:=IF(ISBLANK([Working.A6]);&quot;&quot;;[Working.A6])" office:value-type="float" office:value="4">
            <text:p>4</text:p>
          </table:table-cell>
          <table:table-cell table:formula="of:=IF(ISBLANK([Working.B6]);&quot;&quot;;[Working.B6])" office:value-type="string" office:string-value="04">
            <text:p>04</text:p>
          </table:table-cell>
          <table:table-cell table:formula="of:=IF(ISBLANK([Working.C6]);&quot;&quot;;[Working.C6])" office:value-type="string" office:string-value="00000100">
            <text:p>00000100</text:p>
          </table:table-cell>
          <table:table-cell table:formula="of:=IF(ISBLANK([Working.E6]);&quot;&quot;;[Working.E6])" office:value-type="string" office:string-value="00">
            <text:p>00</text:p>
          </table:table-cell>
          <table:table-cell table:formula="of:=IF(ISBLANK([Working.G6]);&quot;&quot;;[Working.G6])" office:value-type="string" office:string-value="000">
            <text:p>000</text:p>
          </table:table-cell>
          <table:table-cell table:formula="of:=IF(ISBLANK([Working.I6]);&quot;&quot;;[Working.I6])" office:value-type="string" office:string-value="100">
            <text:p>100</text:p>
          </table:table-cell>
          <table:table-cell table:formula="of:=IF(ISBLANK([Working.K6]);&quot;&quot;;[Working.K6])">
            <text:p/>
          </table:table-cell>
          <table:table-cell table:formula="of:=IF(ISBLANK([Working.M6]);&quot;&quot;;[Working.M6])">
            <text:p/>
          </table:table-cell>
          <table:table-cell table:formula="of:=IF(ISBLANK([Working.N6]);&quot;&quot;;[Working.N6])" office:value-type="string" office:string-value="Copy">
            <text:p>Copy</text:p>
          </table:table-cell>
          <table:table-cell table:formula="of:=IF(ISBLANK([Working.O6]);&quot;&quot;;[Working.O6])" office:value-type="string" office:string-value="ACC">
            <text:p>ACC</text:p>
          </table:table-cell>
          <table:table-cell table:formula="of:=IF(ISBLANK([Working.P6]);&quot;&quot;;[Working.P6])" office:value-type="string" office:string-value="SP">
            <text:p>SP</text:p>
          </table:table-cell>
          <table:table-cell table:formula="of:=IF(ISBLANK([Working.Q6]);&quot;&quot;;[Working.Q6])">
            <text:p/>
          </table:table-cell>
          <table:table-cell table:formula="of:=IF(ISBLANK([Working.R6]);&quot;&quot;;[Working.R6])">
            <text:p/>
          </table:table-cell>
          <table:table-cell table:formula="of:=IF(ISBLANK([Working.S6]);&quot;&quot;;[Working.S6])" office:value-type="string" office:string-value="COPY">
            <text:p>COPY</text:p>
          </table:table-cell>
          <table:table-cell table:formula="of:=IF(ISBLANK([Working.T6]);&quot;&quot;;[Working.T6])" office:value-type="string" office:string-value="COPY ACC SP">
            <text:p>COPY ACC SP</text:p>
          </table:table-cell>
          <table:table-cell table:formula="of:=IF(ISBLANK([Working.U6]);&quot;&quot;;[Working.U6])">
            <text:p/>
          </table:table-cell>
        </table:table-row>
        <table:table-row table:style-name="ro3">
          <table:table-cell table:formula="of:=IF(ISBLANK([Working.A7]);&quot;&quot;;[Working.A7])" office:value-type="float" office:value="5">
            <text:p>5</text:p>
          </table:table-cell>
          <table:table-cell table:formula="of:=IF(ISBLANK([Working.B7]);&quot;&quot;;[Working.B7])" office:value-type="string" office:string-value="05">
            <text:p>05</text:p>
          </table:table-cell>
          <table:table-cell table:formula="of:=IF(ISBLANK([Working.C7]);&quot;&quot;;[Working.C7])" office:value-type="string" office:string-value="00000101">
            <text:p>00000101</text:p>
          </table:table-cell>
          <table:table-cell table:formula="of:=IF(ISBLANK([Working.E7]);&quot;&quot;;[Working.E7])" office:value-type="string" office:string-value="00">
            <text:p>00</text:p>
          </table:table-cell>
          <table:table-cell table:formula="of:=IF(ISBLANK([Working.G7]);&quot;&quot;;[Working.G7])" office:value-type="string" office:string-value="000">
            <text:p>000</text:p>
          </table:table-cell>
          <table:table-cell table:formula="of:=IF(ISBLANK([Working.I7]);&quot;&quot;;[Working.I7])" office:value-type="string" office:string-value="101">
            <text:p>101</text:p>
          </table:table-cell>
          <table:table-cell table:formula="of:=IF(ISBLANK([Working.K7]);&quot;&quot;;[Working.K7])">
            <text:p/>
          </table:table-cell>
          <table:table-cell table:formula="of:=IF(ISBLANK([Working.M7]);&quot;&quot;;[Working.M7])">
            <text:p/>
          </table:table-cell>
          <table:table-cell table:formula="of:=IF(ISBLANK([Working.N7]);&quot;&quot;;[Working.N7])" office:value-type="string" office:string-value="Copy">
            <text:p>Copy</text:p>
          </table:table-cell>
          <table:table-cell table:formula="of:=IF(ISBLANK([Working.O7]);&quot;&quot;;[Working.O7])" office:value-type="string" office:string-value="ACC">
            <text:p>ACC</text:p>
          </table:table-cell>
          <table:table-cell table:formula="of:=IF(ISBLANK([Working.P7]);&quot;&quot;;[Working.P7])" office:value-type="string" office:string-value="PC">
            <text:p>PC</text:p>
          </table:table-cell>
          <table:table-cell table:formula="of:=IF(ISBLANK([Working.Q7]);&quot;&quot;;[Working.Q7])">
            <text:p/>
          </table:table-cell>
          <table:table-cell table:formula="of:=IF(ISBLANK([Working.R7]);&quot;&quot;;[Working.R7])">
            <text:p/>
          </table:table-cell>
          <table:table-cell table:formula="of:=IF(ISBLANK([Working.S7]);&quot;&quot;;[Working.S7])" office:value-type="string" office:string-value="JUMP">
            <text:p>JUMP</text:p>
          </table:table-cell>
          <table:table-cell table:formula="of:=IF(ISBLANK([Working.T7]);&quot;&quot;;[Working.T7])" office:value-type="string" office:string-value="JUMP ACC">
            <text:p>JUMP ACC</text:p>
          </table:table-cell>
          <table:table-cell table:formula="of:=IF(ISBLANK([Working.U7]);&quot;&quot;;[Working.U7])">
            <text:p/>
          </table:table-cell>
        </table:table-row>
        <table:table-row table:style-name="ro3">
          <table:table-cell table:formula="of:=IF(ISBLANK([Working.A8]);&quot;&quot;;[Working.A8])" office:value-type="float" office:value="6">
            <text:p>6</text:p>
          </table:table-cell>
          <table:table-cell table:formula="of:=IF(ISBLANK([Working.B8]);&quot;&quot;;[Working.B8])" office:value-type="string" office:string-value="06">
            <text:p>06</text:p>
          </table:table-cell>
          <table:table-cell table:formula="of:=IF(ISBLANK([Working.C8]);&quot;&quot;;[Working.C8])" office:value-type="string" office:string-value="00000110">
            <text:p>00000110</text:p>
          </table:table-cell>
          <table:table-cell table:formula="of:=IF(ISBLANK([Working.E8]);&quot;&quot;;[Working.E8])" office:value-type="string" office:string-value="00">
            <text:p>00</text:p>
          </table:table-cell>
          <table:table-cell table:formula="of:=IF(ISBLANK([Working.G8]);&quot;&quot;;[Working.G8])" office:value-type="string" office:string-value="000">
            <text:p>000</text:p>
          </table:table-cell>
          <table:table-cell table:formula="of:=IF(ISBLANK([Working.I8]);&quot;&quot;;[Working.I8])" office:value-type="string" office:string-value="110">
            <text:p>110</text:p>
          </table:table-cell>
          <table:table-cell table:formula="of:=IF(ISBLANK([Working.K8]);&quot;&quot;;[Working.K8])">
            <text:p/>
          </table:table-cell>
          <table:table-cell table:formula="of:=IF(ISBLANK([Working.M8]);&quot;&quot;;[Working.M8])">
            <text:p/>
          </table:table-cell>
          <table:table-cell table:formula="of:=IF(ISBLANK([Working.N8]);&quot;&quot;;[Working.N8])" office:value-type="string" office:string-value="Copy">
            <text:p>Copy</text:p>
          </table:table-cell>
          <table:table-cell table:formula="of:=IF(ISBLANK([Working.O8]);&quot;&quot;;[Working.O8])" office:value-type="string" office:string-value="ACC">
            <text:p>ACC</text:p>
          </table:table-cell>
          <table:table-cell table:formula="of:=IF(ISBLANK([Working.P8]);&quot;&quot;;[Working.P8])" office:value-type="string" office:string-value="SP+/-">
            <text:p>SP+/-</text:p>
          </table:table-cell>
          <table:table-cell table:formula="of:=IF(ISBLANK([Working.Q8]);&quot;&quot;;[Working.Q8])">
            <text:p/>
          </table:table-cell>
          <table:table-cell table:formula="of:=IF(ISBLANK([Working.R8]);&quot;&quot;;[Working.R8])">
            <text:p/>
          </table:table-cell>
          <table:table-cell table:formula="of:=IF(ISBLANK([Working.S8]);&quot;&quot;;[Working.S8])">
            <text:p/>
          </table:table-cell>
          <table:table-cell table:formula="of:=IF(ISBLANK([Working.T8]);&quot;&quot;;[Working.T8])">
            <text:p/>
          </table:table-cell>
          <table:table-cell table:formula="of:=IF(ISBLANK([Working.U8]);&quot;&quot;;[Working.U8])" office:value-type="string" office:string-value="No sense in comparing ACC to ACC">
            <text:p>No sense in comparing ACC to ACC</text:p>
          </table:table-cell>
        </table:table-row>
        <table:table-row table:style-name="ro3">
          <table:table-cell table:formula="of:=IF(ISBLANK([Working.A9]);&quot;&quot;;[Working.A9])" office:value-type="float" office:value="7">
            <text:p>7</text:p>
          </table:table-cell>
          <table:table-cell table:formula="of:=IF(ISBLANK([Working.B9]);&quot;&quot;;[Working.B9])" office:value-type="string" office:string-value="07">
            <text:p>07</text:p>
          </table:table-cell>
          <table:table-cell table:formula="of:=IF(ISBLANK([Working.C9]);&quot;&quot;;[Working.C9])" office:value-type="string" office:string-value="00000111">
            <text:p>00000111</text:p>
          </table:table-cell>
          <table:table-cell table:formula="of:=IF(ISBLANK([Working.E9]);&quot;&quot;;[Working.E9])" office:value-type="string" office:string-value="00">
            <text:p>00</text:p>
          </table:table-cell>
          <table:table-cell table:formula="of:=IF(ISBLANK([Working.G9]);&quot;&quot;;[Working.G9])" office:value-type="string" office:string-value="000">
            <text:p>000</text:p>
          </table:table-cell>
          <table:table-cell table:formula="of:=IF(ISBLANK([Working.I9]);&quot;&quot;;[Working.I9])" office:value-type="string" office:string-value="111">
            <text:p>111</text:p>
          </table:table-cell>
          <table:table-cell table:formula="of:=IF(ISBLANK([Working.K9]);&quot;&quot;;[Working.K9])">
            <text:p/>
          </table:table-cell>
          <table:table-cell table:formula="of:=IF(ISBLANK([Working.M9]);&quot;&quot;;[Working.M9])">
            <text:p/>
          </table:table-cell>
          <table:table-cell table:formula="of:=IF(ISBLANK([Working.N9]);&quot;&quot;;[Working.N9])" office:value-type="string" office:string-value="Copy">
            <text:p>Copy</text:p>
          </table:table-cell>
          <table:table-cell table:formula="of:=IF(ISBLANK([Working.O9]);&quot;&quot;;[Working.O9])" office:value-type="string" office:string-value="ACC">
            <text:p>ACC</text:p>
          </table:table-cell>
          <table:table-cell table:formula="of:=IF(ISBLANK([Working.P9]);&quot;&quot;;[Working.P9])" office:value-type="string" office:string-value="CONST">
            <text:p>CONST</text:p>
          </table:table-cell>
          <table:table-cell table:formula="of:=IF(ISBLANK([Working.Q9]);&quot;&quot;;[Working.Q9])">
            <text:p/>
          </table:table-cell>
          <table:table-cell table:formula="of:=IF(ISBLANK([Working.R9]);&quot;&quot;;[Working.R9])">
            <text:p/>
          </table:table-cell>
          <table:table-cell table:formula="of:=IF(ISBLANK([Working.S9]);&quot;&quot;;[Working.S9])" office:value-type="string" office:string-value="JUMP_IF_EQ_ACC">
            <text:p>JUMP_IF_EQ_ACC</text:p>
          </table:table-cell>
          <table:table-cell table:formula="of:=IF(ISBLANK([Working.T9]);&quot;&quot;;[Working.T9])" office:value-type="string" office:string-value="JUMP_IF_EQ_ACC CONST CONST">
            <text:p>JUMP_IF_EQ_ACC CONST CONST</text:p>
          </table:table-cell>
          <table:table-cell table:formula="of:=IF(ISBLANK([Working.U9]);&quot;&quot;;[Working.U9])" office:value-type="string" office:string-value="Original slot (00111111) used by JUMP_IF_NOT_UNDERFLOW_FLAG">
            <text:p>Original slot (00111111) used by JUMP_IF_NOT_UNDERFLOW_FLAG</text:p>
          </table:table-cell>
        </table:table-row>
        <table:table-row table:style-name="ro3">
          <table:table-cell table:formula="of:=IF(ISBLANK([Working.A10]);&quot;&quot;;[Working.A10])" office:value-type="float" office:value="8">
            <text:p>8</text:p>
          </table:table-cell>
          <table:table-cell table:formula="of:=IF(ISBLANK([Working.B10]);&quot;&quot;;[Working.B10])" office:value-type="string" office:string-value="08">
            <text:p>08</text:p>
          </table:table-cell>
          <table:table-cell table:formula="of:=IF(ISBLANK([Working.C10]);&quot;&quot;;[Working.C10])" office:value-type="string" office:string-value="00001000">
            <text:p>00001000</text:p>
          </table:table-cell>
          <table:table-cell table:formula="of:=IF(ISBLANK([Working.E10]);&quot;&quot;;[Working.E10])" office:value-type="string" office:string-value="00">
            <text:p>00</text:p>
          </table:table-cell>
          <table:table-cell table:formula="of:=IF(ISBLANK([Working.G10]);&quot;&quot;;[Working.G10])" office:value-type="string" office:string-value="001">
            <text:p>001</text:p>
          </table:table-cell>
          <table:table-cell table:formula="of:=IF(ISBLANK([Working.I10]);&quot;&quot;;[Working.I10])" office:value-type="string" office:string-value="000">
            <text:p>000</text:p>
          </table:table-cell>
          <table:table-cell table:formula="of:=IF(ISBLANK([Working.K10]);&quot;&quot;;[Working.K10])">
            <text:p/>
          </table:table-cell>
          <table:table-cell table:formula="of:=IF(ISBLANK([Working.M10]);&quot;&quot;;[Working.M10])">
            <text:p/>
          </table:table-cell>
          <table:table-cell table:formula="of:=IF(ISBLANK([Working.N10]);&quot;&quot;;[Working.N10])" office:value-type="string" office:string-value="Copy">
            <text:p>Copy</text:p>
          </table:table-cell>
          <table:table-cell table:formula="of:=IF(ISBLANK([Working.O10]);&quot;&quot;;[Working.O10])" office:value-type="string" office:string-value="A">
            <text:p>A</text:p>
          </table:table-cell>
          <table:table-cell table:formula="of:=IF(ISBLANK([Working.P10]);&quot;&quot;;[Working.P10])" office:value-type="string" office:string-value="ACC">
            <text:p>ACC</text:p>
          </table:table-cell>
          <table:table-cell table:formula="of:=IF(ISBLANK([Working.Q10]);&quot;&quot;;[Working.Q10])">
            <text:p/>
          </table:table-cell>
          <table:table-cell table:formula="of:=IF(ISBLANK([Working.R10]);&quot;&quot;;[Working.R10])">
            <text:p/>
          </table:table-cell>
          <table:table-cell table:formula="of:=IF(ISBLANK([Working.S10]);&quot;&quot;;[Working.S10])" office:value-type="string" office:string-value="COPY">
            <text:p>COPY</text:p>
          </table:table-cell>
          <table:table-cell table:formula="of:=IF(ISBLANK([Working.T10]);&quot;&quot;;[Working.T10])" office:value-type="string" office:string-value="COPY A ACC">
            <text:p>COPY A ACC</text:p>
          </table:table-cell>
          <table:table-cell table:formula="of:=IF(ISBLANK([Working.U10]);&quot;&quot;;[Working.U10])">
            <text:p/>
          </table:table-cell>
        </table:table-row>
        <table:table-row table:style-name="ro3">
          <table:table-cell table:formula="of:=IF(ISBLANK([Working.A11]);&quot;&quot;;[Working.A11])" office:value-type="float" office:value="9">
            <text:p>9</text:p>
          </table:table-cell>
          <table:table-cell table:formula="of:=IF(ISBLANK([Working.B11]);&quot;&quot;;[Working.B11])" office:value-type="string" office:string-value="09">
            <text:p>09</text:p>
          </table:table-cell>
          <table:table-cell table:formula="of:=IF(ISBLANK([Working.C11]);&quot;&quot;;[Working.C11])" office:value-type="string" office:string-value="00001001">
            <text:p>00001001</text:p>
          </table:table-cell>
          <table:table-cell table:formula="of:=IF(ISBLANK([Working.E11]);&quot;&quot;;[Working.E11])" office:value-type="string" office:string-value="00">
            <text:p>00</text:p>
          </table:table-cell>
          <table:table-cell table:formula="of:=IF(ISBLANK([Working.G11]);&quot;&quot;;[Working.G11])" office:value-type="string" office:string-value="001">
            <text:p>001</text:p>
          </table:table-cell>
          <table:table-cell table:formula="of:=IF(ISBLANK([Working.I11]);&quot;&quot;;[Working.I11])" office:value-type="string" office:string-value="001">
            <text:p>001</text:p>
          </table:table-cell>
          <table:table-cell table:formula="of:=IF(ISBLANK([Working.K11]);&quot;&quot;;[Working.K11])">
            <text:p/>
          </table:table-cell>
          <table:table-cell table:formula="of:=IF(ISBLANK([Working.M11]);&quot;&quot;;[Working.M11])">
            <text:p/>
          </table:table-cell>
          <table:table-cell table:formula="of:=IF(ISBLANK([Working.N11]);&quot;&quot;;[Working.N11])" office:value-type="string" office:string-value="Copy">
            <text:p>Copy</text:p>
          </table:table-cell>
          <table:table-cell table:formula="of:=IF(ISBLANK([Working.O11]);&quot;&quot;;[Working.O11])" office:value-type="string" office:string-value="A">
            <text:p>A</text:p>
          </table:table-cell>
          <table:table-cell table:formula="of:=IF(ISBLANK([Working.P11]);&quot;&quot;;[Working.P11])" office:value-type="string" office:string-value="A">
            <text:p>A</text:p>
          </table:table-cell>
          <table:table-cell table:formula="of:=IF(ISBLANK([Working.Q11]);&quot;&quot;;[Working.Q11])">
            <text:p/>
          </table:table-cell>
          <table:table-cell table:formula="of:=IF(ISBLANK([Working.R11]);&quot;&quot;;[Working.R11])">
            <text:p/>
          </table:table-cell>
          <table:table-cell table:formula="of:=IF(ISBLANK([Working.S11]);&quot;&quot;;[Working.S11])" office:value-type="string" office:string-value="JUMP_IF_NOT_ZERO_FLAG">
            <text:p>JUMP_IF_NOT_ZERO_FLAG</text:p>
          </table:table-cell>
          <table:table-cell table:formula="of:=IF(ISBLANK([Working.T11]);&quot;&quot;;[Working.T11])" office:value-type="string" office:string-value="JUMP_IF_NOT_ZERO_FLAG CONST">
            <text:p>JUMP_IF_NOT_ZERO_FLAG CONST</text:p>
          </table:table-cell>
          <table:table-cell table:formula="of:=IF(ISBLANK([Working.U11]);&quot;&quot;;[Working.U11])">
            <text:p/>
          </table:table-cell>
        </table:table-row>
        <table:table-row table:style-name="ro3">
          <table:table-cell table:formula="of:=IF(ISBLANK([Working.A12]);&quot;&quot;;[Working.A12])" office:value-type="float" office:value="10">
            <text:p>10</text:p>
          </table:table-cell>
          <table:table-cell table:formula="of:=IF(ISBLANK([Working.B12]);&quot;&quot;;[Working.B12])" office:value-type="string" office:string-value="0A">
            <text:p>0A</text:p>
          </table:table-cell>
          <table:table-cell table:formula="of:=IF(ISBLANK([Working.C12]);&quot;&quot;;[Working.C12])" office:value-type="string" office:string-value="00001010">
            <text:p>00001010</text:p>
          </table:table-cell>
          <table:table-cell table:formula="of:=IF(ISBLANK([Working.E12]);&quot;&quot;;[Working.E12])" office:value-type="string" office:string-value="00">
            <text:p>00</text:p>
          </table:table-cell>
          <table:table-cell table:formula="of:=IF(ISBLANK([Working.G12]);&quot;&quot;;[Working.G12])" office:value-type="string" office:string-value="001">
            <text:p>001</text:p>
          </table:table-cell>
          <table:table-cell table:formula="of:=IF(ISBLANK([Working.I12]);&quot;&quot;;[Working.I12])" office:value-type="string" office:string-value="010">
            <text:p>010</text:p>
          </table:table-cell>
          <table:table-cell table:formula="of:=IF(ISBLANK([Working.K12]);&quot;&quot;;[Working.K12])">
            <text:p/>
          </table:table-cell>
          <table:table-cell table:formula="of:=IF(ISBLANK([Working.M12]);&quot;&quot;;[Working.M12])">
            <text:p/>
          </table:table-cell>
          <table:table-cell table:formula="of:=IF(ISBLANK([Working.N12]);&quot;&quot;;[Working.N12])" office:value-type="string" office:string-value="Copy">
            <text:p>Copy</text:p>
          </table:table-cell>
          <table:table-cell table:formula="of:=IF(ISBLANK([Working.O12]);&quot;&quot;;[Working.O12])" office:value-type="string" office:string-value="A">
            <text:p>A</text:p>
          </table:table-cell>
          <table:table-cell table:formula="of:=IF(ISBLANK([Working.P12]);&quot;&quot;;[Working.P12])" office:value-type="string" office:string-value="B">
            <text:p>B</text:p>
          </table:table-cell>
          <table:table-cell table:formula="of:=IF(ISBLANK([Working.Q12]);&quot;&quot;;[Working.Q12])">
            <text:p/>
          </table:table-cell>
          <table:table-cell table:formula="of:=IF(ISBLANK([Working.R12]);&quot;&quot;;[Working.R12])">
            <text:p/>
          </table:table-cell>
          <table:table-cell table:formula="of:=IF(ISBLANK([Working.S12]);&quot;&quot;;[Working.S12])" office:value-type="string" office:string-value="COPY">
            <text:p>COPY</text:p>
          </table:table-cell>
          <table:table-cell table:formula="of:=IF(ISBLANK([Working.T12]);&quot;&quot;;[Working.T12])" office:value-type="string" office:string-value="COPY A B">
            <text:p>COPY A B</text:p>
          </table:table-cell>
          <table:table-cell table:formula="of:=IF(ISBLANK([Working.U12]);&quot;&quot;;[Working.U12])">
            <text:p/>
          </table:table-cell>
        </table:table-row>
        <table:table-row table:style-name="ro3">
          <table:table-cell table:formula="of:=IF(ISBLANK([Working.A13]);&quot;&quot;;[Working.A13])" office:value-type="float" office:value="11">
            <text:p>11</text:p>
          </table:table-cell>
          <table:table-cell table:formula="of:=IF(ISBLANK([Working.B13]);&quot;&quot;;[Working.B13])" office:value-type="string" office:string-value="0B">
            <text:p>0B</text:p>
          </table:table-cell>
          <table:table-cell table:formula="of:=IF(ISBLANK([Working.C13]);&quot;&quot;;[Working.C13])" office:value-type="string" office:string-value="00001011">
            <text:p>00001011</text:p>
          </table:table-cell>
          <table:table-cell table:formula="of:=IF(ISBLANK([Working.E13]);&quot;&quot;;[Working.E13])" office:value-type="string" office:string-value="00">
            <text:p>00</text:p>
          </table:table-cell>
          <table:table-cell table:formula="of:=IF(ISBLANK([Working.G13]);&quot;&quot;;[Working.G13])" office:value-type="string" office:string-value="001">
            <text:p>001</text:p>
          </table:table-cell>
          <table:table-cell table:formula="of:=IF(ISBLANK([Working.I13]);&quot;&quot;;[Working.I13])" office:value-type="string" office:string-value="011">
            <text:p>011</text:p>
          </table:table-cell>
          <table:table-cell table:formula="of:=IF(ISBLANK([Working.K13]);&quot;&quot;;[Working.K13])">
            <text:p/>
          </table:table-cell>
          <table:table-cell table:formula="of:=IF(ISBLANK([Working.M13]);&quot;&quot;;[Working.M13])">
            <text:p/>
          </table:table-cell>
          <table:table-cell table:formula="of:=IF(ISBLANK([Working.N13]);&quot;&quot;;[Working.N13])" office:value-type="string" office:string-value="Copy">
            <text:p>Copy</text:p>
          </table:table-cell>
          <table:table-cell table:formula="of:=IF(ISBLANK([Working.O13]);&quot;&quot;;[Working.O13])" office:value-type="string" office:string-value="A">
            <text:p>A</text:p>
          </table:table-cell>
          <table:table-cell table:formula="of:=IF(ISBLANK([Working.P13]);&quot;&quot;;[Working.P13])" office:value-type="string" office:string-value="C">
            <text:p>C</text:p>
          </table:table-cell>
          <table:table-cell table:formula="of:=IF(ISBLANK([Working.Q13]);&quot;&quot;;[Working.Q13])">
            <text:p/>
          </table:table-cell>
          <table:table-cell table:formula="of:=IF(ISBLANK([Working.R13]);&quot;&quot;;[Working.R13])">
            <text:p/>
          </table:table-cell>
          <table:table-cell table:formula="of:=IF(ISBLANK([Working.S13]);&quot;&quot;;[Working.S13])" office:value-type="string" office:string-value="COPY">
            <text:p>COPY</text:p>
          </table:table-cell>
          <table:table-cell table:formula="of:=IF(ISBLANK([Working.T13]);&quot;&quot;;[Working.T13])" office:value-type="string" office:string-value="COPY A C">
            <text:p>COPY A C</text:p>
          </table:table-cell>
          <table:table-cell table:formula="of:=IF(ISBLANK([Working.U13]);&quot;&quot;;[Working.U13])">
            <text:p/>
          </table:table-cell>
        </table:table-row>
        <table:table-row table:style-name="ro3">
          <table:table-cell table:formula="of:=IF(ISBLANK([Working.A14]);&quot;&quot;;[Working.A14])" office:value-type="float" office:value="12">
            <text:p>12</text:p>
          </table:table-cell>
          <table:table-cell table:formula="of:=IF(ISBLANK([Working.B14]);&quot;&quot;;[Working.B14])" office:value-type="string" office:string-value="0C">
            <text:p>0C</text:p>
          </table:table-cell>
          <table:table-cell table:formula="of:=IF(ISBLANK([Working.C14]);&quot;&quot;;[Working.C14])" office:value-type="string" office:string-value="00001100">
            <text:p>00001100</text:p>
          </table:table-cell>
          <table:table-cell table:formula="of:=IF(ISBLANK([Working.E14]);&quot;&quot;;[Working.E14])" office:value-type="string" office:string-value="00">
            <text:p>00</text:p>
          </table:table-cell>
          <table:table-cell table:formula="of:=IF(ISBLANK([Working.G14]);&quot;&quot;;[Working.G14])" office:value-type="string" office:string-value="001">
            <text:p>001</text:p>
          </table:table-cell>
          <table:table-cell table:formula="of:=IF(ISBLANK([Working.I14]);&quot;&quot;;[Working.I14])" office:value-type="string" office:string-value="100">
            <text:p>100</text:p>
          </table:table-cell>
          <table:table-cell table:formula="of:=IF(ISBLANK([Working.K14]);&quot;&quot;;[Working.K14])">
            <text:p/>
          </table:table-cell>
          <table:table-cell table:formula="of:=IF(ISBLANK([Working.M14]);&quot;&quot;;[Working.M14])">
            <text:p/>
          </table:table-cell>
          <table:table-cell table:formula="of:=IF(ISBLANK([Working.N14]);&quot;&quot;;[Working.N14])" office:value-type="string" office:string-value="Copy">
            <text:p>Copy</text:p>
          </table:table-cell>
          <table:table-cell table:formula="of:=IF(ISBLANK([Working.O14]);&quot;&quot;;[Working.O14])" office:value-type="string" office:string-value="A">
            <text:p>A</text:p>
          </table:table-cell>
          <table:table-cell table:formula="of:=IF(ISBLANK([Working.P14]);&quot;&quot;;[Working.P14])" office:value-type="string" office:string-value="SP">
            <text:p>SP</text:p>
          </table:table-cell>
          <table:table-cell table:formula="of:=IF(ISBLANK([Working.Q14]);&quot;&quot;;[Working.Q14])">
            <text:p/>
          </table:table-cell>
          <table:table-cell table:formula="of:=IF(ISBLANK([Working.R14]);&quot;&quot;;[Working.R14])">
            <text:p/>
          </table:table-cell>
          <table:table-cell table:formula="of:=IF(ISBLANK([Working.S14]);&quot;&quot;;[Working.S14])" office:value-type="string" office:string-value="COPY">
            <text:p>COPY</text:p>
          </table:table-cell>
          <table:table-cell table:formula="of:=IF(ISBLANK([Working.T14]);&quot;&quot;;[Working.T14])" office:value-type="string" office:string-value="COPY A SP">
            <text:p>COPY A SP</text:p>
          </table:table-cell>
          <table:table-cell table:formula="of:=IF(ISBLANK([Working.U14]);&quot;&quot;;[Working.U14])">
            <text:p/>
          </table:table-cell>
        </table:table-row>
        <table:table-row table:style-name="ro3">
          <table:table-cell table:formula="of:=IF(ISBLANK([Working.A15]);&quot;&quot;;[Working.A15])" office:value-type="float" office:value="13">
            <text:p>13</text:p>
          </table:table-cell>
          <table:table-cell table:formula="of:=IF(ISBLANK([Working.B15]);&quot;&quot;;[Working.B15])" office:value-type="string" office:string-value="0D">
            <text:p>0D</text:p>
          </table:table-cell>
          <table:table-cell table:formula="of:=IF(ISBLANK([Working.C15]);&quot;&quot;;[Working.C15])" office:value-type="string" office:string-value="00001101">
            <text:p>00001101</text:p>
          </table:table-cell>
          <table:table-cell table:formula="of:=IF(ISBLANK([Working.E15]);&quot;&quot;;[Working.E15])" office:value-type="string" office:string-value="00">
            <text:p>00</text:p>
          </table:table-cell>
          <table:table-cell table:formula="of:=IF(ISBLANK([Working.G15]);&quot;&quot;;[Working.G15])" office:value-type="string" office:string-value="001">
            <text:p>001</text:p>
          </table:table-cell>
          <table:table-cell table:formula="of:=IF(ISBLANK([Working.I15]);&quot;&quot;;[Working.I15])" office:value-type="string" office:string-value="101">
            <text:p>101</text:p>
          </table:table-cell>
          <table:table-cell table:formula="of:=IF(ISBLANK([Working.K15]);&quot;&quot;;[Working.K15])">
            <text:p/>
          </table:table-cell>
          <table:table-cell table:formula="of:=IF(ISBLANK([Working.M15]);&quot;&quot;;[Working.M15])">
            <text:p/>
          </table:table-cell>
          <table:table-cell table:formula="of:=IF(ISBLANK([Working.N15]);&quot;&quot;;[Working.N15])" office:value-type="string" office:string-value="Copy">
            <text:p>Copy</text:p>
          </table:table-cell>
          <table:table-cell table:formula="of:=IF(ISBLANK([Working.O15]);&quot;&quot;;[Working.O15])" office:value-type="string" office:string-value="A">
            <text:p>A</text:p>
          </table:table-cell>
          <table:table-cell table:formula="of:=IF(ISBLANK([Working.P15]);&quot;&quot;;[Working.P15])" office:value-type="string" office:string-value="PC">
            <text:p>PC</text:p>
          </table:table-cell>
          <table:table-cell table:formula="of:=IF(ISBLANK([Working.Q15]);&quot;&quot;;[Working.Q15])">
            <text:p/>
          </table:table-cell>
          <table:table-cell table:formula="of:=IF(ISBLANK([Working.R15]);&quot;&quot;;[Working.R15])">
            <text:p/>
          </table:table-cell>
          <table:table-cell table:formula="of:=IF(ISBLANK([Working.S15]);&quot;&quot;;[Working.S15])" office:value-type="string" office:string-value="JUMP">
            <text:p>JUMP</text:p>
          </table:table-cell>
          <table:table-cell table:formula="of:=IF(ISBLANK([Working.T15]);&quot;&quot;;[Working.T15])" office:value-type="string" office:string-value="JUMP A">
            <text:p>JUMP A</text:p>
          </table:table-cell>
          <table:table-cell table:formula="of:=IF(ISBLANK([Working.U15]);&quot;&quot;;[Working.U15])">
            <text:p/>
          </table:table-cell>
        </table:table-row>
        <table:table-row table:style-name="ro3">
          <table:table-cell table:formula="of:=IF(ISBLANK([Working.A16]);&quot;&quot;;[Working.A16])" office:value-type="float" office:value="14">
            <text:p>14</text:p>
          </table:table-cell>
          <table:table-cell table:formula="of:=IF(ISBLANK([Working.B16]);&quot;&quot;;[Working.B16])" office:value-type="string" office:string-value="0E">
            <text:p>0E</text:p>
          </table:table-cell>
          <table:table-cell table:formula="of:=IF(ISBLANK([Working.C16]);&quot;&quot;;[Working.C16])" office:value-type="string" office:string-value="00001110">
            <text:p>00001110</text:p>
          </table:table-cell>
          <table:table-cell table:formula="of:=IF(ISBLANK([Working.E16]);&quot;&quot;;[Working.E16])" office:value-type="string" office:string-value="00">
            <text:p>00</text:p>
          </table:table-cell>
          <table:table-cell table:formula="of:=IF(ISBLANK([Working.G16]);&quot;&quot;;[Working.G16])" office:value-type="string" office:string-value="001">
            <text:p>001</text:p>
          </table:table-cell>
          <table:table-cell table:formula="of:=IF(ISBLANK([Working.I16]);&quot;&quot;;[Working.I16])" office:value-type="string" office:string-value="110">
            <text:p>110</text:p>
          </table:table-cell>
          <table:table-cell table:formula="of:=IF(ISBLANK([Working.K16]);&quot;&quot;;[Working.K16])">
            <text:p/>
          </table:table-cell>
          <table:table-cell table:formula="of:=IF(ISBLANK([Working.M16]);&quot;&quot;;[Working.M16])">
            <text:p/>
          </table:table-cell>
          <table:table-cell table:formula="of:=IF(ISBLANK([Working.N16]);&quot;&quot;;[Working.N16])" office:value-type="string" office:string-value="Copy">
            <text:p>Copy</text:p>
          </table:table-cell>
          <table:table-cell table:formula="of:=IF(ISBLANK([Working.O16]);&quot;&quot;;[Working.O16])" office:value-type="string" office:string-value="A">
            <text:p>A</text:p>
          </table:table-cell>
          <table:table-cell table:formula="of:=IF(ISBLANK([Working.P16]);&quot;&quot;;[Working.P16])" office:value-type="string" office:string-value="SP+/-">
            <text:p>SP+/-</text:p>
          </table:table-cell>
          <table:table-cell table:formula="of:=IF(ISBLANK([Working.Q16]);&quot;&quot;;[Working.Q16])">
            <text:p/>
          </table:table-cell>
          <table:table-cell table:formula="of:=IF(ISBLANK([Working.R16]);&quot;&quot;;[Working.R16])">
            <text:p/>
          </table:table-cell>
          <table:table-cell table:formula="of:=IF(ISBLANK([Working.S16]);&quot;&quot;;[Working.S16])" office:value-type="string" office:string-value="JUMP_IF_LTE_ACC">
            <text:p>JUMP_IF_LTE_ACC</text:p>
          </table:table-cell>
          <table:table-cell table:formula="of:=IF(ISBLANK([Working.T16]);&quot;&quot;;[Working.T16])" office:value-type="string" office:string-value="JUMP_IF_LTE_ACC A CONST">
            <text:p>JUMP_IF_LTE_ACC A CONST</text:p>
          </table:table-cell>
          <table:table-cell table:formula="of:=IF(ISBLANK([Working.U16]);&quot;&quot;;[Working.U16])">
            <text:p/>
          </table:table-cell>
        </table:table-row>
        <table:table-row table:style-name="ro3">
          <table:table-cell table:formula="of:=IF(ISBLANK([Working.A17]);&quot;&quot;;[Working.A17])" office:value-type="float" office:value="15">
            <text:p>15</text:p>
          </table:table-cell>
          <table:table-cell table:formula="of:=IF(ISBLANK([Working.B17]);&quot;&quot;;[Working.B17])" office:value-type="string" office:string-value="0F">
            <text:p>0F</text:p>
          </table:table-cell>
          <table:table-cell table:formula="of:=IF(ISBLANK([Working.C17]);&quot;&quot;;[Working.C17])" office:value-type="string" office:string-value="00001111">
            <text:p>00001111</text:p>
          </table:table-cell>
          <table:table-cell table:formula="of:=IF(ISBLANK([Working.E17]);&quot;&quot;;[Working.E17])" office:value-type="string" office:string-value="00">
            <text:p>00</text:p>
          </table:table-cell>
          <table:table-cell table:formula="of:=IF(ISBLANK([Working.G17]);&quot;&quot;;[Working.G17])" office:value-type="string" office:string-value="001">
            <text:p>001</text:p>
          </table:table-cell>
          <table:table-cell table:formula="of:=IF(ISBLANK([Working.I17]);&quot;&quot;;[Working.I17])" office:value-type="string" office:string-value="111">
            <text:p>111</text:p>
          </table:table-cell>
          <table:table-cell table:formula="of:=IF(ISBLANK([Working.K17]);&quot;&quot;;[Working.K17])">
            <text:p/>
          </table:table-cell>
          <table:table-cell table:formula="of:=IF(ISBLANK([Working.M17]);&quot;&quot;;[Working.M17])">
            <text:p/>
          </table:table-cell>
          <table:table-cell table:formula="of:=IF(ISBLANK([Working.N17]);&quot;&quot;;[Working.N17])" office:value-type="string" office:string-value="Copy">
            <text:p>Copy</text:p>
          </table:table-cell>
          <table:table-cell table:formula="of:=IF(ISBLANK([Working.O17]);&quot;&quot;;[Working.O17])" office:value-type="string" office:string-value="A">
            <text:p>A</text:p>
          </table:table-cell>
          <table:table-cell table:formula="of:=IF(ISBLANK([Working.P17]);&quot;&quot;;[Working.P17])" office:value-type="string" office:string-value="CONST">
            <text:p>CONST</text:p>
          </table:table-cell>
          <table:table-cell table:formula="of:=IF(ISBLANK([Working.Q17]);&quot;&quot;;[Working.Q17])">
            <text:p/>
          </table:table-cell>
          <table:table-cell table:formula="of:=IF(ISBLANK([Working.R17]);&quot;&quot;;[Working.R17])">
            <text:p/>
          </table:table-cell>
          <table:table-cell table:formula="of:=IF(ISBLANK([Working.S17]);&quot;&quot;;[Working.S17])" office:value-type="string" office:string-value="JUMP_IF_EQ_ACC">
            <text:p>JUMP_IF_EQ_ACC</text:p>
          </table:table-cell>
          <table:table-cell table:formula="of:=IF(ISBLANK([Working.T17]);&quot;&quot;;[Working.T17])" office:value-type="string" office:string-value="JUMP_IF_EQ_ACC A CONST">
            <text:p>JUMP_IF_EQ_ACC A CONST</text:p>
          </table:table-cell>
          <table:table-cell table:formula="of:=IF(ISBLANK([Working.U17]);&quot;&quot;;[Working.U17])">
            <text:p/>
          </table:table-cell>
        </table:table-row>
        <table:table-row table:style-name="ro3">
          <table:table-cell table:formula="of:=IF(ISBLANK([Working.A18]);&quot;&quot;;[Working.A18])" office:value-type="float" office:value="16">
            <text:p>16</text:p>
          </table:table-cell>
          <table:table-cell table:formula="of:=IF(ISBLANK([Working.B18]);&quot;&quot;;[Working.B18])" office:value-type="string" office:string-value="10">
            <text:p>10</text:p>
          </table:table-cell>
          <table:table-cell table:formula="of:=IF(ISBLANK([Working.C18]);&quot;&quot;;[Working.C18])" office:value-type="string" office:string-value="00010000">
            <text:p>00010000</text:p>
          </table:table-cell>
          <table:table-cell table:formula="of:=IF(ISBLANK([Working.E18]);&quot;&quot;;[Working.E18])" office:value-type="string" office:string-value="00">
            <text:p>00</text:p>
          </table:table-cell>
          <table:table-cell table:formula="of:=IF(ISBLANK([Working.G18]);&quot;&quot;;[Working.G18])" office:value-type="string" office:string-value="010">
            <text:p>010</text:p>
          </table:table-cell>
          <table:table-cell table:formula="of:=IF(ISBLANK([Working.I18]);&quot;&quot;;[Working.I18])" office:value-type="string" office:string-value="000">
            <text:p>000</text:p>
          </table:table-cell>
          <table:table-cell table:formula="of:=IF(ISBLANK([Working.K18]);&quot;&quot;;[Working.K18])">
            <text:p/>
          </table:table-cell>
          <table:table-cell table:formula="of:=IF(ISBLANK([Working.M18]);&quot;&quot;;[Working.M18])">
            <text:p/>
          </table:table-cell>
          <table:table-cell table:formula="of:=IF(ISBLANK([Working.N18]);&quot;&quot;;[Working.N18])" office:value-type="string" office:string-value="Copy">
            <text:p>Copy</text:p>
          </table:table-cell>
          <table:table-cell table:formula="of:=IF(ISBLANK([Working.O18]);&quot;&quot;;[Working.O18])" office:value-type="string" office:string-value="B">
            <text:p>B</text:p>
          </table:table-cell>
          <table:table-cell table:formula="of:=IF(ISBLANK([Working.P18]);&quot;&quot;;[Working.P18])" office:value-type="string" office:string-value="ACC">
            <text:p>ACC</text:p>
          </table:table-cell>
          <table:table-cell table:formula="of:=IF(ISBLANK([Working.Q18]);&quot;&quot;;[Working.Q18])">
            <text:p/>
          </table:table-cell>
          <table:table-cell table:formula="of:=IF(ISBLANK([Working.R18]);&quot;&quot;;[Working.R18])">
            <text:p/>
          </table:table-cell>
          <table:table-cell table:formula="of:=IF(ISBLANK([Working.S18]);&quot;&quot;;[Working.S18])" office:value-type="string" office:string-value="COPY">
            <text:p>COPY</text:p>
          </table:table-cell>
          <table:table-cell table:formula="of:=IF(ISBLANK([Working.T18]);&quot;&quot;;[Working.T18])" office:value-type="string" office:string-value="COPY B ACC">
            <text:p>COPY B ACC</text:p>
          </table:table-cell>
          <table:table-cell table:formula="of:=IF(ISBLANK([Working.U18]);&quot;&quot;;[Working.U18])">
            <text:p/>
          </table:table-cell>
        </table:table-row>
        <table:table-row table:style-name="ro3">
          <table:table-cell table:formula="of:=IF(ISBLANK([Working.A19]);&quot;&quot;;[Working.A19])" office:value-type="float" office:value="17">
            <text:p>17</text:p>
          </table:table-cell>
          <table:table-cell table:formula="of:=IF(ISBLANK([Working.B19]);&quot;&quot;;[Working.B19])" office:value-type="string" office:string-value="11">
            <text:p>11</text:p>
          </table:table-cell>
          <table:table-cell table:formula="of:=IF(ISBLANK([Working.C19]);&quot;&quot;;[Working.C19])" office:value-type="string" office:string-value="00010001">
            <text:p>00010001</text:p>
          </table:table-cell>
          <table:table-cell table:formula="of:=IF(ISBLANK([Working.E19]);&quot;&quot;;[Working.E19])" office:value-type="string" office:string-value="00">
            <text:p>00</text:p>
          </table:table-cell>
          <table:table-cell table:formula="of:=IF(ISBLANK([Working.G19]);&quot;&quot;;[Working.G19])" office:value-type="string" office:string-value="010">
            <text:p>010</text:p>
          </table:table-cell>
          <table:table-cell table:formula="of:=IF(ISBLANK([Working.I19]);&quot;&quot;;[Working.I19])" office:value-type="string" office:string-value="001">
            <text:p>001</text:p>
          </table:table-cell>
          <table:table-cell table:formula="of:=IF(ISBLANK([Working.K19]);&quot;&quot;;[Working.K19])">
            <text:p/>
          </table:table-cell>
          <table:table-cell table:formula="of:=IF(ISBLANK([Working.M19]);&quot;&quot;;[Working.M19])">
            <text:p/>
          </table:table-cell>
          <table:table-cell table:formula="of:=IF(ISBLANK([Working.N19]);&quot;&quot;;[Working.N19])" office:value-type="string" office:string-value="Copy">
            <text:p>Copy</text:p>
          </table:table-cell>
          <table:table-cell table:formula="of:=IF(ISBLANK([Working.O19]);&quot;&quot;;[Working.O19])" office:value-type="string" office:string-value="B">
            <text:p>B</text:p>
          </table:table-cell>
          <table:table-cell table:formula="of:=IF(ISBLANK([Working.P19]);&quot;&quot;;[Working.P19])" office:value-type="string" office:string-value="A">
            <text:p>A</text:p>
          </table:table-cell>
          <table:table-cell table:formula="of:=IF(ISBLANK([Working.Q19]);&quot;&quot;;[Working.Q19])">
            <text:p/>
          </table:table-cell>
          <table:table-cell table:formula="of:=IF(ISBLANK([Working.R19]);&quot;&quot;;[Working.R19])">
            <text:p/>
          </table:table-cell>
          <table:table-cell table:formula="of:=IF(ISBLANK([Working.S19]);&quot;&quot;;[Working.S19])" office:value-type="string" office:string-value="COPY">
            <text:p>COPY</text:p>
          </table:table-cell>
          <table:table-cell table:formula="of:=IF(ISBLANK([Working.T19]);&quot;&quot;;[Working.T19])" office:value-type="string" office:string-value="COPY B A">
            <text:p>COPY B A</text:p>
          </table:table-cell>
          <table:table-cell table:formula="of:=IF(ISBLANK([Working.U19]);&quot;&quot;;[Working.U19])">
            <text:p/>
          </table:table-cell>
        </table:table-row>
        <table:table-row table:style-name="ro3">
          <table:table-cell table:formula="of:=IF(ISBLANK([Working.A20]);&quot;&quot;;[Working.A20])" office:value-type="float" office:value="18">
            <text:p>18</text:p>
          </table:table-cell>
          <table:table-cell table:formula="of:=IF(ISBLANK([Working.B20]);&quot;&quot;;[Working.B20])" office:value-type="string" office:string-value="12">
            <text:p>12</text:p>
          </table:table-cell>
          <table:table-cell table:formula="of:=IF(ISBLANK([Working.C20]);&quot;&quot;;[Working.C20])" office:value-type="string" office:string-value="00010010">
            <text:p>00010010</text:p>
          </table:table-cell>
          <table:table-cell table:formula="of:=IF(ISBLANK([Working.E20]);&quot;&quot;;[Working.E20])" office:value-type="string" office:string-value="00">
            <text:p>00</text:p>
          </table:table-cell>
          <table:table-cell table:formula="of:=IF(ISBLANK([Working.G20]);&quot;&quot;;[Working.G20])" office:value-type="string" office:string-value="010">
            <text:p>010</text:p>
          </table:table-cell>
          <table:table-cell table:formula="of:=IF(ISBLANK([Working.I20]);&quot;&quot;;[Working.I20])" office:value-type="string" office:string-value="010">
            <text:p>010</text:p>
          </table:table-cell>
          <table:table-cell table:formula="of:=IF(ISBLANK([Working.K20]);&quot;&quot;;[Working.K20])">
            <text:p/>
          </table:table-cell>
          <table:table-cell table:formula="of:=IF(ISBLANK([Working.M20]);&quot;&quot;;[Working.M20])">
            <text:p/>
          </table:table-cell>
          <table:table-cell table:formula="of:=IF(ISBLANK([Working.N20]);&quot;&quot;;[Working.N20])" office:value-type="string" office:string-value="Copy">
            <text:p>Copy</text:p>
          </table:table-cell>
          <table:table-cell table:formula="of:=IF(ISBLANK([Working.O20]);&quot;&quot;;[Working.O20])" office:value-type="string" office:string-value="B">
            <text:p>B</text:p>
          </table:table-cell>
          <table:table-cell table:formula="of:=IF(ISBLANK([Working.P20]);&quot;&quot;;[Working.P20])" office:value-type="string" office:string-value="B">
            <text:p>B</text:p>
          </table:table-cell>
          <table:table-cell table:formula="of:=IF(ISBLANK([Working.Q20]);&quot;&quot;;[Working.Q20])">
            <text:p/>
          </table:table-cell>
          <table:table-cell table:formula="of:=IF(ISBLANK([Working.R20]);&quot;&quot;;[Working.R20])">
            <text:p/>
          </table:table-cell>
          <table:table-cell table:formula="of:=IF(ISBLANK([Working.S20]);&quot;&quot;;[Working.S20])" office:value-type="string" office:string-value="JUMP_IF_POSITIVE_FLAG">
            <text:p>JUMP_IF_POSITIVE_FLAG</text:p>
          </table:table-cell>
          <table:table-cell table:formula="of:=IF(ISBLANK([Working.T20]);&quot;&quot;;[Working.T20])" office:value-type="string" office:string-value="JUMP_IF_POSITIVE_FLAG CONST">
            <text:p>JUMP_IF_POSITIVE_FLAG CONST</text:p>
          </table:table-cell>
          <table:table-cell table:formula="of:=IF(ISBLANK([Working.U20]);&quot;&quot;;[Working.U20])">
            <text:p/>
          </table:table-cell>
        </table:table-row>
        <table:table-row table:style-name="ro3">
          <table:table-cell table:formula="of:=IF(ISBLANK([Working.A21]);&quot;&quot;;[Working.A21])" office:value-type="float" office:value="19">
            <text:p>19</text:p>
          </table:table-cell>
          <table:table-cell table:formula="of:=IF(ISBLANK([Working.B21]);&quot;&quot;;[Working.B21])" office:value-type="string" office:string-value="13">
            <text:p>13</text:p>
          </table:table-cell>
          <table:table-cell table:formula="of:=IF(ISBLANK([Working.C21]);&quot;&quot;;[Working.C21])" office:value-type="string" office:string-value="00010011">
            <text:p>00010011</text:p>
          </table:table-cell>
          <table:table-cell table:formula="of:=IF(ISBLANK([Working.E21]);&quot;&quot;;[Working.E21])" office:value-type="string" office:string-value="00">
            <text:p>00</text:p>
          </table:table-cell>
          <table:table-cell table:formula="of:=IF(ISBLANK([Working.G21]);&quot;&quot;;[Working.G21])" office:value-type="string" office:string-value="010">
            <text:p>010</text:p>
          </table:table-cell>
          <table:table-cell table:formula="of:=IF(ISBLANK([Working.I21]);&quot;&quot;;[Working.I21])" office:value-type="string" office:string-value="011">
            <text:p>011</text:p>
          </table:table-cell>
          <table:table-cell table:formula="of:=IF(ISBLANK([Working.K21]);&quot;&quot;;[Working.K21])">
            <text:p/>
          </table:table-cell>
          <table:table-cell table:formula="of:=IF(ISBLANK([Working.M21]);&quot;&quot;;[Working.M21])">
            <text:p/>
          </table:table-cell>
          <table:table-cell table:formula="of:=IF(ISBLANK([Working.N21]);&quot;&quot;;[Working.N21])" office:value-type="string" office:string-value="Copy">
            <text:p>Copy</text:p>
          </table:table-cell>
          <table:table-cell table:formula="of:=IF(ISBLANK([Working.O21]);&quot;&quot;;[Working.O21])" office:value-type="string" office:string-value="B">
            <text:p>B</text:p>
          </table:table-cell>
          <table:table-cell table:formula="of:=IF(ISBLANK([Working.P21]);&quot;&quot;;[Working.P21])" office:value-type="string" office:string-value="C">
            <text:p>C</text:p>
          </table:table-cell>
          <table:table-cell table:formula="of:=IF(ISBLANK([Working.Q21]);&quot;&quot;;[Working.Q21])">
            <text:p/>
          </table:table-cell>
          <table:table-cell table:formula="of:=IF(ISBLANK([Working.R21]);&quot;&quot;;[Working.R21])">
            <text:p/>
          </table:table-cell>
          <table:table-cell table:formula="of:=IF(ISBLANK([Working.S21]);&quot;&quot;;[Working.S21])" office:value-type="string" office:string-value="COPY">
            <text:p>COPY</text:p>
          </table:table-cell>
          <table:table-cell table:formula="of:=IF(ISBLANK([Working.T21]);&quot;&quot;;[Working.T21])" office:value-type="string" office:string-value="COPY B C">
            <text:p>COPY B C</text:p>
          </table:table-cell>
          <table:table-cell table:formula="of:=IF(ISBLANK([Working.U21]);&quot;&quot;;[Working.U21])">
            <text:p/>
          </table:table-cell>
        </table:table-row>
        <table:table-row table:style-name="ro3">
          <table:table-cell table:formula="of:=IF(ISBLANK([Working.A22]);&quot;&quot;;[Working.A22])" office:value-type="float" office:value="20">
            <text:p>20</text:p>
          </table:table-cell>
          <table:table-cell table:formula="of:=IF(ISBLANK([Working.B22]);&quot;&quot;;[Working.B22])" office:value-type="string" office:string-value="14">
            <text:p>14</text:p>
          </table:table-cell>
          <table:table-cell table:formula="of:=IF(ISBLANK([Working.C22]);&quot;&quot;;[Working.C22])" office:value-type="string" office:string-value="00010100">
            <text:p>00010100</text:p>
          </table:table-cell>
          <table:table-cell table:formula="of:=IF(ISBLANK([Working.E22]);&quot;&quot;;[Working.E22])" office:value-type="string" office:string-value="00">
            <text:p>00</text:p>
          </table:table-cell>
          <table:table-cell table:formula="of:=IF(ISBLANK([Working.G22]);&quot;&quot;;[Working.G22])" office:value-type="string" office:string-value="010">
            <text:p>010</text:p>
          </table:table-cell>
          <table:table-cell table:formula="of:=IF(ISBLANK([Working.I22]);&quot;&quot;;[Working.I22])" office:value-type="string" office:string-value="100">
            <text:p>100</text:p>
          </table:table-cell>
          <table:table-cell table:formula="of:=IF(ISBLANK([Working.K22]);&quot;&quot;;[Working.K22])">
            <text:p/>
          </table:table-cell>
          <table:table-cell table:formula="of:=IF(ISBLANK([Working.M22]);&quot;&quot;;[Working.M22])">
            <text:p/>
          </table:table-cell>
          <table:table-cell table:formula="of:=IF(ISBLANK([Working.N22]);&quot;&quot;;[Working.N22])" office:value-type="string" office:string-value="Copy">
            <text:p>Copy</text:p>
          </table:table-cell>
          <table:table-cell table:formula="of:=IF(ISBLANK([Working.O22]);&quot;&quot;;[Working.O22])" office:value-type="string" office:string-value="B">
            <text:p>B</text:p>
          </table:table-cell>
          <table:table-cell table:formula="of:=IF(ISBLANK([Working.P22]);&quot;&quot;;[Working.P22])" office:value-type="string" office:string-value="SP">
            <text:p>SP</text:p>
          </table:table-cell>
          <table:table-cell table:formula="of:=IF(ISBLANK([Working.Q22]);&quot;&quot;;[Working.Q22])">
            <text:p/>
          </table:table-cell>
          <table:table-cell table:formula="of:=IF(ISBLANK([Working.R22]);&quot;&quot;;[Working.R22])">
            <text:p/>
          </table:table-cell>
          <table:table-cell table:formula="of:=IF(ISBLANK([Working.S22]);&quot;&quot;;[Working.S22])" office:value-type="string" office:string-value="COPY">
            <text:p>COPY</text:p>
          </table:table-cell>
          <table:table-cell table:formula="of:=IF(ISBLANK([Working.T22]);&quot;&quot;;[Working.T22])" office:value-type="string" office:string-value="COPY B SP">
            <text:p>COPY B SP</text:p>
          </table:table-cell>
          <table:table-cell table:formula="of:=IF(ISBLANK([Working.U22]);&quot;&quot;;[Working.U22])">
            <text:p/>
          </table:table-cell>
        </table:table-row>
        <table:table-row table:style-name="ro3">
          <table:table-cell table:formula="of:=IF(ISBLANK([Working.A23]);&quot;&quot;;[Working.A23])" office:value-type="float" office:value="21">
            <text:p>21</text:p>
          </table:table-cell>
          <table:table-cell table:formula="of:=IF(ISBLANK([Working.B23]);&quot;&quot;;[Working.B23])" office:value-type="string" office:string-value="15">
            <text:p>15</text:p>
          </table:table-cell>
          <table:table-cell table:formula="of:=IF(ISBLANK([Working.C23]);&quot;&quot;;[Working.C23])" office:value-type="string" office:string-value="00010101">
            <text:p>00010101</text:p>
          </table:table-cell>
          <table:table-cell table:formula="of:=IF(ISBLANK([Working.E23]);&quot;&quot;;[Working.E23])" office:value-type="string" office:string-value="00">
            <text:p>00</text:p>
          </table:table-cell>
          <table:table-cell table:formula="of:=IF(ISBLANK([Working.G23]);&quot;&quot;;[Working.G23])" office:value-type="string" office:string-value="010">
            <text:p>010</text:p>
          </table:table-cell>
          <table:table-cell table:formula="of:=IF(ISBLANK([Working.I23]);&quot;&quot;;[Working.I23])" office:value-type="string" office:string-value="101">
            <text:p>101</text:p>
          </table:table-cell>
          <table:table-cell table:formula="of:=IF(ISBLANK([Working.K23]);&quot;&quot;;[Working.K23])">
            <text:p/>
          </table:table-cell>
          <table:table-cell table:formula="of:=IF(ISBLANK([Working.M23]);&quot;&quot;;[Working.M23])">
            <text:p/>
          </table:table-cell>
          <table:table-cell table:formula="of:=IF(ISBLANK([Working.N23]);&quot;&quot;;[Working.N23])" office:value-type="string" office:string-value="Copy">
            <text:p>Copy</text:p>
          </table:table-cell>
          <table:table-cell table:formula="of:=IF(ISBLANK([Working.O23]);&quot;&quot;;[Working.O23])" office:value-type="string" office:string-value="B">
            <text:p>B</text:p>
          </table:table-cell>
          <table:table-cell table:formula="of:=IF(ISBLANK([Working.P23]);&quot;&quot;;[Working.P23])" office:value-type="string" office:string-value="PC">
            <text:p>PC</text:p>
          </table:table-cell>
          <table:table-cell table:formula="of:=IF(ISBLANK([Working.Q23]);&quot;&quot;;[Working.Q23])">
            <text:p/>
          </table:table-cell>
          <table:table-cell table:formula="of:=IF(ISBLANK([Working.R23]);&quot;&quot;;[Working.R23])">
            <text:p/>
          </table:table-cell>
          <table:table-cell table:formula="of:=IF(ISBLANK([Working.S23]);&quot;&quot;;[Working.S23])" office:value-type="string" office:string-value="JUMP">
            <text:p>JUMP</text:p>
          </table:table-cell>
          <table:table-cell table:formula="of:=IF(ISBLANK([Working.T23]);&quot;&quot;;[Working.T23])" office:value-type="string" office:string-value="JUMP B">
            <text:p>JUMP B</text:p>
          </table:table-cell>
          <table:table-cell table:formula="of:=IF(ISBLANK([Working.U23]);&quot;&quot;;[Working.U23])">
            <text:p/>
          </table:table-cell>
        </table:table-row>
        <table:table-row table:style-name="ro3">
          <table:table-cell table:formula="of:=IF(ISBLANK([Working.A24]);&quot;&quot;;[Working.A24])" office:value-type="float" office:value="22">
            <text:p>22</text:p>
          </table:table-cell>
          <table:table-cell table:formula="of:=IF(ISBLANK([Working.B24]);&quot;&quot;;[Working.B24])" office:value-type="string" office:string-value="16">
            <text:p>16</text:p>
          </table:table-cell>
          <table:table-cell table:formula="of:=IF(ISBLANK([Working.C24]);&quot;&quot;;[Working.C24])" office:value-type="string" office:string-value="00010110">
            <text:p>00010110</text:p>
          </table:table-cell>
          <table:table-cell table:formula="of:=IF(ISBLANK([Working.E24]);&quot;&quot;;[Working.E24])" office:value-type="string" office:string-value="00">
            <text:p>00</text:p>
          </table:table-cell>
          <table:table-cell table:formula="of:=IF(ISBLANK([Working.G24]);&quot;&quot;;[Working.G24])" office:value-type="string" office:string-value="010">
            <text:p>010</text:p>
          </table:table-cell>
          <table:table-cell table:formula="of:=IF(ISBLANK([Working.I24]);&quot;&quot;;[Working.I24])" office:value-type="string" office:string-value="110">
            <text:p>110</text:p>
          </table:table-cell>
          <table:table-cell table:formula="of:=IF(ISBLANK([Working.K24]);&quot;&quot;;[Working.K24])">
            <text:p/>
          </table:table-cell>
          <table:table-cell table:formula="of:=IF(ISBLANK([Working.M24]);&quot;&quot;;[Working.M24])">
            <text:p/>
          </table:table-cell>
          <table:table-cell table:formula="of:=IF(ISBLANK([Working.N24]);&quot;&quot;;[Working.N24])" office:value-type="string" office:string-value="Copy">
            <text:p>Copy</text:p>
          </table:table-cell>
          <table:table-cell table:formula="of:=IF(ISBLANK([Working.O24]);&quot;&quot;;[Working.O24])" office:value-type="string" office:string-value="B">
            <text:p>B</text:p>
          </table:table-cell>
          <table:table-cell table:formula="of:=IF(ISBLANK([Working.P24]);&quot;&quot;;[Working.P24])" office:value-type="string" office:string-value="SP+/-">
            <text:p>SP+/-</text:p>
          </table:table-cell>
          <table:table-cell table:formula="of:=IF(ISBLANK([Working.Q24]);&quot;&quot;;[Working.Q24])">
            <text:p/>
          </table:table-cell>
          <table:table-cell table:formula="of:=IF(ISBLANK([Working.R24]);&quot;&quot;;[Working.R24])">
            <text:p/>
          </table:table-cell>
          <table:table-cell table:formula="of:=IF(ISBLANK([Working.S24]);&quot;&quot;;[Working.S24])" office:value-type="string" office:string-value="JUMP_IF_LTE_ACC">
            <text:p>JUMP_IF_LTE_ACC</text:p>
          </table:table-cell>
          <table:table-cell table:formula="of:=IF(ISBLANK([Working.T24]);&quot;&quot;;[Working.T24])" office:value-type="string" office:string-value="JUMP_IF_LTE_ACC B CONST">
            <text:p>JUMP_IF_LTE_ACC B CONST</text:p>
          </table:table-cell>
          <table:table-cell table:formula="of:=IF(ISBLANK([Working.U24]);&quot;&quot;;[Working.U24])">
            <text:p/>
          </table:table-cell>
        </table:table-row>
        <table:table-row table:style-name="ro3">
          <table:table-cell table:formula="of:=IF(ISBLANK([Working.A25]);&quot;&quot;;[Working.A25])" office:value-type="float" office:value="23">
            <text:p>23</text:p>
          </table:table-cell>
          <table:table-cell table:formula="of:=IF(ISBLANK([Working.B25]);&quot;&quot;;[Working.B25])" office:value-type="string" office:string-value="17">
            <text:p>17</text:p>
          </table:table-cell>
          <table:table-cell table:formula="of:=IF(ISBLANK([Working.C25]);&quot;&quot;;[Working.C25])" office:value-type="string" office:string-value="00010111">
            <text:p>00010111</text:p>
          </table:table-cell>
          <table:table-cell table:formula="of:=IF(ISBLANK([Working.E25]);&quot;&quot;;[Working.E25])" office:value-type="string" office:string-value="00">
            <text:p>00</text:p>
          </table:table-cell>
          <table:table-cell table:formula="of:=IF(ISBLANK([Working.G25]);&quot;&quot;;[Working.G25])" office:value-type="string" office:string-value="010">
            <text:p>010</text:p>
          </table:table-cell>
          <table:table-cell table:formula="of:=IF(ISBLANK([Working.I25]);&quot;&quot;;[Working.I25])" office:value-type="string" office:string-value="111">
            <text:p>111</text:p>
          </table:table-cell>
          <table:table-cell table:formula="of:=IF(ISBLANK([Working.K25]);&quot;&quot;;[Working.K25])">
            <text:p/>
          </table:table-cell>
          <table:table-cell table:formula="of:=IF(ISBLANK([Working.M25]);&quot;&quot;;[Working.M25])">
            <text:p/>
          </table:table-cell>
          <table:table-cell table:formula="of:=IF(ISBLANK([Working.N25]);&quot;&quot;;[Working.N25])" office:value-type="string" office:string-value="Copy">
            <text:p>Copy</text:p>
          </table:table-cell>
          <table:table-cell table:formula="of:=IF(ISBLANK([Working.O25]);&quot;&quot;;[Working.O25])" office:value-type="string" office:string-value="B">
            <text:p>B</text:p>
          </table:table-cell>
          <table:table-cell table:formula="of:=IF(ISBLANK([Working.P25]);&quot;&quot;;[Working.P25])" office:value-type="string" office:string-value="CONST">
            <text:p>CONST</text:p>
          </table:table-cell>
          <table:table-cell table:formula="of:=IF(ISBLANK([Working.Q25]);&quot;&quot;;[Working.Q25])">
            <text:p/>
          </table:table-cell>
          <table:table-cell table:formula="of:=IF(ISBLANK([Working.R25]);&quot;&quot;;[Working.R25])">
            <text:p/>
          </table:table-cell>
          <table:table-cell table:formula="of:=IF(ISBLANK([Working.S25]);&quot;&quot;;[Working.S25])" office:value-type="string" office:string-value="JUMP_IF_EQ_ACC">
            <text:p>JUMP_IF_EQ_ACC</text:p>
          </table:table-cell>
          <table:table-cell table:formula="of:=IF(ISBLANK([Working.T25]);&quot;&quot;;[Working.T25])" office:value-type="string" office:string-value="JUMP_IF_EQ_ACC B CONST">
            <text:p>JUMP_IF_EQ_ACC B CONST</text:p>
          </table:table-cell>
          <table:table-cell table:formula="of:=IF(ISBLANK([Working.U25]);&quot;&quot;;[Working.U25])">
            <text:p/>
          </table:table-cell>
        </table:table-row>
        <table:table-row table:style-name="ro3">
          <table:table-cell table:formula="of:=IF(ISBLANK([Working.A26]);&quot;&quot;;[Working.A26])" office:value-type="float" office:value="24">
            <text:p>24</text:p>
          </table:table-cell>
          <table:table-cell table:formula="of:=IF(ISBLANK([Working.B26]);&quot;&quot;;[Working.B26])" office:value-type="string" office:string-value="18">
            <text:p>18</text:p>
          </table:table-cell>
          <table:table-cell table:formula="of:=IF(ISBLANK([Working.C26]);&quot;&quot;;[Working.C26])" office:value-type="string" office:string-value="00011000">
            <text:p>00011000</text:p>
          </table:table-cell>
          <table:table-cell table:formula="of:=IF(ISBLANK([Working.E26]);&quot;&quot;;[Working.E26])" office:value-type="string" office:string-value="00">
            <text:p>00</text:p>
          </table:table-cell>
          <table:table-cell table:formula="of:=IF(ISBLANK([Working.G26]);&quot;&quot;;[Working.G26])" office:value-type="string" office:string-value="011">
            <text:p>011</text:p>
          </table:table-cell>
          <table:table-cell table:formula="of:=IF(ISBLANK([Working.I26]);&quot;&quot;;[Working.I26])" office:value-type="string" office:string-value="000">
            <text:p>000</text:p>
          </table:table-cell>
          <table:table-cell table:formula="of:=IF(ISBLANK([Working.K26]);&quot;&quot;;[Working.K26])">
            <text:p/>
          </table:table-cell>
          <table:table-cell table:formula="of:=IF(ISBLANK([Working.M26]);&quot;&quot;;[Working.M26])">
            <text:p/>
          </table:table-cell>
          <table:table-cell table:formula="of:=IF(ISBLANK([Working.N26]);&quot;&quot;;[Working.N26])" office:value-type="string" office:string-value="Copy">
            <text:p>Copy</text:p>
          </table:table-cell>
          <table:table-cell table:formula="of:=IF(ISBLANK([Working.O26]);&quot;&quot;;[Working.O26])" office:value-type="string" office:string-value="C">
            <text:p>C</text:p>
          </table:table-cell>
          <table:table-cell table:formula="of:=IF(ISBLANK([Working.P26]);&quot;&quot;;[Working.P26])" office:value-type="string" office:string-value="ACC">
            <text:p>ACC</text:p>
          </table:table-cell>
          <table:table-cell table:formula="of:=IF(ISBLANK([Working.Q26]);&quot;&quot;;[Working.Q26])">
            <text:p/>
          </table:table-cell>
          <table:table-cell table:formula="of:=IF(ISBLANK([Working.R26]);&quot;&quot;;[Working.R26])">
            <text:p/>
          </table:table-cell>
          <table:table-cell table:formula="of:=IF(ISBLANK([Working.S26]);&quot;&quot;;[Working.S26])" office:value-type="string" office:string-value="COPY">
            <text:p>COPY</text:p>
          </table:table-cell>
          <table:table-cell table:formula="of:=IF(ISBLANK([Working.T26]);&quot;&quot;;[Working.T26])" office:value-type="string" office:string-value="COPY C ACC">
            <text:p>COPY C ACC</text:p>
          </table:table-cell>
          <table:table-cell table:formula="of:=IF(ISBLANK([Working.U26]);&quot;&quot;;[Working.U26])">
            <text:p/>
          </table:table-cell>
        </table:table-row>
        <table:table-row table:style-name="ro3">
          <table:table-cell table:formula="of:=IF(ISBLANK([Working.A27]);&quot;&quot;;[Working.A27])" office:value-type="float" office:value="25">
            <text:p>25</text:p>
          </table:table-cell>
          <table:table-cell table:formula="of:=IF(ISBLANK([Working.B27]);&quot;&quot;;[Working.B27])" office:value-type="string" office:string-value="19">
            <text:p>19</text:p>
          </table:table-cell>
          <table:table-cell table:formula="of:=IF(ISBLANK([Working.C27]);&quot;&quot;;[Working.C27])" office:value-type="string" office:string-value="00011001">
            <text:p>00011001</text:p>
          </table:table-cell>
          <table:table-cell table:formula="of:=IF(ISBLANK([Working.E27]);&quot;&quot;;[Working.E27])" office:value-type="string" office:string-value="00">
            <text:p>00</text:p>
          </table:table-cell>
          <table:table-cell table:formula="of:=IF(ISBLANK([Working.G27]);&quot;&quot;;[Working.G27])" office:value-type="string" office:string-value="011">
            <text:p>011</text:p>
          </table:table-cell>
          <table:table-cell table:formula="of:=IF(ISBLANK([Working.I27]);&quot;&quot;;[Working.I27])" office:value-type="string" office:string-value="001">
            <text:p>001</text:p>
          </table:table-cell>
          <table:table-cell table:formula="of:=IF(ISBLANK([Working.K27]);&quot;&quot;;[Working.K27])">
            <text:p/>
          </table:table-cell>
          <table:table-cell table:formula="of:=IF(ISBLANK([Working.M27]);&quot;&quot;;[Working.M27])">
            <text:p/>
          </table:table-cell>
          <table:table-cell table:formula="of:=IF(ISBLANK([Working.N27]);&quot;&quot;;[Working.N27])" office:value-type="string" office:string-value="Copy">
            <text:p>Copy</text:p>
          </table:table-cell>
          <table:table-cell table:formula="of:=IF(ISBLANK([Working.O27]);&quot;&quot;;[Working.O27])" office:value-type="string" office:string-value="C">
            <text:p>C</text:p>
          </table:table-cell>
          <table:table-cell table:formula="of:=IF(ISBLANK([Working.P27]);&quot;&quot;;[Working.P27])" office:value-type="string" office:string-value="A">
            <text:p>A</text:p>
          </table:table-cell>
          <table:table-cell table:formula="of:=IF(ISBLANK([Working.Q27]);&quot;&quot;;[Working.Q27])">
            <text:p/>
          </table:table-cell>
          <table:table-cell table:formula="of:=IF(ISBLANK([Working.R27]);&quot;&quot;;[Working.R27])">
            <text:p/>
          </table:table-cell>
          <table:table-cell table:formula="of:=IF(ISBLANK([Working.S27]);&quot;&quot;;[Working.S27])" office:value-type="string" office:string-value="COPY">
            <text:p>COPY</text:p>
          </table:table-cell>
          <table:table-cell table:formula="of:=IF(ISBLANK([Working.T27]);&quot;&quot;;[Working.T27])" office:value-type="string" office:string-value="COPY C A">
            <text:p>COPY C A</text:p>
          </table:table-cell>
          <table:table-cell table:formula="of:=IF(ISBLANK([Working.U27]);&quot;&quot;;[Working.U27])">
            <text:p/>
          </table:table-cell>
        </table:table-row>
        <table:table-row table:style-name="ro3">
          <table:table-cell table:formula="of:=IF(ISBLANK([Working.A28]);&quot;&quot;;[Working.A28])" office:value-type="float" office:value="26">
            <text:p>26</text:p>
          </table:table-cell>
          <table:table-cell table:formula="of:=IF(ISBLANK([Working.B28]);&quot;&quot;;[Working.B28])" office:value-type="string" office:string-value="1A">
            <text:p>1A</text:p>
          </table:table-cell>
          <table:table-cell table:formula="of:=IF(ISBLANK([Working.C28]);&quot;&quot;;[Working.C28])" office:value-type="string" office:string-value="00011010">
            <text:p>00011010</text:p>
          </table:table-cell>
          <table:table-cell table:formula="of:=IF(ISBLANK([Working.E28]);&quot;&quot;;[Working.E28])" office:value-type="string" office:string-value="00">
            <text:p>00</text:p>
          </table:table-cell>
          <table:table-cell table:formula="of:=IF(ISBLANK([Working.G28]);&quot;&quot;;[Working.G28])" office:value-type="string" office:string-value="011">
            <text:p>011</text:p>
          </table:table-cell>
          <table:table-cell table:formula="of:=IF(ISBLANK([Working.I28]);&quot;&quot;;[Working.I28])" office:value-type="string" office:string-value="010">
            <text:p>010</text:p>
          </table:table-cell>
          <table:table-cell table:formula="of:=IF(ISBLANK([Working.K28]);&quot;&quot;;[Working.K28])">
            <text:p/>
          </table:table-cell>
          <table:table-cell table:formula="of:=IF(ISBLANK([Working.M28]);&quot;&quot;;[Working.M28])">
            <text:p/>
          </table:table-cell>
          <table:table-cell table:formula="of:=IF(ISBLANK([Working.N28]);&quot;&quot;;[Working.N28])" office:value-type="string" office:string-value="Copy">
            <text:p>Copy</text:p>
          </table:table-cell>
          <table:table-cell table:formula="of:=IF(ISBLANK([Working.O28]);&quot;&quot;;[Working.O28])" office:value-type="string" office:string-value="C">
            <text:p>C</text:p>
          </table:table-cell>
          <table:table-cell table:formula="of:=IF(ISBLANK([Working.P28]);&quot;&quot;;[Working.P28])" office:value-type="string" office:string-value="B">
            <text:p>B</text:p>
          </table:table-cell>
          <table:table-cell table:formula="of:=IF(ISBLANK([Working.Q28]);&quot;&quot;;[Working.Q28])">
            <text:p/>
          </table:table-cell>
          <table:table-cell table:formula="of:=IF(ISBLANK([Working.R28]);&quot;&quot;;[Working.R28])">
            <text:p/>
          </table:table-cell>
          <table:table-cell table:formula="of:=IF(ISBLANK([Working.S28]);&quot;&quot;;[Working.S28])" office:value-type="string" office:string-value="COPY">
            <text:p>COPY</text:p>
          </table:table-cell>
          <table:table-cell table:formula="of:=IF(ISBLANK([Working.T28]);&quot;&quot;;[Working.T28])" office:value-type="string" office:string-value="COPY C B">
            <text:p>COPY C B</text:p>
          </table:table-cell>
          <table:table-cell table:formula="of:=IF(ISBLANK([Working.U28]);&quot;&quot;;[Working.U28])">
            <text:p/>
          </table:table-cell>
        </table:table-row>
        <table:table-row table:style-name="ro3">
          <table:table-cell table:formula="of:=IF(ISBLANK([Working.A29]);&quot;&quot;;[Working.A29])" office:value-type="float" office:value="27">
            <text:p>27</text:p>
          </table:table-cell>
          <table:table-cell table:formula="of:=IF(ISBLANK([Working.B29]);&quot;&quot;;[Working.B29])" office:value-type="string" office:string-value="1B">
            <text:p>1B</text:p>
          </table:table-cell>
          <table:table-cell table:formula="of:=IF(ISBLANK([Working.C29]);&quot;&quot;;[Working.C29])" office:value-type="string" office:string-value="00011011">
            <text:p>00011011</text:p>
          </table:table-cell>
          <table:table-cell table:formula="of:=IF(ISBLANK([Working.E29]);&quot;&quot;;[Working.E29])" office:value-type="string" office:string-value="00">
            <text:p>00</text:p>
          </table:table-cell>
          <table:table-cell table:formula="of:=IF(ISBLANK([Working.G29]);&quot;&quot;;[Working.G29])" office:value-type="string" office:string-value="011">
            <text:p>011</text:p>
          </table:table-cell>
          <table:table-cell table:formula="of:=IF(ISBLANK([Working.I29]);&quot;&quot;;[Working.I29])" office:value-type="string" office:string-value="011">
            <text:p>011</text:p>
          </table:table-cell>
          <table:table-cell table:formula="of:=IF(ISBLANK([Working.K29]);&quot;&quot;;[Working.K29])">
            <text:p/>
          </table:table-cell>
          <table:table-cell table:formula="of:=IF(ISBLANK([Working.M29]);&quot;&quot;;[Working.M29])">
            <text:p/>
          </table:table-cell>
          <table:table-cell table:formula="of:=IF(ISBLANK([Working.N29]);&quot;&quot;;[Working.N29])" office:value-type="string" office:string-value="Copy">
            <text:p>Copy</text:p>
          </table:table-cell>
          <table:table-cell table:formula="of:=IF(ISBLANK([Working.O29]);&quot;&quot;;[Working.O29])" office:value-type="string" office:string-value="C">
            <text:p>C</text:p>
          </table:table-cell>
          <table:table-cell table:formula="of:=IF(ISBLANK([Working.P29]);&quot;&quot;;[Working.P29])" office:value-type="string" office:string-value="C">
            <text:p>C</text:p>
          </table:table-cell>
          <table:table-cell table:formula="of:=IF(ISBLANK([Working.Q29]);&quot;&quot;;[Working.Q29])">
            <text:p/>
          </table:table-cell>
          <table:table-cell table:formula="of:=IF(ISBLANK([Working.R29]);&quot;&quot;;[Working.R29])">
            <text:p/>
          </table:table-cell>
          <table:table-cell table:formula="of:=IF(ISBLANK([Working.S29]);&quot;&quot;;[Working.S29])" office:value-type="string" office:string-value="JUMP_IF_NEGATIVE_FLAG">
            <text:p>JUMP_IF_NEGATIVE_FLAG</text:p>
          </table:table-cell>
          <table:table-cell table:formula="of:=IF(ISBLANK([Working.T29]);&quot;&quot;;[Working.T29])" office:value-type="string" office:string-value="JUMP_IF_NEGATIVE_FLAG CONST">
            <text:p>JUMP_IF_NEGATIVE_FLAG CONST</text:p>
          </table:table-cell>
          <table:table-cell table:formula="of:=IF(ISBLANK([Working.U29]);&quot;&quot;;[Working.U29])">
            <text:p/>
          </table:table-cell>
        </table:table-row>
        <table:table-row table:style-name="ro3">
          <table:table-cell table:formula="of:=IF(ISBLANK([Working.A30]);&quot;&quot;;[Working.A30])" office:value-type="float" office:value="28">
            <text:p>28</text:p>
          </table:table-cell>
          <table:table-cell table:formula="of:=IF(ISBLANK([Working.B30]);&quot;&quot;;[Working.B30])" office:value-type="string" office:string-value="1C">
            <text:p>1C</text:p>
          </table:table-cell>
          <table:table-cell table:formula="of:=IF(ISBLANK([Working.C30]);&quot;&quot;;[Working.C30])" office:value-type="string" office:string-value="00011100">
            <text:p>00011100</text:p>
          </table:table-cell>
          <table:table-cell table:formula="of:=IF(ISBLANK([Working.E30]);&quot;&quot;;[Working.E30])" office:value-type="string" office:string-value="00">
            <text:p>00</text:p>
          </table:table-cell>
          <table:table-cell table:formula="of:=IF(ISBLANK([Working.G30]);&quot;&quot;;[Working.G30])" office:value-type="string" office:string-value="011">
            <text:p>011</text:p>
          </table:table-cell>
          <table:table-cell table:formula="of:=IF(ISBLANK([Working.I30]);&quot;&quot;;[Working.I30])" office:value-type="string" office:string-value="100">
            <text:p>100</text:p>
          </table:table-cell>
          <table:table-cell table:formula="of:=IF(ISBLANK([Working.K30]);&quot;&quot;;[Working.K30])">
            <text:p/>
          </table:table-cell>
          <table:table-cell table:formula="of:=IF(ISBLANK([Working.M30]);&quot;&quot;;[Working.M30])">
            <text:p/>
          </table:table-cell>
          <table:table-cell table:formula="of:=IF(ISBLANK([Working.N30]);&quot;&quot;;[Working.N30])" office:value-type="string" office:string-value="Copy">
            <text:p>Copy</text:p>
          </table:table-cell>
          <table:table-cell table:formula="of:=IF(ISBLANK([Working.O30]);&quot;&quot;;[Working.O30])" office:value-type="string" office:string-value="C">
            <text:p>C</text:p>
          </table:table-cell>
          <table:table-cell table:formula="of:=IF(ISBLANK([Working.P30]);&quot;&quot;;[Working.P30])" office:value-type="string" office:string-value="SP">
            <text:p>SP</text:p>
          </table:table-cell>
          <table:table-cell table:formula="of:=IF(ISBLANK([Working.Q30]);&quot;&quot;;[Working.Q30])">
            <text:p/>
          </table:table-cell>
          <table:table-cell table:formula="of:=IF(ISBLANK([Working.R30]);&quot;&quot;;[Working.R30])">
            <text:p/>
          </table:table-cell>
          <table:table-cell table:formula="of:=IF(ISBLANK([Working.S30]);&quot;&quot;;[Working.S30])" office:value-type="string" office:string-value="COPY">
            <text:p>COPY</text:p>
          </table:table-cell>
          <table:table-cell table:formula="of:=IF(ISBLANK([Working.T30]);&quot;&quot;;[Working.T30])" office:value-type="string" office:string-value="COPY C SP">
            <text:p>COPY C SP</text:p>
          </table:table-cell>
          <table:table-cell table:formula="of:=IF(ISBLANK([Working.U30]);&quot;&quot;;[Working.U30])">
            <text:p/>
          </table:table-cell>
        </table:table-row>
        <table:table-row table:style-name="ro3">
          <table:table-cell table:formula="of:=IF(ISBLANK([Working.A31]);&quot;&quot;;[Working.A31])" office:value-type="float" office:value="29">
            <text:p>29</text:p>
          </table:table-cell>
          <table:table-cell table:formula="of:=IF(ISBLANK([Working.B31]);&quot;&quot;;[Working.B31])" office:value-type="string" office:string-value="1D">
            <text:p>1D</text:p>
          </table:table-cell>
          <table:table-cell table:formula="of:=IF(ISBLANK([Working.C31]);&quot;&quot;;[Working.C31])" office:value-type="string" office:string-value="00011101">
            <text:p>00011101</text:p>
          </table:table-cell>
          <table:table-cell table:formula="of:=IF(ISBLANK([Working.E31]);&quot;&quot;;[Working.E31])" office:value-type="string" office:string-value="00">
            <text:p>00</text:p>
          </table:table-cell>
          <table:table-cell table:formula="of:=IF(ISBLANK([Working.G31]);&quot;&quot;;[Working.G31])" office:value-type="string" office:string-value="011">
            <text:p>011</text:p>
          </table:table-cell>
          <table:table-cell table:formula="of:=IF(ISBLANK([Working.I31]);&quot;&quot;;[Working.I31])" office:value-type="string" office:string-value="101">
            <text:p>101</text:p>
          </table:table-cell>
          <table:table-cell table:formula="of:=IF(ISBLANK([Working.K31]);&quot;&quot;;[Working.K31])">
            <text:p/>
          </table:table-cell>
          <table:table-cell table:formula="of:=IF(ISBLANK([Working.M31]);&quot;&quot;;[Working.M31])">
            <text:p/>
          </table:table-cell>
          <table:table-cell table:formula="of:=IF(ISBLANK([Working.N31]);&quot;&quot;;[Working.N31])" office:value-type="string" office:string-value="Copy">
            <text:p>Copy</text:p>
          </table:table-cell>
          <table:table-cell table:formula="of:=IF(ISBLANK([Working.O31]);&quot;&quot;;[Working.O31])" office:value-type="string" office:string-value="C">
            <text:p>C</text:p>
          </table:table-cell>
          <table:table-cell table:formula="of:=IF(ISBLANK([Working.P31]);&quot;&quot;;[Working.P31])" office:value-type="string" office:string-value="PC">
            <text:p>PC</text:p>
          </table:table-cell>
          <table:table-cell table:formula="of:=IF(ISBLANK([Working.Q31]);&quot;&quot;;[Working.Q31])">
            <text:p/>
          </table:table-cell>
          <table:table-cell table:formula="of:=IF(ISBLANK([Working.R31]);&quot;&quot;;[Working.R31])">
            <text:p/>
          </table:table-cell>
          <table:table-cell table:formula="of:=IF(ISBLANK([Working.S31]);&quot;&quot;;[Working.S31])" office:value-type="string" office:string-value="JUMP">
            <text:p>JUMP</text:p>
          </table:table-cell>
          <table:table-cell table:formula="of:=IF(ISBLANK([Working.T31]);&quot;&quot;;[Working.T31])" office:value-type="string" office:string-value="JUMP C">
            <text:p>JUMP C</text:p>
          </table:table-cell>
          <table:table-cell table:formula="of:=IF(ISBLANK([Working.U31]);&quot;&quot;;[Working.U31])">
            <text:p/>
          </table:table-cell>
        </table:table-row>
        <table:table-row table:style-name="ro3">
          <table:table-cell table:formula="of:=IF(ISBLANK([Working.A32]);&quot;&quot;;[Working.A32])" office:value-type="float" office:value="30">
            <text:p>30</text:p>
          </table:table-cell>
          <table:table-cell table:formula="of:=IF(ISBLANK([Working.B32]);&quot;&quot;;[Working.B32])" office:value-type="string" office:string-value="1E">
            <text:p>1E</text:p>
          </table:table-cell>
          <table:table-cell table:formula="of:=IF(ISBLANK([Working.C32]);&quot;&quot;;[Working.C32])" office:value-type="string" office:string-value="00011110">
            <text:p>00011110</text:p>
          </table:table-cell>
          <table:table-cell table:formula="of:=IF(ISBLANK([Working.E32]);&quot;&quot;;[Working.E32])" office:value-type="string" office:string-value="00">
            <text:p>00</text:p>
          </table:table-cell>
          <table:table-cell table:formula="of:=IF(ISBLANK([Working.G32]);&quot;&quot;;[Working.G32])" office:value-type="string" office:string-value="011">
            <text:p>011</text:p>
          </table:table-cell>
          <table:table-cell table:formula="of:=IF(ISBLANK([Working.I32]);&quot;&quot;;[Working.I32])" office:value-type="string" office:string-value="110">
            <text:p>110</text:p>
          </table:table-cell>
          <table:table-cell table:formula="of:=IF(ISBLANK([Working.K32]);&quot;&quot;;[Working.K32])">
            <text:p/>
          </table:table-cell>
          <table:table-cell table:formula="of:=IF(ISBLANK([Working.M32]);&quot;&quot;;[Working.M32])">
            <text:p/>
          </table:table-cell>
          <table:table-cell table:formula="of:=IF(ISBLANK([Working.N32]);&quot;&quot;;[Working.N32])" office:value-type="string" office:string-value="Copy">
            <text:p>Copy</text:p>
          </table:table-cell>
          <table:table-cell table:formula="of:=IF(ISBLANK([Working.O32]);&quot;&quot;;[Working.O32])" office:value-type="string" office:string-value="C">
            <text:p>C</text:p>
          </table:table-cell>
          <table:table-cell table:formula="of:=IF(ISBLANK([Working.P32]);&quot;&quot;;[Working.P32])" office:value-type="string" office:string-value="SP+/-">
            <text:p>SP+/-</text:p>
          </table:table-cell>
          <table:table-cell table:formula="of:=IF(ISBLANK([Working.Q32]);&quot;&quot;;[Working.Q32])">
            <text:p/>
          </table:table-cell>
          <table:table-cell table:formula="of:=IF(ISBLANK([Working.R32]);&quot;&quot;;[Working.R32])">
            <text:p/>
          </table:table-cell>
          <table:table-cell table:formula="of:=IF(ISBLANK([Working.S32]);&quot;&quot;;[Working.S32])" office:value-type="string" office:string-value="JUMP_IF_LTE_ACC">
            <text:p>JUMP_IF_LTE_ACC</text:p>
          </table:table-cell>
          <table:table-cell table:formula="of:=IF(ISBLANK([Working.T32]);&quot;&quot;;[Working.T32])" office:value-type="string" office:string-value="JUMP_IF_LTE_ACC C CONST">
            <text:p>JUMP_IF_LTE_ACC C CONST</text:p>
          </table:table-cell>
          <table:table-cell table:formula="of:=IF(ISBLANK([Working.U32]);&quot;&quot;;[Working.U32])">
            <text:p/>
          </table:table-cell>
        </table:table-row>
        <table:table-row table:style-name="ro3">
          <table:table-cell table:formula="of:=IF(ISBLANK([Working.A33]);&quot;&quot;;[Working.A33])" office:value-type="float" office:value="31">
            <text:p>31</text:p>
          </table:table-cell>
          <table:table-cell table:formula="of:=IF(ISBLANK([Working.B33]);&quot;&quot;;[Working.B33])" office:value-type="string" office:string-value="1F">
            <text:p>1F</text:p>
          </table:table-cell>
          <table:table-cell table:formula="of:=IF(ISBLANK([Working.C33]);&quot;&quot;;[Working.C33])" office:value-type="string" office:string-value="00011111">
            <text:p>00011111</text:p>
          </table:table-cell>
          <table:table-cell table:formula="of:=IF(ISBLANK([Working.E33]);&quot;&quot;;[Working.E33])" office:value-type="string" office:string-value="00">
            <text:p>00</text:p>
          </table:table-cell>
          <table:table-cell table:formula="of:=IF(ISBLANK([Working.G33]);&quot;&quot;;[Working.G33])" office:value-type="string" office:string-value="011">
            <text:p>011</text:p>
          </table:table-cell>
          <table:table-cell table:formula="of:=IF(ISBLANK([Working.I33]);&quot;&quot;;[Working.I33])" office:value-type="string" office:string-value="111">
            <text:p>111</text:p>
          </table:table-cell>
          <table:table-cell table:formula="of:=IF(ISBLANK([Working.K33]);&quot;&quot;;[Working.K33])">
            <text:p/>
          </table:table-cell>
          <table:table-cell table:formula="of:=IF(ISBLANK([Working.M33]);&quot;&quot;;[Working.M33])">
            <text:p/>
          </table:table-cell>
          <table:table-cell table:formula="of:=IF(ISBLANK([Working.N33]);&quot;&quot;;[Working.N33])" office:value-type="string" office:string-value="Copy">
            <text:p>Copy</text:p>
          </table:table-cell>
          <table:table-cell table:formula="of:=IF(ISBLANK([Working.O33]);&quot;&quot;;[Working.O33])" office:value-type="string" office:string-value="C">
            <text:p>C</text:p>
          </table:table-cell>
          <table:table-cell table:formula="of:=IF(ISBLANK([Working.P33]);&quot;&quot;;[Working.P33])" office:value-type="string" office:string-value="CONST">
            <text:p>CONST</text:p>
          </table:table-cell>
          <table:table-cell table:formula="of:=IF(ISBLANK([Working.Q33]);&quot;&quot;;[Working.Q33])">
            <text:p/>
          </table:table-cell>
          <table:table-cell table:formula="of:=IF(ISBLANK([Working.R33]);&quot;&quot;;[Working.R33])">
            <text:p/>
          </table:table-cell>
          <table:table-cell table:formula="of:=IF(ISBLANK([Working.S33]);&quot;&quot;;[Working.S33])" office:value-type="string" office:string-value="JUMP_IF_EQ_ACC">
            <text:p>JUMP_IF_EQ_ACC</text:p>
          </table:table-cell>
          <table:table-cell table:formula="of:=IF(ISBLANK([Working.T33]);&quot;&quot;;[Working.T33])" office:value-type="string" office:string-value="JUMP_IF_EQ_ACC C CONST">
            <text:p>JUMP_IF_EQ_ACC C CONST</text:p>
          </table:table-cell>
          <table:table-cell table:formula="of:=IF(ISBLANK([Working.U33]);&quot;&quot;;[Working.U33])">
            <text:p/>
          </table:table-cell>
        </table:table-row>
        <table:table-row table:style-name="ro3">
          <table:table-cell table:formula="of:=IF(ISBLANK([Working.A34]);&quot;&quot;;[Working.A34])" office:value-type="float" office:value="32">
            <text:p>32</text:p>
          </table:table-cell>
          <table:table-cell table:formula="of:=IF(ISBLANK([Working.B34]);&quot;&quot;;[Working.B34])" office:value-type="string" office:string-value="20">
            <text:p>20</text:p>
          </table:table-cell>
          <table:table-cell table:formula="of:=IF(ISBLANK([Working.C34]);&quot;&quot;;[Working.C34])" office:value-type="string" office:string-value="00100000">
            <text:p>00100000</text:p>
          </table:table-cell>
          <table:table-cell table:formula="of:=IF(ISBLANK([Working.E34]);&quot;&quot;;[Working.E34])" office:value-type="string" office:string-value="00">
            <text:p>00</text:p>
          </table:table-cell>
          <table:table-cell table:formula="of:=IF(ISBLANK([Working.G34]);&quot;&quot;;[Working.G34])" office:value-type="string" office:string-value="100">
            <text:p>100</text:p>
          </table:table-cell>
          <table:table-cell table:formula="of:=IF(ISBLANK([Working.I34]);&quot;&quot;;[Working.I34])" office:value-type="string" office:string-value="000">
            <text:p>000</text:p>
          </table:table-cell>
          <table:table-cell table:formula="of:=IF(ISBLANK([Working.K34]);&quot;&quot;;[Working.K34])">
            <text:p/>
          </table:table-cell>
          <table:table-cell table:formula="of:=IF(ISBLANK([Working.M34]);&quot;&quot;;[Working.M34])">
            <text:p/>
          </table:table-cell>
          <table:table-cell table:formula="of:=IF(ISBLANK([Working.N34]);&quot;&quot;;[Working.N34])" office:value-type="string" office:string-value="Copy">
            <text:p>Copy</text:p>
          </table:table-cell>
          <table:table-cell table:formula="of:=IF(ISBLANK([Working.O34]);&quot;&quot;;[Working.O34])" office:value-type="string" office:string-value="SP">
            <text:p>SP</text:p>
          </table:table-cell>
          <table:table-cell table:formula="of:=IF(ISBLANK([Working.P34]);&quot;&quot;;[Working.P34])" office:value-type="string" office:string-value="ACC">
            <text:p>ACC</text:p>
          </table:table-cell>
          <table:table-cell table:formula="of:=IF(ISBLANK([Working.Q34]);&quot;&quot;;[Working.Q34])">
            <text:p/>
          </table:table-cell>
          <table:table-cell table:formula="of:=IF(ISBLANK([Working.R34]);&quot;&quot;;[Working.R34])">
            <text:p/>
          </table:table-cell>
          <table:table-cell table:formula="of:=IF(ISBLANK([Working.S34]);&quot;&quot;;[Working.S34])" office:value-type="string" office:string-value="COPY">
            <text:p>COPY</text:p>
          </table:table-cell>
          <table:table-cell table:formula="of:=IF(ISBLANK([Working.T34]);&quot;&quot;;[Working.T34])" office:value-type="string" office:string-value="COPY SP ACC">
            <text:p>COPY SP ACC</text:p>
          </table:table-cell>
          <table:table-cell table:formula="of:=IF(ISBLANK([Working.U34]);&quot;&quot;;[Working.U34])">
            <text:p/>
          </table:table-cell>
        </table:table-row>
        <table:table-row table:style-name="ro3">
          <table:table-cell table:formula="of:=IF(ISBLANK([Working.A35]);&quot;&quot;;[Working.A35])" office:value-type="float" office:value="33">
            <text:p>33</text:p>
          </table:table-cell>
          <table:table-cell table:formula="of:=IF(ISBLANK([Working.B35]);&quot;&quot;;[Working.B35])" office:value-type="string" office:string-value="21">
            <text:p>21</text:p>
          </table:table-cell>
          <table:table-cell table:formula="of:=IF(ISBLANK([Working.C35]);&quot;&quot;;[Working.C35])" office:value-type="string" office:string-value="00100001">
            <text:p>00100001</text:p>
          </table:table-cell>
          <table:table-cell table:formula="of:=IF(ISBLANK([Working.E35]);&quot;&quot;;[Working.E35])" office:value-type="string" office:string-value="00">
            <text:p>00</text:p>
          </table:table-cell>
          <table:table-cell table:formula="of:=IF(ISBLANK([Working.G35]);&quot;&quot;;[Working.G35])" office:value-type="string" office:string-value="100">
            <text:p>100</text:p>
          </table:table-cell>
          <table:table-cell table:formula="of:=IF(ISBLANK([Working.I35]);&quot;&quot;;[Working.I35])" office:value-type="string" office:string-value="001">
            <text:p>001</text:p>
          </table:table-cell>
          <table:table-cell table:formula="of:=IF(ISBLANK([Working.K35]);&quot;&quot;;[Working.K35])">
            <text:p/>
          </table:table-cell>
          <table:table-cell table:formula="of:=IF(ISBLANK([Working.M35]);&quot;&quot;;[Working.M35])">
            <text:p/>
          </table:table-cell>
          <table:table-cell table:formula="of:=IF(ISBLANK([Working.N35]);&quot;&quot;;[Working.N35])" office:value-type="string" office:string-value="Copy">
            <text:p>Copy</text:p>
          </table:table-cell>
          <table:table-cell table:formula="of:=IF(ISBLANK([Working.O35]);&quot;&quot;;[Working.O35])" office:value-type="string" office:string-value="SP">
            <text:p>SP</text:p>
          </table:table-cell>
          <table:table-cell table:formula="of:=IF(ISBLANK([Working.P35]);&quot;&quot;;[Working.P35])" office:value-type="string" office:string-value="A">
            <text:p>A</text:p>
          </table:table-cell>
          <table:table-cell table:formula="of:=IF(ISBLANK([Working.Q35]);&quot;&quot;;[Working.Q35])">
            <text:p/>
          </table:table-cell>
          <table:table-cell table:formula="of:=IF(ISBLANK([Working.R35]);&quot;&quot;;[Working.R35])">
            <text:p/>
          </table:table-cell>
          <table:table-cell table:formula="of:=IF(ISBLANK([Working.S35]);&quot;&quot;;[Working.S35])" office:value-type="string" office:string-value="COPY">
            <text:p>COPY</text:p>
          </table:table-cell>
          <table:table-cell table:formula="of:=IF(ISBLANK([Working.T35]);&quot;&quot;;[Working.T35])" office:value-type="string" office:string-value="COPY SP A">
            <text:p>COPY SP A</text:p>
          </table:table-cell>
          <table:table-cell table:formula="of:=IF(ISBLANK([Working.U35]);&quot;&quot;;[Working.U35])">
            <text:p/>
          </table:table-cell>
        </table:table-row>
        <table:table-row table:style-name="ro3">
          <table:table-cell table:formula="of:=IF(ISBLANK([Working.A36]);&quot;&quot;;[Working.A36])" office:value-type="float" office:value="34">
            <text:p>34</text:p>
          </table:table-cell>
          <table:table-cell table:formula="of:=IF(ISBLANK([Working.B36]);&quot;&quot;;[Working.B36])" office:value-type="string" office:string-value="22">
            <text:p>22</text:p>
          </table:table-cell>
          <table:table-cell table:formula="of:=IF(ISBLANK([Working.C36]);&quot;&quot;;[Working.C36])" office:value-type="string" office:string-value="00100010">
            <text:p>00100010</text:p>
          </table:table-cell>
          <table:table-cell table:formula="of:=IF(ISBLANK([Working.E36]);&quot;&quot;;[Working.E36])" office:value-type="string" office:string-value="00">
            <text:p>00</text:p>
          </table:table-cell>
          <table:table-cell table:formula="of:=IF(ISBLANK([Working.G36]);&quot;&quot;;[Working.G36])" office:value-type="string" office:string-value="100">
            <text:p>100</text:p>
          </table:table-cell>
          <table:table-cell table:formula="of:=IF(ISBLANK([Working.I36]);&quot;&quot;;[Working.I36])" office:value-type="string" office:string-value="010">
            <text:p>010</text:p>
          </table:table-cell>
          <table:table-cell table:formula="of:=IF(ISBLANK([Working.K36]);&quot;&quot;;[Working.K36])">
            <text:p/>
          </table:table-cell>
          <table:table-cell table:formula="of:=IF(ISBLANK([Working.M36]);&quot;&quot;;[Working.M36])">
            <text:p/>
          </table:table-cell>
          <table:table-cell table:formula="of:=IF(ISBLANK([Working.N36]);&quot;&quot;;[Working.N36])" office:value-type="string" office:string-value="Copy">
            <text:p>Copy</text:p>
          </table:table-cell>
          <table:table-cell table:formula="of:=IF(ISBLANK([Working.O36]);&quot;&quot;;[Working.O36])" office:value-type="string" office:string-value="SP">
            <text:p>SP</text:p>
          </table:table-cell>
          <table:table-cell table:formula="of:=IF(ISBLANK([Working.P36]);&quot;&quot;;[Working.P36])" office:value-type="string" office:string-value="B">
            <text:p>B</text:p>
          </table:table-cell>
          <table:table-cell table:formula="of:=IF(ISBLANK([Working.Q36]);&quot;&quot;;[Working.Q36])">
            <text:p/>
          </table:table-cell>
          <table:table-cell table:formula="of:=IF(ISBLANK([Working.R36]);&quot;&quot;;[Working.R36])">
            <text:p/>
          </table:table-cell>
          <table:table-cell table:formula="of:=IF(ISBLANK([Working.S36]);&quot;&quot;;[Working.S36])" office:value-type="string" office:string-value="COPY">
            <text:p>COPY</text:p>
          </table:table-cell>
          <table:table-cell table:formula="of:=IF(ISBLANK([Working.T36]);&quot;&quot;;[Working.T36])" office:value-type="string" office:string-value="COPY SP B">
            <text:p>COPY SP B</text:p>
          </table:table-cell>
          <table:table-cell table:formula="of:=IF(ISBLANK([Working.U36]);&quot;&quot;;[Working.U36])">
            <text:p/>
          </table:table-cell>
        </table:table-row>
        <table:table-row table:style-name="ro3">
          <table:table-cell table:formula="of:=IF(ISBLANK([Working.A37]);&quot;&quot;;[Working.A37])" office:value-type="float" office:value="35">
            <text:p>35</text:p>
          </table:table-cell>
          <table:table-cell table:formula="of:=IF(ISBLANK([Working.B37]);&quot;&quot;;[Working.B37])" office:value-type="string" office:string-value="23">
            <text:p>23</text:p>
          </table:table-cell>
          <table:table-cell table:formula="of:=IF(ISBLANK([Working.C37]);&quot;&quot;;[Working.C37])" office:value-type="string" office:string-value="00100011">
            <text:p>00100011</text:p>
          </table:table-cell>
          <table:table-cell table:formula="of:=IF(ISBLANK([Working.E37]);&quot;&quot;;[Working.E37])" office:value-type="string" office:string-value="00">
            <text:p>00</text:p>
          </table:table-cell>
          <table:table-cell table:formula="of:=IF(ISBLANK([Working.G37]);&quot;&quot;;[Working.G37])" office:value-type="string" office:string-value="100">
            <text:p>100</text:p>
          </table:table-cell>
          <table:table-cell table:formula="of:=IF(ISBLANK([Working.I37]);&quot;&quot;;[Working.I37])" office:value-type="string" office:string-value="011">
            <text:p>011</text:p>
          </table:table-cell>
          <table:table-cell table:formula="of:=IF(ISBLANK([Working.K37]);&quot;&quot;;[Working.K37])">
            <text:p/>
          </table:table-cell>
          <table:table-cell table:formula="of:=IF(ISBLANK([Working.M37]);&quot;&quot;;[Working.M37])">
            <text:p/>
          </table:table-cell>
          <table:table-cell table:formula="of:=IF(ISBLANK([Working.N37]);&quot;&quot;;[Working.N37])" office:value-type="string" office:string-value="Copy">
            <text:p>Copy</text:p>
          </table:table-cell>
          <table:table-cell table:formula="of:=IF(ISBLANK([Working.O37]);&quot;&quot;;[Working.O37])" office:value-type="string" office:string-value="SP">
            <text:p>SP</text:p>
          </table:table-cell>
          <table:table-cell table:formula="of:=IF(ISBLANK([Working.P37]);&quot;&quot;;[Working.P37])" office:value-type="string" office:string-value="C">
            <text:p>C</text:p>
          </table:table-cell>
          <table:table-cell table:formula="of:=IF(ISBLANK([Working.Q37]);&quot;&quot;;[Working.Q37])">
            <text:p/>
          </table:table-cell>
          <table:table-cell table:formula="of:=IF(ISBLANK([Working.R37]);&quot;&quot;;[Working.R37])">
            <text:p/>
          </table:table-cell>
          <table:table-cell table:formula="of:=IF(ISBLANK([Working.S37]);&quot;&quot;;[Working.S37])" office:value-type="string" office:string-value="COPY">
            <text:p>COPY</text:p>
          </table:table-cell>
          <table:table-cell table:formula="of:=IF(ISBLANK([Working.T37]);&quot;&quot;;[Working.T37])" office:value-type="string" office:string-value="COPY SP C">
            <text:p>COPY SP C</text:p>
          </table:table-cell>
          <table:table-cell table:formula="of:=IF(ISBLANK([Working.U37]);&quot;&quot;;[Working.U37])">
            <text:p/>
          </table:table-cell>
        </table:table-row>
        <table:table-row table:style-name="ro3">
          <table:table-cell table:formula="of:=IF(ISBLANK([Working.A38]);&quot;&quot;;[Working.A38])" office:value-type="float" office:value="36">
            <text:p>36</text:p>
          </table:table-cell>
          <table:table-cell table:formula="of:=IF(ISBLANK([Working.B38]);&quot;&quot;;[Working.B38])" office:value-type="string" office:string-value="24">
            <text:p>24</text:p>
          </table:table-cell>
          <table:table-cell table:formula="of:=IF(ISBLANK([Working.C38]);&quot;&quot;;[Working.C38])" office:value-type="string" office:string-value="00100100">
            <text:p>00100100</text:p>
          </table:table-cell>
          <table:table-cell table:formula="of:=IF(ISBLANK([Working.E38]);&quot;&quot;;[Working.E38])" office:value-type="string" office:string-value="00">
            <text:p>00</text:p>
          </table:table-cell>
          <table:table-cell table:formula="of:=IF(ISBLANK([Working.G38]);&quot;&quot;;[Working.G38])" office:value-type="string" office:string-value="100">
            <text:p>100</text:p>
          </table:table-cell>
          <table:table-cell table:formula="of:=IF(ISBLANK([Working.I38]);&quot;&quot;;[Working.I38])" office:value-type="string" office:string-value="100">
            <text:p>100</text:p>
          </table:table-cell>
          <table:table-cell table:formula="of:=IF(ISBLANK([Working.K38]);&quot;&quot;;[Working.K38])">
            <text:p/>
          </table:table-cell>
          <table:table-cell table:formula="of:=IF(ISBLANK([Working.M38]);&quot;&quot;;[Working.M38])">
            <text:p/>
          </table:table-cell>
          <table:table-cell table:formula="of:=IF(ISBLANK([Working.N38]);&quot;&quot;;[Working.N38])" office:value-type="string" office:string-value="Copy">
            <text:p>Copy</text:p>
          </table:table-cell>
          <table:table-cell table:formula="of:=IF(ISBLANK([Working.O38]);&quot;&quot;;[Working.O38])" office:value-type="string" office:string-value="SP">
            <text:p>SP</text:p>
          </table:table-cell>
          <table:table-cell table:formula="of:=IF(ISBLANK([Working.P38]);&quot;&quot;;[Working.P38])" office:value-type="string" office:string-value="SP">
            <text:p>SP</text:p>
          </table:table-cell>
          <table:table-cell table:formula="of:=IF(ISBLANK([Working.Q38]);&quot;&quot;;[Working.Q38])">
            <text:p/>
          </table:table-cell>
          <table:table-cell table:formula="of:=IF(ISBLANK([Working.R38]);&quot;&quot;;[Working.R38])">
            <text:p/>
          </table:table-cell>
          <table:table-cell table:formula="of:=IF(ISBLANK([Working.S38]);&quot;&quot;;[Working.S38])" office:value-type="string" office:string-value="JUMP_IF_OVERFLOW_FLAG">
            <text:p>JUMP_IF_OVERFLOW_FLAG</text:p>
          </table:table-cell>
          <table:table-cell table:formula="of:=IF(ISBLANK([Working.T38]);&quot;&quot;;[Working.T38])" office:value-type="string" office:string-value="JUMP_IF_OVERFLOW_FLAG CONST">
            <text:p>JUMP_IF_OVERFLOW_FLAG CONST</text:p>
          </table:table-cell>
          <table:table-cell table:formula="of:=IF(ISBLANK([Working.U38]);&quot;&quot;;[Working.U38])">
            <text:p/>
          </table:table-cell>
        </table:table-row>
        <table:table-row table:style-name="ro3">
          <table:table-cell table:formula="of:=IF(ISBLANK([Working.A39]);&quot;&quot;;[Working.A39])" office:value-type="float" office:value="37">
            <text:p>37</text:p>
          </table:table-cell>
          <table:table-cell table:formula="of:=IF(ISBLANK([Working.B39]);&quot;&quot;;[Working.B39])" office:value-type="string" office:string-value="25">
            <text:p>25</text:p>
          </table:table-cell>
          <table:table-cell table:formula="of:=IF(ISBLANK([Working.C39]);&quot;&quot;;[Working.C39])" office:value-type="string" office:string-value="00100101">
            <text:p>00100101</text:p>
          </table:table-cell>
          <table:table-cell table:formula="of:=IF(ISBLANK([Working.E39]);&quot;&quot;;[Working.E39])" office:value-type="string" office:string-value="00">
            <text:p>00</text:p>
          </table:table-cell>
          <table:table-cell table:formula="of:=IF(ISBLANK([Working.G39]);&quot;&quot;;[Working.G39])" office:value-type="string" office:string-value="100">
            <text:p>100</text:p>
          </table:table-cell>
          <table:table-cell table:formula="of:=IF(ISBLANK([Working.I39]);&quot;&quot;;[Working.I39])" office:value-type="string" office:string-value="101">
            <text:p>101</text:p>
          </table:table-cell>
          <table:table-cell table:formula="of:=IF(ISBLANK([Working.K39]);&quot;&quot;;[Working.K39])">
            <text:p/>
          </table:table-cell>
          <table:table-cell table:formula="of:=IF(ISBLANK([Working.M39]);&quot;&quot;;[Working.M39])">
            <text:p/>
          </table:table-cell>
          <table:table-cell table:formula="of:=IF(ISBLANK([Working.N39]);&quot;&quot;;[Working.N39])" office:value-type="string" office:string-value="Copy">
            <text:p>Copy</text:p>
          </table:table-cell>
          <table:table-cell table:formula="of:=IF(ISBLANK([Working.O39]);&quot;&quot;;[Working.O39])" office:value-type="string" office:string-value="SP">
            <text:p>SP</text:p>
          </table:table-cell>
          <table:table-cell table:formula="of:=IF(ISBLANK([Working.P39]);&quot;&quot;;[Working.P39])" office:value-type="string" office:string-value="PC">
            <text:p>PC</text:p>
          </table:table-cell>
          <table:table-cell table:formula="of:=IF(ISBLANK([Working.Q39]);&quot;&quot;;[Working.Q39])">
            <text:p/>
          </table:table-cell>
          <table:table-cell table:formula="of:=IF(ISBLANK([Working.R39]);&quot;&quot;;[Working.R39])">
            <text:p/>
          </table:table-cell>
          <table:table-cell table:formula="of:=IF(ISBLANK([Working.S39]);&quot;&quot;;[Working.S39])" office:value-type="string" office:string-value="JUMP">
            <text:p>JUMP</text:p>
          </table:table-cell>
          <table:table-cell table:formula="of:=IF(ISBLANK([Working.T39]);&quot;&quot;;[Working.T39])" office:value-type="string" office:string-value="JUMP SP">
            <text:p>JUMP SP</text:p>
          </table:table-cell>
          <table:table-cell table:formula="of:=IF(ISBLANK([Working.U39]);&quot;&quot;;[Working.U39])">
            <text:p/>
          </table:table-cell>
        </table:table-row>
        <table:table-row table:style-name="ro3">
          <table:table-cell table:formula="of:=IF(ISBLANK([Working.A40]);&quot;&quot;;[Working.A40])" office:value-type="float" office:value="38">
            <text:p>38</text:p>
          </table:table-cell>
          <table:table-cell table:formula="of:=IF(ISBLANK([Working.B40]);&quot;&quot;;[Working.B40])" office:value-type="string" office:string-value="26">
            <text:p>26</text:p>
          </table:table-cell>
          <table:table-cell table:formula="of:=IF(ISBLANK([Working.C40]);&quot;&quot;;[Working.C40])" office:value-type="string" office:string-value="00100110">
            <text:p>00100110</text:p>
          </table:table-cell>
          <table:table-cell table:formula="of:=IF(ISBLANK([Working.E40]);&quot;&quot;;[Working.E40])" office:value-type="string" office:string-value="00">
            <text:p>00</text:p>
          </table:table-cell>
          <table:table-cell table:formula="of:=IF(ISBLANK([Working.G40]);&quot;&quot;;[Working.G40])" office:value-type="string" office:string-value="100">
            <text:p>100</text:p>
          </table:table-cell>
          <table:table-cell table:formula="of:=IF(ISBLANK([Working.I40]);&quot;&quot;;[Working.I40])" office:value-type="string" office:string-value="110">
            <text:p>110</text:p>
          </table:table-cell>
          <table:table-cell table:formula="of:=IF(ISBLANK([Working.K40]);&quot;&quot;;[Working.K40])">
            <text:p/>
          </table:table-cell>
          <table:table-cell table:formula="of:=IF(ISBLANK([Working.M40]);&quot;&quot;;[Working.M40])">
            <text:p/>
          </table:table-cell>
          <table:table-cell table:formula="of:=IF(ISBLANK([Working.N40]);&quot;&quot;;[Working.N40])" office:value-type="string" office:string-value="Copy">
            <text:p>Copy</text:p>
          </table:table-cell>
          <table:table-cell table:formula="of:=IF(ISBLANK([Working.O40]);&quot;&quot;;[Working.O40])" office:value-type="string" office:string-value="SP">
            <text:p>SP</text:p>
          </table:table-cell>
          <table:table-cell table:formula="of:=IF(ISBLANK([Working.P40]);&quot;&quot;;[Working.P40])" office:value-type="string" office:string-value="SP+/-">
            <text:p>SP+/-</text:p>
          </table:table-cell>
          <table:table-cell table:formula="of:=IF(ISBLANK([Working.Q40]);&quot;&quot;;[Working.Q40])">
            <text:p/>
          </table:table-cell>
          <table:table-cell table:formula="of:=IF(ISBLANK([Working.R40]);&quot;&quot;;[Working.R40])">
            <text:p/>
          </table:table-cell>
          <table:table-cell table:formula="of:=IF(ISBLANK([Working.S40]);&quot;&quot;;[Working.S40])" office:value-type="string" office:string-value="JUMP_IF_LTE_ACC">
            <text:p>JUMP_IF_LTE_ACC</text:p>
          </table:table-cell>
          <table:table-cell table:formula="of:=IF(ISBLANK([Working.T40]);&quot;&quot;;[Working.T40])" office:value-type="string" office:string-value="JUMP_IF_LTE_ACC SP CONST">
            <text:p>JUMP_IF_LTE_ACC SP CONST</text:p>
          </table:table-cell>
          <table:table-cell table:formula="of:=IF(ISBLANK([Working.U40]);&quot;&quot;;[Working.U40])">
            <text:p/>
          </table:table-cell>
        </table:table-row>
        <table:table-row table:style-name="ro3">
          <table:table-cell table:formula="of:=IF(ISBLANK([Working.A41]);&quot;&quot;;[Working.A41])" office:value-type="float" office:value="39">
            <text:p>39</text:p>
          </table:table-cell>
          <table:table-cell table:formula="of:=IF(ISBLANK([Working.B41]);&quot;&quot;;[Working.B41])" office:value-type="string" office:string-value="27">
            <text:p>27</text:p>
          </table:table-cell>
          <table:table-cell table:formula="of:=IF(ISBLANK([Working.C41]);&quot;&quot;;[Working.C41])" office:value-type="string" office:string-value="00100111">
            <text:p>00100111</text:p>
          </table:table-cell>
          <table:table-cell table:formula="of:=IF(ISBLANK([Working.E41]);&quot;&quot;;[Working.E41])" office:value-type="string" office:string-value="00">
            <text:p>00</text:p>
          </table:table-cell>
          <table:table-cell table:formula="of:=IF(ISBLANK([Working.G41]);&quot;&quot;;[Working.G41])" office:value-type="string" office:string-value="100">
            <text:p>100</text:p>
          </table:table-cell>
          <table:table-cell table:formula="of:=IF(ISBLANK([Working.I41]);&quot;&quot;;[Working.I41])" office:value-type="string" office:string-value="111">
            <text:p>111</text:p>
          </table:table-cell>
          <table:table-cell table:formula="of:=IF(ISBLANK([Working.K41]);&quot;&quot;;[Working.K41])">
            <text:p/>
          </table:table-cell>
          <table:table-cell table:formula="of:=IF(ISBLANK([Working.M41]);&quot;&quot;;[Working.M41])">
            <text:p/>
          </table:table-cell>
          <table:table-cell table:formula="of:=IF(ISBLANK([Working.N41]);&quot;&quot;;[Working.N41])" office:value-type="string" office:string-value="Copy">
            <text:p>Copy</text:p>
          </table:table-cell>
          <table:table-cell table:formula="of:=IF(ISBLANK([Working.O41]);&quot;&quot;;[Working.O41])" office:value-type="string" office:string-value="SP">
            <text:p>SP</text:p>
          </table:table-cell>
          <table:table-cell table:formula="of:=IF(ISBLANK([Working.P41]);&quot;&quot;;[Working.P41])" office:value-type="string" office:string-value="CONST">
            <text:p>CONST</text:p>
          </table:table-cell>
          <table:table-cell table:formula="of:=IF(ISBLANK([Working.Q41]);&quot;&quot;;[Working.Q41])">
            <text:p/>
          </table:table-cell>
          <table:table-cell table:formula="of:=IF(ISBLANK([Working.R41]);&quot;&quot;;[Working.R41])">
            <text:p/>
          </table:table-cell>
          <table:table-cell table:formula="of:=IF(ISBLANK([Working.S41]);&quot;&quot;;[Working.S41])" office:value-type="string" office:string-value="JUMP_IF_EQ_ACC">
            <text:p>JUMP_IF_EQ_ACC</text:p>
          </table:table-cell>
          <table:table-cell table:formula="of:=IF(ISBLANK([Working.T41]);&quot;&quot;;[Working.T41])" office:value-type="string" office:string-value="JUMP_IF_EQ_ACC SP CONST">
            <text:p>JUMP_IF_EQ_ACC SP CONST</text:p>
          </table:table-cell>
          <table:table-cell table:formula="of:=IF(ISBLANK([Working.U41]);&quot;&quot;;[Working.U41])">
            <text:p/>
          </table:table-cell>
        </table:table-row>
        <table:table-row table:style-name="ro3">
          <table:table-cell table:formula="of:=IF(ISBLANK([Working.A42]);&quot;&quot;;[Working.A42])" office:value-type="float" office:value="40">
            <text:p>40</text:p>
          </table:table-cell>
          <table:table-cell table:formula="of:=IF(ISBLANK([Working.B42]);&quot;&quot;;[Working.B42])" office:value-type="string" office:string-value="28">
            <text:p>28</text:p>
          </table:table-cell>
          <table:table-cell table:formula="of:=IF(ISBLANK([Working.C42]);&quot;&quot;;[Working.C42])" office:value-type="string" office:string-value="00101000">
            <text:p>00101000</text:p>
          </table:table-cell>
          <table:table-cell table:formula="of:=IF(ISBLANK([Working.E42]);&quot;&quot;;[Working.E42])" office:value-type="string" office:string-value="00">
            <text:p>00</text:p>
          </table:table-cell>
          <table:table-cell table:formula="of:=IF(ISBLANK([Working.G42]);&quot;&quot;;[Working.G42])" office:value-type="string" office:string-value="101">
            <text:p>101</text:p>
          </table:table-cell>
          <table:table-cell table:formula="of:=IF(ISBLANK([Working.I42]);&quot;&quot;;[Working.I42])" office:value-type="string" office:string-value="000">
            <text:p>000</text:p>
          </table:table-cell>
          <table:table-cell table:formula="of:=IF(ISBLANK([Working.K42]);&quot;&quot;;[Working.K42])">
            <text:p/>
          </table:table-cell>
          <table:table-cell table:formula="of:=IF(ISBLANK([Working.M42]);&quot;&quot;;[Working.M42])">
            <text:p/>
          </table:table-cell>
          <table:table-cell table:formula="of:=IF(ISBLANK([Working.N42]);&quot;&quot;;[Working.N42])" office:value-type="string" office:string-value="Copy">
            <text:p>Copy</text:p>
          </table:table-cell>
          <table:table-cell table:formula="of:=IF(ISBLANK([Working.O42]);&quot;&quot;;[Working.O42])" office:value-type="string" office:string-value="PC">
            <text:p>PC</text:p>
          </table:table-cell>
          <table:table-cell table:formula="of:=IF(ISBLANK([Working.P42]);&quot;&quot;;[Working.P42])" office:value-type="string" office:string-value="ACC">
            <text:p>ACC</text:p>
          </table:table-cell>
          <table:table-cell table:formula="of:=IF(ISBLANK([Working.Q42]);&quot;&quot;;[Working.Q42])">
            <text:p/>
          </table:table-cell>
          <table:table-cell table:formula="of:=IF(ISBLANK([Working.R42]);&quot;&quot;;[Working.R42])">
            <text:p/>
          </table:table-cell>
          <table:table-cell table:formula="of:=IF(ISBLANK([Working.S42]);&quot;&quot;;[Working.S42])" office:value-type="string" office:string-value="COPY">
            <text:p>COPY</text:p>
          </table:table-cell>
          <table:table-cell table:formula="of:=IF(ISBLANK([Working.T42]);&quot;&quot;;[Working.T42])" office:value-type="string" office:string-value="COPY PC ACC">
            <text:p>COPY PC ACC</text:p>
          </table:table-cell>
          <table:table-cell table:formula="of:=IF(ISBLANK([Working.U42]);&quot;&quot;;[Working.U42])">
            <text:p/>
          </table:table-cell>
        </table:table-row>
        <table:table-row table:style-name="ro3">
          <table:table-cell table:formula="of:=IF(ISBLANK([Working.A43]);&quot;&quot;;[Working.A43])" office:value-type="float" office:value="41">
            <text:p>41</text:p>
          </table:table-cell>
          <table:table-cell table:formula="of:=IF(ISBLANK([Working.B43]);&quot;&quot;;[Working.B43])" office:value-type="string" office:string-value="29">
            <text:p>29</text:p>
          </table:table-cell>
          <table:table-cell table:formula="of:=IF(ISBLANK([Working.C43]);&quot;&quot;;[Working.C43])" office:value-type="string" office:string-value="00101001">
            <text:p>00101001</text:p>
          </table:table-cell>
          <table:table-cell table:formula="of:=IF(ISBLANK([Working.E43]);&quot;&quot;;[Working.E43])" office:value-type="string" office:string-value="00">
            <text:p>00</text:p>
          </table:table-cell>
          <table:table-cell table:formula="of:=IF(ISBLANK([Working.G43]);&quot;&quot;;[Working.G43])" office:value-type="string" office:string-value="101">
            <text:p>101</text:p>
          </table:table-cell>
          <table:table-cell table:formula="of:=IF(ISBLANK([Working.I43]);&quot;&quot;;[Working.I43])" office:value-type="string" office:string-value="001">
            <text:p>001</text:p>
          </table:table-cell>
          <table:table-cell table:formula="of:=IF(ISBLANK([Working.K43]);&quot;&quot;;[Working.K43])">
            <text:p/>
          </table:table-cell>
          <table:table-cell table:formula="of:=IF(ISBLANK([Working.M43]);&quot;&quot;;[Working.M43])">
            <text:p/>
          </table:table-cell>
          <table:table-cell table:formula="of:=IF(ISBLANK([Working.N43]);&quot;&quot;;[Working.N43])" office:value-type="string" office:string-value="Copy">
            <text:p>Copy</text:p>
          </table:table-cell>
          <table:table-cell table:formula="of:=IF(ISBLANK([Working.O43]);&quot;&quot;;[Working.O43])" office:value-type="string" office:string-value="PC">
            <text:p>PC</text:p>
          </table:table-cell>
          <table:table-cell table:formula="of:=IF(ISBLANK([Working.P43]);&quot;&quot;;[Working.P43])" office:value-type="string" office:string-value="A">
            <text:p>A</text:p>
          </table:table-cell>
          <table:table-cell table:formula="of:=IF(ISBLANK([Working.Q43]);&quot;&quot;;[Working.Q43])">
            <text:p/>
          </table:table-cell>
          <table:table-cell table:formula="of:=IF(ISBLANK([Working.R43]);&quot;&quot;;[Working.R43])">
            <text:p/>
          </table:table-cell>
          <table:table-cell table:formula="of:=IF(ISBLANK([Working.S43]);&quot;&quot;;[Working.S43])" office:value-type="string" office:string-value="COPY">
            <text:p>COPY</text:p>
          </table:table-cell>
          <table:table-cell table:formula="of:=IF(ISBLANK([Working.T43]);&quot;&quot;;[Working.T43])" office:value-type="string" office:string-value="COPY PC A">
            <text:p>COPY PC A</text:p>
          </table:table-cell>
          <table:table-cell table:formula="of:=IF(ISBLANK([Working.U43]);&quot;&quot;;[Working.U43])">
            <text:p/>
          </table:table-cell>
        </table:table-row>
        <table:table-row table:style-name="ro3">
          <table:table-cell table:formula="of:=IF(ISBLANK([Working.A44]);&quot;&quot;;[Working.A44])" office:value-type="float" office:value="42">
            <text:p>42</text:p>
          </table:table-cell>
          <table:table-cell table:formula="of:=IF(ISBLANK([Working.B44]);&quot;&quot;;[Working.B44])" office:value-type="string" office:string-value="2A">
            <text:p>2A</text:p>
          </table:table-cell>
          <table:table-cell table:formula="of:=IF(ISBLANK([Working.C44]);&quot;&quot;;[Working.C44])" office:value-type="string" office:string-value="00101010">
            <text:p>00101010</text:p>
          </table:table-cell>
          <table:table-cell table:formula="of:=IF(ISBLANK([Working.E44]);&quot;&quot;;[Working.E44])" office:value-type="string" office:string-value="00">
            <text:p>00</text:p>
          </table:table-cell>
          <table:table-cell table:formula="of:=IF(ISBLANK([Working.G44]);&quot;&quot;;[Working.G44])" office:value-type="string" office:string-value="101">
            <text:p>101</text:p>
          </table:table-cell>
          <table:table-cell table:formula="of:=IF(ISBLANK([Working.I44]);&quot;&quot;;[Working.I44])" office:value-type="string" office:string-value="010">
            <text:p>010</text:p>
          </table:table-cell>
          <table:table-cell table:formula="of:=IF(ISBLANK([Working.K44]);&quot;&quot;;[Working.K44])">
            <text:p/>
          </table:table-cell>
          <table:table-cell table:formula="of:=IF(ISBLANK([Working.M44]);&quot;&quot;;[Working.M44])">
            <text:p/>
          </table:table-cell>
          <table:table-cell table:formula="of:=IF(ISBLANK([Working.N44]);&quot;&quot;;[Working.N44])" office:value-type="string" office:string-value="Copy">
            <text:p>Copy</text:p>
          </table:table-cell>
          <table:table-cell table:formula="of:=IF(ISBLANK([Working.O44]);&quot;&quot;;[Working.O44])" office:value-type="string" office:string-value="PC">
            <text:p>PC</text:p>
          </table:table-cell>
          <table:table-cell table:formula="of:=IF(ISBLANK([Working.P44]);&quot;&quot;;[Working.P44])" office:value-type="string" office:string-value="B">
            <text:p>B</text:p>
          </table:table-cell>
          <table:table-cell table:formula="of:=IF(ISBLANK([Working.Q44]);&quot;&quot;;[Working.Q44])">
            <text:p/>
          </table:table-cell>
          <table:table-cell table:formula="of:=IF(ISBLANK([Working.R44]);&quot;&quot;;[Working.R44])">
            <text:p/>
          </table:table-cell>
          <table:table-cell table:formula="of:=IF(ISBLANK([Working.S44]);&quot;&quot;;[Working.S44])" office:value-type="string" office:string-value="COPY">
            <text:p>COPY</text:p>
          </table:table-cell>
          <table:table-cell table:formula="of:=IF(ISBLANK([Working.T44]);&quot;&quot;;[Working.T44])" office:value-type="string" office:string-value="COPY PC B">
            <text:p>COPY PC B</text:p>
          </table:table-cell>
          <table:table-cell table:formula="of:=IF(ISBLANK([Working.U44]);&quot;&quot;;[Working.U44])">
            <text:p/>
          </table:table-cell>
        </table:table-row>
        <table:table-row table:style-name="ro3">
          <table:table-cell table:formula="of:=IF(ISBLANK([Working.A45]);&quot;&quot;;[Working.A45])" office:value-type="float" office:value="43">
            <text:p>43</text:p>
          </table:table-cell>
          <table:table-cell table:formula="of:=IF(ISBLANK([Working.B45]);&quot;&quot;;[Working.B45])" office:value-type="string" office:string-value="2B">
            <text:p>2B</text:p>
          </table:table-cell>
          <table:table-cell table:formula="of:=IF(ISBLANK([Working.C45]);&quot;&quot;;[Working.C45])" office:value-type="string" office:string-value="00101011">
            <text:p>00101011</text:p>
          </table:table-cell>
          <table:table-cell table:formula="of:=IF(ISBLANK([Working.E45]);&quot;&quot;;[Working.E45])" office:value-type="string" office:string-value="00">
            <text:p>00</text:p>
          </table:table-cell>
          <table:table-cell table:formula="of:=IF(ISBLANK([Working.G45]);&quot;&quot;;[Working.G45])" office:value-type="string" office:string-value="101">
            <text:p>101</text:p>
          </table:table-cell>
          <table:table-cell table:formula="of:=IF(ISBLANK([Working.I45]);&quot;&quot;;[Working.I45])" office:value-type="string" office:string-value="011">
            <text:p>011</text:p>
          </table:table-cell>
          <table:table-cell table:formula="of:=IF(ISBLANK([Working.K45]);&quot;&quot;;[Working.K45])">
            <text:p/>
          </table:table-cell>
          <table:table-cell table:formula="of:=IF(ISBLANK([Working.M45]);&quot;&quot;;[Working.M45])">
            <text:p/>
          </table:table-cell>
          <table:table-cell table:formula="of:=IF(ISBLANK([Working.N45]);&quot;&quot;;[Working.N45])" office:value-type="string" office:string-value="Copy">
            <text:p>Copy</text:p>
          </table:table-cell>
          <table:table-cell table:formula="of:=IF(ISBLANK([Working.O45]);&quot;&quot;;[Working.O45])" office:value-type="string" office:string-value="PC">
            <text:p>PC</text:p>
          </table:table-cell>
          <table:table-cell table:formula="of:=IF(ISBLANK([Working.P45]);&quot;&quot;;[Working.P45])" office:value-type="string" office:string-value="C">
            <text:p>C</text:p>
          </table:table-cell>
          <table:table-cell table:formula="of:=IF(ISBLANK([Working.Q45]);&quot;&quot;;[Working.Q45])">
            <text:p/>
          </table:table-cell>
          <table:table-cell table:formula="of:=IF(ISBLANK([Working.R45]);&quot;&quot;;[Working.R45])">
            <text:p/>
          </table:table-cell>
          <table:table-cell table:formula="of:=IF(ISBLANK([Working.S45]);&quot;&quot;;[Working.S45])" office:value-type="string" office:string-value="COPY">
            <text:p>COPY</text:p>
          </table:table-cell>
          <table:table-cell table:formula="of:=IF(ISBLANK([Working.T45]);&quot;&quot;;[Working.T45])" office:value-type="string" office:string-value="COPY PC C">
            <text:p>COPY PC C</text:p>
          </table:table-cell>
          <table:table-cell table:formula="of:=IF(ISBLANK([Working.U45]);&quot;&quot;;[Working.U45])">
            <text:p/>
          </table:table-cell>
        </table:table-row>
        <table:table-row table:style-name="ro3">
          <table:table-cell table:formula="of:=IF(ISBLANK([Working.A46]);&quot;&quot;;[Working.A46])" office:value-type="float" office:value="44">
            <text:p>44</text:p>
          </table:table-cell>
          <table:table-cell table:formula="of:=IF(ISBLANK([Working.B46]);&quot;&quot;;[Working.B46])" office:value-type="string" office:string-value="2C">
            <text:p>2C</text:p>
          </table:table-cell>
          <table:table-cell table:formula="of:=IF(ISBLANK([Working.C46]);&quot;&quot;;[Working.C46])" office:value-type="string" office:string-value="00101100">
            <text:p>00101100</text:p>
          </table:table-cell>
          <table:table-cell table:formula="of:=IF(ISBLANK([Working.E46]);&quot;&quot;;[Working.E46])" office:value-type="string" office:string-value="00">
            <text:p>00</text:p>
          </table:table-cell>
          <table:table-cell table:formula="of:=IF(ISBLANK([Working.G46]);&quot;&quot;;[Working.G46])" office:value-type="string" office:string-value="101">
            <text:p>101</text:p>
          </table:table-cell>
          <table:table-cell table:formula="of:=IF(ISBLANK([Working.I46]);&quot;&quot;;[Working.I46])" office:value-type="string" office:string-value="100">
            <text:p>100</text:p>
          </table:table-cell>
          <table:table-cell table:formula="of:=IF(ISBLANK([Working.K46]);&quot;&quot;;[Working.K46])">
            <text:p/>
          </table:table-cell>
          <table:table-cell table:formula="of:=IF(ISBLANK([Working.M46]);&quot;&quot;;[Working.M46])">
            <text:p/>
          </table:table-cell>
          <table:table-cell table:formula="of:=IF(ISBLANK([Working.N46]);&quot;&quot;;[Working.N46])" office:value-type="string" office:string-value="Copy">
            <text:p>Copy</text:p>
          </table:table-cell>
          <table:table-cell table:formula="of:=IF(ISBLANK([Working.O46]);&quot;&quot;;[Working.O46])" office:value-type="string" office:string-value="PC">
            <text:p>PC</text:p>
          </table:table-cell>
          <table:table-cell table:formula="of:=IF(ISBLANK([Working.P46]);&quot;&quot;;[Working.P46])" office:value-type="string" office:string-value="SP">
            <text:p>SP</text:p>
          </table:table-cell>
          <table:table-cell table:formula="of:=IF(ISBLANK([Working.Q46]);&quot;&quot;;[Working.Q46])">
            <text:p/>
          </table:table-cell>
          <table:table-cell table:formula="of:=IF(ISBLANK([Working.R46]);&quot;&quot;;[Working.R46])">
            <text:p/>
          </table:table-cell>
          <table:table-cell table:formula="of:=IF(ISBLANK([Working.S46]);&quot;&quot;;[Working.S46])" office:value-type="string" office:string-value="COPY">
            <text:p>COPY</text:p>
          </table:table-cell>
          <table:table-cell table:formula="of:=IF(ISBLANK([Working.T46]);&quot;&quot;;[Working.T46])" office:value-type="string" office:string-value="COPY PC SP">
            <text:p>COPY PC SP</text:p>
          </table:table-cell>
          <table:table-cell table:formula="of:=IF(ISBLANK([Working.U46]);&quot;&quot;;[Working.U46])">
            <text:p/>
          </table:table-cell>
        </table:table-row>
        <table:table-row table:style-name="ro3">
          <table:table-cell table:formula="of:=IF(ISBLANK([Working.A47]);&quot;&quot;;[Working.A47])" office:value-type="float" office:value="45">
            <text:p>45</text:p>
          </table:table-cell>
          <table:table-cell table:formula="of:=IF(ISBLANK([Working.B47]);&quot;&quot;;[Working.B47])" office:value-type="string" office:string-value="2D">
            <text:p>2D</text:p>
          </table:table-cell>
          <table:table-cell table:formula="of:=IF(ISBLANK([Working.C47]);&quot;&quot;;[Working.C47])" office:value-type="string" office:string-value="00101101">
            <text:p>00101101</text:p>
          </table:table-cell>
          <table:table-cell table:formula="of:=IF(ISBLANK([Working.E47]);&quot;&quot;;[Working.E47])" office:value-type="string" office:string-value="00">
            <text:p>00</text:p>
          </table:table-cell>
          <table:table-cell table:formula="of:=IF(ISBLANK([Working.G47]);&quot;&quot;;[Working.G47])" office:value-type="string" office:string-value="101">
            <text:p>101</text:p>
          </table:table-cell>
          <table:table-cell table:formula="of:=IF(ISBLANK([Working.I47]);&quot;&quot;;[Working.I47])" office:value-type="string" office:string-value="101">
            <text:p>101</text:p>
          </table:table-cell>
          <table:table-cell table:formula="of:=IF(ISBLANK([Working.K47]);&quot;&quot;;[Working.K47])">
            <text:p/>
          </table:table-cell>
          <table:table-cell table:formula="of:=IF(ISBLANK([Working.M47]);&quot;&quot;;[Working.M47])">
            <text:p/>
          </table:table-cell>
          <table:table-cell table:formula="of:=IF(ISBLANK([Working.N47]);&quot;&quot;;[Working.N47])" office:value-type="string" office:string-value="Copy">
            <text:p>Copy</text:p>
          </table:table-cell>
          <table:table-cell table:formula="of:=IF(ISBLANK([Working.O47]);&quot;&quot;;[Working.O47])" office:value-type="string" office:string-value="PC">
            <text:p>PC</text:p>
          </table:table-cell>
          <table:table-cell table:formula="of:=IF(ISBLANK([Working.P47]);&quot;&quot;;[Working.P47])" office:value-type="string" office:string-value="PC">
            <text:p>PC</text:p>
          </table:table-cell>
          <table:table-cell table:formula="of:=IF(ISBLANK([Working.Q47]);&quot;&quot;;[Working.Q47])">
            <text:p/>
          </table:table-cell>
          <table:table-cell table:formula="of:=IF(ISBLANK([Working.R47]);&quot;&quot;;[Working.R47])">
            <text:p/>
          </table:table-cell>
          <table:table-cell table:formula="of:=IF(ISBLANK([Working.S47]);&quot;&quot;;[Working.S47])" office:value-type="string" office:string-value="JUMP_IF_NOT_OVERFLOW_FLAG">
            <text:p>JUMP_IF_NOT_OVERFLOW_FLAG</text:p>
          </table:table-cell>
          <table:table-cell table:formula="of:=IF(ISBLANK([Working.T47]);&quot;&quot;;[Working.T47])" office:value-type="string" office:string-value="JUMP_IF_NOT_OVERFLOW_FLAG CONST">
            <text:p>JUMP_IF_NOT_OVERFLOW_FLAG CONST</text:p>
          </table:table-cell>
          <table:table-cell table:formula="of:=IF(ISBLANK([Working.U47]);&quot;&quot;;[Working.U47])">
            <text:p/>
          </table:table-cell>
        </table:table-row>
        <table:table-row table:style-name="ro3">
          <table:table-cell table:formula="of:=IF(ISBLANK([Working.A48]);&quot;&quot;;[Working.A48])" office:value-type="float" office:value="46">
            <text:p>46</text:p>
          </table:table-cell>
          <table:table-cell table:formula="of:=IF(ISBLANK([Working.B48]);&quot;&quot;;[Working.B48])" office:value-type="string" office:string-value="2E">
            <text:p>2E</text:p>
          </table:table-cell>
          <table:table-cell table:formula="of:=IF(ISBLANK([Working.C48]);&quot;&quot;;[Working.C48])" office:value-type="string" office:string-value="00101110">
            <text:p>00101110</text:p>
          </table:table-cell>
          <table:table-cell table:formula="of:=IF(ISBLANK([Working.E48]);&quot;&quot;;[Working.E48])" office:value-type="string" office:string-value="00">
            <text:p>00</text:p>
          </table:table-cell>
          <table:table-cell table:formula="of:=IF(ISBLANK([Working.G48]);&quot;&quot;;[Working.G48])" office:value-type="string" office:string-value="101">
            <text:p>101</text:p>
          </table:table-cell>
          <table:table-cell table:formula="of:=IF(ISBLANK([Working.I48]);&quot;&quot;;[Working.I48])" office:value-type="string" office:string-value="110">
            <text:p>110</text:p>
          </table:table-cell>
          <table:table-cell table:formula="of:=IF(ISBLANK([Working.K48]);&quot;&quot;;[Working.K48])">
            <text:p/>
          </table:table-cell>
          <table:table-cell table:formula="of:=IF(ISBLANK([Working.M48]);&quot;&quot;;[Working.M48])">
            <text:p/>
          </table:table-cell>
          <table:table-cell table:formula="of:=IF(ISBLANK([Working.N48]);&quot;&quot;;[Working.N48])" office:value-type="string" office:string-value="Copy">
            <text:p>Copy</text:p>
          </table:table-cell>
          <table:table-cell table:formula="of:=IF(ISBLANK([Working.O48]);&quot;&quot;;[Working.O48])" office:value-type="string" office:string-value="PC">
            <text:p>PC</text:p>
          </table:table-cell>
          <table:table-cell table:formula="of:=IF(ISBLANK([Working.P48]);&quot;&quot;;[Working.P48])" office:value-type="string" office:string-value="SP+/-">
            <text:p>SP+/-</text:p>
          </table:table-cell>
          <table:table-cell table:formula="of:=IF(ISBLANK([Working.Q48]);&quot;&quot;;[Working.Q48])">
            <text:p/>
          </table:table-cell>
          <table:table-cell table:formula="of:=IF(ISBLANK([Working.R48]);&quot;&quot;;[Working.R48])">
            <text:p/>
          </table:table-cell>
          <table:table-cell table:formula="of:=IF(ISBLANK([Working.S48]);&quot;&quot;;[Working.S48])" office:value-type="string" office:string-value="JUMP_IF_LTE_ACC">
            <text:p>JUMP_IF_LTE_ACC</text:p>
          </table:table-cell>
          <table:table-cell table:formula="of:=IF(ISBLANK([Working.T48]);&quot;&quot;;[Working.T48])" office:value-type="string" office:string-value="JUMP_IF_LTE_ACC PC CONST">
            <text:p>JUMP_IF_LTE_ACC PC CONST</text:p>
          </table:table-cell>
          <table:table-cell table:formula="of:=IF(ISBLANK([Working.U48]);&quot;&quot;;[Working.U48])">
            <text:p/>
          </table:table-cell>
        </table:table-row>
        <table:table-row table:style-name="ro3">
          <table:table-cell table:formula="of:=IF(ISBLANK([Working.A49]);&quot;&quot;;[Working.A49])" office:value-type="float" office:value="47">
            <text:p>47</text:p>
          </table:table-cell>
          <table:table-cell table:formula="of:=IF(ISBLANK([Working.B49]);&quot;&quot;;[Working.B49])" office:value-type="string" office:string-value="2F">
            <text:p>2F</text:p>
          </table:table-cell>
          <table:table-cell table:formula="of:=IF(ISBLANK([Working.C49]);&quot;&quot;;[Working.C49])" office:value-type="string" office:string-value="00101111">
            <text:p>00101111</text:p>
          </table:table-cell>
          <table:table-cell table:formula="of:=IF(ISBLANK([Working.E49]);&quot;&quot;;[Working.E49])" office:value-type="string" office:string-value="00">
            <text:p>00</text:p>
          </table:table-cell>
          <table:table-cell table:formula="of:=IF(ISBLANK([Working.G49]);&quot;&quot;;[Working.G49])" office:value-type="string" office:string-value="101">
            <text:p>101</text:p>
          </table:table-cell>
          <table:table-cell table:formula="of:=IF(ISBLANK([Working.I49]);&quot;&quot;;[Working.I49])" office:value-type="string" office:string-value="111">
            <text:p>111</text:p>
          </table:table-cell>
          <table:table-cell table:formula="of:=IF(ISBLANK([Working.K49]);&quot;&quot;;[Working.K49])">
            <text:p/>
          </table:table-cell>
          <table:table-cell table:formula="of:=IF(ISBLANK([Working.M49]);&quot;&quot;;[Working.M49])">
            <text:p/>
          </table:table-cell>
          <table:table-cell table:formula="of:=IF(ISBLANK([Working.N49]);&quot;&quot;;[Working.N49])" office:value-type="string" office:string-value="Copy">
            <text:p>Copy</text:p>
          </table:table-cell>
          <table:table-cell table:formula="of:=IF(ISBLANK([Working.O49]);&quot;&quot;;[Working.O49])" office:value-type="string" office:string-value="PC">
            <text:p>PC</text:p>
          </table:table-cell>
          <table:table-cell table:formula="of:=IF(ISBLANK([Working.P49]);&quot;&quot;;[Working.P49])" office:value-type="string" office:string-value="CONST">
            <text:p>CONST</text:p>
          </table:table-cell>
          <table:table-cell table:formula="of:=IF(ISBLANK([Working.Q49]);&quot;&quot;;[Working.Q49])">
            <text:p/>
          </table:table-cell>
          <table:table-cell table:formula="of:=IF(ISBLANK([Working.R49]);&quot;&quot;;[Working.R49])">
            <text:p/>
          </table:table-cell>
          <table:table-cell table:formula="of:=IF(ISBLANK([Working.S49]);&quot;&quot;;[Working.S49])" office:value-type="string" office:string-value="JUMP_IF_EQ_ACC">
            <text:p>JUMP_IF_EQ_ACC</text:p>
          </table:table-cell>
          <table:table-cell table:formula="of:=IF(ISBLANK([Working.T49]);&quot;&quot;;[Working.T49])" office:value-type="string" office:string-value="JUMP_IF_EQ_ACC PC CONST">
            <text:p>JUMP_IF_EQ_ACC PC CONST</text:p>
          </table:table-cell>
          <table:table-cell table:formula="of:=IF(ISBLANK([Working.U49]);&quot;&quot;;[Working.U49])">
            <text:p/>
          </table:table-cell>
        </table:table-row>
        <table:table-row table:style-name="ro3">
          <table:table-cell table:formula="of:=IF(ISBLANK([Working.A50]);&quot;&quot;;[Working.A50])" office:value-type="float" office:value="48">
            <text:p>48</text:p>
          </table:table-cell>
          <table:table-cell table:formula="of:=IF(ISBLANK([Working.B50]);&quot;&quot;;[Working.B50])" office:value-type="string" office:string-value="30">
            <text:p>30</text:p>
          </table:table-cell>
          <table:table-cell table:formula="of:=IF(ISBLANK([Working.C50]);&quot;&quot;;[Working.C50])" office:value-type="string" office:string-value="00110000">
            <text:p>00110000</text:p>
          </table:table-cell>
          <table:table-cell table:formula="of:=IF(ISBLANK([Working.E50]);&quot;&quot;;[Working.E50])" office:value-type="string" office:string-value="00">
            <text:p>00</text:p>
          </table:table-cell>
          <table:table-cell table:formula="of:=IF(ISBLANK([Working.G50]);&quot;&quot;;[Working.G50])" office:value-type="string" office:string-value="110">
            <text:p>110</text:p>
          </table:table-cell>
          <table:table-cell table:formula="of:=IF(ISBLANK([Working.I50]);&quot;&quot;;[Working.I50])" office:value-type="string" office:string-value="000">
            <text:p>000</text:p>
          </table:table-cell>
          <table:table-cell table:formula="of:=IF(ISBLANK([Working.K50]);&quot;&quot;;[Working.K50])">
            <text:p/>
          </table:table-cell>
          <table:table-cell table:formula="of:=IF(ISBLANK([Working.M50]);&quot;&quot;;[Working.M50])">
            <text:p/>
          </table:table-cell>
          <table:table-cell table:formula="of:=IF(ISBLANK([Working.N50]);&quot;&quot;;[Working.N50])" office:value-type="string" office:string-value="Copy">
            <text:p>Copy</text:p>
          </table:table-cell>
          <table:table-cell table:formula="of:=IF(ISBLANK([Working.O50]);&quot;&quot;;[Working.O50])" office:value-type="string" office:string-value="SP+/-">
            <text:p>SP+/-</text:p>
          </table:table-cell>
          <table:table-cell table:formula="of:=IF(ISBLANK([Working.P50]);&quot;&quot;;[Working.P50])" office:value-type="string" office:string-value="ACC">
            <text:p>ACC</text:p>
          </table:table-cell>
          <table:table-cell table:formula="of:=IF(ISBLANK([Working.Q50]);&quot;&quot;;[Working.Q50])">
            <text:p/>
          </table:table-cell>
          <table:table-cell table:formula="of:=IF(ISBLANK([Working.R50]);&quot;&quot;;[Working.R50])">
            <text:p/>
          </table:table-cell>
          <table:table-cell table:formula="of:=IF(ISBLANK([Working.S50]);&quot;&quot;;[Working.S50])">
            <text:p/>
          </table:table-cell>
          <table:table-cell table:formula="of:=IF(ISBLANK([Working.T50]);&quot;&quot;;[Working.T50])">
            <text:p/>
          </table:table-cell>
          <table:table-cell table:formula="of:=IF(ISBLANK([Working.U50]);&quot;&quot;;[Working.U50])" office:value-type="string" office:string-value="No sense in comparing ACC to ACC">
            <text:p>No sense in comparing ACC to ACC</text:p>
          </table:table-cell>
        </table:table-row>
        <table:table-row table:style-name="ro3">
          <table:table-cell table:formula="of:=IF(ISBLANK([Working.A51]);&quot;&quot;;[Working.A51])" office:value-type="float" office:value="49">
            <text:p>49</text:p>
          </table:table-cell>
          <table:table-cell table:formula="of:=IF(ISBLANK([Working.B51]);&quot;&quot;;[Working.B51])" office:value-type="string" office:string-value="31">
            <text:p>31</text:p>
          </table:table-cell>
          <table:table-cell table:formula="of:=IF(ISBLANK([Working.C51]);&quot;&quot;;[Working.C51])" office:value-type="string" office:string-value="00110001">
            <text:p>00110001</text:p>
          </table:table-cell>
          <table:table-cell table:formula="of:=IF(ISBLANK([Working.E51]);&quot;&quot;;[Working.E51])" office:value-type="string" office:string-value="00">
            <text:p>00</text:p>
          </table:table-cell>
          <table:table-cell table:formula="of:=IF(ISBLANK([Working.G51]);&quot;&quot;;[Working.G51])" office:value-type="string" office:string-value="110">
            <text:p>110</text:p>
          </table:table-cell>
          <table:table-cell table:formula="of:=IF(ISBLANK([Working.I51]);&quot;&quot;;[Working.I51])" office:value-type="string" office:string-value="001">
            <text:p>001</text:p>
          </table:table-cell>
          <table:table-cell table:formula="of:=IF(ISBLANK([Working.K51]);&quot;&quot;;[Working.K51])">
            <text:p/>
          </table:table-cell>
          <table:table-cell table:formula="of:=IF(ISBLANK([Working.M51]);&quot;&quot;;[Working.M51])">
            <text:p/>
          </table:table-cell>
          <table:table-cell table:formula="of:=IF(ISBLANK([Working.N51]);&quot;&quot;;[Working.N51])" office:value-type="string" office:string-value="Copy">
            <text:p>Copy</text:p>
          </table:table-cell>
          <table:table-cell table:formula="of:=IF(ISBLANK([Working.O51]);&quot;&quot;;[Working.O51])" office:value-type="string" office:string-value="SP+/-">
            <text:p>SP+/-</text:p>
          </table:table-cell>
          <table:table-cell table:formula="of:=IF(ISBLANK([Working.P51]);&quot;&quot;;[Working.P51])" office:value-type="string" office:string-value="A">
            <text:p>A</text:p>
          </table:table-cell>
          <table:table-cell table:formula="of:=IF(ISBLANK([Working.Q51]);&quot;&quot;;[Working.Q51])">
            <text:p/>
          </table:table-cell>
          <table:table-cell table:formula="of:=IF(ISBLANK([Working.R51]);&quot;&quot;;[Working.R51])">
            <text:p/>
          </table:table-cell>
          <table:table-cell table:formula="of:=IF(ISBLANK([Working.S51]);&quot;&quot;;[Working.S51])" office:value-type="string" office:string-value="JUMP_IF_LT_ACC">
            <text:p>JUMP_IF_LT_ACC</text:p>
          </table:table-cell>
          <table:table-cell table:formula="of:=IF(ISBLANK([Working.T51]);&quot;&quot;;[Working.T51])" office:value-type="string" office:string-value="JUMP_IF_LT_ACC A CONST">
            <text:p>JUMP_IF_LT_ACC A CONST</text:p>
          </table:table-cell>
          <table:table-cell table:formula="of:=IF(ISBLANK([Working.U51]);&quot;&quot;;[Working.U51])">
            <text:p/>
          </table:table-cell>
        </table:table-row>
        <table:table-row table:style-name="ro3">
          <table:table-cell table:formula="of:=IF(ISBLANK([Working.A52]);&quot;&quot;;[Working.A52])" office:value-type="float" office:value="50">
            <text:p>50</text:p>
          </table:table-cell>
          <table:table-cell table:formula="of:=IF(ISBLANK([Working.B52]);&quot;&quot;;[Working.B52])" office:value-type="string" office:string-value="32">
            <text:p>32</text:p>
          </table:table-cell>
          <table:table-cell table:formula="of:=IF(ISBLANK([Working.C52]);&quot;&quot;;[Working.C52])" office:value-type="string" office:string-value="00110010">
            <text:p>00110010</text:p>
          </table:table-cell>
          <table:table-cell table:formula="of:=IF(ISBLANK([Working.E52]);&quot;&quot;;[Working.E52])" office:value-type="string" office:string-value="00">
            <text:p>00</text:p>
          </table:table-cell>
          <table:table-cell table:formula="of:=IF(ISBLANK([Working.G52]);&quot;&quot;;[Working.G52])" office:value-type="string" office:string-value="110">
            <text:p>110</text:p>
          </table:table-cell>
          <table:table-cell table:formula="of:=IF(ISBLANK([Working.I52]);&quot;&quot;;[Working.I52])" office:value-type="string" office:string-value="010">
            <text:p>010</text:p>
          </table:table-cell>
          <table:table-cell table:formula="of:=IF(ISBLANK([Working.K52]);&quot;&quot;;[Working.K52])">
            <text:p/>
          </table:table-cell>
          <table:table-cell table:formula="of:=IF(ISBLANK([Working.M52]);&quot;&quot;;[Working.M52])">
            <text:p/>
          </table:table-cell>
          <table:table-cell table:formula="of:=IF(ISBLANK([Working.N52]);&quot;&quot;;[Working.N52])" office:value-type="string" office:string-value="Copy">
            <text:p>Copy</text:p>
          </table:table-cell>
          <table:table-cell table:formula="of:=IF(ISBLANK([Working.O52]);&quot;&quot;;[Working.O52])" office:value-type="string" office:string-value="SP+/-">
            <text:p>SP+/-</text:p>
          </table:table-cell>
          <table:table-cell table:formula="of:=IF(ISBLANK([Working.P52]);&quot;&quot;;[Working.P52])" office:value-type="string" office:string-value="B">
            <text:p>B</text:p>
          </table:table-cell>
          <table:table-cell table:formula="of:=IF(ISBLANK([Working.Q52]);&quot;&quot;;[Working.Q52])">
            <text:p/>
          </table:table-cell>
          <table:table-cell table:formula="of:=IF(ISBLANK([Working.R52]);&quot;&quot;;[Working.R52])">
            <text:p/>
          </table:table-cell>
          <table:table-cell table:formula="of:=IF(ISBLANK([Working.S52]);&quot;&quot;;[Working.S52])" office:value-type="string" office:string-value="JUMP_IF_LT_ACC">
            <text:p>JUMP_IF_LT_ACC</text:p>
          </table:table-cell>
          <table:table-cell table:formula="of:=IF(ISBLANK([Working.T52]);&quot;&quot;;[Working.T52])" office:value-type="string" office:string-value="JUMP_IF_LT_ACC B CONST">
            <text:p>JUMP_IF_LT_ACC B CONST</text:p>
          </table:table-cell>
          <table:table-cell table:formula="of:=IF(ISBLANK([Working.U52]);&quot;&quot;;[Working.U52])">
            <text:p/>
          </table:table-cell>
        </table:table-row>
        <table:table-row table:style-name="ro3">
          <table:table-cell table:formula="of:=IF(ISBLANK([Working.A53]);&quot;&quot;;[Working.A53])" office:value-type="float" office:value="51">
            <text:p>51</text:p>
          </table:table-cell>
          <table:table-cell table:formula="of:=IF(ISBLANK([Working.B53]);&quot;&quot;;[Working.B53])" office:value-type="string" office:string-value="33">
            <text:p>33</text:p>
          </table:table-cell>
          <table:table-cell table:formula="of:=IF(ISBLANK([Working.C53]);&quot;&quot;;[Working.C53])" office:value-type="string" office:string-value="00110011">
            <text:p>00110011</text:p>
          </table:table-cell>
          <table:table-cell table:formula="of:=IF(ISBLANK([Working.E53]);&quot;&quot;;[Working.E53])" office:value-type="string" office:string-value="00">
            <text:p>00</text:p>
          </table:table-cell>
          <table:table-cell table:formula="of:=IF(ISBLANK([Working.G53]);&quot;&quot;;[Working.G53])" office:value-type="string" office:string-value="110">
            <text:p>110</text:p>
          </table:table-cell>
          <table:table-cell table:formula="of:=IF(ISBLANK([Working.I53]);&quot;&quot;;[Working.I53])" office:value-type="string" office:string-value="011">
            <text:p>011</text:p>
          </table:table-cell>
          <table:table-cell table:formula="of:=IF(ISBLANK([Working.K53]);&quot;&quot;;[Working.K53])">
            <text:p/>
          </table:table-cell>
          <table:table-cell table:formula="of:=IF(ISBLANK([Working.M53]);&quot;&quot;;[Working.M53])">
            <text:p/>
          </table:table-cell>
          <table:table-cell table:formula="of:=IF(ISBLANK([Working.N53]);&quot;&quot;;[Working.N53])" office:value-type="string" office:string-value="Copy">
            <text:p>Copy</text:p>
          </table:table-cell>
          <table:table-cell table:formula="of:=IF(ISBLANK([Working.O53]);&quot;&quot;;[Working.O53])" office:value-type="string" office:string-value="SP+/-">
            <text:p>SP+/-</text:p>
          </table:table-cell>
          <table:table-cell table:formula="of:=IF(ISBLANK([Working.P53]);&quot;&quot;;[Working.P53])" office:value-type="string" office:string-value="C">
            <text:p>C</text:p>
          </table:table-cell>
          <table:table-cell table:formula="of:=IF(ISBLANK([Working.Q53]);&quot;&quot;;[Working.Q53])">
            <text:p/>
          </table:table-cell>
          <table:table-cell table:formula="of:=IF(ISBLANK([Working.R53]);&quot;&quot;;[Working.R53])">
            <text:p/>
          </table:table-cell>
          <table:table-cell table:formula="of:=IF(ISBLANK([Working.S53]);&quot;&quot;;[Working.S53])" office:value-type="string" office:string-value="JUMP_IF_LT_ACC">
            <text:p>JUMP_IF_LT_ACC</text:p>
          </table:table-cell>
          <table:table-cell table:formula="of:=IF(ISBLANK([Working.T53]);&quot;&quot;;[Working.T53])" office:value-type="string" office:string-value="JUMP_IF_LT_ACC C CONST">
            <text:p>JUMP_IF_LT_ACC C CONST</text:p>
          </table:table-cell>
          <table:table-cell table:formula="of:=IF(ISBLANK([Working.U53]);&quot;&quot;;[Working.U53])">
            <text:p/>
          </table:table-cell>
        </table:table-row>
        <table:table-row table:style-name="ro3">
          <table:table-cell table:formula="of:=IF(ISBLANK([Working.A54]);&quot;&quot;;[Working.A54])" office:value-type="float" office:value="52">
            <text:p>52</text:p>
          </table:table-cell>
          <table:table-cell table:formula="of:=IF(ISBLANK([Working.B54]);&quot;&quot;;[Working.B54])" office:value-type="string" office:string-value="34">
            <text:p>34</text:p>
          </table:table-cell>
          <table:table-cell table:formula="of:=IF(ISBLANK([Working.C54]);&quot;&quot;;[Working.C54])" office:value-type="string" office:string-value="00110100">
            <text:p>00110100</text:p>
          </table:table-cell>
          <table:table-cell table:formula="of:=IF(ISBLANK([Working.E54]);&quot;&quot;;[Working.E54])" office:value-type="string" office:string-value="00">
            <text:p>00</text:p>
          </table:table-cell>
          <table:table-cell table:formula="of:=IF(ISBLANK([Working.G54]);&quot;&quot;;[Working.G54])" office:value-type="string" office:string-value="110">
            <text:p>110</text:p>
          </table:table-cell>
          <table:table-cell table:formula="of:=IF(ISBLANK([Working.I54]);&quot;&quot;;[Working.I54])" office:value-type="string" office:string-value="100">
            <text:p>100</text:p>
          </table:table-cell>
          <table:table-cell table:formula="of:=IF(ISBLANK([Working.K54]);&quot;&quot;;[Working.K54])">
            <text:p/>
          </table:table-cell>
          <table:table-cell table:formula="of:=IF(ISBLANK([Working.M54]);&quot;&quot;;[Working.M54])">
            <text:p/>
          </table:table-cell>
          <table:table-cell table:formula="of:=IF(ISBLANK([Working.N54]);&quot;&quot;;[Working.N54])" office:value-type="string" office:string-value="Copy">
            <text:p>Copy</text:p>
          </table:table-cell>
          <table:table-cell table:formula="of:=IF(ISBLANK([Working.O54]);&quot;&quot;;[Working.O54])" office:value-type="string" office:string-value="SP+/-">
            <text:p>SP+/-</text:p>
          </table:table-cell>
          <table:table-cell table:formula="of:=IF(ISBLANK([Working.P54]);&quot;&quot;;[Working.P54])" office:value-type="string" office:string-value="SP">
            <text:p>SP</text:p>
          </table:table-cell>
          <table:table-cell table:formula="of:=IF(ISBLANK([Working.Q54]);&quot;&quot;;[Working.Q54])">
            <text:p/>
          </table:table-cell>
          <table:table-cell table:formula="of:=IF(ISBLANK([Working.R54]);&quot;&quot;;[Working.R54])">
            <text:p/>
          </table:table-cell>
          <table:table-cell table:formula="of:=IF(ISBLANK([Working.S54]);&quot;&quot;;[Working.S54])" office:value-type="string" office:string-value="JUMP_IF_LT_ACC">
            <text:p>JUMP_IF_LT_ACC</text:p>
          </table:table-cell>
          <table:table-cell table:formula="of:=IF(ISBLANK([Working.T54]);&quot;&quot;;[Working.T54])" office:value-type="string" office:string-value="JUMP_IF_LT_ACC SP CONST">
            <text:p>JUMP_IF_LT_ACC SP CONST</text:p>
          </table:table-cell>
          <table:table-cell table:formula="of:=IF(ISBLANK([Working.U54]);&quot;&quot;;[Working.U54])">
            <text:p/>
          </table:table-cell>
        </table:table-row>
        <table:table-row table:style-name="ro3">
          <table:table-cell table:formula="of:=IF(ISBLANK([Working.A55]);&quot;&quot;;[Working.A55])" office:value-type="float" office:value="53">
            <text:p>53</text:p>
          </table:table-cell>
          <table:table-cell table:formula="of:=IF(ISBLANK([Working.B55]);&quot;&quot;;[Working.B55])" office:value-type="string" office:string-value="35">
            <text:p>35</text:p>
          </table:table-cell>
          <table:table-cell table:formula="of:=IF(ISBLANK([Working.C55]);&quot;&quot;;[Working.C55])" office:value-type="string" office:string-value="00110101">
            <text:p>00110101</text:p>
          </table:table-cell>
          <table:table-cell table:formula="of:=IF(ISBLANK([Working.E55]);&quot;&quot;;[Working.E55])" office:value-type="string" office:string-value="00">
            <text:p>00</text:p>
          </table:table-cell>
          <table:table-cell table:formula="of:=IF(ISBLANK([Working.G55]);&quot;&quot;;[Working.G55])" office:value-type="string" office:string-value="110">
            <text:p>110</text:p>
          </table:table-cell>
          <table:table-cell table:formula="of:=IF(ISBLANK([Working.I55]);&quot;&quot;;[Working.I55])" office:value-type="string" office:string-value="101">
            <text:p>101</text:p>
          </table:table-cell>
          <table:table-cell table:formula="of:=IF(ISBLANK([Working.K55]);&quot;&quot;;[Working.K55])">
            <text:p/>
          </table:table-cell>
          <table:table-cell table:formula="of:=IF(ISBLANK([Working.M55]);&quot;&quot;;[Working.M55])">
            <text:p/>
          </table:table-cell>
          <table:table-cell table:formula="of:=IF(ISBLANK([Working.N55]);&quot;&quot;;[Working.N55])" office:value-type="string" office:string-value="Copy">
            <text:p>Copy</text:p>
          </table:table-cell>
          <table:table-cell table:formula="of:=IF(ISBLANK([Working.O55]);&quot;&quot;;[Working.O55])" office:value-type="string" office:string-value="SP+/-">
            <text:p>SP+/-</text:p>
          </table:table-cell>
          <table:table-cell table:formula="of:=IF(ISBLANK([Working.P55]);&quot;&quot;;[Working.P55])" office:value-type="string" office:string-value="PC">
            <text:p>PC</text:p>
          </table:table-cell>
          <table:table-cell table:formula="of:=IF(ISBLANK([Working.Q55]);&quot;&quot;;[Working.Q55])">
            <text:p/>
          </table:table-cell>
          <table:table-cell table:formula="of:=IF(ISBLANK([Working.R55]);&quot;&quot;;[Working.R55])">
            <text:p/>
          </table:table-cell>
          <table:table-cell table:formula="of:=IF(ISBLANK([Working.S55]);&quot;&quot;;[Working.S55])" office:value-type="string" office:string-value="JUMP_IF_LT_ACC">
            <text:p>JUMP_IF_LT_ACC</text:p>
          </table:table-cell>
          <table:table-cell table:formula="of:=IF(ISBLANK([Working.T55]);&quot;&quot;;[Working.T55])" office:value-type="string" office:string-value="JUMP_IF_LT_ACC PC CONST">
            <text:p>JUMP_IF_LT_ACC PC CONST</text:p>
          </table:table-cell>
          <table:table-cell table:formula="of:=IF(ISBLANK([Working.U55]);&quot;&quot;;[Working.U55])">
            <text:p/>
          </table:table-cell>
        </table:table-row>
        <table:table-row table:style-name="ro3">
          <table:table-cell table:formula="of:=IF(ISBLANK([Working.A56]);&quot;&quot;;[Working.A56])" office:value-type="float" office:value="54">
            <text:p>54</text:p>
          </table:table-cell>
          <table:table-cell table:formula="of:=IF(ISBLANK([Working.B56]);&quot;&quot;;[Working.B56])" office:value-type="string" office:string-value="36">
            <text:p>36</text:p>
          </table:table-cell>
          <table:table-cell table:formula="of:=IF(ISBLANK([Working.C56]);&quot;&quot;;[Working.C56])" office:value-type="string" office:string-value="00110110">
            <text:p>00110110</text:p>
          </table:table-cell>
          <table:table-cell table:formula="of:=IF(ISBLANK([Working.E56]);&quot;&quot;;[Working.E56])" office:value-type="string" office:string-value="00">
            <text:p>00</text:p>
          </table:table-cell>
          <table:table-cell table:formula="of:=IF(ISBLANK([Working.G56]);&quot;&quot;;[Working.G56])" office:value-type="string" office:string-value="110">
            <text:p>110</text:p>
          </table:table-cell>
          <table:table-cell table:formula="of:=IF(ISBLANK([Working.I56]);&quot;&quot;;[Working.I56])" office:value-type="string" office:string-value="110">
            <text:p>110</text:p>
          </table:table-cell>
          <table:table-cell table:formula="of:=IF(ISBLANK([Working.K56]);&quot;&quot;;[Working.K56])">
            <text:p/>
          </table:table-cell>
          <table:table-cell table:formula="of:=IF(ISBLANK([Working.M56]);&quot;&quot;;[Working.M56])">
            <text:p/>
          </table:table-cell>
          <table:table-cell table:formula="of:=IF(ISBLANK([Working.N56]);&quot;&quot;;[Working.N56])" office:value-type="string" office:string-value="Copy">
            <text:p>Copy</text:p>
          </table:table-cell>
          <table:table-cell table:formula="of:=IF(ISBLANK([Working.O56]);&quot;&quot;;[Working.O56])" office:value-type="string" office:string-value="SP+/-">
            <text:p>SP+/-</text:p>
          </table:table-cell>
          <table:table-cell table:formula="of:=IF(ISBLANK([Working.P56]);&quot;&quot;;[Working.P56])" office:value-type="string" office:string-value="SP+/-">
            <text:p>SP+/-</text:p>
          </table:table-cell>
          <table:table-cell table:formula="of:=IF(ISBLANK([Working.Q56]);&quot;&quot;;[Working.Q56])">
            <text:p/>
          </table:table-cell>
          <table:table-cell table:formula="of:=IF(ISBLANK([Working.R56]);&quot;&quot;;[Working.R56])">
            <text:p/>
          </table:table-cell>
          <table:table-cell table:formula="of:=IF(ISBLANK([Working.S56]);&quot;&quot;;[Working.S56])" office:value-type="string" office:string-value="JUMP_IF_UNDERFLOW_FLAG">
            <text:p>JUMP_IF_UNDERFLOW_FLAG</text:p>
          </table:table-cell>
          <table:table-cell table:formula="of:=IF(ISBLANK([Working.T56]);&quot;&quot;;[Working.T56])" office:value-type="string" office:string-value="JUMP_IF_UNDERFLOW_FLAG CONST">
            <text:p>JUMP_IF_UNDERFLOW_FLAG CONST</text:p>
          </table:table-cell>
          <table:table-cell table:formula="of:=IF(ISBLANK([Working.U56]);&quot;&quot;;[Working.U56])">
            <text:p/>
          </table:table-cell>
        </table:table-row>
        <table:table-row table:style-name="ro3">
          <table:table-cell table:formula="of:=IF(ISBLANK([Working.A57]);&quot;&quot;;[Working.A57])" office:value-type="float" office:value="55">
            <text:p>55</text:p>
          </table:table-cell>
          <table:table-cell table:formula="of:=IF(ISBLANK([Working.B57]);&quot;&quot;;[Working.B57])" office:value-type="string" office:string-value="37">
            <text:p>37</text:p>
          </table:table-cell>
          <table:table-cell table:formula="of:=IF(ISBLANK([Working.C57]);&quot;&quot;;[Working.C57])" office:value-type="string" office:string-value="00110111">
            <text:p>00110111</text:p>
          </table:table-cell>
          <table:table-cell table:formula="of:=IF(ISBLANK([Working.E57]);&quot;&quot;;[Working.E57])" office:value-type="string" office:string-value="00">
            <text:p>00</text:p>
          </table:table-cell>
          <table:table-cell table:formula="of:=IF(ISBLANK([Working.G57]);&quot;&quot;;[Working.G57])" office:value-type="string" office:string-value="110">
            <text:p>110</text:p>
          </table:table-cell>
          <table:table-cell table:formula="of:=IF(ISBLANK([Working.I57]);&quot;&quot;;[Working.I57])" office:value-type="string" office:string-value="111">
            <text:p>111</text:p>
          </table:table-cell>
          <table:table-cell table:formula="of:=IF(ISBLANK([Working.K57]);&quot;&quot;;[Working.K57])">
            <text:p/>
          </table:table-cell>
          <table:table-cell table:formula="of:=IF(ISBLANK([Working.M57]);&quot;&quot;;[Working.M57])">
            <text:p/>
          </table:table-cell>
          <table:table-cell table:formula="of:=IF(ISBLANK([Working.N57]);&quot;&quot;;[Working.N57])" office:value-type="string" office:string-value="Copy">
            <text:p>Copy</text:p>
          </table:table-cell>
          <table:table-cell table:formula="of:=IF(ISBLANK([Working.O57]);&quot;&quot;;[Working.O57])" office:value-type="string" office:string-value="SP+/-">
            <text:p>SP+/-</text:p>
          </table:table-cell>
          <table:table-cell table:formula="of:=IF(ISBLANK([Working.P57]);&quot;&quot;;[Working.P57])" office:value-type="string" office:string-value="CONST">
            <text:p>CONST</text:p>
          </table:table-cell>
          <table:table-cell table:formula="of:=IF(ISBLANK([Working.Q57]);&quot;&quot;;[Working.Q57])">
            <text:p/>
          </table:table-cell>
          <table:table-cell table:formula="of:=IF(ISBLANK([Working.R57]);&quot;&quot;;[Working.R57])">
            <text:p/>
          </table:table-cell>
          <table:table-cell table:formula="of:=IF(ISBLANK([Working.S57]);&quot;&quot;;[Working.S57])" office:value-type="string" office:string-value="JUMP_IF_LT_ACC">
            <text:p>JUMP_IF_LT_ACC</text:p>
          </table:table-cell>
          <table:table-cell table:formula="of:=IF(ISBLANK([Working.T57]);&quot;&quot;;[Working.T57])" office:value-type="string" office:string-value="JUMP_IF_LT_ACC CONST CONST">
            <text:p>JUMP_IF_LT_ACC CONST CONST</text:p>
          </table:table-cell>
          <table:table-cell table:formula="of:=IF(ISBLANK([Working.U57]);&quot;&quot;;[Working.U57])">
            <text:p/>
          </table:table-cell>
        </table:table-row>
        <table:table-row table:style-name="ro3">
          <table:table-cell table:formula="of:=IF(ISBLANK([Working.A58]);&quot;&quot;;[Working.A58])" office:value-type="float" office:value="56">
            <text:p>56</text:p>
          </table:table-cell>
          <table:table-cell table:formula="of:=IF(ISBLANK([Working.B58]);&quot;&quot;;[Working.B58])" office:value-type="string" office:string-value="38">
            <text:p>38</text:p>
          </table:table-cell>
          <table:table-cell table:formula="of:=IF(ISBLANK([Working.C58]);&quot;&quot;;[Working.C58])" office:value-type="string" office:string-value="00111000">
            <text:p>00111000</text:p>
          </table:table-cell>
          <table:table-cell table:formula="of:=IF(ISBLANK([Working.E58]);&quot;&quot;;[Working.E58])" office:value-type="string" office:string-value="00">
            <text:p>00</text:p>
          </table:table-cell>
          <table:table-cell table:formula="of:=IF(ISBLANK([Working.G58]);&quot;&quot;;[Working.G58])" office:value-type="string" office:string-value="111">
            <text:p>111</text:p>
          </table:table-cell>
          <table:table-cell table:formula="of:=IF(ISBLANK([Working.I58]);&quot;&quot;;[Working.I58])" office:value-type="string" office:string-value="000">
            <text:p>000</text:p>
          </table:table-cell>
          <table:table-cell table:formula="of:=IF(ISBLANK([Working.K58]);&quot;&quot;;[Working.K58])">
            <text:p/>
          </table:table-cell>
          <table:table-cell table:formula="of:=IF(ISBLANK([Working.M58]);&quot;&quot;;[Working.M58])">
            <text:p/>
          </table:table-cell>
          <table:table-cell table:formula="of:=IF(ISBLANK([Working.N58]);&quot;&quot;;[Working.N58])" office:value-type="string" office:string-value="Copy">
            <text:p>Copy</text:p>
          </table:table-cell>
          <table:table-cell table:formula="of:=IF(ISBLANK([Working.O58]);&quot;&quot;;[Working.O58])" office:value-type="string" office:string-value="CONST">
            <text:p>CONST</text:p>
          </table:table-cell>
          <table:table-cell table:formula="of:=IF(ISBLANK([Working.P58]);&quot;&quot;;[Working.P58])" office:value-type="string" office:string-value="ACC">
            <text:p>ACC</text:p>
          </table:table-cell>
          <table:table-cell table:formula="of:=IF(ISBLANK([Working.Q58]);&quot;&quot;;[Working.Q58])">
            <text:p/>
          </table:table-cell>
          <table:table-cell table:formula="of:=IF(ISBLANK([Working.R58]);&quot;&quot;;[Working.R58])">
            <text:p/>
          </table:table-cell>
          <table:table-cell table:formula="of:=IF(ISBLANK([Working.S58]);&quot;&quot;;[Working.S58])" office:value-type="string" office:string-value="SET">
            <text:p>SET</text:p>
          </table:table-cell>
          <table:table-cell table:formula="of:=IF(ISBLANK([Working.T58]);&quot;&quot;;[Working.T58])" office:value-type="string" office:string-value="SET ACC CONST">
            <text:p>SET ACC CONST</text:p>
          </table:table-cell>
          <table:table-cell table:formula="of:=IF(ISBLANK([Working.U58]);&quot;&quot;;[Working.U58])">
            <text:p/>
          </table:table-cell>
        </table:table-row>
        <table:table-row table:style-name="ro3">
          <table:table-cell table:formula="of:=IF(ISBLANK([Working.A59]);&quot;&quot;;[Working.A59])" office:value-type="float" office:value="57">
            <text:p>57</text:p>
          </table:table-cell>
          <table:table-cell table:formula="of:=IF(ISBLANK([Working.B59]);&quot;&quot;;[Working.B59])" office:value-type="string" office:string-value="39">
            <text:p>39</text:p>
          </table:table-cell>
          <table:table-cell table:formula="of:=IF(ISBLANK([Working.C59]);&quot;&quot;;[Working.C59])" office:value-type="string" office:string-value="00111001">
            <text:p>00111001</text:p>
          </table:table-cell>
          <table:table-cell table:formula="of:=IF(ISBLANK([Working.E59]);&quot;&quot;;[Working.E59])" office:value-type="string" office:string-value="00">
            <text:p>00</text:p>
          </table:table-cell>
          <table:table-cell table:formula="of:=IF(ISBLANK([Working.G59]);&quot;&quot;;[Working.G59])" office:value-type="string" office:string-value="111">
            <text:p>111</text:p>
          </table:table-cell>
          <table:table-cell table:formula="of:=IF(ISBLANK([Working.I59]);&quot;&quot;;[Working.I59])" office:value-type="string" office:string-value="001">
            <text:p>001</text:p>
          </table:table-cell>
          <table:table-cell table:formula="of:=IF(ISBLANK([Working.K59]);&quot;&quot;;[Working.K59])">
            <text:p/>
          </table:table-cell>
          <table:table-cell table:formula="of:=IF(ISBLANK([Working.M59]);&quot;&quot;;[Working.M59])">
            <text:p/>
          </table:table-cell>
          <table:table-cell table:formula="of:=IF(ISBLANK([Working.N59]);&quot;&quot;;[Working.N59])" office:value-type="string" office:string-value="Copy">
            <text:p>Copy</text:p>
          </table:table-cell>
          <table:table-cell table:formula="of:=IF(ISBLANK([Working.O59]);&quot;&quot;;[Working.O59])" office:value-type="string" office:string-value="CONST">
            <text:p>CONST</text:p>
          </table:table-cell>
          <table:table-cell table:formula="of:=IF(ISBLANK([Working.P59]);&quot;&quot;;[Working.P59])" office:value-type="string" office:string-value="A">
            <text:p>A</text:p>
          </table:table-cell>
          <table:table-cell table:formula="of:=IF(ISBLANK([Working.Q59]);&quot;&quot;;[Working.Q59])">
            <text:p/>
          </table:table-cell>
          <table:table-cell table:formula="of:=IF(ISBLANK([Working.R59]);&quot;&quot;;[Working.R59])">
            <text:p/>
          </table:table-cell>
          <table:table-cell table:formula="of:=IF(ISBLANK([Working.S59]);&quot;&quot;;[Working.S59])" office:value-type="string" office:string-value="SET">
            <text:p>SET</text:p>
          </table:table-cell>
          <table:table-cell table:formula="of:=IF(ISBLANK([Working.T59]);&quot;&quot;;[Working.T59])" office:value-type="string" office:string-value="SET A CONST">
            <text:p>SET A CONST</text:p>
          </table:table-cell>
          <table:table-cell table:formula="of:=IF(ISBLANK([Working.U59]);&quot;&quot;;[Working.U59])">
            <text:p/>
          </table:table-cell>
        </table:table-row>
        <table:table-row table:style-name="ro3">
          <table:table-cell table:formula="of:=IF(ISBLANK([Working.A60]);&quot;&quot;;[Working.A60])" office:value-type="float" office:value="58">
            <text:p>58</text:p>
          </table:table-cell>
          <table:table-cell table:formula="of:=IF(ISBLANK([Working.B60]);&quot;&quot;;[Working.B60])" office:value-type="string" office:string-value="3A">
            <text:p>3A</text:p>
          </table:table-cell>
          <table:table-cell table:formula="of:=IF(ISBLANK([Working.C60]);&quot;&quot;;[Working.C60])" office:value-type="string" office:string-value="00111010">
            <text:p>00111010</text:p>
          </table:table-cell>
          <table:table-cell table:formula="of:=IF(ISBLANK([Working.E60]);&quot;&quot;;[Working.E60])" office:value-type="string" office:string-value="00">
            <text:p>00</text:p>
          </table:table-cell>
          <table:table-cell table:formula="of:=IF(ISBLANK([Working.G60]);&quot;&quot;;[Working.G60])" office:value-type="string" office:string-value="111">
            <text:p>111</text:p>
          </table:table-cell>
          <table:table-cell table:formula="of:=IF(ISBLANK([Working.I60]);&quot;&quot;;[Working.I60])" office:value-type="string" office:string-value="010">
            <text:p>010</text:p>
          </table:table-cell>
          <table:table-cell table:formula="of:=IF(ISBLANK([Working.K60]);&quot;&quot;;[Working.K60])">
            <text:p/>
          </table:table-cell>
          <table:table-cell table:formula="of:=IF(ISBLANK([Working.M60]);&quot;&quot;;[Working.M60])">
            <text:p/>
          </table:table-cell>
          <table:table-cell table:formula="of:=IF(ISBLANK([Working.N60]);&quot;&quot;;[Working.N60])" office:value-type="string" office:string-value="Copy">
            <text:p>Copy</text:p>
          </table:table-cell>
          <table:table-cell table:formula="of:=IF(ISBLANK([Working.O60]);&quot;&quot;;[Working.O60])" office:value-type="string" office:string-value="CONST">
            <text:p>CONST</text:p>
          </table:table-cell>
          <table:table-cell table:formula="of:=IF(ISBLANK([Working.P60]);&quot;&quot;;[Working.P60])" office:value-type="string" office:string-value="B">
            <text:p>B</text:p>
          </table:table-cell>
          <table:table-cell table:formula="of:=IF(ISBLANK([Working.Q60]);&quot;&quot;;[Working.Q60])">
            <text:p/>
          </table:table-cell>
          <table:table-cell table:formula="of:=IF(ISBLANK([Working.R60]);&quot;&quot;;[Working.R60])">
            <text:p/>
          </table:table-cell>
          <table:table-cell table:formula="of:=IF(ISBLANK([Working.S60]);&quot;&quot;;[Working.S60])" office:value-type="string" office:string-value="SET">
            <text:p>SET</text:p>
          </table:table-cell>
          <table:table-cell table:formula="of:=IF(ISBLANK([Working.T60]);&quot;&quot;;[Working.T60])" office:value-type="string" office:string-value="SET B CONST">
            <text:p>SET B CONST</text:p>
          </table:table-cell>
          <table:table-cell table:formula="of:=IF(ISBLANK([Working.U60]);&quot;&quot;;[Working.U60])">
            <text:p/>
          </table:table-cell>
        </table:table-row>
        <table:table-row table:style-name="ro3">
          <table:table-cell table:formula="of:=IF(ISBLANK([Working.A61]);&quot;&quot;;[Working.A61])" office:value-type="float" office:value="59">
            <text:p>59</text:p>
          </table:table-cell>
          <table:table-cell table:formula="of:=IF(ISBLANK([Working.B61]);&quot;&quot;;[Working.B61])" office:value-type="string" office:string-value="3B">
            <text:p>3B</text:p>
          </table:table-cell>
          <table:table-cell table:formula="of:=IF(ISBLANK([Working.C61]);&quot;&quot;;[Working.C61])" office:value-type="string" office:string-value="00111011">
            <text:p>00111011</text:p>
          </table:table-cell>
          <table:table-cell table:formula="of:=IF(ISBLANK([Working.E61]);&quot;&quot;;[Working.E61])" office:value-type="string" office:string-value="00">
            <text:p>00</text:p>
          </table:table-cell>
          <table:table-cell table:formula="of:=IF(ISBLANK([Working.G61]);&quot;&quot;;[Working.G61])" office:value-type="string" office:string-value="111">
            <text:p>111</text:p>
          </table:table-cell>
          <table:table-cell table:formula="of:=IF(ISBLANK([Working.I61]);&quot;&quot;;[Working.I61])" office:value-type="string" office:string-value="011">
            <text:p>011</text:p>
          </table:table-cell>
          <table:table-cell table:formula="of:=IF(ISBLANK([Working.K61]);&quot;&quot;;[Working.K61])">
            <text:p/>
          </table:table-cell>
          <table:table-cell table:formula="of:=IF(ISBLANK([Working.M61]);&quot;&quot;;[Working.M61])">
            <text:p/>
          </table:table-cell>
          <table:table-cell table:formula="of:=IF(ISBLANK([Working.N61]);&quot;&quot;;[Working.N61])" office:value-type="string" office:string-value="Copy">
            <text:p>Copy</text:p>
          </table:table-cell>
          <table:table-cell table:formula="of:=IF(ISBLANK([Working.O61]);&quot;&quot;;[Working.O61])" office:value-type="string" office:string-value="CONST">
            <text:p>CONST</text:p>
          </table:table-cell>
          <table:table-cell table:formula="of:=IF(ISBLANK([Working.P61]);&quot;&quot;;[Working.P61])" office:value-type="string" office:string-value="C">
            <text:p>C</text:p>
          </table:table-cell>
          <table:table-cell table:formula="of:=IF(ISBLANK([Working.Q61]);&quot;&quot;;[Working.Q61])">
            <text:p/>
          </table:table-cell>
          <table:table-cell table:formula="of:=IF(ISBLANK([Working.R61]);&quot;&quot;;[Working.R61])">
            <text:p/>
          </table:table-cell>
          <table:table-cell table:formula="of:=IF(ISBLANK([Working.S61]);&quot;&quot;;[Working.S61])" office:value-type="string" office:string-value="SET">
            <text:p>SET</text:p>
          </table:table-cell>
          <table:table-cell table:formula="of:=IF(ISBLANK([Working.T61]);&quot;&quot;;[Working.T61])" office:value-type="string" office:string-value="SET C CONST">
            <text:p>SET C CONST</text:p>
          </table:table-cell>
          <table:table-cell table:formula="of:=IF(ISBLANK([Working.U61]);&quot;&quot;;[Working.U61])">
            <text:p/>
          </table:table-cell>
        </table:table-row>
        <table:table-row table:style-name="ro3">
          <table:table-cell table:formula="of:=IF(ISBLANK([Working.A62]);&quot;&quot;;[Working.A62])" office:value-type="float" office:value="60">
            <text:p>60</text:p>
          </table:table-cell>
          <table:table-cell table:formula="of:=IF(ISBLANK([Working.B62]);&quot;&quot;;[Working.B62])" office:value-type="string" office:string-value="3C">
            <text:p>3C</text:p>
          </table:table-cell>
          <table:table-cell table:formula="of:=IF(ISBLANK([Working.C62]);&quot;&quot;;[Working.C62])" office:value-type="string" office:string-value="00111100">
            <text:p>00111100</text:p>
          </table:table-cell>
          <table:table-cell table:formula="of:=IF(ISBLANK([Working.E62]);&quot;&quot;;[Working.E62])" office:value-type="string" office:string-value="00">
            <text:p>00</text:p>
          </table:table-cell>
          <table:table-cell table:formula="of:=IF(ISBLANK([Working.G62]);&quot;&quot;;[Working.G62])" office:value-type="string" office:string-value="111">
            <text:p>111</text:p>
          </table:table-cell>
          <table:table-cell table:formula="of:=IF(ISBLANK([Working.I62]);&quot;&quot;;[Working.I62])" office:value-type="string" office:string-value="100">
            <text:p>100</text:p>
          </table:table-cell>
          <table:table-cell table:formula="of:=IF(ISBLANK([Working.K62]);&quot;&quot;;[Working.K62])">
            <text:p/>
          </table:table-cell>
          <table:table-cell table:formula="of:=IF(ISBLANK([Working.M62]);&quot;&quot;;[Working.M62])">
            <text:p/>
          </table:table-cell>
          <table:table-cell table:formula="of:=IF(ISBLANK([Working.N62]);&quot;&quot;;[Working.N62])" office:value-type="string" office:string-value="Copy">
            <text:p>Copy</text:p>
          </table:table-cell>
          <table:table-cell table:formula="of:=IF(ISBLANK([Working.O62]);&quot;&quot;;[Working.O62])" office:value-type="string" office:string-value="CONST">
            <text:p>CONST</text:p>
          </table:table-cell>
          <table:table-cell table:formula="of:=IF(ISBLANK([Working.P62]);&quot;&quot;;[Working.P62])" office:value-type="string" office:string-value="SP">
            <text:p>SP</text:p>
          </table:table-cell>
          <table:table-cell table:formula="of:=IF(ISBLANK([Working.Q62]);&quot;&quot;;[Working.Q62])">
            <text:p/>
          </table:table-cell>
          <table:table-cell table:formula="of:=IF(ISBLANK([Working.R62]);&quot;&quot;;[Working.R62])">
            <text:p/>
          </table:table-cell>
          <table:table-cell table:formula="of:=IF(ISBLANK([Working.S62]);&quot;&quot;;[Working.S62])" office:value-type="string" office:string-value="SET">
            <text:p>SET</text:p>
          </table:table-cell>
          <table:table-cell table:formula="of:=IF(ISBLANK([Working.T62]);&quot;&quot;;[Working.T62])" office:value-type="string" office:string-value="SET SP CONST">
            <text:p>SET SP CONST</text:p>
          </table:table-cell>
          <table:table-cell table:formula="of:=IF(ISBLANK([Working.U62]);&quot;&quot;;[Working.U62])">
            <text:p/>
          </table:table-cell>
        </table:table-row>
        <table:table-row table:style-name="ro3">
          <table:table-cell table:formula="of:=IF(ISBLANK([Working.A63]);&quot;&quot;;[Working.A63])" office:value-type="float" office:value="61">
            <text:p>61</text:p>
          </table:table-cell>
          <table:table-cell table:formula="of:=IF(ISBLANK([Working.B63]);&quot;&quot;;[Working.B63])" office:value-type="string" office:string-value="3D">
            <text:p>3D</text:p>
          </table:table-cell>
          <table:table-cell table:formula="of:=IF(ISBLANK([Working.C63]);&quot;&quot;;[Working.C63])" office:value-type="string" office:string-value="00111101">
            <text:p>00111101</text:p>
          </table:table-cell>
          <table:table-cell table:formula="of:=IF(ISBLANK([Working.E63]);&quot;&quot;;[Working.E63])" office:value-type="string" office:string-value="00">
            <text:p>00</text:p>
          </table:table-cell>
          <table:table-cell table:formula="of:=IF(ISBLANK([Working.G63]);&quot;&quot;;[Working.G63])" office:value-type="string" office:string-value="111">
            <text:p>111</text:p>
          </table:table-cell>
          <table:table-cell table:formula="of:=IF(ISBLANK([Working.I63]);&quot;&quot;;[Working.I63])" office:value-type="string" office:string-value="101">
            <text:p>101</text:p>
          </table:table-cell>
          <table:table-cell table:formula="of:=IF(ISBLANK([Working.K63]);&quot;&quot;;[Working.K63])">
            <text:p/>
          </table:table-cell>
          <table:table-cell table:formula="of:=IF(ISBLANK([Working.M63]);&quot;&quot;;[Working.M63])">
            <text:p/>
          </table:table-cell>
          <table:table-cell table:formula="of:=IF(ISBLANK([Working.N63]);&quot;&quot;;[Working.N63])" office:value-type="string" office:string-value="Copy">
            <text:p>Copy</text:p>
          </table:table-cell>
          <table:table-cell table:formula="of:=IF(ISBLANK([Working.O63]);&quot;&quot;;[Working.O63])" office:value-type="string" office:string-value="CONST">
            <text:p>CONST</text:p>
          </table:table-cell>
          <table:table-cell table:formula="of:=IF(ISBLANK([Working.P63]);&quot;&quot;;[Working.P63])" office:value-type="string" office:string-value="PC">
            <text:p>PC</text:p>
          </table:table-cell>
          <table:table-cell table:formula="of:=IF(ISBLANK([Working.Q63]);&quot;&quot;;[Working.Q63])">
            <text:p/>
          </table:table-cell>
          <table:table-cell table:formula="of:=IF(ISBLANK([Working.R63]);&quot;&quot;;[Working.R63])">
            <text:p/>
          </table:table-cell>
          <table:table-cell table:formula="of:=IF(ISBLANK([Working.S63]);&quot;&quot;;[Working.S63])" office:value-type="string" office:string-value="JUMP">
            <text:p>JUMP</text:p>
          </table:table-cell>
          <table:table-cell table:formula="of:=IF(ISBLANK([Working.T63]);&quot;&quot;;[Working.T63])" office:value-type="string" office:string-value="JUMP CONST">
            <text:p>JUMP CONST</text:p>
          </table:table-cell>
          <table:table-cell table:formula="of:=IF(ISBLANK([Working.U63]);&quot;&quot;;[Working.U63])">
            <text:p/>
          </table:table-cell>
        </table:table-row>
        <table:table-row table:style-name="ro3">
          <table:table-cell table:formula="of:=IF(ISBLANK([Working.A64]);&quot;&quot;;[Working.A64])" office:value-type="float" office:value="62">
            <text:p>62</text:p>
          </table:table-cell>
          <table:table-cell table:formula="of:=IF(ISBLANK([Working.B64]);&quot;&quot;;[Working.B64])" office:value-type="string" office:string-value="3E">
            <text:p>3E</text:p>
          </table:table-cell>
          <table:table-cell table:formula="of:=IF(ISBLANK([Working.C64]);&quot;&quot;;[Working.C64])" office:value-type="string" office:string-value="00111110">
            <text:p>00111110</text:p>
          </table:table-cell>
          <table:table-cell table:formula="of:=IF(ISBLANK([Working.E64]);&quot;&quot;;[Working.E64])" office:value-type="string" office:string-value="00">
            <text:p>00</text:p>
          </table:table-cell>
          <table:table-cell table:formula="of:=IF(ISBLANK([Working.G64]);&quot;&quot;;[Working.G64])" office:value-type="string" office:string-value="111">
            <text:p>111</text:p>
          </table:table-cell>
          <table:table-cell table:formula="of:=IF(ISBLANK([Working.I64]);&quot;&quot;;[Working.I64])" office:value-type="string" office:string-value="110">
            <text:p>110</text:p>
          </table:table-cell>
          <table:table-cell table:formula="of:=IF(ISBLANK([Working.K64]);&quot;&quot;;[Working.K64])">
            <text:p/>
          </table:table-cell>
          <table:table-cell table:formula="of:=IF(ISBLANK([Working.M64]);&quot;&quot;;[Working.M64])">
            <text:p/>
          </table:table-cell>
          <table:table-cell table:formula="of:=IF(ISBLANK([Working.N64]);&quot;&quot;;[Working.N64])" office:value-type="string" office:string-value="Copy">
            <text:p>Copy</text:p>
          </table:table-cell>
          <table:table-cell table:formula="of:=IF(ISBLANK([Working.O64]);&quot;&quot;;[Working.O64])" office:value-type="string" office:string-value="CONST">
            <text:p>CONST</text:p>
          </table:table-cell>
          <table:table-cell table:formula="of:=IF(ISBLANK([Working.P64]);&quot;&quot;;[Working.P64])" office:value-type="string" office:string-value="SP+/-">
            <text:p>SP+/-</text:p>
          </table:table-cell>
          <table:table-cell table:formula="of:=IF(ISBLANK([Working.Q64]);&quot;&quot;;[Working.Q64])">
            <text:p/>
          </table:table-cell>
          <table:table-cell table:formula="of:=IF(ISBLANK([Working.R64]);&quot;&quot;;[Working.R64])">
            <text:p/>
          </table:table-cell>
          <table:table-cell table:formula="of:=IF(ISBLANK([Working.S64]);&quot;&quot;;[Working.S64])" office:value-type="string" office:string-value="JUMP_IF_LTE_ACC">
            <text:p>JUMP_IF_LTE_ACC</text:p>
          </table:table-cell>
          <table:table-cell table:formula="of:=IF(ISBLANK([Working.T64]);&quot;&quot;;[Working.T64])" office:value-type="string" office:string-value="JUMP_IF_LTE_ACC CONST CONST">
            <text:p>JUMP_IF_LTE_ACC CONST CONST</text:p>
          </table:table-cell>
          <table:table-cell table:formula="of:=IF(ISBLANK([Working.U64]);&quot;&quot;;[Working.U64])">
            <text:p/>
          </table:table-cell>
        </table:table-row>
        <table:table-row table:style-name="ro3">
          <table:table-cell table:formula="of:=IF(ISBLANK([Working.A65]);&quot;&quot;;[Working.A65])" office:value-type="float" office:value="63">
            <text:p>63</text:p>
          </table:table-cell>
          <table:table-cell table:formula="of:=IF(ISBLANK([Working.B65]);&quot;&quot;;[Working.B65])" office:value-type="string" office:string-value="3F">
            <text:p>3F</text:p>
          </table:table-cell>
          <table:table-cell table:formula="of:=IF(ISBLANK([Working.C65]);&quot;&quot;;[Working.C65])" office:value-type="string" office:string-value="00111111">
            <text:p>00111111</text:p>
          </table:table-cell>
          <table:table-cell table:formula="of:=IF(ISBLANK([Working.E65]);&quot;&quot;;[Working.E65])" office:value-type="string" office:string-value="00">
            <text:p>00</text:p>
          </table:table-cell>
          <table:table-cell table:formula="of:=IF(ISBLANK([Working.G65]);&quot;&quot;;[Working.G65])" office:value-type="string" office:string-value="111">
            <text:p>111</text:p>
          </table:table-cell>
          <table:table-cell table:formula="of:=IF(ISBLANK([Working.I65]);&quot;&quot;;[Working.I65])" office:value-type="string" office:string-value="111">
            <text:p>111</text:p>
          </table:table-cell>
          <table:table-cell table:formula="of:=IF(ISBLANK([Working.K65]);&quot;&quot;;[Working.K65])">
            <text:p/>
          </table:table-cell>
          <table:table-cell table:formula="of:=IF(ISBLANK([Working.M65]);&quot;&quot;;[Working.M65])">
            <text:p/>
          </table:table-cell>
          <table:table-cell table:formula="of:=IF(ISBLANK([Working.N65]);&quot;&quot;;[Working.N65])" office:value-type="string" office:string-value="Copy">
            <text:p>Copy</text:p>
          </table:table-cell>
          <table:table-cell table:formula="of:=IF(ISBLANK([Working.O65]);&quot;&quot;;[Working.O65])" office:value-type="string" office:string-value="CONST">
            <text:p>CONST</text:p>
          </table:table-cell>
          <table:table-cell table:formula="of:=IF(ISBLANK([Working.P65]);&quot;&quot;;[Working.P65])" office:value-type="string" office:string-value="CONST">
            <text:p>CONST</text:p>
          </table:table-cell>
          <table:table-cell table:formula="of:=IF(ISBLANK([Working.Q65]);&quot;&quot;;[Working.Q65])">
            <text:p/>
          </table:table-cell>
          <table:table-cell table:formula="of:=IF(ISBLANK([Working.R65]);&quot;&quot;;[Working.R65])">
            <text:p/>
          </table:table-cell>
          <table:table-cell table:formula="of:=IF(ISBLANK([Working.S65]);&quot;&quot;;[Working.S65])" office:value-type="string" office:string-value="JUMP_IF_NOT_UNDERFLOW_FLAG">
            <text:p>JUMP_IF_NOT_UNDERFLOW_FLAG</text:p>
          </table:table-cell>
          <table:table-cell table:formula="of:=IF(ISBLANK([Working.T65]);&quot;&quot;;[Working.T65])" office:value-type="string" office:string-value="JUMP_IF_NOT_UNDERFLOW_FLAG CONST">
            <text:p>JUMP_IF_NOT_UNDERFLOW_FLAG CONST</text:p>
          </table:table-cell>
          <table:table-cell table:formula="of:=IF(ISBLANK([Working.U65]);&quot;&quot;;[Working.U65])">
            <text:p/>
          </table:table-cell>
        </table:table-row>
        <table:table-row table:style-name="ro3">
          <table:table-cell table:formula="of:=IF(ISBLANK([Working.A66]);&quot;&quot;;[Working.A66])" office:value-type="float" office:value="64">
            <text:p>64</text:p>
          </table:table-cell>
          <table:table-cell table:formula="of:=IF(ISBLANK([Working.B66]);&quot;&quot;;[Working.B66])" office:value-type="string" office:string-value="40">
            <text:p>40</text:p>
          </table:table-cell>
          <table:table-cell table:formula="of:=IF(ISBLANK([Working.C66]);&quot;&quot;;[Working.C66])" office:value-type="string" office:string-value="01000000">
            <text:p>01000000</text:p>
          </table:table-cell>
          <table:table-cell table:formula="of:=IF(ISBLANK([Working.E66]);&quot;&quot;;[Working.E66])" office:value-type="string" office:string-value="01">
            <text:p>01</text:p>
          </table:table-cell>
          <table:table-cell table:formula="of:=IF(ISBLANK([Working.G66]);&quot;&quot;;[Working.G66])" office:value-type="string" office:string-value="000">
            <text:p>000</text:p>
          </table:table-cell>
          <table:table-cell table:formula="of:=IF(ISBLANK([Working.I66]);&quot;&quot;;[Working.I66])" office:value-type="string" office:string-value="000">
            <text:p>000</text:p>
          </table:table-cell>
          <table:table-cell table:formula="of:=IF(ISBLANK([Working.K66]);&quot;&quot;;[Working.K66])">
            <text:p/>
          </table:table-cell>
          <table:table-cell table:formula="of:=IF(ISBLANK([Working.M66]);&quot;&quot;;[Working.M66])">
            <text:p/>
          </table:table-cell>
          <table:table-cell table:formula="of:=IF(ISBLANK([Working.N66]);&quot;&quot;;[Working.N66])" office:value-type="string" office:string-value="Load">
            <text:p>Load</text:p>
          </table:table-cell>
          <table:table-cell table:formula="of:=IF(ISBLANK([Working.O66]);&quot;&quot;;[Working.O66])" office:value-type="string" office:string-value="ACC">
            <text:p>ACC</text:p>
          </table:table-cell>
          <table:table-cell table:formula="of:=IF(ISBLANK([Working.P66]);&quot;&quot;;[Working.P66])" office:value-type="string" office:string-value="ACC">
            <text:p>ACC</text:p>
          </table:table-cell>
          <table:table-cell table:formula="of:=IF(ISBLANK([Working.Q66]);&quot;&quot;;[Working.Q66])">
            <text:p/>
          </table:table-cell>
          <table:table-cell table:formula="of:=IF(ISBLANK([Working.R66]);&quot;&quot;;[Working.R66])">
            <text:p/>
          </table:table-cell>
          <table:table-cell table:formula="of:=IF(ISBLANK([Working.S66]);&quot;&quot;;[Working.S66])" office:value-type="string" office:string-value="LOAD">
            <text:p>LOAD</text:p>
          </table:table-cell>
          <table:table-cell table:formula="of:=IF(ISBLANK([Working.T66]);&quot;&quot;;[Working.T66])" office:value-type="string" office:string-value="LOAD [ACC] ACC">
            <text:p>LOAD [ACC] ACC</text:p>
          </table:table-cell>
          <table:table-cell table:formula="of:=IF(ISBLANK([Working.U66]);&quot;&quot;;[Working.U66])">
            <text:p/>
          </table:table-cell>
        </table:table-row>
        <table:table-row table:style-name="ro3">
          <table:table-cell table:formula="of:=IF(ISBLANK([Working.A67]);&quot;&quot;;[Working.A67])" office:value-type="float" office:value="65">
            <text:p>65</text:p>
          </table:table-cell>
          <table:table-cell table:formula="of:=IF(ISBLANK([Working.B67]);&quot;&quot;;[Working.B67])" office:value-type="string" office:string-value="41">
            <text:p>41</text:p>
          </table:table-cell>
          <table:table-cell table:formula="of:=IF(ISBLANK([Working.C67]);&quot;&quot;;[Working.C67])" office:value-type="string" office:string-value="01000001">
            <text:p>01000001</text:p>
          </table:table-cell>
          <table:table-cell table:formula="of:=IF(ISBLANK([Working.E67]);&quot;&quot;;[Working.E67])" office:value-type="string" office:string-value="01">
            <text:p>01</text:p>
          </table:table-cell>
          <table:table-cell table:formula="of:=IF(ISBLANK([Working.G67]);&quot;&quot;;[Working.G67])" office:value-type="string" office:string-value="000">
            <text:p>000</text:p>
          </table:table-cell>
          <table:table-cell table:formula="of:=IF(ISBLANK([Working.I67]);&quot;&quot;;[Working.I67])" office:value-type="string" office:string-value="001">
            <text:p>001</text:p>
          </table:table-cell>
          <table:table-cell table:formula="of:=IF(ISBLANK([Working.K67]);&quot;&quot;;[Working.K67])">
            <text:p/>
          </table:table-cell>
          <table:table-cell table:formula="of:=IF(ISBLANK([Working.M67]);&quot;&quot;;[Working.M67])">
            <text:p/>
          </table:table-cell>
          <table:table-cell table:formula="of:=IF(ISBLANK([Working.N67]);&quot;&quot;;[Working.N67])" office:value-type="string" office:string-value="Load">
            <text:p>Load</text:p>
          </table:table-cell>
          <table:table-cell table:formula="of:=IF(ISBLANK([Working.O67]);&quot;&quot;;[Working.O67])" office:value-type="string" office:string-value="ACC">
            <text:p>ACC</text:p>
          </table:table-cell>
          <table:table-cell table:formula="of:=IF(ISBLANK([Working.P67]);&quot;&quot;;[Working.P67])" office:value-type="string" office:string-value="A">
            <text:p>A</text:p>
          </table:table-cell>
          <table:table-cell table:formula="of:=IF(ISBLANK([Working.Q67]);&quot;&quot;;[Working.Q67])">
            <text:p/>
          </table:table-cell>
          <table:table-cell table:formula="of:=IF(ISBLANK([Working.R67]);&quot;&quot;;[Working.R67])">
            <text:p/>
          </table:table-cell>
          <table:table-cell table:formula="of:=IF(ISBLANK([Working.S67]);&quot;&quot;;[Working.S67])" office:value-type="string" office:string-value="LOAD">
            <text:p>LOAD</text:p>
          </table:table-cell>
          <table:table-cell table:formula="of:=IF(ISBLANK([Working.T67]);&quot;&quot;;[Working.T67])" office:value-type="string" office:string-value="LOAD [ACC] A">
            <text:p>LOAD [ACC] A</text:p>
          </table:table-cell>
          <table:table-cell table:formula="of:=IF(ISBLANK([Working.U67]);&quot;&quot;;[Working.U67])">
            <text:p/>
          </table:table-cell>
        </table:table-row>
        <table:table-row table:style-name="ro3">
          <table:table-cell table:formula="of:=IF(ISBLANK([Working.A68]);&quot;&quot;;[Working.A68])" office:value-type="float" office:value="66">
            <text:p>66</text:p>
          </table:table-cell>
          <table:table-cell table:formula="of:=IF(ISBLANK([Working.B68]);&quot;&quot;;[Working.B68])" office:value-type="string" office:string-value="42">
            <text:p>42</text:p>
          </table:table-cell>
          <table:table-cell table:formula="of:=IF(ISBLANK([Working.C68]);&quot;&quot;;[Working.C68])" office:value-type="string" office:string-value="01000010">
            <text:p>01000010</text:p>
          </table:table-cell>
          <table:table-cell table:formula="of:=IF(ISBLANK([Working.E68]);&quot;&quot;;[Working.E68])" office:value-type="string" office:string-value="01">
            <text:p>01</text:p>
          </table:table-cell>
          <table:table-cell table:formula="of:=IF(ISBLANK([Working.G68]);&quot;&quot;;[Working.G68])" office:value-type="string" office:string-value="000">
            <text:p>000</text:p>
          </table:table-cell>
          <table:table-cell table:formula="of:=IF(ISBLANK([Working.I68]);&quot;&quot;;[Working.I68])" office:value-type="string" office:string-value="010">
            <text:p>010</text:p>
          </table:table-cell>
          <table:table-cell table:formula="of:=IF(ISBLANK([Working.K68]);&quot;&quot;;[Working.K68])">
            <text:p/>
          </table:table-cell>
          <table:table-cell table:formula="of:=IF(ISBLANK([Working.M68]);&quot;&quot;;[Working.M68])">
            <text:p/>
          </table:table-cell>
          <table:table-cell table:formula="of:=IF(ISBLANK([Working.N68]);&quot;&quot;;[Working.N68])" office:value-type="string" office:string-value="Load">
            <text:p>Load</text:p>
          </table:table-cell>
          <table:table-cell table:formula="of:=IF(ISBLANK([Working.O68]);&quot;&quot;;[Working.O68])" office:value-type="string" office:string-value="ACC">
            <text:p>ACC</text:p>
          </table:table-cell>
          <table:table-cell table:formula="of:=IF(ISBLANK([Working.P68]);&quot;&quot;;[Working.P68])" office:value-type="string" office:string-value="B">
            <text:p>B</text:p>
          </table:table-cell>
          <table:table-cell table:formula="of:=IF(ISBLANK([Working.Q68]);&quot;&quot;;[Working.Q68])">
            <text:p/>
          </table:table-cell>
          <table:table-cell table:formula="of:=IF(ISBLANK([Working.R68]);&quot;&quot;;[Working.R68])">
            <text:p/>
          </table:table-cell>
          <table:table-cell table:formula="of:=IF(ISBLANK([Working.S68]);&quot;&quot;;[Working.S68])" office:value-type="string" office:string-value="LOAD">
            <text:p>LOAD</text:p>
          </table:table-cell>
          <table:table-cell table:formula="of:=IF(ISBLANK([Working.T68]);&quot;&quot;;[Working.T68])" office:value-type="string" office:string-value="LOAD [ACC] B">
            <text:p>LOAD [ACC] B</text:p>
          </table:table-cell>
          <table:table-cell table:formula="of:=IF(ISBLANK([Working.U68]);&quot;&quot;;[Working.U68])">
            <text:p/>
          </table:table-cell>
        </table:table-row>
        <table:table-row table:style-name="ro3">
          <table:table-cell table:formula="of:=IF(ISBLANK([Working.A69]);&quot;&quot;;[Working.A69])" office:value-type="float" office:value="67">
            <text:p>67</text:p>
          </table:table-cell>
          <table:table-cell table:formula="of:=IF(ISBLANK([Working.B69]);&quot;&quot;;[Working.B69])" office:value-type="string" office:string-value="43">
            <text:p>43</text:p>
          </table:table-cell>
          <table:table-cell table:formula="of:=IF(ISBLANK([Working.C69]);&quot;&quot;;[Working.C69])" office:value-type="string" office:string-value="01000011">
            <text:p>01000011</text:p>
          </table:table-cell>
          <table:table-cell table:formula="of:=IF(ISBLANK([Working.E69]);&quot;&quot;;[Working.E69])" office:value-type="string" office:string-value="01">
            <text:p>01</text:p>
          </table:table-cell>
          <table:table-cell table:formula="of:=IF(ISBLANK([Working.G69]);&quot;&quot;;[Working.G69])" office:value-type="string" office:string-value="000">
            <text:p>000</text:p>
          </table:table-cell>
          <table:table-cell table:formula="of:=IF(ISBLANK([Working.I69]);&quot;&quot;;[Working.I69])" office:value-type="string" office:string-value="011">
            <text:p>011</text:p>
          </table:table-cell>
          <table:table-cell table:formula="of:=IF(ISBLANK([Working.K69]);&quot;&quot;;[Working.K69])">
            <text:p/>
          </table:table-cell>
          <table:table-cell table:formula="of:=IF(ISBLANK([Working.M69]);&quot;&quot;;[Working.M69])">
            <text:p/>
          </table:table-cell>
          <table:table-cell table:formula="of:=IF(ISBLANK([Working.N69]);&quot;&quot;;[Working.N69])" office:value-type="string" office:string-value="Load">
            <text:p>Load</text:p>
          </table:table-cell>
          <table:table-cell table:formula="of:=IF(ISBLANK([Working.O69]);&quot;&quot;;[Working.O69])" office:value-type="string" office:string-value="ACC">
            <text:p>ACC</text:p>
          </table:table-cell>
          <table:table-cell table:formula="of:=IF(ISBLANK([Working.P69]);&quot;&quot;;[Working.P69])" office:value-type="string" office:string-value="C">
            <text:p>C</text:p>
          </table:table-cell>
          <table:table-cell table:formula="of:=IF(ISBLANK([Working.Q69]);&quot;&quot;;[Working.Q69])">
            <text:p/>
          </table:table-cell>
          <table:table-cell table:formula="of:=IF(ISBLANK([Working.R69]);&quot;&quot;;[Working.R69])">
            <text:p/>
          </table:table-cell>
          <table:table-cell table:formula="of:=IF(ISBLANK([Working.S69]);&quot;&quot;;[Working.S69])" office:value-type="string" office:string-value="LOAD">
            <text:p>LOAD</text:p>
          </table:table-cell>
          <table:table-cell table:formula="of:=IF(ISBLANK([Working.T69]);&quot;&quot;;[Working.T69])" office:value-type="string" office:string-value="LOAD [ACC] C">
            <text:p>LOAD [ACC] C</text:p>
          </table:table-cell>
          <table:table-cell table:formula="of:=IF(ISBLANK([Working.U69]);&quot;&quot;;[Working.U69])">
            <text:p/>
          </table:table-cell>
        </table:table-row>
        <table:table-row table:style-name="ro3">
          <table:table-cell table:formula="of:=IF(ISBLANK([Working.A70]);&quot;&quot;;[Working.A70])" office:value-type="float" office:value="68">
            <text:p>68</text:p>
          </table:table-cell>
          <table:table-cell table:formula="of:=IF(ISBLANK([Working.B70]);&quot;&quot;;[Working.B70])" office:value-type="string" office:string-value="44">
            <text:p>44</text:p>
          </table:table-cell>
          <table:table-cell table:formula="of:=IF(ISBLANK([Working.C70]);&quot;&quot;;[Working.C70])" office:value-type="string" office:string-value="01000100">
            <text:p>01000100</text:p>
          </table:table-cell>
          <table:table-cell table:formula="of:=IF(ISBLANK([Working.E70]);&quot;&quot;;[Working.E70])" office:value-type="string" office:string-value="01">
            <text:p>01</text:p>
          </table:table-cell>
          <table:table-cell table:formula="of:=IF(ISBLANK([Working.G70]);&quot;&quot;;[Working.G70])" office:value-type="string" office:string-value="000">
            <text:p>000</text:p>
          </table:table-cell>
          <table:table-cell table:formula="of:=IF(ISBLANK([Working.I70]);&quot;&quot;;[Working.I70])" office:value-type="string" office:string-value="100">
            <text:p>100</text:p>
          </table:table-cell>
          <table:table-cell table:formula="of:=IF(ISBLANK([Working.K70]);&quot;&quot;;[Working.K70])">
            <text:p/>
          </table:table-cell>
          <table:table-cell table:formula="of:=IF(ISBLANK([Working.M70]);&quot;&quot;;[Working.M70])">
            <text:p/>
          </table:table-cell>
          <table:table-cell table:formula="of:=IF(ISBLANK([Working.N70]);&quot;&quot;;[Working.N70])" office:value-type="string" office:string-value="Load">
            <text:p>Load</text:p>
          </table:table-cell>
          <table:table-cell table:formula="of:=IF(ISBLANK([Working.O70]);&quot;&quot;;[Working.O70])" office:value-type="string" office:string-value="ACC">
            <text:p>ACC</text:p>
          </table:table-cell>
          <table:table-cell table:formula="of:=IF(ISBLANK([Working.P70]);&quot;&quot;;[Working.P70])" office:value-type="string" office:string-value="SP">
            <text:p>SP</text:p>
          </table:table-cell>
          <table:table-cell table:formula="of:=IF(ISBLANK([Working.Q70]);&quot;&quot;;[Working.Q70])">
            <text:p/>
          </table:table-cell>
          <table:table-cell table:formula="of:=IF(ISBLANK([Working.R70]);&quot;&quot;;[Working.R70])">
            <text:p/>
          </table:table-cell>
          <table:table-cell table:formula="of:=IF(ISBLANK([Working.S70]);&quot;&quot;;[Working.S70])">
            <text:p/>
          </table:table-cell>
          <table:table-cell table:formula="of:=IF(ISBLANK([Working.T70]);&quot;&quot;;[Working.T70])">
            <text:p/>
          </table:table-cell>
          <table:table-cell table:formula="of:=IF(ISBLANK([Working.U70]);&quot;&quot;;[Working.U70])" office:value-type="string" office:string-value="No sense in comparing ACC to ACC">
            <text:p>No sense in comparing ACC to ACC</text:p>
          </table:table-cell>
        </table:table-row>
        <table:table-row table:style-name="ro3">
          <table:table-cell table:formula="of:=IF(ISBLANK([Working.A71]);&quot;&quot;;[Working.A71])" office:value-type="float" office:value="69">
            <text:p>69</text:p>
          </table:table-cell>
          <table:table-cell table:formula="of:=IF(ISBLANK([Working.B71]);&quot;&quot;;[Working.B71])" office:value-type="string" office:string-value="45">
            <text:p>45</text:p>
          </table:table-cell>
          <table:table-cell table:formula="of:=IF(ISBLANK([Working.C71]);&quot;&quot;;[Working.C71])" office:value-type="string" office:string-value="01000101">
            <text:p>01000101</text:p>
          </table:table-cell>
          <table:table-cell table:formula="of:=IF(ISBLANK([Working.E71]);&quot;&quot;;[Working.E71])" office:value-type="string" office:string-value="01">
            <text:p>01</text:p>
          </table:table-cell>
          <table:table-cell table:formula="of:=IF(ISBLANK([Working.G71]);&quot;&quot;;[Working.G71])" office:value-type="string" office:string-value="000">
            <text:p>000</text:p>
          </table:table-cell>
          <table:table-cell table:formula="of:=IF(ISBLANK([Working.I71]);&quot;&quot;;[Working.I71])" office:value-type="string" office:string-value="101">
            <text:p>101</text:p>
          </table:table-cell>
          <table:table-cell table:formula="of:=IF(ISBLANK([Working.K71]);&quot;&quot;;[Working.K71])">
            <text:p/>
          </table:table-cell>
          <table:table-cell table:formula="of:=IF(ISBLANK([Working.M71]);&quot;&quot;;[Working.M71])">
            <text:p/>
          </table:table-cell>
          <table:table-cell table:formula="of:=IF(ISBLANK([Working.N71]);&quot;&quot;;[Working.N71])" office:value-type="string" office:string-value="Load">
            <text:p>Load</text:p>
          </table:table-cell>
          <table:table-cell table:formula="of:=IF(ISBLANK([Working.O71]);&quot;&quot;;[Working.O71])" office:value-type="string" office:string-value="ACC">
            <text:p>ACC</text:p>
          </table:table-cell>
          <table:table-cell table:formula="of:=IF(ISBLANK([Working.P71]);&quot;&quot;;[Working.P71])" office:value-type="string" office:string-value="PC">
            <text:p>PC</text:p>
          </table:table-cell>
          <table:table-cell table:formula="of:=IF(ISBLANK([Working.Q71]);&quot;&quot;;[Working.Q71])">
            <text:p/>
          </table:table-cell>
          <table:table-cell table:formula="of:=IF(ISBLANK([Working.R71]);&quot;&quot;;[Working.R71])">
            <text:p/>
          </table:table-cell>
          <table:table-cell table:formula="of:=IF(ISBLANK([Working.S71]);&quot;&quot;;[Working.S71])" office:value-type="string" office:string-value="JUMP">
            <text:p>JUMP</text:p>
          </table:table-cell>
          <table:table-cell table:formula="of:=IF(ISBLANK([Working.T71]);&quot;&quot;;[Working.T71])" office:value-type="string" office:string-value="JUMP [ACC]">
            <text:p>JUMP [ACC]</text:p>
          </table:table-cell>
          <table:table-cell table:formula="of:=IF(ISBLANK([Working.U71]);&quot;&quot;;[Working.U71])">
            <text:p/>
          </table:table-cell>
        </table:table-row>
        <table:table-row table:style-name="ro3">
          <table:table-cell table:formula="of:=IF(ISBLANK([Working.A72]);&quot;&quot;;[Working.A72])" office:value-type="float" office:value="70">
            <text:p>70</text:p>
          </table:table-cell>
          <table:table-cell table:formula="of:=IF(ISBLANK([Working.B72]);&quot;&quot;;[Working.B72])" office:value-type="string" office:string-value="46">
            <text:p>46</text:p>
          </table:table-cell>
          <table:table-cell table:formula="of:=IF(ISBLANK([Working.C72]);&quot;&quot;;[Working.C72])" office:value-type="string" office:string-value="01000110">
            <text:p>01000110</text:p>
          </table:table-cell>
          <table:table-cell table:formula="of:=IF(ISBLANK([Working.E72]);&quot;&quot;;[Working.E72])" office:value-type="string" office:string-value="01">
            <text:p>01</text:p>
          </table:table-cell>
          <table:table-cell table:formula="of:=IF(ISBLANK([Working.G72]);&quot;&quot;;[Working.G72])" office:value-type="string" office:string-value="000">
            <text:p>000</text:p>
          </table:table-cell>
          <table:table-cell table:formula="of:=IF(ISBLANK([Working.I72]);&quot;&quot;;[Working.I72])" office:value-type="string" office:string-value="110">
            <text:p>110</text:p>
          </table:table-cell>
          <table:table-cell table:formula="of:=IF(ISBLANK([Working.K72]);&quot;&quot;;[Working.K72])">
            <text:p/>
          </table:table-cell>
          <table:table-cell table:formula="of:=IF(ISBLANK([Working.M72]);&quot;&quot;;[Working.M72])">
            <text:p/>
          </table:table-cell>
          <table:table-cell table:formula="of:=IF(ISBLANK([Working.N72]);&quot;&quot;;[Working.N72])" office:value-type="string" office:string-value="Load">
            <text:p>Load</text:p>
          </table:table-cell>
          <table:table-cell table:formula="of:=IF(ISBLANK([Working.O72]);&quot;&quot;;[Working.O72])" office:value-type="string" office:string-value="ACC">
            <text:p>ACC</text:p>
          </table:table-cell>
          <table:table-cell table:formula="of:=IF(ISBLANK([Working.P72]);&quot;&quot;;[Working.P72])" office:value-type="string" office:string-value="SP+/-">
            <text:p>SP+/-</text:p>
          </table:table-cell>
          <table:table-cell table:formula="of:=IF(ISBLANK([Working.Q72]);&quot;&quot;;[Working.Q72])">
            <text:p/>
          </table:table-cell>
          <table:table-cell table:formula="of:=IF(ISBLANK([Working.R72]);&quot;&quot;;[Working.R72])">
            <text:p/>
          </table:table-cell>
          <table:table-cell table:formula="of:=IF(ISBLANK([Working.S72]);&quot;&quot;;[Working.S72])" office:value-type="string" office:string-value="CALL">
            <text:p>CALL</text:p>
          </table:table-cell>
          <table:table-cell table:formula="of:=IF(ISBLANK([Working.T72]);&quot;&quot;;[Working.T72])" office:value-type="string" office:string-value="CALL ACC">
            <text:p>CALL ACC</text:p>
          </table:table-cell>
          <table:table-cell table:formula="of:=IF(ISBLANK([Working.U72]);&quot;&quot;;[Working.U72])">
            <text:p/>
          </table:table-cell>
        </table:table-row>
        <table:table-row table:style-name="ro3">
          <table:table-cell table:formula="of:=IF(ISBLANK([Working.A73]);&quot;&quot;;[Working.A73])" office:value-type="float" office:value="71">
            <text:p>71</text:p>
          </table:table-cell>
          <table:table-cell table:formula="of:=IF(ISBLANK([Working.B73]);&quot;&quot;;[Working.B73])" office:value-type="string" office:string-value="47">
            <text:p>47</text:p>
          </table:table-cell>
          <table:table-cell table:formula="of:=IF(ISBLANK([Working.C73]);&quot;&quot;;[Working.C73])" office:value-type="string" office:string-value="01000111">
            <text:p>01000111</text:p>
          </table:table-cell>
          <table:table-cell table:formula="of:=IF(ISBLANK([Working.E73]);&quot;&quot;;[Working.E73])" office:value-type="string" office:string-value="01">
            <text:p>01</text:p>
          </table:table-cell>
          <table:table-cell table:formula="of:=IF(ISBLANK([Working.G73]);&quot;&quot;;[Working.G73])" office:value-type="string" office:string-value="000">
            <text:p>000</text:p>
          </table:table-cell>
          <table:table-cell table:formula="of:=IF(ISBLANK([Working.I73]);&quot;&quot;;[Working.I73])" office:value-type="string" office:string-value="111">
            <text:p>111</text:p>
          </table:table-cell>
          <table:table-cell table:formula="of:=IF(ISBLANK([Working.K73]);&quot;&quot;;[Working.K73])">
            <text:p/>
          </table:table-cell>
          <table:table-cell table:formula="of:=IF(ISBLANK([Working.M73]);&quot;&quot;;[Working.M73])">
            <text:p/>
          </table:table-cell>
          <table:table-cell table:formula="of:=IF(ISBLANK([Working.N73]);&quot;&quot;;[Working.N73])" office:value-type="string" office:string-value="Load">
            <text:p>Load</text:p>
          </table:table-cell>
          <table:table-cell table:formula="of:=IF(ISBLANK([Working.O73]);&quot;&quot;;[Working.O73])" office:value-type="string" office:string-value="ACC">
            <text:p>ACC</text:p>
          </table:table-cell>
          <table:table-cell table:formula="of:=IF(ISBLANK([Working.P73]);&quot;&quot;;[Working.P73])" office:value-type="string" office:string-value="CONST">
            <text:p>CONST</text:p>
          </table:table-cell>
          <table:table-cell table:formula="of:=IF(ISBLANK([Working.Q73]);&quot;&quot;;[Working.Q73])">
            <text:p/>
          </table:table-cell>
          <table:table-cell table:formula="of:=IF(ISBLANK([Working.R73]);&quot;&quot;;[Working.R73])">
            <text:p/>
          </table:table-cell>
          <table:table-cell table:formula="of:=IF(ISBLANK([Working.S73]);&quot;&quot;;[Working.S73])" office:value-type="string" office:string-value="PROGLOAD">
            <text:p>PROGLOAD</text:p>
          </table:table-cell>
          <table:table-cell table:formula="of:=IF(ISBLANK([Working.T73]);&quot;&quot;;[Working.T73])" office:value-type="string" office:string-value="PROGLOAD [ACC]">
            <text:p>PROGLOAD [ACC]</text:p>
          </table:table-cell>
          <table:table-cell table:formula="of:=IF(ISBLANK([Working.U73]);&quot;&quot;;[Working.U73])">
            <text:p/>
          </table:table-cell>
        </table:table-row>
        <table:table-row table:style-name="ro3">
          <table:table-cell table:formula="of:=IF(ISBLANK([Working.A74]);&quot;&quot;;[Working.A74])" office:value-type="float" office:value="72">
            <text:p>72</text:p>
          </table:table-cell>
          <table:table-cell table:formula="of:=IF(ISBLANK([Working.B74]);&quot;&quot;;[Working.B74])" office:value-type="string" office:string-value="48">
            <text:p>48</text:p>
          </table:table-cell>
          <table:table-cell table:formula="of:=IF(ISBLANK([Working.C74]);&quot;&quot;;[Working.C74])" office:value-type="string" office:string-value="01001000">
            <text:p>01001000</text:p>
          </table:table-cell>
          <table:table-cell table:formula="of:=IF(ISBLANK([Working.E74]);&quot;&quot;;[Working.E74])" office:value-type="string" office:string-value="01">
            <text:p>01</text:p>
          </table:table-cell>
          <table:table-cell table:formula="of:=IF(ISBLANK([Working.G74]);&quot;&quot;;[Working.G74])" office:value-type="string" office:string-value="001">
            <text:p>001</text:p>
          </table:table-cell>
          <table:table-cell table:formula="of:=IF(ISBLANK([Working.I74]);&quot;&quot;;[Working.I74])" office:value-type="string" office:string-value="000">
            <text:p>000</text:p>
          </table:table-cell>
          <table:table-cell table:formula="of:=IF(ISBLANK([Working.K74]);&quot;&quot;;[Working.K74])">
            <text:p/>
          </table:table-cell>
          <table:table-cell table:formula="of:=IF(ISBLANK([Working.M74]);&quot;&quot;;[Working.M74])">
            <text:p/>
          </table:table-cell>
          <table:table-cell table:formula="of:=IF(ISBLANK([Working.N74]);&quot;&quot;;[Working.N74])" office:value-type="string" office:string-value="Load">
            <text:p>Load</text:p>
          </table:table-cell>
          <table:table-cell table:formula="of:=IF(ISBLANK([Working.O74]);&quot;&quot;;[Working.O74])" office:value-type="string" office:string-value="A">
            <text:p>A</text:p>
          </table:table-cell>
          <table:table-cell table:formula="of:=IF(ISBLANK([Working.P74]);&quot;&quot;;[Working.P74])" office:value-type="string" office:string-value="ACC">
            <text:p>ACC</text:p>
          </table:table-cell>
          <table:table-cell table:formula="of:=IF(ISBLANK([Working.Q74]);&quot;&quot;;[Working.Q74])">
            <text:p/>
          </table:table-cell>
          <table:table-cell table:formula="of:=IF(ISBLANK([Working.R74]);&quot;&quot;;[Working.R74])">
            <text:p/>
          </table:table-cell>
          <table:table-cell table:formula="of:=IF(ISBLANK([Working.S74]);&quot;&quot;;[Working.S74])" office:value-type="string" office:string-value="LOAD">
            <text:p>LOAD</text:p>
          </table:table-cell>
          <table:table-cell table:formula="of:=IF(ISBLANK([Working.T74]);&quot;&quot;;[Working.T74])" office:value-type="string" office:string-value="LOAD [A] ACC">
            <text:p>LOAD [A] ACC</text:p>
          </table:table-cell>
          <table:table-cell table:formula="of:=IF(ISBLANK([Working.U74]);&quot;&quot;;[Working.U74])">
            <text:p/>
          </table:table-cell>
        </table:table-row>
        <table:table-row table:style-name="ro3">
          <table:table-cell table:formula="of:=IF(ISBLANK([Working.A75]);&quot;&quot;;[Working.A75])" office:value-type="float" office:value="73">
            <text:p>73</text:p>
          </table:table-cell>
          <table:table-cell table:formula="of:=IF(ISBLANK([Working.B75]);&quot;&quot;;[Working.B75])" office:value-type="string" office:string-value="49">
            <text:p>49</text:p>
          </table:table-cell>
          <table:table-cell table:formula="of:=IF(ISBLANK([Working.C75]);&quot;&quot;;[Working.C75])" office:value-type="string" office:string-value="01001001">
            <text:p>01001001</text:p>
          </table:table-cell>
          <table:table-cell table:formula="of:=IF(ISBLANK([Working.E75]);&quot;&quot;;[Working.E75])" office:value-type="string" office:string-value="01">
            <text:p>01</text:p>
          </table:table-cell>
          <table:table-cell table:formula="of:=IF(ISBLANK([Working.G75]);&quot;&quot;;[Working.G75])" office:value-type="string" office:string-value="001">
            <text:p>001</text:p>
          </table:table-cell>
          <table:table-cell table:formula="of:=IF(ISBLANK([Working.I75]);&quot;&quot;;[Working.I75])" office:value-type="string" office:string-value="001">
            <text:p>001</text:p>
          </table:table-cell>
          <table:table-cell table:formula="of:=IF(ISBLANK([Working.K75]);&quot;&quot;;[Working.K75])">
            <text:p/>
          </table:table-cell>
          <table:table-cell table:formula="of:=IF(ISBLANK([Working.M75]);&quot;&quot;;[Working.M75])">
            <text:p/>
          </table:table-cell>
          <table:table-cell table:formula="of:=IF(ISBLANK([Working.N75]);&quot;&quot;;[Working.N75])" office:value-type="string" office:string-value="Load">
            <text:p>Load</text:p>
          </table:table-cell>
          <table:table-cell table:formula="of:=IF(ISBLANK([Working.O75]);&quot;&quot;;[Working.O75])" office:value-type="string" office:string-value="A">
            <text:p>A</text:p>
          </table:table-cell>
          <table:table-cell table:formula="of:=IF(ISBLANK([Working.P75]);&quot;&quot;;[Working.P75])" office:value-type="string" office:string-value="A">
            <text:p>A</text:p>
          </table:table-cell>
          <table:table-cell table:formula="of:=IF(ISBLANK([Working.Q75]);&quot;&quot;;[Working.Q75])">
            <text:p/>
          </table:table-cell>
          <table:table-cell table:formula="of:=IF(ISBLANK([Working.R75]);&quot;&quot;;[Working.R75])">
            <text:p/>
          </table:table-cell>
          <table:table-cell table:formula="of:=IF(ISBLANK([Working.S75]);&quot;&quot;;[Working.S75])" office:value-type="string" office:string-value="LOAD">
            <text:p>LOAD</text:p>
          </table:table-cell>
          <table:table-cell table:formula="of:=IF(ISBLANK([Working.T75]);&quot;&quot;;[Working.T75])" office:value-type="string" office:string-value="LOAD [A] A">
            <text:p>LOAD [A] A</text:p>
          </table:table-cell>
          <table:table-cell table:formula="of:=IF(ISBLANK([Working.U75]);&quot;&quot;;[Working.U75])">
            <text:p/>
          </table:table-cell>
        </table:table-row>
        <table:table-row table:style-name="ro3">
          <table:table-cell table:formula="of:=IF(ISBLANK([Working.A76]);&quot;&quot;;[Working.A76])" office:value-type="float" office:value="74">
            <text:p>74</text:p>
          </table:table-cell>
          <table:table-cell table:formula="of:=IF(ISBLANK([Working.B76]);&quot;&quot;;[Working.B76])" office:value-type="string" office:string-value="4A">
            <text:p>4A</text:p>
          </table:table-cell>
          <table:table-cell table:formula="of:=IF(ISBLANK([Working.C76]);&quot;&quot;;[Working.C76])" office:value-type="string" office:string-value="01001010">
            <text:p>01001010</text:p>
          </table:table-cell>
          <table:table-cell table:formula="of:=IF(ISBLANK([Working.E76]);&quot;&quot;;[Working.E76])" office:value-type="string" office:string-value="01">
            <text:p>01</text:p>
          </table:table-cell>
          <table:table-cell table:formula="of:=IF(ISBLANK([Working.G76]);&quot;&quot;;[Working.G76])" office:value-type="string" office:string-value="001">
            <text:p>001</text:p>
          </table:table-cell>
          <table:table-cell table:formula="of:=IF(ISBLANK([Working.I76]);&quot;&quot;;[Working.I76])" office:value-type="string" office:string-value="010">
            <text:p>010</text:p>
          </table:table-cell>
          <table:table-cell table:formula="of:=IF(ISBLANK([Working.K76]);&quot;&quot;;[Working.K76])">
            <text:p/>
          </table:table-cell>
          <table:table-cell table:formula="of:=IF(ISBLANK([Working.M76]);&quot;&quot;;[Working.M76])">
            <text:p/>
          </table:table-cell>
          <table:table-cell table:formula="of:=IF(ISBLANK([Working.N76]);&quot;&quot;;[Working.N76])" office:value-type="string" office:string-value="Load">
            <text:p>Load</text:p>
          </table:table-cell>
          <table:table-cell table:formula="of:=IF(ISBLANK([Working.O76]);&quot;&quot;;[Working.O76])" office:value-type="string" office:string-value="A">
            <text:p>A</text:p>
          </table:table-cell>
          <table:table-cell table:formula="of:=IF(ISBLANK([Working.P76]);&quot;&quot;;[Working.P76])" office:value-type="string" office:string-value="B">
            <text:p>B</text:p>
          </table:table-cell>
          <table:table-cell table:formula="of:=IF(ISBLANK([Working.Q76]);&quot;&quot;;[Working.Q76])">
            <text:p/>
          </table:table-cell>
          <table:table-cell table:formula="of:=IF(ISBLANK([Working.R76]);&quot;&quot;;[Working.R76])">
            <text:p/>
          </table:table-cell>
          <table:table-cell table:formula="of:=IF(ISBLANK([Working.S76]);&quot;&quot;;[Working.S76])" office:value-type="string" office:string-value="LOAD">
            <text:p>LOAD</text:p>
          </table:table-cell>
          <table:table-cell table:formula="of:=IF(ISBLANK([Working.T76]);&quot;&quot;;[Working.T76])" office:value-type="string" office:string-value="LOAD [A] B">
            <text:p>LOAD [A] B</text:p>
          </table:table-cell>
          <table:table-cell table:formula="of:=IF(ISBLANK([Working.U76]);&quot;&quot;;[Working.U76])">
            <text:p/>
          </table:table-cell>
        </table:table-row>
        <table:table-row table:style-name="ro3">
          <table:table-cell table:formula="of:=IF(ISBLANK([Working.A77]);&quot;&quot;;[Working.A77])" office:value-type="float" office:value="75">
            <text:p>75</text:p>
          </table:table-cell>
          <table:table-cell table:formula="of:=IF(ISBLANK([Working.B77]);&quot;&quot;;[Working.B77])" office:value-type="string" office:string-value="4B">
            <text:p>4B</text:p>
          </table:table-cell>
          <table:table-cell table:formula="of:=IF(ISBLANK([Working.C77]);&quot;&quot;;[Working.C77])" office:value-type="string" office:string-value="01001011">
            <text:p>01001011</text:p>
          </table:table-cell>
          <table:table-cell table:formula="of:=IF(ISBLANK([Working.E77]);&quot;&quot;;[Working.E77])" office:value-type="string" office:string-value="01">
            <text:p>01</text:p>
          </table:table-cell>
          <table:table-cell table:formula="of:=IF(ISBLANK([Working.G77]);&quot;&quot;;[Working.G77])" office:value-type="string" office:string-value="001">
            <text:p>001</text:p>
          </table:table-cell>
          <table:table-cell table:formula="of:=IF(ISBLANK([Working.I77]);&quot;&quot;;[Working.I77])" office:value-type="string" office:string-value="011">
            <text:p>011</text:p>
          </table:table-cell>
          <table:table-cell table:formula="of:=IF(ISBLANK([Working.K77]);&quot;&quot;;[Working.K77])">
            <text:p/>
          </table:table-cell>
          <table:table-cell table:formula="of:=IF(ISBLANK([Working.M77]);&quot;&quot;;[Working.M77])">
            <text:p/>
          </table:table-cell>
          <table:table-cell table:formula="of:=IF(ISBLANK([Working.N77]);&quot;&quot;;[Working.N77])" office:value-type="string" office:string-value="Load">
            <text:p>Load</text:p>
          </table:table-cell>
          <table:table-cell table:formula="of:=IF(ISBLANK([Working.O77]);&quot;&quot;;[Working.O77])" office:value-type="string" office:string-value="A">
            <text:p>A</text:p>
          </table:table-cell>
          <table:table-cell table:formula="of:=IF(ISBLANK([Working.P77]);&quot;&quot;;[Working.P77])" office:value-type="string" office:string-value="C">
            <text:p>C</text:p>
          </table:table-cell>
          <table:table-cell table:formula="of:=IF(ISBLANK([Working.Q77]);&quot;&quot;;[Working.Q77])">
            <text:p/>
          </table:table-cell>
          <table:table-cell table:formula="of:=IF(ISBLANK([Working.R77]);&quot;&quot;;[Working.R77])">
            <text:p/>
          </table:table-cell>
          <table:table-cell table:formula="of:=IF(ISBLANK([Working.S77]);&quot;&quot;;[Working.S77])" office:value-type="string" office:string-value="LOAD">
            <text:p>LOAD</text:p>
          </table:table-cell>
          <table:table-cell table:formula="of:=IF(ISBLANK([Working.T77]);&quot;&quot;;[Working.T77])" office:value-type="string" office:string-value="LOAD [A] C">
            <text:p>LOAD [A] C</text:p>
          </table:table-cell>
          <table:table-cell table:formula="of:=IF(ISBLANK([Working.U77]);&quot;&quot;;[Working.U77])">
            <text:p/>
          </table:table-cell>
        </table:table-row>
        <table:table-row table:style-name="ro3">
          <table:table-cell table:formula="of:=IF(ISBLANK([Working.A78]);&quot;&quot;;[Working.A78])" office:value-type="float" office:value="76">
            <text:p>76</text:p>
          </table:table-cell>
          <table:table-cell table:formula="of:=IF(ISBLANK([Working.B78]);&quot;&quot;;[Working.B78])" office:value-type="string" office:string-value="4C">
            <text:p>4C</text:p>
          </table:table-cell>
          <table:table-cell table:formula="of:=IF(ISBLANK([Working.C78]);&quot;&quot;;[Working.C78])" office:value-type="string" office:string-value="01001100">
            <text:p>01001100</text:p>
          </table:table-cell>
          <table:table-cell table:formula="of:=IF(ISBLANK([Working.E78]);&quot;&quot;;[Working.E78])" office:value-type="string" office:string-value="01">
            <text:p>01</text:p>
          </table:table-cell>
          <table:table-cell table:formula="of:=IF(ISBLANK([Working.G78]);&quot;&quot;;[Working.G78])" office:value-type="string" office:string-value="001">
            <text:p>001</text:p>
          </table:table-cell>
          <table:table-cell table:formula="of:=IF(ISBLANK([Working.I78]);&quot;&quot;;[Working.I78])" office:value-type="string" office:string-value="100">
            <text:p>100</text:p>
          </table:table-cell>
          <table:table-cell table:formula="of:=IF(ISBLANK([Working.K78]);&quot;&quot;;[Working.K78])">
            <text:p/>
          </table:table-cell>
          <table:table-cell table:formula="of:=IF(ISBLANK([Working.M78]);&quot;&quot;;[Working.M78])">
            <text:p/>
          </table:table-cell>
          <table:table-cell table:formula="of:=IF(ISBLANK([Working.N78]);&quot;&quot;;[Working.N78])" office:value-type="string" office:string-value="Load">
            <text:p>Load</text:p>
          </table:table-cell>
          <table:table-cell table:formula="of:=IF(ISBLANK([Working.O78]);&quot;&quot;;[Working.O78])" office:value-type="string" office:string-value="A">
            <text:p>A</text:p>
          </table:table-cell>
          <table:table-cell table:formula="of:=IF(ISBLANK([Working.P78]);&quot;&quot;;[Working.P78])" office:value-type="string" office:string-value="SP">
            <text:p>SP</text:p>
          </table:table-cell>
          <table:table-cell table:formula="of:=IF(ISBLANK([Working.Q78]);&quot;&quot;;[Working.Q78])">
            <text:p/>
          </table:table-cell>
          <table:table-cell table:formula="of:=IF(ISBLANK([Working.R78]);&quot;&quot;;[Working.R78])">
            <text:p/>
          </table:table-cell>
          <table:table-cell table:formula="of:=IF(ISBLANK([Working.S78]);&quot;&quot;;[Working.S78])" office:value-type="string" office:string-value="JUMP_IF_GTE_ACC">
            <text:p>JUMP_IF_GTE_ACC</text:p>
          </table:table-cell>
          <table:table-cell table:formula="of:=IF(ISBLANK([Working.T78]);&quot;&quot;;[Working.T78])" office:value-type="string" office:string-value="JUMP_IF_GTE_ACC A CONST">
            <text:p>JUMP_IF_GTE_ACC A CONST</text:p>
          </table:table-cell>
          <table:table-cell table:formula="of:=IF(ISBLANK([Working.U78]);&quot;&quot;;[Working.U78])">
            <text:p/>
          </table:table-cell>
        </table:table-row>
        <table:table-row table:style-name="ro3">
          <table:table-cell table:formula="of:=IF(ISBLANK([Working.A79]);&quot;&quot;;[Working.A79])" office:value-type="float" office:value="77">
            <text:p>77</text:p>
          </table:table-cell>
          <table:table-cell table:formula="of:=IF(ISBLANK([Working.B79]);&quot;&quot;;[Working.B79])" office:value-type="string" office:string-value="4D">
            <text:p>4D</text:p>
          </table:table-cell>
          <table:table-cell table:formula="of:=IF(ISBLANK([Working.C79]);&quot;&quot;;[Working.C79])" office:value-type="string" office:string-value="01001101">
            <text:p>01001101</text:p>
          </table:table-cell>
          <table:table-cell table:formula="of:=IF(ISBLANK([Working.E79]);&quot;&quot;;[Working.E79])" office:value-type="string" office:string-value="01">
            <text:p>01</text:p>
          </table:table-cell>
          <table:table-cell table:formula="of:=IF(ISBLANK([Working.G79]);&quot;&quot;;[Working.G79])" office:value-type="string" office:string-value="001">
            <text:p>001</text:p>
          </table:table-cell>
          <table:table-cell table:formula="of:=IF(ISBLANK([Working.I79]);&quot;&quot;;[Working.I79])" office:value-type="string" office:string-value="101">
            <text:p>101</text:p>
          </table:table-cell>
          <table:table-cell table:formula="of:=IF(ISBLANK([Working.K79]);&quot;&quot;;[Working.K79])">
            <text:p/>
          </table:table-cell>
          <table:table-cell table:formula="of:=IF(ISBLANK([Working.M79]);&quot;&quot;;[Working.M79])">
            <text:p/>
          </table:table-cell>
          <table:table-cell table:formula="of:=IF(ISBLANK([Working.N79]);&quot;&quot;;[Working.N79])" office:value-type="string" office:string-value="Load">
            <text:p>Load</text:p>
          </table:table-cell>
          <table:table-cell table:formula="of:=IF(ISBLANK([Working.O79]);&quot;&quot;;[Working.O79])" office:value-type="string" office:string-value="A">
            <text:p>A</text:p>
          </table:table-cell>
          <table:table-cell table:formula="of:=IF(ISBLANK([Working.P79]);&quot;&quot;;[Working.P79])" office:value-type="string" office:string-value="PC">
            <text:p>PC</text:p>
          </table:table-cell>
          <table:table-cell table:formula="of:=IF(ISBLANK([Working.Q79]);&quot;&quot;;[Working.Q79])">
            <text:p/>
          </table:table-cell>
          <table:table-cell table:formula="of:=IF(ISBLANK([Working.R79]);&quot;&quot;;[Working.R79])">
            <text:p/>
          </table:table-cell>
          <table:table-cell table:formula="of:=IF(ISBLANK([Working.S79]);&quot;&quot;;[Working.S79])" office:value-type="string" office:string-value="JUMP">
            <text:p>JUMP</text:p>
          </table:table-cell>
          <table:table-cell table:formula="of:=IF(ISBLANK([Working.T79]);&quot;&quot;;[Working.T79])" office:value-type="string" office:string-value="JUMP [A]">
            <text:p>JUMP [A]</text:p>
          </table:table-cell>
          <table:table-cell table:formula="of:=IF(ISBLANK([Working.U79]);&quot;&quot;;[Working.U79])">
            <text:p/>
          </table:table-cell>
        </table:table-row>
        <table:table-row table:style-name="ro3">
          <table:table-cell table:formula="of:=IF(ISBLANK([Working.A80]);&quot;&quot;;[Working.A80])" office:value-type="float" office:value="78">
            <text:p>78</text:p>
          </table:table-cell>
          <table:table-cell table:formula="of:=IF(ISBLANK([Working.B80]);&quot;&quot;;[Working.B80])" office:value-type="string" office:string-value="4E">
            <text:p>4E</text:p>
          </table:table-cell>
          <table:table-cell table:formula="of:=IF(ISBLANK([Working.C80]);&quot;&quot;;[Working.C80])" office:value-type="string" office:string-value="01001110">
            <text:p>01001110</text:p>
          </table:table-cell>
          <table:table-cell table:formula="of:=IF(ISBLANK([Working.E80]);&quot;&quot;;[Working.E80])" office:value-type="string" office:string-value="01">
            <text:p>01</text:p>
          </table:table-cell>
          <table:table-cell table:formula="of:=IF(ISBLANK([Working.G80]);&quot;&quot;;[Working.G80])" office:value-type="string" office:string-value="001">
            <text:p>001</text:p>
          </table:table-cell>
          <table:table-cell table:formula="of:=IF(ISBLANK([Working.I80]);&quot;&quot;;[Working.I80])" office:value-type="string" office:string-value="110">
            <text:p>110</text:p>
          </table:table-cell>
          <table:table-cell table:formula="of:=IF(ISBLANK([Working.K80]);&quot;&quot;;[Working.K80])">
            <text:p/>
          </table:table-cell>
          <table:table-cell table:formula="of:=IF(ISBLANK([Working.M80]);&quot;&quot;;[Working.M80])">
            <text:p/>
          </table:table-cell>
          <table:table-cell table:formula="of:=IF(ISBLANK([Working.N80]);&quot;&quot;;[Working.N80])" office:value-type="string" office:string-value="Load">
            <text:p>Load</text:p>
          </table:table-cell>
          <table:table-cell table:formula="of:=IF(ISBLANK([Working.O80]);&quot;&quot;;[Working.O80])" office:value-type="string" office:string-value="A">
            <text:p>A</text:p>
          </table:table-cell>
          <table:table-cell table:formula="of:=IF(ISBLANK([Working.P80]);&quot;&quot;;[Working.P80])" office:value-type="string" office:string-value="SP+/-">
            <text:p>SP+/-</text:p>
          </table:table-cell>
          <table:table-cell table:formula="of:=IF(ISBLANK([Working.Q80]);&quot;&quot;;[Working.Q80])">
            <text:p/>
          </table:table-cell>
          <table:table-cell table:formula="of:=IF(ISBLANK([Working.R80]);&quot;&quot;;[Working.R80])">
            <text:p/>
          </table:table-cell>
          <table:table-cell table:formula="of:=IF(ISBLANK([Working.S80]);&quot;&quot;;[Working.S80])" office:value-type="string" office:string-value="CALL">
            <text:p>CALL</text:p>
          </table:table-cell>
          <table:table-cell table:formula="of:=IF(ISBLANK([Working.T80]);&quot;&quot;;[Working.T80])" office:value-type="string" office:string-value="CALL A">
            <text:p>CALL A</text:p>
          </table:table-cell>
          <table:table-cell table:formula="of:=IF(ISBLANK([Working.U80]);&quot;&quot;;[Working.U80])">
            <text:p/>
          </table:table-cell>
        </table:table-row>
        <table:table-row table:style-name="ro3">
          <table:table-cell table:formula="of:=IF(ISBLANK([Working.A81]);&quot;&quot;;[Working.A81])" office:value-type="float" office:value="79">
            <text:p>79</text:p>
          </table:table-cell>
          <table:table-cell table:formula="of:=IF(ISBLANK([Working.B81]);&quot;&quot;;[Working.B81])" office:value-type="string" office:string-value="4F">
            <text:p>4F</text:p>
          </table:table-cell>
          <table:table-cell table:formula="of:=IF(ISBLANK([Working.C81]);&quot;&quot;;[Working.C81])" office:value-type="string" office:string-value="01001111">
            <text:p>01001111</text:p>
          </table:table-cell>
          <table:table-cell table:formula="of:=IF(ISBLANK([Working.E81]);&quot;&quot;;[Working.E81])" office:value-type="string" office:string-value="01">
            <text:p>01</text:p>
          </table:table-cell>
          <table:table-cell table:formula="of:=IF(ISBLANK([Working.G81]);&quot;&quot;;[Working.G81])" office:value-type="string" office:string-value="001">
            <text:p>001</text:p>
          </table:table-cell>
          <table:table-cell table:formula="of:=IF(ISBLANK([Working.I81]);&quot;&quot;;[Working.I81])" office:value-type="string" office:string-value="111">
            <text:p>111</text:p>
          </table:table-cell>
          <table:table-cell table:formula="of:=IF(ISBLANK([Working.K81]);&quot;&quot;;[Working.K81])">
            <text:p/>
          </table:table-cell>
          <table:table-cell table:formula="of:=IF(ISBLANK([Working.M81]);&quot;&quot;;[Working.M81])">
            <text:p/>
          </table:table-cell>
          <table:table-cell table:formula="of:=IF(ISBLANK([Working.N81]);&quot;&quot;;[Working.N81])" office:value-type="string" office:string-value="Load">
            <text:p>Load</text:p>
          </table:table-cell>
          <table:table-cell table:formula="of:=IF(ISBLANK([Working.O81]);&quot;&quot;;[Working.O81])" office:value-type="string" office:string-value="A">
            <text:p>A</text:p>
          </table:table-cell>
          <table:table-cell table:formula="of:=IF(ISBLANK([Working.P81]);&quot;&quot;;[Working.P81])" office:value-type="string" office:string-value="CONST">
            <text:p>CONST</text:p>
          </table:table-cell>
          <table:table-cell table:formula="of:=IF(ISBLANK([Working.Q81]);&quot;&quot;;[Working.Q81])">
            <text:p/>
          </table:table-cell>
          <table:table-cell table:formula="of:=IF(ISBLANK([Working.R81]);&quot;&quot;;[Working.R81])">
            <text:p/>
          </table:table-cell>
          <table:table-cell table:formula="of:=IF(ISBLANK([Working.S81]);&quot;&quot;;[Working.S81])" office:value-type="string" office:string-value="PROGLOAD">
            <text:p>PROGLOAD</text:p>
          </table:table-cell>
          <table:table-cell table:formula="of:=IF(ISBLANK([Working.T81]);&quot;&quot;;[Working.T81])" office:value-type="string" office:string-value="PROGLOAD [A]">
            <text:p>PROGLOAD [A]</text:p>
          </table:table-cell>
          <table:table-cell table:formula="of:=IF(ISBLANK([Working.U81]);&quot;&quot;;[Working.U81])">
            <text:p/>
          </table:table-cell>
        </table:table-row>
        <table:table-row table:style-name="ro3">
          <table:table-cell table:formula="of:=IF(ISBLANK([Working.A82]);&quot;&quot;;[Working.A82])" office:value-type="float" office:value="80">
            <text:p>80</text:p>
          </table:table-cell>
          <table:table-cell table:formula="of:=IF(ISBLANK([Working.B82]);&quot;&quot;;[Working.B82])" office:value-type="string" office:string-value="50">
            <text:p>50</text:p>
          </table:table-cell>
          <table:table-cell table:formula="of:=IF(ISBLANK([Working.C82]);&quot;&quot;;[Working.C82])" office:value-type="string" office:string-value="01010000">
            <text:p>01010000</text:p>
          </table:table-cell>
          <table:table-cell table:formula="of:=IF(ISBLANK([Working.E82]);&quot;&quot;;[Working.E82])" office:value-type="string" office:string-value="01">
            <text:p>01</text:p>
          </table:table-cell>
          <table:table-cell table:formula="of:=IF(ISBLANK([Working.G82]);&quot;&quot;;[Working.G82])" office:value-type="string" office:string-value="010">
            <text:p>010</text:p>
          </table:table-cell>
          <table:table-cell table:formula="of:=IF(ISBLANK([Working.I82]);&quot;&quot;;[Working.I82])" office:value-type="string" office:string-value="000">
            <text:p>000</text:p>
          </table:table-cell>
          <table:table-cell table:formula="of:=IF(ISBLANK([Working.K82]);&quot;&quot;;[Working.K82])">
            <text:p/>
          </table:table-cell>
          <table:table-cell table:formula="of:=IF(ISBLANK([Working.M82]);&quot;&quot;;[Working.M82])">
            <text:p/>
          </table:table-cell>
          <table:table-cell table:formula="of:=IF(ISBLANK([Working.N82]);&quot;&quot;;[Working.N82])" office:value-type="string" office:string-value="Load">
            <text:p>Load</text:p>
          </table:table-cell>
          <table:table-cell table:formula="of:=IF(ISBLANK([Working.O82]);&quot;&quot;;[Working.O82])" office:value-type="string" office:string-value="B">
            <text:p>B</text:p>
          </table:table-cell>
          <table:table-cell table:formula="of:=IF(ISBLANK([Working.P82]);&quot;&quot;;[Working.P82])" office:value-type="string" office:string-value="ACC">
            <text:p>ACC</text:p>
          </table:table-cell>
          <table:table-cell table:formula="of:=IF(ISBLANK([Working.Q82]);&quot;&quot;;[Working.Q82])">
            <text:p/>
          </table:table-cell>
          <table:table-cell table:formula="of:=IF(ISBLANK([Working.R82]);&quot;&quot;;[Working.R82])">
            <text:p/>
          </table:table-cell>
          <table:table-cell table:formula="of:=IF(ISBLANK([Working.S82]);&quot;&quot;;[Working.S82])" office:value-type="string" office:string-value="LOAD">
            <text:p>LOAD</text:p>
          </table:table-cell>
          <table:table-cell table:formula="of:=IF(ISBLANK([Working.T82]);&quot;&quot;;[Working.T82])" office:value-type="string" office:string-value="LOAD [B] ACC">
            <text:p>LOAD [B] ACC</text:p>
          </table:table-cell>
          <table:table-cell table:formula="of:=IF(ISBLANK([Working.U82]);&quot;&quot;;[Working.U82])">
            <text:p/>
          </table:table-cell>
        </table:table-row>
        <table:table-row table:style-name="ro3">
          <table:table-cell table:formula="of:=IF(ISBLANK([Working.A83]);&quot;&quot;;[Working.A83])" office:value-type="float" office:value="81">
            <text:p>81</text:p>
          </table:table-cell>
          <table:table-cell table:formula="of:=IF(ISBLANK([Working.B83]);&quot;&quot;;[Working.B83])" office:value-type="string" office:string-value="51">
            <text:p>51</text:p>
          </table:table-cell>
          <table:table-cell table:formula="of:=IF(ISBLANK([Working.C83]);&quot;&quot;;[Working.C83])" office:value-type="string" office:string-value="01010001">
            <text:p>01010001</text:p>
          </table:table-cell>
          <table:table-cell table:formula="of:=IF(ISBLANK([Working.E83]);&quot;&quot;;[Working.E83])" office:value-type="string" office:string-value="01">
            <text:p>01</text:p>
          </table:table-cell>
          <table:table-cell table:formula="of:=IF(ISBLANK([Working.G83]);&quot;&quot;;[Working.G83])" office:value-type="string" office:string-value="010">
            <text:p>010</text:p>
          </table:table-cell>
          <table:table-cell table:formula="of:=IF(ISBLANK([Working.I83]);&quot;&quot;;[Working.I83])" office:value-type="string" office:string-value="001">
            <text:p>001</text:p>
          </table:table-cell>
          <table:table-cell table:formula="of:=IF(ISBLANK([Working.K83]);&quot;&quot;;[Working.K83])">
            <text:p/>
          </table:table-cell>
          <table:table-cell table:formula="of:=IF(ISBLANK([Working.M83]);&quot;&quot;;[Working.M83])">
            <text:p/>
          </table:table-cell>
          <table:table-cell table:formula="of:=IF(ISBLANK([Working.N83]);&quot;&quot;;[Working.N83])" office:value-type="string" office:string-value="Load">
            <text:p>Load</text:p>
          </table:table-cell>
          <table:table-cell table:formula="of:=IF(ISBLANK([Working.O83]);&quot;&quot;;[Working.O83])" office:value-type="string" office:string-value="B">
            <text:p>B</text:p>
          </table:table-cell>
          <table:table-cell table:formula="of:=IF(ISBLANK([Working.P83]);&quot;&quot;;[Working.P83])" office:value-type="string" office:string-value="A">
            <text:p>A</text:p>
          </table:table-cell>
          <table:table-cell table:formula="of:=IF(ISBLANK([Working.Q83]);&quot;&quot;;[Working.Q83])">
            <text:p/>
          </table:table-cell>
          <table:table-cell table:formula="of:=IF(ISBLANK([Working.R83]);&quot;&quot;;[Working.R83])">
            <text:p/>
          </table:table-cell>
          <table:table-cell table:formula="of:=IF(ISBLANK([Working.S83]);&quot;&quot;;[Working.S83])" office:value-type="string" office:string-value="LOAD">
            <text:p>LOAD</text:p>
          </table:table-cell>
          <table:table-cell table:formula="of:=IF(ISBLANK([Working.T83]);&quot;&quot;;[Working.T83])" office:value-type="string" office:string-value="LOAD [B] A">
            <text:p>LOAD [B] A</text:p>
          </table:table-cell>
          <table:table-cell table:formula="of:=IF(ISBLANK([Working.U83]);&quot;&quot;;[Working.U83])">
            <text:p/>
          </table:table-cell>
        </table:table-row>
        <table:table-row table:style-name="ro3">
          <table:table-cell table:formula="of:=IF(ISBLANK([Working.A84]);&quot;&quot;;[Working.A84])" office:value-type="float" office:value="82">
            <text:p>82</text:p>
          </table:table-cell>
          <table:table-cell table:formula="of:=IF(ISBLANK([Working.B84]);&quot;&quot;;[Working.B84])" office:value-type="string" office:string-value="52">
            <text:p>52</text:p>
          </table:table-cell>
          <table:table-cell table:formula="of:=IF(ISBLANK([Working.C84]);&quot;&quot;;[Working.C84])" office:value-type="string" office:string-value="01010010">
            <text:p>01010010</text:p>
          </table:table-cell>
          <table:table-cell table:formula="of:=IF(ISBLANK([Working.E84]);&quot;&quot;;[Working.E84])" office:value-type="string" office:string-value="01">
            <text:p>01</text:p>
          </table:table-cell>
          <table:table-cell table:formula="of:=IF(ISBLANK([Working.G84]);&quot;&quot;;[Working.G84])" office:value-type="string" office:string-value="010">
            <text:p>010</text:p>
          </table:table-cell>
          <table:table-cell table:formula="of:=IF(ISBLANK([Working.I84]);&quot;&quot;;[Working.I84])" office:value-type="string" office:string-value="010">
            <text:p>010</text:p>
          </table:table-cell>
          <table:table-cell table:formula="of:=IF(ISBLANK([Working.K84]);&quot;&quot;;[Working.K84])">
            <text:p/>
          </table:table-cell>
          <table:table-cell table:formula="of:=IF(ISBLANK([Working.M84]);&quot;&quot;;[Working.M84])">
            <text:p/>
          </table:table-cell>
          <table:table-cell table:formula="of:=IF(ISBLANK([Working.N84]);&quot;&quot;;[Working.N84])" office:value-type="string" office:string-value="Load">
            <text:p>Load</text:p>
          </table:table-cell>
          <table:table-cell table:formula="of:=IF(ISBLANK([Working.O84]);&quot;&quot;;[Working.O84])" office:value-type="string" office:string-value="B">
            <text:p>B</text:p>
          </table:table-cell>
          <table:table-cell table:formula="of:=IF(ISBLANK([Working.P84]);&quot;&quot;;[Working.P84])" office:value-type="string" office:string-value="B">
            <text:p>B</text:p>
          </table:table-cell>
          <table:table-cell table:formula="of:=IF(ISBLANK([Working.Q84]);&quot;&quot;;[Working.Q84])">
            <text:p/>
          </table:table-cell>
          <table:table-cell table:formula="of:=IF(ISBLANK([Working.R84]);&quot;&quot;;[Working.R84])">
            <text:p/>
          </table:table-cell>
          <table:table-cell table:formula="of:=IF(ISBLANK([Working.S84]);&quot;&quot;;[Working.S84])" office:value-type="string" office:string-value="LOAD">
            <text:p>LOAD</text:p>
          </table:table-cell>
          <table:table-cell table:formula="of:=IF(ISBLANK([Working.T84]);&quot;&quot;;[Working.T84])" office:value-type="string" office:string-value="LOAD [B] B">
            <text:p>LOAD [B] B</text:p>
          </table:table-cell>
          <table:table-cell table:formula="of:=IF(ISBLANK([Working.U84]);&quot;&quot;;[Working.U84])">
            <text:p/>
          </table:table-cell>
        </table:table-row>
        <table:table-row table:style-name="ro3">
          <table:table-cell table:formula="of:=IF(ISBLANK([Working.A85]);&quot;&quot;;[Working.A85])" office:value-type="float" office:value="83">
            <text:p>83</text:p>
          </table:table-cell>
          <table:table-cell table:formula="of:=IF(ISBLANK([Working.B85]);&quot;&quot;;[Working.B85])" office:value-type="string" office:string-value="53">
            <text:p>53</text:p>
          </table:table-cell>
          <table:table-cell table:formula="of:=IF(ISBLANK([Working.C85]);&quot;&quot;;[Working.C85])" office:value-type="string" office:string-value="01010011">
            <text:p>01010011</text:p>
          </table:table-cell>
          <table:table-cell table:formula="of:=IF(ISBLANK([Working.E85]);&quot;&quot;;[Working.E85])" office:value-type="string" office:string-value="01">
            <text:p>01</text:p>
          </table:table-cell>
          <table:table-cell table:formula="of:=IF(ISBLANK([Working.G85]);&quot;&quot;;[Working.G85])" office:value-type="string" office:string-value="010">
            <text:p>010</text:p>
          </table:table-cell>
          <table:table-cell table:formula="of:=IF(ISBLANK([Working.I85]);&quot;&quot;;[Working.I85])" office:value-type="string" office:string-value="011">
            <text:p>011</text:p>
          </table:table-cell>
          <table:table-cell table:formula="of:=IF(ISBLANK([Working.K85]);&quot;&quot;;[Working.K85])">
            <text:p/>
          </table:table-cell>
          <table:table-cell table:formula="of:=IF(ISBLANK([Working.M85]);&quot;&quot;;[Working.M85])">
            <text:p/>
          </table:table-cell>
          <table:table-cell table:formula="of:=IF(ISBLANK([Working.N85]);&quot;&quot;;[Working.N85])" office:value-type="string" office:string-value="Load">
            <text:p>Load</text:p>
          </table:table-cell>
          <table:table-cell table:formula="of:=IF(ISBLANK([Working.O85]);&quot;&quot;;[Working.O85])" office:value-type="string" office:string-value="B">
            <text:p>B</text:p>
          </table:table-cell>
          <table:table-cell table:formula="of:=IF(ISBLANK([Working.P85]);&quot;&quot;;[Working.P85])" office:value-type="string" office:string-value="C">
            <text:p>C</text:p>
          </table:table-cell>
          <table:table-cell table:formula="of:=IF(ISBLANK([Working.Q85]);&quot;&quot;;[Working.Q85])">
            <text:p/>
          </table:table-cell>
          <table:table-cell table:formula="of:=IF(ISBLANK([Working.R85]);&quot;&quot;;[Working.R85])">
            <text:p/>
          </table:table-cell>
          <table:table-cell table:formula="of:=IF(ISBLANK([Working.S85]);&quot;&quot;;[Working.S85])" office:value-type="string" office:string-value="LOAD">
            <text:p>LOAD</text:p>
          </table:table-cell>
          <table:table-cell table:formula="of:=IF(ISBLANK([Working.T85]);&quot;&quot;;[Working.T85])" office:value-type="string" office:string-value="LOAD [B] C">
            <text:p>LOAD [B] C</text:p>
          </table:table-cell>
          <table:table-cell table:formula="of:=IF(ISBLANK([Working.U85]);&quot;&quot;;[Working.U85])">
            <text:p/>
          </table:table-cell>
        </table:table-row>
        <table:table-row table:style-name="ro3">
          <table:table-cell table:formula="of:=IF(ISBLANK([Working.A86]);&quot;&quot;;[Working.A86])" office:value-type="float" office:value="84">
            <text:p>84</text:p>
          </table:table-cell>
          <table:table-cell table:formula="of:=IF(ISBLANK([Working.B86]);&quot;&quot;;[Working.B86])" office:value-type="string" office:string-value="54">
            <text:p>54</text:p>
          </table:table-cell>
          <table:table-cell table:formula="of:=IF(ISBLANK([Working.C86]);&quot;&quot;;[Working.C86])" office:value-type="string" office:string-value="01010100">
            <text:p>01010100</text:p>
          </table:table-cell>
          <table:table-cell table:formula="of:=IF(ISBLANK([Working.E86]);&quot;&quot;;[Working.E86])" office:value-type="string" office:string-value="01">
            <text:p>01</text:p>
          </table:table-cell>
          <table:table-cell table:formula="of:=IF(ISBLANK([Working.G86]);&quot;&quot;;[Working.G86])" office:value-type="string" office:string-value="010">
            <text:p>010</text:p>
          </table:table-cell>
          <table:table-cell table:formula="of:=IF(ISBLANK([Working.I86]);&quot;&quot;;[Working.I86])" office:value-type="string" office:string-value="100">
            <text:p>100</text:p>
          </table:table-cell>
          <table:table-cell table:formula="of:=IF(ISBLANK([Working.K86]);&quot;&quot;;[Working.K86])">
            <text:p/>
          </table:table-cell>
          <table:table-cell table:formula="of:=IF(ISBLANK([Working.M86]);&quot;&quot;;[Working.M86])">
            <text:p/>
          </table:table-cell>
          <table:table-cell table:formula="of:=IF(ISBLANK([Working.N86]);&quot;&quot;;[Working.N86])" office:value-type="string" office:string-value="Load">
            <text:p>Load</text:p>
          </table:table-cell>
          <table:table-cell table:formula="of:=IF(ISBLANK([Working.O86]);&quot;&quot;;[Working.O86])" office:value-type="string" office:string-value="B">
            <text:p>B</text:p>
          </table:table-cell>
          <table:table-cell table:formula="of:=IF(ISBLANK([Working.P86]);&quot;&quot;;[Working.P86])" office:value-type="string" office:string-value="SP">
            <text:p>SP</text:p>
          </table:table-cell>
          <table:table-cell table:formula="of:=IF(ISBLANK([Working.Q86]);&quot;&quot;;[Working.Q86])">
            <text:p/>
          </table:table-cell>
          <table:table-cell table:formula="of:=IF(ISBLANK([Working.R86]);&quot;&quot;;[Working.R86])">
            <text:p/>
          </table:table-cell>
          <table:table-cell table:formula="of:=IF(ISBLANK([Working.S86]);&quot;&quot;;[Working.S86])" office:value-type="string" office:string-value="JUMP_IF_GTE_ACC">
            <text:p>JUMP_IF_GTE_ACC</text:p>
          </table:table-cell>
          <table:table-cell table:formula="of:=IF(ISBLANK([Working.T86]);&quot;&quot;;[Working.T86])" office:value-type="string" office:string-value="JUMP_IF_GTE_ACC B CONST">
            <text:p>JUMP_IF_GTE_ACC B CONST</text:p>
          </table:table-cell>
          <table:table-cell table:formula="of:=IF(ISBLANK([Working.U86]);&quot;&quot;;[Working.U86])">
            <text:p/>
          </table:table-cell>
        </table:table-row>
        <table:table-row table:style-name="ro3">
          <table:table-cell table:formula="of:=IF(ISBLANK([Working.A87]);&quot;&quot;;[Working.A87])" office:value-type="float" office:value="85">
            <text:p>85</text:p>
          </table:table-cell>
          <table:table-cell table:formula="of:=IF(ISBLANK([Working.B87]);&quot;&quot;;[Working.B87])" office:value-type="string" office:string-value="55">
            <text:p>55</text:p>
          </table:table-cell>
          <table:table-cell table:formula="of:=IF(ISBLANK([Working.C87]);&quot;&quot;;[Working.C87])" office:value-type="string" office:string-value="01010101">
            <text:p>01010101</text:p>
          </table:table-cell>
          <table:table-cell table:formula="of:=IF(ISBLANK([Working.E87]);&quot;&quot;;[Working.E87])" office:value-type="string" office:string-value="01">
            <text:p>01</text:p>
          </table:table-cell>
          <table:table-cell table:formula="of:=IF(ISBLANK([Working.G87]);&quot;&quot;;[Working.G87])" office:value-type="string" office:string-value="010">
            <text:p>010</text:p>
          </table:table-cell>
          <table:table-cell table:formula="of:=IF(ISBLANK([Working.I87]);&quot;&quot;;[Working.I87])" office:value-type="string" office:string-value="101">
            <text:p>101</text:p>
          </table:table-cell>
          <table:table-cell table:formula="of:=IF(ISBLANK([Working.K87]);&quot;&quot;;[Working.K87])">
            <text:p/>
          </table:table-cell>
          <table:table-cell table:formula="of:=IF(ISBLANK([Working.M87]);&quot;&quot;;[Working.M87])">
            <text:p/>
          </table:table-cell>
          <table:table-cell table:formula="of:=IF(ISBLANK([Working.N87]);&quot;&quot;;[Working.N87])" office:value-type="string" office:string-value="Load">
            <text:p>Load</text:p>
          </table:table-cell>
          <table:table-cell table:formula="of:=IF(ISBLANK([Working.O87]);&quot;&quot;;[Working.O87])" office:value-type="string" office:string-value="B">
            <text:p>B</text:p>
          </table:table-cell>
          <table:table-cell table:formula="of:=IF(ISBLANK([Working.P87]);&quot;&quot;;[Working.P87])" office:value-type="string" office:string-value="PC">
            <text:p>PC</text:p>
          </table:table-cell>
          <table:table-cell table:formula="of:=IF(ISBLANK([Working.Q87]);&quot;&quot;;[Working.Q87])">
            <text:p/>
          </table:table-cell>
          <table:table-cell table:formula="of:=IF(ISBLANK([Working.R87]);&quot;&quot;;[Working.R87])">
            <text:p/>
          </table:table-cell>
          <table:table-cell table:formula="of:=IF(ISBLANK([Working.S87]);&quot;&quot;;[Working.S87])" office:value-type="string" office:string-value="JUMP">
            <text:p>JUMP</text:p>
          </table:table-cell>
          <table:table-cell table:formula="of:=IF(ISBLANK([Working.T87]);&quot;&quot;;[Working.T87])" office:value-type="string" office:string-value="JUMP [B]">
            <text:p>JUMP [B]</text:p>
          </table:table-cell>
          <table:table-cell table:formula="of:=IF(ISBLANK([Working.U87]);&quot;&quot;;[Working.U87])">
            <text:p/>
          </table:table-cell>
        </table:table-row>
        <table:table-row table:style-name="ro3">
          <table:table-cell table:formula="of:=IF(ISBLANK([Working.A88]);&quot;&quot;;[Working.A88])" office:value-type="float" office:value="86">
            <text:p>86</text:p>
          </table:table-cell>
          <table:table-cell table:formula="of:=IF(ISBLANK([Working.B88]);&quot;&quot;;[Working.B88])" office:value-type="string" office:string-value="56">
            <text:p>56</text:p>
          </table:table-cell>
          <table:table-cell table:formula="of:=IF(ISBLANK([Working.C88]);&quot;&quot;;[Working.C88])" office:value-type="string" office:string-value="01010110">
            <text:p>01010110</text:p>
          </table:table-cell>
          <table:table-cell table:formula="of:=IF(ISBLANK([Working.E88]);&quot;&quot;;[Working.E88])" office:value-type="string" office:string-value="01">
            <text:p>01</text:p>
          </table:table-cell>
          <table:table-cell table:formula="of:=IF(ISBLANK([Working.G88]);&quot;&quot;;[Working.G88])" office:value-type="string" office:string-value="010">
            <text:p>010</text:p>
          </table:table-cell>
          <table:table-cell table:formula="of:=IF(ISBLANK([Working.I88]);&quot;&quot;;[Working.I88])" office:value-type="string" office:string-value="110">
            <text:p>110</text:p>
          </table:table-cell>
          <table:table-cell table:formula="of:=IF(ISBLANK([Working.K88]);&quot;&quot;;[Working.K88])">
            <text:p/>
          </table:table-cell>
          <table:table-cell table:formula="of:=IF(ISBLANK([Working.M88]);&quot;&quot;;[Working.M88])">
            <text:p/>
          </table:table-cell>
          <table:table-cell table:formula="of:=IF(ISBLANK([Working.N88]);&quot;&quot;;[Working.N88])" office:value-type="string" office:string-value="Load">
            <text:p>Load</text:p>
          </table:table-cell>
          <table:table-cell table:formula="of:=IF(ISBLANK([Working.O88]);&quot;&quot;;[Working.O88])" office:value-type="string" office:string-value="B">
            <text:p>B</text:p>
          </table:table-cell>
          <table:table-cell table:formula="of:=IF(ISBLANK([Working.P88]);&quot;&quot;;[Working.P88])" office:value-type="string" office:string-value="SP+/-">
            <text:p>SP+/-</text:p>
          </table:table-cell>
          <table:table-cell table:formula="of:=IF(ISBLANK([Working.Q88]);&quot;&quot;;[Working.Q88])">
            <text:p/>
          </table:table-cell>
          <table:table-cell table:formula="of:=IF(ISBLANK([Working.R88]);&quot;&quot;;[Working.R88])">
            <text:p/>
          </table:table-cell>
          <table:table-cell table:formula="of:=IF(ISBLANK([Working.S88]);&quot;&quot;;[Working.S88])" office:value-type="string" office:string-value="CALL">
            <text:p>CALL</text:p>
          </table:table-cell>
          <table:table-cell table:formula="of:=IF(ISBLANK([Working.T88]);&quot;&quot;;[Working.T88])" office:value-type="string" office:string-value="CALL B">
            <text:p>CALL B</text:p>
          </table:table-cell>
          <table:table-cell table:formula="of:=IF(ISBLANK([Working.U88]);&quot;&quot;;[Working.U88])">
            <text:p/>
          </table:table-cell>
        </table:table-row>
        <table:table-row table:style-name="ro3">
          <table:table-cell table:formula="of:=IF(ISBLANK([Working.A89]);&quot;&quot;;[Working.A89])" office:value-type="float" office:value="87">
            <text:p>87</text:p>
          </table:table-cell>
          <table:table-cell table:formula="of:=IF(ISBLANK([Working.B89]);&quot;&quot;;[Working.B89])" office:value-type="string" office:string-value="57">
            <text:p>57</text:p>
          </table:table-cell>
          <table:table-cell table:formula="of:=IF(ISBLANK([Working.C89]);&quot;&quot;;[Working.C89])" office:value-type="string" office:string-value="01010111">
            <text:p>01010111</text:p>
          </table:table-cell>
          <table:table-cell table:formula="of:=IF(ISBLANK([Working.E89]);&quot;&quot;;[Working.E89])" office:value-type="string" office:string-value="01">
            <text:p>01</text:p>
          </table:table-cell>
          <table:table-cell table:formula="of:=IF(ISBLANK([Working.G89]);&quot;&quot;;[Working.G89])" office:value-type="string" office:string-value="010">
            <text:p>010</text:p>
          </table:table-cell>
          <table:table-cell table:formula="of:=IF(ISBLANK([Working.I89]);&quot;&quot;;[Working.I89])" office:value-type="string" office:string-value="111">
            <text:p>111</text:p>
          </table:table-cell>
          <table:table-cell table:formula="of:=IF(ISBLANK([Working.K89]);&quot;&quot;;[Working.K89])">
            <text:p/>
          </table:table-cell>
          <table:table-cell table:formula="of:=IF(ISBLANK([Working.M89]);&quot;&quot;;[Working.M89])">
            <text:p/>
          </table:table-cell>
          <table:table-cell table:formula="of:=IF(ISBLANK([Working.N89]);&quot;&quot;;[Working.N89])" office:value-type="string" office:string-value="Load">
            <text:p>Load</text:p>
          </table:table-cell>
          <table:table-cell table:formula="of:=IF(ISBLANK([Working.O89]);&quot;&quot;;[Working.O89])" office:value-type="string" office:string-value="B">
            <text:p>B</text:p>
          </table:table-cell>
          <table:table-cell table:formula="of:=IF(ISBLANK([Working.P89]);&quot;&quot;;[Working.P89])" office:value-type="string" office:string-value="CONST">
            <text:p>CONST</text:p>
          </table:table-cell>
          <table:table-cell table:formula="of:=IF(ISBLANK([Working.Q89]);&quot;&quot;;[Working.Q89])">
            <text:p/>
          </table:table-cell>
          <table:table-cell table:formula="of:=IF(ISBLANK([Working.R89]);&quot;&quot;;[Working.R89])">
            <text:p/>
          </table:table-cell>
          <table:table-cell table:formula="of:=IF(ISBLANK([Working.S89]);&quot;&quot;;[Working.S89])" office:value-type="string" office:string-value="PROGLOAD">
            <text:p>PROGLOAD</text:p>
          </table:table-cell>
          <table:table-cell table:formula="of:=IF(ISBLANK([Working.T89]);&quot;&quot;;[Working.T89])" office:value-type="string" office:string-value="PROGLOAD [B]">
            <text:p>PROGLOAD [B]</text:p>
          </table:table-cell>
          <table:table-cell table:formula="of:=IF(ISBLANK([Working.U89]);&quot;&quot;;[Working.U89])">
            <text:p/>
          </table:table-cell>
        </table:table-row>
        <table:table-row table:style-name="ro3">
          <table:table-cell table:formula="of:=IF(ISBLANK([Working.A90]);&quot;&quot;;[Working.A90])" office:value-type="float" office:value="88">
            <text:p>88</text:p>
          </table:table-cell>
          <table:table-cell table:formula="of:=IF(ISBLANK([Working.B90]);&quot;&quot;;[Working.B90])" office:value-type="string" office:string-value="58">
            <text:p>58</text:p>
          </table:table-cell>
          <table:table-cell table:formula="of:=IF(ISBLANK([Working.C90]);&quot;&quot;;[Working.C90])" office:value-type="string" office:string-value="01011000">
            <text:p>01011000</text:p>
          </table:table-cell>
          <table:table-cell table:formula="of:=IF(ISBLANK([Working.E90]);&quot;&quot;;[Working.E90])" office:value-type="string" office:string-value="01">
            <text:p>01</text:p>
          </table:table-cell>
          <table:table-cell table:formula="of:=IF(ISBLANK([Working.G90]);&quot;&quot;;[Working.G90])" office:value-type="string" office:string-value="011">
            <text:p>011</text:p>
          </table:table-cell>
          <table:table-cell table:formula="of:=IF(ISBLANK([Working.I90]);&quot;&quot;;[Working.I90])" office:value-type="string" office:string-value="000">
            <text:p>000</text:p>
          </table:table-cell>
          <table:table-cell table:formula="of:=IF(ISBLANK([Working.K90]);&quot;&quot;;[Working.K90])">
            <text:p/>
          </table:table-cell>
          <table:table-cell table:formula="of:=IF(ISBLANK([Working.M90]);&quot;&quot;;[Working.M90])">
            <text:p/>
          </table:table-cell>
          <table:table-cell table:formula="of:=IF(ISBLANK([Working.N90]);&quot;&quot;;[Working.N90])" office:value-type="string" office:string-value="Load">
            <text:p>Load</text:p>
          </table:table-cell>
          <table:table-cell table:formula="of:=IF(ISBLANK([Working.O90]);&quot;&quot;;[Working.O90])" office:value-type="string" office:string-value="C">
            <text:p>C</text:p>
          </table:table-cell>
          <table:table-cell table:formula="of:=IF(ISBLANK([Working.P90]);&quot;&quot;;[Working.P90])" office:value-type="string" office:string-value="ACC">
            <text:p>ACC</text:p>
          </table:table-cell>
          <table:table-cell table:formula="of:=IF(ISBLANK([Working.Q90]);&quot;&quot;;[Working.Q90])">
            <text:p/>
          </table:table-cell>
          <table:table-cell table:formula="of:=IF(ISBLANK([Working.R90]);&quot;&quot;;[Working.R90])">
            <text:p/>
          </table:table-cell>
          <table:table-cell table:formula="of:=IF(ISBLANK([Working.S90]);&quot;&quot;;[Working.S90])" office:value-type="string" office:string-value="LOAD">
            <text:p>LOAD</text:p>
          </table:table-cell>
          <table:table-cell table:formula="of:=IF(ISBLANK([Working.T90]);&quot;&quot;;[Working.T90])" office:value-type="string" office:string-value="LOAD [C] ACC">
            <text:p>LOAD [C] ACC</text:p>
          </table:table-cell>
          <table:table-cell table:formula="of:=IF(ISBLANK([Working.U90]);&quot;&quot;;[Working.U90])">
            <text:p/>
          </table:table-cell>
        </table:table-row>
        <table:table-row table:style-name="ro3">
          <table:table-cell table:formula="of:=IF(ISBLANK([Working.A91]);&quot;&quot;;[Working.A91])" office:value-type="float" office:value="89">
            <text:p>89</text:p>
          </table:table-cell>
          <table:table-cell table:formula="of:=IF(ISBLANK([Working.B91]);&quot;&quot;;[Working.B91])" office:value-type="string" office:string-value="59">
            <text:p>59</text:p>
          </table:table-cell>
          <table:table-cell table:formula="of:=IF(ISBLANK([Working.C91]);&quot;&quot;;[Working.C91])" office:value-type="string" office:string-value="01011001">
            <text:p>01011001</text:p>
          </table:table-cell>
          <table:table-cell table:formula="of:=IF(ISBLANK([Working.E91]);&quot;&quot;;[Working.E91])" office:value-type="string" office:string-value="01">
            <text:p>01</text:p>
          </table:table-cell>
          <table:table-cell table:formula="of:=IF(ISBLANK([Working.G91]);&quot;&quot;;[Working.G91])" office:value-type="string" office:string-value="011">
            <text:p>011</text:p>
          </table:table-cell>
          <table:table-cell table:formula="of:=IF(ISBLANK([Working.I91]);&quot;&quot;;[Working.I91])" office:value-type="string" office:string-value="001">
            <text:p>001</text:p>
          </table:table-cell>
          <table:table-cell table:formula="of:=IF(ISBLANK([Working.K91]);&quot;&quot;;[Working.K91])">
            <text:p/>
          </table:table-cell>
          <table:table-cell table:formula="of:=IF(ISBLANK([Working.M91]);&quot;&quot;;[Working.M91])">
            <text:p/>
          </table:table-cell>
          <table:table-cell table:formula="of:=IF(ISBLANK([Working.N91]);&quot;&quot;;[Working.N91])" office:value-type="string" office:string-value="Load">
            <text:p>Load</text:p>
          </table:table-cell>
          <table:table-cell table:formula="of:=IF(ISBLANK([Working.O91]);&quot;&quot;;[Working.O91])" office:value-type="string" office:string-value="C">
            <text:p>C</text:p>
          </table:table-cell>
          <table:table-cell table:formula="of:=IF(ISBLANK([Working.P91]);&quot;&quot;;[Working.P91])" office:value-type="string" office:string-value="A">
            <text:p>A</text:p>
          </table:table-cell>
          <table:table-cell table:formula="of:=IF(ISBLANK([Working.Q91]);&quot;&quot;;[Working.Q91])">
            <text:p/>
          </table:table-cell>
          <table:table-cell table:formula="of:=IF(ISBLANK([Working.R91]);&quot;&quot;;[Working.R91])">
            <text:p/>
          </table:table-cell>
          <table:table-cell table:formula="of:=IF(ISBLANK([Working.S91]);&quot;&quot;;[Working.S91])" office:value-type="string" office:string-value="LOAD">
            <text:p>LOAD</text:p>
          </table:table-cell>
          <table:table-cell table:formula="of:=IF(ISBLANK([Working.T91]);&quot;&quot;;[Working.T91])" office:value-type="string" office:string-value="LOAD [C] A">
            <text:p>LOAD [C] A</text:p>
          </table:table-cell>
          <table:table-cell table:formula="of:=IF(ISBLANK([Working.U91]);&quot;&quot;;[Working.U91])">
            <text:p/>
          </table:table-cell>
        </table:table-row>
        <table:table-row table:style-name="ro3">
          <table:table-cell table:formula="of:=IF(ISBLANK([Working.A92]);&quot;&quot;;[Working.A92])" office:value-type="float" office:value="90">
            <text:p>90</text:p>
          </table:table-cell>
          <table:table-cell table:formula="of:=IF(ISBLANK([Working.B92]);&quot;&quot;;[Working.B92])" office:value-type="string" office:string-value="5A">
            <text:p>5A</text:p>
          </table:table-cell>
          <table:table-cell table:formula="of:=IF(ISBLANK([Working.C92]);&quot;&quot;;[Working.C92])" office:value-type="string" office:string-value="01011010">
            <text:p>01011010</text:p>
          </table:table-cell>
          <table:table-cell table:formula="of:=IF(ISBLANK([Working.E92]);&quot;&quot;;[Working.E92])" office:value-type="string" office:string-value="01">
            <text:p>01</text:p>
          </table:table-cell>
          <table:table-cell table:formula="of:=IF(ISBLANK([Working.G92]);&quot;&quot;;[Working.G92])" office:value-type="string" office:string-value="011">
            <text:p>011</text:p>
          </table:table-cell>
          <table:table-cell table:formula="of:=IF(ISBLANK([Working.I92]);&quot;&quot;;[Working.I92])" office:value-type="string" office:string-value="010">
            <text:p>010</text:p>
          </table:table-cell>
          <table:table-cell table:formula="of:=IF(ISBLANK([Working.K92]);&quot;&quot;;[Working.K92])">
            <text:p/>
          </table:table-cell>
          <table:table-cell table:formula="of:=IF(ISBLANK([Working.M92]);&quot;&quot;;[Working.M92])">
            <text:p/>
          </table:table-cell>
          <table:table-cell table:formula="of:=IF(ISBLANK([Working.N92]);&quot;&quot;;[Working.N92])" office:value-type="string" office:string-value="Load">
            <text:p>Load</text:p>
          </table:table-cell>
          <table:table-cell table:formula="of:=IF(ISBLANK([Working.O92]);&quot;&quot;;[Working.O92])" office:value-type="string" office:string-value="C">
            <text:p>C</text:p>
          </table:table-cell>
          <table:table-cell table:formula="of:=IF(ISBLANK([Working.P92]);&quot;&quot;;[Working.P92])" office:value-type="string" office:string-value="B">
            <text:p>B</text:p>
          </table:table-cell>
          <table:table-cell table:formula="of:=IF(ISBLANK([Working.Q92]);&quot;&quot;;[Working.Q92])">
            <text:p/>
          </table:table-cell>
          <table:table-cell table:formula="of:=IF(ISBLANK([Working.R92]);&quot;&quot;;[Working.R92])">
            <text:p/>
          </table:table-cell>
          <table:table-cell table:formula="of:=IF(ISBLANK([Working.S92]);&quot;&quot;;[Working.S92])" office:value-type="string" office:string-value="LOAD">
            <text:p>LOAD</text:p>
          </table:table-cell>
          <table:table-cell table:formula="of:=IF(ISBLANK([Working.T92]);&quot;&quot;;[Working.T92])" office:value-type="string" office:string-value="LOAD [C] B">
            <text:p>LOAD [C] B</text:p>
          </table:table-cell>
          <table:table-cell table:formula="of:=IF(ISBLANK([Working.U92]);&quot;&quot;;[Working.U92])">
            <text:p/>
          </table:table-cell>
        </table:table-row>
        <table:table-row table:style-name="ro3">
          <table:table-cell table:formula="of:=IF(ISBLANK([Working.A93]);&quot;&quot;;[Working.A93])" office:value-type="float" office:value="91">
            <text:p>91</text:p>
          </table:table-cell>
          <table:table-cell table:formula="of:=IF(ISBLANK([Working.B93]);&quot;&quot;;[Working.B93])" office:value-type="string" office:string-value="5B">
            <text:p>5B</text:p>
          </table:table-cell>
          <table:table-cell table:formula="of:=IF(ISBLANK([Working.C93]);&quot;&quot;;[Working.C93])" office:value-type="string" office:string-value="01011011">
            <text:p>01011011</text:p>
          </table:table-cell>
          <table:table-cell table:formula="of:=IF(ISBLANK([Working.E93]);&quot;&quot;;[Working.E93])" office:value-type="string" office:string-value="01">
            <text:p>01</text:p>
          </table:table-cell>
          <table:table-cell table:formula="of:=IF(ISBLANK([Working.G93]);&quot;&quot;;[Working.G93])" office:value-type="string" office:string-value="011">
            <text:p>011</text:p>
          </table:table-cell>
          <table:table-cell table:formula="of:=IF(ISBLANK([Working.I93]);&quot;&quot;;[Working.I93])" office:value-type="string" office:string-value="011">
            <text:p>011</text:p>
          </table:table-cell>
          <table:table-cell table:formula="of:=IF(ISBLANK([Working.K93]);&quot;&quot;;[Working.K93])">
            <text:p/>
          </table:table-cell>
          <table:table-cell table:formula="of:=IF(ISBLANK([Working.M93]);&quot;&quot;;[Working.M93])">
            <text:p/>
          </table:table-cell>
          <table:table-cell table:formula="of:=IF(ISBLANK([Working.N93]);&quot;&quot;;[Working.N93])" office:value-type="string" office:string-value="Load">
            <text:p>Load</text:p>
          </table:table-cell>
          <table:table-cell table:formula="of:=IF(ISBLANK([Working.O93]);&quot;&quot;;[Working.O93])" office:value-type="string" office:string-value="C">
            <text:p>C</text:p>
          </table:table-cell>
          <table:table-cell table:formula="of:=IF(ISBLANK([Working.P93]);&quot;&quot;;[Working.P93])" office:value-type="string" office:string-value="C">
            <text:p>C</text:p>
          </table:table-cell>
          <table:table-cell table:formula="of:=IF(ISBLANK([Working.Q93]);&quot;&quot;;[Working.Q93])">
            <text:p/>
          </table:table-cell>
          <table:table-cell table:formula="of:=IF(ISBLANK([Working.R93]);&quot;&quot;;[Working.R93])">
            <text:p/>
          </table:table-cell>
          <table:table-cell table:formula="of:=IF(ISBLANK([Working.S93]);&quot;&quot;;[Working.S93])" office:value-type="string" office:string-value="LOAD">
            <text:p>LOAD</text:p>
          </table:table-cell>
          <table:table-cell table:formula="of:=IF(ISBLANK([Working.T93]);&quot;&quot;;[Working.T93])" office:value-type="string" office:string-value="LOAD [C] C">
            <text:p>LOAD [C] C</text:p>
          </table:table-cell>
          <table:table-cell table:formula="of:=IF(ISBLANK([Working.U93]);&quot;&quot;;[Working.U93])">
            <text:p/>
          </table:table-cell>
        </table:table-row>
        <table:table-row table:style-name="ro3">
          <table:table-cell table:formula="of:=IF(ISBLANK([Working.A94]);&quot;&quot;;[Working.A94])" office:value-type="float" office:value="92">
            <text:p>92</text:p>
          </table:table-cell>
          <table:table-cell table:formula="of:=IF(ISBLANK([Working.B94]);&quot;&quot;;[Working.B94])" office:value-type="string" office:string-value="5C">
            <text:p>5C</text:p>
          </table:table-cell>
          <table:table-cell table:formula="of:=IF(ISBLANK([Working.C94]);&quot;&quot;;[Working.C94])" office:value-type="string" office:string-value="01011100">
            <text:p>01011100</text:p>
          </table:table-cell>
          <table:table-cell table:formula="of:=IF(ISBLANK([Working.E94]);&quot;&quot;;[Working.E94])" office:value-type="string" office:string-value="01">
            <text:p>01</text:p>
          </table:table-cell>
          <table:table-cell table:formula="of:=IF(ISBLANK([Working.G94]);&quot;&quot;;[Working.G94])" office:value-type="string" office:string-value="011">
            <text:p>011</text:p>
          </table:table-cell>
          <table:table-cell table:formula="of:=IF(ISBLANK([Working.I94]);&quot;&quot;;[Working.I94])" office:value-type="string" office:string-value="100">
            <text:p>100</text:p>
          </table:table-cell>
          <table:table-cell table:formula="of:=IF(ISBLANK([Working.K94]);&quot;&quot;;[Working.K94])">
            <text:p/>
          </table:table-cell>
          <table:table-cell table:formula="of:=IF(ISBLANK([Working.M94]);&quot;&quot;;[Working.M94])">
            <text:p/>
          </table:table-cell>
          <table:table-cell table:formula="of:=IF(ISBLANK([Working.N94]);&quot;&quot;;[Working.N94])" office:value-type="string" office:string-value="Load">
            <text:p>Load</text:p>
          </table:table-cell>
          <table:table-cell table:formula="of:=IF(ISBLANK([Working.O94]);&quot;&quot;;[Working.O94])" office:value-type="string" office:string-value="C">
            <text:p>C</text:p>
          </table:table-cell>
          <table:table-cell table:formula="of:=IF(ISBLANK([Working.P94]);&quot;&quot;;[Working.P94])" office:value-type="string" office:string-value="SP">
            <text:p>SP</text:p>
          </table:table-cell>
          <table:table-cell table:formula="of:=IF(ISBLANK([Working.Q94]);&quot;&quot;;[Working.Q94])">
            <text:p/>
          </table:table-cell>
          <table:table-cell table:formula="of:=IF(ISBLANK([Working.R94]);&quot;&quot;;[Working.R94])">
            <text:p/>
          </table:table-cell>
          <table:table-cell table:formula="of:=IF(ISBLANK([Working.S94]);&quot;&quot;;[Working.S94])" office:value-type="string" office:string-value="JUMP_IF_GTE_ACC">
            <text:p>JUMP_IF_GTE_ACC</text:p>
          </table:table-cell>
          <table:table-cell table:formula="of:=IF(ISBLANK([Working.T94]);&quot;&quot;;[Working.T94])" office:value-type="string" office:string-value="JUMP_IF_GTE_ACC C CONST">
            <text:p>JUMP_IF_GTE_ACC C CONST</text:p>
          </table:table-cell>
          <table:table-cell table:formula="of:=IF(ISBLANK([Working.U94]);&quot;&quot;;[Working.U94])">
            <text:p/>
          </table:table-cell>
        </table:table-row>
        <table:table-row table:style-name="ro3">
          <table:table-cell table:formula="of:=IF(ISBLANK([Working.A95]);&quot;&quot;;[Working.A95])" office:value-type="float" office:value="93">
            <text:p>93</text:p>
          </table:table-cell>
          <table:table-cell table:formula="of:=IF(ISBLANK([Working.B95]);&quot;&quot;;[Working.B95])" office:value-type="string" office:string-value="5D">
            <text:p>5D</text:p>
          </table:table-cell>
          <table:table-cell table:formula="of:=IF(ISBLANK([Working.C95]);&quot;&quot;;[Working.C95])" office:value-type="string" office:string-value="01011101">
            <text:p>01011101</text:p>
          </table:table-cell>
          <table:table-cell table:formula="of:=IF(ISBLANK([Working.E95]);&quot;&quot;;[Working.E95])" office:value-type="string" office:string-value="01">
            <text:p>01</text:p>
          </table:table-cell>
          <table:table-cell table:formula="of:=IF(ISBLANK([Working.G95]);&quot;&quot;;[Working.G95])" office:value-type="string" office:string-value="011">
            <text:p>011</text:p>
          </table:table-cell>
          <table:table-cell table:formula="of:=IF(ISBLANK([Working.I95]);&quot;&quot;;[Working.I95])" office:value-type="string" office:string-value="101">
            <text:p>101</text:p>
          </table:table-cell>
          <table:table-cell table:formula="of:=IF(ISBLANK([Working.K95]);&quot;&quot;;[Working.K95])">
            <text:p/>
          </table:table-cell>
          <table:table-cell table:formula="of:=IF(ISBLANK([Working.M95]);&quot;&quot;;[Working.M95])">
            <text:p/>
          </table:table-cell>
          <table:table-cell table:formula="of:=IF(ISBLANK([Working.N95]);&quot;&quot;;[Working.N95])" office:value-type="string" office:string-value="Load">
            <text:p>Load</text:p>
          </table:table-cell>
          <table:table-cell table:formula="of:=IF(ISBLANK([Working.O95]);&quot;&quot;;[Working.O95])" office:value-type="string" office:string-value="C">
            <text:p>C</text:p>
          </table:table-cell>
          <table:table-cell table:formula="of:=IF(ISBLANK([Working.P95]);&quot;&quot;;[Working.P95])" office:value-type="string" office:string-value="PC">
            <text:p>PC</text:p>
          </table:table-cell>
          <table:table-cell table:formula="of:=IF(ISBLANK([Working.Q95]);&quot;&quot;;[Working.Q95])">
            <text:p/>
          </table:table-cell>
          <table:table-cell table:formula="of:=IF(ISBLANK([Working.R95]);&quot;&quot;;[Working.R95])">
            <text:p/>
          </table:table-cell>
          <table:table-cell table:formula="of:=IF(ISBLANK([Working.S95]);&quot;&quot;;[Working.S95])" office:value-type="string" office:string-value="JUMP">
            <text:p>JUMP</text:p>
          </table:table-cell>
          <table:table-cell table:formula="of:=IF(ISBLANK([Working.T95]);&quot;&quot;;[Working.T95])" office:value-type="string" office:string-value="JUMP [C]">
            <text:p>JUMP [C]</text:p>
          </table:table-cell>
          <table:table-cell table:formula="of:=IF(ISBLANK([Working.U95]);&quot;&quot;;[Working.U95])">
            <text:p/>
          </table:table-cell>
        </table:table-row>
        <table:table-row table:style-name="ro3">
          <table:table-cell table:formula="of:=IF(ISBLANK([Working.A96]);&quot;&quot;;[Working.A96])" office:value-type="float" office:value="94">
            <text:p>94</text:p>
          </table:table-cell>
          <table:table-cell table:formula="of:=IF(ISBLANK([Working.B96]);&quot;&quot;;[Working.B96])" office:value-type="string" office:string-value="5E">
            <text:p>5E</text:p>
          </table:table-cell>
          <table:table-cell table:formula="of:=IF(ISBLANK([Working.C96]);&quot;&quot;;[Working.C96])" office:value-type="string" office:string-value="01011110">
            <text:p>01011110</text:p>
          </table:table-cell>
          <table:table-cell table:formula="of:=IF(ISBLANK([Working.E96]);&quot;&quot;;[Working.E96])" office:value-type="string" office:string-value="01">
            <text:p>01</text:p>
          </table:table-cell>
          <table:table-cell table:formula="of:=IF(ISBLANK([Working.G96]);&quot;&quot;;[Working.G96])" office:value-type="string" office:string-value="011">
            <text:p>011</text:p>
          </table:table-cell>
          <table:table-cell table:formula="of:=IF(ISBLANK([Working.I96]);&quot;&quot;;[Working.I96])" office:value-type="string" office:string-value="110">
            <text:p>110</text:p>
          </table:table-cell>
          <table:table-cell table:formula="of:=IF(ISBLANK([Working.K96]);&quot;&quot;;[Working.K96])">
            <text:p/>
          </table:table-cell>
          <table:table-cell table:formula="of:=IF(ISBLANK([Working.M96]);&quot;&quot;;[Working.M96])">
            <text:p/>
          </table:table-cell>
          <table:table-cell table:formula="of:=IF(ISBLANK([Working.N96]);&quot;&quot;;[Working.N96])" office:value-type="string" office:string-value="Load">
            <text:p>Load</text:p>
          </table:table-cell>
          <table:table-cell table:formula="of:=IF(ISBLANK([Working.O96]);&quot;&quot;;[Working.O96])" office:value-type="string" office:string-value="C">
            <text:p>C</text:p>
          </table:table-cell>
          <table:table-cell table:formula="of:=IF(ISBLANK([Working.P96]);&quot;&quot;;[Working.P96])" office:value-type="string" office:string-value="SP+/-">
            <text:p>SP+/-</text:p>
          </table:table-cell>
          <table:table-cell table:formula="of:=IF(ISBLANK([Working.Q96]);&quot;&quot;;[Working.Q96])">
            <text:p/>
          </table:table-cell>
          <table:table-cell table:formula="of:=IF(ISBLANK([Working.R96]);&quot;&quot;;[Working.R96])">
            <text:p/>
          </table:table-cell>
          <table:table-cell table:formula="of:=IF(ISBLANK([Working.S96]);&quot;&quot;;[Working.S96])" office:value-type="string" office:string-value="CALL">
            <text:p>CALL</text:p>
          </table:table-cell>
          <table:table-cell table:formula="of:=IF(ISBLANK([Working.T96]);&quot;&quot;;[Working.T96])" office:value-type="string" office:string-value="CALL C">
            <text:p>CALL C</text:p>
          </table:table-cell>
          <table:table-cell table:formula="of:=IF(ISBLANK([Working.U96]);&quot;&quot;;[Working.U96])">
            <text:p/>
          </table:table-cell>
        </table:table-row>
        <table:table-row table:style-name="ro3">
          <table:table-cell table:formula="of:=IF(ISBLANK([Working.A97]);&quot;&quot;;[Working.A97])" office:value-type="float" office:value="95">
            <text:p>95</text:p>
          </table:table-cell>
          <table:table-cell table:formula="of:=IF(ISBLANK([Working.B97]);&quot;&quot;;[Working.B97])" office:value-type="string" office:string-value="5F">
            <text:p>5F</text:p>
          </table:table-cell>
          <table:table-cell table:formula="of:=IF(ISBLANK([Working.C97]);&quot;&quot;;[Working.C97])" office:value-type="string" office:string-value="01011111">
            <text:p>01011111</text:p>
          </table:table-cell>
          <table:table-cell table:formula="of:=IF(ISBLANK([Working.E97]);&quot;&quot;;[Working.E97])" office:value-type="string" office:string-value="01">
            <text:p>01</text:p>
          </table:table-cell>
          <table:table-cell table:formula="of:=IF(ISBLANK([Working.G97]);&quot;&quot;;[Working.G97])" office:value-type="string" office:string-value="011">
            <text:p>011</text:p>
          </table:table-cell>
          <table:table-cell table:formula="of:=IF(ISBLANK([Working.I97]);&quot;&quot;;[Working.I97])" office:value-type="string" office:string-value="111">
            <text:p>111</text:p>
          </table:table-cell>
          <table:table-cell table:formula="of:=IF(ISBLANK([Working.K97]);&quot;&quot;;[Working.K97])">
            <text:p/>
          </table:table-cell>
          <table:table-cell table:formula="of:=IF(ISBLANK([Working.M97]);&quot;&quot;;[Working.M97])">
            <text:p/>
          </table:table-cell>
          <table:table-cell table:formula="of:=IF(ISBLANK([Working.N97]);&quot;&quot;;[Working.N97])" office:value-type="string" office:string-value="Load">
            <text:p>Load</text:p>
          </table:table-cell>
          <table:table-cell table:formula="of:=IF(ISBLANK([Working.O97]);&quot;&quot;;[Working.O97])" office:value-type="string" office:string-value="C">
            <text:p>C</text:p>
          </table:table-cell>
          <table:table-cell table:formula="of:=IF(ISBLANK([Working.P97]);&quot;&quot;;[Working.P97])" office:value-type="string" office:string-value="CONST">
            <text:p>CONST</text:p>
          </table:table-cell>
          <table:table-cell table:formula="of:=IF(ISBLANK([Working.Q97]);&quot;&quot;;[Working.Q97])">
            <text:p/>
          </table:table-cell>
          <table:table-cell table:formula="of:=IF(ISBLANK([Working.R97]);&quot;&quot;;[Working.R97])">
            <text:p/>
          </table:table-cell>
          <table:table-cell table:formula="of:=IF(ISBLANK([Working.S97]);&quot;&quot;;[Working.S97])" office:value-type="string" office:string-value="PROGLOAD">
            <text:p>PROGLOAD</text:p>
          </table:table-cell>
          <table:table-cell table:formula="of:=IF(ISBLANK([Working.T97]);&quot;&quot;;[Working.T97])" office:value-type="string" office:string-value="PROGLOAD [C]">
            <text:p>PROGLOAD [C]</text:p>
          </table:table-cell>
          <table:table-cell table:formula="of:=IF(ISBLANK([Working.U97]);&quot;&quot;;[Working.U97])">
            <text:p/>
          </table:table-cell>
        </table:table-row>
        <table:table-row table:style-name="ro3">
          <table:table-cell table:formula="of:=IF(ISBLANK([Working.A98]);&quot;&quot;;[Working.A98])" office:value-type="float" office:value="96">
            <text:p>96</text:p>
          </table:table-cell>
          <table:table-cell table:formula="of:=IF(ISBLANK([Working.B98]);&quot;&quot;;[Working.B98])" office:value-type="string" office:string-value="60">
            <text:p>60</text:p>
          </table:table-cell>
          <table:table-cell table:formula="of:=IF(ISBLANK([Working.C98]);&quot;&quot;;[Working.C98])" office:value-type="string" office:string-value="01100000">
            <text:p>01100000</text:p>
          </table:table-cell>
          <table:table-cell table:formula="of:=IF(ISBLANK([Working.E98]);&quot;&quot;;[Working.E98])" office:value-type="string" office:string-value="01">
            <text:p>01</text:p>
          </table:table-cell>
          <table:table-cell table:formula="of:=IF(ISBLANK([Working.G98]);&quot;&quot;;[Working.G98])" office:value-type="string" office:string-value="100">
            <text:p>100</text:p>
          </table:table-cell>
          <table:table-cell table:formula="of:=IF(ISBLANK([Working.I98]);&quot;&quot;;[Working.I98])" office:value-type="string" office:string-value="000">
            <text:p>000</text:p>
          </table:table-cell>
          <table:table-cell table:formula="of:=IF(ISBLANK([Working.K98]);&quot;&quot;;[Working.K98])">
            <text:p/>
          </table:table-cell>
          <table:table-cell table:formula="of:=IF(ISBLANK([Working.M98]);&quot;&quot;;[Working.M98])">
            <text:p/>
          </table:table-cell>
          <table:table-cell table:formula="of:=IF(ISBLANK([Working.N98]);&quot;&quot;;[Working.N98])" office:value-type="string" office:string-value="Load">
            <text:p>Load</text:p>
          </table:table-cell>
          <table:table-cell table:formula="of:=IF(ISBLANK([Working.O98]);&quot;&quot;;[Working.O98])" office:value-type="string" office:string-value="SP">
            <text:p>SP</text:p>
          </table:table-cell>
          <table:table-cell table:formula="of:=IF(ISBLANK([Working.P98]);&quot;&quot;;[Working.P98])" office:value-type="string" office:string-value="ACC">
            <text:p>ACC</text:p>
          </table:table-cell>
          <table:table-cell table:formula="of:=IF(ISBLANK([Working.Q98]);&quot;&quot;;[Working.Q98])">
            <text:p/>
          </table:table-cell>
          <table:table-cell table:formula="of:=IF(ISBLANK([Working.R98]);&quot;&quot;;[Working.R98])">
            <text:p/>
          </table:table-cell>
          <table:table-cell table:formula="of:=IF(ISBLANK([Working.S98]);&quot;&quot;;[Working.S98])" office:value-type="string" office:string-value="LOAD">
            <text:p>LOAD</text:p>
          </table:table-cell>
          <table:table-cell table:formula="of:=IF(ISBLANK([Working.T98]);&quot;&quot;;[Working.T98])" office:value-type="string" office:string-value="LOAD [SP] ACC">
            <text:p>LOAD [SP] ACC</text:p>
          </table:table-cell>
          <table:table-cell table:formula="of:=IF(ISBLANK([Working.U98]);&quot;&quot;;[Working.U98])">
            <text:p/>
          </table:table-cell>
        </table:table-row>
        <table:table-row table:style-name="ro3">
          <table:table-cell table:formula="of:=IF(ISBLANK([Working.A99]);&quot;&quot;;[Working.A99])" office:value-type="float" office:value="97">
            <text:p>97</text:p>
          </table:table-cell>
          <table:table-cell table:formula="of:=IF(ISBLANK([Working.B99]);&quot;&quot;;[Working.B99])" office:value-type="string" office:string-value="61">
            <text:p>61</text:p>
          </table:table-cell>
          <table:table-cell table:formula="of:=IF(ISBLANK([Working.C99]);&quot;&quot;;[Working.C99])" office:value-type="string" office:string-value="01100001">
            <text:p>01100001</text:p>
          </table:table-cell>
          <table:table-cell table:formula="of:=IF(ISBLANK([Working.E99]);&quot;&quot;;[Working.E99])" office:value-type="string" office:string-value="01">
            <text:p>01</text:p>
          </table:table-cell>
          <table:table-cell table:formula="of:=IF(ISBLANK([Working.G99]);&quot;&quot;;[Working.G99])" office:value-type="string" office:string-value="100">
            <text:p>100</text:p>
          </table:table-cell>
          <table:table-cell table:formula="of:=IF(ISBLANK([Working.I99]);&quot;&quot;;[Working.I99])" office:value-type="string" office:string-value="001">
            <text:p>001</text:p>
          </table:table-cell>
          <table:table-cell table:formula="of:=IF(ISBLANK([Working.K99]);&quot;&quot;;[Working.K99])">
            <text:p/>
          </table:table-cell>
          <table:table-cell table:formula="of:=IF(ISBLANK([Working.M99]);&quot;&quot;;[Working.M99])">
            <text:p/>
          </table:table-cell>
          <table:table-cell table:formula="of:=IF(ISBLANK([Working.N99]);&quot;&quot;;[Working.N99])" office:value-type="string" office:string-value="Load">
            <text:p>Load</text:p>
          </table:table-cell>
          <table:table-cell table:formula="of:=IF(ISBLANK([Working.O99]);&quot;&quot;;[Working.O99])" office:value-type="string" office:string-value="SP">
            <text:p>SP</text:p>
          </table:table-cell>
          <table:table-cell table:formula="of:=IF(ISBLANK([Working.P99]);&quot;&quot;;[Working.P99])" office:value-type="string" office:string-value="A">
            <text:p>A</text:p>
          </table:table-cell>
          <table:table-cell table:formula="of:=IF(ISBLANK([Working.Q99]);&quot;&quot;;[Working.Q99])">
            <text:p/>
          </table:table-cell>
          <table:table-cell table:formula="of:=IF(ISBLANK([Working.R99]);&quot;&quot;;[Working.R99])">
            <text:p/>
          </table:table-cell>
          <table:table-cell table:formula="of:=IF(ISBLANK([Working.S99]);&quot;&quot;;[Working.S99])" office:value-type="string" office:string-value="LOAD">
            <text:p>LOAD</text:p>
          </table:table-cell>
          <table:table-cell table:formula="of:=IF(ISBLANK([Working.T99]);&quot;&quot;;[Working.T99])" office:value-type="string" office:string-value="LOAD [SP] A">
            <text:p>LOAD [SP] A</text:p>
          </table:table-cell>
          <table:table-cell table:formula="of:=IF(ISBLANK([Working.U99]);&quot;&quot;;[Working.U99])">
            <text:p/>
          </table:table-cell>
        </table:table-row>
        <table:table-row table:style-name="ro3">
          <table:table-cell table:formula="of:=IF(ISBLANK([Working.A100]);&quot;&quot;;[Working.A100])" office:value-type="float" office:value="98">
            <text:p>98</text:p>
          </table:table-cell>
          <table:table-cell table:formula="of:=IF(ISBLANK([Working.B100]);&quot;&quot;;[Working.B100])" office:value-type="string" office:string-value="62">
            <text:p>62</text:p>
          </table:table-cell>
          <table:table-cell table:formula="of:=IF(ISBLANK([Working.C100]);&quot;&quot;;[Working.C100])" office:value-type="string" office:string-value="01100010">
            <text:p>01100010</text:p>
          </table:table-cell>
          <table:table-cell table:formula="of:=IF(ISBLANK([Working.E100]);&quot;&quot;;[Working.E100])" office:value-type="string" office:string-value="01">
            <text:p>01</text:p>
          </table:table-cell>
          <table:table-cell table:formula="of:=IF(ISBLANK([Working.G100]);&quot;&quot;;[Working.G100])" office:value-type="string" office:string-value="100">
            <text:p>100</text:p>
          </table:table-cell>
          <table:table-cell table:formula="of:=IF(ISBLANK([Working.I100]);&quot;&quot;;[Working.I100])" office:value-type="string" office:string-value="010">
            <text:p>010</text:p>
          </table:table-cell>
          <table:table-cell table:formula="of:=IF(ISBLANK([Working.K100]);&quot;&quot;;[Working.K100])">
            <text:p/>
          </table:table-cell>
          <table:table-cell table:formula="of:=IF(ISBLANK([Working.M100]);&quot;&quot;;[Working.M100])">
            <text:p/>
          </table:table-cell>
          <table:table-cell table:formula="of:=IF(ISBLANK([Working.N100]);&quot;&quot;;[Working.N100])" office:value-type="string" office:string-value="Load">
            <text:p>Load</text:p>
          </table:table-cell>
          <table:table-cell table:formula="of:=IF(ISBLANK([Working.O100]);&quot;&quot;;[Working.O100])" office:value-type="string" office:string-value="SP">
            <text:p>SP</text:p>
          </table:table-cell>
          <table:table-cell table:formula="of:=IF(ISBLANK([Working.P100]);&quot;&quot;;[Working.P100])" office:value-type="string" office:string-value="B">
            <text:p>B</text:p>
          </table:table-cell>
          <table:table-cell table:formula="of:=IF(ISBLANK([Working.Q100]);&quot;&quot;;[Working.Q100])">
            <text:p/>
          </table:table-cell>
          <table:table-cell table:formula="of:=IF(ISBLANK([Working.R100]);&quot;&quot;;[Working.R100])">
            <text:p/>
          </table:table-cell>
          <table:table-cell table:formula="of:=IF(ISBLANK([Working.S100]);&quot;&quot;;[Working.S100])" office:value-type="string" office:string-value="LOAD">
            <text:p>LOAD</text:p>
          </table:table-cell>
          <table:table-cell table:formula="of:=IF(ISBLANK([Working.T100]);&quot;&quot;;[Working.T100])" office:value-type="string" office:string-value="LOAD [SP] B">
            <text:p>LOAD [SP] B</text:p>
          </table:table-cell>
          <table:table-cell table:formula="of:=IF(ISBLANK([Working.U100]);&quot;&quot;;[Working.U100])">
            <text:p/>
          </table:table-cell>
        </table:table-row>
        <table:table-row table:style-name="ro3">
          <table:table-cell table:formula="of:=IF(ISBLANK([Working.A101]);&quot;&quot;;[Working.A101])" office:value-type="float" office:value="99">
            <text:p>99</text:p>
          </table:table-cell>
          <table:table-cell table:formula="of:=IF(ISBLANK([Working.B101]);&quot;&quot;;[Working.B101])" office:value-type="string" office:string-value="63">
            <text:p>63</text:p>
          </table:table-cell>
          <table:table-cell table:formula="of:=IF(ISBLANK([Working.C101]);&quot;&quot;;[Working.C101])" office:value-type="string" office:string-value="01100011">
            <text:p>01100011</text:p>
          </table:table-cell>
          <table:table-cell table:formula="of:=IF(ISBLANK([Working.E101]);&quot;&quot;;[Working.E101])" office:value-type="string" office:string-value="01">
            <text:p>01</text:p>
          </table:table-cell>
          <table:table-cell table:formula="of:=IF(ISBLANK([Working.G101]);&quot;&quot;;[Working.G101])" office:value-type="string" office:string-value="100">
            <text:p>100</text:p>
          </table:table-cell>
          <table:table-cell table:formula="of:=IF(ISBLANK([Working.I101]);&quot;&quot;;[Working.I101])" office:value-type="string" office:string-value="011">
            <text:p>011</text:p>
          </table:table-cell>
          <table:table-cell table:formula="of:=IF(ISBLANK([Working.K101]);&quot;&quot;;[Working.K101])">
            <text:p/>
          </table:table-cell>
          <table:table-cell table:formula="of:=IF(ISBLANK([Working.M101]);&quot;&quot;;[Working.M101])">
            <text:p/>
          </table:table-cell>
          <table:table-cell table:formula="of:=IF(ISBLANK([Working.N101]);&quot;&quot;;[Working.N101])" office:value-type="string" office:string-value="Load">
            <text:p>Load</text:p>
          </table:table-cell>
          <table:table-cell table:formula="of:=IF(ISBLANK([Working.O101]);&quot;&quot;;[Working.O101])" office:value-type="string" office:string-value="SP">
            <text:p>SP</text:p>
          </table:table-cell>
          <table:table-cell table:formula="of:=IF(ISBLANK([Working.P101]);&quot;&quot;;[Working.P101])" office:value-type="string" office:string-value="C">
            <text:p>C</text:p>
          </table:table-cell>
          <table:table-cell table:formula="of:=IF(ISBLANK([Working.Q101]);&quot;&quot;;[Working.Q101])">
            <text:p/>
          </table:table-cell>
          <table:table-cell table:formula="of:=IF(ISBLANK([Working.R101]);&quot;&quot;;[Working.R101])">
            <text:p/>
          </table:table-cell>
          <table:table-cell table:formula="of:=IF(ISBLANK([Working.S101]);&quot;&quot;;[Working.S101])" office:value-type="string" office:string-value="LOAD">
            <text:p>LOAD</text:p>
          </table:table-cell>
          <table:table-cell table:formula="of:=IF(ISBLANK([Working.T101]);&quot;&quot;;[Working.T101])" office:value-type="string" office:string-value="LOAD [SP] C">
            <text:p>LOAD [SP] C</text:p>
          </table:table-cell>
          <table:table-cell table:formula="of:=IF(ISBLANK([Working.U101]);&quot;&quot;;[Working.U101])">
            <text:p/>
          </table:table-cell>
        </table:table-row>
        <table:table-row table:style-name="ro3">
          <table:table-cell table:formula="of:=IF(ISBLANK([Working.A102]);&quot;&quot;;[Working.A102])" office:value-type="float" office:value="100">
            <text:p>100</text:p>
          </table:table-cell>
          <table:table-cell table:formula="of:=IF(ISBLANK([Working.B102]);&quot;&quot;;[Working.B102])" office:value-type="string" office:string-value="64">
            <text:p>64</text:p>
          </table:table-cell>
          <table:table-cell table:formula="of:=IF(ISBLANK([Working.C102]);&quot;&quot;;[Working.C102])" office:value-type="string" office:string-value="01100100">
            <text:p>01100100</text:p>
          </table:table-cell>
          <table:table-cell table:formula="of:=IF(ISBLANK([Working.E102]);&quot;&quot;;[Working.E102])" office:value-type="string" office:string-value="01">
            <text:p>01</text:p>
          </table:table-cell>
          <table:table-cell table:formula="of:=IF(ISBLANK([Working.G102]);&quot;&quot;;[Working.G102])" office:value-type="string" office:string-value="100">
            <text:p>100</text:p>
          </table:table-cell>
          <table:table-cell table:formula="of:=IF(ISBLANK([Working.I102]);&quot;&quot;;[Working.I102])" office:value-type="string" office:string-value="100">
            <text:p>100</text:p>
          </table:table-cell>
          <table:table-cell table:formula="of:=IF(ISBLANK([Working.K102]);&quot;&quot;;[Working.K102])">
            <text:p/>
          </table:table-cell>
          <table:table-cell table:formula="of:=IF(ISBLANK([Working.M102]);&quot;&quot;;[Working.M102])">
            <text:p/>
          </table:table-cell>
          <table:table-cell table:formula="of:=IF(ISBLANK([Working.N102]);&quot;&quot;;[Working.N102])" office:value-type="string" office:string-value="Load">
            <text:p>Load</text:p>
          </table:table-cell>
          <table:table-cell table:formula="of:=IF(ISBLANK([Working.O102]);&quot;&quot;;[Working.O102])" office:value-type="string" office:string-value="SP">
            <text:p>SP</text:p>
          </table:table-cell>
          <table:table-cell table:formula="of:=IF(ISBLANK([Working.P102]);&quot;&quot;;[Working.P102])" office:value-type="string" office:string-value="SP">
            <text:p>SP</text:p>
          </table:table-cell>
          <table:table-cell table:formula="of:=IF(ISBLANK([Working.Q102]);&quot;&quot;;[Working.Q102])">
            <text:p/>
          </table:table-cell>
          <table:table-cell table:formula="of:=IF(ISBLANK([Working.R102]);&quot;&quot;;[Working.R102])">
            <text:p/>
          </table:table-cell>
          <table:table-cell table:formula="of:=IF(ISBLANK([Working.S102]);&quot;&quot;;[Working.S102])" office:value-type="string" office:string-value="JUMP_IF_GTE_ACC">
            <text:p>JUMP_IF_GTE_ACC</text:p>
          </table:table-cell>
          <table:table-cell table:formula="of:=IF(ISBLANK([Working.T102]);&quot;&quot;;[Working.T102])" office:value-type="string" office:string-value="JUMP_IF_GTE_ACC SP CONST">
            <text:p>JUMP_IF_GTE_ACC SP CONST</text:p>
          </table:table-cell>
          <table:table-cell table:formula="of:=IF(ISBLANK([Working.U102]);&quot;&quot;;[Working.U102])">
            <text:p/>
          </table:table-cell>
        </table:table-row>
        <table:table-row table:style-name="ro3">
          <table:table-cell table:formula="of:=IF(ISBLANK([Working.A103]);&quot;&quot;;[Working.A103])" office:value-type="float" office:value="101">
            <text:p>101</text:p>
          </table:table-cell>
          <table:table-cell table:formula="of:=IF(ISBLANK([Working.B103]);&quot;&quot;;[Working.B103])" office:value-type="string" office:string-value="65">
            <text:p>65</text:p>
          </table:table-cell>
          <table:table-cell table:formula="of:=IF(ISBLANK([Working.C103]);&quot;&quot;;[Working.C103])" office:value-type="string" office:string-value="01100101">
            <text:p>01100101</text:p>
          </table:table-cell>
          <table:table-cell table:formula="of:=IF(ISBLANK([Working.E103]);&quot;&quot;;[Working.E103])" office:value-type="string" office:string-value="01">
            <text:p>01</text:p>
          </table:table-cell>
          <table:table-cell table:formula="of:=IF(ISBLANK([Working.G103]);&quot;&quot;;[Working.G103])" office:value-type="string" office:string-value="100">
            <text:p>100</text:p>
          </table:table-cell>
          <table:table-cell table:formula="of:=IF(ISBLANK([Working.I103]);&quot;&quot;;[Working.I103])" office:value-type="string" office:string-value="101">
            <text:p>101</text:p>
          </table:table-cell>
          <table:table-cell table:formula="of:=IF(ISBLANK([Working.K103]);&quot;&quot;;[Working.K103])">
            <text:p/>
          </table:table-cell>
          <table:table-cell table:formula="of:=IF(ISBLANK([Working.M103]);&quot;&quot;;[Working.M103])">
            <text:p/>
          </table:table-cell>
          <table:table-cell table:formula="of:=IF(ISBLANK([Working.N103]);&quot;&quot;;[Working.N103])" office:value-type="string" office:string-value="Load">
            <text:p>Load</text:p>
          </table:table-cell>
          <table:table-cell table:formula="of:=IF(ISBLANK([Working.O103]);&quot;&quot;;[Working.O103])" office:value-type="string" office:string-value="SP">
            <text:p>SP</text:p>
          </table:table-cell>
          <table:table-cell table:formula="of:=IF(ISBLANK([Working.P103]);&quot;&quot;;[Working.P103])" office:value-type="string" office:string-value="PC">
            <text:p>PC</text:p>
          </table:table-cell>
          <table:table-cell table:formula="of:=IF(ISBLANK([Working.Q103]);&quot;&quot;;[Working.Q103])">
            <text:p/>
          </table:table-cell>
          <table:table-cell table:formula="of:=IF(ISBLANK([Working.R103]);&quot;&quot;;[Working.R103])">
            <text:p/>
          </table:table-cell>
          <table:table-cell table:formula="of:=IF(ISBLANK([Working.S103]);&quot;&quot;;[Working.S103])" office:value-type="string" office:string-value="JUMP">
            <text:p>JUMP</text:p>
          </table:table-cell>
          <table:table-cell table:formula="of:=IF(ISBLANK([Working.T103]);&quot;&quot;;[Working.T103])" office:value-type="string" office:string-value="JUMP [SP]">
            <text:p>JUMP [SP]</text:p>
          </table:table-cell>
          <table:table-cell table:formula="of:=IF(ISBLANK([Working.U103]);&quot;&quot;;[Working.U103])">
            <text:p/>
          </table:table-cell>
        </table:table-row>
        <table:table-row table:style-name="ro3">
          <table:table-cell table:formula="of:=IF(ISBLANK([Working.A104]);&quot;&quot;;[Working.A104])" office:value-type="float" office:value="102">
            <text:p>102</text:p>
          </table:table-cell>
          <table:table-cell table:formula="of:=IF(ISBLANK([Working.B104]);&quot;&quot;;[Working.B104])" office:value-type="string" office:string-value="66">
            <text:p>66</text:p>
          </table:table-cell>
          <table:table-cell table:formula="of:=IF(ISBLANK([Working.C104]);&quot;&quot;;[Working.C104])" office:value-type="string" office:string-value="01100110">
            <text:p>01100110</text:p>
          </table:table-cell>
          <table:table-cell table:formula="of:=IF(ISBLANK([Working.E104]);&quot;&quot;;[Working.E104])" office:value-type="string" office:string-value="01">
            <text:p>01</text:p>
          </table:table-cell>
          <table:table-cell table:formula="of:=IF(ISBLANK([Working.G104]);&quot;&quot;;[Working.G104])" office:value-type="string" office:string-value="100">
            <text:p>100</text:p>
          </table:table-cell>
          <table:table-cell table:formula="of:=IF(ISBLANK([Working.I104]);&quot;&quot;;[Working.I104])" office:value-type="string" office:string-value="110">
            <text:p>110</text:p>
          </table:table-cell>
          <table:table-cell table:formula="of:=IF(ISBLANK([Working.K104]);&quot;&quot;;[Working.K104])">
            <text:p/>
          </table:table-cell>
          <table:table-cell table:formula="of:=IF(ISBLANK([Working.M104]);&quot;&quot;;[Working.M104])">
            <text:p/>
          </table:table-cell>
          <table:table-cell table:formula="of:=IF(ISBLANK([Working.N104]);&quot;&quot;;[Working.N104])" office:value-type="string" office:string-value="Load">
            <text:p>Load</text:p>
          </table:table-cell>
          <table:table-cell table:formula="of:=IF(ISBLANK([Working.O104]);&quot;&quot;;[Working.O104])" office:value-type="string" office:string-value="SP">
            <text:p>SP</text:p>
          </table:table-cell>
          <table:table-cell table:formula="of:=IF(ISBLANK([Working.P104]);&quot;&quot;;[Working.P104])" office:value-type="string" office:string-value="SP+/-">
            <text:p>SP+/-</text:p>
          </table:table-cell>
          <table:table-cell table:formula="of:=IF(ISBLANK([Working.Q104]);&quot;&quot;;[Working.Q104])">
            <text:p/>
          </table:table-cell>
          <table:table-cell table:formula="of:=IF(ISBLANK([Working.R104]);&quot;&quot;;[Working.R104])">
            <text:p/>
          </table:table-cell>
          <table:table-cell table:formula="of:=IF(ISBLANK([Working.S104]);&quot;&quot;;[Working.S104])">
            <text:p/>
          </table:table-cell>
          <table:table-cell table:formula="of:=IF(ISBLANK([Working.T104]);&quot;&quot;;[Working.T104])">
            <text:p/>
          </table:table-cell>
          <table:table-cell table:formula="of:=IF(ISBLANK([Working.U104]);&quot;&quot;;[Working.U104])" office:value-type="string" office:string-value="Calling [SP] might make more sense">
            <text:p>Calling [SP] might make more sense</text:p>
          </table:table-cell>
        </table:table-row>
        <table:table-row table:style-name="ro3">
          <table:table-cell table:formula="of:=IF(ISBLANK([Working.A105]);&quot;&quot;;[Working.A105])" office:value-type="float" office:value="103">
            <text:p>103</text:p>
          </table:table-cell>
          <table:table-cell table:formula="of:=IF(ISBLANK([Working.B105]);&quot;&quot;;[Working.B105])" office:value-type="string" office:string-value="67">
            <text:p>67</text:p>
          </table:table-cell>
          <table:table-cell table:formula="of:=IF(ISBLANK([Working.C105]);&quot;&quot;;[Working.C105])" office:value-type="string" office:string-value="01100111">
            <text:p>01100111</text:p>
          </table:table-cell>
          <table:table-cell table:formula="of:=IF(ISBLANK([Working.E105]);&quot;&quot;;[Working.E105])" office:value-type="string" office:string-value="01">
            <text:p>01</text:p>
          </table:table-cell>
          <table:table-cell table:formula="of:=IF(ISBLANK([Working.G105]);&quot;&quot;;[Working.G105])" office:value-type="string" office:string-value="100">
            <text:p>100</text:p>
          </table:table-cell>
          <table:table-cell table:formula="of:=IF(ISBLANK([Working.I105]);&quot;&quot;;[Working.I105])" office:value-type="string" office:string-value="111">
            <text:p>111</text:p>
          </table:table-cell>
          <table:table-cell table:formula="of:=IF(ISBLANK([Working.K105]);&quot;&quot;;[Working.K105])">
            <text:p/>
          </table:table-cell>
          <table:table-cell table:formula="of:=IF(ISBLANK([Working.M105]);&quot;&quot;;[Working.M105])">
            <text:p/>
          </table:table-cell>
          <table:table-cell table:formula="of:=IF(ISBLANK([Working.N105]);&quot;&quot;;[Working.N105])" office:value-type="string" office:string-value="Load">
            <text:p>Load</text:p>
          </table:table-cell>
          <table:table-cell table:formula="of:=IF(ISBLANK([Working.O105]);&quot;&quot;;[Working.O105])" office:value-type="string" office:string-value="SP">
            <text:p>SP</text:p>
          </table:table-cell>
          <table:table-cell table:formula="of:=IF(ISBLANK([Working.P105]);&quot;&quot;;[Working.P105])" office:value-type="string" office:string-value="CONST">
            <text:p>CONST</text:p>
          </table:table-cell>
          <table:table-cell table:formula="of:=IF(ISBLANK([Working.Q105]);&quot;&quot;;[Working.Q105])">
            <text:p/>
          </table:table-cell>
          <table:table-cell table:formula="of:=IF(ISBLANK([Working.R105]);&quot;&quot;;[Working.R105])">
            <text:p/>
          </table:table-cell>
          <table:table-cell table:formula="of:=IF(ISBLANK([Working.S105]);&quot;&quot;;[Working.S105])" office:value-type="string" office:string-value="PROGLOAD">
            <text:p>PROGLOAD</text:p>
          </table:table-cell>
          <table:table-cell table:formula="of:=IF(ISBLANK([Working.T105]);&quot;&quot;;[Working.T105])" office:value-type="string" office:string-value="PROGLOAD [SP]">
            <text:p>PROGLOAD [SP]</text:p>
          </table:table-cell>
          <table:table-cell table:formula="of:=IF(ISBLANK([Working.U105]);&quot;&quot;;[Working.U105])">
            <text:p/>
          </table:table-cell>
        </table:table-row>
        <table:table-row table:style-name="ro3">
          <table:table-cell table:formula="of:=IF(ISBLANK([Working.A106]);&quot;&quot;;[Working.A106])" office:value-type="float" office:value="104">
            <text:p>104</text:p>
          </table:table-cell>
          <table:table-cell table:formula="of:=IF(ISBLANK([Working.B106]);&quot;&quot;;[Working.B106])" office:value-type="string" office:string-value="68">
            <text:p>68</text:p>
          </table:table-cell>
          <table:table-cell table:formula="of:=IF(ISBLANK([Working.C106]);&quot;&quot;;[Working.C106])" office:value-type="string" office:string-value="01101000">
            <text:p>01101000</text:p>
          </table:table-cell>
          <table:table-cell table:formula="of:=IF(ISBLANK([Working.E106]);&quot;&quot;;[Working.E106])" office:value-type="string" office:string-value="01">
            <text:p>01</text:p>
          </table:table-cell>
          <table:table-cell table:formula="of:=IF(ISBLANK([Working.G106]);&quot;&quot;;[Working.G106])" office:value-type="string" office:string-value="101">
            <text:p>101</text:p>
          </table:table-cell>
          <table:table-cell table:formula="of:=IF(ISBLANK([Working.I106]);&quot;&quot;;[Working.I106])" office:value-type="string" office:string-value="000">
            <text:p>000</text:p>
          </table:table-cell>
          <table:table-cell table:formula="of:=IF(ISBLANK([Working.K106]);&quot;&quot;;[Working.K106])">
            <text:p/>
          </table:table-cell>
          <table:table-cell table:formula="of:=IF(ISBLANK([Working.M106]);&quot;&quot;;[Working.M106])">
            <text:p/>
          </table:table-cell>
          <table:table-cell table:formula="of:=IF(ISBLANK([Working.N106]);&quot;&quot;;[Working.N106])" office:value-type="string" office:string-value="Load">
            <text:p>Load</text:p>
          </table:table-cell>
          <table:table-cell table:formula="of:=IF(ISBLANK([Working.O106]);&quot;&quot;;[Working.O106])" office:value-type="string" office:string-value="PC">
            <text:p>PC</text:p>
          </table:table-cell>
          <table:table-cell table:formula="of:=IF(ISBLANK([Working.P106]);&quot;&quot;;[Working.P106])" office:value-type="string" office:string-value="ACC">
            <text:p>ACC</text:p>
          </table:table-cell>
          <table:table-cell table:formula="of:=IF(ISBLANK([Working.Q106]);&quot;&quot;;[Working.Q106])">
            <text:p/>
          </table:table-cell>
          <table:table-cell table:formula="of:=IF(ISBLANK([Working.R106]);&quot;&quot;;[Working.R106])">
            <text:p/>
          </table:table-cell>
          <table:table-cell table:formula="of:=IF(ISBLANK([Working.S106]);&quot;&quot;;[Working.S106])" office:value-type="string" office:string-value="LOAD">
            <text:p>LOAD</text:p>
          </table:table-cell>
          <table:table-cell table:formula="of:=IF(ISBLANK([Working.T106]);&quot;&quot;;[Working.T106])" office:value-type="string" office:string-value="LOAD [PC] ACC">
            <text:p>LOAD [PC] ACC</text:p>
          </table:table-cell>
          <table:table-cell table:formula="of:=IF(ISBLANK([Working.U106]);&quot;&quot;;[Working.U106])">
            <text:p/>
          </table:table-cell>
        </table:table-row>
        <table:table-row table:style-name="ro3">
          <table:table-cell table:formula="of:=IF(ISBLANK([Working.A107]);&quot;&quot;;[Working.A107])" office:value-type="float" office:value="105">
            <text:p>105</text:p>
          </table:table-cell>
          <table:table-cell table:formula="of:=IF(ISBLANK([Working.B107]);&quot;&quot;;[Working.B107])" office:value-type="string" office:string-value="69">
            <text:p>69</text:p>
          </table:table-cell>
          <table:table-cell table:formula="of:=IF(ISBLANK([Working.C107]);&quot;&quot;;[Working.C107])" office:value-type="string" office:string-value="01101001">
            <text:p>01101001</text:p>
          </table:table-cell>
          <table:table-cell table:formula="of:=IF(ISBLANK([Working.E107]);&quot;&quot;;[Working.E107])" office:value-type="string" office:string-value="01">
            <text:p>01</text:p>
          </table:table-cell>
          <table:table-cell table:formula="of:=IF(ISBLANK([Working.G107]);&quot;&quot;;[Working.G107])" office:value-type="string" office:string-value="101">
            <text:p>101</text:p>
          </table:table-cell>
          <table:table-cell table:formula="of:=IF(ISBLANK([Working.I107]);&quot;&quot;;[Working.I107])" office:value-type="string" office:string-value="001">
            <text:p>001</text:p>
          </table:table-cell>
          <table:table-cell table:formula="of:=IF(ISBLANK([Working.K107]);&quot;&quot;;[Working.K107])">
            <text:p/>
          </table:table-cell>
          <table:table-cell table:formula="of:=IF(ISBLANK([Working.M107]);&quot;&quot;;[Working.M107])">
            <text:p/>
          </table:table-cell>
          <table:table-cell table:formula="of:=IF(ISBLANK([Working.N107]);&quot;&quot;;[Working.N107])" office:value-type="string" office:string-value="Load">
            <text:p>Load</text:p>
          </table:table-cell>
          <table:table-cell table:formula="of:=IF(ISBLANK([Working.O107]);&quot;&quot;;[Working.O107])" office:value-type="string" office:string-value="PC">
            <text:p>PC</text:p>
          </table:table-cell>
          <table:table-cell table:formula="of:=IF(ISBLANK([Working.P107]);&quot;&quot;;[Working.P107])" office:value-type="string" office:string-value="A">
            <text:p>A</text:p>
          </table:table-cell>
          <table:table-cell table:formula="of:=IF(ISBLANK([Working.Q107]);&quot;&quot;;[Working.Q107])">
            <text:p/>
          </table:table-cell>
          <table:table-cell table:formula="of:=IF(ISBLANK([Working.R107]);&quot;&quot;;[Working.R107])">
            <text:p/>
          </table:table-cell>
          <table:table-cell table:formula="of:=IF(ISBLANK([Working.S107]);&quot;&quot;;[Working.S107])" office:value-type="string" office:string-value="LOAD">
            <text:p>LOAD</text:p>
          </table:table-cell>
          <table:table-cell table:formula="of:=IF(ISBLANK([Working.T107]);&quot;&quot;;[Working.T107])" office:value-type="string" office:string-value="LOAD [PC] A">
            <text:p>LOAD [PC] A</text:p>
          </table:table-cell>
          <table:table-cell table:formula="of:=IF(ISBLANK([Working.U107]);&quot;&quot;;[Working.U107])">
            <text:p/>
          </table:table-cell>
        </table:table-row>
        <table:table-row table:style-name="ro3">
          <table:table-cell table:formula="of:=IF(ISBLANK([Working.A108]);&quot;&quot;;[Working.A108])" office:value-type="float" office:value="106">
            <text:p>106</text:p>
          </table:table-cell>
          <table:table-cell table:formula="of:=IF(ISBLANK([Working.B108]);&quot;&quot;;[Working.B108])" office:value-type="string" office:string-value="6A">
            <text:p>6A</text:p>
          </table:table-cell>
          <table:table-cell table:formula="of:=IF(ISBLANK([Working.C108]);&quot;&quot;;[Working.C108])" office:value-type="string" office:string-value="01101010">
            <text:p>01101010</text:p>
          </table:table-cell>
          <table:table-cell table:formula="of:=IF(ISBLANK([Working.E108]);&quot;&quot;;[Working.E108])" office:value-type="string" office:string-value="01">
            <text:p>01</text:p>
          </table:table-cell>
          <table:table-cell table:formula="of:=IF(ISBLANK([Working.G108]);&quot;&quot;;[Working.G108])" office:value-type="string" office:string-value="101">
            <text:p>101</text:p>
          </table:table-cell>
          <table:table-cell table:formula="of:=IF(ISBLANK([Working.I108]);&quot;&quot;;[Working.I108])" office:value-type="string" office:string-value="010">
            <text:p>010</text:p>
          </table:table-cell>
          <table:table-cell table:formula="of:=IF(ISBLANK([Working.K108]);&quot;&quot;;[Working.K108])">
            <text:p/>
          </table:table-cell>
          <table:table-cell table:formula="of:=IF(ISBLANK([Working.M108]);&quot;&quot;;[Working.M108])">
            <text:p/>
          </table:table-cell>
          <table:table-cell table:formula="of:=IF(ISBLANK([Working.N108]);&quot;&quot;;[Working.N108])" office:value-type="string" office:string-value="Load">
            <text:p>Load</text:p>
          </table:table-cell>
          <table:table-cell table:formula="of:=IF(ISBLANK([Working.O108]);&quot;&quot;;[Working.O108])" office:value-type="string" office:string-value="PC">
            <text:p>PC</text:p>
          </table:table-cell>
          <table:table-cell table:formula="of:=IF(ISBLANK([Working.P108]);&quot;&quot;;[Working.P108])" office:value-type="string" office:string-value="B">
            <text:p>B</text:p>
          </table:table-cell>
          <table:table-cell table:formula="of:=IF(ISBLANK([Working.Q108]);&quot;&quot;;[Working.Q108])">
            <text:p/>
          </table:table-cell>
          <table:table-cell table:formula="of:=IF(ISBLANK([Working.R108]);&quot;&quot;;[Working.R108])">
            <text:p/>
          </table:table-cell>
          <table:table-cell table:formula="of:=IF(ISBLANK([Working.S108]);&quot;&quot;;[Working.S108])" office:value-type="string" office:string-value="LOAD">
            <text:p>LOAD</text:p>
          </table:table-cell>
          <table:table-cell table:formula="of:=IF(ISBLANK([Working.T108]);&quot;&quot;;[Working.T108])" office:value-type="string" office:string-value="LOAD [PC] B">
            <text:p>LOAD [PC] B</text:p>
          </table:table-cell>
          <table:table-cell table:formula="of:=IF(ISBLANK([Working.U108]);&quot;&quot;;[Working.U108])">
            <text:p/>
          </table:table-cell>
        </table:table-row>
        <table:table-row table:style-name="ro3">
          <table:table-cell table:formula="of:=IF(ISBLANK([Working.A109]);&quot;&quot;;[Working.A109])" office:value-type="float" office:value="107">
            <text:p>107</text:p>
          </table:table-cell>
          <table:table-cell table:formula="of:=IF(ISBLANK([Working.B109]);&quot;&quot;;[Working.B109])" office:value-type="string" office:string-value="6B">
            <text:p>6B</text:p>
          </table:table-cell>
          <table:table-cell table:formula="of:=IF(ISBLANK([Working.C109]);&quot;&quot;;[Working.C109])" office:value-type="string" office:string-value="01101011">
            <text:p>01101011</text:p>
          </table:table-cell>
          <table:table-cell table:formula="of:=IF(ISBLANK([Working.E109]);&quot;&quot;;[Working.E109])" office:value-type="string" office:string-value="01">
            <text:p>01</text:p>
          </table:table-cell>
          <table:table-cell table:formula="of:=IF(ISBLANK([Working.G109]);&quot;&quot;;[Working.G109])" office:value-type="string" office:string-value="101">
            <text:p>101</text:p>
          </table:table-cell>
          <table:table-cell table:formula="of:=IF(ISBLANK([Working.I109]);&quot;&quot;;[Working.I109])" office:value-type="string" office:string-value="011">
            <text:p>011</text:p>
          </table:table-cell>
          <table:table-cell table:formula="of:=IF(ISBLANK([Working.K109]);&quot;&quot;;[Working.K109])">
            <text:p/>
          </table:table-cell>
          <table:table-cell table:formula="of:=IF(ISBLANK([Working.M109]);&quot;&quot;;[Working.M109])">
            <text:p/>
          </table:table-cell>
          <table:table-cell table:formula="of:=IF(ISBLANK([Working.N109]);&quot;&quot;;[Working.N109])" office:value-type="string" office:string-value="Load">
            <text:p>Load</text:p>
          </table:table-cell>
          <table:table-cell table:formula="of:=IF(ISBLANK([Working.O109]);&quot;&quot;;[Working.O109])" office:value-type="string" office:string-value="PC">
            <text:p>PC</text:p>
          </table:table-cell>
          <table:table-cell table:formula="of:=IF(ISBLANK([Working.P109]);&quot;&quot;;[Working.P109])" office:value-type="string" office:string-value="C">
            <text:p>C</text:p>
          </table:table-cell>
          <table:table-cell table:formula="of:=IF(ISBLANK([Working.Q109]);&quot;&quot;;[Working.Q109])">
            <text:p/>
          </table:table-cell>
          <table:table-cell table:formula="of:=IF(ISBLANK([Working.R109]);&quot;&quot;;[Working.R109])">
            <text:p/>
          </table:table-cell>
          <table:table-cell table:formula="of:=IF(ISBLANK([Working.S109]);&quot;&quot;;[Working.S109])" office:value-type="string" office:string-value="LOAD">
            <text:p>LOAD</text:p>
          </table:table-cell>
          <table:table-cell table:formula="of:=IF(ISBLANK([Working.T109]);&quot;&quot;;[Working.T109])" office:value-type="string" office:string-value="LOAD [PC] C">
            <text:p>LOAD [PC] C</text:p>
          </table:table-cell>
          <table:table-cell table:formula="of:=IF(ISBLANK([Working.U109]);&quot;&quot;;[Working.U109])">
            <text:p/>
          </table:table-cell>
        </table:table-row>
        <table:table-row table:style-name="ro3">
          <table:table-cell table:formula="of:=IF(ISBLANK([Working.A110]);&quot;&quot;;[Working.A110])" office:value-type="float" office:value="108">
            <text:p>108</text:p>
          </table:table-cell>
          <table:table-cell table:formula="of:=IF(ISBLANK([Working.B110]);&quot;&quot;;[Working.B110])" office:value-type="string" office:string-value="6C">
            <text:p>6C</text:p>
          </table:table-cell>
          <table:table-cell table:formula="of:=IF(ISBLANK([Working.C110]);&quot;&quot;;[Working.C110])" office:value-type="string" office:string-value="01101100">
            <text:p>01101100</text:p>
          </table:table-cell>
          <table:table-cell table:formula="of:=IF(ISBLANK([Working.E110]);&quot;&quot;;[Working.E110])" office:value-type="string" office:string-value="01">
            <text:p>01</text:p>
          </table:table-cell>
          <table:table-cell table:formula="of:=IF(ISBLANK([Working.G110]);&quot;&quot;;[Working.G110])" office:value-type="string" office:string-value="101">
            <text:p>101</text:p>
          </table:table-cell>
          <table:table-cell table:formula="of:=IF(ISBLANK([Working.I110]);&quot;&quot;;[Working.I110])" office:value-type="string" office:string-value="100">
            <text:p>100</text:p>
          </table:table-cell>
          <table:table-cell table:formula="of:=IF(ISBLANK([Working.K110]);&quot;&quot;;[Working.K110])">
            <text:p/>
          </table:table-cell>
          <table:table-cell table:formula="of:=IF(ISBLANK([Working.M110]);&quot;&quot;;[Working.M110])">
            <text:p/>
          </table:table-cell>
          <table:table-cell table:formula="of:=IF(ISBLANK([Working.N110]);&quot;&quot;;[Working.N110])" office:value-type="string" office:string-value="Load">
            <text:p>Load</text:p>
          </table:table-cell>
          <table:table-cell table:formula="of:=IF(ISBLANK([Working.O110]);&quot;&quot;;[Working.O110])" office:value-type="string" office:string-value="PC">
            <text:p>PC</text:p>
          </table:table-cell>
          <table:table-cell table:formula="of:=IF(ISBLANK([Working.P110]);&quot;&quot;;[Working.P110])" office:value-type="string" office:string-value="SP">
            <text:p>SP</text:p>
          </table:table-cell>
          <table:table-cell table:formula="of:=IF(ISBLANK([Working.Q110]);&quot;&quot;;[Working.Q110])">
            <text:p/>
          </table:table-cell>
          <table:table-cell table:formula="of:=IF(ISBLANK([Working.R110]);&quot;&quot;;[Working.R110])">
            <text:p/>
          </table:table-cell>
          <table:table-cell table:formula="of:=IF(ISBLANK([Working.S110]);&quot;&quot;;[Working.S110])" office:value-type="string" office:string-value="JUMP_IF_GTE_ACC">
            <text:p>JUMP_IF_GTE_ACC</text:p>
          </table:table-cell>
          <table:table-cell table:formula="of:=IF(ISBLANK([Working.T110]);&quot;&quot;;[Working.T110])" office:value-type="string" office:string-value="JUMP_IF_GTE_ACC PC CONST">
            <text:p>JUMP_IF_GTE_ACC PC CONST</text:p>
          </table:table-cell>
          <table:table-cell table:formula="of:=IF(ISBLANK([Working.U110]);&quot;&quot;;[Working.U110])">
            <text:p/>
          </table:table-cell>
        </table:table-row>
        <table:table-row table:style-name="ro3">
          <table:table-cell table:formula="of:=IF(ISBLANK([Working.A111]);&quot;&quot;;[Working.A111])" office:value-type="float" office:value="109">
            <text:p>109</text:p>
          </table:table-cell>
          <table:table-cell table:formula="of:=IF(ISBLANK([Working.B111]);&quot;&quot;;[Working.B111])" office:value-type="string" office:string-value="6D">
            <text:p>6D</text:p>
          </table:table-cell>
          <table:table-cell table:formula="of:=IF(ISBLANK([Working.C111]);&quot;&quot;;[Working.C111])" office:value-type="string" office:string-value="01101101">
            <text:p>01101101</text:p>
          </table:table-cell>
          <table:table-cell table:formula="of:=IF(ISBLANK([Working.E111]);&quot;&quot;;[Working.E111])" office:value-type="string" office:string-value="01">
            <text:p>01</text:p>
          </table:table-cell>
          <table:table-cell table:formula="of:=IF(ISBLANK([Working.G111]);&quot;&quot;;[Working.G111])" office:value-type="string" office:string-value="101">
            <text:p>101</text:p>
          </table:table-cell>
          <table:table-cell table:formula="of:=IF(ISBLANK([Working.I111]);&quot;&quot;;[Working.I111])" office:value-type="string" office:string-value="101">
            <text:p>101</text:p>
          </table:table-cell>
          <table:table-cell table:formula="of:=IF(ISBLANK([Working.K111]);&quot;&quot;;[Working.K111])">
            <text:p/>
          </table:table-cell>
          <table:table-cell table:formula="of:=IF(ISBLANK([Working.M111]);&quot;&quot;;[Working.M111])">
            <text:p/>
          </table:table-cell>
          <table:table-cell table:formula="of:=IF(ISBLANK([Working.N111]);&quot;&quot;;[Working.N111])" office:value-type="string" office:string-value="Load">
            <text:p>Load</text:p>
          </table:table-cell>
          <table:table-cell table:formula="of:=IF(ISBLANK([Working.O111]);&quot;&quot;;[Working.O111])" office:value-type="string" office:string-value="PC">
            <text:p>PC</text:p>
          </table:table-cell>
          <table:table-cell table:formula="of:=IF(ISBLANK([Working.P111]);&quot;&quot;;[Working.P111])" office:value-type="string" office:string-value="PC">
            <text:p>PC</text:p>
          </table:table-cell>
          <table:table-cell table:formula="of:=IF(ISBLANK([Working.Q111]);&quot;&quot;;[Working.Q111])">
            <text:p/>
          </table:table-cell>
          <table:table-cell table:formula="of:=IF(ISBLANK([Working.R111]);&quot;&quot;;[Working.R111])">
            <text:p/>
          </table:table-cell>
          <table:table-cell table:formula="of:=IF(ISBLANK([Working.S111]);&quot;&quot;;[Working.S111])" office:value-type="string" office:string-value="JUMP">
            <text:p>JUMP</text:p>
          </table:table-cell>
          <table:table-cell table:formula="of:=IF(ISBLANK([Working.T111]);&quot;&quot;;[Working.T111])" office:value-type="string" office:string-value="JUMP [PC]">
            <text:p>JUMP [PC]</text:p>
          </table:table-cell>
          <table:table-cell table:formula="of:=IF(ISBLANK([Working.U111]);&quot;&quot;;[Working.U111])">
            <text:p/>
          </table:table-cell>
        </table:table-row>
        <table:table-row table:style-name="ro3">
          <table:table-cell table:formula="of:=IF(ISBLANK([Working.A112]);&quot;&quot;;[Working.A112])" office:value-type="float" office:value="110">
            <text:p>110</text:p>
          </table:table-cell>
          <table:table-cell table:formula="of:=IF(ISBLANK([Working.B112]);&quot;&quot;;[Working.B112])" office:value-type="string" office:string-value="6E">
            <text:p>6E</text:p>
          </table:table-cell>
          <table:table-cell table:formula="of:=IF(ISBLANK([Working.C112]);&quot;&quot;;[Working.C112])" office:value-type="string" office:string-value="01101110">
            <text:p>01101110</text:p>
          </table:table-cell>
          <table:table-cell table:formula="of:=IF(ISBLANK([Working.E112]);&quot;&quot;;[Working.E112])" office:value-type="string" office:string-value="01">
            <text:p>01</text:p>
          </table:table-cell>
          <table:table-cell table:formula="of:=IF(ISBLANK([Working.G112]);&quot;&quot;;[Working.G112])" office:value-type="string" office:string-value="101">
            <text:p>101</text:p>
          </table:table-cell>
          <table:table-cell table:formula="of:=IF(ISBLANK([Working.I112]);&quot;&quot;;[Working.I112])" office:value-type="string" office:string-value="110">
            <text:p>110</text:p>
          </table:table-cell>
          <table:table-cell table:formula="of:=IF(ISBLANK([Working.K112]);&quot;&quot;;[Working.K112])">
            <text:p/>
          </table:table-cell>
          <table:table-cell table:formula="of:=IF(ISBLANK([Working.M112]);&quot;&quot;;[Working.M112])">
            <text:p/>
          </table:table-cell>
          <table:table-cell table:formula="of:=IF(ISBLANK([Working.N112]);&quot;&quot;;[Working.N112])" office:value-type="string" office:string-value="Load">
            <text:p>Load</text:p>
          </table:table-cell>
          <table:table-cell table:formula="of:=IF(ISBLANK([Working.O112]);&quot;&quot;;[Working.O112])" office:value-type="string" office:string-value="PC">
            <text:p>PC</text:p>
          </table:table-cell>
          <table:table-cell table:formula="of:=IF(ISBLANK([Working.P112]);&quot;&quot;;[Working.P112])" office:value-type="string" office:string-value="SP+/-">
            <text:p>SP+/-</text:p>
          </table:table-cell>
          <table:table-cell table:formula="of:=IF(ISBLANK([Working.Q112]);&quot;&quot;;[Working.Q112])">
            <text:p/>
          </table:table-cell>
          <table:table-cell table:formula="of:=IF(ISBLANK([Working.R112]);&quot;&quot;;[Working.R112])">
            <text:p/>
          </table:table-cell>
          <table:table-cell table:formula="of:=IF(ISBLANK([Working.S112]);&quot;&quot;;[Working.S112])">
            <text:p/>
          </table:table-cell>
          <table:table-cell table:formula="of:=IF(ISBLANK([Working.T112]);&quot;&quot;;[Working.T112])">
            <text:p/>
          </table:table-cell>
          <table:table-cell table:formula="of:=IF(ISBLANK([Working.U112]);&quot;&quot;;[Working.U112])" office:value-type="string" office:string-value="Calling the PC would be an infinte loop (maybe)">
            <text:p>Calling the PC would be an infinte loop (maybe)</text:p>
          </table:table-cell>
        </table:table-row>
        <table:table-row table:style-name="ro3">
          <table:table-cell table:formula="of:=IF(ISBLANK([Working.A113]);&quot;&quot;;[Working.A113])" office:value-type="float" office:value="111">
            <text:p>111</text:p>
          </table:table-cell>
          <table:table-cell table:formula="of:=IF(ISBLANK([Working.B113]);&quot;&quot;;[Working.B113])" office:value-type="string" office:string-value="6F">
            <text:p>6F</text:p>
          </table:table-cell>
          <table:table-cell table:formula="of:=IF(ISBLANK([Working.C113]);&quot;&quot;;[Working.C113])" office:value-type="string" office:string-value="01101111">
            <text:p>01101111</text:p>
          </table:table-cell>
          <table:table-cell table:formula="of:=IF(ISBLANK([Working.E113]);&quot;&quot;;[Working.E113])" office:value-type="string" office:string-value="01">
            <text:p>01</text:p>
          </table:table-cell>
          <table:table-cell table:formula="of:=IF(ISBLANK([Working.G113]);&quot;&quot;;[Working.G113])" office:value-type="string" office:string-value="101">
            <text:p>101</text:p>
          </table:table-cell>
          <table:table-cell table:formula="of:=IF(ISBLANK([Working.I113]);&quot;&quot;;[Working.I113])" office:value-type="string" office:string-value="111">
            <text:p>111</text:p>
          </table:table-cell>
          <table:table-cell table:formula="of:=IF(ISBLANK([Working.K113]);&quot;&quot;;[Working.K113])">
            <text:p/>
          </table:table-cell>
          <table:table-cell table:formula="of:=IF(ISBLANK([Working.M113]);&quot;&quot;;[Working.M113])">
            <text:p/>
          </table:table-cell>
          <table:table-cell table:formula="of:=IF(ISBLANK([Working.N113]);&quot;&quot;;[Working.N113])" office:value-type="string" office:string-value="Load">
            <text:p>Load</text:p>
          </table:table-cell>
          <table:table-cell table:formula="of:=IF(ISBLANK([Working.O113]);&quot;&quot;;[Working.O113])" office:value-type="string" office:string-value="PC">
            <text:p>PC</text:p>
          </table:table-cell>
          <table:table-cell table:formula="of:=IF(ISBLANK([Working.P113]);&quot;&quot;;[Working.P113])" office:value-type="string" office:string-value="CONST">
            <text:p>CONST</text:p>
          </table:table-cell>
          <table:table-cell table:formula="of:=IF(ISBLANK([Working.Q113]);&quot;&quot;;[Working.Q113])">
            <text:p/>
          </table:table-cell>
          <table:table-cell table:formula="of:=IF(ISBLANK([Working.R113]);&quot;&quot;;[Working.R113])">
            <text:p/>
          </table:table-cell>
          <table:table-cell table:formula="of:=IF(ISBLANK([Working.S113]);&quot;&quot;;[Working.S113])" office:value-type="string" office:string-value="PROGLOAD">
            <text:p>PROGLOAD</text:p>
          </table:table-cell>
          <table:table-cell table:formula="of:=IF(ISBLANK([Working.T113]);&quot;&quot;;[Working.T113])" office:value-type="string" office:string-value="PROGLOAD [PC]">
            <text:p>PROGLOAD [PC]</text:p>
          </table:table-cell>
          <table:table-cell table:formula="of:=IF(ISBLANK([Working.U113]);&quot;&quot;;[Working.U113])">
            <text:p/>
          </table:table-cell>
        </table:table-row>
        <table:table-row table:style-name="ro3">
          <table:table-cell table:formula="of:=IF(ISBLANK([Working.A114]);&quot;&quot;;[Working.A114])" office:value-type="float" office:value="112">
            <text:p>112</text:p>
          </table:table-cell>
          <table:table-cell table:formula="of:=IF(ISBLANK([Working.B114]);&quot;&quot;;[Working.B114])" office:value-type="string" office:string-value="70">
            <text:p>70</text:p>
          </table:table-cell>
          <table:table-cell table:formula="of:=IF(ISBLANK([Working.C114]);&quot;&quot;;[Working.C114])" office:value-type="string" office:string-value="01110000">
            <text:p>01110000</text:p>
          </table:table-cell>
          <table:table-cell table:formula="of:=IF(ISBLANK([Working.E114]);&quot;&quot;;[Working.E114])" office:value-type="string" office:string-value="01">
            <text:p>01</text:p>
          </table:table-cell>
          <table:table-cell table:formula="of:=IF(ISBLANK([Working.G114]);&quot;&quot;;[Working.G114])" office:value-type="string" office:string-value="110">
            <text:p>110</text:p>
          </table:table-cell>
          <table:table-cell table:formula="of:=IF(ISBLANK([Working.I114]);&quot;&quot;;[Working.I114])" office:value-type="string" office:string-value="000">
            <text:p>000</text:p>
          </table:table-cell>
          <table:table-cell table:formula="of:=IF(ISBLANK([Working.K114]);&quot;&quot;;[Working.K114])">
            <text:p/>
          </table:table-cell>
          <table:table-cell table:formula="of:=IF(ISBLANK([Working.M114]);&quot;&quot;;[Working.M114])">
            <text:p/>
          </table:table-cell>
          <table:table-cell table:formula="of:=IF(ISBLANK([Working.N114]);&quot;&quot;;[Working.N114])" office:value-type="string" office:string-value="Load">
            <text:p>Load</text:p>
          </table:table-cell>
          <table:table-cell table:formula="of:=IF(ISBLANK([Working.O114]);&quot;&quot;;[Working.O114])" office:value-type="string" office:string-value="SP+/-">
            <text:p>SP+/-</text:p>
          </table:table-cell>
          <table:table-cell table:formula="of:=IF(ISBLANK([Working.P114]);&quot;&quot;;[Working.P114])" office:value-type="string" office:string-value="ACC">
            <text:p>ACC</text:p>
          </table:table-cell>
          <table:table-cell table:formula="of:=IF(ISBLANK([Working.Q114]);&quot;&quot;;[Working.Q114])">
            <text:p/>
          </table:table-cell>
          <table:table-cell table:formula="of:=IF(ISBLANK([Working.R114]);&quot;&quot;;[Working.R114])">
            <text:p/>
          </table:table-cell>
          <table:table-cell table:formula="of:=IF(ISBLANK([Working.S114]);&quot;&quot;;[Working.S114])" office:value-type="string" office:string-value="POP">
            <text:p>POP</text:p>
          </table:table-cell>
          <table:table-cell table:formula="of:=IF(ISBLANK([Working.T114]);&quot;&quot;;[Working.T114])" office:value-type="string" office:string-value="POP ACC">
            <text:p>POP ACC</text:p>
          </table:table-cell>
          <table:table-cell table:formula="of:=IF(ISBLANK([Working.U114]);&quot;&quot;;[Working.U114])">
            <text:p/>
          </table:table-cell>
        </table:table-row>
        <table:table-row table:style-name="ro3">
          <table:table-cell table:formula="of:=IF(ISBLANK([Working.A115]);&quot;&quot;;[Working.A115])" office:value-type="float" office:value="113">
            <text:p>113</text:p>
          </table:table-cell>
          <table:table-cell table:formula="of:=IF(ISBLANK([Working.B115]);&quot;&quot;;[Working.B115])" office:value-type="string" office:string-value="71">
            <text:p>71</text:p>
          </table:table-cell>
          <table:table-cell table:formula="of:=IF(ISBLANK([Working.C115]);&quot;&quot;;[Working.C115])" office:value-type="string" office:string-value="01110001">
            <text:p>01110001</text:p>
          </table:table-cell>
          <table:table-cell table:formula="of:=IF(ISBLANK([Working.E115]);&quot;&quot;;[Working.E115])" office:value-type="string" office:string-value="01">
            <text:p>01</text:p>
          </table:table-cell>
          <table:table-cell table:formula="of:=IF(ISBLANK([Working.G115]);&quot;&quot;;[Working.G115])" office:value-type="string" office:string-value="110">
            <text:p>110</text:p>
          </table:table-cell>
          <table:table-cell table:formula="of:=IF(ISBLANK([Working.I115]);&quot;&quot;;[Working.I115])" office:value-type="string" office:string-value="001">
            <text:p>001</text:p>
          </table:table-cell>
          <table:table-cell table:formula="of:=IF(ISBLANK([Working.K115]);&quot;&quot;;[Working.K115])">
            <text:p/>
          </table:table-cell>
          <table:table-cell table:formula="of:=IF(ISBLANK([Working.M115]);&quot;&quot;;[Working.M115])">
            <text:p/>
          </table:table-cell>
          <table:table-cell table:formula="of:=IF(ISBLANK([Working.N115]);&quot;&quot;;[Working.N115])" office:value-type="string" office:string-value="Load">
            <text:p>Load</text:p>
          </table:table-cell>
          <table:table-cell table:formula="of:=IF(ISBLANK([Working.O115]);&quot;&quot;;[Working.O115])" office:value-type="string" office:string-value="SP+/-">
            <text:p>SP+/-</text:p>
          </table:table-cell>
          <table:table-cell table:formula="of:=IF(ISBLANK([Working.P115]);&quot;&quot;;[Working.P115])" office:value-type="string" office:string-value="A">
            <text:p>A</text:p>
          </table:table-cell>
          <table:table-cell table:formula="of:=IF(ISBLANK([Working.Q115]);&quot;&quot;;[Working.Q115])">
            <text:p/>
          </table:table-cell>
          <table:table-cell table:formula="of:=IF(ISBLANK([Working.R115]);&quot;&quot;;[Working.R115])">
            <text:p/>
          </table:table-cell>
          <table:table-cell table:formula="of:=IF(ISBLANK([Working.S115]);&quot;&quot;;[Working.S115])" office:value-type="string" office:string-value="POP">
            <text:p>POP</text:p>
          </table:table-cell>
          <table:table-cell table:formula="of:=IF(ISBLANK([Working.T115]);&quot;&quot;;[Working.T115])" office:value-type="string" office:string-value="POP A">
            <text:p>POP A</text:p>
          </table:table-cell>
          <table:table-cell table:formula="of:=IF(ISBLANK([Working.U115]);&quot;&quot;;[Working.U115])">
            <text:p/>
          </table:table-cell>
        </table:table-row>
        <table:table-row table:style-name="ro3">
          <table:table-cell table:formula="of:=IF(ISBLANK([Working.A116]);&quot;&quot;;[Working.A116])" office:value-type="float" office:value="114">
            <text:p>114</text:p>
          </table:table-cell>
          <table:table-cell table:formula="of:=IF(ISBLANK([Working.B116]);&quot;&quot;;[Working.B116])" office:value-type="string" office:string-value="72">
            <text:p>72</text:p>
          </table:table-cell>
          <table:table-cell table:formula="of:=IF(ISBLANK([Working.C116]);&quot;&quot;;[Working.C116])" office:value-type="string" office:string-value="01110010">
            <text:p>01110010</text:p>
          </table:table-cell>
          <table:table-cell table:formula="of:=IF(ISBLANK([Working.E116]);&quot;&quot;;[Working.E116])" office:value-type="string" office:string-value="01">
            <text:p>01</text:p>
          </table:table-cell>
          <table:table-cell table:formula="of:=IF(ISBLANK([Working.G116]);&quot;&quot;;[Working.G116])" office:value-type="string" office:string-value="110">
            <text:p>110</text:p>
          </table:table-cell>
          <table:table-cell table:formula="of:=IF(ISBLANK([Working.I116]);&quot;&quot;;[Working.I116])" office:value-type="string" office:string-value="010">
            <text:p>010</text:p>
          </table:table-cell>
          <table:table-cell table:formula="of:=IF(ISBLANK([Working.K116]);&quot;&quot;;[Working.K116])">
            <text:p/>
          </table:table-cell>
          <table:table-cell table:formula="of:=IF(ISBLANK([Working.M116]);&quot;&quot;;[Working.M116])">
            <text:p/>
          </table:table-cell>
          <table:table-cell table:formula="of:=IF(ISBLANK([Working.N116]);&quot;&quot;;[Working.N116])" office:value-type="string" office:string-value="Load">
            <text:p>Load</text:p>
          </table:table-cell>
          <table:table-cell table:formula="of:=IF(ISBLANK([Working.O116]);&quot;&quot;;[Working.O116])" office:value-type="string" office:string-value="SP+/-">
            <text:p>SP+/-</text:p>
          </table:table-cell>
          <table:table-cell table:formula="of:=IF(ISBLANK([Working.P116]);&quot;&quot;;[Working.P116])" office:value-type="string" office:string-value="B">
            <text:p>B</text:p>
          </table:table-cell>
          <table:table-cell table:formula="of:=IF(ISBLANK([Working.Q116]);&quot;&quot;;[Working.Q116])">
            <text:p/>
          </table:table-cell>
          <table:table-cell table:formula="of:=IF(ISBLANK([Working.R116]);&quot;&quot;;[Working.R116])">
            <text:p/>
          </table:table-cell>
          <table:table-cell table:formula="of:=IF(ISBLANK([Working.S116]);&quot;&quot;;[Working.S116])" office:value-type="string" office:string-value="POP">
            <text:p>POP</text:p>
          </table:table-cell>
          <table:table-cell table:formula="of:=IF(ISBLANK([Working.T116]);&quot;&quot;;[Working.T116])" office:value-type="string" office:string-value="POP B">
            <text:p>POP B</text:p>
          </table:table-cell>
          <table:table-cell table:formula="of:=IF(ISBLANK([Working.U116]);&quot;&quot;;[Working.U116])">
            <text:p/>
          </table:table-cell>
        </table:table-row>
        <table:table-row table:style-name="ro3">
          <table:table-cell table:formula="of:=IF(ISBLANK([Working.A117]);&quot;&quot;;[Working.A117])" office:value-type="float" office:value="115">
            <text:p>115</text:p>
          </table:table-cell>
          <table:table-cell table:formula="of:=IF(ISBLANK([Working.B117]);&quot;&quot;;[Working.B117])" office:value-type="string" office:string-value="73">
            <text:p>73</text:p>
          </table:table-cell>
          <table:table-cell table:formula="of:=IF(ISBLANK([Working.C117]);&quot;&quot;;[Working.C117])" office:value-type="string" office:string-value="01110011">
            <text:p>01110011</text:p>
          </table:table-cell>
          <table:table-cell table:formula="of:=IF(ISBLANK([Working.E117]);&quot;&quot;;[Working.E117])" office:value-type="string" office:string-value="01">
            <text:p>01</text:p>
          </table:table-cell>
          <table:table-cell table:formula="of:=IF(ISBLANK([Working.G117]);&quot;&quot;;[Working.G117])" office:value-type="string" office:string-value="110">
            <text:p>110</text:p>
          </table:table-cell>
          <table:table-cell table:formula="of:=IF(ISBLANK([Working.I117]);&quot;&quot;;[Working.I117])" office:value-type="string" office:string-value="011">
            <text:p>011</text:p>
          </table:table-cell>
          <table:table-cell table:formula="of:=IF(ISBLANK([Working.K117]);&quot;&quot;;[Working.K117])">
            <text:p/>
          </table:table-cell>
          <table:table-cell table:formula="of:=IF(ISBLANK([Working.M117]);&quot;&quot;;[Working.M117])">
            <text:p/>
          </table:table-cell>
          <table:table-cell table:formula="of:=IF(ISBLANK([Working.N117]);&quot;&quot;;[Working.N117])" office:value-type="string" office:string-value="Load">
            <text:p>Load</text:p>
          </table:table-cell>
          <table:table-cell table:formula="of:=IF(ISBLANK([Working.O117]);&quot;&quot;;[Working.O117])" office:value-type="string" office:string-value="SP+/-">
            <text:p>SP+/-</text:p>
          </table:table-cell>
          <table:table-cell table:formula="of:=IF(ISBLANK([Working.P117]);&quot;&quot;;[Working.P117])" office:value-type="string" office:string-value="C">
            <text:p>C</text:p>
          </table:table-cell>
          <table:table-cell table:formula="of:=IF(ISBLANK([Working.Q117]);&quot;&quot;;[Working.Q117])">
            <text:p/>
          </table:table-cell>
          <table:table-cell table:formula="of:=IF(ISBLANK([Working.R117]);&quot;&quot;;[Working.R117])">
            <text:p/>
          </table:table-cell>
          <table:table-cell table:formula="of:=IF(ISBLANK([Working.S117]);&quot;&quot;;[Working.S117])" office:value-type="string" office:string-value="POP">
            <text:p>POP</text:p>
          </table:table-cell>
          <table:table-cell table:formula="of:=IF(ISBLANK([Working.T117]);&quot;&quot;;[Working.T117])" office:value-type="string" office:string-value="POP C">
            <text:p>POP C</text:p>
          </table:table-cell>
          <table:table-cell table:formula="of:=IF(ISBLANK([Working.U117]);&quot;&quot;;[Working.U117])">
            <text:p/>
          </table:table-cell>
        </table:table-row>
        <table:table-row table:style-name="ro3">
          <table:table-cell table:formula="of:=IF(ISBLANK([Working.A118]);&quot;&quot;;[Working.A118])" office:value-type="float" office:value="116">
            <text:p>116</text:p>
          </table:table-cell>
          <table:table-cell table:formula="of:=IF(ISBLANK([Working.B118]);&quot;&quot;;[Working.B118])" office:value-type="string" office:string-value="74">
            <text:p>74</text:p>
          </table:table-cell>
          <table:table-cell table:formula="of:=IF(ISBLANK([Working.C118]);&quot;&quot;;[Working.C118])" office:value-type="string" office:string-value="01110100">
            <text:p>01110100</text:p>
          </table:table-cell>
          <table:table-cell table:formula="of:=IF(ISBLANK([Working.E118]);&quot;&quot;;[Working.E118])" office:value-type="string" office:string-value="01">
            <text:p>01</text:p>
          </table:table-cell>
          <table:table-cell table:formula="of:=IF(ISBLANK([Working.G118]);&quot;&quot;;[Working.G118])" office:value-type="string" office:string-value="110">
            <text:p>110</text:p>
          </table:table-cell>
          <table:table-cell table:formula="of:=IF(ISBLANK([Working.I118]);&quot;&quot;;[Working.I118])" office:value-type="string" office:string-value="100">
            <text:p>100</text:p>
          </table:table-cell>
          <table:table-cell table:formula="of:=IF(ISBLANK([Working.K118]);&quot;&quot;;[Working.K118])">
            <text:p/>
          </table:table-cell>
          <table:table-cell table:formula="of:=IF(ISBLANK([Working.M118]);&quot;&quot;;[Working.M118])">
            <text:p/>
          </table:table-cell>
          <table:table-cell table:formula="of:=IF(ISBLANK([Working.N118]);&quot;&quot;;[Working.N118])" office:value-type="string" office:string-value="Load">
            <text:p>Load</text:p>
          </table:table-cell>
          <table:table-cell table:formula="of:=IF(ISBLANK([Working.O118]);&quot;&quot;;[Working.O118])" office:value-type="string" office:string-value="SP+/-">
            <text:p>SP+/-</text:p>
          </table:table-cell>
          <table:table-cell table:formula="of:=IF(ISBLANK([Working.P118]);&quot;&quot;;[Working.P118])" office:value-type="string" office:string-value="SP">
            <text:p>SP</text:p>
          </table:table-cell>
          <table:table-cell table:formula="of:=IF(ISBLANK([Working.Q118]);&quot;&quot;;[Working.Q118])">
            <text:p/>
          </table:table-cell>
          <table:table-cell table:formula="of:=IF(ISBLANK([Working.R118]);&quot;&quot;;[Working.R118])">
            <text:p/>
          </table:table-cell>
          <table:table-cell table:formula="of:=IF(ISBLANK([Working.S118]);&quot;&quot;;[Working.S118])">
            <text:p/>
          </table:table-cell>
          <table:table-cell table:formula="of:=IF(ISBLANK([Working.T118]);&quot;&quot;;[Working.T118])">
            <text:p/>
          </table:table-cell>
          <table:table-cell table:formula="of:=IF(ISBLANK([Working.U118]);&quot;&quot;;[Working.U118])" office:value-type="string" office:string-value="This would be a pop into the stack pointer">
            <text:p>This would be a pop into the stack pointer</text:p>
          </table:table-cell>
        </table:table-row>
        <table:table-row table:style-name="ro3">
          <table:table-cell table:formula="of:=IF(ISBLANK([Working.A119]);&quot;&quot;;[Working.A119])" office:value-type="float" office:value="117">
            <text:p>117</text:p>
          </table:table-cell>
          <table:table-cell table:formula="of:=IF(ISBLANK([Working.B119]);&quot;&quot;;[Working.B119])" office:value-type="string" office:string-value="75">
            <text:p>75</text:p>
          </table:table-cell>
          <table:table-cell table:formula="of:=IF(ISBLANK([Working.C119]);&quot;&quot;;[Working.C119])" office:value-type="string" office:string-value="01110101">
            <text:p>01110101</text:p>
          </table:table-cell>
          <table:table-cell table:formula="of:=IF(ISBLANK([Working.E119]);&quot;&quot;;[Working.E119])" office:value-type="string" office:string-value="01">
            <text:p>01</text:p>
          </table:table-cell>
          <table:table-cell table:formula="of:=IF(ISBLANK([Working.G119]);&quot;&quot;;[Working.G119])" office:value-type="string" office:string-value="110">
            <text:p>110</text:p>
          </table:table-cell>
          <table:table-cell table:formula="of:=IF(ISBLANK([Working.I119]);&quot;&quot;;[Working.I119])" office:value-type="string" office:string-value="101">
            <text:p>101</text:p>
          </table:table-cell>
          <table:table-cell table:formula="of:=IF(ISBLANK([Working.K119]);&quot;&quot;;[Working.K119])">
            <text:p/>
          </table:table-cell>
          <table:table-cell table:formula="of:=IF(ISBLANK([Working.M119]);&quot;&quot;;[Working.M119])">
            <text:p/>
          </table:table-cell>
          <table:table-cell table:formula="of:=IF(ISBLANK([Working.N119]);&quot;&quot;;[Working.N119])" office:value-type="string" office:string-value="Load">
            <text:p>Load</text:p>
          </table:table-cell>
          <table:table-cell table:formula="of:=IF(ISBLANK([Working.O119]);&quot;&quot;;[Working.O119])" office:value-type="string" office:string-value="SP+/-">
            <text:p>SP+/-</text:p>
          </table:table-cell>
          <table:table-cell table:formula="of:=IF(ISBLANK([Working.P119]);&quot;&quot;;[Working.P119])" office:value-type="string" office:string-value="PC">
            <text:p>PC</text:p>
          </table:table-cell>
          <table:table-cell table:formula="of:=IF(ISBLANK([Working.Q119]);&quot;&quot;;[Working.Q119])">
            <text:p/>
          </table:table-cell>
          <table:table-cell table:formula="of:=IF(ISBLANK([Working.R119]);&quot;&quot;;[Working.R119])">
            <text:p/>
          </table:table-cell>
          <table:table-cell table:formula="of:=IF(ISBLANK([Working.S119]);&quot;&quot;;[Working.S119])" office:value-type="string" office:string-value="RETURN">
            <text:p>RETURN</text:p>
          </table:table-cell>
          <table:table-cell table:formula="of:=IF(ISBLANK([Working.T119]);&quot;&quot;;[Working.T119])" office:value-type="string" office:string-value="RETURN">
            <text:p>RETURN</text:p>
          </table:table-cell>
          <table:table-cell table:formula="of:=IF(ISBLANK([Working.U119]);&quot;&quot;;[Working.U119])">
            <text:p/>
          </table:table-cell>
        </table:table-row>
        <table:table-row table:style-name="ro3">
          <table:table-cell table:formula="of:=IF(ISBLANK([Working.A120]);&quot;&quot;;[Working.A120])" office:value-type="float" office:value="118">
            <text:p>118</text:p>
          </table:table-cell>
          <table:table-cell table:formula="of:=IF(ISBLANK([Working.B120]);&quot;&quot;;[Working.B120])" office:value-type="string" office:string-value="76">
            <text:p>76</text:p>
          </table:table-cell>
          <table:table-cell table:formula="of:=IF(ISBLANK([Working.C120]);&quot;&quot;;[Working.C120])" office:value-type="string" office:string-value="01110110">
            <text:p>01110110</text:p>
          </table:table-cell>
          <table:table-cell table:formula="of:=IF(ISBLANK([Working.E120]);&quot;&quot;;[Working.E120])" office:value-type="string" office:string-value="01">
            <text:p>01</text:p>
          </table:table-cell>
          <table:table-cell table:formula="of:=IF(ISBLANK([Working.G120]);&quot;&quot;;[Working.G120])" office:value-type="string" office:string-value="110">
            <text:p>110</text:p>
          </table:table-cell>
          <table:table-cell table:formula="of:=IF(ISBLANK([Working.I120]);&quot;&quot;;[Working.I120])" office:value-type="string" office:string-value="110">
            <text:p>110</text:p>
          </table:table-cell>
          <table:table-cell table:formula="of:=IF(ISBLANK([Working.K120]);&quot;&quot;;[Working.K120])">
            <text:p/>
          </table:table-cell>
          <table:table-cell table:formula="of:=IF(ISBLANK([Working.M120]);&quot;&quot;;[Working.M120])">
            <text:p/>
          </table:table-cell>
          <table:table-cell table:formula="of:=IF(ISBLANK([Working.N120]);&quot;&quot;;[Working.N120])" office:value-type="string" office:string-value="Load">
            <text:p>Load</text:p>
          </table:table-cell>
          <table:table-cell table:formula="of:=IF(ISBLANK([Working.O120]);&quot;&quot;;[Working.O120])" office:value-type="string" office:string-value="SP+/-">
            <text:p>SP+/-</text:p>
          </table:table-cell>
          <table:table-cell table:formula="of:=IF(ISBLANK([Working.P120]);&quot;&quot;;[Working.P120])" office:value-type="string" office:string-value="SP+/-">
            <text:p>SP+/-</text:p>
          </table:table-cell>
          <table:table-cell table:formula="of:=IF(ISBLANK([Working.Q120]);&quot;&quot;;[Working.Q120])">
            <text:p/>
          </table:table-cell>
          <table:table-cell table:formula="of:=IF(ISBLANK([Working.R120]);&quot;&quot;;[Working.R120])">
            <text:p/>
          </table:table-cell>
          <table:table-cell table:formula="of:=IF(ISBLANK([Working.S120]);&quot;&quot;;[Working.S120])" office:value-type="string" office:string-value="NOOP">
            <text:p>NOOP</text:p>
          </table:table-cell>
          <table:table-cell table:formula="of:=IF(ISBLANK([Working.T120]);&quot;&quot;;[Working.T120])" office:value-type="string" office:string-value="NOOP">
            <text:p>NOOP</text:p>
          </table:table-cell>
          <table:table-cell table:formula="of:=IF(ISBLANK([Working.U120]);&quot;&quot;;[Working.U120])" office:value-type="string" office:string-value="You can't call SP+/-">
            <text:p>You can't call SP+/-</text:p>
          </table:table-cell>
        </table:table-row>
        <table:table-row table:style-name="ro3">
          <table:table-cell table:formula="of:=IF(ISBLANK([Working.A121]);&quot;&quot;;[Working.A121])" office:value-type="float" office:value="119">
            <text:p>119</text:p>
          </table:table-cell>
          <table:table-cell table:formula="of:=IF(ISBLANK([Working.B121]);&quot;&quot;;[Working.B121])" office:value-type="string" office:string-value="77">
            <text:p>77</text:p>
          </table:table-cell>
          <table:table-cell table:formula="of:=IF(ISBLANK([Working.C121]);&quot;&quot;;[Working.C121])" office:value-type="string" office:string-value="01110111">
            <text:p>01110111</text:p>
          </table:table-cell>
          <table:table-cell table:formula="of:=IF(ISBLANK([Working.E121]);&quot;&quot;;[Working.E121])" office:value-type="string" office:string-value="01">
            <text:p>01</text:p>
          </table:table-cell>
          <table:table-cell table:formula="of:=IF(ISBLANK([Working.G121]);&quot;&quot;;[Working.G121])" office:value-type="string" office:string-value="110">
            <text:p>110</text:p>
          </table:table-cell>
          <table:table-cell table:formula="of:=IF(ISBLANK([Working.I121]);&quot;&quot;;[Working.I121])" office:value-type="string" office:string-value="111">
            <text:p>111</text:p>
          </table:table-cell>
          <table:table-cell table:formula="of:=IF(ISBLANK([Working.K121]);&quot;&quot;;[Working.K121])">
            <text:p/>
          </table:table-cell>
          <table:table-cell table:formula="of:=IF(ISBLANK([Working.M121]);&quot;&quot;;[Working.M121])">
            <text:p/>
          </table:table-cell>
          <table:table-cell table:formula="of:=IF(ISBLANK([Working.N121]);&quot;&quot;;[Working.N121])" office:value-type="string" office:string-value="Load">
            <text:p>Load</text:p>
          </table:table-cell>
          <table:table-cell table:formula="of:=IF(ISBLANK([Working.O121]);&quot;&quot;;[Working.O121])" office:value-type="string" office:string-value="SP+/-">
            <text:p>SP+/-</text:p>
          </table:table-cell>
          <table:table-cell table:formula="of:=IF(ISBLANK([Working.P121]);&quot;&quot;;[Working.P121])" office:value-type="string" office:string-value="CONST">
            <text:p>CONST</text:p>
          </table:table-cell>
          <table:table-cell table:formula="of:=IF(ISBLANK([Working.Q121]);&quot;&quot;;[Working.Q121])">
            <text:p/>
          </table:table-cell>
          <table:table-cell table:formula="of:=IF(ISBLANK([Working.R121]);&quot;&quot;;[Working.R121])">
            <text:p/>
          </table:table-cell>
          <table:table-cell table:formula="of:=IF(ISBLANK([Working.S121]);&quot;&quot;;[Working.S121])">
            <text:p/>
          </table:table-cell>
          <table:table-cell table:formula="of:=IF(ISBLANK([Working.T121]);&quot;&quot;;[Working.T121])">
            <text:p/>
          </table:table-cell>
          <table:table-cell table:formula="of:=IF(ISBLANK([Working.U121]);&quot;&quot;;[Working.U121])" office:value-type="string" office:string-value="Loading from SP+/- doesn't make much sense. Not much of a POP">
            <text:p>Loading from SP+/- doesn't make much sense. Not much of a POP</text:p>
          </table:table-cell>
        </table:table-row>
        <table:table-row table:style-name="ro3">
          <table:table-cell table:formula="of:=IF(ISBLANK([Working.A122]);&quot;&quot;;[Working.A122])" office:value-type="float" office:value="120">
            <text:p>120</text:p>
          </table:table-cell>
          <table:table-cell table:formula="of:=IF(ISBLANK([Working.B122]);&quot;&quot;;[Working.B122])" office:value-type="string" office:string-value="78">
            <text:p>78</text:p>
          </table:table-cell>
          <table:table-cell table:formula="of:=IF(ISBLANK([Working.C122]);&quot;&quot;;[Working.C122])" office:value-type="string" office:string-value="01111000">
            <text:p>01111000</text:p>
          </table:table-cell>
          <table:table-cell table:formula="of:=IF(ISBLANK([Working.E122]);&quot;&quot;;[Working.E122])" office:value-type="string" office:string-value="01">
            <text:p>01</text:p>
          </table:table-cell>
          <table:table-cell table:formula="of:=IF(ISBLANK([Working.G122]);&quot;&quot;;[Working.G122])" office:value-type="string" office:string-value="111">
            <text:p>111</text:p>
          </table:table-cell>
          <table:table-cell table:formula="of:=IF(ISBLANK([Working.I122]);&quot;&quot;;[Working.I122])" office:value-type="string" office:string-value="000">
            <text:p>000</text:p>
          </table:table-cell>
          <table:table-cell table:formula="of:=IF(ISBLANK([Working.K122]);&quot;&quot;;[Working.K122])">
            <text:p/>
          </table:table-cell>
          <table:table-cell table:formula="of:=IF(ISBLANK([Working.M122]);&quot;&quot;;[Working.M122])">
            <text:p/>
          </table:table-cell>
          <table:table-cell table:formula="of:=IF(ISBLANK([Working.N122]);&quot;&quot;;[Working.N122])" office:value-type="string" office:string-value="Load">
            <text:p>Load</text:p>
          </table:table-cell>
          <table:table-cell table:formula="of:=IF(ISBLANK([Working.O122]);&quot;&quot;;[Working.O122])" office:value-type="string" office:string-value="CONST">
            <text:p>CONST</text:p>
          </table:table-cell>
          <table:table-cell table:formula="of:=IF(ISBLANK([Working.P122]);&quot;&quot;;[Working.P122])" office:value-type="string" office:string-value="ACC">
            <text:p>ACC</text:p>
          </table:table-cell>
          <table:table-cell table:formula="of:=IF(ISBLANK([Working.Q122]);&quot;&quot;;[Working.Q122])">
            <text:p/>
          </table:table-cell>
          <table:table-cell table:formula="of:=IF(ISBLANK([Working.R122]);&quot;&quot;;[Working.R122])">
            <text:p/>
          </table:table-cell>
          <table:table-cell table:formula="of:=IF(ISBLANK([Working.S122]);&quot;&quot;;[Working.S122])" office:value-type="string" office:string-value="LOAD">
            <text:p>LOAD</text:p>
          </table:table-cell>
          <table:table-cell table:formula="of:=IF(ISBLANK([Working.T122]);&quot;&quot;;[Working.T122])" office:value-type="string" office:string-value="LOAD [CONST] ACC">
            <text:p>LOAD [CONST] ACC</text:p>
          </table:table-cell>
          <table:table-cell table:formula="of:=IF(ISBLANK([Working.U122]);&quot;&quot;;[Working.U122])">
            <text:p/>
          </table:table-cell>
        </table:table-row>
        <table:table-row table:style-name="ro3">
          <table:table-cell table:formula="of:=IF(ISBLANK([Working.A123]);&quot;&quot;;[Working.A123])" office:value-type="float" office:value="121">
            <text:p>121</text:p>
          </table:table-cell>
          <table:table-cell table:formula="of:=IF(ISBLANK([Working.B123]);&quot;&quot;;[Working.B123])" office:value-type="string" office:string-value="79">
            <text:p>79</text:p>
          </table:table-cell>
          <table:table-cell table:formula="of:=IF(ISBLANK([Working.C123]);&quot;&quot;;[Working.C123])" office:value-type="string" office:string-value="01111001">
            <text:p>01111001</text:p>
          </table:table-cell>
          <table:table-cell table:formula="of:=IF(ISBLANK([Working.E123]);&quot;&quot;;[Working.E123])" office:value-type="string" office:string-value="01">
            <text:p>01</text:p>
          </table:table-cell>
          <table:table-cell table:formula="of:=IF(ISBLANK([Working.G123]);&quot;&quot;;[Working.G123])" office:value-type="string" office:string-value="111">
            <text:p>111</text:p>
          </table:table-cell>
          <table:table-cell table:formula="of:=IF(ISBLANK([Working.I123]);&quot;&quot;;[Working.I123])" office:value-type="string" office:string-value="001">
            <text:p>001</text:p>
          </table:table-cell>
          <table:table-cell table:formula="of:=IF(ISBLANK([Working.K123]);&quot;&quot;;[Working.K123])">
            <text:p/>
          </table:table-cell>
          <table:table-cell table:formula="of:=IF(ISBLANK([Working.M123]);&quot;&quot;;[Working.M123])">
            <text:p/>
          </table:table-cell>
          <table:table-cell table:formula="of:=IF(ISBLANK([Working.N123]);&quot;&quot;;[Working.N123])" office:value-type="string" office:string-value="Load">
            <text:p>Load</text:p>
          </table:table-cell>
          <table:table-cell table:formula="of:=IF(ISBLANK([Working.O123]);&quot;&quot;;[Working.O123])" office:value-type="string" office:string-value="CONST">
            <text:p>CONST</text:p>
          </table:table-cell>
          <table:table-cell table:formula="of:=IF(ISBLANK([Working.P123]);&quot;&quot;;[Working.P123])" office:value-type="string" office:string-value="A">
            <text:p>A</text:p>
          </table:table-cell>
          <table:table-cell table:formula="of:=IF(ISBLANK([Working.Q123]);&quot;&quot;;[Working.Q123])">
            <text:p/>
          </table:table-cell>
          <table:table-cell table:formula="of:=IF(ISBLANK([Working.R123]);&quot;&quot;;[Working.R123])">
            <text:p/>
          </table:table-cell>
          <table:table-cell table:formula="of:=IF(ISBLANK([Working.S123]);&quot;&quot;;[Working.S123])" office:value-type="string" office:string-value="LOAD">
            <text:p>LOAD</text:p>
          </table:table-cell>
          <table:table-cell table:formula="of:=IF(ISBLANK([Working.T123]);&quot;&quot;;[Working.T123])" office:value-type="string" office:string-value="LOAD [CONST] A">
            <text:p>LOAD [CONST] A</text:p>
          </table:table-cell>
          <table:table-cell table:formula="of:=IF(ISBLANK([Working.U123]);&quot;&quot;;[Working.U123])">
            <text:p/>
          </table:table-cell>
        </table:table-row>
        <table:table-row table:style-name="ro3">
          <table:table-cell table:formula="of:=IF(ISBLANK([Working.A124]);&quot;&quot;;[Working.A124])" office:value-type="float" office:value="122">
            <text:p>122</text:p>
          </table:table-cell>
          <table:table-cell table:formula="of:=IF(ISBLANK([Working.B124]);&quot;&quot;;[Working.B124])" office:value-type="string" office:string-value="7A">
            <text:p>7A</text:p>
          </table:table-cell>
          <table:table-cell table:formula="of:=IF(ISBLANK([Working.C124]);&quot;&quot;;[Working.C124])" office:value-type="string" office:string-value="01111010">
            <text:p>01111010</text:p>
          </table:table-cell>
          <table:table-cell table:formula="of:=IF(ISBLANK([Working.E124]);&quot;&quot;;[Working.E124])" office:value-type="string" office:string-value="01">
            <text:p>01</text:p>
          </table:table-cell>
          <table:table-cell table:formula="of:=IF(ISBLANK([Working.G124]);&quot;&quot;;[Working.G124])" office:value-type="string" office:string-value="111">
            <text:p>111</text:p>
          </table:table-cell>
          <table:table-cell table:formula="of:=IF(ISBLANK([Working.I124]);&quot;&quot;;[Working.I124])" office:value-type="string" office:string-value="010">
            <text:p>010</text:p>
          </table:table-cell>
          <table:table-cell table:formula="of:=IF(ISBLANK([Working.K124]);&quot;&quot;;[Working.K124])">
            <text:p/>
          </table:table-cell>
          <table:table-cell table:formula="of:=IF(ISBLANK([Working.M124]);&quot;&quot;;[Working.M124])">
            <text:p/>
          </table:table-cell>
          <table:table-cell table:formula="of:=IF(ISBLANK([Working.N124]);&quot;&quot;;[Working.N124])" office:value-type="string" office:string-value="Load">
            <text:p>Load</text:p>
          </table:table-cell>
          <table:table-cell table:formula="of:=IF(ISBLANK([Working.O124]);&quot;&quot;;[Working.O124])" office:value-type="string" office:string-value="CONST">
            <text:p>CONST</text:p>
          </table:table-cell>
          <table:table-cell table:formula="of:=IF(ISBLANK([Working.P124]);&quot;&quot;;[Working.P124])" office:value-type="string" office:string-value="B">
            <text:p>B</text:p>
          </table:table-cell>
          <table:table-cell table:formula="of:=IF(ISBLANK([Working.Q124]);&quot;&quot;;[Working.Q124])">
            <text:p/>
          </table:table-cell>
          <table:table-cell table:formula="of:=IF(ISBLANK([Working.R124]);&quot;&quot;;[Working.R124])">
            <text:p/>
          </table:table-cell>
          <table:table-cell table:formula="of:=IF(ISBLANK([Working.S124]);&quot;&quot;;[Working.S124])" office:value-type="string" office:string-value="LOAD">
            <text:p>LOAD</text:p>
          </table:table-cell>
          <table:table-cell table:formula="of:=IF(ISBLANK([Working.T124]);&quot;&quot;;[Working.T124])" office:value-type="string" office:string-value="LOAD [CONST] B">
            <text:p>LOAD [CONST] B</text:p>
          </table:table-cell>
          <table:table-cell table:formula="of:=IF(ISBLANK([Working.U124]);&quot;&quot;;[Working.U124])">
            <text:p/>
          </table:table-cell>
        </table:table-row>
        <table:table-row table:style-name="ro3">
          <table:table-cell table:formula="of:=IF(ISBLANK([Working.A125]);&quot;&quot;;[Working.A125])" office:value-type="float" office:value="123">
            <text:p>123</text:p>
          </table:table-cell>
          <table:table-cell table:formula="of:=IF(ISBLANK([Working.B125]);&quot;&quot;;[Working.B125])" office:value-type="string" office:string-value="7B">
            <text:p>7B</text:p>
          </table:table-cell>
          <table:table-cell table:formula="of:=IF(ISBLANK([Working.C125]);&quot;&quot;;[Working.C125])" office:value-type="string" office:string-value="01111011">
            <text:p>01111011</text:p>
          </table:table-cell>
          <table:table-cell table:formula="of:=IF(ISBLANK([Working.E125]);&quot;&quot;;[Working.E125])" office:value-type="string" office:string-value="01">
            <text:p>01</text:p>
          </table:table-cell>
          <table:table-cell table:formula="of:=IF(ISBLANK([Working.G125]);&quot;&quot;;[Working.G125])" office:value-type="string" office:string-value="111">
            <text:p>111</text:p>
          </table:table-cell>
          <table:table-cell table:formula="of:=IF(ISBLANK([Working.I125]);&quot;&quot;;[Working.I125])" office:value-type="string" office:string-value="011">
            <text:p>011</text:p>
          </table:table-cell>
          <table:table-cell table:formula="of:=IF(ISBLANK([Working.K125]);&quot;&quot;;[Working.K125])">
            <text:p/>
          </table:table-cell>
          <table:table-cell table:formula="of:=IF(ISBLANK([Working.M125]);&quot;&quot;;[Working.M125])">
            <text:p/>
          </table:table-cell>
          <table:table-cell table:formula="of:=IF(ISBLANK([Working.N125]);&quot;&quot;;[Working.N125])" office:value-type="string" office:string-value="Load">
            <text:p>Load</text:p>
          </table:table-cell>
          <table:table-cell table:formula="of:=IF(ISBLANK([Working.O125]);&quot;&quot;;[Working.O125])" office:value-type="string" office:string-value="CONST">
            <text:p>CONST</text:p>
          </table:table-cell>
          <table:table-cell table:formula="of:=IF(ISBLANK([Working.P125]);&quot;&quot;;[Working.P125])" office:value-type="string" office:string-value="C">
            <text:p>C</text:p>
          </table:table-cell>
          <table:table-cell table:formula="of:=IF(ISBLANK([Working.Q125]);&quot;&quot;;[Working.Q125])">
            <text:p/>
          </table:table-cell>
          <table:table-cell table:formula="of:=IF(ISBLANK([Working.R125]);&quot;&quot;;[Working.R125])">
            <text:p/>
          </table:table-cell>
          <table:table-cell table:formula="of:=IF(ISBLANK([Working.S125]);&quot;&quot;;[Working.S125])" office:value-type="string" office:string-value="LOAD">
            <text:p>LOAD</text:p>
          </table:table-cell>
          <table:table-cell table:formula="of:=IF(ISBLANK([Working.T125]);&quot;&quot;;[Working.T125])" office:value-type="string" office:string-value="LOAD [CONST] C">
            <text:p>LOAD [CONST] C</text:p>
          </table:table-cell>
          <table:table-cell table:formula="of:=IF(ISBLANK([Working.U125]);&quot;&quot;;[Working.U125])">
            <text:p/>
          </table:table-cell>
        </table:table-row>
        <table:table-row table:style-name="ro3">
          <table:table-cell table:formula="of:=IF(ISBLANK([Working.A126]);&quot;&quot;;[Working.A126])" office:value-type="float" office:value="124">
            <text:p>124</text:p>
          </table:table-cell>
          <table:table-cell table:formula="of:=IF(ISBLANK([Working.B126]);&quot;&quot;;[Working.B126])" office:value-type="string" office:string-value="7C">
            <text:p>7C</text:p>
          </table:table-cell>
          <table:table-cell table:formula="of:=IF(ISBLANK([Working.C126]);&quot;&quot;;[Working.C126])" office:value-type="string" office:string-value="01111100">
            <text:p>01111100</text:p>
          </table:table-cell>
          <table:table-cell table:formula="of:=IF(ISBLANK([Working.E126]);&quot;&quot;;[Working.E126])" office:value-type="string" office:string-value="01">
            <text:p>01</text:p>
          </table:table-cell>
          <table:table-cell table:formula="of:=IF(ISBLANK([Working.G126]);&quot;&quot;;[Working.G126])" office:value-type="string" office:string-value="111">
            <text:p>111</text:p>
          </table:table-cell>
          <table:table-cell table:formula="of:=IF(ISBLANK([Working.I126]);&quot;&quot;;[Working.I126])" office:value-type="string" office:string-value="100">
            <text:p>100</text:p>
          </table:table-cell>
          <table:table-cell table:formula="of:=IF(ISBLANK([Working.K126]);&quot;&quot;;[Working.K126])">
            <text:p/>
          </table:table-cell>
          <table:table-cell table:formula="of:=IF(ISBLANK([Working.M126]);&quot;&quot;;[Working.M126])">
            <text:p/>
          </table:table-cell>
          <table:table-cell table:formula="of:=IF(ISBLANK([Working.N126]);&quot;&quot;;[Working.N126])" office:value-type="string" office:string-value="Load">
            <text:p>Load</text:p>
          </table:table-cell>
          <table:table-cell table:formula="of:=IF(ISBLANK([Working.O126]);&quot;&quot;;[Working.O126])" office:value-type="string" office:string-value="CONST">
            <text:p>CONST</text:p>
          </table:table-cell>
          <table:table-cell table:formula="of:=IF(ISBLANK([Working.P126]);&quot;&quot;;[Working.P126])" office:value-type="string" office:string-value="SP">
            <text:p>SP</text:p>
          </table:table-cell>
          <table:table-cell table:formula="of:=IF(ISBLANK([Working.Q126]);&quot;&quot;;[Working.Q126])">
            <text:p/>
          </table:table-cell>
          <table:table-cell table:formula="of:=IF(ISBLANK([Working.R126]);&quot;&quot;;[Working.R126])">
            <text:p/>
          </table:table-cell>
          <table:table-cell table:formula="of:=IF(ISBLANK([Working.S126]);&quot;&quot;;[Working.S126])" office:value-type="string" office:string-value="JUMP_IF_GTE_ACC">
            <text:p>JUMP_IF_GTE_ACC</text:p>
          </table:table-cell>
          <table:table-cell table:formula="of:=IF(ISBLANK([Working.T126]);&quot;&quot;;[Working.T126])" office:value-type="string" office:string-value="JUMP_IF_GTE_ACC CONST CONST">
            <text:p>JUMP_IF_GTE_ACC CONST CONST</text:p>
          </table:table-cell>
          <table:table-cell table:formula="of:=IF(ISBLANK([Working.U126]);&quot;&quot;;[Working.U126])">
            <text:p/>
          </table:table-cell>
        </table:table-row>
        <table:table-row table:style-name="ro3">
          <table:table-cell table:formula="of:=IF(ISBLANK([Working.A127]);&quot;&quot;;[Working.A127])" office:value-type="float" office:value="125">
            <text:p>125</text:p>
          </table:table-cell>
          <table:table-cell table:formula="of:=IF(ISBLANK([Working.B127]);&quot;&quot;;[Working.B127])" office:value-type="string" office:string-value="7D">
            <text:p>7D</text:p>
          </table:table-cell>
          <table:table-cell table:formula="of:=IF(ISBLANK([Working.C127]);&quot;&quot;;[Working.C127])" office:value-type="string" office:string-value="01111101">
            <text:p>01111101</text:p>
          </table:table-cell>
          <table:table-cell table:formula="of:=IF(ISBLANK([Working.E127]);&quot;&quot;;[Working.E127])" office:value-type="string" office:string-value="01">
            <text:p>01</text:p>
          </table:table-cell>
          <table:table-cell table:formula="of:=IF(ISBLANK([Working.G127]);&quot;&quot;;[Working.G127])" office:value-type="string" office:string-value="111">
            <text:p>111</text:p>
          </table:table-cell>
          <table:table-cell table:formula="of:=IF(ISBLANK([Working.I127]);&quot;&quot;;[Working.I127])" office:value-type="string" office:string-value="101">
            <text:p>101</text:p>
          </table:table-cell>
          <table:table-cell table:formula="of:=IF(ISBLANK([Working.K127]);&quot;&quot;;[Working.K127])">
            <text:p/>
          </table:table-cell>
          <table:table-cell table:formula="of:=IF(ISBLANK([Working.M127]);&quot;&quot;;[Working.M127])">
            <text:p/>
          </table:table-cell>
          <table:table-cell table:formula="of:=IF(ISBLANK([Working.N127]);&quot;&quot;;[Working.N127])" office:value-type="string" office:string-value="Load">
            <text:p>Load</text:p>
          </table:table-cell>
          <table:table-cell table:formula="of:=IF(ISBLANK([Working.O127]);&quot;&quot;;[Working.O127])" office:value-type="string" office:string-value="CONST">
            <text:p>CONST</text:p>
          </table:table-cell>
          <table:table-cell table:formula="of:=IF(ISBLANK([Working.P127]);&quot;&quot;;[Working.P127])" office:value-type="string" office:string-value="PC">
            <text:p>PC</text:p>
          </table:table-cell>
          <table:table-cell table:formula="of:=IF(ISBLANK([Working.Q127]);&quot;&quot;;[Working.Q127])">
            <text:p/>
          </table:table-cell>
          <table:table-cell table:formula="of:=IF(ISBLANK([Working.R127]);&quot;&quot;;[Working.R127])">
            <text:p/>
          </table:table-cell>
          <table:table-cell table:formula="of:=IF(ISBLANK([Working.S127]);&quot;&quot;;[Working.S127])" office:value-type="string" office:string-value="JUMP">
            <text:p>JUMP</text:p>
          </table:table-cell>
          <table:table-cell table:formula="of:=IF(ISBLANK([Working.T127]);&quot;&quot;;[Working.T127])" office:value-type="string" office:string-value="JUMP [CONST]">
            <text:p>JUMP [CONST]</text:p>
          </table:table-cell>
          <table:table-cell table:formula="of:=IF(ISBLANK([Working.U127]);&quot;&quot;;[Working.U127])">
            <text:p/>
          </table:table-cell>
        </table:table-row>
        <table:table-row table:style-name="ro3">
          <table:table-cell table:formula="of:=IF(ISBLANK([Working.A128]);&quot;&quot;;[Working.A128])" office:value-type="float" office:value="126">
            <text:p>126</text:p>
          </table:table-cell>
          <table:table-cell table:formula="of:=IF(ISBLANK([Working.B128]);&quot;&quot;;[Working.B128])" office:value-type="string" office:string-value="7E">
            <text:p>7E</text:p>
          </table:table-cell>
          <table:table-cell table:formula="of:=IF(ISBLANK([Working.C128]);&quot;&quot;;[Working.C128])" office:value-type="string" office:string-value="01111110">
            <text:p>01111110</text:p>
          </table:table-cell>
          <table:table-cell table:formula="of:=IF(ISBLANK([Working.E128]);&quot;&quot;;[Working.E128])" office:value-type="string" office:string-value="01">
            <text:p>01</text:p>
          </table:table-cell>
          <table:table-cell table:formula="of:=IF(ISBLANK([Working.G128]);&quot;&quot;;[Working.G128])" office:value-type="string" office:string-value="111">
            <text:p>111</text:p>
          </table:table-cell>
          <table:table-cell table:formula="of:=IF(ISBLANK([Working.I128]);&quot;&quot;;[Working.I128])" office:value-type="string" office:string-value="110">
            <text:p>110</text:p>
          </table:table-cell>
          <table:table-cell table:formula="of:=IF(ISBLANK([Working.K128]);&quot;&quot;;[Working.K128])">
            <text:p/>
          </table:table-cell>
          <table:table-cell table:formula="of:=IF(ISBLANK([Working.M128]);&quot;&quot;;[Working.M128])">
            <text:p/>
          </table:table-cell>
          <table:table-cell table:formula="of:=IF(ISBLANK([Working.N128]);&quot;&quot;;[Working.N128])" office:value-type="string" office:string-value="Load">
            <text:p>Load</text:p>
          </table:table-cell>
          <table:table-cell table:formula="of:=IF(ISBLANK([Working.O128]);&quot;&quot;;[Working.O128])" office:value-type="string" office:string-value="CONST">
            <text:p>CONST</text:p>
          </table:table-cell>
          <table:table-cell table:formula="of:=IF(ISBLANK([Working.P128]);&quot;&quot;;[Working.P128])" office:value-type="string" office:string-value="SP+/-">
            <text:p>SP+/-</text:p>
          </table:table-cell>
          <table:table-cell table:formula="of:=IF(ISBLANK([Working.Q128]);&quot;&quot;;[Working.Q128])">
            <text:p/>
          </table:table-cell>
          <table:table-cell table:formula="of:=IF(ISBLANK([Working.R128]);&quot;&quot;;[Working.R128])">
            <text:p/>
          </table:table-cell>
          <table:table-cell table:formula="of:=IF(ISBLANK([Working.S128]);&quot;&quot;;[Working.S128])" office:value-type="string" office:string-value="CALL">
            <text:p>CALL</text:p>
          </table:table-cell>
          <table:table-cell table:formula="of:=IF(ISBLANK([Working.T128]);&quot;&quot;;[Working.T128])" office:value-type="string" office:string-value="CALL CONST">
            <text:p>CALL CONST</text:p>
          </table:table-cell>
          <table:table-cell table:formula="of:=IF(ISBLANK([Working.U128]);&quot;&quot;;[Working.U128])">
            <text:p/>
          </table:table-cell>
        </table:table-row>
        <table:table-row table:style-name="ro3">
          <table:table-cell table:formula="of:=IF(ISBLANK([Working.A129]);&quot;&quot;;[Working.A129])" office:value-type="float" office:value="127">
            <text:p>127</text:p>
          </table:table-cell>
          <table:table-cell table:formula="of:=IF(ISBLANK([Working.B129]);&quot;&quot;;[Working.B129])" office:value-type="string" office:string-value="7F">
            <text:p>7F</text:p>
          </table:table-cell>
          <table:table-cell table:formula="of:=IF(ISBLANK([Working.C129]);&quot;&quot;;[Working.C129])" office:value-type="string" office:string-value="01111111">
            <text:p>01111111</text:p>
          </table:table-cell>
          <table:table-cell table:formula="of:=IF(ISBLANK([Working.E129]);&quot;&quot;;[Working.E129])" office:value-type="string" office:string-value="01">
            <text:p>01</text:p>
          </table:table-cell>
          <table:table-cell table:formula="of:=IF(ISBLANK([Working.G129]);&quot;&quot;;[Working.G129])" office:value-type="string" office:string-value="111">
            <text:p>111</text:p>
          </table:table-cell>
          <table:table-cell table:formula="of:=IF(ISBLANK([Working.I129]);&quot;&quot;;[Working.I129])" office:value-type="string" office:string-value="111">
            <text:p>111</text:p>
          </table:table-cell>
          <table:table-cell table:formula="of:=IF(ISBLANK([Working.K129]);&quot;&quot;;[Working.K129])">
            <text:p/>
          </table:table-cell>
          <table:table-cell table:formula="of:=IF(ISBLANK([Working.M129]);&quot;&quot;;[Working.M129])">
            <text:p/>
          </table:table-cell>
          <table:table-cell table:formula="of:=IF(ISBLANK([Working.N129]);&quot;&quot;;[Working.N129])" office:value-type="string" office:string-value="Load">
            <text:p>Load</text:p>
          </table:table-cell>
          <table:table-cell table:formula="of:=IF(ISBLANK([Working.O129]);&quot;&quot;;[Working.O129])" office:value-type="string" office:string-value="CONST">
            <text:p>CONST</text:p>
          </table:table-cell>
          <table:table-cell table:formula="of:=IF(ISBLANK([Working.P129]);&quot;&quot;;[Working.P129])" office:value-type="string" office:string-value="CONST">
            <text:p>CONST</text:p>
          </table:table-cell>
          <table:table-cell table:formula="of:=IF(ISBLANK([Working.Q129]);&quot;&quot;;[Working.Q129])">
            <text:p/>
          </table:table-cell>
          <table:table-cell table:formula="of:=IF(ISBLANK([Working.R129]);&quot;&quot;;[Working.R129])">
            <text:p/>
          </table:table-cell>
          <table:table-cell table:formula="of:=IF(ISBLANK([Working.S129]);&quot;&quot;;[Working.S129])" office:value-type="string" office:string-value="PROGLOAD">
            <text:p>PROGLOAD</text:p>
          </table:table-cell>
          <table:table-cell table:formula="of:=IF(ISBLANK([Working.T129]);&quot;&quot;;[Working.T129])" office:value-type="string" office:string-value="PROGLOAD [CONST]">
            <text:p>PROGLOAD [CONST]</text:p>
          </table:table-cell>
          <table:table-cell table:formula="of:=IF(ISBLANK([Working.U129]);&quot;&quot;;[Working.U129])">
            <text:p/>
          </table:table-cell>
        </table:table-row>
        <table:table-row table:style-name="ro3">
          <table:table-cell table:formula="of:=IF(ISBLANK([Working.A130]);&quot;&quot;;[Working.A130])" office:value-type="float" office:value="128">
            <text:p>128</text:p>
          </table:table-cell>
          <table:table-cell table:formula="of:=IF(ISBLANK([Working.B130]);&quot;&quot;;[Working.B130])" office:value-type="string" office:string-value="80">
            <text:p>80</text:p>
          </table:table-cell>
          <table:table-cell table:formula="of:=IF(ISBLANK([Working.C130]);&quot;&quot;;[Working.C130])" office:value-type="string" office:string-value="10000000">
            <text:p>10000000</text:p>
          </table:table-cell>
          <table:table-cell table:formula="of:=IF(ISBLANK([Working.E130]);&quot;&quot;;[Working.E130])" office:value-type="string" office:string-value="10">
            <text:p>10</text:p>
          </table:table-cell>
          <table:table-cell table:formula="of:=IF(ISBLANK([Working.G130]);&quot;&quot;;[Working.G130])" office:value-type="string" office:string-value="000">
            <text:p>000</text:p>
          </table:table-cell>
          <table:table-cell table:formula="of:=IF(ISBLANK([Working.I130]);&quot;&quot;;[Working.I130])" office:value-type="string" office:string-value="000">
            <text:p>000</text:p>
          </table:table-cell>
          <table:table-cell table:formula="of:=IF(ISBLANK([Working.K130]);&quot;&quot;;[Working.K130])">
            <text:p/>
          </table:table-cell>
          <table:table-cell table:formula="of:=IF(ISBLANK([Working.M130]);&quot;&quot;;[Working.M130])">
            <text:p/>
          </table:table-cell>
          <table:table-cell table:formula="of:=IF(ISBLANK([Working.N130]);&quot;&quot;;[Working.N130])" office:value-type="string" office:string-value="Store">
            <text:p>Store</text:p>
          </table:table-cell>
          <table:table-cell table:formula="of:=IF(ISBLANK([Working.O130]);&quot;&quot;;[Working.O130])" office:value-type="string" office:string-value="ACC">
            <text:p>ACC</text:p>
          </table:table-cell>
          <table:table-cell table:formula="of:=IF(ISBLANK([Working.P130]);&quot;&quot;;[Working.P130])" office:value-type="string" office:string-value="ACC">
            <text:p>ACC</text:p>
          </table:table-cell>
          <table:table-cell table:formula="of:=IF(ISBLANK([Working.Q130]);&quot;&quot;;[Working.Q130])">
            <text:p/>
          </table:table-cell>
          <table:table-cell table:formula="of:=IF(ISBLANK([Working.R130]);&quot;&quot;;[Working.R130])">
            <text:p/>
          </table:table-cell>
          <table:table-cell table:formula="of:=IF(ISBLANK([Working.S130]);&quot;&quot;;[Working.S130])" office:value-type="string" office:string-value="STORE">
            <text:p>STORE</text:p>
          </table:table-cell>
          <table:table-cell table:formula="of:=IF(ISBLANK([Working.T130]);&quot;&quot;;[Working.T130])" office:value-type="string" office:string-value="STORE ACC [ACC]">
            <text:p>STORE ACC [ACC]</text:p>
          </table:table-cell>
          <table:table-cell table:formula="of:=IF(ISBLANK([Working.U130]);&quot;&quot;;[Working.U130])">
            <text:p/>
          </table:table-cell>
        </table:table-row>
        <table:table-row table:style-name="ro3">
          <table:table-cell table:formula="of:=IF(ISBLANK([Working.A131]);&quot;&quot;;[Working.A131])" office:value-type="float" office:value="129">
            <text:p>129</text:p>
          </table:table-cell>
          <table:table-cell table:formula="of:=IF(ISBLANK([Working.B131]);&quot;&quot;;[Working.B131])" office:value-type="string" office:string-value="81">
            <text:p>81</text:p>
          </table:table-cell>
          <table:table-cell table:formula="of:=IF(ISBLANK([Working.C131]);&quot;&quot;;[Working.C131])" office:value-type="string" office:string-value="10000001">
            <text:p>10000001</text:p>
          </table:table-cell>
          <table:table-cell table:formula="of:=IF(ISBLANK([Working.E131]);&quot;&quot;;[Working.E131])" office:value-type="string" office:string-value="10">
            <text:p>10</text:p>
          </table:table-cell>
          <table:table-cell table:formula="of:=IF(ISBLANK([Working.G131]);&quot;&quot;;[Working.G131])" office:value-type="string" office:string-value="000">
            <text:p>000</text:p>
          </table:table-cell>
          <table:table-cell table:formula="of:=IF(ISBLANK([Working.I131]);&quot;&quot;;[Working.I131])" office:value-type="string" office:string-value="001">
            <text:p>001</text:p>
          </table:table-cell>
          <table:table-cell table:formula="of:=IF(ISBLANK([Working.K131]);&quot;&quot;;[Working.K131])">
            <text:p/>
          </table:table-cell>
          <table:table-cell table:formula="of:=IF(ISBLANK([Working.M131]);&quot;&quot;;[Working.M131])">
            <text:p/>
          </table:table-cell>
          <table:table-cell table:formula="of:=IF(ISBLANK([Working.N131]);&quot;&quot;;[Working.N131])" office:value-type="string" office:string-value="Store">
            <text:p>Store</text:p>
          </table:table-cell>
          <table:table-cell table:formula="of:=IF(ISBLANK([Working.O131]);&quot;&quot;;[Working.O131])" office:value-type="string" office:string-value="ACC">
            <text:p>ACC</text:p>
          </table:table-cell>
          <table:table-cell table:formula="of:=IF(ISBLANK([Working.P131]);&quot;&quot;;[Working.P131])" office:value-type="string" office:string-value="A">
            <text:p>A</text:p>
          </table:table-cell>
          <table:table-cell table:formula="of:=IF(ISBLANK([Working.Q131]);&quot;&quot;;[Working.Q131])">
            <text:p/>
          </table:table-cell>
          <table:table-cell table:formula="of:=IF(ISBLANK([Working.R131]);&quot;&quot;;[Working.R131])">
            <text:p/>
          </table:table-cell>
          <table:table-cell table:formula="of:=IF(ISBLANK([Working.S131]);&quot;&quot;;[Working.S131])" office:value-type="string" office:string-value="STORE">
            <text:p>STORE</text:p>
          </table:table-cell>
          <table:table-cell table:formula="of:=IF(ISBLANK([Working.T131]);&quot;&quot;;[Working.T131])" office:value-type="string" office:string-value="STORE ACC [A]">
            <text:p>STORE ACC [A]</text:p>
          </table:table-cell>
          <table:table-cell table:formula="of:=IF(ISBLANK([Working.U131]);&quot;&quot;;[Working.U131])">
            <text:p/>
          </table:table-cell>
        </table:table-row>
        <table:table-row table:style-name="ro3">
          <table:table-cell table:formula="of:=IF(ISBLANK([Working.A132]);&quot;&quot;;[Working.A132])" office:value-type="float" office:value="130">
            <text:p>130</text:p>
          </table:table-cell>
          <table:table-cell table:formula="of:=IF(ISBLANK([Working.B132]);&quot;&quot;;[Working.B132])" office:value-type="string" office:string-value="82">
            <text:p>82</text:p>
          </table:table-cell>
          <table:table-cell table:formula="of:=IF(ISBLANK([Working.C132]);&quot;&quot;;[Working.C132])" office:value-type="string" office:string-value="10000010">
            <text:p>10000010</text:p>
          </table:table-cell>
          <table:table-cell table:formula="of:=IF(ISBLANK([Working.E132]);&quot;&quot;;[Working.E132])" office:value-type="string" office:string-value="10">
            <text:p>10</text:p>
          </table:table-cell>
          <table:table-cell table:formula="of:=IF(ISBLANK([Working.G132]);&quot;&quot;;[Working.G132])" office:value-type="string" office:string-value="000">
            <text:p>000</text:p>
          </table:table-cell>
          <table:table-cell table:formula="of:=IF(ISBLANK([Working.I132]);&quot;&quot;;[Working.I132])" office:value-type="string" office:string-value="010">
            <text:p>010</text:p>
          </table:table-cell>
          <table:table-cell table:formula="of:=IF(ISBLANK([Working.K132]);&quot;&quot;;[Working.K132])">
            <text:p/>
          </table:table-cell>
          <table:table-cell table:formula="of:=IF(ISBLANK([Working.M132]);&quot;&quot;;[Working.M132])">
            <text:p/>
          </table:table-cell>
          <table:table-cell table:formula="of:=IF(ISBLANK([Working.N132]);&quot;&quot;;[Working.N132])" office:value-type="string" office:string-value="Store">
            <text:p>Store</text:p>
          </table:table-cell>
          <table:table-cell table:formula="of:=IF(ISBLANK([Working.O132]);&quot;&quot;;[Working.O132])" office:value-type="string" office:string-value="ACC">
            <text:p>ACC</text:p>
          </table:table-cell>
          <table:table-cell table:formula="of:=IF(ISBLANK([Working.P132]);&quot;&quot;;[Working.P132])" office:value-type="string" office:string-value="B">
            <text:p>B</text:p>
          </table:table-cell>
          <table:table-cell table:formula="of:=IF(ISBLANK([Working.Q132]);&quot;&quot;;[Working.Q132])">
            <text:p/>
          </table:table-cell>
          <table:table-cell table:formula="of:=IF(ISBLANK([Working.R132]);&quot;&quot;;[Working.R132])">
            <text:p/>
          </table:table-cell>
          <table:table-cell table:formula="of:=IF(ISBLANK([Working.S132]);&quot;&quot;;[Working.S132])" office:value-type="string" office:string-value="STORE">
            <text:p>STORE</text:p>
          </table:table-cell>
          <table:table-cell table:formula="of:=IF(ISBLANK([Working.T132]);&quot;&quot;;[Working.T132])" office:value-type="string" office:string-value="STORE ACC [B]">
            <text:p>STORE ACC [B]</text:p>
          </table:table-cell>
          <table:table-cell table:formula="of:=IF(ISBLANK([Working.U132]);&quot;&quot;;[Working.U132])">
            <text:p/>
          </table:table-cell>
        </table:table-row>
        <table:table-row table:style-name="ro3">
          <table:table-cell table:formula="of:=IF(ISBLANK([Working.A133]);&quot;&quot;;[Working.A133])" office:value-type="float" office:value="131">
            <text:p>131</text:p>
          </table:table-cell>
          <table:table-cell table:formula="of:=IF(ISBLANK([Working.B133]);&quot;&quot;;[Working.B133])" office:value-type="string" office:string-value="83">
            <text:p>83</text:p>
          </table:table-cell>
          <table:table-cell table:formula="of:=IF(ISBLANK([Working.C133]);&quot;&quot;;[Working.C133])" office:value-type="string" office:string-value="10000011">
            <text:p>10000011</text:p>
          </table:table-cell>
          <table:table-cell table:formula="of:=IF(ISBLANK([Working.E133]);&quot;&quot;;[Working.E133])" office:value-type="string" office:string-value="10">
            <text:p>10</text:p>
          </table:table-cell>
          <table:table-cell table:formula="of:=IF(ISBLANK([Working.G133]);&quot;&quot;;[Working.G133])" office:value-type="string" office:string-value="000">
            <text:p>000</text:p>
          </table:table-cell>
          <table:table-cell table:formula="of:=IF(ISBLANK([Working.I133]);&quot;&quot;;[Working.I133])" office:value-type="string" office:string-value="011">
            <text:p>011</text:p>
          </table:table-cell>
          <table:table-cell table:formula="of:=IF(ISBLANK([Working.K133]);&quot;&quot;;[Working.K133])">
            <text:p/>
          </table:table-cell>
          <table:table-cell table:formula="of:=IF(ISBLANK([Working.M133]);&quot;&quot;;[Working.M133])">
            <text:p/>
          </table:table-cell>
          <table:table-cell table:formula="of:=IF(ISBLANK([Working.N133]);&quot;&quot;;[Working.N133])" office:value-type="string" office:string-value="Store">
            <text:p>Store</text:p>
          </table:table-cell>
          <table:table-cell table:formula="of:=IF(ISBLANK([Working.O133]);&quot;&quot;;[Working.O133])" office:value-type="string" office:string-value="ACC">
            <text:p>ACC</text:p>
          </table:table-cell>
          <table:table-cell table:formula="of:=IF(ISBLANK([Working.P133]);&quot;&quot;;[Working.P133])" office:value-type="string" office:string-value="C">
            <text:p>C</text:p>
          </table:table-cell>
          <table:table-cell table:formula="of:=IF(ISBLANK([Working.Q133]);&quot;&quot;;[Working.Q133])">
            <text:p/>
          </table:table-cell>
          <table:table-cell table:formula="of:=IF(ISBLANK([Working.R133]);&quot;&quot;;[Working.R133])">
            <text:p/>
          </table:table-cell>
          <table:table-cell table:formula="of:=IF(ISBLANK([Working.S133]);&quot;&quot;;[Working.S133])" office:value-type="string" office:string-value="STORE">
            <text:p>STORE</text:p>
          </table:table-cell>
          <table:table-cell table:formula="of:=IF(ISBLANK([Working.T133]);&quot;&quot;;[Working.T133])" office:value-type="string" office:string-value="STORE ACC [C]">
            <text:p>STORE ACC [C]</text:p>
          </table:table-cell>
          <table:table-cell table:formula="of:=IF(ISBLANK([Working.U133]);&quot;&quot;;[Working.U133])">
            <text:p/>
          </table:table-cell>
        </table:table-row>
        <table:table-row table:style-name="ro3">
          <table:table-cell table:formula="of:=IF(ISBLANK([Working.A134]);&quot;&quot;;[Working.A134])" office:value-type="float" office:value="132">
            <text:p>132</text:p>
          </table:table-cell>
          <table:table-cell table:formula="of:=IF(ISBLANK([Working.B134]);&quot;&quot;;[Working.B134])" office:value-type="string" office:string-value="84">
            <text:p>84</text:p>
          </table:table-cell>
          <table:table-cell table:formula="of:=IF(ISBLANK([Working.C134]);&quot;&quot;;[Working.C134])" office:value-type="string" office:string-value="10000100">
            <text:p>10000100</text:p>
          </table:table-cell>
          <table:table-cell table:formula="of:=IF(ISBLANK([Working.E134]);&quot;&quot;;[Working.E134])" office:value-type="string" office:string-value="10">
            <text:p>10</text:p>
          </table:table-cell>
          <table:table-cell table:formula="of:=IF(ISBLANK([Working.G134]);&quot;&quot;;[Working.G134])" office:value-type="string" office:string-value="000">
            <text:p>000</text:p>
          </table:table-cell>
          <table:table-cell table:formula="of:=IF(ISBLANK([Working.I134]);&quot;&quot;;[Working.I134])" office:value-type="string" office:string-value="100">
            <text:p>100</text:p>
          </table:table-cell>
          <table:table-cell table:formula="of:=IF(ISBLANK([Working.K134]);&quot;&quot;;[Working.K134])">
            <text:p/>
          </table:table-cell>
          <table:table-cell table:formula="of:=IF(ISBLANK([Working.M134]);&quot;&quot;;[Working.M134])">
            <text:p/>
          </table:table-cell>
          <table:table-cell table:formula="of:=IF(ISBLANK([Working.N134]);&quot;&quot;;[Working.N134])" office:value-type="string" office:string-value="Store">
            <text:p>Store</text:p>
          </table:table-cell>
          <table:table-cell table:formula="of:=IF(ISBLANK([Working.O134]);&quot;&quot;;[Working.O134])" office:value-type="string" office:string-value="ACC">
            <text:p>ACC</text:p>
          </table:table-cell>
          <table:table-cell table:formula="of:=IF(ISBLANK([Working.P134]);&quot;&quot;;[Working.P134])" office:value-type="string" office:string-value="SP">
            <text:p>SP</text:p>
          </table:table-cell>
          <table:table-cell table:formula="of:=IF(ISBLANK([Working.Q134]);&quot;&quot;;[Working.Q134])">
            <text:p/>
          </table:table-cell>
          <table:table-cell table:formula="of:=IF(ISBLANK([Working.R134]);&quot;&quot;;[Working.R134])">
            <text:p/>
          </table:table-cell>
          <table:table-cell table:formula="of:=IF(ISBLANK([Working.S134]);&quot;&quot;;[Working.S134])" office:value-type="string" office:string-value="STORE">
            <text:p>STORE</text:p>
          </table:table-cell>
          <table:table-cell table:formula="of:=IF(ISBLANK([Working.T134]);&quot;&quot;;[Working.T134])" office:value-type="string" office:string-value="STORE ACC [SP]">
            <text:p>STORE ACC [SP]</text:p>
          </table:table-cell>
          <table:table-cell table:formula="of:=IF(ISBLANK([Working.U134]);&quot;&quot;;[Working.U134])">
            <text:p/>
          </table:table-cell>
        </table:table-row>
        <table:table-row table:style-name="ro3">
          <table:table-cell table:formula="of:=IF(ISBLANK([Working.A135]);&quot;&quot;;[Working.A135])" office:value-type="float" office:value="133">
            <text:p>133</text:p>
          </table:table-cell>
          <table:table-cell table:formula="of:=IF(ISBLANK([Working.B135]);&quot;&quot;;[Working.B135])" office:value-type="string" office:string-value="85">
            <text:p>85</text:p>
          </table:table-cell>
          <table:table-cell table:formula="of:=IF(ISBLANK([Working.C135]);&quot;&quot;;[Working.C135])" office:value-type="string" office:string-value="10000101">
            <text:p>10000101</text:p>
          </table:table-cell>
          <table:table-cell table:formula="of:=IF(ISBLANK([Working.E135]);&quot;&quot;;[Working.E135])" office:value-type="string" office:string-value="10">
            <text:p>10</text:p>
          </table:table-cell>
          <table:table-cell table:formula="of:=IF(ISBLANK([Working.G135]);&quot;&quot;;[Working.G135])" office:value-type="string" office:string-value="000">
            <text:p>000</text:p>
          </table:table-cell>
          <table:table-cell table:formula="of:=IF(ISBLANK([Working.I135]);&quot;&quot;;[Working.I135])" office:value-type="string" office:string-value="101">
            <text:p>101</text:p>
          </table:table-cell>
          <table:table-cell table:formula="of:=IF(ISBLANK([Working.K135]);&quot;&quot;;[Working.K135])">
            <text:p/>
          </table:table-cell>
          <table:table-cell table:formula="of:=IF(ISBLANK([Working.M135]);&quot;&quot;;[Working.M135])">
            <text:p/>
          </table:table-cell>
          <table:table-cell table:formula="of:=IF(ISBLANK([Working.N135]);&quot;&quot;;[Working.N135])" office:value-type="string" office:string-value="Store">
            <text:p>Store</text:p>
          </table:table-cell>
          <table:table-cell table:formula="of:=IF(ISBLANK([Working.O135]);&quot;&quot;;[Working.O135])" office:value-type="string" office:string-value="ACC">
            <text:p>ACC</text:p>
          </table:table-cell>
          <table:table-cell table:formula="of:=IF(ISBLANK([Working.P135]);&quot;&quot;;[Working.P135])" office:value-type="string" office:string-value="PC">
            <text:p>PC</text:p>
          </table:table-cell>
          <table:table-cell table:formula="of:=IF(ISBLANK([Working.Q135]);&quot;&quot;;[Working.Q135])">
            <text:p/>
          </table:table-cell>
          <table:table-cell table:formula="of:=IF(ISBLANK([Working.R135]);&quot;&quot;;[Working.R135])">
            <text:p/>
          </table:table-cell>
          <table:table-cell table:formula="of:=IF(ISBLANK([Working.S135]);&quot;&quot;;[Working.S135])" office:value-type="string" office:string-value="STORE">
            <text:p>STORE</text:p>
          </table:table-cell>
          <table:table-cell table:formula="of:=IF(ISBLANK([Working.T135]);&quot;&quot;;[Working.T135])" office:value-type="string" office:string-value="STORE ACC [PC]">
            <text:p>STORE ACC [PC]</text:p>
          </table:table-cell>
          <table:table-cell table:formula="of:=IF(ISBLANK([Working.U135]);&quot;&quot;;[Working.U135])">
            <text:p/>
          </table:table-cell>
        </table:table-row>
        <table:table-row table:style-name="ro3">
          <table:table-cell table:formula="of:=IF(ISBLANK([Working.A136]);&quot;&quot;;[Working.A136])" office:value-type="float" office:value="134">
            <text:p>134</text:p>
          </table:table-cell>
          <table:table-cell table:formula="of:=IF(ISBLANK([Working.B136]);&quot;&quot;;[Working.B136])" office:value-type="string" office:string-value="86">
            <text:p>86</text:p>
          </table:table-cell>
          <table:table-cell table:formula="of:=IF(ISBLANK([Working.C136]);&quot;&quot;;[Working.C136])" office:value-type="string" office:string-value="10000110">
            <text:p>10000110</text:p>
          </table:table-cell>
          <table:table-cell table:formula="of:=IF(ISBLANK([Working.E136]);&quot;&quot;;[Working.E136])" office:value-type="string" office:string-value="10">
            <text:p>10</text:p>
          </table:table-cell>
          <table:table-cell table:formula="of:=IF(ISBLANK([Working.G136]);&quot;&quot;;[Working.G136])" office:value-type="string" office:string-value="000">
            <text:p>000</text:p>
          </table:table-cell>
          <table:table-cell table:formula="of:=IF(ISBLANK([Working.I136]);&quot;&quot;;[Working.I136])" office:value-type="string" office:string-value="110">
            <text:p>110</text:p>
          </table:table-cell>
          <table:table-cell table:formula="of:=IF(ISBLANK([Working.K136]);&quot;&quot;;[Working.K136])">
            <text:p/>
          </table:table-cell>
          <table:table-cell table:formula="of:=IF(ISBLANK([Working.M136]);&quot;&quot;;[Working.M136])">
            <text:p/>
          </table:table-cell>
          <table:table-cell table:formula="of:=IF(ISBLANK([Working.N136]);&quot;&quot;;[Working.N136])" office:value-type="string" office:string-value="Store">
            <text:p>Store</text:p>
          </table:table-cell>
          <table:table-cell table:formula="of:=IF(ISBLANK([Working.O136]);&quot;&quot;;[Working.O136])" office:value-type="string" office:string-value="ACC">
            <text:p>ACC</text:p>
          </table:table-cell>
          <table:table-cell table:formula="of:=IF(ISBLANK([Working.P136]);&quot;&quot;;[Working.P136])" office:value-type="string" office:string-value="SP+/-">
            <text:p>SP+/-</text:p>
          </table:table-cell>
          <table:table-cell table:formula="of:=IF(ISBLANK([Working.Q136]);&quot;&quot;;[Working.Q136])">
            <text:p/>
          </table:table-cell>
          <table:table-cell table:formula="of:=IF(ISBLANK([Working.R136]);&quot;&quot;;[Working.R136])">
            <text:p/>
          </table:table-cell>
          <table:table-cell table:formula="of:=IF(ISBLANK([Working.S136]);&quot;&quot;;[Working.S136])" office:value-type="string" office:string-value="PUSH">
            <text:p>PUSH</text:p>
          </table:table-cell>
          <table:table-cell table:formula="of:=IF(ISBLANK([Working.T136]);&quot;&quot;;[Working.T136])" office:value-type="string" office:string-value="PUSH ACC">
            <text:p>PUSH ACC</text:p>
          </table:table-cell>
          <table:table-cell table:formula="of:=IF(ISBLANK([Working.U136]);&quot;&quot;;[Working.U136])">
            <text:p/>
          </table:table-cell>
        </table:table-row>
        <table:table-row table:style-name="ro3">
          <table:table-cell table:formula="of:=IF(ISBLANK([Working.A137]);&quot;&quot;;[Working.A137])" office:value-type="float" office:value="135">
            <text:p>135</text:p>
          </table:table-cell>
          <table:table-cell table:formula="of:=IF(ISBLANK([Working.B137]);&quot;&quot;;[Working.B137])" office:value-type="string" office:string-value="87">
            <text:p>87</text:p>
          </table:table-cell>
          <table:table-cell table:formula="of:=IF(ISBLANK([Working.C137]);&quot;&quot;;[Working.C137])" office:value-type="string" office:string-value="10000111">
            <text:p>10000111</text:p>
          </table:table-cell>
          <table:table-cell table:formula="of:=IF(ISBLANK([Working.E137]);&quot;&quot;;[Working.E137])" office:value-type="string" office:string-value="10">
            <text:p>10</text:p>
          </table:table-cell>
          <table:table-cell table:formula="of:=IF(ISBLANK([Working.G137]);&quot;&quot;;[Working.G137])" office:value-type="string" office:string-value="000">
            <text:p>000</text:p>
          </table:table-cell>
          <table:table-cell table:formula="of:=IF(ISBLANK([Working.I137]);&quot;&quot;;[Working.I137])" office:value-type="string" office:string-value="111">
            <text:p>111</text:p>
          </table:table-cell>
          <table:table-cell table:formula="of:=IF(ISBLANK([Working.K137]);&quot;&quot;;[Working.K137])">
            <text:p/>
          </table:table-cell>
          <table:table-cell table:formula="of:=IF(ISBLANK([Working.M137]);&quot;&quot;;[Working.M137])">
            <text:p/>
          </table:table-cell>
          <table:table-cell table:formula="of:=IF(ISBLANK([Working.N137]);&quot;&quot;;[Working.N137])" office:value-type="string" office:string-value="Store">
            <text:p>Store</text:p>
          </table:table-cell>
          <table:table-cell table:formula="of:=IF(ISBLANK([Working.O137]);&quot;&quot;;[Working.O137])" office:value-type="string" office:string-value="ACC">
            <text:p>ACC</text:p>
          </table:table-cell>
          <table:table-cell table:formula="of:=IF(ISBLANK([Working.P137]);&quot;&quot;;[Working.P137])" office:value-type="string" office:string-value="CONST">
            <text:p>CONST</text:p>
          </table:table-cell>
          <table:table-cell table:formula="of:=IF(ISBLANK([Working.Q137]);&quot;&quot;;[Working.Q137])">
            <text:p/>
          </table:table-cell>
          <table:table-cell table:formula="of:=IF(ISBLANK([Working.R137]);&quot;&quot;;[Working.R137])">
            <text:p/>
          </table:table-cell>
          <table:table-cell table:formula="of:=IF(ISBLANK([Working.S137]);&quot;&quot;;[Working.S137])" office:value-type="string" office:string-value="STORE">
            <text:p>STORE</text:p>
          </table:table-cell>
          <table:table-cell table:formula="of:=IF(ISBLANK([Working.T137]);&quot;&quot;;[Working.T137])" office:value-type="string" office:string-value="STORE ACC [CONST]">
            <text:p>STORE ACC [CONST]</text:p>
          </table:table-cell>
          <table:table-cell table:formula="of:=IF(ISBLANK([Working.U137]);&quot;&quot;;[Working.U137])">
            <text:p/>
          </table:table-cell>
        </table:table-row>
        <table:table-row table:style-name="ro3">
          <table:table-cell table:formula="of:=IF(ISBLANK([Working.A138]);&quot;&quot;;[Working.A138])" office:value-type="float" office:value="136">
            <text:p>136</text:p>
          </table:table-cell>
          <table:table-cell table:formula="of:=IF(ISBLANK([Working.B138]);&quot;&quot;;[Working.B138])" office:value-type="string" office:string-value="88">
            <text:p>88</text:p>
          </table:table-cell>
          <table:table-cell table:formula="of:=IF(ISBLANK([Working.C138]);&quot;&quot;;[Working.C138])" office:value-type="string" office:string-value="10001000">
            <text:p>10001000</text:p>
          </table:table-cell>
          <table:table-cell table:formula="of:=IF(ISBLANK([Working.E138]);&quot;&quot;;[Working.E138])" office:value-type="string" office:string-value="10">
            <text:p>10</text:p>
          </table:table-cell>
          <table:table-cell table:formula="of:=IF(ISBLANK([Working.G138]);&quot;&quot;;[Working.G138])" office:value-type="string" office:string-value="001">
            <text:p>001</text:p>
          </table:table-cell>
          <table:table-cell table:formula="of:=IF(ISBLANK([Working.I138]);&quot;&quot;;[Working.I138])" office:value-type="string" office:string-value="000">
            <text:p>000</text:p>
          </table:table-cell>
          <table:table-cell table:formula="of:=IF(ISBLANK([Working.K138]);&quot;&quot;;[Working.K138])">
            <text:p/>
          </table:table-cell>
          <table:table-cell table:formula="of:=IF(ISBLANK([Working.M138]);&quot;&quot;;[Working.M138])">
            <text:p/>
          </table:table-cell>
          <table:table-cell table:formula="of:=IF(ISBLANK([Working.N138]);&quot;&quot;;[Working.N138])" office:value-type="string" office:string-value="Store">
            <text:p>Store</text:p>
          </table:table-cell>
          <table:table-cell table:formula="of:=IF(ISBLANK([Working.O138]);&quot;&quot;;[Working.O138])" office:value-type="string" office:string-value="A">
            <text:p>A</text:p>
          </table:table-cell>
          <table:table-cell table:formula="of:=IF(ISBLANK([Working.P138]);&quot;&quot;;[Working.P138])" office:value-type="string" office:string-value="ACC">
            <text:p>ACC</text:p>
          </table:table-cell>
          <table:table-cell table:formula="of:=IF(ISBLANK([Working.Q138]);&quot;&quot;;[Working.Q138])">
            <text:p/>
          </table:table-cell>
          <table:table-cell table:formula="of:=IF(ISBLANK([Working.R138]);&quot;&quot;;[Working.R138])">
            <text:p/>
          </table:table-cell>
          <table:table-cell table:formula="of:=IF(ISBLANK([Working.S138]);&quot;&quot;;[Working.S138])" office:value-type="string" office:string-value="STORE">
            <text:p>STORE</text:p>
          </table:table-cell>
          <table:table-cell table:formula="of:=IF(ISBLANK([Working.T138]);&quot;&quot;;[Working.T138])" office:value-type="string" office:string-value="STORE A [ACC]">
            <text:p>STORE A [ACC]</text:p>
          </table:table-cell>
          <table:table-cell table:formula="of:=IF(ISBLANK([Working.U138]);&quot;&quot;;[Working.U138])">
            <text:p/>
          </table:table-cell>
        </table:table-row>
        <table:table-row table:style-name="ro3">
          <table:table-cell table:formula="of:=IF(ISBLANK([Working.A139]);&quot;&quot;;[Working.A139])" office:value-type="float" office:value="137">
            <text:p>137</text:p>
          </table:table-cell>
          <table:table-cell table:formula="of:=IF(ISBLANK([Working.B139]);&quot;&quot;;[Working.B139])" office:value-type="string" office:string-value="89">
            <text:p>89</text:p>
          </table:table-cell>
          <table:table-cell table:formula="of:=IF(ISBLANK([Working.C139]);&quot;&quot;;[Working.C139])" office:value-type="string" office:string-value="10001001">
            <text:p>10001001</text:p>
          </table:table-cell>
          <table:table-cell table:formula="of:=IF(ISBLANK([Working.E139]);&quot;&quot;;[Working.E139])" office:value-type="string" office:string-value="10">
            <text:p>10</text:p>
          </table:table-cell>
          <table:table-cell table:formula="of:=IF(ISBLANK([Working.G139]);&quot;&quot;;[Working.G139])" office:value-type="string" office:string-value="001">
            <text:p>001</text:p>
          </table:table-cell>
          <table:table-cell table:formula="of:=IF(ISBLANK([Working.I139]);&quot;&quot;;[Working.I139])" office:value-type="string" office:string-value="001">
            <text:p>001</text:p>
          </table:table-cell>
          <table:table-cell table:formula="of:=IF(ISBLANK([Working.K139]);&quot;&quot;;[Working.K139])">
            <text:p/>
          </table:table-cell>
          <table:table-cell table:formula="of:=IF(ISBLANK([Working.M139]);&quot;&quot;;[Working.M139])">
            <text:p/>
          </table:table-cell>
          <table:table-cell table:formula="of:=IF(ISBLANK([Working.N139]);&quot;&quot;;[Working.N139])" office:value-type="string" office:string-value="Store">
            <text:p>Store</text:p>
          </table:table-cell>
          <table:table-cell table:formula="of:=IF(ISBLANK([Working.O139]);&quot;&quot;;[Working.O139])" office:value-type="string" office:string-value="A">
            <text:p>A</text:p>
          </table:table-cell>
          <table:table-cell table:formula="of:=IF(ISBLANK([Working.P139]);&quot;&quot;;[Working.P139])" office:value-type="string" office:string-value="A">
            <text:p>A</text:p>
          </table:table-cell>
          <table:table-cell table:formula="of:=IF(ISBLANK([Working.Q139]);&quot;&quot;;[Working.Q139])">
            <text:p/>
          </table:table-cell>
          <table:table-cell table:formula="of:=IF(ISBLANK([Working.R139]);&quot;&quot;;[Working.R139])">
            <text:p/>
          </table:table-cell>
          <table:table-cell table:formula="of:=IF(ISBLANK([Working.S139]);&quot;&quot;;[Working.S139])" office:value-type="string" office:string-value="STORE">
            <text:p>STORE</text:p>
          </table:table-cell>
          <table:table-cell table:formula="of:=IF(ISBLANK([Working.T139]);&quot;&quot;;[Working.T139])" office:value-type="string" office:string-value="STORE A [A]">
            <text:p>STORE A [A]</text:p>
          </table:table-cell>
          <table:table-cell table:formula="of:=IF(ISBLANK([Working.U139]);&quot;&quot;;[Working.U139])">
            <text:p/>
          </table:table-cell>
        </table:table-row>
        <table:table-row table:style-name="ro3">
          <table:table-cell table:formula="of:=IF(ISBLANK([Working.A140]);&quot;&quot;;[Working.A140])" office:value-type="float" office:value="138">
            <text:p>138</text:p>
          </table:table-cell>
          <table:table-cell table:formula="of:=IF(ISBLANK([Working.B140]);&quot;&quot;;[Working.B140])" office:value-type="string" office:string-value="8A">
            <text:p>8A</text:p>
          </table:table-cell>
          <table:table-cell table:formula="of:=IF(ISBLANK([Working.C140]);&quot;&quot;;[Working.C140])" office:value-type="string" office:string-value="10001010">
            <text:p>10001010</text:p>
          </table:table-cell>
          <table:table-cell table:formula="of:=IF(ISBLANK([Working.E140]);&quot;&quot;;[Working.E140])" office:value-type="string" office:string-value="10">
            <text:p>10</text:p>
          </table:table-cell>
          <table:table-cell table:formula="of:=IF(ISBLANK([Working.G140]);&quot;&quot;;[Working.G140])" office:value-type="string" office:string-value="001">
            <text:p>001</text:p>
          </table:table-cell>
          <table:table-cell table:formula="of:=IF(ISBLANK([Working.I140]);&quot;&quot;;[Working.I140])" office:value-type="string" office:string-value="010">
            <text:p>010</text:p>
          </table:table-cell>
          <table:table-cell table:formula="of:=IF(ISBLANK([Working.K140]);&quot;&quot;;[Working.K140])">
            <text:p/>
          </table:table-cell>
          <table:table-cell table:formula="of:=IF(ISBLANK([Working.M140]);&quot;&quot;;[Working.M140])">
            <text:p/>
          </table:table-cell>
          <table:table-cell table:formula="of:=IF(ISBLANK([Working.N140]);&quot;&quot;;[Working.N140])" office:value-type="string" office:string-value="Store">
            <text:p>Store</text:p>
          </table:table-cell>
          <table:table-cell table:formula="of:=IF(ISBLANK([Working.O140]);&quot;&quot;;[Working.O140])" office:value-type="string" office:string-value="A">
            <text:p>A</text:p>
          </table:table-cell>
          <table:table-cell table:formula="of:=IF(ISBLANK([Working.P140]);&quot;&quot;;[Working.P140])" office:value-type="string" office:string-value="B">
            <text:p>B</text:p>
          </table:table-cell>
          <table:table-cell table:formula="of:=IF(ISBLANK([Working.Q140]);&quot;&quot;;[Working.Q140])">
            <text:p/>
          </table:table-cell>
          <table:table-cell table:formula="of:=IF(ISBLANK([Working.R140]);&quot;&quot;;[Working.R140])">
            <text:p/>
          </table:table-cell>
          <table:table-cell table:formula="of:=IF(ISBLANK([Working.S140]);&quot;&quot;;[Working.S140])" office:value-type="string" office:string-value="STORE">
            <text:p>STORE</text:p>
          </table:table-cell>
          <table:table-cell table:formula="of:=IF(ISBLANK([Working.T140]);&quot;&quot;;[Working.T140])" office:value-type="string" office:string-value="STORE A [B]">
            <text:p>STORE A [B]</text:p>
          </table:table-cell>
          <table:table-cell table:formula="of:=IF(ISBLANK([Working.U140]);&quot;&quot;;[Working.U140])">
            <text:p/>
          </table:table-cell>
        </table:table-row>
        <table:table-row table:style-name="ro3">
          <table:table-cell table:formula="of:=IF(ISBLANK([Working.A141]);&quot;&quot;;[Working.A141])" office:value-type="float" office:value="139">
            <text:p>139</text:p>
          </table:table-cell>
          <table:table-cell table:formula="of:=IF(ISBLANK([Working.B141]);&quot;&quot;;[Working.B141])" office:value-type="string" office:string-value="8B">
            <text:p>8B</text:p>
          </table:table-cell>
          <table:table-cell table:formula="of:=IF(ISBLANK([Working.C141]);&quot;&quot;;[Working.C141])" office:value-type="string" office:string-value="10001011">
            <text:p>10001011</text:p>
          </table:table-cell>
          <table:table-cell table:formula="of:=IF(ISBLANK([Working.E141]);&quot;&quot;;[Working.E141])" office:value-type="string" office:string-value="10">
            <text:p>10</text:p>
          </table:table-cell>
          <table:table-cell table:formula="of:=IF(ISBLANK([Working.G141]);&quot;&quot;;[Working.G141])" office:value-type="string" office:string-value="001">
            <text:p>001</text:p>
          </table:table-cell>
          <table:table-cell table:formula="of:=IF(ISBLANK([Working.I141]);&quot;&quot;;[Working.I141])" office:value-type="string" office:string-value="011">
            <text:p>011</text:p>
          </table:table-cell>
          <table:table-cell table:formula="of:=IF(ISBLANK([Working.K141]);&quot;&quot;;[Working.K141])">
            <text:p/>
          </table:table-cell>
          <table:table-cell table:formula="of:=IF(ISBLANK([Working.M141]);&quot;&quot;;[Working.M141])">
            <text:p/>
          </table:table-cell>
          <table:table-cell table:formula="of:=IF(ISBLANK([Working.N141]);&quot;&quot;;[Working.N141])" office:value-type="string" office:string-value="Store">
            <text:p>Store</text:p>
          </table:table-cell>
          <table:table-cell table:formula="of:=IF(ISBLANK([Working.O141]);&quot;&quot;;[Working.O141])" office:value-type="string" office:string-value="A">
            <text:p>A</text:p>
          </table:table-cell>
          <table:table-cell table:formula="of:=IF(ISBLANK([Working.P141]);&quot;&quot;;[Working.P141])" office:value-type="string" office:string-value="C">
            <text:p>C</text:p>
          </table:table-cell>
          <table:table-cell table:formula="of:=IF(ISBLANK([Working.Q141]);&quot;&quot;;[Working.Q141])">
            <text:p/>
          </table:table-cell>
          <table:table-cell table:formula="of:=IF(ISBLANK([Working.R141]);&quot;&quot;;[Working.R141])">
            <text:p/>
          </table:table-cell>
          <table:table-cell table:formula="of:=IF(ISBLANK([Working.S141]);&quot;&quot;;[Working.S141])" office:value-type="string" office:string-value="STORE">
            <text:p>STORE</text:p>
          </table:table-cell>
          <table:table-cell table:formula="of:=IF(ISBLANK([Working.T141]);&quot;&quot;;[Working.T141])" office:value-type="string" office:string-value="STORE A [C]">
            <text:p>STORE A [C]</text:p>
          </table:table-cell>
          <table:table-cell table:formula="of:=IF(ISBLANK([Working.U141]);&quot;&quot;;[Working.U141])">
            <text:p/>
          </table:table-cell>
        </table:table-row>
        <table:table-row table:style-name="ro3">
          <table:table-cell table:formula="of:=IF(ISBLANK([Working.A142]);&quot;&quot;;[Working.A142])" office:value-type="float" office:value="140">
            <text:p>140</text:p>
          </table:table-cell>
          <table:table-cell table:formula="of:=IF(ISBLANK([Working.B142]);&quot;&quot;;[Working.B142])" office:value-type="string" office:string-value="8C">
            <text:p>8C</text:p>
          </table:table-cell>
          <table:table-cell table:formula="of:=IF(ISBLANK([Working.C142]);&quot;&quot;;[Working.C142])" office:value-type="string" office:string-value="10001100">
            <text:p>10001100</text:p>
          </table:table-cell>
          <table:table-cell table:formula="of:=IF(ISBLANK([Working.E142]);&quot;&quot;;[Working.E142])" office:value-type="string" office:string-value="10">
            <text:p>10</text:p>
          </table:table-cell>
          <table:table-cell table:formula="of:=IF(ISBLANK([Working.G142]);&quot;&quot;;[Working.G142])" office:value-type="string" office:string-value="001">
            <text:p>001</text:p>
          </table:table-cell>
          <table:table-cell table:formula="of:=IF(ISBLANK([Working.I142]);&quot;&quot;;[Working.I142])" office:value-type="string" office:string-value="100">
            <text:p>100</text:p>
          </table:table-cell>
          <table:table-cell table:formula="of:=IF(ISBLANK([Working.K142]);&quot;&quot;;[Working.K142])">
            <text:p/>
          </table:table-cell>
          <table:table-cell table:formula="of:=IF(ISBLANK([Working.M142]);&quot;&quot;;[Working.M142])">
            <text:p/>
          </table:table-cell>
          <table:table-cell table:formula="of:=IF(ISBLANK([Working.N142]);&quot;&quot;;[Working.N142])" office:value-type="string" office:string-value="Store">
            <text:p>Store</text:p>
          </table:table-cell>
          <table:table-cell table:formula="of:=IF(ISBLANK([Working.O142]);&quot;&quot;;[Working.O142])" office:value-type="string" office:string-value="A">
            <text:p>A</text:p>
          </table:table-cell>
          <table:table-cell table:formula="of:=IF(ISBLANK([Working.P142]);&quot;&quot;;[Working.P142])" office:value-type="string" office:string-value="SP">
            <text:p>SP</text:p>
          </table:table-cell>
          <table:table-cell table:formula="of:=IF(ISBLANK([Working.Q142]);&quot;&quot;;[Working.Q142])">
            <text:p/>
          </table:table-cell>
          <table:table-cell table:formula="of:=IF(ISBLANK([Working.R142]);&quot;&quot;;[Working.R142])">
            <text:p/>
          </table:table-cell>
          <table:table-cell table:formula="of:=IF(ISBLANK([Working.S142]);&quot;&quot;;[Working.S142])" office:value-type="string" office:string-value="STORE">
            <text:p>STORE</text:p>
          </table:table-cell>
          <table:table-cell table:formula="of:=IF(ISBLANK([Working.T142]);&quot;&quot;;[Working.T142])" office:value-type="string" office:string-value="STORE A [SP]">
            <text:p>STORE A [SP]</text:p>
          </table:table-cell>
          <table:table-cell table:formula="of:=IF(ISBLANK([Working.U142]);&quot;&quot;;[Working.U142])">
            <text:p/>
          </table:table-cell>
        </table:table-row>
        <table:table-row table:style-name="ro3">
          <table:table-cell table:formula="of:=IF(ISBLANK([Working.A143]);&quot;&quot;;[Working.A143])" office:value-type="float" office:value="141">
            <text:p>141</text:p>
          </table:table-cell>
          <table:table-cell table:formula="of:=IF(ISBLANK([Working.B143]);&quot;&quot;;[Working.B143])" office:value-type="string" office:string-value="8D">
            <text:p>8D</text:p>
          </table:table-cell>
          <table:table-cell table:formula="of:=IF(ISBLANK([Working.C143]);&quot;&quot;;[Working.C143])" office:value-type="string" office:string-value="10001101">
            <text:p>10001101</text:p>
          </table:table-cell>
          <table:table-cell table:formula="of:=IF(ISBLANK([Working.E143]);&quot;&quot;;[Working.E143])" office:value-type="string" office:string-value="10">
            <text:p>10</text:p>
          </table:table-cell>
          <table:table-cell table:formula="of:=IF(ISBLANK([Working.G143]);&quot;&quot;;[Working.G143])" office:value-type="string" office:string-value="001">
            <text:p>001</text:p>
          </table:table-cell>
          <table:table-cell table:formula="of:=IF(ISBLANK([Working.I143]);&quot;&quot;;[Working.I143])" office:value-type="string" office:string-value="101">
            <text:p>101</text:p>
          </table:table-cell>
          <table:table-cell table:formula="of:=IF(ISBLANK([Working.K143]);&quot;&quot;;[Working.K143])">
            <text:p/>
          </table:table-cell>
          <table:table-cell table:formula="of:=IF(ISBLANK([Working.M143]);&quot;&quot;;[Working.M143])">
            <text:p/>
          </table:table-cell>
          <table:table-cell table:formula="of:=IF(ISBLANK([Working.N143]);&quot;&quot;;[Working.N143])" office:value-type="string" office:string-value="Store">
            <text:p>Store</text:p>
          </table:table-cell>
          <table:table-cell table:formula="of:=IF(ISBLANK([Working.O143]);&quot;&quot;;[Working.O143])" office:value-type="string" office:string-value="A">
            <text:p>A</text:p>
          </table:table-cell>
          <table:table-cell table:formula="of:=IF(ISBLANK([Working.P143]);&quot;&quot;;[Working.P143])" office:value-type="string" office:string-value="PC">
            <text:p>PC</text:p>
          </table:table-cell>
          <table:table-cell table:formula="of:=IF(ISBLANK([Working.Q143]);&quot;&quot;;[Working.Q143])">
            <text:p/>
          </table:table-cell>
          <table:table-cell table:formula="of:=IF(ISBLANK([Working.R143]);&quot;&quot;;[Working.R143])">
            <text:p/>
          </table:table-cell>
          <table:table-cell table:formula="of:=IF(ISBLANK([Working.S143]);&quot;&quot;;[Working.S143])" office:value-type="string" office:string-value="STORE">
            <text:p>STORE</text:p>
          </table:table-cell>
          <table:table-cell table:formula="of:=IF(ISBLANK([Working.T143]);&quot;&quot;;[Working.T143])" office:value-type="string" office:string-value="STORE A [PC]">
            <text:p>STORE A [PC]</text:p>
          </table:table-cell>
          <table:table-cell table:formula="of:=IF(ISBLANK([Working.U143]);&quot;&quot;;[Working.U143])">
            <text:p/>
          </table:table-cell>
        </table:table-row>
        <table:table-row table:style-name="ro3">
          <table:table-cell table:formula="of:=IF(ISBLANK([Working.A144]);&quot;&quot;;[Working.A144])" office:value-type="float" office:value="142">
            <text:p>142</text:p>
          </table:table-cell>
          <table:table-cell table:formula="of:=IF(ISBLANK([Working.B144]);&quot;&quot;;[Working.B144])" office:value-type="string" office:string-value="8E">
            <text:p>8E</text:p>
          </table:table-cell>
          <table:table-cell table:formula="of:=IF(ISBLANK([Working.C144]);&quot;&quot;;[Working.C144])" office:value-type="string" office:string-value="10001110">
            <text:p>10001110</text:p>
          </table:table-cell>
          <table:table-cell table:formula="of:=IF(ISBLANK([Working.E144]);&quot;&quot;;[Working.E144])" office:value-type="string" office:string-value="10">
            <text:p>10</text:p>
          </table:table-cell>
          <table:table-cell table:formula="of:=IF(ISBLANK([Working.G144]);&quot;&quot;;[Working.G144])" office:value-type="string" office:string-value="001">
            <text:p>001</text:p>
          </table:table-cell>
          <table:table-cell table:formula="of:=IF(ISBLANK([Working.I144]);&quot;&quot;;[Working.I144])" office:value-type="string" office:string-value="110">
            <text:p>110</text:p>
          </table:table-cell>
          <table:table-cell table:formula="of:=IF(ISBLANK([Working.K144]);&quot;&quot;;[Working.K144])">
            <text:p/>
          </table:table-cell>
          <table:table-cell table:formula="of:=IF(ISBLANK([Working.M144]);&quot;&quot;;[Working.M144])">
            <text:p/>
          </table:table-cell>
          <table:table-cell table:formula="of:=IF(ISBLANK([Working.N144]);&quot;&quot;;[Working.N144])" office:value-type="string" office:string-value="Store">
            <text:p>Store</text:p>
          </table:table-cell>
          <table:table-cell table:formula="of:=IF(ISBLANK([Working.O144]);&quot;&quot;;[Working.O144])" office:value-type="string" office:string-value="A">
            <text:p>A</text:p>
          </table:table-cell>
          <table:table-cell table:formula="of:=IF(ISBLANK([Working.P144]);&quot;&quot;;[Working.P144])" office:value-type="string" office:string-value="SP+/-">
            <text:p>SP+/-</text:p>
          </table:table-cell>
          <table:table-cell table:formula="of:=IF(ISBLANK([Working.Q144]);&quot;&quot;;[Working.Q144])">
            <text:p/>
          </table:table-cell>
          <table:table-cell table:formula="of:=IF(ISBLANK([Working.R144]);&quot;&quot;;[Working.R144])">
            <text:p/>
          </table:table-cell>
          <table:table-cell table:formula="of:=IF(ISBLANK([Working.S144]);&quot;&quot;;[Working.S144])" office:value-type="string" office:string-value="PUSH">
            <text:p>PUSH</text:p>
          </table:table-cell>
          <table:table-cell table:formula="of:=IF(ISBLANK([Working.T144]);&quot;&quot;;[Working.T144])" office:value-type="string" office:string-value="PUSH A">
            <text:p>PUSH A</text:p>
          </table:table-cell>
          <table:table-cell table:formula="of:=IF(ISBLANK([Working.U144]);&quot;&quot;;[Working.U144])">
            <text:p/>
          </table:table-cell>
        </table:table-row>
        <table:table-row table:style-name="ro3">
          <table:table-cell table:formula="of:=IF(ISBLANK([Working.A145]);&quot;&quot;;[Working.A145])" office:value-type="float" office:value="143">
            <text:p>143</text:p>
          </table:table-cell>
          <table:table-cell table:formula="of:=IF(ISBLANK([Working.B145]);&quot;&quot;;[Working.B145])" office:value-type="string" office:string-value="8F">
            <text:p>8F</text:p>
          </table:table-cell>
          <table:table-cell table:formula="of:=IF(ISBLANK([Working.C145]);&quot;&quot;;[Working.C145])" office:value-type="string" office:string-value="10001111">
            <text:p>10001111</text:p>
          </table:table-cell>
          <table:table-cell table:formula="of:=IF(ISBLANK([Working.E145]);&quot;&quot;;[Working.E145])" office:value-type="string" office:string-value="10">
            <text:p>10</text:p>
          </table:table-cell>
          <table:table-cell table:formula="of:=IF(ISBLANK([Working.G145]);&quot;&quot;;[Working.G145])" office:value-type="string" office:string-value="001">
            <text:p>001</text:p>
          </table:table-cell>
          <table:table-cell table:formula="of:=IF(ISBLANK([Working.I145]);&quot;&quot;;[Working.I145])" office:value-type="string" office:string-value="111">
            <text:p>111</text:p>
          </table:table-cell>
          <table:table-cell table:formula="of:=IF(ISBLANK([Working.K145]);&quot;&quot;;[Working.K145])">
            <text:p/>
          </table:table-cell>
          <table:table-cell table:formula="of:=IF(ISBLANK([Working.M145]);&quot;&quot;;[Working.M145])">
            <text:p/>
          </table:table-cell>
          <table:table-cell table:formula="of:=IF(ISBLANK([Working.N145]);&quot;&quot;;[Working.N145])" office:value-type="string" office:string-value="Store">
            <text:p>Store</text:p>
          </table:table-cell>
          <table:table-cell table:formula="of:=IF(ISBLANK([Working.O145]);&quot;&quot;;[Working.O145])" office:value-type="string" office:string-value="A">
            <text:p>A</text:p>
          </table:table-cell>
          <table:table-cell table:formula="of:=IF(ISBLANK([Working.P145]);&quot;&quot;;[Working.P145])" office:value-type="string" office:string-value="CONST">
            <text:p>CONST</text:p>
          </table:table-cell>
          <table:table-cell table:formula="of:=IF(ISBLANK([Working.Q145]);&quot;&quot;;[Working.Q145])">
            <text:p/>
          </table:table-cell>
          <table:table-cell table:formula="of:=IF(ISBLANK([Working.R145]);&quot;&quot;;[Working.R145])">
            <text:p/>
          </table:table-cell>
          <table:table-cell table:formula="of:=IF(ISBLANK([Working.S145]);&quot;&quot;;[Working.S145])" office:value-type="string" office:string-value="STORE">
            <text:p>STORE</text:p>
          </table:table-cell>
          <table:table-cell table:formula="of:=IF(ISBLANK([Working.T145]);&quot;&quot;;[Working.T145])" office:value-type="string" office:string-value="STORE A [CONST]">
            <text:p>STORE A [CONST]</text:p>
          </table:table-cell>
          <table:table-cell table:formula="of:=IF(ISBLANK([Working.U145]);&quot;&quot;;[Working.U145])">
            <text:p/>
          </table:table-cell>
        </table:table-row>
        <table:table-row table:style-name="ro3">
          <table:table-cell table:formula="of:=IF(ISBLANK([Working.A146]);&quot;&quot;;[Working.A146])" office:value-type="float" office:value="144">
            <text:p>144</text:p>
          </table:table-cell>
          <table:table-cell table:formula="of:=IF(ISBLANK([Working.B146]);&quot;&quot;;[Working.B146])" office:value-type="string" office:string-value="90">
            <text:p>90</text:p>
          </table:table-cell>
          <table:table-cell table:formula="of:=IF(ISBLANK([Working.C146]);&quot;&quot;;[Working.C146])" office:value-type="string" office:string-value="10010000">
            <text:p>10010000</text:p>
          </table:table-cell>
          <table:table-cell table:formula="of:=IF(ISBLANK([Working.E146]);&quot;&quot;;[Working.E146])" office:value-type="string" office:string-value="10">
            <text:p>10</text:p>
          </table:table-cell>
          <table:table-cell table:formula="of:=IF(ISBLANK([Working.G146]);&quot;&quot;;[Working.G146])" office:value-type="string" office:string-value="010">
            <text:p>010</text:p>
          </table:table-cell>
          <table:table-cell table:formula="of:=IF(ISBLANK([Working.I146]);&quot;&quot;;[Working.I146])" office:value-type="string" office:string-value="000">
            <text:p>000</text:p>
          </table:table-cell>
          <table:table-cell table:formula="of:=IF(ISBLANK([Working.K146]);&quot;&quot;;[Working.K146])">
            <text:p/>
          </table:table-cell>
          <table:table-cell table:formula="of:=IF(ISBLANK([Working.M146]);&quot;&quot;;[Working.M146])">
            <text:p/>
          </table:table-cell>
          <table:table-cell table:formula="of:=IF(ISBLANK([Working.N146]);&quot;&quot;;[Working.N146])" office:value-type="string" office:string-value="Store">
            <text:p>Store</text:p>
          </table:table-cell>
          <table:table-cell table:formula="of:=IF(ISBLANK([Working.O146]);&quot;&quot;;[Working.O146])" office:value-type="string" office:string-value="B">
            <text:p>B</text:p>
          </table:table-cell>
          <table:table-cell table:formula="of:=IF(ISBLANK([Working.P146]);&quot;&quot;;[Working.P146])" office:value-type="string" office:string-value="ACC">
            <text:p>ACC</text:p>
          </table:table-cell>
          <table:table-cell table:formula="of:=IF(ISBLANK([Working.Q146]);&quot;&quot;;[Working.Q146])">
            <text:p/>
          </table:table-cell>
          <table:table-cell table:formula="of:=IF(ISBLANK([Working.R146]);&quot;&quot;;[Working.R146])">
            <text:p/>
          </table:table-cell>
          <table:table-cell table:formula="of:=IF(ISBLANK([Working.S146]);&quot;&quot;;[Working.S146])" office:value-type="string" office:string-value="STORE">
            <text:p>STORE</text:p>
          </table:table-cell>
          <table:table-cell table:formula="of:=IF(ISBLANK([Working.T146]);&quot;&quot;;[Working.T146])" office:value-type="string" office:string-value="STORE B [ACC]">
            <text:p>STORE B [ACC]</text:p>
          </table:table-cell>
          <table:table-cell table:formula="of:=IF(ISBLANK([Working.U146]);&quot;&quot;;[Working.U146])">
            <text:p/>
          </table:table-cell>
        </table:table-row>
        <table:table-row table:style-name="ro3">
          <table:table-cell table:formula="of:=IF(ISBLANK([Working.A147]);&quot;&quot;;[Working.A147])" office:value-type="float" office:value="145">
            <text:p>145</text:p>
          </table:table-cell>
          <table:table-cell table:formula="of:=IF(ISBLANK([Working.B147]);&quot;&quot;;[Working.B147])" office:value-type="string" office:string-value="91">
            <text:p>91</text:p>
          </table:table-cell>
          <table:table-cell table:formula="of:=IF(ISBLANK([Working.C147]);&quot;&quot;;[Working.C147])" office:value-type="string" office:string-value="10010001">
            <text:p>10010001</text:p>
          </table:table-cell>
          <table:table-cell table:formula="of:=IF(ISBLANK([Working.E147]);&quot;&quot;;[Working.E147])" office:value-type="string" office:string-value="10">
            <text:p>10</text:p>
          </table:table-cell>
          <table:table-cell table:formula="of:=IF(ISBLANK([Working.G147]);&quot;&quot;;[Working.G147])" office:value-type="string" office:string-value="010">
            <text:p>010</text:p>
          </table:table-cell>
          <table:table-cell table:formula="of:=IF(ISBLANK([Working.I147]);&quot;&quot;;[Working.I147])" office:value-type="string" office:string-value="001">
            <text:p>001</text:p>
          </table:table-cell>
          <table:table-cell table:formula="of:=IF(ISBLANK([Working.K147]);&quot;&quot;;[Working.K147])">
            <text:p/>
          </table:table-cell>
          <table:table-cell table:formula="of:=IF(ISBLANK([Working.M147]);&quot;&quot;;[Working.M147])">
            <text:p/>
          </table:table-cell>
          <table:table-cell table:formula="of:=IF(ISBLANK([Working.N147]);&quot;&quot;;[Working.N147])" office:value-type="string" office:string-value="Store">
            <text:p>Store</text:p>
          </table:table-cell>
          <table:table-cell table:formula="of:=IF(ISBLANK([Working.O147]);&quot;&quot;;[Working.O147])" office:value-type="string" office:string-value="B">
            <text:p>B</text:p>
          </table:table-cell>
          <table:table-cell table:formula="of:=IF(ISBLANK([Working.P147]);&quot;&quot;;[Working.P147])" office:value-type="string" office:string-value="A">
            <text:p>A</text:p>
          </table:table-cell>
          <table:table-cell table:formula="of:=IF(ISBLANK([Working.Q147]);&quot;&quot;;[Working.Q147])">
            <text:p/>
          </table:table-cell>
          <table:table-cell table:formula="of:=IF(ISBLANK([Working.R147]);&quot;&quot;;[Working.R147])">
            <text:p/>
          </table:table-cell>
          <table:table-cell table:formula="of:=IF(ISBLANK([Working.S147]);&quot;&quot;;[Working.S147])" office:value-type="string" office:string-value="STORE">
            <text:p>STORE</text:p>
          </table:table-cell>
          <table:table-cell table:formula="of:=IF(ISBLANK([Working.T147]);&quot;&quot;;[Working.T147])" office:value-type="string" office:string-value="STORE B [A]">
            <text:p>STORE B [A]</text:p>
          </table:table-cell>
          <table:table-cell table:formula="of:=IF(ISBLANK([Working.U147]);&quot;&quot;;[Working.U147])">
            <text:p/>
          </table:table-cell>
        </table:table-row>
        <table:table-row table:style-name="ro3">
          <table:table-cell table:formula="of:=IF(ISBLANK([Working.A148]);&quot;&quot;;[Working.A148])" office:value-type="float" office:value="146">
            <text:p>146</text:p>
          </table:table-cell>
          <table:table-cell table:formula="of:=IF(ISBLANK([Working.B148]);&quot;&quot;;[Working.B148])" office:value-type="string" office:string-value="92">
            <text:p>92</text:p>
          </table:table-cell>
          <table:table-cell table:formula="of:=IF(ISBLANK([Working.C148]);&quot;&quot;;[Working.C148])" office:value-type="string" office:string-value="10010010">
            <text:p>10010010</text:p>
          </table:table-cell>
          <table:table-cell table:formula="of:=IF(ISBLANK([Working.E148]);&quot;&quot;;[Working.E148])" office:value-type="string" office:string-value="10">
            <text:p>10</text:p>
          </table:table-cell>
          <table:table-cell table:formula="of:=IF(ISBLANK([Working.G148]);&quot;&quot;;[Working.G148])" office:value-type="string" office:string-value="010">
            <text:p>010</text:p>
          </table:table-cell>
          <table:table-cell table:formula="of:=IF(ISBLANK([Working.I148]);&quot;&quot;;[Working.I148])" office:value-type="string" office:string-value="010">
            <text:p>010</text:p>
          </table:table-cell>
          <table:table-cell table:formula="of:=IF(ISBLANK([Working.K148]);&quot;&quot;;[Working.K148])">
            <text:p/>
          </table:table-cell>
          <table:table-cell table:formula="of:=IF(ISBLANK([Working.M148]);&quot;&quot;;[Working.M148])">
            <text:p/>
          </table:table-cell>
          <table:table-cell table:formula="of:=IF(ISBLANK([Working.N148]);&quot;&quot;;[Working.N148])" office:value-type="string" office:string-value="Store">
            <text:p>Store</text:p>
          </table:table-cell>
          <table:table-cell table:formula="of:=IF(ISBLANK([Working.O148]);&quot;&quot;;[Working.O148])" office:value-type="string" office:string-value="B">
            <text:p>B</text:p>
          </table:table-cell>
          <table:table-cell table:formula="of:=IF(ISBLANK([Working.P148]);&quot;&quot;;[Working.P148])" office:value-type="string" office:string-value="B">
            <text:p>B</text:p>
          </table:table-cell>
          <table:table-cell table:formula="of:=IF(ISBLANK([Working.Q148]);&quot;&quot;;[Working.Q148])">
            <text:p/>
          </table:table-cell>
          <table:table-cell table:formula="of:=IF(ISBLANK([Working.R148]);&quot;&quot;;[Working.R148])">
            <text:p/>
          </table:table-cell>
          <table:table-cell table:formula="of:=IF(ISBLANK([Working.S148]);&quot;&quot;;[Working.S148])" office:value-type="string" office:string-value="STORE">
            <text:p>STORE</text:p>
          </table:table-cell>
          <table:table-cell table:formula="of:=IF(ISBLANK([Working.T148]);&quot;&quot;;[Working.T148])" office:value-type="string" office:string-value="STORE B [B]">
            <text:p>STORE B [B]</text:p>
          </table:table-cell>
          <table:table-cell table:formula="of:=IF(ISBLANK([Working.U148]);&quot;&quot;;[Working.U148])">
            <text:p/>
          </table:table-cell>
        </table:table-row>
        <table:table-row table:style-name="ro3">
          <table:table-cell table:formula="of:=IF(ISBLANK([Working.A149]);&quot;&quot;;[Working.A149])" office:value-type="float" office:value="147">
            <text:p>147</text:p>
          </table:table-cell>
          <table:table-cell table:formula="of:=IF(ISBLANK([Working.B149]);&quot;&quot;;[Working.B149])" office:value-type="string" office:string-value="93">
            <text:p>93</text:p>
          </table:table-cell>
          <table:table-cell table:formula="of:=IF(ISBLANK([Working.C149]);&quot;&quot;;[Working.C149])" office:value-type="string" office:string-value="10010011">
            <text:p>10010011</text:p>
          </table:table-cell>
          <table:table-cell table:formula="of:=IF(ISBLANK([Working.E149]);&quot;&quot;;[Working.E149])" office:value-type="string" office:string-value="10">
            <text:p>10</text:p>
          </table:table-cell>
          <table:table-cell table:formula="of:=IF(ISBLANK([Working.G149]);&quot;&quot;;[Working.G149])" office:value-type="string" office:string-value="010">
            <text:p>010</text:p>
          </table:table-cell>
          <table:table-cell table:formula="of:=IF(ISBLANK([Working.I149]);&quot;&quot;;[Working.I149])" office:value-type="string" office:string-value="011">
            <text:p>011</text:p>
          </table:table-cell>
          <table:table-cell table:formula="of:=IF(ISBLANK([Working.K149]);&quot;&quot;;[Working.K149])">
            <text:p/>
          </table:table-cell>
          <table:table-cell table:formula="of:=IF(ISBLANK([Working.M149]);&quot;&quot;;[Working.M149])">
            <text:p/>
          </table:table-cell>
          <table:table-cell table:formula="of:=IF(ISBLANK([Working.N149]);&quot;&quot;;[Working.N149])" office:value-type="string" office:string-value="Store">
            <text:p>Store</text:p>
          </table:table-cell>
          <table:table-cell table:formula="of:=IF(ISBLANK([Working.O149]);&quot;&quot;;[Working.O149])" office:value-type="string" office:string-value="B">
            <text:p>B</text:p>
          </table:table-cell>
          <table:table-cell table:formula="of:=IF(ISBLANK([Working.P149]);&quot;&quot;;[Working.P149])" office:value-type="string" office:string-value="C">
            <text:p>C</text:p>
          </table:table-cell>
          <table:table-cell table:formula="of:=IF(ISBLANK([Working.Q149]);&quot;&quot;;[Working.Q149])">
            <text:p/>
          </table:table-cell>
          <table:table-cell table:formula="of:=IF(ISBLANK([Working.R149]);&quot;&quot;;[Working.R149])">
            <text:p/>
          </table:table-cell>
          <table:table-cell table:formula="of:=IF(ISBLANK([Working.S149]);&quot;&quot;;[Working.S149])" office:value-type="string" office:string-value="STORE">
            <text:p>STORE</text:p>
          </table:table-cell>
          <table:table-cell table:formula="of:=IF(ISBLANK([Working.T149]);&quot;&quot;;[Working.T149])" office:value-type="string" office:string-value="STORE B [C]">
            <text:p>STORE B [C]</text:p>
          </table:table-cell>
          <table:table-cell table:formula="of:=IF(ISBLANK([Working.U149]);&quot;&quot;;[Working.U149])">
            <text:p/>
          </table:table-cell>
        </table:table-row>
        <table:table-row table:style-name="ro3">
          <table:table-cell table:formula="of:=IF(ISBLANK([Working.A150]);&quot;&quot;;[Working.A150])" office:value-type="float" office:value="148">
            <text:p>148</text:p>
          </table:table-cell>
          <table:table-cell table:formula="of:=IF(ISBLANK([Working.B150]);&quot;&quot;;[Working.B150])" office:value-type="string" office:string-value="94">
            <text:p>94</text:p>
          </table:table-cell>
          <table:table-cell table:formula="of:=IF(ISBLANK([Working.C150]);&quot;&quot;;[Working.C150])" office:value-type="string" office:string-value="10010100">
            <text:p>10010100</text:p>
          </table:table-cell>
          <table:table-cell table:formula="of:=IF(ISBLANK([Working.E150]);&quot;&quot;;[Working.E150])" office:value-type="string" office:string-value="10">
            <text:p>10</text:p>
          </table:table-cell>
          <table:table-cell table:formula="of:=IF(ISBLANK([Working.G150]);&quot;&quot;;[Working.G150])" office:value-type="string" office:string-value="010">
            <text:p>010</text:p>
          </table:table-cell>
          <table:table-cell table:formula="of:=IF(ISBLANK([Working.I150]);&quot;&quot;;[Working.I150])" office:value-type="string" office:string-value="100">
            <text:p>100</text:p>
          </table:table-cell>
          <table:table-cell table:formula="of:=IF(ISBLANK([Working.K150]);&quot;&quot;;[Working.K150])">
            <text:p/>
          </table:table-cell>
          <table:table-cell table:formula="of:=IF(ISBLANK([Working.M150]);&quot;&quot;;[Working.M150])">
            <text:p/>
          </table:table-cell>
          <table:table-cell table:formula="of:=IF(ISBLANK([Working.N150]);&quot;&quot;;[Working.N150])" office:value-type="string" office:string-value="Store">
            <text:p>Store</text:p>
          </table:table-cell>
          <table:table-cell table:formula="of:=IF(ISBLANK([Working.O150]);&quot;&quot;;[Working.O150])" office:value-type="string" office:string-value="B">
            <text:p>B</text:p>
          </table:table-cell>
          <table:table-cell table:formula="of:=IF(ISBLANK([Working.P150]);&quot;&quot;;[Working.P150])" office:value-type="string" office:string-value="SP">
            <text:p>SP</text:p>
          </table:table-cell>
          <table:table-cell table:formula="of:=IF(ISBLANK([Working.Q150]);&quot;&quot;;[Working.Q150])">
            <text:p/>
          </table:table-cell>
          <table:table-cell table:formula="of:=IF(ISBLANK([Working.R150]);&quot;&quot;;[Working.R150])">
            <text:p/>
          </table:table-cell>
          <table:table-cell table:formula="of:=IF(ISBLANK([Working.S150]);&quot;&quot;;[Working.S150])" office:value-type="string" office:string-value="STORE">
            <text:p>STORE</text:p>
          </table:table-cell>
          <table:table-cell table:formula="of:=IF(ISBLANK([Working.T150]);&quot;&quot;;[Working.T150])" office:value-type="string" office:string-value="STORE B [SP]">
            <text:p>STORE B [SP]</text:p>
          </table:table-cell>
          <table:table-cell table:formula="of:=IF(ISBLANK([Working.U150]);&quot;&quot;;[Working.U150])">
            <text:p/>
          </table:table-cell>
        </table:table-row>
        <table:table-row table:style-name="ro3">
          <table:table-cell table:formula="of:=IF(ISBLANK([Working.A151]);&quot;&quot;;[Working.A151])" office:value-type="float" office:value="149">
            <text:p>149</text:p>
          </table:table-cell>
          <table:table-cell table:formula="of:=IF(ISBLANK([Working.B151]);&quot;&quot;;[Working.B151])" office:value-type="string" office:string-value="95">
            <text:p>95</text:p>
          </table:table-cell>
          <table:table-cell table:formula="of:=IF(ISBLANK([Working.C151]);&quot;&quot;;[Working.C151])" office:value-type="string" office:string-value="10010101">
            <text:p>10010101</text:p>
          </table:table-cell>
          <table:table-cell table:formula="of:=IF(ISBLANK([Working.E151]);&quot;&quot;;[Working.E151])" office:value-type="string" office:string-value="10">
            <text:p>10</text:p>
          </table:table-cell>
          <table:table-cell table:formula="of:=IF(ISBLANK([Working.G151]);&quot;&quot;;[Working.G151])" office:value-type="string" office:string-value="010">
            <text:p>010</text:p>
          </table:table-cell>
          <table:table-cell table:formula="of:=IF(ISBLANK([Working.I151]);&quot;&quot;;[Working.I151])" office:value-type="string" office:string-value="101">
            <text:p>101</text:p>
          </table:table-cell>
          <table:table-cell table:formula="of:=IF(ISBLANK([Working.K151]);&quot;&quot;;[Working.K151])">
            <text:p/>
          </table:table-cell>
          <table:table-cell table:formula="of:=IF(ISBLANK([Working.M151]);&quot;&quot;;[Working.M151])">
            <text:p/>
          </table:table-cell>
          <table:table-cell table:formula="of:=IF(ISBLANK([Working.N151]);&quot;&quot;;[Working.N151])" office:value-type="string" office:string-value="Store">
            <text:p>Store</text:p>
          </table:table-cell>
          <table:table-cell table:formula="of:=IF(ISBLANK([Working.O151]);&quot;&quot;;[Working.O151])" office:value-type="string" office:string-value="B">
            <text:p>B</text:p>
          </table:table-cell>
          <table:table-cell table:formula="of:=IF(ISBLANK([Working.P151]);&quot;&quot;;[Working.P151])" office:value-type="string" office:string-value="PC">
            <text:p>PC</text:p>
          </table:table-cell>
          <table:table-cell table:formula="of:=IF(ISBLANK([Working.Q151]);&quot;&quot;;[Working.Q151])">
            <text:p/>
          </table:table-cell>
          <table:table-cell table:formula="of:=IF(ISBLANK([Working.R151]);&quot;&quot;;[Working.R151])">
            <text:p/>
          </table:table-cell>
          <table:table-cell table:formula="of:=IF(ISBLANK([Working.S151]);&quot;&quot;;[Working.S151])" office:value-type="string" office:string-value="STORE">
            <text:p>STORE</text:p>
          </table:table-cell>
          <table:table-cell table:formula="of:=IF(ISBLANK([Working.T151]);&quot;&quot;;[Working.T151])" office:value-type="string" office:string-value="STORE B [PC]">
            <text:p>STORE B [PC]</text:p>
          </table:table-cell>
          <table:table-cell table:formula="of:=IF(ISBLANK([Working.U151]);&quot;&quot;;[Working.U151])">
            <text:p/>
          </table:table-cell>
        </table:table-row>
        <table:table-row table:style-name="ro3">
          <table:table-cell table:formula="of:=IF(ISBLANK([Working.A152]);&quot;&quot;;[Working.A152])" office:value-type="float" office:value="150">
            <text:p>150</text:p>
          </table:table-cell>
          <table:table-cell table:formula="of:=IF(ISBLANK([Working.B152]);&quot;&quot;;[Working.B152])" office:value-type="string" office:string-value="96">
            <text:p>96</text:p>
          </table:table-cell>
          <table:table-cell table:formula="of:=IF(ISBLANK([Working.C152]);&quot;&quot;;[Working.C152])" office:value-type="string" office:string-value="10010110">
            <text:p>10010110</text:p>
          </table:table-cell>
          <table:table-cell table:formula="of:=IF(ISBLANK([Working.E152]);&quot;&quot;;[Working.E152])" office:value-type="string" office:string-value="10">
            <text:p>10</text:p>
          </table:table-cell>
          <table:table-cell table:formula="of:=IF(ISBLANK([Working.G152]);&quot;&quot;;[Working.G152])" office:value-type="string" office:string-value="010">
            <text:p>010</text:p>
          </table:table-cell>
          <table:table-cell table:formula="of:=IF(ISBLANK([Working.I152]);&quot;&quot;;[Working.I152])" office:value-type="string" office:string-value="110">
            <text:p>110</text:p>
          </table:table-cell>
          <table:table-cell table:formula="of:=IF(ISBLANK([Working.K152]);&quot;&quot;;[Working.K152])">
            <text:p/>
          </table:table-cell>
          <table:table-cell table:formula="of:=IF(ISBLANK([Working.M152]);&quot;&quot;;[Working.M152])">
            <text:p/>
          </table:table-cell>
          <table:table-cell table:formula="of:=IF(ISBLANK([Working.N152]);&quot;&quot;;[Working.N152])" office:value-type="string" office:string-value="Store">
            <text:p>Store</text:p>
          </table:table-cell>
          <table:table-cell table:formula="of:=IF(ISBLANK([Working.O152]);&quot;&quot;;[Working.O152])" office:value-type="string" office:string-value="B">
            <text:p>B</text:p>
          </table:table-cell>
          <table:table-cell table:formula="of:=IF(ISBLANK([Working.P152]);&quot;&quot;;[Working.P152])" office:value-type="string" office:string-value="SP+/-">
            <text:p>SP+/-</text:p>
          </table:table-cell>
          <table:table-cell table:formula="of:=IF(ISBLANK([Working.Q152]);&quot;&quot;;[Working.Q152])">
            <text:p/>
          </table:table-cell>
          <table:table-cell table:formula="of:=IF(ISBLANK([Working.R152]);&quot;&quot;;[Working.R152])">
            <text:p/>
          </table:table-cell>
          <table:table-cell table:formula="of:=IF(ISBLANK([Working.S152]);&quot;&quot;;[Working.S152])" office:value-type="string" office:string-value="PUSH">
            <text:p>PUSH</text:p>
          </table:table-cell>
          <table:table-cell table:formula="of:=IF(ISBLANK([Working.T152]);&quot;&quot;;[Working.T152])" office:value-type="string" office:string-value="PUSH B">
            <text:p>PUSH B</text:p>
          </table:table-cell>
          <table:table-cell table:formula="of:=IF(ISBLANK([Working.U152]);&quot;&quot;;[Working.U152])">
            <text:p/>
          </table:table-cell>
        </table:table-row>
        <table:table-row table:style-name="ro3">
          <table:table-cell table:formula="of:=IF(ISBLANK([Working.A153]);&quot;&quot;;[Working.A153])" office:value-type="float" office:value="151">
            <text:p>151</text:p>
          </table:table-cell>
          <table:table-cell table:formula="of:=IF(ISBLANK([Working.B153]);&quot;&quot;;[Working.B153])" office:value-type="string" office:string-value="97">
            <text:p>97</text:p>
          </table:table-cell>
          <table:table-cell table:formula="of:=IF(ISBLANK([Working.C153]);&quot;&quot;;[Working.C153])" office:value-type="string" office:string-value="10010111">
            <text:p>10010111</text:p>
          </table:table-cell>
          <table:table-cell table:formula="of:=IF(ISBLANK([Working.E153]);&quot;&quot;;[Working.E153])" office:value-type="string" office:string-value="10">
            <text:p>10</text:p>
          </table:table-cell>
          <table:table-cell table:formula="of:=IF(ISBLANK([Working.G153]);&quot;&quot;;[Working.G153])" office:value-type="string" office:string-value="010">
            <text:p>010</text:p>
          </table:table-cell>
          <table:table-cell table:formula="of:=IF(ISBLANK([Working.I153]);&quot;&quot;;[Working.I153])" office:value-type="string" office:string-value="111">
            <text:p>111</text:p>
          </table:table-cell>
          <table:table-cell table:formula="of:=IF(ISBLANK([Working.K153]);&quot;&quot;;[Working.K153])">
            <text:p/>
          </table:table-cell>
          <table:table-cell table:formula="of:=IF(ISBLANK([Working.M153]);&quot;&quot;;[Working.M153])">
            <text:p/>
          </table:table-cell>
          <table:table-cell table:formula="of:=IF(ISBLANK([Working.N153]);&quot;&quot;;[Working.N153])" office:value-type="string" office:string-value="Store">
            <text:p>Store</text:p>
          </table:table-cell>
          <table:table-cell table:formula="of:=IF(ISBLANK([Working.O153]);&quot;&quot;;[Working.O153])" office:value-type="string" office:string-value="B">
            <text:p>B</text:p>
          </table:table-cell>
          <table:table-cell table:formula="of:=IF(ISBLANK([Working.P153]);&quot;&quot;;[Working.P153])" office:value-type="string" office:string-value="CONST">
            <text:p>CONST</text:p>
          </table:table-cell>
          <table:table-cell table:formula="of:=IF(ISBLANK([Working.Q153]);&quot;&quot;;[Working.Q153])">
            <text:p/>
          </table:table-cell>
          <table:table-cell table:formula="of:=IF(ISBLANK([Working.R153]);&quot;&quot;;[Working.R153])">
            <text:p/>
          </table:table-cell>
          <table:table-cell table:formula="of:=IF(ISBLANK([Working.S153]);&quot;&quot;;[Working.S153])" office:value-type="string" office:string-value="STORE">
            <text:p>STORE</text:p>
          </table:table-cell>
          <table:table-cell table:formula="of:=IF(ISBLANK([Working.T153]);&quot;&quot;;[Working.T153])" office:value-type="string" office:string-value="STORE B [CONST]">
            <text:p>STORE B [CONST]</text:p>
          </table:table-cell>
          <table:table-cell table:formula="of:=IF(ISBLANK([Working.U153]);&quot;&quot;;[Working.U153])">
            <text:p/>
          </table:table-cell>
        </table:table-row>
        <table:table-row table:style-name="ro3">
          <table:table-cell table:formula="of:=IF(ISBLANK([Working.A154]);&quot;&quot;;[Working.A154])" office:value-type="float" office:value="152">
            <text:p>152</text:p>
          </table:table-cell>
          <table:table-cell table:formula="of:=IF(ISBLANK([Working.B154]);&quot;&quot;;[Working.B154])" office:value-type="string" office:string-value="98">
            <text:p>98</text:p>
          </table:table-cell>
          <table:table-cell table:formula="of:=IF(ISBLANK([Working.C154]);&quot;&quot;;[Working.C154])" office:value-type="string" office:string-value="10011000">
            <text:p>10011000</text:p>
          </table:table-cell>
          <table:table-cell table:formula="of:=IF(ISBLANK([Working.E154]);&quot;&quot;;[Working.E154])" office:value-type="string" office:string-value="10">
            <text:p>10</text:p>
          </table:table-cell>
          <table:table-cell table:formula="of:=IF(ISBLANK([Working.G154]);&quot;&quot;;[Working.G154])" office:value-type="string" office:string-value="011">
            <text:p>011</text:p>
          </table:table-cell>
          <table:table-cell table:formula="of:=IF(ISBLANK([Working.I154]);&quot;&quot;;[Working.I154])" office:value-type="string" office:string-value="000">
            <text:p>000</text:p>
          </table:table-cell>
          <table:table-cell table:formula="of:=IF(ISBLANK([Working.K154]);&quot;&quot;;[Working.K154])">
            <text:p/>
          </table:table-cell>
          <table:table-cell table:formula="of:=IF(ISBLANK([Working.M154]);&quot;&quot;;[Working.M154])">
            <text:p/>
          </table:table-cell>
          <table:table-cell table:formula="of:=IF(ISBLANK([Working.N154]);&quot;&quot;;[Working.N154])" office:value-type="string" office:string-value="Store">
            <text:p>Store</text:p>
          </table:table-cell>
          <table:table-cell table:formula="of:=IF(ISBLANK([Working.O154]);&quot;&quot;;[Working.O154])" office:value-type="string" office:string-value="C">
            <text:p>C</text:p>
          </table:table-cell>
          <table:table-cell table:formula="of:=IF(ISBLANK([Working.P154]);&quot;&quot;;[Working.P154])" office:value-type="string" office:string-value="ACC">
            <text:p>ACC</text:p>
          </table:table-cell>
          <table:table-cell table:formula="of:=IF(ISBLANK([Working.Q154]);&quot;&quot;;[Working.Q154])">
            <text:p/>
          </table:table-cell>
          <table:table-cell table:formula="of:=IF(ISBLANK([Working.R154]);&quot;&quot;;[Working.R154])">
            <text:p/>
          </table:table-cell>
          <table:table-cell table:formula="of:=IF(ISBLANK([Working.S154]);&quot;&quot;;[Working.S154])" office:value-type="string" office:string-value="STORE">
            <text:p>STORE</text:p>
          </table:table-cell>
          <table:table-cell table:formula="of:=IF(ISBLANK([Working.T154]);&quot;&quot;;[Working.T154])" office:value-type="string" office:string-value="STORE C [ACC]">
            <text:p>STORE C [ACC]</text:p>
          </table:table-cell>
          <table:table-cell table:formula="of:=IF(ISBLANK([Working.U154]);&quot;&quot;;[Working.U154])">
            <text:p/>
          </table:table-cell>
        </table:table-row>
        <table:table-row table:style-name="ro3">
          <table:table-cell table:formula="of:=IF(ISBLANK([Working.A155]);&quot;&quot;;[Working.A155])" office:value-type="float" office:value="153">
            <text:p>153</text:p>
          </table:table-cell>
          <table:table-cell table:formula="of:=IF(ISBLANK([Working.B155]);&quot;&quot;;[Working.B155])" office:value-type="string" office:string-value="99">
            <text:p>99</text:p>
          </table:table-cell>
          <table:table-cell table:formula="of:=IF(ISBLANK([Working.C155]);&quot;&quot;;[Working.C155])" office:value-type="string" office:string-value="10011001">
            <text:p>10011001</text:p>
          </table:table-cell>
          <table:table-cell table:formula="of:=IF(ISBLANK([Working.E155]);&quot;&quot;;[Working.E155])" office:value-type="string" office:string-value="10">
            <text:p>10</text:p>
          </table:table-cell>
          <table:table-cell table:formula="of:=IF(ISBLANK([Working.G155]);&quot;&quot;;[Working.G155])" office:value-type="string" office:string-value="011">
            <text:p>011</text:p>
          </table:table-cell>
          <table:table-cell table:formula="of:=IF(ISBLANK([Working.I155]);&quot;&quot;;[Working.I155])" office:value-type="string" office:string-value="001">
            <text:p>001</text:p>
          </table:table-cell>
          <table:table-cell table:formula="of:=IF(ISBLANK([Working.K155]);&quot;&quot;;[Working.K155])">
            <text:p/>
          </table:table-cell>
          <table:table-cell table:formula="of:=IF(ISBLANK([Working.M155]);&quot;&quot;;[Working.M155])">
            <text:p/>
          </table:table-cell>
          <table:table-cell table:formula="of:=IF(ISBLANK([Working.N155]);&quot;&quot;;[Working.N155])" office:value-type="string" office:string-value="Store">
            <text:p>Store</text:p>
          </table:table-cell>
          <table:table-cell table:formula="of:=IF(ISBLANK([Working.O155]);&quot;&quot;;[Working.O155])" office:value-type="string" office:string-value="C">
            <text:p>C</text:p>
          </table:table-cell>
          <table:table-cell table:formula="of:=IF(ISBLANK([Working.P155]);&quot;&quot;;[Working.P155])" office:value-type="string" office:string-value="A">
            <text:p>A</text:p>
          </table:table-cell>
          <table:table-cell table:formula="of:=IF(ISBLANK([Working.Q155]);&quot;&quot;;[Working.Q155])">
            <text:p/>
          </table:table-cell>
          <table:table-cell table:formula="of:=IF(ISBLANK([Working.R155]);&quot;&quot;;[Working.R155])">
            <text:p/>
          </table:table-cell>
          <table:table-cell table:formula="of:=IF(ISBLANK([Working.S155]);&quot;&quot;;[Working.S155])" office:value-type="string" office:string-value="STORE">
            <text:p>STORE</text:p>
          </table:table-cell>
          <table:table-cell table:formula="of:=IF(ISBLANK([Working.T155]);&quot;&quot;;[Working.T155])" office:value-type="string" office:string-value="STORE C [A]">
            <text:p>STORE C [A]</text:p>
          </table:table-cell>
          <table:table-cell table:formula="of:=IF(ISBLANK([Working.U155]);&quot;&quot;;[Working.U155])">
            <text:p/>
          </table:table-cell>
        </table:table-row>
        <table:table-row table:style-name="ro3">
          <table:table-cell table:formula="of:=IF(ISBLANK([Working.A156]);&quot;&quot;;[Working.A156])" office:value-type="float" office:value="154">
            <text:p>154</text:p>
          </table:table-cell>
          <table:table-cell table:formula="of:=IF(ISBLANK([Working.B156]);&quot;&quot;;[Working.B156])" office:value-type="string" office:string-value="9A">
            <text:p>9A</text:p>
          </table:table-cell>
          <table:table-cell table:formula="of:=IF(ISBLANK([Working.C156]);&quot;&quot;;[Working.C156])" office:value-type="string" office:string-value="10011010">
            <text:p>10011010</text:p>
          </table:table-cell>
          <table:table-cell table:formula="of:=IF(ISBLANK([Working.E156]);&quot;&quot;;[Working.E156])" office:value-type="string" office:string-value="10">
            <text:p>10</text:p>
          </table:table-cell>
          <table:table-cell table:formula="of:=IF(ISBLANK([Working.G156]);&quot;&quot;;[Working.G156])" office:value-type="string" office:string-value="011">
            <text:p>011</text:p>
          </table:table-cell>
          <table:table-cell table:formula="of:=IF(ISBLANK([Working.I156]);&quot;&quot;;[Working.I156])" office:value-type="string" office:string-value="010">
            <text:p>010</text:p>
          </table:table-cell>
          <table:table-cell table:formula="of:=IF(ISBLANK([Working.K156]);&quot;&quot;;[Working.K156])">
            <text:p/>
          </table:table-cell>
          <table:table-cell table:formula="of:=IF(ISBLANK([Working.M156]);&quot;&quot;;[Working.M156])">
            <text:p/>
          </table:table-cell>
          <table:table-cell table:formula="of:=IF(ISBLANK([Working.N156]);&quot;&quot;;[Working.N156])" office:value-type="string" office:string-value="Store">
            <text:p>Store</text:p>
          </table:table-cell>
          <table:table-cell table:formula="of:=IF(ISBLANK([Working.O156]);&quot;&quot;;[Working.O156])" office:value-type="string" office:string-value="C">
            <text:p>C</text:p>
          </table:table-cell>
          <table:table-cell table:formula="of:=IF(ISBLANK([Working.P156]);&quot;&quot;;[Working.P156])" office:value-type="string" office:string-value="B">
            <text:p>B</text:p>
          </table:table-cell>
          <table:table-cell table:formula="of:=IF(ISBLANK([Working.Q156]);&quot;&quot;;[Working.Q156])">
            <text:p/>
          </table:table-cell>
          <table:table-cell table:formula="of:=IF(ISBLANK([Working.R156]);&quot;&quot;;[Working.R156])">
            <text:p/>
          </table:table-cell>
          <table:table-cell table:formula="of:=IF(ISBLANK([Working.S156]);&quot;&quot;;[Working.S156])" office:value-type="string" office:string-value="STORE">
            <text:p>STORE</text:p>
          </table:table-cell>
          <table:table-cell table:formula="of:=IF(ISBLANK([Working.T156]);&quot;&quot;;[Working.T156])" office:value-type="string" office:string-value="STORE C [B]">
            <text:p>STORE C [B]</text:p>
          </table:table-cell>
          <table:table-cell table:formula="of:=IF(ISBLANK([Working.U156]);&quot;&quot;;[Working.U156])">
            <text:p/>
          </table:table-cell>
        </table:table-row>
        <table:table-row table:style-name="ro3">
          <table:table-cell table:formula="of:=IF(ISBLANK([Working.A157]);&quot;&quot;;[Working.A157])" office:value-type="float" office:value="155">
            <text:p>155</text:p>
          </table:table-cell>
          <table:table-cell table:formula="of:=IF(ISBLANK([Working.B157]);&quot;&quot;;[Working.B157])" office:value-type="string" office:string-value="9B">
            <text:p>9B</text:p>
          </table:table-cell>
          <table:table-cell table:formula="of:=IF(ISBLANK([Working.C157]);&quot;&quot;;[Working.C157])" office:value-type="string" office:string-value="10011011">
            <text:p>10011011</text:p>
          </table:table-cell>
          <table:table-cell table:formula="of:=IF(ISBLANK([Working.E157]);&quot;&quot;;[Working.E157])" office:value-type="string" office:string-value="10">
            <text:p>10</text:p>
          </table:table-cell>
          <table:table-cell table:formula="of:=IF(ISBLANK([Working.G157]);&quot;&quot;;[Working.G157])" office:value-type="string" office:string-value="011">
            <text:p>011</text:p>
          </table:table-cell>
          <table:table-cell table:formula="of:=IF(ISBLANK([Working.I157]);&quot;&quot;;[Working.I157])" office:value-type="string" office:string-value="011">
            <text:p>011</text:p>
          </table:table-cell>
          <table:table-cell table:formula="of:=IF(ISBLANK([Working.K157]);&quot;&quot;;[Working.K157])">
            <text:p/>
          </table:table-cell>
          <table:table-cell table:formula="of:=IF(ISBLANK([Working.M157]);&quot;&quot;;[Working.M157])">
            <text:p/>
          </table:table-cell>
          <table:table-cell table:formula="of:=IF(ISBLANK([Working.N157]);&quot;&quot;;[Working.N157])" office:value-type="string" office:string-value="Store">
            <text:p>Store</text:p>
          </table:table-cell>
          <table:table-cell table:formula="of:=IF(ISBLANK([Working.O157]);&quot;&quot;;[Working.O157])" office:value-type="string" office:string-value="C">
            <text:p>C</text:p>
          </table:table-cell>
          <table:table-cell table:formula="of:=IF(ISBLANK([Working.P157]);&quot;&quot;;[Working.P157])" office:value-type="string" office:string-value="C">
            <text:p>C</text:p>
          </table:table-cell>
          <table:table-cell table:formula="of:=IF(ISBLANK([Working.Q157]);&quot;&quot;;[Working.Q157])">
            <text:p/>
          </table:table-cell>
          <table:table-cell table:formula="of:=IF(ISBLANK([Working.R157]);&quot;&quot;;[Working.R157])">
            <text:p/>
          </table:table-cell>
          <table:table-cell table:formula="of:=IF(ISBLANK([Working.S157]);&quot;&quot;;[Working.S157])" office:value-type="string" office:string-value="STORE">
            <text:p>STORE</text:p>
          </table:table-cell>
          <table:table-cell table:formula="of:=IF(ISBLANK([Working.T157]);&quot;&quot;;[Working.T157])" office:value-type="string" office:string-value="STORE C [C]">
            <text:p>STORE C [C]</text:p>
          </table:table-cell>
          <table:table-cell table:formula="of:=IF(ISBLANK([Working.U157]);&quot;&quot;;[Working.U157])">
            <text:p/>
          </table:table-cell>
        </table:table-row>
        <table:table-row table:style-name="ro3">
          <table:table-cell table:formula="of:=IF(ISBLANK([Working.A158]);&quot;&quot;;[Working.A158])" office:value-type="float" office:value="156">
            <text:p>156</text:p>
          </table:table-cell>
          <table:table-cell table:formula="of:=IF(ISBLANK([Working.B158]);&quot;&quot;;[Working.B158])" office:value-type="string" office:string-value="9C">
            <text:p>9C</text:p>
          </table:table-cell>
          <table:table-cell table:formula="of:=IF(ISBLANK([Working.C158]);&quot;&quot;;[Working.C158])" office:value-type="string" office:string-value="10011100">
            <text:p>10011100</text:p>
          </table:table-cell>
          <table:table-cell table:formula="of:=IF(ISBLANK([Working.E158]);&quot;&quot;;[Working.E158])" office:value-type="string" office:string-value="10">
            <text:p>10</text:p>
          </table:table-cell>
          <table:table-cell table:formula="of:=IF(ISBLANK([Working.G158]);&quot;&quot;;[Working.G158])" office:value-type="string" office:string-value="011">
            <text:p>011</text:p>
          </table:table-cell>
          <table:table-cell table:formula="of:=IF(ISBLANK([Working.I158]);&quot;&quot;;[Working.I158])" office:value-type="string" office:string-value="100">
            <text:p>100</text:p>
          </table:table-cell>
          <table:table-cell table:formula="of:=IF(ISBLANK([Working.K158]);&quot;&quot;;[Working.K158])">
            <text:p/>
          </table:table-cell>
          <table:table-cell table:formula="of:=IF(ISBLANK([Working.M158]);&quot;&quot;;[Working.M158])">
            <text:p/>
          </table:table-cell>
          <table:table-cell table:formula="of:=IF(ISBLANK([Working.N158]);&quot;&quot;;[Working.N158])" office:value-type="string" office:string-value="Store">
            <text:p>Store</text:p>
          </table:table-cell>
          <table:table-cell table:formula="of:=IF(ISBLANK([Working.O158]);&quot;&quot;;[Working.O158])" office:value-type="string" office:string-value="C">
            <text:p>C</text:p>
          </table:table-cell>
          <table:table-cell table:formula="of:=IF(ISBLANK([Working.P158]);&quot;&quot;;[Working.P158])" office:value-type="string" office:string-value="SP">
            <text:p>SP</text:p>
          </table:table-cell>
          <table:table-cell table:formula="of:=IF(ISBLANK([Working.Q158]);&quot;&quot;;[Working.Q158])">
            <text:p/>
          </table:table-cell>
          <table:table-cell table:formula="of:=IF(ISBLANK([Working.R158]);&quot;&quot;;[Working.R158])">
            <text:p/>
          </table:table-cell>
          <table:table-cell table:formula="of:=IF(ISBLANK([Working.S158]);&quot;&quot;;[Working.S158])" office:value-type="string" office:string-value="STORE">
            <text:p>STORE</text:p>
          </table:table-cell>
          <table:table-cell table:formula="of:=IF(ISBLANK([Working.T158]);&quot;&quot;;[Working.T158])" office:value-type="string" office:string-value="STORE C [SP]">
            <text:p>STORE C [SP]</text:p>
          </table:table-cell>
          <table:table-cell table:formula="of:=IF(ISBLANK([Working.U158]);&quot;&quot;;[Working.U158])">
            <text:p/>
          </table:table-cell>
        </table:table-row>
        <table:table-row table:style-name="ro3">
          <table:table-cell table:formula="of:=IF(ISBLANK([Working.A159]);&quot;&quot;;[Working.A159])" office:value-type="float" office:value="157">
            <text:p>157</text:p>
          </table:table-cell>
          <table:table-cell table:formula="of:=IF(ISBLANK([Working.B159]);&quot;&quot;;[Working.B159])" office:value-type="string" office:string-value="9D">
            <text:p>9D</text:p>
          </table:table-cell>
          <table:table-cell table:formula="of:=IF(ISBLANK([Working.C159]);&quot;&quot;;[Working.C159])" office:value-type="string" office:string-value="10011101">
            <text:p>10011101</text:p>
          </table:table-cell>
          <table:table-cell table:formula="of:=IF(ISBLANK([Working.E159]);&quot;&quot;;[Working.E159])" office:value-type="string" office:string-value="10">
            <text:p>10</text:p>
          </table:table-cell>
          <table:table-cell table:formula="of:=IF(ISBLANK([Working.G159]);&quot;&quot;;[Working.G159])" office:value-type="string" office:string-value="011">
            <text:p>011</text:p>
          </table:table-cell>
          <table:table-cell table:formula="of:=IF(ISBLANK([Working.I159]);&quot;&quot;;[Working.I159])" office:value-type="string" office:string-value="101">
            <text:p>101</text:p>
          </table:table-cell>
          <table:table-cell table:formula="of:=IF(ISBLANK([Working.K159]);&quot;&quot;;[Working.K159])">
            <text:p/>
          </table:table-cell>
          <table:table-cell table:formula="of:=IF(ISBLANK([Working.M159]);&quot;&quot;;[Working.M159])">
            <text:p/>
          </table:table-cell>
          <table:table-cell table:formula="of:=IF(ISBLANK([Working.N159]);&quot;&quot;;[Working.N159])" office:value-type="string" office:string-value="Store">
            <text:p>Store</text:p>
          </table:table-cell>
          <table:table-cell table:formula="of:=IF(ISBLANK([Working.O159]);&quot;&quot;;[Working.O159])" office:value-type="string" office:string-value="C">
            <text:p>C</text:p>
          </table:table-cell>
          <table:table-cell table:formula="of:=IF(ISBLANK([Working.P159]);&quot;&quot;;[Working.P159])" office:value-type="string" office:string-value="PC">
            <text:p>PC</text:p>
          </table:table-cell>
          <table:table-cell table:formula="of:=IF(ISBLANK([Working.Q159]);&quot;&quot;;[Working.Q159])">
            <text:p/>
          </table:table-cell>
          <table:table-cell table:formula="of:=IF(ISBLANK([Working.R159]);&quot;&quot;;[Working.R159])">
            <text:p/>
          </table:table-cell>
          <table:table-cell table:formula="of:=IF(ISBLANK([Working.S159]);&quot;&quot;;[Working.S159])" office:value-type="string" office:string-value="STORE">
            <text:p>STORE</text:p>
          </table:table-cell>
          <table:table-cell table:formula="of:=IF(ISBLANK([Working.T159]);&quot;&quot;;[Working.T159])" office:value-type="string" office:string-value="STORE C [PC]">
            <text:p>STORE C [PC]</text:p>
          </table:table-cell>
          <table:table-cell table:formula="of:=IF(ISBLANK([Working.U159]);&quot;&quot;;[Working.U159])">
            <text:p/>
          </table:table-cell>
        </table:table-row>
        <table:table-row table:style-name="ro3">
          <table:table-cell table:formula="of:=IF(ISBLANK([Working.A160]);&quot;&quot;;[Working.A160])" office:value-type="float" office:value="158">
            <text:p>158</text:p>
          </table:table-cell>
          <table:table-cell table:formula="of:=IF(ISBLANK([Working.B160]);&quot;&quot;;[Working.B160])" office:value-type="string" office:string-value="9E">
            <text:p>9E</text:p>
          </table:table-cell>
          <table:table-cell table:formula="of:=IF(ISBLANK([Working.C160]);&quot;&quot;;[Working.C160])" office:value-type="string" office:string-value="10011110">
            <text:p>10011110</text:p>
          </table:table-cell>
          <table:table-cell table:formula="of:=IF(ISBLANK([Working.E160]);&quot;&quot;;[Working.E160])" office:value-type="string" office:string-value="10">
            <text:p>10</text:p>
          </table:table-cell>
          <table:table-cell table:formula="of:=IF(ISBLANK([Working.G160]);&quot;&quot;;[Working.G160])" office:value-type="string" office:string-value="011">
            <text:p>011</text:p>
          </table:table-cell>
          <table:table-cell table:formula="of:=IF(ISBLANK([Working.I160]);&quot;&quot;;[Working.I160])" office:value-type="string" office:string-value="110">
            <text:p>110</text:p>
          </table:table-cell>
          <table:table-cell table:formula="of:=IF(ISBLANK([Working.K160]);&quot;&quot;;[Working.K160])">
            <text:p/>
          </table:table-cell>
          <table:table-cell table:formula="of:=IF(ISBLANK([Working.M160]);&quot;&quot;;[Working.M160])">
            <text:p/>
          </table:table-cell>
          <table:table-cell table:formula="of:=IF(ISBLANK([Working.N160]);&quot;&quot;;[Working.N160])" office:value-type="string" office:string-value="Store">
            <text:p>Store</text:p>
          </table:table-cell>
          <table:table-cell table:formula="of:=IF(ISBLANK([Working.O160]);&quot;&quot;;[Working.O160])" office:value-type="string" office:string-value="C">
            <text:p>C</text:p>
          </table:table-cell>
          <table:table-cell table:formula="of:=IF(ISBLANK([Working.P160]);&quot;&quot;;[Working.P160])" office:value-type="string" office:string-value="SP+/-">
            <text:p>SP+/-</text:p>
          </table:table-cell>
          <table:table-cell table:formula="of:=IF(ISBLANK([Working.Q160]);&quot;&quot;;[Working.Q160])">
            <text:p/>
          </table:table-cell>
          <table:table-cell table:formula="of:=IF(ISBLANK([Working.R160]);&quot;&quot;;[Working.R160])">
            <text:p/>
          </table:table-cell>
          <table:table-cell table:formula="of:=IF(ISBLANK([Working.S160]);&quot;&quot;;[Working.S160])" office:value-type="string" office:string-value="PUSH">
            <text:p>PUSH</text:p>
          </table:table-cell>
          <table:table-cell table:formula="of:=IF(ISBLANK([Working.T160]);&quot;&quot;;[Working.T160])" office:value-type="string" office:string-value="PUSH C">
            <text:p>PUSH C</text:p>
          </table:table-cell>
          <table:table-cell table:formula="of:=IF(ISBLANK([Working.U160]);&quot;&quot;;[Working.U160])">
            <text:p/>
          </table:table-cell>
        </table:table-row>
        <table:table-row table:style-name="ro3">
          <table:table-cell table:formula="of:=IF(ISBLANK([Working.A161]);&quot;&quot;;[Working.A161])" office:value-type="float" office:value="159">
            <text:p>159</text:p>
          </table:table-cell>
          <table:table-cell table:formula="of:=IF(ISBLANK([Working.B161]);&quot;&quot;;[Working.B161])" office:value-type="string" office:string-value="9F">
            <text:p>9F</text:p>
          </table:table-cell>
          <table:table-cell table:formula="of:=IF(ISBLANK([Working.C161]);&quot;&quot;;[Working.C161])" office:value-type="string" office:string-value="10011111">
            <text:p>10011111</text:p>
          </table:table-cell>
          <table:table-cell table:formula="of:=IF(ISBLANK([Working.E161]);&quot;&quot;;[Working.E161])" office:value-type="string" office:string-value="10">
            <text:p>10</text:p>
          </table:table-cell>
          <table:table-cell table:formula="of:=IF(ISBLANK([Working.G161]);&quot;&quot;;[Working.G161])" office:value-type="string" office:string-value="011">
            <text:p>011</text:p>
          </table:table-cell>
          <table:table-cell table:formula="of:=IF(ISBLANK([Working.I161]);&quot;&quot;;[Working.I161])" office:value-type="string" office:string-value="111">
            <text:p>111</text:p>
          </table:table-cell>
          <table:table-cell table:formula="of:=IF(ISBLANK([Working.K161]);&quot;&quot;;[Working.K161])">
            <text:p/>
          </table:table-cell>
          <table:table-cell table:formula="of:=IF(ISBLANK([Working.M161]);&quot;&quot;;[Working.M161])">
            <text:p/>
          </table:table-cell>
          <table:table-cell table:formula="of:=IF(ISBLANK([Working.N161]);&quot;&quot;;[Working.N161])" office:value-type="string" office:string-value="Store">
            <text:p>Store</text:p>
          </table:table-cell>
          <table:table-cell table:formula="of:=IF(ISBLANK([Working.O161]);&quot;&quot;;[Working.O161])" office:value-type="string" office:string-value="C">
            <text:p>C</text:p>
          </table:table-cell>
          <table:table-cell table:formula="of:=IF(ISBLANK([Working.P161]);&quot;&quot;;[Working.P161])" office:value-type="string" office:string-value="CONST">
            <text:p>CONST</text:p>
          </table:table-cell>
          <table:table-cell table:formula="of:=IF(ISBLANK([Working.Q161]);&quot;&quot;;[Working.Q161])">
            <text:p/>
          </table:table-cell>
          <table:table-cell table:formula="of:=IF(ISBLANK([Working.R161]);&quot;&quot;;[Working.R161])">
            <text:p/>
          </table:table-cell>
          <table:table-cell table:formula="of:=IF(ISBLANK([Working.S161]);&quot;&quot;;[Working.S161])" office:value-type="string" office:string-value="STORE">
            <text:p>STORE</text:p>
          </table:table-cell>
          <table:table-cell table:formula="of:=IF(ISBLANK([Working.T161]);&quot;&quot;;[Working.T161])" office:value-type="string" office:string-value="STORE C [CONST]">
            <text:p>STORE C [CONST]</text:p>
          </table:table-cell>
          <table:table-cell table:formula="of:=IF(ISBLANK([Working.U161]);&quot;&quot;;[Working.U161])">
            <text:p/>
          </table:table-cell>
        </table:table-row>
        <table:table-row table:style-name="ro3">
          <table:table-cell table:formula="of:=IF(ISBLANK([Working.A162]);&quot;&quot;;[Working.A162])" office:value-type="float" office:value="160">
            <text:p>160</text:p>
          </table:table-cell>
          <table:table-cell table:formula="of:=IF(ISBLANK([Working.B162]);&quot;&quot;;[Working.B162])" office:value-type="string" office:string-value="A0">
            <text:p>A0</text:p>
          </table:table-cell>
          <table:table-cell table:formula="of:=IF(ISBLANK([Working.C162]);&quot;&quot;;[Working.C162])" office:value-type="string" office:string-value="10100000">
            <text:p>10100000</text:p>
          </table:table-cell>
          <table:table-cell table:formula="of:=IF(ISBLANK([Working.E162]);&quot;&quot;;[Working.E162])" office:value-type="string" office:string-value="10">
            <text:p>10</text:p>
          </table:table-cell>
          <table:table-cell table:formula="of:=IF(ISBLANK([Working.G162]);&quot;&quot;;[Working.G162])" office:value-type="string" office:string-value="100">
            <text:p>100</text:p>
          </table:table-cell>
          <table:table-cell table:formula="of:=IF(ISBLANK([Working.I162]);&quot;&quot;;[Working.I162])" office:value-type="string" office:string-value="000">
            <text:p>000</text:p>
          </table:table-cell>
          <table:table-cell table:formula="of:=IF(ISBLANK([Working.K162]);&quot;&quot;;[Working.K162])">
            <text:p/>
          </table:table-cell>
          <table:table-cell table:formula="of:=IF(ISBLANK([Working.M162]);&quot;&quot;;[Working.M162])">
            <text:p/>
          </table:table-cell>
          <table:table-cell table:formula="of:=IF(ISBLANK([Working.N162]);&quot;&quot;;[Working.N162])" office:value-type="string" office:string-value="Store">
            <text:p>Store</text:p>
          </table:table-cell>
          <table:table-cell table:formula="of:=IF(ISBLANK([Working.O162]);&quot;&quot;;[Working.O162])" office:value-type="string" office:string-value="SP">
            <text:p>SP</text:p>
          </table:table-cell>
          <table:table-cell table:formula="of:=IF(ISBLANK([Working.P162]);&quot;&quot;;[Working.P162])" office:value-type="string" office:string-value="ACC">
            <text:p>ACC</text:p>
          </table:table-cell>
          <table:table-cell table:formula="of:=IF(ISBLANK([Working.Q162]);&quot;&quot;;[Working.Q162])">
            <text:p/>
          </table:table-cell>
          <table:table-cell table:formula="of:=IF(ISBLANK([Working.R162]);&quot;&quot;;[Working.R162])">
            <text:p/>
          </table:table-cell>
          <table:table-cell table:formula="of:=IF(ISBLANK([Working.S162]);&quot;&quot;;[Working.S162])" office:value-type="string" office:string-value="JUMP_IF_EQ_ZERO">
            <text:p>JUMP_IF_EQ_ZERO</text:p>
          </table:table-cell>
          <table:table-cell table:formula="of:=IF(ISBLANK([Working.T162]);&quot;&quot;;[Working.T162])" office:value-type="string" office:string-value="JUMP_IF_EQ_ZERO ACC CONST">
            <text:p>JUMP_IF_EQ_ZERO ACC CONST</text:p>
          </table:table-cell>
          <table:table-cell table:formula="of:=IF(ISBLANK([Working.U162]);&quot;&quot;;[Working.U162])">
            <text:p/>
          </table:table-cell>
        </table:table-row>
        <table:table-row table:style-name="ro3">
          <table:table-cell table:formula="of:=IF(ISBLANK([Working.A163]);&quot;&quot;;[Working.A163])" office:value-type="float" office:value="161">
            <text:p>161</text:p>
          </table:table-cell>
          <table:table-cell table:formula="of:=IF(ISBLANK([Working.B163]);&quot;&quot;;[Working.B163])" office:value-type="string" office:string-value="A1">
            <text:p>A1</text:p>
          </table:table-cell>
          <table:table-cell table:formula="of:=IF(ISBLANK([Working.C163]);&quot;&quot;;[Working.C163])" office:value-type="string" office:string-value="10100001">
            <text:p>10100001</text:p>
          </table:table-cell>
          <table:table-cell table:formula="of:=IF(ISBLANK([Working.E163]);&quot;&quot;;[Working.E163])" office:value-type="string" office:string-value="10">
            <text:p>10</text:p>
          </table:table-cell>
          <table:table-cell table:formula="of:=IF(ISBLANK([Working.G163]);&quot;&quot;;[Working.G163])" office:value-type="string" office:string-value="100">
            <text:p>100</text:p>
          </table:table-cell>
          <table:table-cell table:formula="of:=IF(ISBLANK([Working.I163]);&quot;&quot;;[Working.I163])" office:value-type="string" office:string-value="001">
            <text:p>001</text:p>
          </table:table-cell>
          <table:table-cell table:formula="of:=IF(ISBLANK([Working.K163]);&quot;&quot;;[Working.K163])">
            <text:p/>
          </table:table-cell>
          <table:table-cell table:formula="of:=IF(ISBLANK([Working.M163]);&quot;&quot;;[Working.M163])">
            <text:p/>
          </table:table-cell>
          <table:table-cell table:formula="of:=IF(ISBLANK([Working.N163]);&quot;&quot;;[Working.N163])" office:value-type="string" office:string-value="Store">
            <text:p>Store</text:p>
          </table:table-cell>
          <table:table-cell table:formula="of:=IF(ISBLANK([Working.O163]);&quot;&quot;;[Working.O163])" office:value-type="string" office:string-value="SP">
            <text:p>SP</text:p>
          </table:table-cell>
          <table:table-cell table:formula="of:=IF(ISBLANK([Working.P163]);&quot;&quot;;[Working.P163])" office:value-type="string" office:string-value="A">
            <text:p>A</text:p>
          </table:table-cell>
          <table:table-cell table:formula="of:=IF(ISBLANK([Working.Q163]);&quot;&quot;;[Working.Q163])">
            <text:p/>
          </table:table-cell>
          <table:table-cell table:formula="of:=IF(ISBLANK([Working.R163]);&quot;&quot;;[Working.R163])">
            <text:p/>
          </table:table-cell>
          <table:table-cell table:formula="of:=IF(ISBLANK([Working.S163]);&quot;&quot;;[Working.S163])" office:value-type="string" office:string-value="JUMP_IF_EQ_ZERO">
            <text:p>JUMP_IF_EQ_ZERO</text:p>
          </table:table-cell>
          <table:table-cell table:formula="of:=IF(ISBLANK([Working.T163]);&quot;&quot;;[Working.T163])" office:value-type="string" office:string-value="JUMP_IF_EQ_ZERO A CONST">
            <text:p>JUMP_IF_EQ_ZERO A CONST</text:p>
          </table:table-cell>
          <table:table-cell table:formula="of:=IF(ISBLANK([Working.U163]);&quot;&quot;;[Working.U163])">
            <text:p/>
          </table:table-cell>
        </table:table-row>
        <table:table-row table:style-name="ro3">
          <table:table-cell table:formula="of:=IF(ISBLANK([Working.A164]);&quot;&quot;;[Working.A164])" office:value-type="float" office:value="162">
            <text:p>162</text:p>
          </table:table-cell>
          <table:table-cell table:formula="of:=IF(ISBLANK([Working.B164]);&quot;&quot;;[Working.B164])" office:value-type="string" office:string-value="A2">
            <text:p>A2</text:p>
          </table:table-cell>
          <table:table-cell table:formula="of:=IF(ISBLANK([Working.C164]);&quot;&quot;;[Working.C164])" office:value-type="string" office:string-value="10100010">
            <text:p>10100010</text:p>
          </table:table-cell>
          <table:table-cell table:formula="of:=IF(ISBLANK([Working.E164]);&quot;&quot;;[Working.E164])" office:value-type="string" office:string-value="10">
            <text:p>10</text:p>
          </table:table-cell>
          <table:table-cell table:formula="of:=IF(ISBLANK([Working.G164]);&quot;&quot;;[Working.G164])" office:value-type="string" office:string-value="100">
            <text:p>100</text:p>
          </table:table-cell>
          <table:table-cell table:formula="of:=IF(ISBLANK([Working.I164]);&quot;&quot;;[Working.I164])" office:value-type="string" office:string-value="010">
            <text:p>010</text:p>
          </table:table-cell>
          <table:table-cell table:formula="of:=IF(ISBLANK([Working.K164]);&quot;&quot;;[Working.K164])">
            <text:p/>
          </table:table-cell>
          <table:table-cell table:formula="of:=IF(ISBLANK([Working.M164]);&quot;&quot;;[Working.M164])">
            <text:p/>
          </table:table-cell>
          <table:table-cell table:formula="of:=IF(ISBLANK([Working.N164]);&quot;&quot;;[Working.N164])" office:value-type="string" office:string-value="Store">
            <text:p>Store</text:p>
          </table:table-cell>
          <table:table-cell table:formula="of:=IF(ISBLANK([Working.O164]);&quot;&quot;;[Working.O164])" office:value-type="string" office:string-value="SP">
            <text:p>SP</text:p>
          </table:table-cell>
          <table:table-cell table:formula="of:=IF(ISBLANK([Working.P164]);&quot;&quot;;[Working.P164])" office:value-type="string" office:string-value="B">
            <text:p>B</text:p>
          </table:table-cell>
          <table:table-cell table:formula="of:=IF(ISBLANK([Working.Q164]);&quot;&quot;;[Working.Q164])">
            <text:p/>
          </table:table-cell>
          <table:table-cell table:formula="of:=IF(ISBLANK([Working.R164]);&quot;&quot;;[Working.R164])">
            <text:p/>
          </table:table-cell>
          <table:table-cell table:formula="of:=IF(ISBLANK([Working.S164]);&quot;&quot;;[Working.S164])" office:value-type="string" office:string-value="JUMP_IF_EQ_ZERO">
            <text:p>JUMP_IF_EQ_ZERO</text:p>
          </table:table-cell>
          <table:table-cell table:formula="of:=IF(ISBLANK([Working.T164]);&quot;&quot;;[Working.T164])" office:value-type="string" office:string-value="JUMP_IF_EQ_ZERO B CONST">
            <text:p>JUMP_IF_EQ_ZERO B CONST</text:p>
          </table:table-cell>
          <table:table-cell table:formula="of:=IF(ISBLANK([Working.U164]);&quot;&quot;;[Working.U164])">
            <text:p/>
          </table:table-cell>
        </table:table-row>
        <table:table-row table:style-name="ro3">
          <table:table-cell table:formula="of:=IF(ISBLANK([Working.A165]);&quot;&quot;;[Working.A165])" office:value-type="float" office:value="163">
            <text:p>163</text:p>
          </table:table-cell>
          <table:table-cell table:formula="of:=IF(ISBLANK([Working.B165]);&quot;&quot;;[Working.B165])" office:value-type="string" office:string-value="A3">
            <text:p>A3</text:p>
          </table:table-cell>
          <table:table-cell table:formula="of:=IF(ISBLANK([Working.C165]);&quot;&quot;;[Working.C165])" office:value-type="string" office:string-value="10100011">
            <text:p>10100011</text:p>
          </table:table-cell>
          <table:table-cell table:formula="of:=IF(ISBLANK([Working.E165]);&quot;&quot;;[Working.E165])" office:value-type="string" office:string-value="10">
            <text:p>10</text:p>
          </table:table-cell>
          <table:table-cell table:formula="of:=IF(ISBLANK([Working.G165]);&quot;&quot;;[Working.G165])" office:value-type="string" office:string-value="100">
            <text:p>100</text:p>
          </table:table-cell>
          <table:table-cell table:formula="of:=IF(ISBLANK([Working.I165]);&quot;&quot;;[Working.I165])" office:value-type="string" office:string-value="011">
            <text:p>011</text:p>
          </table:table-cell>
          <table:table-cell table:formula="of:=IF(ISBLANK([Working.K165]);&quot;&quot;;[Working.K165])">
            <text:p/>
          </table:table-cell>
          <table:table-cell table:formula="of:=IF(ISBLANK([Working.M165]);&quot;&quot;;[Working.M165])">
            <text:p/>
          </table:table-cell>
          <table:table-cell table:formula="of:=IF(ISBLANK([Working.N165]);&quot;&quot;;[Working.N165])" office:value-type="string" office:string-value="Store">
            <text:p>Store</text:p>
          </table:table-cell>
          <table:table-cell table:formula="of:=IF(ISBLANK([Working.O165]);&quot;&quot;;[Working.O165])" office:value-type="string" office:string-value="SP">
            <text:p>SP</text:p>
          </table:table-cell>
          <table:table-cell table:formula="of:=IF(ISBLANK([Working.P165]);&quot;&quot;;[Working.P165])" office:value-type="string" office:string-value="C">
            <text:p>C</text:p>
          </table:table-cell>
          <table:table-cell table:formula="of:=IF(ISBLANK([Working.Q165]);&quot;&quot;;[Working.Q165])">
            <text:p/>
          </table:table-cell>
          <table:table-cell table:formula="of:=IF(ISBLANK([Working.R165]);&quot;&quot;;[Working.R165])">
            <text:p/>
          </table:table-cell>
          <table:table-cell table:formula="of:=IF(ISBLANK([Working.S165]);&quot;&quot;;[Working.S165])" office:value-type="string" office:string-value="JUMP_IF_EQ_ZERO">
            <text:p>JUMP_IF_EQ_ZERO</text:p>
          </table:table-cell>
          <table:table-cell table:formula="of:=IF(ISBLANK([Working.T165]);&quot;&quot;;[Working.T165])" office:value-type="string" office:string-value="JUMP_IF_EQ_ZERO C CONST">
            <text:p>JUMP_IF_EQ_ZERO C CONST</text:p>
          </table:table-cell>
          <table:table-cell table:formula="of:=IF(ISBLANK([Working.U165]);&quot;&quot;;[Working.U165])">
            <text:p/>
          </table:table-cell>
        </table:table-row>
        <table:table-row table:style-name="ro3">
          <table:table-cell table:formula="of:=IF(ISBLANK([Working.A166]);&quot;&quot;;[Working.A166])" office:value-type="float" office:value="164">
            <text:p>164</text:p>
          </table:table-cell>
          <table:table-cell table:formula="of:=IF(ISBLANK([Working.B166]);&quot;&quot;;[Working.B166])" office:value-type="string" office:string-value="A4">
            <text:p>A4</text:p>
          </table:table-cell>
          <table:table-cell table:formula="of:=IF(ISBLANK([Working.C166]);&quot;&quot;;[Working.C166])" office:value-type="string" office:string-value="10100100">
            <text:p>10100100</text:p>
          </table:table-cell>
          <table:table-cell table:formula="of:=IF(ISBLANK([Working.E166]);&quot;&quot;;[Working.E166])" office:value-type="string" office:string-value="10">
            <text:p>10</text:p>
          </table:table-cell>
          <table:table-cell table:formula="of:=IF(ISBLANK([Working.G166]);&quot;&quot;;[Working.G166])" office:value-type="string" office:string-value="100">
            <text:p>100</text:p>
          </table:table-cell>
          <table:table-cell table:formula="of:=IF(ISBLANK([Working.I166]);&quot;&quot;;[Working.I166])" office:value-type="string" office:string-value="100">
            <text:p>100</text:p>
          </table:table-cell>
          <table:table-cell table:formula="of:=IF(ISBLANK([Working.K166]);&quot;&quot;;[Working.K166])">
            <text:p/>
          </table:table-cell>
          <table:table-cell table:formula="of:=IF(ISBLANK([Working.M166]);&quot;&quot;;[Working.M166])">
            <text:p/>
          </table:table-cell>
          <table:table-cell table:formula="of:=IF(ISBLANK([Working.N166]);&quot;&quot;;[Working.N166])" office:value-type="string" office:string-value="Store">
            <text:p>Store</text:p>
          </table:table-cell>
          <table:table-cell table:formula="of:=IF(ISBLANK([Working.O166]);&quot;&quot;;[Working.O166])" office:value-type="string" office:string-value="SP">
            <text:p>SP</text:p>
          </table:table-cell>
          <table:table-cell table:formula="of:=IF(ISBLANK([Working.P166]);&quot;&quot;;[Working.P166])" office:value-type="string" office:string-value="SP">
            <text:p>SP</text:p>
          </table:table-cell>
          <table:table-cell table:formula="of:=IF(ISBLANK([Working.Q166]);&quot;&quot;;[Working.Q166])">
            <text:p/>
          </table:table-cell>
          <table:table-cell table:formula="of:=IF(ISBLANK([Working.R166]);&quot;&quot;;[Working.R166])">
            <text:p/>
          </table:table-cell>
          <table:table-cell table:formula="of:=IF(ISBLANK([Working.S166]);&quot;&quot;;[Working.S166])" office:value-type="string" office:string-value="JUMP_IF_EQ_ZERO">
            <text:p>JUMP_IF_EQ_ZERO</text:p>
          </table:table-cell>
          <table:table-cell table:formula="of:=IF(ISBLANK([Working.T166]);&quot;&quot;;[Working.T166])" office:value-type="string" office:string-value="JUMP_IF_EQ_ZERO SP CONST">
            <text:p>JUMP_IF_EQ_ZERO SP CONST</text:p>
          </table:table-cell>
          <table:table-cell table:formula="of:=IF(ISBLANK([Working.U166]);&quot;&quot;;[Working.U166])">
            <text:p/>
          </table:table-cell>
        </table:table-row>
        <table:table-row table:style-name="ro3">
          <table:table-cell table:formula="of:=IF(ISBLANK([Working.A167]);&quot;&quot;;[Working.A167])" office:value-type="float" office:value="165">
            <text:p>165</text:p>
          </table:table-cell>
          <table:table-cell table:formula="of:=IF(ISBLANK([Working.B167]);&quot;&quot;;[Working.B167])" office:value-type="string" office:string-value="A5">
            <text:p>A5</text:p>
          </table:table-cell>
          <table:table-cell table:formula="of:=IF(ISBLANK([Working.C167]);&quot;&quot;;[Working.C167])" office:value-type="string" office:string-value="10100101">
            <text:p>10100101</text:p>
          </table:table-cell>
          <table:table-cell table:formula="of:=IF(ISBLANK([Working.E167]);&quot;&quot;;[Working.E167])" office:value-type="string" office:string-value="10">
            <text:p>10</text:p>
          </table:table-cell>
          <table:table-cell table:formula="of:=IF(ISBLANK([Working.G167]);&quot;&quot;;[Working.G167])" office:value-type="string" office:string-value="100">
            <text:p>100</text:p>
          </table:table-cell>
          <table:table-cell table:formula="of:=IF(ISBLANK([Working.I167]);&quot;&quot;;[Working.I167])" office:value-type="string" office:string-value="101">
            <text:p>101</text:p>
          </table:table-cell>
          <table:table-cell table:formula="of:=IF(ISBLANK([Working.K167]);&quot;&quot;;[Working.K167])">
            <text:p/>
          </table:table-cell>
          <table:table-cell table:formula="of:=IF(ISBLANK([Working.M167]);&quot;&quot;;[Working.M167])">
            <text:p/>
          </table:table-cell>
          <table:table-cell table:formula="of:=IF(ISBLANK([Working.N167]);&quot;&quot;;[Working.N167])" office:value-type="string" office:string-value="Store">
            <text:p>Store</text:p>
          </table:table-cell>
          <table:table-cell table:formula="of:=IF(ISBLANK([Working.O167]);&quot;&quot;;[Working.O167])" office:value-type="string" office:string-value="SP">
            <text:p>SP</text:p>
          </table:table-cell>
          <table:table-cell table:formula="of:=IF(ISBLANK([Working.P167]);&quot;&quot;;[Working.P167])" office:value-type="string" office:string-value="PC">
            <text:p>PC</text:p>
          </table:table-cell>
          <table:table-cell table:formula="of:=IF(ISBLANK([Working.Q167]);&quot;&quot;;[Working.Q167])">
            <text:p/>
          </table:table-cell>
          <table:table-cell table:formula="of:=IF(ISBLANK([Working.R167]);&quot;&quot;;[Working.R167])">
            <text:p/>
          </table:table-cell>
          <table:table-cell table:formula="of:=IF(ISBLANK([Working.S167]);&quot;&quot;;[Working.S167])" office:value-type="string" office:string-value="JUMP_IF_EQ_ZERO">
            <text:p>JUMP_IF_EQ_ZERO</text:p>
          </table:table-cell>
          <table:table-cell table:formula="of:=IF(ISBLANK([Working.T167]);&quot;&quot;;[Working.T167])" office:value-type="string" office:string-value="JUMP_IF_EQ_ZERO PC CONST">
            <text:p>JUMP_IF_EQ_ZERO PC CONST</text:p>
          </table:table-cell>
          <table:table-cell table:formula="of:=IF(ISBLANK([Working.U167]);&quot;&quot;;[Working.U167])">
            <text:p/>
          </table:table-cell>
        </table:table-row>
        <table:table-row table:style-name="ro3">
          <table:table-cell table:formula="of:=IF(ISBLANK([Working.A168]);&quot;&quot;;[Working.A168])" office:value-type="float" office:value="166">
            <text:p>166</text:p>
          </table:table-cell>
          <table:table-cell table:formula="of:=IF(ISBLANK([Working.B168]);&quot;&quot;;[Working.B168])" office:value-type="string" office:string-value="A6">
            <text:p>A6</text:p>
          </table:table-cell>
          <table:table-cell table:formula="of:=IF(ISBLANK([Working.C168]);&quot;&quot;;[Working.C168])" office:value-type="string" office:string-value="10100110">
            <text:p>10100110</text:p>
          </table:table-cell>
          <table:table-cell table:formula="of:=IF(ISBLANK([Working.E168]);&quot;&quot;;[Working.E168])" office:value-type="string" office:string-value="10">
            <text:p>10</text:p>
          </table:table-cell>
          <table:table-cell table:formula="of:=IF(ISBLANK([Working.G168]);&quot;&quot;;[Working.G168])" office:value-type="string" office:string-value="100">
            <text:p>100</text:p>
          </table:table-cell>
          <table:table-cell table:formula="of:=IF(ISBLANK([Working.I168]);&quot;&quot;;[Working.I168])" office:value-type="string" office:string-value="110">
            <text:p>110</text:p>
          </table:table-cell>
          <table:table-cell table:formula="of:=IF(ISBLANK([Working.K168]);&quot;&quot;;[Working.K168])">
            <text:p/>
          </table:table-cell>
          <table:table-cell table:formula="of:=IF(ISBLANK([Working.M168]);&quot;&quot;;[Working.M168])">
            <text:p/>
          </table:table-cell>
          <table:table-cell table:formula="of:=IF(ISBLANK([Working.N168]);&quot;&quot;;[Working.N168])" office:value-type="string" office:string-value="Store">
            <text:p>Store</text:p>
          </table:table-cell>
          <table:table-cell table:formula="of:=IF(ISBLANK([Working.O168]);&quot;&quot;;[Working.O168])" office:value-type="string" office:string-value="SP">
            <text:p>SP</text:p>
          </table:table-cell>
          <table:table-cell table:formula="of:=IF(ISBLANK([Working.P168]);&quot;&quot;;[Working.P168])" office:value-type="string" office:string-value="SP+/-">
            <text:p>SP+/-</text:p>
          </table:table-cell>
          <table:table-cell table:formula="of:=IF(ISBLANK([Working.Q168]);&quot;&quot;;[Working.Q168])">
            <text:p/>
          </table:table-cell>
          <table:table-cell table:formula="of:=IF(ISBLANK([Working.R168]);&quot;&quot;;[Working.R168])">
            <text:p/>
          </table:table-cell>
          <table:table-cell table:formula="of:=IF(ISBLANK([Working.S168]);&quot;&quot;;[Working.S168])" office:value-type="string" office:string-value="ROT_LEFT">
            <text:p>ROT_LEFT</text:p>
          </table:table-cell>
          <table:table-cell table:formula="of:=IF(ISBLANK([Working.T168]);&quot;&quot;;[Working.T168])" office:value-type="string" office:string-value="ROT_LEFT ACC">
            <text:p>ROT_LEFT ACC</text:p>
          </table:table-cell>
          <table:table-cell table:formula="of:=IF(ISBLANK([Working.U168]);&quot;&quot;;[Working.U168])" office:value-type="string" office:string-value="No sense in comparing SP+/- to zero">
            <text:p>No sense in comparing SP+/- to zero</text:p>
          </table:table-cell>
        </table:table-row>
        <table:table-row table:style-name="ro3">
          <table:table-cell table:formula="of:=IF(ISBLANK([Working.A169]);&quot;&quot;;[Working.A169])" office:value-type="float" office:value="167">
            <text:p>167</text:p>
          </table:table-cell>
          <table:table-cell table:formula="of:=IF(ISBLANK([Working.B169]);&quot;&quot;;[Working.B169])" office:value-type="string" office:string-value="A7">
            <text:p>A7</text:p>
          </table:table-cell>
          <table:table-cell table:formula="of:=IF(ISBLANK([Working.C169]);&quot;&quot;;[Working.C169])" office:value-type="string" office:string-value="10100111">
            <text:p>10100111</text:p>
          </table:table-cell>
          <table:table-cell table:formula="of:=IF(ISBLANK([Working.E169]);&quot;&quot;;[Working.E169])" office:value-type="string" office:string-value="10">
            <text:p>10</text:p>
          </table:table-cell>
          <table:table-cell table:formula="of:=IF(ISBLANK([Working.G169]);&quot;&quot;;[Working.G169])" office:value-type="string" office:string-value="100">
            <text:p>100</text:p>
          </table:table-cell>
          <table:table-cell table:formula="of:=IF(ISBLANK([Working.I169]);&quot;&quot;;[Working.I169])" office:value-type="string" office:string-value="111">
            <text:p>111</text:p>
          </table:table-cell>
          <table:table-cell table:formula="of:=IF(ISBLANK([Working.K169]);&quot;&quot;;[Working.K169])">
            <text:p/>
          </table:table-cell>
          <table:table-cell table:formula="of:=IF(ISBLANK([Working.M169]);&quot;&quot;;[Working.M169])">
            <text:p/>
          </table:table-cell>
          <table:table-cell table:formula="of:=IF(ISBLANK([Working.N169]);&quot;&quot;;[Working.N169])" office:value-type="string" office:string-value="Store">
            <text:p>Store</text:p>
          </table:table-cell>
          <table:table-cell table:formula="of:=IF(ISBLANK([Working.O169]);&quot;&quot;;[Working.O169])" office:value-type="string" office:string-value="SP">
            <text:p>SP</text:p>
          </table:table-cell>
          <table:table-cell table:formula="of:=IF(ISBLANK([Working.P169]);&quot;&quot;;[Working.P169])" office:value-type="string" office:string-value="CONST">
            <text:p>CONST</text:p>
          </table:table-cell>
          <table:table-cell table:formula="of:=IF(ISBLANK([Working.Q169]);&quot;&quot;;[Working.Q169])">
            <text:p/>
          </table:table-cell>
          <table:table-cell table:formula="of:=IF(ISBLANK([Working.R169]);&quot;&quot;;[Working.R169])">
            <text:p/>
          </table:table-cell>
          <table:table-cell table:formula="of:=IF(ISBLANK([Working.S169]);&quot;&quot;;[Working.S169])" office:value-type="string" office:string-value="ROT_LEFT">
            <text:p>ROT_LEFT</text:p>
          </table:table-cell>
          <table:table-cell table:formula="of:=IF(ISBLANK([Working.T169]);&quot;&quot;;[Working.T169])" office:value-type="string" office:string-value="ROT_LEFT A">
            <text:p>ROT_LEFT A</text:p>
          </table:table-cell>
          <table:table-cell table:formula="of:=IF(ISBLANK([Working.U169]);&quot;&quot;;[Working.U169])" office:value-type="string" office:string-value="Would have been jump if a constant equals zero...">
            <text:p>Would have been jump if a constant equals zero...</text:p>
          </table:table-cell>
        </table:table-row>
        <table:table-row table:style-name="ro3">
          <table:table-cell table:formula="of:=IF(ISBLANK([Working.A170]);&quot;&quot;;[Working.A170])" office:value-type="float" office:value="168">
            <text:p>168</text:p>
          </table:table-cell>
          <table:table-cell table:formula="of:=IF(ISBLANK([Working.B170]);&quot;&quot;;[Working.B170])" office:value-type="string" office:string-value="A8">
            <text:p>A8</text:p>
          </table:table-cell>
          <table:table-cell table:formula="of:=IF(ISBLANK([Working.C170]);&quot;&quot;;[Working.C170])" office:value-type="string" office:string-value="10101000">
            <text:p>10101000</text:p>
          </table:table-cell>
          <table:table-cell table:formula="of:=IF(ISBLANK([Working.E170]);&quot;&quot;;[Working.E170])" office:value-type="string" office:string-value="10">
            <text:p>10</text:p>
          </table:table-cell>
          <table:table-cell table:formula="of:=IF(ISBLANK([Working.G170]);&quot;&quot;;[Working.G170])" office:value-type="string" office:string-value="101">
            <text:p>101</text:p>
          </table:table-cell>
          <table:table-cell table:formula="of:=IF(ISBLANK([Working.I170]);&quot;&quot;;[Working.I170])" office:value-type="string" office:string-value="000">
            <text:p>000</text:p>
          </table:table-cell>
          <table:table-cell table:formula="of:=IF(ISBLANK([Working.K170]);&quot;&quot;;[Working.K170])">
            <text:p/>
          </table:table-cell>
          <table:table-cell table:formula="of:=IF(ISBLANK([Working.M170]);&quot;&quot;;[Working.M170])">
            <text:p/>
          </table:table-cell>
          <table:table-cell table:formula="of:=IF(ISBLANK([Working.N170]);&quot;&quot;;[Working.N170])" office:value-type="string" office:string-value="Store">
            <text:p>Store</text:p>
          </table:table-cell>
          <table:table-cell table:formula="of:=IF(ISBLANK([Working.O170]);&quot;&quot;;[Working.O170])" office:value-type="string" office:string-value="PC">
            <text:p>PC</text:p>
          </table:table-cell>
          <table:table-cell table:formula="of:=IF(ISBLANK([Working.P170]);&quot;&quot;;[Working.P170])" office:value-type="string" office:string-value="ACC">
            <text:p>ACC</text:p>
          </table:table-cell>
          <table:table-cell table:formula="of:=IF(ISBLANK([Working.Q170]);&quot;&quot;;[Working.Q170])">
            <text:p/>
          </table:table-cell>
          <table:table-cell table:formula="of:=IF(ISBLANK([Working.R170]);&quot;&quot;;[Working.R170])">
            <text:p/>
          </table:table-cell>
          <table:table-cell table:formula="of:=IF(ISBLANK([Working.S170]);&quot;&quot;;[Working.S170])" office:value-type="string" office:string-value="STORE">
            <text:p>STORE</text:p>
          </table:table-cell>
          <table:table-cell table:formula="of:=IF(ISBLANK([Working.T170]);&quot;&quot;;[Working.T170])" office:value-type="string" office:string-value="STORE PC [ACC]">
            <text:p>STORE PC [ACC]</text:p>
          </table:table-cell>
          <table:table-cell table:formula="of:=IF(ISBLANK([Working.U170]);&quot;&quot;;[Working.U170])">
            <text:p/>
          </table:table-cell>
        </table:table-row>
        <table:table-row table:style-name="ro3">
          <table:table-cell table:formula="of:=IF(ISBLANK([Working.A171]);&quot;&quot;;[Working.A171])" office:value-type="float" office:value="169">
            <text:p>169</text:p>
          </table:table-cell>
          <table:table-cell table:formula="of:=IF(ISBLANK([Working.B171]);&quot;&quot;;[Working.B171])" office:value-type="string" office:string-value="A9">
            <text:p>A9</text:p>
          </table:table-cell>
          <table:table-cell table:formula="of:=IF(ISBLANK([Working.C171]);&quot;&quot;;[Working.C171])" office:value-type="string" office:string-value="10101001">
            <text:p>10101001</text:p>
          </table:table-cell>
          <table:table-cell table:formula="of:=IF(ISBLANK([Working.E171]);&quot;&quot;;[Working.E171])" office:value-type="string" office:string-value="10">
            <text:p>10</text:p>
          </table:table-cell>
          <table:table-cell table:formula="of:=IF(ISBLANK([Working.G171]);&quot;&quot;;[Working.G171])" office:value-type="string" office:string-value="101">
            <text:p>101</text:p>
          </table:table-cell>
          <table:table-cell table:formula="of:=IF(ISBLANK([Working.I171]);&quot;&quot;;[Working.I171])" office:value-type="string" office:string-value="001">
            <text:p>001</text:p>
          </table:table-cell>
          <table:table-cell table:formula="of:=IF(ISBLANK([Working.K171]);&quot;&quot;;[Working.K171])">
            <text:p/>
          </table:table-cell>
          <table:table-cell table:formula="of:=IF(ISBLANK([Working.M171]);&quot;&quot;;[Working.M171])">
            <text:p/>
          </table:table-cell>
          <table:table-cell table:formula="of:=IF(ISBLANK([Working.N171]);&quot;&quot;;[Working.N171])" office:value-type="string" office:string-value="Store">
            <text:p>Store</text:p>
          </table:table-cell>
          <table:table-cell table:formula="of:=IF(ISBLANK([Working.O171]);&quot;&quot;;[Working.O171])" office:value-type="string" office:string-value="PC">
            <text:p>PC</text:p>
          </table:table-cell>
          <table:table-cell table:formula="of:=IF(ISBLANK([Working.P171]);&quot;&quot;;[Working.P171])" office:value-type="string" office:string-value="A">
            <text:p>A</text:p>
          </table:table-cell>
          <table:table-cell table:formula="of:=IF(ISBLANK([Working.Q171]);&quot;&quot;;[Working.Q171])">
            <text:p/>
          </table:table-cell>
          <table:table-cell table:formula="of:=IF(ISBLANK([Working.R171]);&quot;&quot;;[Working.R171])">
            <text:p/>
          </table:table-cell>
          <table:table-cell table:formula="of:=IF(ISBLANK([Working.S171]);&quot;&quot;;[Working.S171])" office:value-type="string" office:string-value="STORE">
            <text:p>STORE</text:p>
          </table:table-cell>
          <table:table-cell table:formula="of:=IF(ISBLANK([Working.T171]);&quot;&quot;;[Working.T171])" office:value-type="string" office:string-value="STORE PC [A]">
            <text:p>STORE PC [A]</text:p>
          </table:table-cell>
          <table:table-cell table:formula="of:=IF(ISBLANK([Working.U171]);&quot;&quot;;[Working.U171])">
            <text:p/>
          </table:table-cell>
        </table:table-row>
        <table:table-row table:style-name="ro3">
          <table:table-cell table:formula="of:=IF(ISBLANK([Working.A172]);&quot;&quot;;[Working.A172])" office:value-type="float" office:value="170">
            <text:p>170</text:p>
          </table:table-cell>
          <table:table-cell table:formula="of:=IF(ISBLANK([Working.B172]);&quot;&quot;;[Working.B172])" office:value-type="string" office:string-value="AA">
            <text:p>AA</text:p>
          </table:table-cell>
          <table:table-cell table:formula="of:=IF(ISBLANK([Working.C172]);&quot;&quot;;[Working.C172])" office:value-type="string" office:string-value="10101010">
            <text:p>10101010</text:p>
          </table:table-cell>
          <table:table-cell table:formula="of:=IF(ISBLANK([Working.E172]);&quot;&quot;;[Working.E172])" office:value-type="string" office:string-value="10">
            <text:p>10</text:p>
          </table:table-cell>
          <table:table-cell table:formula="of:=IF(ISBLANK([Working.G172]);&quot;&quot;;[Working.G172])" office:value-type="string" office:string-value="101">
            <text:p>101</text:p>
          </table:table-cell>
          <table:table-cell table:formula="of:=IF(ISBLANK([Working.I172]);&quot;&quot;;[Working.I172])" office:value-type="string" office:string-value="010">
            <text:p>010</text:p>
          </table:table-cell>
          <table:table-cell table:formula="of:=IF(ISBLANK([Working.K172]);&quot;&quot;;[Working.K172])">
            <text:p/>
          </table:table-cell>
          <table:table-cell table:formula="of:=IF(ISBLANK([Working.M172]);&quot;&quot;;[Working.M172])">
            <text:p/>
          </table:table-cell>
          <table:table-cell table:formula="of:=IF(ISBLANK([Working.N172]);&quot;&quot;;[Working.N172])" office:value-type="string" office:string-value="Store">
            <text:p>Store</text:p>
          </table:table-cell>
          <table:table-cell table:formula="of:=IF(ISBLANK([Working.O172]);&quot;&quot;;[Working.O172])" office:value-type="string" office:string-value="PC">
            <text:p>PC</text:p>
          </table:table-cell>
          <table:table-cell table:formula="of:=IF(ISBLANK([Working.P172]);&quot;&quot;;[Working.P172])" office:value-type="string" office:string-value="B">
            <text:p>B</text:p>
          </table:table-cell>
          <table:table-cell table:formula="of:=IF(ISBLANK([Working.Q172]);&quot;&quot;;[Working.Q172])">
            <text:p/>
          </table:table-cell>
          <table:table-cell table:formula="of:=IF(ISBLANK([Working.R172]);&quot;&quot;;[Working.R172])">
            <text:p/>
          </table:table-cell>
          <table:table-cell table:formula="of:=IF(ISBLANK([Working.S172]);&quot;&quot;;[Working.S172])" office:value-type="string" office:string-value="STORE">
            <text:p>STORE</text:p>
          </table:table-cell>
          <table:table-cell table:formula="of:=IF(ISBLANK([Working.T172]);&quot;&quot;;[Working.T172])" office:value-type="string" office:string-value="STORE PC [B]">
            <text:p>STORE PC [B]</text:p>
          </table:table-cell>
          <table:table-cell table:formula="of:=IF(ISBLANK([Working.U172]);&quot;&quot;;[Working.U172])">
            <text:p/>
          </table:table-cell>
        </table:table-row>
        <table:table-row table:style-name="ro3">
          <table:table-cell table:formula="of:=IF(ISBLANK([Working.A173]);&quot;&quot;;[Working.A173])" office:value-type="float" office:value="171">
            <text:p>171</text:p>
          </table:table-cell>
          <table:table-cell table:formula="of:=IF(ISBLANK([Working.B173]);&quot;&quot;;[Working.B173])" office:value-type="string" office:string-value="AB">
            <text:p>AB</text:p>
          </table:table-cell>
          <table:table-cell table:formula="of:=IF(ISBLANK([Working.C173]);&quot;&quot;;[Working.C173])" office:value-type="string" office:string-value="10101011">
            <text:p>10101011</text:p>
          </table:table-cell>
          <table:table-cell table:formula="of:=IF(ISBLANK([Working.E173]);&quot;&quot;;[Working.E173])" office:value-type="string" office:string-value="10">
            <text:p>10</text:p>
          </table:table-cell>
          <table:table-cell table:formula="of:=IF(ISBLANK([Working.G173]);&quot;&quot;;[Working.G173])" office:value-type="string" office:string-value="101">
            <text:p>101</text:p>
          </table:table-cell>
          <table:table-cell table:formula="of:=IF(ISBLANK([Working.I173]);&quot;&quot;;[Working.I173])" office:value-type="string" office:string-value="011">
            <text:p>011</text:p>
          </table:table-cell>
          <table:table-cell table:formula="of:=IF(ISBLANK([Working.K173]);&quot;&quot;;[Working.K173])">
            <text:p/>
          </table:table-cell>
          <table:table-cell table:formula="of:=IF(ISBLANK([Working.M173]);&quot;&quot;;[Working.M173])">
            <text:p/>
          </table:table-cell>
          <table:table-cell table:formula="of:=IF(ISBLANK([Working.N173]);&quot;&quot;;[Working.N173])" office:value-type="string" office:string-value="Store">
            <text:p>Store</text:p>
          </table:table-cell>
          <table:table-cell table:formula="of:=IF(ISBLANK([Working.O173]);&quot;&quot;;[Working.O173])" office:value-type="string" office:string-value="PC">
            <text:p>PC</text:p>
          </table:table-cell>
          <table:table-cell table:formula="of:=IF(ISBLANK([Working.P173]);&quot;&quot;;[Working.P173])" office:value-type="string" office:string-value="C">
            <text:p>C</text:p>
          </table:table-cell>
          <table:table-cell table:formula="of:=IF(ISBLANK([Working.Q173]);&quot;&quot;;[Working.Q173])">
            <text:p/>
          </table:table-cell>
          <table:table-cell table:formula="of:=IF(ISBLANK([Working.R173]);&quot;&quot;;[Working.R173])">
            <text:p/>
          </table:table-cell>
          <table:table-cell table:formula="of:=IF(ISBLANK([Working.S173]);&quot;&quot;;[Working.S173])" office:value-type="string" office:string-value="STORE">
            <text:p>STORE</text:p>
          </table:table-cell>
          <table:table-cell table:formula="of:=IF(ISBLANK([Working.T173]);&quot;&quot;;[Working.T173])" office:value-type="string" office:string-value="STORE PC [C]">
            <text:p>STORE PC [C]</text:p>
          </table:table-cell>
          <table:table-cell table:formula="of:=IF(ISBLANK([Working.U173]);&quot;&quot;;[Working.U173])">
            <text:p/>
          </table:table-cell>
        </table:table-row>
        <table:table-row table:style-name="ro3">
          <table:table-cell table:formula="of:=IF(ISBLANK([Working.A174]);&quot;&quot;;[Working.A174])" office:value-type="float" office:value="172">
            <text:p>172</text:p>
          </table:table-cell>
          <table:table-cell table:formula="of:=IF(ISBLANK([Working.B174]);&quot;&quot;;[Working.B174])" office:value-type="string" office:string-value="AC">
            <text:p>AC</text:p>
          </table:table-cell>
          <table:table-cell table:formula="of:=IF(ISBLANK([Working.C174]);&quot;&quot;;[Working.C174])" office:value-type="string" office:string-value="10101100">
            <text:p>10101100</text:p>
          </table:table-cell>
          <table:table-cell table:formula="of:=IF(ISBLANK([Working.E174]);&quot;&quot;;[Working.E174])" office:value-type="string" office:string-value="10">
            <text:p>10</text:p>
          </table:table-cell>
          <table:table-cell table:formula="of:=IF(ISBLANK([Working.G174]);&quot;&quot;;[Working.G174])" office:value-type="string" office:string-value="101">
            <text:p>101</text:p>
          </table:table-cell>
          <table:table-cell table:formula="of:=IF(ISBLANK([Working.I174]);&quot;&quot;;[Working.I174])" office:value-type="string" office:string-value="100">
            <text:p>100</text:p>
          </table:table-cell>
          <table:table-cell table:formula="of:=IF(ISBLANK([Working.K174]);&quot;&quot;;[Working.K174])">
            <text:p/>
          </table:table-cell>
          <table:table-cell table:formula="of:=IF(ISBLANK([Working.M174]);&quot;&quot;;[Working.M174])">
            <text:p/>
          </table:table-cell>
          <table:table-cell table:formula="of:=IF(ISBLANK([Working.N174]);&quot;&quot;;[Working.N174])" office:value-type="string" office:string-value="Store">
            <text:p>Store</text:p>
          </table:table-cell>
          <table:table-cell table:formula="of:=IF(ISBLANK([Working.O174]);&quot;&quot;;[Working.O174])" office:value-type="string" office:string-value="PC">
            <text:p>PC</text:p>
          </table:table-cell>
          <table:table-cell table:formula="of:=IF(ISBLANK([Working.P174]);&quot;&quot;;[Working.P174])" office:value-type="string" office:string-value="SP">
            <text:p>SP</text:p>
          </table:table-cell>
          <table:table-cell table:formula="of:=IF(ISBLANK([Working.Q174]);&quot;&quot;;[Working.Q174])">
            <text:p/>
          </table:table-cell>
          <table:table-cell table:formula="of:=IF(ISBLANK([Working.R174]);&quot;&quot;;[Working.R174])">
            <text:p/>
          </table:table-cell>
          <table:table-cell table:formula="of:=IF(ISBLANK([Working.S174]);&quot;&quot;;[Working.S174])" office:value-type="string" office:string-value="STORE">
            <text:p>STORE</text:p>
          </table:table-cell>
          <table:table-cell table:formula="of:=IF(ISBLANK([Working.T174]);&quot;&quot;;[Working.T174])" office:value-type="string" office:string-value="STORE PC [SP]">
            <text:p>STORE PC [SP]</text:p>
          </table:table-cell>
          <table:table-cell table:formula="of:=IF(ISBLANK([Working.U174]);&quot;&quot;;[Working.U174])">
            <text:p/>
          </table:table-cell>
        </table:table-row>
        <table:table-row table:style-name="ro3">
          <table:table-cell table:formula="of:=IF(ISBLANK([Working.A175]);&quot;&quot;;[Working.A175])" office:value-type="float" office:value="173">
            <text:p>173</text:p>
          </table:table-cell>
          <table:table-cell table:formula="of:=IF(ISBLANK([Working.B175]);&quot;&quot;;[Working.B175])" office:value-type="string" office:string-value="AD">
            <text:p>AD</text:p>
          </table:table-cell>
          <table:table-cell table:formula="of:=IF(ISBLANK([Working.C175]);&quot;&quot;;[Working.C175])" office:value-type="string" office:string-value="10101101">
            <text:p>10101101</text:p>
          </table:table-cell>
          <table:table-cell table:formula="of:=IF(ISBLANK([Working.E175]);&quot;&quot;;[Working.E175])" office:value-type="string" office:string-value="10">
            <text:p>10</text:p>
          </table:table-cell>
          <table:table-cell table:formula="of:=IF(ISBLANK([Working.G175]);&quot;&quot;;[Working.G175])" office:value-type="string" office:string-value="101">
            <text:p>101</text:p>
          </table:table-cell>
          <table:table-cell table:formula="of:=IF(ISBLANK([Working.I175]);&quot;&quot;;[Working.I175])" office:value-type="string" office:string-value="101">
            <text:p>101</text:p>
          </table:table-cell>
          <table:table-cell table:formula="of:=IF(ISBLANK([Working.K175]);&quot;&quot;;[Working.K175])">
            <text:p/>
          </table:table-cell>
          <table:table-cell table:formula="of:=IF(ISBLANK([Working.M175]);&quot;&quot;;[Working.M175])">
            <text:p/>
          </table:table-cell>
          <table:table-cell table:formula="of:=IF(ISBLANK([Working.N175]);&quot;&quot;;[Working.N175])" office:value-type="string" office:string-value="Store">
            <text:p>Store</text:p>
          </table:table-cell>
          <table:table-cell table:formula="of:=IF(ISBLANK([Working.O175]);&quot;&quot;;[Working.O175])" office:value-type="string" office:string-value="PC">
            <text:p>PC</text:p>
          </table:table-cell>
          <table:table-cell table:formula="of:=IF(ISBLANK([Working.P175]);&quot;&quot;;[Working.P175])" office:value-type="string" office:string-value="PC">
            <text:p>PC</text:p>
          </table:table-cell>
          <table:table-cell table:formula="of:=IF(ISBLANK([Working.Q175]);&quot;&quot;;[Working.Q175])">
            <text:p/>
          </table:table-cell>
          <table:table-cell table:formula="of:=IF(ISBLANK([Working.R175]);&quot;&quot;;[Working.R175])">
            <text:p/>
          </table:table-cell>
          <table:table-cell table:formula="of:=IF(ISBLANK([Working.S175]);&quot;&quot;;[Working.S175])" office:value-type="string" office:string-value="STORE">
            <text:p>STORE</text:p>
          </table:table-cell>
          <table:table-cell table:formula="of:=IF(ISBLANK([Working.T175]);&quot;&quot;;[Working.T175])" office:value-type="string" office:string-value="STORE PC [PC]">
            <text:p>STORE PC [PC]</text:p>
          </table:table-cell>
          <table:table-cell table:formula="of:=IF(ISBLANK([Working.U175]);&quot;&quot;;[Working.U175])">
            <text:p/>
          </table:table-cell>
        </table:table-row>
        <table:table-row table:style-name="ro3">
          <table:table-cell table:formula="of:=IF(ISBLANK([Working.A176]);&quot;&quot;;[Working.A176])" office:value-type="float" office:value="174">
            <text:p>174</text:p>
          </table:table-cell>
          <table:table-cell table:formula="of:=IF(ISBLANK([Working.B176]);&quot;&quot;;[Working.B176])" office:value-type="string" office:string-value="AE">
            <text:p>AE</text:p>
          </table:table-cell>
          <table:table-cell table:formula="of:=IF(ISBLANK([Working.C176]);&quot;&quot;;[Working.C176])" office:value-type="string" office:string-value="10101110">
            <text:p>10101110</text:p>
          </table:table-cell>
          <table:table-cell table:formula="of:=IF(ISBLANK([Working.E176]);&quot;&quot;;[Working.E176])" office:value-type="string" office:string-value="10">
            <text:p>10</text:p>
          </table:table-cell>
          <table:table-cell table:formula="of:=IF(ISBLANK([Working.G176]);&quot;&quot;;[Working.G176])" office:value-type="string" office:string-value="101">
            <text:p>101</text:p>
          </table:table-cell>
          <table:table-cell table:formula="of:=IF(ISBLANK([Working.I176]);&quot;&quot;;[Working.I176])" office:value-type="string" office:string-value="110">
            <text:p>110</text:p>
          </table:table-cell>
          <table:table-cell table:formula="of:=IF(ISBLANK([Working.K176]);&quot;&quot;;[Working.K176])">
            <text:p/>
          </table:table-cell>
          <table:table-cell table:formula="of:=IF(ISBLANK([Working.M176]);&quot;&quot;;[Working.M176])">
            <text:p/>
          </table:table-cell>
          <table:table-cell table:formula="of:=IF(ISBLANK([Working.N176]);&quot;&quot;;[Working.N176])" office:value-type="string" office:string-value="Store">
            <text:p>Store</text:p>
          </table:table-cell>
          <table:table-cell table:formula="of:=IF(ISBLANK([Working.O176]);&quot;&quot;;[Working.O176])" office:value-type="string" office:string-value="PC">
            <text:p>PC</text:p>
          </table:table-cell>
          <table:table-cell table:formula="of:=IF(ISBLANK([Working.P176]);&quot;&quot;;[Working.P176])" office:value-type="string" office:string-value="SP+/-">
            <text:p>SP+/-</text:p>
          </table:table-cell>
          <table:table-cell table:formula="of:=IF(ISBLANK([Working.Q176]);&quot;&quot;;[Working.Q176])">
            <text:p/>
          </table:table-cell>
          <table:table-cell table:formula="of:=IF(ISBLANK([Working.R176]);&quot;&quot;;[Working.R176])">
            <text:p/>
          </table:table-cell>
          <table:table-cell table:formula="of:=IF(ISBLANK([Working.S176]);&quot;&quot;;[Working.S176])" office:value-type="string" office:string-value="PUSH">
            <text:p>PUSH</text:p>
          </table:table-cell>
          <table:table-cell table:formula="of:=IF(ISBLANK([Working.T176]);&quot;&quot;;[Working.T176])" office:value-type="string" office:string-value="PUSH PC">
            <text:p>PUSH PC</text:p>
          </table:table-cell>
          <table:table-cell table:formula="of:=IF(ISBLANK([Working.U176]);&quot;&quot;;[Working.U176])">
            <text:p/>
          </table:table-cell>
        </table:table-row>
        <table:table-row table:style-name="ro3">
          <table:table-cell table:formula="of:=IF(ISBLANK([Working.A177]);&quot;&quot;;[Working.A177])" office:value-type="float" office:value="175">
            <text:p>175</text:p>
          </table:table-cell>
          <table:table-cell table:formula="of:=IF(ISBLANK([Working.B177]);&quot;&quot;;[Working.B177])" office:value-type="string" office:string-value="AF">
            <text:p>AF</text:p>
          </table:table-cell>
          <table:table-cell table:formula="of:=IF(ISBLANK([Working.C177]);&quot;&quot;;[Working.C177])" office:value-type="string" office:string-value="10101111">
            <text:p>10101111</text:p>
          </table:table-cell>
          <table:table-cell table:formula="of:=IF(ISBLANK([Working.E177]);&quot;&quot;;[Working.E177])" office:value-type="string" office:string-value="10">
            <text:p>10</text:p>
          </table:table-cell>
          <table:table-cell table:formula="of:=IF(ISBLANK([Working.G177]);&quot;&quot;;[Working.G177])" office:value-type="string" office:string-value="101">
            <text:p>101</text:p>
          </table:table-cell>
          <table:table-cell table:formula="of:=IF(ISBLANK([Working.I177]);&quot;&quot;;[Working.I177])" office:value-type="string" office:string-value="111">
            <text:p>111</text:p>
          </table:table-cell>
          <table:table-cell table:formula="of:=IF(ISBLANK([Working.K177]);&quot;&quot;;[Working.K177])">
            <text:p/>
          </table:table-cell>
          <table:table-cell table:formula="of:=IF(ISBLANK([Working.M177]);&quot;&quot;;[Working.M177])">
            <text:p/>
          </table:table-cell>
          <table:table-cell table:formula="of:=IF(ISBLANK([Working.N177]);&quot;&quot;;[Working.N177])" office:value-type="string" office:string-value="Store">
            <text:p>Store</text:p>
          </table:table-cell>
          <table:table-cell table:formula="of:=IF(ISBLANK([Working.O177]);&quot;&quot;;[Working.O177])" office:value-type="string" office:string-value="PC">
            <text:p>PC</text:p>
          </table:table-cell>
          <table:table-cell table:formula="of:=IF(ISBLANK([Working.P177]);&quot;&quot;;[Working.P177])" office:value-type="string" office:string-value="CONST">
            <text:p>CONST</text:p>
          </table:table-cell>
          <table:table-cell table:formula="of:=IF(ISBLANK([Working.Q177]);&quot;&quot;;[Working.Q177])">
            <text:p/>
          </table:table-cell>
          <table:table-cell table:formula="of:=IF(ISBLANK([Working.R177]);&quot;&quot;;[Working.R177])">
            <text:p/>
          </table:table-cell>
          <table:table-cell table:formula="of:=IF(ISBLANK([Working.S177]);&quot;&quot;;[Working.S177])" office:value-type="string" office:string-value="STORE">
            <text:p>STORE</text:p>
          </table:table-cell>
          <table:table-cell table:formula="of:=IF(ISBLANK([Working.T177]);&quot;&quot;;[Working.T177])" office:value-type="string" office:string-value="STORE PC [CONST]">
            <text:p>STORE PC [CONST]</text:p>
          </table:table-cell>
          <table:table-cell table:formula="of:=IF(ISBLANK([Working.U177]);&quot;&quot;;[Working.U177])">
            <text:p/>
          </table:table-cell>
        </table:table-row>
        <table:table-row table:style-name="ro3">
          <table:table-cell table:formula="of:=IF(ISBLANK([Working.A178]);&quot;&quot;;[Working.A178])" office:value-type="float" office:value="176">
            <text:p>176</text:p>
          </table:table-cell>
          <table:table-cell table:formula="of:=IF(ISBLANK([Working.B178]);&quot;&quot;;[Working.B178])" office:value-type="string" office:string-value="B0">
            <text:p>B0</text:p>
          </table:table-cell>
          <table:table-cell table:formula="of:=IF(ISBLANK([Working.C178]);&quot;&quot;;[Working.C178])" office:value-type="string" office:string-value="10110000">
            <text:p>10110000</text:p>
          </table:table-cell>
          <table:table-cell table:formula="of:=IF(ISBLANK([Working.E178]);&quot;&quot;;[Working.E178])" office:value-type="string" office:string-value="10">
            <text:p>10</text:p>
          </table:table-cell>
          <table:table-cell table:formula="of:=IF(ISBLANK([Working.G178]);&quot;&quot;;[Working.G178])" office:value-type="string" office:string-value="110">
            <text:p>110</text:p>
          </table:table-cell>
          <table:table-cell table:formula="of:=IF(ISBLANK([Working.I178]);&quot;&quot;;[Working.I178])" office:value-type="string" office:string-value="000">
            <text:p>000</text:p>
          </table:table-cell>
          <table:table-cell table:formula="of:=IF(ISBLANK([Working.K178]);&quot;&quot;;[Working.K178])">
            <text:p/>
          </table:table-cell>
          <table:table-cell table:formula="of:=IF(ISBLANK([Working.M178]);&quot;&quot;;[Working.M178])">
            <text:p/>
          </table:table-cell>
          <table:table-cell table:formula="of:=IF(ISBLANK([Working.N178]);&quot;&quot;;[Working.N178])" office:value-type="string" office:string-value="Store">
            <text:p>Store</text:p>
          </table:table-cell>
          <table:table-cell table:formula="of:=IF(ISBLANK([Working.O178]);&quot;&quot;;[Working.O178])" office:value-type="string" office:string-value="SP+/-">
            <text:p>SP+/-</text:p>
          </table:table-cell>
          <table:table-cell table:formula="of:=IF(ISBLANK([Working.P178]);&quot;&quot;;[Working.P178])" office:value-type="string" office:string-value="ACC">
            <text:p>ACC</text:p>
          </table:table-cell>
          <table:table-cell table:formula="of:=IF(ISBLANK([Working.Q178]);&quot;&quot;;[Working.Q178])">
            <text:p/>
          </table:table-cell>
          <table:table-cell table:formula="of:=IF(ISBLANK([Working.R178]);&quot;&quot;;[Working.R178])">
            <text:p/>
          </table:table-cell>
          <table:table-cell table:formula="of:=IF(ISBLANK([Working.S178]);&quot;&quot;;[Working.S178])" office:value-type="string" office:string-value="ROT_LEFT">
            <text:p>ROT_LEFT</text:p>
          </table:table-cell>
          <table:table-cell table:formula="of:=IF(ISBLANK([Working.T178]);&quot;&quot;;[Working.T178])" office:value-type="string" office:string-value="ROT_LEFT B">
            <text:p>ROT_LEFT B</text:p>
          </table:table-cell>
          <table:table-cell table:formula="of:=IF(ISBLANK([Working.U178]);&quot;&quot;;[Working.U178])" office:value-type="string" office:string-value="No sense in comparing ACC to ACC">
            <text:p>No sense in comparing ACC to ACC</text:p>
          </table:table-cell>
        </table:table-row>
        <table:table-row table:style-name="ro3">
          <table:table-cell table:formula="of:=IF(ISBLANK([Working.A179]);&quot;&quot;;[Working.A179])" office:value-type="float" office:value="177">
            <text:p>177</text:p>
          </table:table-cell>
          <table:table-cell table:formula="of:=IF(ISBLANK([Working.B179]);&quot;&quot;;[Working.B179])" office:value-type="string" office:string-value="B1">
            <text:p>B1</text:p>
          </table:table-cell>
          <table:table-cell table:formula="of:=IF(ISBLANK([Working.C179]);&quot;&quot;;[Working.C179])" office:value-type="string" office:string-value="10110001">
            <text:p>10110001</text:p>
          </table:table-cell>
          <table:table-cell table:formula="of:=IF(ISBLANK([Working.E179]);&quot;&quot;;[Working.E179])" office:value-type="string" office:string-value="10">
            <text:p>10</text:p>
          </table:table-cell>
          <table:table-cell table:formula="of:=IF(ISBLANK([Working.G179]);&quot;&quot;;[Working.G179])" office:value-type="string" office:string-value="110">
            <text:p>110</text:p>
          </table:table-cell>
          <table:table-cell table:formula="of:=IF(ISBLANK([Working.I179]);&quot;&quot;;[Working.I179])" office:value-type="string" office:string-value="001">
            <text:p>001</text:p>
          </table:table-cell>
          <table:table-cell table:formula="of:=IF(ISBLANK([Working.K179]);&quot;&quot;;[Working.K179])">
            <text:p/>
          </table:table-cell>
          <table:table-cell table:formula="of:=IF(ISBLANK([Working.M179]);&quot;&quot;;[Working.M179])">
            <text:p/>
          </table:table-cell>
          <table:table-cell table:formula="of:=IF(ISBLANK([Working.N179]);&quot;&quot;;[Working.N179])" office:value-type="string" office:string-value="Store">
            <text:p>Store</text:p>
          </table:table-cell>
          <table:table-cell table:formula="of:=IF(ISBLANK([Working.O179]);&quot;&quot;;[Working.O179])" office:value-type="string" office:string-value="SP+/-">
            <text:p>SP+/-</text:p>
          </table:table-cell>
          <table:table-cell table:formula="of:=IF(ISBLANK([Working.P179]);&quot;&quot;;[Working.P179])" office:value-type="string" office:string-value="A">
            <text:p>A</text:p>
          </table:table-cell>
          <table:table-cell table:formula="of:=IF(ISBLANK([Working.Q179]);&quot;&quot;;[Working.Q179])">
            <text:p/>
          </table:table-cell>
          <table:table-cell table:formula="of:=IF(ISBLANK([Working.R179]);&quot;&quot;;[Working.R179])">
            <text:p/>
          </table:table-cell>
          <table:table-cell table:formula="of:=IF(ISBLANK([Working.S179]);&quot;&quot;;[Working.S179])" office:value-type="string" office:string-value="JUMP_IF_GT_ACC">
            <text:p>JUMP_IF_GT_ACC</text:p>
          </table:table-cell>
          <table:table-cell table:formula="of:=IF(ISBLANK([Working.T179]);&quot;&quot;;[Working.T179])" office:value-type="string" office:string-value="JUMP_IF_GT_ACC A CONST">
            <text:p>JUMP_IF_GT_ACC A CONST</text:p>
          </table:table-cell>
          <table:table-cell table:formula="of:=IF(ISBLANK([Working.U179]);&quot;&quot;;[Working.U179])">
            <text:p/>
          </table:table-cell>
        </table:table-row>
        <table:table-row table:style-name="ro3">
          <table:table-cell table:formula="of:=IF(ISBLANK([Working.A180]);&quot;&quot;;[Working.A180])" office:value-type="float" office:value="178">
            <text:p>178</text:p>
          </table:table-cell>
          <table:table-cell table:formula="of:=IF(ISBLANK([Working.B180]);&quot;&quot;;[Working.B180])" office:value-type="string" office:string-value="B2">
            <text:p>B2</text:p>
          </table:table-cell>
          <table:table-cell table:formula="of:=IF(ISBLANK([Working.C180]);&quot;&quot;;[Working.C180])" office:value-type="string" office:string-value="10110010">
            <text:p>10110010</text:p>
          </table:table-cell>
          <table:table-cell table:formula="of:=IF(ISBLANK([Working.E180]);&quot;&quot;;[Working.E180])" office:value-type="string" office:string-value="10">
            <text:p>10</text:p>
          </table:table-cell>
          <table:table-cell table:formula="of:=IF(ISBLANK([Working.G180]);&quot;&quot;;[Working.G180])" office:value-type="string" office:string-value="110">
            <text:p>110</text:p>
          </table:table-cell>
          <table:table-cell table:formula="of:=IF(ISBLANK([Working.I180]);&quot;&quot;;[Working.I180])" office:value-type="string" office:string-value="010">
            <text:p>010</text:p>
          </table:table-cell>
          <table:table-cell table:formula="of:=IF(ISBLANK([Working.K180]);&quot;&quot;;[Working.K180])">
            <text:p/>
          </table:table-cell>
          <table:table-cell table:formula="of:=IF(ISBLANK([Working.M180]);&quot;&quot;;[Working.M180])">
            <text:p/>
          </table:table-cell>
          <table:table-cell table:formula="of:=IF(ISBLANK([Working.N180]);&quot;&quot;;[Working.N180])" office:value-type="string" office:string-value="Store">
            <text:p>Store</text:p>
          </table:table-cell>
          <table:table-cell table:formula="of:=IF(ISBLANK([Working.O180]);&quot;&quot;;[Working.O180])" office:value-type="string" office:string-value="SP+/-">
            <text:p>SP+/-</text:p>
          </table:table-cell>
          <table:table-cell table:formula="of:=IF(ISBLANK([Working.P180]);&quot;&quot;;[Working.P180])" office:value-type="string" office:string-value="B">
            <text:p>B</text:p>
          </table:table-cell>
          <table:table-cell table:formula="of:=IF(ISBLANK([Working.Q180]);&quot;&quot;;[Working.Q180])">
            <text:p/>
          </table:table-cell>
          <table:table-cell table:formula="of:=IF(ISBLANK([Working.R180]);&quot;&quot;;[Working.R180])">
            <text:p/>
          </table:table-cell>
          <table:table-cell table:formula="of:=IF(ISBLANK([Working.S180]);&quot;&quot;;[Working.S180])" office:value-type="string" office:string-value="JUMP_IF_GT_ACC">
            <text:p>JUMP_IF_GT_ACC</text:p>
          </table:table-cell>
          <table:table-cell table:formula="of:=IF(ISBLANK([Working.T180]);&quot;&quot;;[Working.T180])" office:value-type="string" office:string-value="JUMP_IF_GT_ACC B CONST">
            <text:p>JUMP_IF_GT_ACC B CONST</text:p>
          </table:table-cell>
          <table:table-cell table:formula="of:=IF(ISBLANK([Working.U180]);&quot;&quot;;[Working.U180])">
            <text:p/>
          </table:table-cell>
        </table:table-row>
        <table:table-row table:style-name="ro3">
          <table:table-cell table:formula="of:=IF(ISBLANK([Working.A181]);&quot;&quot;;[Working.A181])" office:value-type="float" office:value="179">
            <text:p>179</text:p>
          </table:table-cell>
          <table:table-cell table:formula="of:=IF(ISBLANK([Working.B181]);&quot;&quot;;[Working.B181])" office:value-type="string" office:string-value="B3">
            <text:p>B3</text:p>
          </table:table-cell>
          <table:table-cell table:formula="of:=IF(ISBLANK([Working.C181]);&quot;&quot;;[Working.C181])" office:value-type="string" office:string-value="10110011">
            <text:p>10110011</text:p>
          </table:table-cell>
          <table:table-cell table:formula="of:=IF(ISBLANK([Working.E181]);&quot;&quot;;[Working.E181])" office:value-type="string" office:string-value="10">
            <text:p>10</text:p>
          </table:table-cell>
          <table:table-cell table:formula="of:=IF(ISBLANK([Working.G181]);&quot;&quot;;[Working.G181])" office:value-type="string" office:string-value="110">
            <text:p>110</text:p>
          </table:table-cell>
          <table:table-cell table:formula="of:=IF(ISBLANK([Working.I181]);&quot;&quot;;[Working.I181])" office:value-type="string" office:string-value="011">
            <text:p>011</text:p>
          </table:table-cell>
          <table:table-cell table:formula="of:=IF(ISBLANK([Working.K181]);&quot;&quot;;[Working.K181])">
            <text:p/>
          </table:table-cell>
          <table:table-cell table:formula="of:=IF(ISBLANK([Working.M181]);&quot;&quot;;[Working.M181])">
            <text:p/>
          </table:table-cell>
          <table:table-cell table:formula="of:=IF(ISBLANK([Working.N181]);&quot;&quot;;[Working.N181])" office:value-type="string" office:string-value="Store">
            <text:p>Store</text:p>
          </table:table-cell>
          <table:table-cell table:formula="of:=IF(ISBLANK([Working.O181]);&quot;&quot;;[Working.O181])" office:value-type="string" office:string-value="SP+/-">
            <text:p>SP+/-</text:p>
          </table:table-cell>
          <table:table-cell table:formula="of:=IF(ISBLANK([Working.P181]);&quot;&quot;;[Working.P181])" office:value-type="string" office:string-value="C">
            <text:p>C</text:p>
          </table:table-cell>
          <table:table-cell table:formula="of:=IF(ISBLANK([Working.Q181]);&quot;&quot;;[Working.Q181])">
            <text:p/>
          </table:table-cell>
          <table:table-cell table:formula="of:=IF(ISBLANK([Working.R181]);&quot;&quot;;[Working.R181])">
            <text:p/>
          </table:table-cell>
          <table:table-cell table:formula="of:=IF(ISBLANK([Working.S181]);&quot;&quot;;[Working.S181])" office:value-type="string" office:string-value="JUMP_IF_GT_ACC">
            <text:p>JUMP_IF_GT_ACC</text:p>
          </table:table-cell>
          <table:table-cell table:formula="of:=IF(ISBLANK([Working.T181]);&quot;&quot;;[Working.T181])" office:value-type="string" office:string-value="JUMP_IF_GT_ACC C CONST">
            <text:p>JUMP_IF_GT_ACC C CONST</text:p>
          </table:table-cell>
          <table:table-cell table:formula="of:=IF(ISBLANK([Working.U181]);&quot;&quot;;[Working.U181])">
            <text:p/>
          </table:table-cell>
        </table:table-row>
        <table:table-row table:style-name="ro3">
          <table:table-cell table:formula="of:=IF(ISBLANK([Working.A182]);&quot;&quot;;[Working.A182])" office:value-type="float" office:value="180">
            <text:p>180</text:p>
          </table:table-cell>
          <table:table-cell table:formula="of:=IF(ISBLANK([Working.B182]);&quot;&quot;;[Working.B182])" office:value-type="string" office:string-value="B4">
            <text:p>B4</text:p>
          </table:table-cell>
          <table:table-cell table:formula="of:=IF(ISBLANK([Working.C182]);&quot;&quot;;[Working.C182])" office:value-type="string" office:string-value="10110100">
            <text:p>10110100</text:p>
          </table:table-cell>
          <table:table-cell table:formula="of:=IF(ISBLANK([Working.E182]);&quot;&quot;;[Working.E182])" office:value-type="string" office:string-value="10">
            <text:p>10</text:p>
          </table:table-cell>
          <table:table-cell table:formula="of:=IF(ISBLANK([Working.G182]);&quot;&quot;;[Working.G182])" office:value-type="string" office:string-value="110">
            <text:p>110</text:p>
          </table:table-cell>
          <table:table-cell table:formula="of:=IF(ISBLANK([Working.I182]);&quot;&quot;;[Working.I182])" office:value-type="string" office:string-value="100">
            <text:p>100</text:p>
          </table:table-cell>
          <table:table-cell table:formula="of:=IF(ISBLANK([Working.K182]);&quot;&quot;;[Working.K182])">
            <text:p/>
          </table:table-cell>
          <table:table-cell table:formula="of:=IF(ISBLANK([Working.M182]);&quot;&quot;;[Working.M182])">
            <text:p/>
          </table:table-cell>
          <table:table-cell table:formula="of:=IF(ISBLANK([Working.N182]);&quot;&quot;;[Working.N182])" office:value-type="string" office:string-value="Store">
            <text:p>Store</text:p>
          </table:table-cell>
          <table:table-cell table:formula="of:=IF(ISBLANK([Working.O182]);&quot;&quot;;[Working.O182])" office:value-type="string" office:string-value="SP+/-">
            <text:p>SP+/-</text:p>
          </table:table-cell>
          <table:table-cell table:formula="of:=IF(ISBLANK([Working.P182]);&quot;&quot;;[Working.P182])" office:value-type="string" office:string-value="SP">
            <text:p>SP</text:p>
          </table:table-cell>
          <table:table-cell table:formula="of:=IF(ISBLANK([Working.Q182]);&quot;&quot;;[Working.Q182])">
            <text:p/>
          </table:table-cell>
          <table:table-cell table:formula="of:=IF(ISBLANK([Working.R182]);&quot;&quot;;[Working.R182])">
            <text:p/>
          </table:table-cell>
          <table:table-cell table:formula="of:=IF(ISBLANK([Working.S182]);&quot;&quot;;[Working.S182])" office:value-type="string" office:string-value="JUMP_IF_GT_ACC">
            <text:p>JUMP_IF_GT_ACC</text:p>
          </table:table-cell>
          <table:table-cell table:formula="of:=IF(ISBLANK([Working.T182]);&quot;&quot;;[Working.T182])" office:value-type="string" office:string-value="JUMP_IF_GT_ACC SP CONST">
            <text:p>JUMP_IF_GT_ACC SP CONST</text:p>
          </table:table-cell>
          <table:table-cell table:formula="of:=IF(ISBLANK([Working.U182]);&quot;&quot;;[Working.U182])">
            <text:p/>
          </table:table-cell>
        </table:table-row>
        <table:table-row table:style-name="ro3">
          <table:table-cell table:formula="of:=IF(ISBLANK([Working.A183]);&quot;&quot;;[Working.A183])" office:value-type="float" office:value="181">
            <text:p>181</text:p>
          </table:table-cell>
          <table:table-cell table:formula="of:=IF(ISBLANK([Working.B183]);&quot;&quot;;[Working.B183])" office:value-type="string" office:string-value="B5">
            <text:p>B5</text:p>
          </table:table-cell>
          <table:table-cell table:formula="of:=IF(ISBLANK([Working.C183]);&quot;&quot;;[Working.C183])" office:value-type="string" office:string-value="10110101">
            <text:p>10110101</text:p>
          </table:table-cell>
          <table:table-cell table:formula="of:=IF(ISBLANK([Working.E183]);&quot;&quot;;[Working.E183])" office:value-type="string" office:string-value="10">
            <text:p>10</text:p>
          </table:table-cell>
          <table:table-cell table:formula="of:=IF(ISBLANK([Working.G183]);&quot;&quot;;[Working.G183])" office:value-type="string" office:string-value="110">
            <text:p>110</text:p>
          </table:table-cell>
          <table:table-cell table:formula="of:=IF(ISBLANK([Working.I183]);&quot;&quot;;[Working.I183])" office:value-type="string" office:string-value="101">
            <text:p>101</text:p>
          </table:table-cell>
          <table:table-cell table:formula="of:=IF(ISBLANK([Working.K183]);&quot;&quot;;[Working.K183])">
            <text:p/>
          </table:table-cell>
          <table:table-cell table:formula="of:=IF(ISBLANK([Working.M183]);&quot;&quot;;[Working.M183])">
            <text:p/>
          </table:table-cell>
          <table:table-cell table:formula="of:=IF(ISBLANK([Working.N183]);&quot;&quot;;[Working.N183])" office:value-type="string" office:string-value="Store">
            <text:p>Store</text:p>
          </table:table-cell>
          <table:table-cell table:formula="of:=IF(ISBLANK([Working.O183]);&quot;&quot;;[Working.O183])" office:value-type="string" office:string-value="SP+/-">
            <text:p>SP+/-</text:p>
          </table:table-cell>
          <table:table-cell table:formula="of:=IF(ISBLANK([Working.P183]);&quot;&quot;;[Working.P183])" office:value-type="string" office:string-value="PC">
            <text:p>PC</text:p>
          </table:table-cell>
          <table:table-cell table:formula="of:=IF(ISBLANK([Working.Q183]);&quot;&quot;;[Working.Q183])">
            <text:p/>
          </table:table-cell>
          <table:table-cell table:formula="of:=IF(ISBLANK([Working.R183]);&quot;&quot;;[Working.R183])">
            <text:p/>
          </table:table-cell>
          <table:table-cell table:formula="of:=IF(ISBLANK([Working.S183]);&quot;&quot;;[Working.S183])" office:value-type="string" office:string-value="JUMP_IF_GT_ACC">
            <text:p>JUMP_IF_GT_ACC</text:p>
          </table:table-cell>
          <table:table-cell table:formula="of:=IF(ISBLANK([Working.T183]);&quot;&quot;;[Working.T183])" office:value-type="string" office:string-value="JUMP_IF_GT_ACC PC CONST">
            <text:p>JUMP_IF_GT_ACC PC CONST</text:p>
          </table:table-cell>
          <table:table-cell table:formula="of:=IF(ISBLANK([Working.U183]);&quot;&quot;;[Working.U183])">
            <text:p/>
          </table:table-cell>
        </table:table-row>
        <table:table-row table:style-name="ro3">
          <table:table-cell table:formula="of:=IF(ISBLANK([Working.A184]);&quot;&quot;;[Working.A184])" office:value-type="float" office:value="182">
            <text:p>182</text:p>
          </table:table-cell>
          <table:table-cell table:formula="of:=IF(ISBLANK([Working.B184]);&quot;&quot;;[Working.B184])" office:value-type="string" office:string-value="B6">
            <text:p>B6</text:p>
          </table:table-cell>
          <table:table-cell table:formula="of:=IF(ISBLANK([Working.C184]);&quot;&quot;;[Working.C184])" office:value-type="string" office:string-value="10110110">
            <text:p>10110110</text:p>
          </table:table-cell>
          <table:table-cell table:formula="of:=IF(ISBLANK([Working.E184]);&quot;&quot;;[Working.E184])" office:value-type="string" office:string-value="10">
            <text:p>10</text:p>
          </table:table-cell>
          <table:table-cell table:formula="of:=IF(ISBLANK([Working.G184]);&quot;&quot;;[Working.G184])" office:value-type="string" office:string-value="110">
            <text:p>110</text:p>
          </table:table-cell>
          <table:table-cell table:formula="of:=IF(ISBLANK([Working.I184]);&quot;&quot;;[Working.I184])" office:value-type="string" office:string-value="110">
            <text:p>110</text:p>
          </table:table-cell>
          <table:table-cell table:formula="of:=IF(ISBLANK([Working.K184]);&quot;&quot;;[Working.K184])">
            <text:p/>
          </table:table-cell>
          <table:table-cell table:formula="of:=IF(ISBLANK([Working.M184]);&quot;&quot;;[Working.M184])">
            <text:p/>
          </table:table-cell>
          <table:table-cell table:formula="of:=IF(ISBLANK([Working.N184]);&quot;&quot;;[Working.N184])" office:value-type="string" office:string-value="Store">
            <text:p>Store</text:p>
          </table:table-cell>
          <table:table-cell table:formula="of:=IF(ISBLANK([Working.O184]);&quot;&quot;;[Working.O184])" office:value-type="string" office:string-value="SP+/-">
            <text:p>SP+/-</text:p>
          </table:table-cell>
          <table:table-cell table:formula="of:=IF(ISBLANK([Working.P184]);&quot;&quot;;[Working.P184])" office:value-type="string" office:string-value="SP+/-">
            <text:p>SP+/-</text:p>
          </table:table-cell>
          <table:table-cell table:formula="of:=IF(ISBLANK([Working.Q184]);&quot;&quot;;[Working.Q184])">
            <text:p/>
          </table:table-cell>
          <table:table-cell table:formula="of:=IF(ISBLANK([Working.R184]);&quot;&quot;;[Working.R184])">
            <text:p/>
          </table:table-cell>
          <table:table-cell table:formula="of:=IF(ISBLANK([Working.S184]);&quot;&quot;;[Working.S184])" office:value-type="string" office:string-value="HALT">
            <text:p>HALT</text:p>
          </table:table-cell>
          <table:table-cell table:formula="of:=IF(ISBLANK([Working.T184]);&quot;&quot;;[Working.T184])" office:value-type="string" office:string-value="HALT">
            <text:p>HALT</text:p>
          </table:table-cell>
          <table:table-cell table:formula="of:=IF(ISBLANK([Working.U184]);&quot;&quot;;[Working.U184])" office:value-type="string" office:string-value="No sense in comparing ACC to SP+/-">
            <text:p>No sense in comparing ACC to SP+/-</text:p>
          </table:table-cell>
        </table:table-row>
        <table:table-row table:style-name="ro3">
          <table:table-cell table:formula="of:=IF(ISBLANK([Working.A185]);&quot;&quot;;[Working.A185])" office:value-type="float" office:value="183">
            <text:p>183</text:p>
          </table:table-cell>
          <table:table-cell table:formula="of:=IF(ISBLANK([Working.B185]);&quot;&quot;;[Working.B185])" office:value-type="string" office:string-value="B7">
            <text:p>B7</text:p>
          </table:table-cell>
          <table:table-cell table:formula="of:=IF(ISBLANK([Working.C185]);&quot;&quot;;[Working.C185])" office:value-type="string" office:string-value="10110111">
            <text:p>10110111</text:p>
          </table:table-cell>
          <table:table-cell table:formula="of:=IF(ISBLANK([Working.E185]);&quot;&quot;;[Working.E185])" office:value-type="string" office:string-value="10">
            <text:p>10</text:p>
          </table:table-cell>
          <table:table-cell table:formula="of:=IF(ISBLANK([Working.G185]);&quot;&quot;;[Working.G185])" office:value-type="string" office:string-value="110">
            <text:p>110</text:p>
          </table:table-cell>
          <table:table-cell table:formula="of:=IF(ISBLANK([Working.I185]);&quot;&quot;;[Working.I185])" office:value-type="string" office:string-value="111">
            <text:p>111</text:p>
          </table:table-cell>
          <table:table-cell table:formula="of:=IF(ISBLANK([Working.K185]);&quot;&quot;;[Working.K185])">
            <text:p/>
          </table:table-cell>
          <table:table-cell table:formula="of:=IF(ISBLANK([Working.M185]);&quot;&quot;;[Working.M185])">
            <text:p/>
          </table:table-cell>
          <table:table-cell table:formula="of:=IF(ISBLANK([Working.N185]);&quot;&quot;;[Working.N185])" office:value-type="string" office:string-value="Store">
            <text:p>Store</text:p>
          </table:table-cell>
          <table:table-cell table:formula="of:=IF(ISBLANK([Working.O185]);&quot;&quot;;[Working.O185])" office:value-type="string" office:string-value="SP+/-">
            <text:p>SP+/-</text:p>
          </table:table-cell>
          <table:table-cell table:formula="of:=IF(ISBLANK([Working.P185]);&quot;&quot;;[Working.P185])" office:value-type="string" office:string-value="CONST">
            <text:p>CONST</text:p>
          </table:table-cell>
          <table:table-cell table:formula="of:=IF(ISBLANK([Working.Q185]);&quot;&quot;;[Working.Q185])">
            <text:p/>
          </table:table-cell>
          <table:table-cell table:formula="of:=IF(ISBLANK([Working.R185]);&quot;&quot;;[Working.R185])">
            <text:p/>
          </table:table-cell>
          <table:table-cell table:formula="of:=IF(ISBLANK([Working.S185]);&quot;&quot;;[Working.S185])" office:value-type="string" office:string-value="JUMP_IF_GT_ACC">
            <text:p>JUMP_IF_GT_ACC</text:p>
          </table:table-cell>
          <table:table-cell table:formula="of:=IF(ISBLANK([Working.T185]);&quot;&quot;;[Working.T185])" office:value-type="string" office:string-value="JUMP_IF_GT_ACC CONST CONST">
            <text:p>JUMP_IF_GT_ACC CONST CONST</text:p>
          </table:table-cell>
          <table:table-cell table:formula="of:=IF(ISBLANK([Working.U185]);&quot;&quot;;[Working.U185])">
            <text:p/>
          </table:table-cell>
        </table:table-row>
        <table:table-row table:style-name="ro3">
          <table:table-cell table:formula="of:=IF(ISBLANK([Working.A186]);&quot;&quot;;[Working.A186])" office:value-type="float" office:value="184">
            <text:p>184</text:p>
          </table:table-cell>
          <table:table-cell table:formula="of:=IF(ISBLANK([Working.B186]);&quot;&quot;;[Working.B186])" office:value-type="string" office:string-value="B8">
            <text:p>B8</text:p>
          </table:table-cell>
          <table:table-cell table:formula="of:=IF(ISBLANK([Working.C186]);&quot;&quot;;[Working.C186])" office:value-type="string" office:string-value="10111000">
            <text:p>10111000</text:p>
          </table:table-cell>
          <table:table-cell table:formula="of:=IF(ISBLANK([Working.E186]);&quot;&quot;;[Working.E186])" office:value-type="string" office:string-value="10">
            <text:p>10</text:p>
          </table:table-cell>
          <table:table-cell table:formula="of:=IF(ISBLANK([Working.G186]);&quot;&quot;;[Working.G186])" office:value-type="string" office:string-value="111">
            <text:p>111</text:p>
          </table:table-cell>
          <table:table-cell table:formula="of:=IF(ISBLANK([Working.I186]);&quot;&quot;;[Working.I186])" office:value-type="string" office:string-value="000">
            <text:p>000</text:p>
          </table:table-cell>
          <table:table-cell table:formula="of:=IF(ISBLANK([Working.K186]);&quot;&quot;;[Working.K186])">
            <text:p/>
          </table:table-cell>
          <table:table-cell table:formula="of:=IF(ISBLANK([Working.M186]);&quot;&quot;;[Working.M186])">
            <text:p/>
          </table:table-cell>
          <table:table-cell table:formula="of:=IF(ISBLANK([Working.N186]);&quot;&quot;;[Working.N186])" office:value-type="string" office:string-value="Store">
            <text:p>Store</text:p>
          </table:table-cell>
          <table:table-cell table:formula="of:=IF(ISBLANK([Working.O186]);&quot;&quot;;[Working.O186])" office:value-type="string" office:string-value="CONST">
            <text:p>CONST</text:p>
          </table:table-cell>
          <table:table-cell table:formula="of:=IF(ISBLANK([Working.P186]);&quot;&quot;;[Working.P186])" office:value-type="string" office:string-value="ACC">
            <text:p>ACC</text:p>
          </table:table-cell>
          <table:table-cell table:formula="of:=IF(ISBLANK([Working.Q186]);&quot;&quot;;[Working.Q186])">
            <text:p/>
          </table:table-cell>
          <table:table-cell table:formula="of:=IF(ISBLANK([Working.R186]);&quot;&quot;;[Working.R186])">
            <text:p/>
          </table:table-cell>
          <table:table-cell table:formula="of:=IF(ISBLANK([Working.S186]);&quot;&quot;;[Working.S186])" office:value-type="string" office:string-value="PROGSTORE">
            <text:p>PROGSTORE</text:p>
          </table:table-cell>
          <table:table-cell table:formula="of:=IF(ISBLANK([Working.T186]);&quot;&quot;;[Working.T186])" office:value-type="string" office:string-value="PROGSTORE [ACC]">
            <text:p>PROGSTORE [ACC]</text:p>
          </table:table-cell>
          <table:table-cell table:formula="of:=IF(ISBLANK([Working.U186]);&quot;&quot;;[Working.U186])">
            <text:p/>
          </table:table-cell>
        </table:table-row>
        <table:table-row table:style-name="ro3">
          <table:table-cell table:formula="of:=IF(ISBLANK([Working.A187]);&quot;&quot;;[Working.A187])" office:value-type="float" office:value="185">
            <text:p>185</text:p>
          </table:table-cell>
          <table:table-cell table:formula="of:=IF(ISBLANK([Working.B187]);&quot;&quot;;[Working.B187])" office:value-type="string" office:string-value="B9">
            <text:p>B9</text:p>
          </table:table-cell>
          <table:table-cell table:formula="of:=IF(ISBLANK([Working.C187]);&quot;&quot;;[Working.C187])" office:value-type="string" office:string-value="10111001">
            <text:p>10111001</text:p>
          </table:table-cell>
          <table:table-cell table:formula="of:=IF(ISBLANK([Working.E187]);&quot;&quot;;[Working.E187])" office:value-type="string" office:string-value="10">
            <text:p>10</text:p>
          </table:table-cell>
          <table:table-cell table:formula="of:=IF(ISBLANK([Working.G187]);&quot;&quot;;[Working.G187])" office:value-type="string" office:string-value="111">
            <text:p>111</text:p>
          </table:table-cell>
          <table:table-cell table:formula="of:=IF(ISBLANK([Working.I187]);&quot;&quot;;[Working.I187])" office:value-type="string" office:string-value="001">
            <text:p>001</text:p>
          </table:table-cell>
          <table:table-cell table:formula="of:=IF(ISBLANK([Working.K187]);&quot;&quot;;[Working.K187])">
            <text:p/>
          </table:table-cell>
          <table:table-cell table:formula="of:=IF(ISBLANK([Working.M187]);&quot;&quot;;[Working.M187])">
            <text:p/>
          </table:table-cell>
          <table:table-cell table:formula="of:=IF(ISBLANK([Working.N187]);&quot;&quot;;[Working.N187])" office:value-type="string" office:string-value="Store">
            <text:p>Store</text:p>
          </table:table-cell>
          <table:table-cell table:formula="of:=IF(ISBLANK([Working.O187]);&quot;&quot;;[Working.O187])" office:value-type="string" office:string-value="CONST">
            <text:p>CONST</text:p>
          </table:table-cell>
          <table:table-cell table:formula="of:=IF(ISBLANK([Working.P187]);&quot;&quot;;[Working.P187])" office:value-type="string" office:string-value="A">
            <text:p>A</text:p>
          </table:table-cell>
          <table:table-cell table:formula="of:=IF(ISBLANK([Working.Q187]);&quot;&quot;;[Working.Q187])">
            <text:p/>
          </table:table-cell>
          <table:table-cell table:formula="of:=IF(ISBLANK([Working.R187]);&quot;&quot;;[Working.R187])">
            <text:p/>
          </table:table-cell>
          <table:table-cell table:formula="of:=IF(ISBLANK([Working.S187]);&quot;&quot;;[Working.S187])" office:value-type="string" office:string-value="PROGSTORE">
            <text:p>PROGSTORE</text:p>
          </table:table-cell>
          <table:table-cell table:formula="of:=IF(ISBLANK([Working.T187]);&quot;&quot;;[Working.T187])" office:value-type="string" office:string-value="PROGSTORE [A]">
            <text:p>PROGSTORE [A]</text:p>
          </table:table-cell>
          <table:table-cell table:formula="of:=IF(ISBLANK([Working.U187]);&quot;&quot;;[Working.U187])">
            <text:p/>
          </table:table-cell>
        </table:table-row>
        <table:table-row table:style-name="ro3">
          <table:table-cell table:formula="of:=IF(ISBLANK([Working.A188]);&quot;&quot;;[Working.A188])" office:value-type="float" office:value="186">
            <text:p>186</text:p>
          </table:table-cell>
          <table:table-cell table:formula="of:=IF(ISBLANK([Working.B188]);&quot;&quot;;[Working.B188])" office:value-type="string" office:string-value="BA">
            <text:p>BA</text:p>
          </table:table-cell>
          <table:table-cell table:formula="of:=IF(ISBLANK([Working.C188]);&quot;&quot;;[Working.C188])" office:value-type="string" office:string-value="10111010">
            <text:p>10111010</text:p>
          </table:table-cell>
          <table:table-cell table:formula="of:=IF(ISBLANK([Working.E188]);&quot;&quot;;[Working.E188])" office:value-type="string" office:string-value="10">
            <text:p>10</text:p>
          </table:table-cell>
          <table:table-cell table:formula="of:=IF(ISBLANK([Working.G188]);&quot;&quot;;[Working.G188])" office:value-type="string" office:string-value="111">
            <text:p>111</text:p>
          </table:table-cell>
          <table:table-cell table:formula="of:=IF(ISBLANK([Working.I188]);&quot;&quot;;[Working.I188])" office:value-type="string" office:string-value="010">
            <text:p>010</text:p>
          </table:table-cell>
          <table:table-cell table:formula="of:=IF(ISBLANK([Working.K188]);&quot;&quot;;[Working.K188])">
            <text:p/>
          </table:table-cell>
          <table:table-cell table:formula="of:=IF(ISBLANK([Working.M188]);&quot;&quot;;[Working.M188])">
            <text:p/>
          </table:table-cell>
          <table:table-cell table:formula="of:=IF(ISBLANK([Working.N188]);&quot;&quot;;[Working.N188])" office:value-type="string" office:string-value="Store">
            <text:p>Store</text:p>
          </table:table-cell>
          <table:table-cell table:formula="of:=IF(ISBLANK([Working.O188]);&quot;&quot;;[Working.O188])" office:value-type="string" office:string-value="CONST">
            <text:p>CONST</text:p>
          </table:table-cell>
          <table:table-cell table:formula="of:=IF(ISBLANK([Working.P188]);&quot;&quot;;[Working.P188])" office:value-type="string" office:string-value="B">
            <text:p>B</text:p>
          </table:table-cell>
          <table:table-cell table:formula="of:=IF(ISBLANK([Working.Q188]);&quot;&quot;;[Working.Q188])">
            <text:p/>
          </table:table-cell>
          <table:table-cell table:formula="of:=IF(ISBLANK([Working.R188]);&quot;&quot;;[Working.R188])">
            <text:p/>
          </table:table-cell>
          <table:table-cell table:formula="of:=IF(ISBLANK([Working.S188]);&quot;&quot;;[Working.S188])" office:value-type="string" office:string-value="PROGSTORE">
            <text:p>PROGSTORE</text:p>
          </table:table-cell>
          <table:table-cell table:formula="of:=IF(ISBLANK([Working.T188]);&quot;&quot;;[Working.T188])" office:value-type="string" office:string-value="PROGSTORE [B]">
            <text:p>PROGSTORE [B]</text:p>
          </table:table-cell>
          <table:table-cell table:formula="of:=IF(ISBLANK([Working.U188]);&quot;&quot;;[Working.U188])">
            <text:p/>
          </table:table-cell>
        </table:table-row>
        <table:table-row table:style-name="ro3">
          <table:table-cell table:formula="of:=IF(ISBLANK([Working.A189]);&quot;&quot;;[Working.A189])" office:value-type="float" office:value="187">
            <text:p>187</text:p>
          </table:table-cell>
          <table:table-cell table:formula="of:=IF(ISBLANK([Working.B189]);&quot;&quot;;[Working.B189])" office:value-type="string" office:string-value="BB">
            <text:p>BB</text:p>
          </table:table-cell>
          <table:table-cell table:formula="of:=IF(ISBLANK([Working.C189]);&quot;&quot;;[Working.C189])" office:value-type="string" office:string-value="10111011">
            <text:p>10111011</text:p>
          </table:table-cell>
          <table:table-cell table:formula="of:=IF(ISBLANK([Working.E189]);&quot;&quot;;[Working.E189])" office:value-type="string" office:string-value="10">
            <text:p>10</text:p>
          </table:table-cell>
          <table:table-cell table:formula="of:=IF(ISBLANK([Working.G189]);&quot;&quot;;[Working.G189])" office:value-type="string" office:string-value="111">
            <text:p>111</text:p>
          </table:table-cell>
          <table:table-cell table:formula="of:=IF(ISBLANK([Working.I189]);&quot;&quot;;[Working.I189])" office:value-type="string" office:string-value="011">
            <text:p>011</text:p>
          </table:table-cell>
          <table:table-cell table:formula="of:=IF(ISBLANK([Working.K189]);&quot;&quot;;[Working.K189])">
            <text:p/>
          </table:table-cell>
          <table:table-cell table:formula="of:=IF(ISBLANK([Working.M189]);&quot;&quot;;[Working.M189])">
            <text:p/>
          </table:table-cell>
          <table:table-cell table:formula="of:=IF(ISBLANK([Working.N189]);&quot;&quot;;[Working.N189])" office:value-type="string" office:string-value="Store">
            <text:p>Store</text:p>
          </table:table-cell>
          <table:table-cell table:formula="of:=IF(ISBLANK([Working.O189]);&quot;&quot;;[Working.O189])" office:value-type="string" office:string-value="CONST">
            <text:p>CONST</text:p>
          </table:table-cell>
          <table:table-cell table:formula="of:=IF(ISBLANK([Working.P189]);&quot;&quot;;[Working.P189])" office:value-type="string" office:string-value="C">
            <text:p>C</text:p>
          </table:table-cell>
          <table:table-cell table:formula="of:=IF(ISBLANK([Working.Q189]);&quot;&quot;;[Working.Q189])">
            <text:p/>
          </table:table-cell>
          <table:table-cell table:formula="of:=IF(ISBLANK([Working.R189]);&quot;&quot;;[Working.R189])">
            <text:p/>
          </table:table-cell>
          <table:table-cell table:formula="of:=IF(ISBLANK([Working.S189]);&quot;&quot;;[Working.S189])" office:value-type="string" office:string-value="PROGSTORE">
            <text:p>PROGSTORE</text:p>
          </table:table-cell>
          <table:table-cell table:formula="of:=IF(ISBLANK([Working.T189]);&quot;&quot;;[Working.T189])" office:value-type="string" office:string-value="PROGSTORE [C]">
            <text:p>PROGSTORE [C]</text:p>
          </table:table-cell>
          <table:table-cell table:formula="of:=IF(ISBLANK([Working.U189]);&quot;&quot;;[Working.U189])">
            <text:p/>
          </table:table-cell>
        </table:table-row>
        <table:table-row table:style-name="ro3">
          <table:table-cell table:formula="of:=IF(ISBLANK([Working.A190]);&quot;&quot;;[Working.A190])" office:value-type="float" office:value="188">
            <text:p>188</text:p>
          </table:table-cell>
          <table:table-cell table:formula="of:=IF(ISBLANK([Working.B190]);&quot;&quot;;[Working.B190])" office:value-type="string" office:string-value="BC">
            <text:p>BC</text:p>
          </table:table-cell>
          <table:table-cell table:formula="of:=IF(ISBLANK([Working.C190]);&quot;&quot;;[Working.C190])" office:value-type="string" office:string-value="10111100">
            <text:p>10111100</text:p>
          </table:table-cell>
          <table:table-cell table:formula="of:=IF(ISBLANK([Working.E190]);&quot;&quot;;[Working.E190])" office:value-type="string" office:string-value="10">
            <text:p>10</text:p>
          </table:table-cell>
          <table:table-cell table:formula="of:=IF(ISBLANK([Working.G190]);&quot;&quot;;[Working.G190])" office:value-type="string" office:string-value="111">
            <text:p>111</text:p>
          </table:table-cell>
          <table:table-cell table:formula="of:=IF(ISBLANK([Working.I190]);&quot;&quot;;[Working.I190])" office:value-type="string" office:string-value="100">
            <text:p>100</text:p>
          </table:table-cell>
          <table:table-cell table:formula="of:=IF(ISBLANK([Working.K190]);&quot;&quot;;[Working.K190])">
            <text:p/>
          </table:table-cell>
          <table:table-cell table:formula="of:=IF(ISBLANK([Working.M190]);&quot;&quot;;[Working.M190])">
            <text:p/>
          </table:table-cell>
          <table:table-cell table:formula="of:=IF(ISBLANK([Working.N190]);&quot;&quot;;[Working.N190])" office:value-type="string" office:string-value="Store">
            <text:p>Store</text:p>
          </table:table-cell>
          <table:table-cell table:formula="of:=IF(ISBLANK([Working.O190]);&quot;&quot;;[Working.O190])" office:value-type="string" office:string-value="CONST">
            <text:p>CONST</text:p>
          </table:table-cell>
          <table:table-cell table:formula="of:=IF(ISBLANK([Working.P190]);&quot;&quot;;[Working.P190])" office:value-type="string" office:string-value="SP">
            <text:p>SP</text:p>
          </table:table-cell>
          <table:table-cell table:formula="of:=IF(ISBLANK([Working.Q190]);&quot;&quot;;[Working.Q190])">
            <text:p/>
          </table:table-cell>
          <table:table-cell table:formula="of:=IF(ISBLANK([Working.R190]);&quot;&quot;;[Working.R190])">
            <text:p/>
          </table:table-cell>
          <table:table-cell table:formula="of:=IF(ISBLANK([Working.S190]);&quot;&quot;;[Working.S190])" office:value-type="string" office:string-value="PROGSTORE">
            <text:p>PROGSTORE</text:p>
          </table:table-cell>
          <table:table-cell table:formula="of:=IF(ISBLANK([Working.T190]);&quot;&quot;;[Working.T190])" office:value-type="string" office:string-value="PROGSTORE [SP]">
            <text:p>PROGSTORE [SP]</text:p>
          </table:table-cell>
          <table:table-cell table:formula="of:=IF(ISBLANK([Working.U190]);&quot;&quot;;[Working.U190])">
            <text:p/>
          </table:table-cell>
        </table:table-row>
        <table:table-row table:style-name="ro3">
          <table:table-cell table:formula="of:=IF(ISBLANK([Working.A191]);&quot;&quot;;[Working.A191])" office:value-type="float" office:value="189">
            <text:p>189</text:p>
          </table:table-cell>
          <table:table-cell table:formula="of:=IF(ISBLANK([Working.B191]);&quot;&quot;;[Working.B191])" office:value-type="string" office:string-value="BD">
            <text:p>BD</text:p>
          </table:table-cell>
          <table:table-cell table:formula="of:=IF(ISBLANK([Working.C191]);&quot;&quot;;[Working.C191])" office:value-type="string" office:string-value="10111101">
            <text:p>10111101</text:p>
          </table:table-cell>
          <table:table-cell table:formula="of:=IF(ISBLANK([Working.E191]);&quot;&quot;;[Working.E191])" office:value-type="string" office:string-value="10">
            <text:p>10</text:p>
          </table:table-cell>
          <table:table-cell table:formula="of:=IF(ISBLANK([Working.G191]);&quot;&quot;;[Working.G191])" office:value-type="string" office:string-value="111">
            <text:p>111</text:p>
          </table:table-cell>
          <table:table-cell table:formula="of:=IF(ISBLANK([Working.I191]);&quot;&quot;;[Working.I191])" office:value-type="string" office:string-value="101">
            <text:p>101</text:p>
          </table:table-cell>
          <table:table-cell table:formula="of:=IF(ISBLANK([Working.K191]);&quot;&quot;;[Working.K191])">
            <text:p/>
          </table:table-cell>
          <table:table-cell table:formula="of:=IF(ISBLANK([Working.M191]);&quot;&quot;;[Working.M191])">
            <text:p/>
          </table:table-cell>
          <table:table-cell table:formula="of:=IF(ISBLANK([Working.N191]);&quot;&quot;;[Working.N191])" office:value-type="string" office:string-value="Store">
            <text:p>Store</text:p>
          </table:table-cell>
          <table:table-cell table:formula="of:=IF(ISBLANK([Working.O191]);&quot;&quot;;[Working.O191])" office:value-type="string" office:string-value="CONST">
            <text:p>CONST</text:p>
          </table:table-cell>
          <table:table-cell table:formula="of:=IF(ISBLANK([Working.P191]);&quot;&quot;;[Working.P191])" office:value-type="string" office:string-value="PC">
            <text:p>PC</text:p>
          </table:table-cell>
          <table:table-cell table:formula="of:=IF(ISBLANK([Working.Q191]);&quot;&quot;;[Working.Q191])">
            <text:p/>
          </table:table-cell>
          <table:table-cell table:formula="of:=IF(ISBLANK([Working.R191]);&quot;&quot;;[Working.R191])">
            <text:p/>
          </table:table-cell>
          <table:table-cell table:formula="of:=IF(ISBLANK([Working.S191]);&quot;&quot;;[Working.S191])" office:value-type="string" office:string-value="PROGSTORE">
            <text:p>PROGSTORE</text:p>
          </table:table-cell>
          <table:table-cell table:formula="of:=IF(ISBLANK([Working.T191]);&quot;&quot;;[Working.T191])" office:value-type="string" office:string-value="PROGSTORE [PC]">
            <text:p>PROGSTORE [PC]</text:p>
          </table:table-cell>
          <table:table-cell table:formula="of:=IF(ISBLANK([Working.U191]);&quot;&quot;;[Working.U191])">
            <text:p/>
          </table:table-cell>
        </table:table-row>
        <table:table-row table:style-name="ro3">
          <table:table-cell table:formula="of:=IF(ISBLANK([Working.A192]);&quot;&quot;;[Working.A192])" office:value-type="float" office:value="190">
            <text:p>190</text:p>
          </table:table-cell>
          <table:table-cell table:formula="of:=IF(ISBLANK([Working.B192]);&quot;&quot;;[Working.B192])" office:value-type="string" office:string-value="BE">
            <text:p>BE</text:p>
          </table:table-cell>
          <table:table-cell table:formula="of:=IF(ISBLANK([Working.C192]);&quot;&quot;;[Working.C192])" office:value-type="string" office:string-value="10111110">
            <text:p>10111110</text:p>
          </table:table-cell>
          <table:table-cell table:formula="of:=IF(ISBLANK([Working.E192]);&quot;&quot;;[Working.E192])" office:value-type="string" office:string-value="10">
            <text:p>10</text:p>
          </table:table-cell>
          <table:table-cell table:formula="of:=IF(ISBLANK([Working.G192]);&quot;&quot;;[Working.G192])" office:value-type="string" office:string-value="111">
            <text:p>111</text:p>
          </table:table-cell>
          <table:table-cell table:formula="of:=IF(ISBLANK([Working.I192]);&quot;&quot;;[Working.I192])" office:value-type="string" office:string-value="110">
            <text:p>110</text:p>
          </table:table-cell>
          <table:table-cell table:formula="of:=IF(ISBLANK([Working.K192]);&quot;&quot;;[Working.K192])">
            <text:p/>
          </table:table-cell>
          <table:table-cell table:formula="of:=IF(ISBLANK([Working.M192]);&quot;&quot;;[Working.M192])">
            <text:p/>
          </table:table-cell>
          <table:table-cell table:formula="of:=IF(ISBLANK([Working.N192]);&quot;&quot;;[Working.N192])" office:value-type="string" office:string-value="Store">
            <text:p>Store</text:p>
          </table:table-cell>
          <table:table-cell table:formula="of:=IF(ISBLANK([Working.O192]);&quot;&quot;;[Working.O192])" office:value-type="string" office:string-value="CONST">
            <text:p>CONST</text:p>
          </table:table-cell>
          <table:table-cell table:formula="of:=IF(ISBLANK([Working.P192]);&quot;&quot;;[Working.P192])" office:value-type="string" office:string-value="SP+/-">
            <text:p>SP+/-</text:p>
          </table:table-cell>
          <table:table-cell table:formula="of:=IF(ISBLANK([Working.Q192]);&quot;&quot;;[Working.Q192])">
            <text:p/>
          </table:table-cell>
          <table:table-cell table:formula="of:=IF(ISBLANK([Working.R192]);&quot;&quot;;[Working.R192])">
            <text:p/>
          </table:table-cell>
          <table:table-cell table:formula="of:=IF(ISBLANK([Working.S192]);&quot;&quot;;[Working.S192])" office:value-type="string" office:string-value="ROT_LEFT">
            <text:p>ROT_LEFT</text:p>
          </table:table-cell>
          <table:table-cell table:formula="of:=IF(ISBLANK([Working.T192]);&quot;&quot;;[Working.T192])" office:value-type="string" office:string-value="ROT_LEFT C">
            <text:p>ROT_LEFT C</text:p>
          </table:table-cell>
          <table:table-cell table:formula="of:=IF(ISBLANK([Working.U192]);&quot;&quot;;[Working.U192])" office:value-type="string" office:string-value="SP+/- doesn't make sense - not much of a PUSH">
            <text:p>SP+/- doesn't make sense - not much of a PUSH</text:p>
          </table:table-cell>
        </table:table-row>
        <table:table-row table:style-name="ro3">
          <table:table-cell table:formula="of:=IF(ISBLANK([Working.A193]);&quot;&quot;;[Working.A193])" office:value-type="float" office:value="191">
            <text:p>191</text:p>
          </table:table-cell>
          <table:table-cell table:formula="of:=IF(ISBLANK([Working.B193]);&quot;&quot;;[Working.B193])" office:value-type="string" office:string-value="BF">
            <text:p>BF</text:p>
          </table:table-cell>
          <table:table-cell table:formula="of:=IF(ISBLANK([Working.C193]);&quot;&quot;;[Working.C193])" office:value-type="string" office:string-value="10111111">
            <text:p>10111111</text:p>
          </table:table-cell>
          <table:table-cell table:formula="of:=IF(ISBLANK([Working.E193]);&quot;&quot;;[Working.E193])" office:value-type="string" office:string-value="10">
            <text:p>10</text:p>
          </table:table-cell>
          <table:table-cell table:formula="of:=IF(ISBLANK([Working.G193]);&quot;&quot;;[Working.G193])" office:value-type="string" office:string-value="111">
            <text:p>111</text:p>
          </table:table-cell>
          <table:table-cell table:formula="of:=IF(ISBLANK([Working.I193]);&quot;&quot;;[Working.I193])" office:value-type="string" office:string-value="111">
            <text:p>111</text:p>
          </table:table-cell>
          <table:table-cell table:formula="of:=IF(ISBLANK([Working.K193]);&quot;&quot;;[Working.K193])">
            <text:p/>
          </table:table-cell>
          <table:table-cell table:formula="of:=IF(ISBLANK([Working.M193]);&quot;&quot;;[Working.M193])">
            <text:p/>
          </table:table-cell>
          <table:table-cell table:formula="of:=IF(ISBLANK([Working.N193]);&quot;&quot;;[Working.N193])" office:value-type="string" office:string-value="Store">
            <text:p>Store</text:p>
          </table:table-cell>
          <table:table-cell table:formula="of:=IF(ISBLANK([Working.O193]);&quot;&quot;;[Working.O193])" office:value-type="string" office:string-value="CONST">
            <text:p>CONST</text:p>
          </table:table-cell>
          <table:table-cell table:formula="of:=IF(ISBLANK([Working.P193]);&quot;&quot;;[Working.P193])" office:value-type="string" office:string-value="CONST">
            <text:p>CONST</text:p>
          </table:table-cell>
          <table:table-cell table:formula="of:=IF(ISBLANK([Working.Q193]);&quot;&quot;;[Working.Q193])">
            <text:p/>
          </table:table-cell>
          <table:table-cell table:formula="of:=IF(ISBLANK([Working.R193]);&quot;&quot;;[Working.R193])">
            <text:p/>
          </table:table-cell>
          <table:table-cell table:formula="of:=IF(ISBLANK([Working.S193]);&quot;&quot;;[Working.S193])" office:value-type="string" office:string-value="PROGSTORE">
            <text:p>PROGSTORE</text:p>
          </table:table-cell>
          <table:table-cell table:formula="of:=IF(ISBLANK([Working.T193]);&quot;&quot;;[Working.T193])" office:value-type="string" office:string-value="PROGSTORE [CONST]">
            <text:p>PROGSTORE [CONST]</text:p>
          </table:table-cell>
          <table:table-cell table:formula="of:=IF(ISBLANK([Working.U193]);&quot;&quot;;[Working.U193])">
            <text:p/>
          </table:table-cell>
        </table:table-row>
        <table:table-row table:style-name="ro3">
          <table:table-cell table:formula="of:=IF(ISBLANK([Working.A194]);&quot;&quot;;[Working.A194])" office:value-type="float" office:value="192">
            <text:p>192</text:p>
          </table:table-cell>
          <table:table-cell table:formula="of:=IF(ISBLANK([Working.B194]);&quot;&quot;;[Working.B194])" office:value-type="string" office:string-value="C0">
            <text:p>C0</text:p>
          </table:table-cell>
          <table:table-cell table:formula="of:=IF(ISBLANK([Working.C194]);&quot;&quot;;[Working.C194])" office:value-type="string" office:string-value="11000000">
            <text:p>11000000</text:p>
          </table:table-cell>
          <table:table-cell table:formula="of:=IF(ISBLANK([Working.E194]);&quot;&quot;;[Working.E194])" office:value-type="string" office:string-value="11">
            <text:p>11</text:p>
          </table:table-cell>
          <table:table-cell table:formula="of:=IF(ISBLANK([Working.G194]);&quot;&quot;;[Working.G194])">
            <text:p/>
          </table:table-cell>
          <table:table-cell table:formula="of:=IF(ISBLANK([Working.I194]);&quot;&quot;;[Working.I194])">
            <text:p/>
          </table:table-cell>
          <table:table-cell table:formula="of:=IF(ISBLANK([Working.K194]);&quot;&quot;;[Working.K194])" office:value-type="string" office:string-value="0000">
            <text:p>0000</text:p>
          </table:table-cell>
          <table:table-cell table:formula="of:=IF(ISBLANK([Working.M194]);&quot;&quot;;[Working.M194])" office:value-type="string" office:string-value="00">
            <text:p>00</text:p>
          </table:table-cell>
          <table:table-cell table:formula="of:=IF(ISBLANK([Working.N194]);&quot;&quot;;[Working.N194])" office:value-type="string" office:string-value="ALU">
            <text:p>ALU</text:p>
          </table:table-cell>
          <table:table-cell table:formula="of:=IF(ISBLANK([Working.O194]);&quot;&quot;;[Working.O194])">
            <text:p/>
          </table:table-cell>
          <table:table-cell table:formula="of:=IF(ISBLANK([Working.P194]);&quot;&quot;;[Working.P194])">
            <text:p/>
          </table:table-cell>
          <table:table-cell table:formula="of:=IF(ISBLANK([Working.Q194]);&quot;&quot;;[Working.Q194])" office:value-type="string" office:string-value="SET_ZERO">
            <text:p>SET_ZERO</text:p>
          </table:table-cell>
          <table:table-cell table:formula="of:=IF(ISBLANK([Working.R194]);&quot;&quot;;[Working.R194])" office:value-type="string" office:string-value="ACC/CONST">
            <text:p>ACC/CONST</text:p>
          </table:table-cell>
          <table:table-cell table:formula="of:=IF(ISBLANK([Working.S194]);&quot;&quot;;[Working.S194])" office:value-type="string" office:string-value="SET_ZERO">
            <text:p>SET_ZERO</text:p>
          </table:table-cell>
          <table:table-cell table:formula="of:=IF(ISBLANK([Working.T194]);&quot;&quot;;[Working.T194])" office:value-type="string" office:string-value="SET_ZERO ACC">
            <text:p>SET_ZERO ACC</text:p>
          </table:table-cell>
          <table:table-cell table:formula="of:=IF(ISBLANK([Working.U194]);&quot;&quot;;[Working.U194])">
            <text:p/>
          </table:table-cell>
        </table:table-row>
        <table:table-row table:style-name="ro3">
          <table:table-cell table:formula="of:=IF(ISBLANK([Working.A195]);&quot;&quot;;[Working.A195])" office:value-type="float" office:value="193">
            <text:p>193</text:p>
          </table:table-cell>
          <table:table-cell table:formula="of:=IF(ISBLANK([Working.B195]);&quot;&quot;;[Working.B195])" office:value-type="string" office:string-value="C1">
            <text:p>C1</text:p>
          </table:table-cell>
          <table:table-cell table:formula="of:=IF(ISBLANK([Working.C195]);&quot;&quot;;[Working.C195])" office:value-type="string" office:string-value="11000001">
            <text:p>11000001</text:p>
          </table:table-cell>
          <table:table-cell table:formula="of:=IF(ISBLANK([Working.E195]);&quot;&quot;;[Working.E195])" office:value-type="string" office:string-value="11">
            <text:p>11</text:p>
          </table:table-cell>
          <table:table-cell table:formula="of:=IF(ISBLANK([Working.G195]);&quot;&quot;;[Working.G195])">
            <text:p/>
          </table:table-cell>
          <table:table-cell table:formula="of:=IF(ISBLANK([Working.I195]);&quot;&quot;;[Working.I195])">
            <text:p/>
          </table:table-cell>
          <table:table-cell table:formula="of:=IF(ISBLANK([Working.K195]);&quot;&quot;;[Working.K195])" office:value-type="string" office:string-value="0000">
            <text:p>0000</text:p>
          </table:table-cell>
          <table:table-cell table:formula="of:=IF(ISBLANK([Working.M195]);&quot;&quot;;[Working.M195])" office:value-type="string" office:string-value="01">
            <text:p>01</text:p>
          </table:table-cell>
          <table:table-cell table:formula="of:=IF(ISBLANK([Working.N195]);&quot;&quot;;[Working.N195])" office:value-type="string" office:string-value="ALU">
            <text:p>ALU</text:p>
          </table:table-cell>
          <table:table-cell table:formula="of:=IF(ISBLANK([Working.O195]);&quot;&quot;;[Working.O195])">
            <text:p/>
          </table:table-cell>
          <table:table-cell table:formula="of:=IF(ISBLANK([Working.P195]);&quot;&quot;;[Working.P195])">
            <text:p/>
          </table:table-cell>
          <table:table-cell table:formula="of:=IF(ISBLANK([Working.Q195]);&quot;&quot;;[Working.Q195])" office:value-type="string" office:string-value="SET_ZERO">
            <text:p>SET_ZERO</text:p>
          </table:table-cell>
          <table:table-cell table:formula="of:=IF(ISBLANK([Working.R195]);&quot;&quot;;[Working.R195])" office:value-type="string" office:string-value="A">
            <text:p>A</text:p>
          </table:table-cell>
          <table:table-cell table:formula="of:=IF(ISBLANK([Working.S195]);&quot;&quot;;[Working.S195])" office:value-type="string" office:string-value="SET_ZERO">
            <text:p>SET_ZERO</text:p>
          </table:table-cell>
          <table:table-cell table:formula="of:=IF(ISBLANK([Working.T195]);&quot;&quot;;[Working.T195])" office:value-type="string" office:string-value="SET_ZERO A">
            <text:p>SET_ZERO A</text:p>
          </table:table-cell>
          <table:table-cell table:formula="of:=IF(ISBLANK([Working.U195]);&quot;&quot;;[Working.U195])">
            <text:p/>
          </table:table-cell>
        </table:table-row>
        <table:table-row table:style-name="ro3">
          <table:table-cell table:formula="of:=IF(ISBLANK([Working.A196]);&quot;&quot;;[Working.A196])" office:value-type="float" office:value="194">
            <text:p>194</text:p>
          </table:table-cell>
          <table:table-cell table:formula="of:=IF(ISBLANK([Working.B196]);&quot;&quot;;[Working.B196])" office:value-type="string" office:string-value="C2">
            <text:p>C2</text:p>
          </table:table-cell>
          <table:table-cell table:formula="of:=IF(ISBLANK([Working.C196]);&quot;&quot;;[Working.C196])" office:value-type="string" office:string-value="11000010">
            <text:p>11000010</text:p>
          </table:table-cell>
          <table:table-cell table:formula="of:=IF(ISBLANK([Working.E196]);&quot;&quot;;[Working.E196])" office:value-type="string" office:string-value="11">
            <text:p>11</text:p>
          </table:table-cell>
          <table:table-cell table:formula="of:=IF(ISBLANK([Working.G196]);&quot;&quot;;[Working.G196])">
            <text:p/>
          </table:table-cell>
          <table:table-cell table:formula="of:=IF(ISBLANK([Working.I196]);&quot;&quot;;[Working.I196])">
            <text:p/>
          </table:table-cell>
          <table:table-cell table:formula="of:=IF(ISBLANK([Working.K196]);&quot;&quot;;[Working.K196])" office:value-type="string" office:string-value="0000">
            <text:p>0000</text:p>
          </table:table-cell>
          <table:table-cell table:formula="of:=IF(ISBLANK([Working.M196]);&quot;&quot;;[Working.M196])" office:value-type="string" office:string-value="10">
            <text:p>10</text:p>
          </table:table-cell>
          <table:table-cell table:formula="of:=IF(ISBLANK([Working.N196]);&quot;&quot;;[Working.N196])" office:value-type="string" office:string-value="ALU">
            <text:p>ALU</text:p>
          </table:table-cell>
          <table:table-cell table:formula="of:=IF(ISBLANK([Working.O196]);&quot;&quot;;[Working.O196])">
            <text:p/>
          </table:table-cell>
          <table:table-cell table:formula="of:=IF(ISBLANK([Working.P196]);&quot;&quot;;[Working.P196])">
            <text:p/>
          </table:table-cell>
          <table:table-cell table:formula="of:=IF(ISBLANK([Working.Q196]);&quot;&quot;;[Working.Q196])" office:value-type="string" office:string-value="SET_ZERO">
            <text:p>SET_ZERO</text:p>
          </table:table-cell>
          <table:table-cell table:formula="of:=IF(ISBLANK([Working.R196]);&quot;&quot;;[Working.R196])" office:value-type="string" office:string-value="B">
            <text:p>B</text:p>
          </table:table-cell>
          <table:table-cell table:formula="of:=IF(ISBLANK([Working.S196]);&quot;&quot;;[Working.S196])" office:value-type="string" office:string-value="SET_ZERO">
            <text:p>SET_ZERO</text:p>
          </table:table-cell>
          <table:table-cell table:formula="of:=IF(ISBLANK([Working.T196]);&quot;&quot;;[Working.T196])" office:value-type="string" office:string-value="SET_ZERO B">
            <text:p>SET_ZERO B</text:p>
          </table:table-cell>
          <table:table-cell table:formula="of:=IF(ISBLANK([Working.U196]);&quot;&quot;;[Working.U196])">
            <text:p/>
          </table:table-cell>
        </table:table-row>
        <table:table-row table:style-name="ro3">
          <table:table-cell table:formula="of:=IF(ISBLANK([Working.A197]);&quot;&quot;;[Working.A197])" office:value-type="float" office:value="195">
            <text:p>195</text:p>
          </table:table-cell>
          <table:table-cell table:formula="of:=IF(ISBLANK([Working.B197]);&quot;&quot;;[Working.B197])" office:value-type="string" office:string-value="C3">
            <text:p>C3</text:p>
          </table:table-cell>
          <table:table-cell table:formula="of:=IF(ISBLANK([Working.C197]);&quot;&quot;;[Working.C197])" office:value-type="string" office:string-value="11000011">
            <text:p>11000011</text:p>
          </table:table-cell>
          <table:table-cell table:formula="of:=IF(ISBLANK([Working.E197]);&quot;&quot;;[Working.E197])" office:value-type="string" office:string-value="11">
            <text:p>11</text:p>
          </table:table-cell>
          <table:table-cell table:formula="of:=IF(ISBLANK([Working.G197]);&quot;&quot;;[Working.G197])">
            <text:p/>
          </table:table-cell>
          <table:table-cell table:formula="of:=IF(ISBLANK([Working.I197]);&quot;&quot;;[Working.I197])">
            <text:p/>
          </table:table-cell>
          <table:table-cell table:formula="of:=IF(ISBLANK([Working.K197]);&quot;&quot;;[Working.K197])" office:value-type="string" office:string-value="0000">
            <text:p>0000</text:p>
          </table:table-cell>
          <table:table-cell table:formula="of:=IF(ISBLANK([Working.M197]);&quot;&quot;;[Working.M197])" office:value-type="string" office:string-value="11">
            <text:p>11</text:p>
          </table:table-cell>
          <table:table-cell table:formula="of:=IF(ISBLANK([Working.N197]);&quot;&quot;;[Working.N197])" office:value-type="string" office:string-value="ALU">
            <text:p>ALU</text:p>
          </table:table-cell>
          <table:table-cell table:formula="of:=IF(ISBLANK([Working.O197]);&quot;&quot;;[Working.O197])">
            <text:p/>
          </table:table-cell>
          <table:table-cell table:formula="of:=IF(ISBLANK([Working.P197]);&quot;&quot;;[Working.P197])">
            <text:p/>
          </table:table-cell>
          <table:table-cell table:formula="of:=IF(ISBLANK([Working.Q197]);&quot;&quot;;[Working.Q197])" office:value-type="string" office:string-value="SET_ZERO">
            <text:p>SET_ZERO</text:p>
          </table:table-cell>
          <table:table-cell table:formula="of:=IF(ISBLANK([Working.R197]);&quot;&quot;;[Working.R197])" office:value-type="string" office:string-value="C">
            <text:p>C</text:p>
          </table:table-cell>
          <table:table-cell table:formula="of:=IF(ISBLANK([Working.S197]);&quot;&quot;;[Working.S197])" office:value-type="string" office:string-value="SET_ZERO">
            <text:p>SET_ZERO</text:p>
          </table:table-cell>
          <table:table-cell table:formula="of:=IF(ISBLANK([Working.T197]);&quot;&quot;;[Working.T197])" office:value-type="string" office:string-value="SET_ZERO C">
            <text:p>SET_ZERO C</text:p>
          </table:table-cell>
          <table:table-cell table:formula="of:=IF(ISBLANK([Working.U197]);&quot;&quot;;[Working.U197])">
            <text:p/>
          </table:table-cell>
        </table:table-row>
        <table:table-row table:style-name="ro3">
          <table:table-cell table:formula="of:=IF(ISBLANK([Working.A198]);&quot;&quot;;[Working.A198])" office:value-type="float" office:value="196">
            <text:p>196</text:p>
          </table:table-cell>
          <table:table-cell table:formula="of:=IF(ISBLANK([Working.B198]);&quot;&quot;;[Working.B198])" office:value-type="string" office:string-value="C4">
            <text:p>C4</text:p>
          </table:table-cell>
          <table:table-cell table:formula="of:=IF(ISBLANK([Working.C198]);&quot;&quot;;[Working.C198])" office:value-type="string" office:string-value="11000100">
            <text:p>11000100</text:p>
          </table:table-cell>
          <table:table-cell table:formula="of:=IF(ISBLANK([Working.E198]);&quot;&quot;;[Working.E198])" office:value-type="string" office:string-value="11">
            <text:p>11</text:p>
          </table:table-cell>
          <table:table-cell table:formula="of:=IF(ISBLANK([Working.G198]);&quot;&quot;;[Working.G198])">
            <text:p/>
          </table:table-cell>
          <table:table-cell table:formula="of:=IF(ISBLANK([Working.I198]);&quot;&quot;;[Working.I198])">
            <text:p/>
          </table:table-cell>
          <table:table-cell table:formula="of:=IF(ISBLANK([Working.K198]);&quot;&quot;;[Working.K198])" office:value-type="string" office:string-value="0001">
            <text:p>0001</text:p>
          </table:table-cell>
          <table:table-cell table:formula="of:=IF(ISBLANK([Working.M198]);&quot;&quot;;[Working.M198])" office:value-type="string" office:string-value="00">
            <text:p>00</text:p>
          </table:table-cell>
          <table:table-cell table:formula="of:=IF(ISBLANK([Working.N198]);&quot;&quot;;[Working.N198])" office:value-type="string" office:string-value="ALU">
            <text:p>ALU</text:p>
          </table:table-cell>
          <table:table-cell table:formula="of:=IF(ISBLANK([Working.O198]);&quot;&quot;;[Working.O198])">
            <text:p/>
          </table:table-cell>
          <table:table-cell table:formula="of:=IF(ISBLANK([Working.P198]);&quot;&quot;;[Working.P198])">
            <text:p/>
          </table:table-cell>
          <table:table-cell table:formula="of:=IF(ISBLANK([Working.Q198]);&quot;&quot;;[Working.Q198])" office:value-type="string" office:string-value="INCR">
            <text:p>INCR</text:p>
          </table:table-cell>
          <table:table-cell table:formula="of:=IF(ISBLANK([Working.R198]);&quot;&quot;;[Working.R198])" office:value-type="string" office:string-value="ACC/CONST">
            <text:p>ACC/CONST</text:p>
          </table:table-cell>
          <table:table-cell table:formula="of:=IF(ISBLANK([Working.S198]);&quot;&quot;;[Working.S198])" office:value-type="string" office:string-value="INCR">
            <text:p>INCR</text:p>
          </table:table-cell>
          <table:table-cell table:formula="of:=IF(ISBLANK([Working.T198]);&quot;&quot;;[Working.T198])" office:value-type="string" office:string-value="INCR ACC">
            <text:p>INCR ACC</text:p>
          </table:table-cell>
          <table:table-cell table:formula="of:=IF(ISBLANK([Working.U198]);&quot;&quot;;[Working.U198])">
            <text:p/>
          </table:table-cell>
        </table:table-row>
        <table:table-row table:style-name="ro3">
          <table:table-cell table:formula="of:=IF(ISBLANK([Working.A199]);&quot;&quot;;[Working.A199])" office:value-type="float" office:value="197">
            <text:p>197</text:p>
          </table:table-cell>
          <table:table-cell table:formula="of:=IF(ISBLANK([Working.B199]);&quot;&quot;;[Working.B199])" office:value-type="string" office:string-value="C5">
            <text:p>C5</text:p>
          </table:table-cell>
          <table:table-cell table:formula="of:=IF(ISBLANK([Working.C199]);&quot;&quot;;[Working.C199])" office:value-type="string" office:string-value="11000101">
            <text:p>11000101</text:p>
          </table:table-cell>
          <table:table-cell table:formula="of:=IF(ISBLANK([Working.E199]);&quot;&quot;;[Working.E199])" office:value-type="string" office:string-value="11">
            <text:p>11</text:p>
          </table:table-cell>
          <table:table-cell table:formula="of:=IF(ISBLANK([Working.G199]);&quot;&quot;;[Working.G199])">
            <text:p/>
          </table:table-cell>
          <table:table-cell table:formula="of:=IF(ISBLANK([Working.I199]);&quot;&quot;;[Working.I199])">
            <text:p/>
          </table:table-cell>
          <table:table-cell table:formula="of:=IF(ISBLANK([Working.K199]);&quot;&quot;;[Working.K199])" office:value-type="string" office:string-value="0001">
            <text:p>0001</text:p>
          </table:table-cell>
          <table:table-cell table:formula="of:=IF(ISBLANK([Working.M199]);&quot;&quot;;[Working.M199])" office:value-type="string" office:string-value="01">
            <text:p>01</text:p>
          </table:table-cell>
          <table:table-cell table:formula="of:=IF(ISBLANK([Working.N199]);&quot;&quot;;[Working.N199])" office:value-type="string" office:string-value="ALU">
            <text:p>ALU</text:p>
          </table:table-cell>
          <table:table-cell table:formula="of:=IF(ISBLANK([Working.O199]);&quot;&quot;;[Working.O199])">
            <text:p/>
          </table:table-cell>
          <table:table-cell table:formula="of:=IF(ISBLANK([Working.P199]);&quot;&quot;;[Working.P199])">
            <text:p/>
          </table:table-cell>
          <table:table-cell table:formula="of:=IF(ISBLANK([Working.Q199]);&quot;&quot;;[Working.Q199])" office:value-type="string" office:string-value="INCR">
            <text:p>INCR</text:p>
          </table:table-cell>
          <table:table-cell table:formula="of:=IF(ISBLANK([Working.R199]);&quot;&quot;;[Working.R199])" office:value-type="string" office:string-value="A">
            <text:p>A</text:p>
          </table:table-cell>
          <table:table-cell table:formula="of:=IF(ISBLANK([Working.S199]);&quot;&quot;;[Working.S199])" office:value-type="string" office:string-value="INCR">
            <text:p>INCR</text:p>
          </table:table-cell>
          <table:table-cell table:formula="of:=IF(ISBLANK([Working.T199]);&quot;&quot;;[Working.T199])" office:value-type="string" office:string-value="INCR A">
            <text:p>INCR A</text:p>
          </table:table-cell>
          <table:table-cell table:formula="of:=IF(ISBLANK([Working.U199]);&quot;&quot;;[Working.U199])">
            <text:p/>
          </table:table-cell>
        </table:table-row>
        <table:table-row table:style-name="ro3">
          <table:table-cell table:formula="of:=IF(ISBLANK([Working.A200]);&quot;&quot;;[Working.A200])" office:value-type="float" office:value="198">
            <text:p>198</text:p>
          </table:table-cell>
          <table:table-cell table:formula="of:=IF(ISBLANK([Working.B200]);&quot;&quot;;[Working.B200])" office:value-type="string" office:string-value="C6">
            <text:p>C6</text:p>
          </table:table-cell>
          <table:table-cell table:formula="of:=IF(ISBLANK([Working.C200]);&quot;&quot;;[Working.C200])" office:value-type="string" office:string-value="11000110">
            <text:p>11000110</text:p>
          </table:table-cell>
          <table:table-cell table:formula="of:=IF(ISBLANK([Working.E200]);&quot;&quot;;[Working.E200])" office:value-type="string" office:string-value="11">
            <text:p>11</text:p>
          </table:table-cell>
          <table:table-cell table:formula="of:=IF(ISBLANK([Working.G200]);&quot;&quot;;[Working.G200])">
            <text:p/>
          </table:table-cell>
          <table:table-cell table:formula="of:=IF(ISBLANK([Working.I200]);&quot;&quot;;[Working.I200])">
            <text:p/>
          </table:table-cell>
          <table:table-cell table:formula="of:=IF(ISBLANK([Working.K200]);&quot;&quot;;[Working.K200])" office:value-type="string" office:string-value="0001">
            <text:p>0001</text:p>
          </table:table-cell>
          <table:table-cell table:formula="of:=IF(ISBLANK([Working.M200]);&quot;&quot;;[Working.M200])" office:value-type="string" office:string-value="10">
            <text:p>10</text:p>
          </table:table-cell>
          <table:table-cell table:formula="of:=IF(ISBLANK([Working.N200]);&quot;&quot;;[Working.N200])" office:value-type="string" office:string-value="ALU">
            <text:p>ALU</text:p>
          </table:table-cell>
          <table:table-cell table:formula="of:=IF(ISBLANK([Working.O200]);&quot;&quot;;[Working.O200])">
            <text:p/>
          </table:table-cell>
          <table:table-cell table:formula="of:=IF(ISBLANK([Working.P200]);&quot;&quot;;[Working.P200])">
            <text:p/>
          </table:table-cell>
          <table:table-cell table:formula="of:=IF(ISBLANK([Working.Q200]);&quot;&quot;;[Working.Q200])" office:value-type="string" office:string-value="INCR">
            <text:p>INCR</text:p>
          </table:table-cell>
          <table:table-cell table:formula="of:=IF(ISBLANK([Working.R200]);&quot;&quot;;[Working.R200])" office:value-type="string" office:string-value="B">
            <text:p>B</text:p>
          </table:table-cell>
          <table:table-cell table:formula="of:=IF(ISBLANK([Working.S200]);&quot;&quot;;[Working.S200])" office:value-type="string" office:string-value="INCR">
            <text:p>INCR</text:p>
          </table:table-cell>
          <table:table-cell table:formula="of:=IF(ISBLANK([Working.T200]);&quot;&quot;;[Working.T200])" office:value-type="string" office:string-value="INCR B">
            <text:p>INCR B</text:p>
          </table:table-cell>
          <table:table-cell table:formula="of:=IF(ISBLANK([Working.U200]);&quot;&quot;;[Working.U200])">
            <text:p/>
          </table:table-cell>
        </table:table-row>
        <table:table-row table:style-name="ro3">
          <table:table-cell table:formula="of:=IF(ISBLANK([Working.A201]);&quot;&quot;;[Working.A201])" office:value-type="float" office:value="199">
            <text:p>199</text:p>
          </table:table-cell>
          <table:table-cell table:formula="of:=IF(ISBLANK([Working.B201]);&quot;&quot;;[Working.B201])" office:value-type="string" office:string-value="C7">
            <text:p>C7</text:p>
          </table:table-cell>
          <table:table-cell table:formula="of:=IF(ISBLANK([Working.C201]);&quot;&quot;;[Working.C201])" office:value-type="string" office:string-value="11000111">
            <text:p>11000111</text:p>
          </table:table-cell>
          <table:table-cell table:formula="of:=IF(ISBLANK([Working.E201]);&quot;&quot;;[Working.E201])" office:value-type="string" office:string-value="11">
            <text:p>11</text:p>
          </table:table-cell>
          <table:table-cell table:formula="of:=IF(ISBLANK([Working.G201]);&quot;&quot;;[Working.G201])">
            <text:p/>
          </table:table-cell>
          <table:table-cell table:formula="of:=IF(ISBLANK([Working.I201]);&quot;&quot;;[Working.I201])">
            <text:p/>
          </table:table-cell>
          <table:table-cell table:formula="of:=IF(ISBLANK([Working.K201]);&quot;&quot;;[Working.K201])" office:value-type="string" office:string-value="0001">
            <text:p>0001</text:p>
          </table:table-cell>
          <table:table-cell table:formula="of:=IF(ISBLANK([Working.M201]);&quot;&quot;;[Working.M201])" office:value-type="string" office:string-value="11">
            <text:p>11</text:p>
          </table:table-cell>
          <table:table-cell table:formula="of:=IF(ISBLANK([Working.N201]);&quot;&quot;;[Working.N201])" office:value-type="string" office:string-value="ALU">
            <text:p>ALU</text:p>
          </table:table-cell>
          <table:table-cell table:formula="of:=IF(ISBLANK([Working.O201]);&quot;&quot;;[Working.O201])">
            <text:p/>
          </table:table-cell>
          <table:table-cell table:formula="of:=IF(ISBLANK([Working.P201]);&quot;&quot;;[Working.P201])">
            <text:p/>
          </table:table-cell>
          <table:table-cell table:formula="of:=IF(ISBLANK([Working.Q201]);&quot;&quot;;[Working.Q201])" office:value-type="string" office:string-value="INCR">
            <text:p>INCR</text:p>
          </table:table-cell>
          <table:table-cell table:formula="of:=IF(ISBLANK([Working.R201]);&quot;&quot;;[Working.R201])" office:value-type="string" office:string-value="C">
            <text:p>C</text:p>
          </table:table-cell>
          <table:table-cell table:formula="of:=IF(ISBLANK([Working.S201]);&quot;&quot;;[Working.S201])" office:value-type="string" office:string-value="INCR">
            <text:p>INCR</text:p>
          </table:table-cell>
          <table:table-cell table:formula="of:=IF(ISBLANK([Working.T201]);&quot;&quot;;[Working.T201])" office:value-type="string" office:string-value="INCR C">
            <text:p>INCR C</text:p>
          </table:table-cell>
          <table:table-cell table:formula="of:=IF(ISBLANK([Working.U201]);&quot;&quot;;[Working.U201])">
            <text:p/>
          </table:table-cell>
        </table:table-row>
        <table:table-row table:style-name="ro3">
          <table:table-cell table:formula="of:=IF(ISBLANK([Working.A202]);&quot;&quot;;[Working.A202])" office:value-type="float" office:value="200">
            <text:p>200</text:p>
          </table:table-cell>
          <table:table-cell table:formula="of:=IF(ISBLANK([Working.B202]);&quot;&quot;;[Working.B202])" office:value-type="string" office:string-value="C8">
            <text:p>C8</text:p>
          </table:table-cell>
          <table:table-cell table:formula="of:=IF(ISBLANK([Working.C202]);&quot;&quot;;[Working.C202])" office:value-type="string" office:string-value="11001000">
            <text:p>11001000</text:p>
          </table:table-cell>
          <table:table-cell table:formula="of:=IF(ISBLANK([Working.E202]);&quot;&quot;;[Working.E202])" office:value-type="string" office:string-value="11">
            <text:p>11</text:p>
          </table:table-cell>
          <table:table-cell table:formula="of:=IF(ISBLANK([Working.G202]);&quot;&quot;;[Working.G202])">
            <text:p/>
          </table:table-cell>
          <table:table-cell table:formula="of:=IF(ISBLANK([Working.I202]);&quot;&quot;;[Working.I202])">
            <text:p/>
          </table:table-cell>
          <table:table-cell table:formula="of:=IF(ISBLANK([Working.K202]);&quot;&quot;;[Working.K202])" office:value-type="string" office:string-value="0010">
            <text:p>0010</text:p>
          </table:table-cell>
          <table:table-cell table:formula="of:=IF(ISBLANK([Working.M202]);&quot;&quot;;[Working.M202])" office:value-type="string" office:string-value="00">
            <text:p>00</text:p>
          </table:table-cell>
          <table:table-cell table:formula="of:=IF(ISBLANK([Working.N202]);&quot;&quot;;[Working.N202])" office:value-type="string" office:string-value="ALU">
            <text:p>ALU</text:p>
          </table:table-cell>
          <table:table-cell table:formula="of:=IF(ISBLANK([Working.O202]);&quot;&quot;;[Working.O202])">
            <text:p/>
          </table:table-cell>
          <table:table-cell table:formula="of:=IF(ISBLANK([Working.P202]);&quot;&quot;;[Working.P202])">
            <text:p/>
          </table:table-cell>
          <table:table-cell table:formula="of:=IF(ISBLANK([Working.Q202]);&quot;&quot;;[Working.Q202])" office:value-type="string" office:string-value="DECR">
            <text:p>DECR</text:p>
          </table:table-cell>
          <table:table-cell table:formula="of:=IF(ISBLANK([Working.R202]);&quot;&quot;;[Working.R202])" office:value-type="string" office:string-value="ACC/CONST">
            <text:p>ACC/CONST</text:p>
          </table:table-cell>
          <table:table-cell table:formula="of:=IF(ISBLANK([Working.S202]);&quot;&quot;;[Working.S202])" office:value-type="string" office:string-value="DECR">
            <text:p>DECR</text:p>
          </table:table-cell>
          <table:table-cell table:formula="of:=IF(ISBLANK([Working.T202]);&quot;&quot;;[Working.T202])" office:value-type="string" office:string-value="DECR ACC">
            <text:p>DECR ACC</text:p>
          </table:table-cell>
          <table:table-cell table:formula="of:=IF(ISBLANK([Working.U202]);&quot;&quot;;[Working.U202])">
            <text:p/>
          </table:table-cell>
        </table:table-row>
        <table:table-row table:style-name="ro3">
          <table:table-cell table:formula="of:=IF(ISBLANK([Working.A203]);&quot;&quot;;[Working.A203])" office:value-type="float" office:value="201">
            <text:p>201</text:p>
          </table:table-cell>
          <table:table-cell table:formula="of:=IF(ISBLANK([Working.B203]);&quot;&quot;;[Working.B203])" office:value-type="string" office:string-value="C9">
            <text:p>C9</text:p>
          </table:table-cell>
          <table:table-cell table:formula="of:=IF(ISBLANK([Working.C203]);&quot;&quot;;[Working.C203])" office:value-type="string" office:string-value="11001001">
            <text:p>11001001</text:p>
          </table:table-cell>
          <table:table-cell table:formula="of:=IF(ISBLANK([Working.E203]);&quot;&quot;;[Working.E203])" office:value-type="string" office:string-value="11">
            <text:p>11</text:p>
          </table:table-cell>
          <table:table-cell table:formula="of:=IF(ISBLANK([Working.G203]);&quot;&quot;;[Working.G203])">
            <text:p/>
          </table:table-cell>
          <table:table-cell table:formula="of:=IF(ISBLANK([Working.I203]);&quot;&quot;;[Working.I203])">
            <text:p/>
          </table:table-cell>
          <table:table-cell table:formula="of:=IF(ISBLANK([Working.K203]);&quot;&quot;;[Working.K203])" office:value-type="string" office:string-value="0010">
            <text:p>0010</text:p>
          </table:table-cell>
          <table:table-cell table:formula="of:=IF(ISBLANK([Working.M203]);&quot;&quot;;[Working.M203])" office:value-type="string" office:string-value="01">
            <text:p>01</text:p>
          </table:table-cell>
          <table:table-cell table:formula="of:=IF(ISBLANK([Working.N203]);&quot;&quot;;[Working.N203])" office:value-type="string" office:string-value="ALU">
            <text:p>ALU</text:p>
          </table:table-cell>
          <table:table-cell table:formula="of:=IF(ISBLANK([Working.O203]);&quot;&quot;;[Working.O203])">
            <text:p/>
          </table:table-cell>
          <table:table-cell table:formula="of:=IF(ISBLANK([Working.P203]);&quot;&quot;;[Working.P203])">
            <text:p/>
          </table:table-cell>
          <table:table-cell table:formula="of:=IF(ISBLANK([Working.Q203]);&quot;&quot;;[Working.Q203])" office:value-type="string" office:string-value="DECR">
            <text:p>DECR</text:p>
          </table:table-cell>
          <table:table-cell table:formula="of:=IF(ISBLANK([Working.R203]);&quot;&quot;;[Working.R203])" office:value-type="string" office:string-value="A">
            <text:p>A</text:p>
          </table:table-cell>
          <table:table-cell table:formula="of:=IF(ISBLANK([Working.S203]);&quot;&quot;;[Working.S203])" office:value-type="string" office:string-value="DECR">
            <text:p>DECR</text:p>
          </table:table-cell>
          <table:table-cell table:formula="of:=IF(ISBLANK([Working.T203]);&quot;&quot;;[Working.T203])" office:value-type="string" office:string-value="DECR A">
            <text:p>DECR A</text:p>
          </table:table-cell>
          <table:table-cell table:formula="of:=IF(ISBLANK([Working.U203]);&quot;&quot;;[Working.U203])">
            <text:p/>
          </table:table-cell>
        </table:table-row>
        <table:table-row table:style-name="ro3">
          <table:table-cell table:formula="of:=IF(ISBLANK([Working.A204]);&quot;&quot;;[Working.A204])" office:value-type="float" office:value="202">
            <text:p>202</text:p>
          </table:table-cell>
          <table:table-cell table:formula="of:=IF(ISBLANK([Working.B204]);&quot;&quot;;[Working.B204])" office:value-type="string" office:string-value="CA">
            <text:p>CA</text:p>
          </table:table-cell>
          <table:table-cell table:formula="of:=IF(ISBLANK([Working.C204]);&quot;&quot;;[Working.C204])" office:value-type="string" office:string-value="11001010">
            <text:p>11001010</text:p>
          </table:table-cell>
          <table:table-cell table:formula="of:=IF(ISBLANK([Working.E204]);&quot;&quot;;[Working.E204])" office:value-type="string" office:string-value="11">
            <text:p>11</text:p>
          </table:table-cell>
          <table:table-cell table:formula="of:=IF(ISBLANK([Working.G204]);&quot;&quot;;[Working.G204])">
            <text:p/>
          </table:table-cell>
          <table:table-cell table:formula="of:=IF(ISBLANK([Working.I204]);&quot;&quot;;[Working.I204])">
            <text:p/>
          </table:table-cell>
          <table:table-cell table:formula="of:=IF(ISBLANK([Working.K204]);&quot;&quot;;[Working.K204])" office:value-type="string" office:string-value="0010">
            <text:p>0010</text:p>
          </table:table-cell>
          <table:table-cell table:formula="of:=IF(ISBLANK([Working.M204]);&quot;&quot;;[Working.M204])" office:value-type="string" office:string-value="10">
            <text:p>10</text:p>
          </table:table-cell>
          <table:table-cell table:formula="of:=IF(ISBLANK([Working.N204]);&quot;&quot;;[Working.N204])" office:value-type="string" office:string-value="ALU">
            <text:p>ALU</text:p>
          </table:table-cell>
          <table:table-cell table:formula="of:=IF(ISBLANK([Working.O204]);&quot;&quot;;[Working.O204])">
            <text:p/>
          </table:table-cell>
          <table:table-cell table:formula="of:=IF(ISBLANK([Working.P204]);&quot;&quot;;[Working.P204])">
            <text:p/>
          </table:table-cell>
          <table:table-cell table:formula="of:=IF(ISBLANK([Working.Q204]);&quot;&quot;;[Working.Q204])" office:value-type="string" office:string-value="DECR">
            <text:p>DECR</text:p>
          </table:table-cell>
          <table:table-cell table:formula="of:=IF(ISBLANK([Working.R204]);&quot;&quot;;[Working.R204])" office:value-type="string" office:string-value="B">
            <text:p>B</text:p>
          </table:table-cell>
          <table:table-cell table:formula="of:=IF(ISBLANK([Working.S204]);&quot;&quot;;[Working.S204])" office:value-type="string" office:string-value="DECR">
            <text:p>DECR</text:p>
          </table:table-cell>
          <table:table-cell table:formula="of:=IF(ISBLANK([Working.T204]);&quot;&quot;;[Working.T204])" office:value-type="string" office:string-value="DECR B">
            <text:p>DECR B</text:p>
          </table:table-cell>
          <table:table-cell table:formula="of:=IF(ISBLANK([Working.U204]);&quot;&quot;;[Working.U204])">
            <text:p/>
          </table:table-cell>
        </table:table-row>
        <table:table-row table:style-name="ro3">
          <table:table-cell table:formula="of:=IF(ISBLANK([Working.A205]);&quot;&quot;;[Working.A205])" office:value-type="float" office:value="203">
            <text:p>203</text:p>
          </table:table-cell>
          <table:table-cell table:formula="of:=IF(ISBLANK([Working.B205]);&quot;&quot;;[Working.B205])" office:value-type="string" office:string-value="CB">
            <text:p>CB</text:p>
          </table:table-cell>
          <table:table-cell table:formula="of:=IF(ISBLANK([Working.C205]);&quot;&quot;;[Working.C205])" office:value-type="string" office:string-value="11001011">
            <text:p>11001011</text:p>
          </table:table-cell>
          <table:table-cell table:formula="of:=IF(ISBLANK([Working.E205]);&quot;&quot;;[Working.E205])" office:value-type="string" office:string-value="11">
            <text:p>11</text:p>
          </table:table-cell>
          <table:table-cell table:formula="of:=IF(ISBLANK([Working.G205]);&quot;&quot;;[Working.G205])">
            <text:p/>
          </table:table-cell>
          <table:table-cell table:formula="of:=IF(ISBLANK([Working.I205]);&quot;&quot;;[Working.I205])">
            <text:p/>
          </table:table-cell>
          <table:table-cell table:formula="of:=IF(ISBLANK([Working.K205]);&quot;&quot;;[Working.K205])" office:value-type="string" office:string-value="0010">
            <text:p>0010</text:p>
          </table:table-cell>
          <table:table-cell table:formula="of:=IF(ISBLANK([Working.M205]);&quot;&quot;;[Working.M205])" office:value-type="string" office:string-value="11">
            <text:p>11</text:p>
          </table:table-cell>
          <table:table-cell table:formula="of:=IF(ISBLANK([Working.N205]);&quot;&quot;;[Working.N205])" office:value-type="string" office:string-value="ALU">
            <text:p>ALU</text:p>
          </table:table-cell>
          <table:table-cell table:formula="of:=IF(ISBLANK([Working.O205]);&quot;&quot;;[Working.O205])">
            <text:p/>
          </table:table-cell>
          <table:table-cell table:formula="of:=IF(ISBLANK([Working.P205]);&quot;&quot;;[Working.P205])">
            <text:p/>
          </table:table-cell>
          <table:table-cell table:formula="of:=IF(ISBLANK([Working.Q205]);&quot;&quot;;[Working.Q205])" office:value-type="string" office:string-value="DECR">
            <text:p>DECR</text:p>
          </table:table-cell>
          <table:table-cell table:formula="of:=IF(ISBLANK([Working.R205]);&quot;&quot;;[Working.R205])" office:value-type="string" office:string-value="C">
            <text:p>C</text:p>
          </table:table-cell>
          <table:table-cell table:formula="of:=IF(ISBLANK([Working.S205]);&quot;&quot;;[Working.S205])" office:value-type="string" office:string-value="DECR">
            <text:p>DECR</text:p>
          </table:table-cell>
          <table:table-cell table:formula="of:=IF(ISBLANK([Working.T205]);&quot;&quot;;[Working.T205])" office:value-type="string" office:string-value="DECR C">
            <text:p>DECR C</text:p>
          </table:table-cell>
          <table:table-cell table:formula="of:=IF(ISBLANK([Working.U205]);&quot;&quot;;[Working.U205])">
            <text:p/>
          </table:table-cell>
        </table:table-row>
        <table:table-row table:style-name="ro3">
          <table:table-cell table:formula="of:=IF(ISBLANK([Working.A206]);&quot;&quot;;[Working.A206])" office:value-type="float" office:value="204">
            <text:p>204</text:p>
          </table:table-cell>
          <table:table-cell table:formula="of:=IF(ISBLANK([Working.B206]);&quot;&quot;;[Working.B206])" office:value-type="string" office:string-value="CC">
            <text:p>CC</text:p>
          </table:table-cell>
          <table:table-cell table:formula="of:=IF(ISBLANK([Working.C206]);&quot;&quot;;[Working.C206])" office:value-type="string" office:string-value="11001100">
            <text:p>11001100</text:p>
          </table:table-cell>
          <table:table-cell table:formula="of:=IF(ISBLANK([Working.E206]);&quot;&quot;;[Working.E206])" office:value-type="string" office:string-value="11">
            <text:p>11</text:p>
          </table:table-cell>
          <table:table-cell table:formula="of:=IF(ISBLANK([Working.G206]);&quot;&quot;;[Working.G206])">
            <text:p/>
          </table:table-cell>
          <table:table-cell table:formula="of:=IF(ISBLANK([Working.I206]);&quot;&quot;;[Working.I206])">
            <text:p/>
          </table:table-cell>
          <table:table-cell table:formula="of:=IF(ISBLANK([Working.K206]);&quot;&quot;;[Working.K206])" office:value-type="string" office:string-value="0011">
            <text:p>0011</text:p>
          </table:table-cell>
          <table:table-cell table:formula="of:=IF(ISBLANK([Working.M206]);&quot;&quot;;[Working.M206])" office:value-type="string" office:string-value="00">
            <text:p>00</text:p>
          </table:table-cell>
          <table:table-cell table:formula="of:=IF(ISBLANK([Working.N206]);&quot;&quot;;[Working.N206])" office:value-type="string" office:string-value="ALU">
            <text:p>ALU</text:p>
          </table:table-cell>
          <table:table-cell table:formula="of:=IF(ISBLANK([Working.O206]);&quot;&quot;;[Working.O206])">
            <text:p/>
          </table:table-cell>
          <table:table-cell table:formula="of:=IF(ISBLANK([Working.P206]);&quot;&quot;;[Working.P206])">
            <text:p/>
          </table:table-cell>
          <table:table-cell table:formula="of:=IF(ISBLANK([Working.Q206]);&quot;&quot;;[Working.Q206])" office:value-type="string" office:string-value="ADD">
            <text:p>ADD</text:p>
          </table:table-cell>
          <table:table-cell table:formula="of:=IF(ISBLANK([Working.R206]);&quot;&quot;;[Working.R206])" office:value-type="string" office:string-value="ACC/CONST">
            <text:p>ACC/CONST</text:p>
          </table:table-cell>
          <table:table-cell table:formula="of:=IF(ISBLANK([Working.S206]);&quot;&quot;;[Working.S206])" office:value-type="string" office:string-value="ADD">
            <text:p>ADD</text:p>
          </table:table-cell>
          <table:table-cell table:formula="of:=IF(ISBLANK([Working.T206]);&quot;&quot;;[Working.T206])" office:value-type="string" office:string-value="ADD CONST">
            <text:p>ADD CONST</text:p>
          </table:table-cell>
          <table:table-cell table:formula="of:=IF(ISBLANK([Working.U206]);&quot;&quot;;[Working.U206])">
            <text:p/>
          </table:table-cell>
        </table:table-row>
        <table:table-row table:style-name="ro3">
          <table:table-cell table:formula="of:=IF(ISBLANK([Working.A207]);&quot;&quot;;[Working.A207])" office:value-type="float" office:value="205">
            <text:p>205</text:p>
          </table:table-cell>
          <table:table-cell table:formula="of:=IF(ISBLANK([Working.B207]);&quot;&quot;;[Working.B207])" office:value-type="string" office:string-value="CD">
            <text:p>CD</text:p>
          </table:table-cell>
          <table:table-cell table:formula="of:=IF(ISBLANK([Working.C207]);&quot;&quot;;[Working.C207])" office:value-type="string" office:string-value="11001101">
            <text:p>11001101</text:p>
          </table:table-cell>
          <table:table-cell table:formula="of:=IF(ISBLANK([Working.E207]);&quot;&quot;;[Working.E207])" office:value-type="string" office:string-value="11">
            <text:p>11</text:p>
          </table:table-cell>
          <table:table-cell table:formula="of:=IF(ISBLANK([Working.G207]);&quot;&quot;;[Working.G207])">
            <text:p/>
          </table:table-cell>
          <table:table-cell table:formula="of:=IF(ISBLANK([Working.I207]);&quot;&quot;;[Working.I207])">
            <text:p/>
          </table:table-cell>
          <table:table-cell table:formula="of:=IF(ISBLANK([Working.K207]);&quot;&quot;;[Working.K207])" office:value-type="string" office:string-value="0011">
            <text:p>0011</text:p>
          </table:table-cell>
          <table:table-cell table:formula="of:=IF(ISBLANK([Working.M207]);&quot;&quot;;[Working.M207])" office:value-type="string" office:string-value="01">
            <text:p>01</text:p>
          </table:table-cell>
          <table:table-cell table:formula="of:=IF(ISBLANK([Working.N207]);&quot;&quot;;[Working.N207])" office:value-type="string" office:string-value="ALU">
            <text:p>ALU</text:p>
          </table:table-cell>
          <table:table-cell table:formula="of:=IF(ISBLANK([Working.O207]);&quot;&quot;;[Working.O207])">
            <text:p/>
          </table:table-cell>
          <table:table-cell table:formula="of:=IF(ISBLANK([Working.P207]);&quot;&quot;;[Working.P207])">
            <text:p/>
          </table:table-cell>
          <table:table-cell table:formula="of:=IF(ISBLANK([Working.Q207]);&quot;&quot;;[Working.Q207])" office:value-type="string" office:string-value="ADD">
            <text:p>ADD</text:p>
          </table:table-cell>
          <table:table-cell table:formula="of:=IF(ISBLANK([Working.R207]);&quot;&quot;;[Working.R207])" office:value-type="string" office:string-value="A">
            <text:p>A</text:p>
          </table:table-cell>
          <table:table-cell table:formula="of:=IF(ISBLANK([Working.S207]);&quot;&quot;;[Working.S207])" office:value-type="string" office:string-value="ADD">
            <text:p>ADD</text:p>
          </table:table-cell>
          <table:table-cell table:formula="of:=IF(ISBLANK([Working.T207]);&quot;&quot;;[Working.T207])" office:value-type="string" office:string-value="ADD A">
            <text:p>ADD A</text:p>
          </table:table-cell>
          <table:table-cell table:formula="of:=IF(ISBLANK([Working.U207]);&quot;&quot;;[Working.U207])">
            <text:p/>
          </table:table-cell>
        </table:table-row>
        <table:table-row table:style-name="ro3">
          <table:table-cell table:formula="of:=IF(ISBLANK([Working.A208]);&quot;&quot;;[Working.A208])" office:value-type="float" office:value="206">
            <text:p>206</text:p>
          </table:table-cell>
          <table:table-cell table:formula="of:=IF(ISBLANK([Working.B208]);&quot;&quot;;[Working.B208])" office:value-type="string" office:string-value="CE">
            <text:p>CE</text:p>
          </table:table-cell>
          <table:table-cell table:formula="of:=IF(ISBLANK([Working.C208]);&quot;&quot;;[Working.C208])" office:value-type="string" office:string-value="11001110">
            <text:p>11001110</text:p>
          </table:table-cell>
          <table:table-cell table:formula="of:=IF(ISBLANK([Working.E208]);&quot;&quot;;[Working.E208])" office:value-type="string" office:string-value="11">
            <text:p>11</text:p>
          </table:table-cell>
          <table:table-cell table:formula="of:=IF(ISBLANK([Working.G208]);&quot;&quot;;[Working.G208])">
            <text:p/>
          </table:table-cell>
          <table:table-cell table:formula="of:=IF(ISBLANK([Working.I208]);&quot;&quot;;[Working.I208])">
            <text:p/>
          </table:table-cell>
          <table:table-cell table:formula="of:=IF(ISBLANK([Working.K208]);&quot;&quot;;[Working.K208])" office:value-type="string" office:string-value="0011">
            <text:p>0011</text:p>
          </table:table-cell>
          <table:table-cell table:formula="of:=IF(ISBLANK([Working.M208]);&quot;&quot;;[Working.M208])" office:value-type="string" office:string-value="10">
            <text:p>10</text:p>
          </table:table-cell>
          <table:table-cell table:formula="of:=IF(ISBLANK([Working.N208]);&quot;&quot;;[Working.N208])" office:value-type="string" office:string-value="ALU">
            <text:p>ALU</text:p>
          </table:table-cell>
          <table:table-cell table:formula="of:=IF(ISBLANK([Working.O208]);&quot;&quot;;[Working.O208])">
            <text:p/>
          </table:table-cell>
          <table:table-cell table:formula="of:=IF(ISBLANK([Working.P208]);&quot;&quot;;[Working.P208])">
            <text:p/>
          </table:table-cell>
          <table:table-cell table:formula="of:=IF(ISBLANK([Working.Q208]);&quot;&quot;;[Working.Q208])" office:value-type="string" office:string-value="ADD">
            <text:p>ADD</text:p>
          </table:table-cell>
          <table:table-cell table:formula="of:=IF(ISBLANK([Working.R208]);&quot;&quot;;[Working.R208])" office:value-type="string" office:string-value="B">
            <text:p>B</text:p>
          </table:table-cell>
          <table:table-cell table:formula="of:=IF(ISBLANK([Working.S208]);&quot;&quot;;[Working.S208])" office:value-type="string" office:string-value="ADD">
            <text:p>ADD</text:p>
          </table:table-cell>
          <table:table-cell table:formula="of:=IF(ISBLANK([Working.T208]);&quot;&quot;;[Working.T208])" office:value-type="string" office:string-value="ADD B">
            <text:p>ADD B</text:p>
          </table:table-cell>
          <table:table-cell table:formula="of:=IF(ISBLANK([Working.U208]);&quot;&quot;;[Working.U208])">
            <text:p/>
          </table:table-cell>
        </table:table-row>
        <table:table-row table:style-name="ro3">
          <table:table-cell table:formula="of:=IF(ISBLANK([Working.A209]);&quot;&quot;;[Working.A209])" office:value-type="float" office:value="207">
            <text:p>207</text:p>
          </table:table-cell>
          <table:table-cell table:formula="of:=IF(ISBLANK([Working.B209]);&quot;&quot;;[Working.B209])" office:value-type="string" office:string-value="CF">
            <text:p>CF</text:p>
          </table:table-cell>
          <table:table-cell table:formula="of:=IF(ISBLANK([Working.C209]);&quot;&quot;;[Working.C209])" office:value-type="string" office:string-value="11001111">
            <text:p>11001111</text:p>
          </table:table-cell>
          <table:table-cell table:formula="of:=IF(ISBLANK([Working.E209]);&quot;&quot;;[Working.E209])" office:value-type="string" office:string-value="11">
            <text:p>11</text:p>
          </table:table-cell>
          <table:table-cell table:formula="of:=IF(ISBLANK([Working.G209]);&quot;&quot;;[Working.G209])">
            <text:p/>
          </table:table-cell>
          <table:table-cell table:formula="of:=IF(ISBLANK([Working.I209]);&quot;&quot;;[Working.I209])">
            <text:p/>
          </table:table-cell>
          <table:table-cell table:formula="of:=IF(ISBLANK([Working.K209]);&quot;&quot;;[Working.K209])" office:value-type="string" office:string-value="0011">
            <text:p>0011</text:p>
          </table:table-cell>
          <table:table-cell table:formula="of:=IF(ISBLANK([Working.M209]);&quot;&quot;;[Working.M209])" office:value-type="string" office:string-value="11">
            <text:p>11</text:p>
          </table:table-cell>
          <table:table-cell table:formula="of:=IF(ISBLANK([Working.N209]);&quot;&quot;;[Working.N209])" office:value-type="string" office:string-value="ALU">
            <text:p>ALU</text:p>
          </table:table-cell>
          <table:table-cell table:formula="of:=IF(ISBLANK([Working.O209]);&quot;&quot;;[Working.O209])">
            <text:p/>
          </table:table-cell>
          <table:table-cell table:formula="of:=IF(ISBLANK([Working.P209]);&quot;&quot;;[Working.P209])">
            <text:p/>
          </table:table-cell>
          <table:table-cell table:formula="of:=IF(ISBLANK([Working.Q209]);&quot;&quot;;[Working.Q209])" office:value-type="string" office:string-value="ADD">
            <text:p>ADD</text:p>
          </table:table-cell>
          <table:table-cell table:formula="of:=IF(ISBLANK([Working.R209]);&quot;&quot;;[Working.R209])" office:value-type="string" office:string-value="C">
            <text:p>C</text:p>
          </table:table-cell>
          <table:table-cell table:formula="of:=IF(ISBLANK([Working.S209]);&quot;&quot;;[Working.S209])" office:value-type="string" office:string-value="ADD">
            <text:p>ADD</text:p>
          </table:table-cell>
          <table:table-cell table:formula="of:=IF(ISBLANK([Working.T209]);&quot;&quot;;[Working.T209])" office:value-type="string" office:string-value="ADD C">
            <text:p>ADD C</text:p>
          </table:table-cell>
          <table:table-cell table:formula="of:=IF(ISBLANK([Working.U209]);&quot;&quot;;[Working.U209])">
            <text:p/>
          </table:table-cell>
        </table:table-row>
        <table:table-row table:style-name="ro3">
          <table:table-cell table:formula="of:=IF(ISBLANK([Working.A210]);&quot;&quot;;[Working.A210])" office:value-type="float" office:value="208">
            <text:p>208</text:p>
          </table:table-cell>
          <table:table-cell table:formula="of:=IF(ISBLANK([Working.B210]);&quot;&quot;;[Working.B210])" office:value-type="string" office:string-value="D0">
            <text:p>D0</text:p>
          </table:table-cell>
          <table:table-cell table:formula="of:=IF(ISBLANK([Working.C210]);&quot;&quot;;[Working.C210])" office:value-type="string" office:string-value="11010000">
            <text:p>11010000</text:p>
          </table:table-cell>
          <table:table-cell table:formula="of:=IF(ISBLANK([Working.E210]);&quot;&quot;;[Working.E210])" office:value-type="string" office:string-value="11">
            <text:p>11</text:p>
          </table:table-cell>
          <table:table-cell table:formula="of:=IF(ISBLANK([Working.G210]);&quot;&quot;;[Working.G210])">
            <text:p/>
          </table:table-cell>
          <table:table-cell table:formula="of:=IF(ISBLANK([Working.I210]);&quot;&quot;;[Working.I210])">
            <text:p/>
          </table:table-cell>
          <table:table-cell table:formula="of:=IF(ISBLANK([Working.K210]);&quot;&quot;;[Working.K210])" office:value-type="string" office:string-value="0100">
            <text:p>0100</text:p>
          </table:table-cell>
          <table:table-cell table:formula="of:=IF(ISBLANK([Working.M210]);&quot;&quot;;[Working.M210])" office:value-type="string" office:string-value="00">
            <text:p>00</text:p>
          </table:table-cell>
          <table:table-cell table:formula="of:=IF(ISBLANK([Working.N210]);&quot;&quot;;[Working.N210])" office:value-type="string" office:string-value="ALU">
            <text:p>ALU</text:p>
          </table:table-cell>
          <table:table-cell table:formula="of:=IF(ISBLANK([Working.O210]);&quot;&quot;;[Working.O210])">
            <text:p/>
          </table:table-cell>
          <table:table-cell table:formula="of:=IF(ISBLANK([Working.P210]);&quot;&quot;;[Working.P210])">
            <text:p/>
          </table:table-cell>
          <table:table-cell table:formula="of:=IF(ISBLANK([Working.Q210]);&quot;&quot;;[Working.Q210])" office:value-type="string" office:string-value="ADDC">
            <text:p>ADDC</text:p>
          </table:table-cell>
          <table:table-cell table:formula="of:=IF(ISBLANK([Working.R210]);&quot;&quot;;[Working.R210])" office:value-type="string" office:string-value="ACC/CONST">
            <text:p>ACC/CONST</text:p>
          </table:table-cell>
          <table:table-cell table:formula="of:=IF(ISBLANK([Working.S210]);&quot;&quot;;[Working.S210])" office:value-type="string" office:string-value="ADDC">
            <text:p>ADDC</text:p>
          </table:table-cell>
          <table:table-cell table:formula="of:=IF(ISBLANK([Working.T210]);&quot;&quot;;[Working.T210])" office:value-type="string" office:string-value="ADDC CONST">
            <text:p>ADDC CONST</text:p>
          </table:table-cell>
          <table:table-cell table:formula="of:=IF(ISBLANK([Working.U210]);&quot;&quot;;[Working.U210])">
            <text:p/>
          </table:table-cell>
        </table:table-row>
        <table:table-row table:style-name="ro3">
          <table:table-cell table:formula="of:=IF(ISBLANK([Working.A211]);&quot;&quot;;[Working.A211])" office:value-type="float" office:value="209">
            <text:p>209</text:p>
          </table:table-cell>
          <table:table-cell table:formula="of:=IF(ISBLANK([Working.B211]);&quot;&quot;;[Working.B211])" office:value-type="string" office:string-value="D1">
            <text:p>D1</text:p>
          </table:table-cell>
          <table:table-cell table:formula="of:=IF(ISBLANK([Working.C211]);&quot;&quot;;[Working.C211])" office:value-type="string" office:string-value="11010001">
            <text:p>11010001</text:p>
          </table:table-cell>
          <table:table-cell table:formula="of:=IF(ISBLANK([Working.E211]);&quot;&quot;;[Working.E211])" office:value-type="string" office:string-value="11">
            <text:p>11</text:p>
          </table:table-cell>
          <table:table-cell table:formula="of:=IF(ISBLANK([Working.G211]);&quot;&quot;;[Working.G211])">
            <text:p/>
          </table:table-cell>
          <table:table-cell table:formula="of:=IF(ISBLANK([Working.I211]);&quot;&quot;;[Working.I211])">
            <text:p/>
          </table:table-cell>
          <table:table-cell table:formula="of:=IF(ISBLANK([Working.K211]);&quot;&quot;;[Working.K211])" office:value-type="string" office:string-value="0100">
            <text:p>0100</text:p>
          </table:table-cell>
          <table:table-cell table:formula="of:=IF(ISBLANK([Working.M211]);&quot;&quot;;[Working.M211])" office:value-type="string" office:string-value="01">
            <text:p>01</text:p>
          </table:table-cell>
          <table:table-cell table:formula="of:=IF(ISBLANK([Working.N211]);&quot;&quot;;[Working.N211])" office:value-type="string" office:string-value="ALU">
            <text:p>ALU</text:p>
          </table:table-cell>
          <table:table-cell table:formula="of:=IF(ISBLANK([Working.O211]);&quot;&quot;;[Working.O211])">
            <text:p/>
          </table:table-cell>
          <table:table-cell table:formula="of:=IF(ISBLANK([Working.P211]);&quot;&quot;;[Working.P211])">
            <text:p/>
          </table:table-cell>
          <table:table-cell table:formula="of:=IF(ISBLANK([Working.Q211]);&quot;&quot;;[Working.Q211])" office:value-type="string" office:string-value="ADDC">
            <text:p>ADDC</text:p>
          </table:table-cell>
          <table:table-cell table:formula="of:=IF(ISBLANK([Working.R211]);&quot;&quot;;[Working.R211])" office:value-type="string" office:string-value="A">
            <text:p>A</text:p>
          </table:table-cell>
          <table:table-cell table:formula="of:=IF(ISBLANK([Working.S211]);&quot;&quot;;[Working.S211])" office:value-type="string" office:string-value="ADDC">
            <text:p>ADDC</text:p>
          </table:table-cell>
          <table:table-cell table:formula="of:=IF(ISBLANK([Working.T211]);&quot;&quot;;[Working.T211])" office:value-type="string" office:string-value="ADDC A">
            <text:p>ADDC A</text:p>
          </table:table-cell>
          <table:table-cell table:formula="of:=IF(ISBLANK([Working.U211]);&quot;&quot;;[Working.U211])">
            <text:p/>
          </table:table-cell>
        </table:table-row>
        <table:table-row table:style-name="ro3">
          <table:table-cell table:formula="of:=IF(ISBLANK([Working.A212]);&quot;&quot;;[Working.A212])" office:value-type="float" office:value="210">
            <text:p>210</text:p>
          </table:table-cell>
          <table:table-cell table:formula="of:=IF(ISBLANK([Working.B212]);&quot;&quot;;[Working.B212])" office:value-type="string" office:string-value="D2">
            <text:p>D2</text:p>
          </table:table-cell>
          <table:table-cell table:formula="of:=IF(ISBLANK([Working.C212]);&quot;&quot;;[Working.C212])" office:value-type="string" office:string-value="11010010">
            <text:p>11010010</text:p>
          </table:table-cell>
          <table:table-cell table:formula="of:=IF(ISBLANK([Working.E212]);&quot;&quot;;[Working.E212])" office:value-type="string" office:string-value="11">
            <text:p>11</text:p>
          </table:table-cell>
          <table:table-cell table:formula="of:=IF(ISBLANK([Working.G212]);&quot;&quot;;[Working.G212])">
            <text:p/>
          </table:table-cell>
          <table:table-cell table:formula="of:=IF(ISBLANK([Working.I212]);&quot;&quot;;[Working.I212])">
            <text:p/>
          </table:table-cell>
          <table:table-cell table:formula="of:=IF(ISBLANK([Working.K212]);&quot;&quot;;[Working.K212])" office:value-type="string" office:string-value="0100">
            <text:p>0100</text:p>
          </table:table-cell>
          <table:table-cell table:formula="of:=IF(ISBLANK([Working.M212]);&quot;&quot;;[Working.M212])" office:value-type="string" office:string-value="10">
            <text:p>10</text:p>
          </table:table-cell>
          <table:table-cell table:formula="of:=IF(ISBLANK([Working.N212]);&quot;&quot;;[Working.N212])" office:value-type="string" office:string-value="ALU">
            <text:p>ALU</text:p>
          </table:table-cell>
          <table:table-cell table:formula="of:=IF(ISBLANK([Working.O212]);&quot;&quot;;[Working.O212])">
            <text:p/>
          </table:table-cell>
          <table:table-cell table:formula="of:=IF(ISBLANK([Working.P212]);&quot;&quot;;[Working.P212])">
            <text:p/>
          </table:table-cell>
          <table:table-cell table:formula="of:=IF(ISBLANK([Working.Q212]);&quot;&quot;;[Working.Q212])" office:value-type="string" office:string-value="ADDC">
            <text:p>ADDC</text:p>
          </table:table-cell>
          <table:table-cell table:formula="of:=IF(ISBLANK([Working.R212]);&quot;&quot;;[Working.R212])" office:value-type="string" office:string-value="B">
            <text:p>B</text:p>
          </table:table-cell>
          <table:table-cell table:formula="of:=IF(ISBLANK([Working.S212]);&quot;&quot;;[Working.S212])" office:value-type="string" office:string-value="ADDC">
            <text:p>ADDC</text:p>
          </table:table-cell>
          <table:table-cell table:formula="of:=IF(ISBLANK([Working.T212]);&quot;&quot;;[Working.T212])" office:value-type="string" office:string-value="ADDC B">
            <text:p>ADDC B</text:p>
          </table:table-cell>
          <table:table-cell table:formula="of:=IF(ISBLANK([Working.U212]);&quot;&quot;;[Working.U212])">
            <text:p/>
          </table:table-cell>
        </table:table-row>
        <table:table-row table:style-name="ro3">
          <table:table-cell table:formula="of:=IF(ISBLANK([Working.A213]);&quot;&quot;;[Working.A213])" office:value-type="float" office:value="211">
            <text:p>211</text:p>
          </table:table-cell>
          <table:table-cell table:formula="of:=IF(ISBLANK([Working.B213]);&quot;&quot;;[Working.B213])" office:value-type="string" office:string-value="D3">
            <text:p>D3</text:p>
          </table:table-cell>
          <table:table-cell table:formula="of:=IF(ISBLANK([Working.C213]);&quot;&quot;;[Working.C213])" office:value-type="string" office:string-value="11010011">
            <text:p>11010011</text:p>
          </table:table-cell>
          <table:table-cell table:formula="of:=IF(ISBLANK([Working.E213]);&quot;&quot;;[Working.E213])" office:value-type="string" office:string-value="11">
            <text:p>11</text:p>
          </table:table-cell>
          <table:table-cell table:formula="of:=IF(ISBLANK([Working.G213]);&quot;&quot;;[Working.G213])">
            <text:p/>
          </table:table-cell>
          <table:table-cell table:formula="of:=IF(ISBLANK([Working.I213]);&quot;&quot;;[Working.I213])">
            <text:p/>
          </table:table-cell>
          <table:table-cell table:formula="of:=IF(ISBLANK([Working.K213]);&quot;&quot;;[Working.K213])" office:value-type="string" office:string-value="0100">
            <text:p>0100</text:p>
          </table:table-cell>
          <table:table-cell table:formula="of:=IF(ISBLANK([Working.M213]);&quot;&quot;;[Working.M213])" office:value-type="string" office:string-value="11">
            <text:p>11</text:p>
          </table:table-cell>
          <table:table-cell table:formula="of:=IF(ISBLANK([Working.N213]);&quot;&quot;;[Working.N213])" office:value-type="string" office:string-value="ALU">
            <text:p>ALU</text:p>
          </table:table-cell>
          <table:table-cell table:formula="of:=IF(ISBLANK([Working.O213]);&quot;&quot;;[Working.O213])">
            <text:p/>
          </table:table-cell>
          <table:table-cell table:formula="of:=IF(ISBLANK([Working.P213]);&quot;&quot;;[Working.P213])">
            <text:p/>
          </table:table-cell>
          <table:table-cell table:formula="of:=IF(ISBLANK([Working.Q213]);&quot;&quot;;[Working.Q213])" office:value-type="string" office:string-value="ADDC">
            <text:p>ADDC</text:p>
          </table:table-cell>
          <table:table-cell table:formula="of:=IF(ISBLANK([Working.R213]);&quot;&quot;;[Working.R213])" office:value-type="string" office:string-value="C">
            <text:p>C</text:p>
          </table:table-cell>
          <table:table-cell table:formula="of:=IF(ISBLANK([Working.S213]);&quot;&quot;;[Working.S213])" office:value-type="string" office:string-value="ADDC">
            <text:p>ADDC</text:p>
          </table:table-cell>
          <table:table-cell table:formula="of:=IF(ISBLANK([Working.T213]);&quot;&quot;;[Working.T213])" office:value-type="string" office:string-value="ADDC C">
            <text:p>ADDC C</text:p>
          </table:table-cell>
          <table:table-cell table:formula="of:=IF(ISBLANK([Working.U213]);&quot;&quot;;[Working.U213])">
            <text:p/>
          </table:table-cell>
        </table:table-row>
        <table:table-row table:style-name="ro3">
          <table:table-cell table:formula="of:=IF(ISBLANK([Working.A214]);&quot;&quot;;[Working.A214])" office:value-type="float" office:value="212">
            <text:p>212</text:p>
          </table:table-cell>
          <table:table-cell table:formula="of:=IF(ISBLANK([Working.B214]);&quot;&quot;;[Working.B214])" office:value-type="string" office:string-value="D4">
            <text:p>D4</text:p>
          </table:table-cell>
          <table:table-cell table:formula="of:=IF(ISBLANK([Working.C214]);&quot;&quot;;[Working.C214])" office:value-type="string" office:string-value="11010100">
            <text:p>11010100</text:p>
          </table:table-cell>
          <table:table-cell table:formula="of:=IF(ISBLANK([Working.E214]);&quot;&quot;;[Working.E214])" office:value-type="string" office:string-value="11">
            <text:p>11</text:p>
          </table:table-cell>
          <table:table-cell table:formula="of:=IF(ISBLANK([Working.G214]);&quot;&quot;;[Working.G214])">
            <text:p/>
          </table:table-cell>
          <table:table-cell table:formula="of:=IF(ISBLANK([Working.I214]);&quot;&quot;;[Working.I214])">
            <text:p/>
          </table:table-cell>
          <table:table-cell table:formula="of:=IF(ISBLANK([Working.K214]);&quot;&quot;;[Working.K214])" office:value-type="string" office:string-value="0101">
            <text:p>0101</text:p>
          </table:table-cell>
          <table:table-cell table:formula="of:=IF(ISBLANK([Working.M214]);&quot;&quot;;[Working.M214])" office:value-type="string" office:string-value="00">
            <text:p>00</text:p>
          </table:table-cell>
          <table:table-cell table:formula="of:=IF(ISBLANK([Working.N214]);&quot;&quot;;[Working.N214])" office:value-type="string" office:string-value="ALU">
            <text:p>ALU</text:p>
          </table:table-cell>
          <table:table-cell table:formula="of:=IF(ISBLANK([Working.O214]);&quot;&quot;;[Working.O214])">
            <text:p/>
          </table:table-cell>
          <table:table-cell table:formula="of:=IF(ISBLANK([Working.P214]);&quot;&quot;;[Working.P214])">
            <text:p/>
          </table:table-cell>
          <table:table-cell table:formula="of:=IF(ISBLANK([Working.Q214]);&quot;&quot;;[Working.Q214])" office:value-type="string" office:string-value="SUB">
            <text:p>SUB</text:p>
          </table:table-cell>
          <table:table-cell table:formula="of:=IF(ISBLANK([Working.R214]);&quot;&quot;;[Working.R214])" office:value-type="string" office:string-value="ACC/CONST">
            <text:p>ACC/CONST</text:p>
          </table:table-cell>
          <table:table-cell table:formula="of:=IF(ISBLANK([Working.S214]);&quot;&quot;;[Working.S214])" office:value-type="string" office:string-value="SUB">
            <text:p>SUB</text:p>
          </table:table-cell>
          <table:table-cell table:formula="of:=IF(ISBLANK([Working.T214]);&quot;&quot;;[Working.T214])" office:value-type="string" office:string-value="SUB CONST">
            <text:p>SUB CONST</text:p>
          </table:table-cell>
          <table:table-cell table:formula="of:=IF(ISBLANK([Working.U214]);&quot;&quot;;[Working.U214])">
            <text:p/>
          </table:table-cell>
        </table:table-row>
        <table:table-row table:style-name="ro3">
          <table:table-cell table:formula="of:=IF(ISBLANK([Working.A215]);&quot;&quot;;[Working.A215])" office:value-type="float" office:value="213">
            <text:p>213</text:p>
          </table:table-cell>
          <table:table-cell table:formula="of:=IF(ISBLANK([Working.B215]);&quot;&quot;;[Working.B215])" office:value-type="string" office:string-value="D5">
            <text:p>D5</text:p>
          </table:table-cell>
          <table:table-cell table:formula="of:=IF(ISBLANK([Working.C215]);&quot;&quot;;[Working.C215])" office:value-type="string" office:string-value="11010101">
            <text:p>11010101</text:p>
          </table:table-cell>
          <table:table-cell table:formula="of:=IF(ISBLANK([Working.E215]);&quot;&quot;;[Working.E215])" office:value-type="string" office:string-value="11">
            <text:p>11</text:p>
          </table:table-cell>
          <table:table-cell table:formula="of:=IF(ISBLANK([Working.G215]);&quot;&quot;;[Working.G215])">
            <text:p/>
          </table:table-cell>
          <table:table-cell table:formula="of:=IF(ISBLANK([Working.I215]);&quot;&quot;;[Working.I215])">
            <text:p/>
          </table:table-cell>
          <table:table-cell table:formula="of:=IF(ISBLANK([Working.K215]);&quot;&quot;;[Working.K215])" office:value-type="string" office:string-value="0101">
            <text:p>0101</text:p>
          </table:table-cell>
          <table:table-cell table:formula="of:=IF(ISBLANK([Working.M215]);&quot;&quot;;[Working.M215])" office:value-type="string" office:string-value="01">
            <text:p>01</text:p>
          </table:table-cell>
          <table:table-cell table:formula="of:=IF(ISBLANK([Working.N215]);&quot;&quot;;[Working.N215])" office:value-type="string" office:string-value="ALU">
            <text:p>ALU</text:p>
          </table:table-cell>
          <table:table-cell table:formula="of:=IF(ISBLANK([Working.O215]);&quot;&quot;;[Working.O215])">
            <text:p/>
          </table:table-cell>
          <table:table-cell table:formula="of:=IF(ISBLANK([Working.P215]);&quot;&quot;;[Working.P215])">
            <text:p/>
          </table:table-cell>
          <table:table-cell table:formula="of:=IF(ISBLANK([Working.Q215]);&quot;&quot;;[Working.Q215])" office:value-type="string" office:string-value="SUB">
            <text:p>SUB</text:p>
          </table:table-cell>
          <table:table-cell table:formula="of:=IF(ISBLANK([Working.R215]);&quot;&quot;;[Working.R215])" office:value-type="string" office:string-value="A">
            <text:p>A</text:p>
          </table:table-cell>
          <table:table-cell table:formula="of:=IF(ISBLANK([Working.S215]);&quot;&quot;;[Working.S215])" office:value-type="string" office:string-value="SUB">
            <text:p>SUB</text:p>
          </table:table-cell>
          <table:table-cell table:formula="of:=IF(ISBLANK([Working.T215]);&quot;&quot;;[Working.T215])" office:value-type="string" office:string-value="SUB A">
            <text:p>SUB A</text:p>
          </table:table-cell>
          <table:table-cell table:formula="of:=IF(ISBLANK([Working.U215]);&quot;&quot;;[Working.U215])">
            <text:p/>
          </table:table-cell>
        </table:table-row>
        <table:table-row table:style-name="ro3">
          <table:table-cell table:formula="of:=IF(ISBLANK([Working.A216]);&quot;&quot;;[Working.A216])" office:value-type="float" office:value="214">
            <text:p>214</text:p>
          </table:table-cell>
          <table:table-cell table:formula="of:=IF(ISBLANK([Working.B216]);&quot;&quot;;[Working.B216])" office:value-type="string" office:string-value="D6">
            <text:p>D6</text:p>
          </table:table-cell>
          <table:table-cell table:formula="of:=IF(ISBLANK([Working.C216]);&quot;&quot;;[Working.C216])" office:value-type="string" office:string-value="11010110">
            <text:p>11010110</text:p>
          </table:table-cell>
          <table:table-cell table:formula="of:=IF(ISBLANK([Working.E216]);&quot;&quot;;[Working.E216])" office:value-type="string" office:string-value="11">
            <text:p>11</text:p>
          </table:table-cell>
          <table:table-cell table:formula="of:=IF(ISBLANK([Working.G216]);&quot;&quot;;[Working.G216])">
            <text:p/>
          </table:table-cell>
          <table:table-cell table:formula="of:=IF(ISBLANK([Working.I216]);&quot;&quot;;[Working.I216])">
            <text:p/>
          </table:table-cell>
          <table:table-cell table:formula="of:=IF(ISBLANK([Working.K216]);&quot;&quot;;[Working.K216])" office:value-type="string" office:string-value="0101">
            <text:p>0101</text:p>
          </table:table-cell>
          <table:table-cell table:formula="of:=IF(ISBLANK([Working.M216]);&quot;&quot;;[Working.M216])" office:value-type="string" office:string-value="10">
            <text:p>10</text:p>
          </table:table-cell>
          <table:table-cell table:formula="of:=IF(ISBLANK([Working.N216]);&quot;&quot;;[Working.N216])" office:value-type="string" office:string-value="ALU">
            <text:p>ALU</text:p>
          </table:table-cell>
          <table:table-cell table:formula="of:=IF(ISBLANK([Working.O216]);&quot;&quot;;[Working.O216])">
            <text:p/>
          </table:table-cell>
          <table:table-cell table:formula="of:=IF(ISBLANK([Working.P216]);&quot;&quot;;[Working.P216])">
            <text:p/>
          </table:table-cell>
          <table:table-cell table:formula="of:=IF(ISBLANK([Working.Q216]);&quot;&quot;;[Working.Q216])" office:value-type="string" office:string-value="SUB">
            <text:p>SUB</text:p>
          </table:table-cell>
          <table:table-cell table:formula="of:=IF(ISBLANK([Working.R216]);&quot;&quot;;[Working.R216])" office:value-type="string" office:string-value="B">
            <text:p>B</text:p>
          </table:table-cell>
          <table:table-cell table:formula="of:=IF(ISBLANK([Working.S216]);&quot;&quot;;[Working.S216])" office:value-type="string" office:string-value="SUB">
            <text:p>SUB</text:p>
          </table:table-cell>
          <table:table-cell table:formula="of:=IF(ISBLANK([Working.T216]);&quot;&quot;;[Working.T216])" office:value-type="string" office:string-value="SUB B">
            <text:p>SUB B</text:p>
          </table:table-cell>
          <table:table-cell table:formula="of:=IF(ISBLANK([Working.U216]);&quot;&quot;;[Working.U216])">
            <text:p/>
          </table:table-cell>
        </table:table-row>
        <table:table-row table:style-name="ro3">
          <table:table-cell table:formula="of:=IF(ISBLANK([Working.A217]);&quot;&quot;;[Working.A217])" office:value-type="float" office:value="215">
            <text:p>215</text:p>
          </table:table-cell>
          <table:table-cell table:formula="of:=IF(ISBLANK([Working.B217]);&quot;&quot;;[Working.B217])" office:value-type="string" office:string-value="D7">
            <text:p>D7</text:p>
          </table:table-cell>
          <table:table-cell table:formula="of:=IF(ISBLANK([Working.C217]);&quot;&quot;;[Working.C217])" office:value-type="string" office:string-value="11010111">
            <text:p>11010111</text:p>
          </table:table-cell>
          <table:table-cell table:formula="of:=IF(ISBLANK([Working.E217]);&quot;&quot;;[Working.E217])" office:value-type="string" office:string-value="11">
            <text:p>11</text:p>
          </table:table-cell>
          <table:table-cell table:formula="of:=IF(ISBLANK([Working.G217]);&quot;&quot;;[Working.G217])">
            <text:p/>
          </table:table-cell>
          <table:table-cell table:formula="of:=IF(ISBLANK([Working.I217]);&quot;&quot;;[Working.I217])">
            <text:p/>
          </table:table-cell>
          <table:table-cell table:formula="of:=IF(ISBLANK([Working.K217]);&quot;&quot;;[Working.K217])" office:value-type="string" office:string-value="0101">
            <text:p>0101</text:p>
          </table:table-cell>
          <table:table-cell table:formula="of:=IF(ISBLANK([Working.M217]);&quot;&quot;;[Working.M217])" office:value-type="string" office:string-value="11">
            <text:p>11</text:p>
          </table:table-cell>
          <table:table-cell table:formula="of:=IF(ISBLANK([Working.N217]);&quot;&quot;;[Working.N217])" office:value-type="string" office:string-value="ALU">
            <text:p>ALU</text:p>
          </table:table-cell>
          <table:table-cell table:formula="of:=IF(ISBLANK([Working.O217]);&quot;&quot;;[Working.O217])">
            <text:p/>
          </table:table-cell>
          <table:table-cell table:formula="of:=IF(ISBLANK([Working.P217]);&quot;&quot;;[Working.P217])">
            <text:p/>
          </table:table-cell>
          <table:table-cell table:formula="of:=IF(ISBLANK([Working.Q217]);&quot;&quot;;[Working.Q217])" office:value-type="string" office:string-value="SUB">
            <text:p>SUB</text:p>
          </table:table-cell>
          <table:table-cell table:formula="of:=IF(ISBLANK([Working.R217]);&quot;&quot;;[Working.R217])" office:value-type="string" office:string-value="C">
            <text:p>C</text:p>
          </table:table-cell>
          <table:table-cell table:formula="of:=IF(ISBLANK([Working.S217]);&quot;&quot;;[Working.S217])" office:value-type="string" office:string-value="SUB">
            <text:p>SUB</text:p>
          </table:table-cell>
          <table:table-cell table:formula="of:=IF(ISBLANK([Working.T217]);&quot;&quot;;[Working.T217])" office:value-type="string" office:string-value="SUB C">
            <text:p>SUB C</text:p>
          </table:table-cell>
          <table:table-cell table:formula="of:=IF(ISBLANK([Working.U217]);&quot;&quot;;[Working.U217])">
            <text:p/>
          </table:table-cell>
        </table:table-row>
        <table:table-row table:style-name="ro3">
          <table:table-cell table:formula="of:=IF(ISBLANK([Working.A218]);&quot;&quot;;[Working.A218])" office:value-type="float" office:value="216">
            <text:p>216</text:p>
          </table:table-cell>
          <table:table-cell table:formula="of:=IF(ISBLANK([Working.B218]);&quot;&quot;;[Working.B218])" office:value-type="string" office:string-value="D8">
            <text:p>D8</text:p>
          </table:table-cell>
          <table:table-cell table:formula="of:=IF(ISBLANK([Working.C218]);&quot;&quot;;[Working.C218])" office:value-type="string" office:string-value="11011000">
            <text:p>11011000</text:p>
          </table:table-cell>
          <table:table-cell table:formula="of:=IF(ISBLANK([Working.E218]);&quot;&quot;;[Working.E218])" office:value-type="string" office:string-value="11">
            <text:p>11</text:p>
          </table:table-cell>
          <table:table-cell table:formula="of:=IF(ISBLANK([Working.G218]);&quot;&quot;;[Working.G218])">
            <text:p/>
          </table:table-cell>
          <table:table-cell table:formula="of:=IF(ISBLANK([Working.I218]);&quot;&quot;;[Working.I218])">
            <text:p/>
          </table:table-cell>
          <table:table-cell table:formula="of:=IF(ISBLANK([Working.K218]);&quot;&quot;;[Working.K218])" office:value-type="string" office:string-value="0110">
            <text:p>0110</text:p>
          </table:table-cell>
          <table:table-cell table:formula="of:=IF(ISBLANK([Working.M218]);&quot;&quot;;[Working.M218])" office:value-type="string" office:string-value="00">
            <text:p>00</text:p>
          </table:table-cell>
          <table:table-cell table:formula="of:=IF(ISBLANK([Working.N218]);&quot;&quot;;[Working.N218])" office:value-type="string" office:string-value="ALU">
            <text:p>ALU</text:p>
          </table:table-cell>
          <table:table-cell table:formula="of:=IF(ISBLANK([Working.O218]);&quot;&quot;;[Working.O218])">
            <text:p/>
          </table:table-cell>
          <table:table-cell table:formula="of:=IF(ISBLANK([Working.P218]);&quot;&quot;;[Working.P218])">
            <text:p/>
          </table:table-cell>
          <table:table-cell table:formula="of:=IF(ISBLANK([Working.Q218]);&quot;&quot;;[Working.Q218])" office:value-type="string" office:string-value="SUBB">
            <text:p>SUBB</text:p>
          </table:table-cell>
          <table:table-cell table:formula="of:=IF(ISBLANK([Working.R218]);&quot;&quot;;[Working.R218])" office:value-type="string" office:string-value="ACC/CONST">
            <text:p>ACC/CONST</text:p>
          </table:table-cell>
          <table:table-cell table:formula="of:=IF(ISBLANK([Working.S218]);&quot;&quot;;[Working.S218])" office:value-type="string" office:string-value="SUBB">
            <text:p>SUBB</text:p>
          </table:table-cell>
          <table:table-cell table:formula="of:=IF(ISBLANK([Working.T218]);&quot;&quot;;[Working.T218])" office:value-type="string" office:string-value="SUBB CONST">
            <text:p>SUBB CONST</text:p>
          </table:table-cell>
          <table:table-cell table:formula="of:=IF(ISBLANK([Working.U218]);&quot;&quot;;[Working.U218])">
            <text:p/>
          </table:table-cell>
        </table:table-row>
        <table:table-row table:style-name="ro3">
          <table:table-cell table:formula="of:=IF(ISBLANK([Working.A219]);&quot;&quot;;[Working.A219])" office:value-type="float" office:value="217">
            <text:p>217</text:p>
          </table:table-cell>
          <table:table-cell table:formula="of:=IF(ISBLANK([Working.B219]);&quot;&quot;;[Working.B219])" office:value-type="string" office:string-value="D9">
            <text:p>D9</text:p>
          </table:table-cell>
          <table:table-cell table:formula="of:=IF(ISBLANK([Working.C219]);&quot;&quot;;[Working.C219])" office:value-type="string" office:string-value="11011001">
            <text:p>11011001</text:p>
          </table:table-cell>
          <table:table-cell table:formula="of:=IF(ISBLANK([Working.E219]);&quot;&quot;;[Working.E219])" office:value-type="string" office:string-value="11">
            <text:p>11</text:p>
          </table:table-cell>
          <table:table-cell table:formula="of:=IF(ISBLANK([Working.G219]);&quot;&quot;;[Working.G219])">
            <text:p/>
          </table:table-cell>
          <table:table-cell table:formula="of:=IF(ISBLANK([Working.I219]);&quot;&quot;;[Working.I219])">
            <text:p/>
          </table:table-cell>
          <table:table-cell table:formula="of:=IF(ISBLANK([Working.K219]);&quot;&quot;;[Working.K219])" office:value-type="string" office:string-value="0110">
            <text:p>0110</text:p>
          </table:table-cell>
          <table:table-cell table:formula="of:=IF(ISBLANK([Working.M219]);&quot;&quot;;[Working.M219])" office:value-type="string" office:string-value="01">
            <text:p>01</text:p>
          </table:table-cell>
          <table:table-cell table:formula="of:=IF(ISBLANK([Working.N219]);&quot;&quot;;[Working.N219])" office:value-type="string" office:string-value="ALU">
            <text:p>ALU</text:p>
          </table:table-cell>
          <table:table-cell table:formula="of:=IF(ISBLANK([Working.O219]);&quot;&quot;;[Working.O219])">
            <text:p/>
          </table:table-cell>
          <table:table-cell table:formula="of:=IF(ISBLANK([Working.P219]);&quot;&quot;;[Working.P219])">
            <text:p/>
          </table:table-cell>
          <table:table-cell table:formula="of:=IF(ISBLANK([Working.Q219]);&quot;&quot;;[Working.Q219])" office:value-type="string" office:string-value="SUBB">
            <text:p>SUBB</text:p>
          </table:table-cell>
          <table:table-cell table:formula="of:=IF(ISBLANK([Working.R219]);&quot;&quot;;[Working.R219])" office:value-type="string" office:string-value="A">
            <text:p>A</text:p>
          </table:table-cell>
          <table:table-cell table:formula="of:=IF(ISBLANK([Working.S219]);&quot;&quot;;[Working.S219])" office:value-type="string" office:string-value="SUBB">
            <text:p>SUBB</text:p>
          </table:table-cell>
          <table:table-cell table:formula="of:=IF(ISBLANK([Working.T219]);&quot;&quot;;[Working.T219])" office:value-type="string" office:string-value="SUBB A">
            <text:p>SUBB A</text:p>
          </table:table-cell>
          <table:table-cell table:formula="of:=IF(ISBLANK([Working.U219]);&quot;&quot;;[Working.U219])">
            <text:p/>
          </table:table-cell>
        </table:table-row>
        <table:table-row table:style-name="ro3">
          <table:table-cell table:formula="of:=IF(ISBLANK([Working.A220]);&quot;&quot;;[Working.A220])" office:value-type="float" office:value="218">
            <text:p>218</text:p>
          </table:table-cell>
          <table:table-cell table:formula="of:=IF(ISBLANK([Working.B220]);&quot;&quot;;[Working.B220])" office:value-type="string" office:string-value="DA">
            <text:p>DA</text:p>
          </table:table-cell>
          <table:table-cell table:formula="of:=IF(ISBLANK([Working.C220]);&quot;&quot;;[Working.C220])" office:value-type="string" office:string-value="11011010">
            <text:p>11011010</text:p>
          </table:table-cell>
          <table:table-cell table:formula="of:=IF(ISBLANK([Working.E220]);&quot;&quot;;[Working.E220])" office:value-type="string" office:string-value="11">
            <text:p>11</text:p>
          </table:table-cell>
          <table:table-cell table:formula="of:=IF(ISBLANK([Working.G220]);&quot;&quot;;[Working.G220])">
            <text:p/>
          </table:table-cell>
          <table:table-cell table:formula="of:=IF(ISBLANK([Working.I220]);&quot;&quot;;[Working.I220])">
            <text:p/>
          </table:table-cell>
          <table:table-cell table:formula="of:=IF(ISBLANK([Working.K220]);&quot;&quot;;[Working.K220])" office:value-type="string" office:string-value="0110">
            <text:p>0110</text:p>
          </table:table-cell>
          <table:table-cell table:formula="of:=IF(ISBLANK([Working.M220]);&quot;&quot;;[Working.M220])" office:value-type="string" office:string-value="10">
            <text:p>10</text:p>
          </table:table-cell>
          <table:table-cell table:formula="of:=IF(ISBLANK([Working.N220]);&quot;&quot;;[Working.N220])" office:value-type="string" office:string-value="ALU">
            <text:p>ALU</text:p>
          </table:table-cell>
          <table:table-cell table:formula="of:=IF(ISBLANK([Working.O220]);&quot;&quot;;[Working.O220])">
            <text:p/>
          </table:table-cell>
          <table:table-cell table:formula="of:=IF(ISBLANK([Working.P220]);&quot;&quot;;[Working.P220])">
            <text:p/>
          </table:table-cell>
          <table:table-cell table:formula="of:=IF(ISBLANK([Working.Q220]);&quot;&quot;;[Working.Q220])" office:value-type="string" office:string-value="SUBB">
            <text:p>SUBB</text:p>
          </table:table-cell>
          <table:table-cell table:formula="of:=IF(ISBLANK([Working.R220]);&quot;&quot;;[Working.R220])" office:value-type="string" office:string-value="B">
            <text:p>B</text:p>
          </table:table-cell>
          <table:table-cell table:formula="of:=IF(ISBLANK([Working.S220]);&quot;&quot;;[Working.S220])" office:value-type="string" office:string-value="SUBB">
            <text:p>SUBB</text:p>
          </table:table-cell>
          <table:table-cell table:formula="of:=IF(ISBLANK([Working.T220]);&quot;&quot;;[Working.T220])" office:value-type="string" office:string-value="SUBB B">
            <text:p>SUBB B</text:p>
          </table:table-cell>
          <table:table-cell table:formula="of:=IF(ISBLANK([Working.U220]);&quot;&quot;;[Working.U220])">
            <text:p/>
          </table:table-cell>
        </table:table-row>
        <table:table-row table:style-name="ro3">
          <table:table-cell table:formula="of:=IF(ISBLANK([Working.A221]);&quot;&quot;;[Working.A221])" office:value-type="float" office:value="219">
            <text:p>219</text:p>
          </table:table-cell>
          <table:table-cell table:formula="of:=IF(ISBLANK([Working.B221]);&quot;&quot;;[Working.B221])" office:value-type="string" office:string-value="DB">
            <text:p>DB</text:p>
          </table:table-cell>
          <table:table-cell table:formula="of:=IF(ISBLANK([Working.C221]);&quot;&quot;;[Working.C221])" office:value-type="string" office:string-value="11011011">
            <text:p>11011011</text:p>
          </table:table-cell>
          <table:table-cell table:formula="of:=IF(ISBLANK([Working.E221]);&quot;&quot;;[Working.E221])" office:value-type="string" office:string-value="11">
            <text:p>11</text:p>
          </table:table-cell>
          <table:table-cell table:formula="of:=IF(ISBLANK([Working.G221]);&quot;&quot;;[Working.G221])">
            <text:p/>
          </table:table-cell>
          <table:table-cell table:formula="of:=IF(ISBLANK([Working.I221]);&quot;&quot;;[Working.I221])">
            <text:p/>
          </table:table-cell>
          <table:table-cell table:formula="of:=IF(ISBLANK([Working.K221]);&quot;&quot;;[Working.K221])" office:value-type="string" office:string-value="0110">
            <text:p>0110</text:p>
          </table:table-cell>
          <table:table-cell table:formula="of:=IF(ISBLANK([Working.M221]);&quot;&quot;;[Working.M221])" office:value-type="string" office:string-value="11">
            <text:p>11</text:p>
          </table:table-cell>
          <table:table-cell table:formula="of:=IF(ISBLANK([Working.N221]);&quot;&quot;;[Working.N221])" office:value-type="string" office:string-value="ALU">
            <text:p>ALU</text:p>
          </table:table-cell>
          <table:table-cell table:formula="of:=IF(ISBLANK([Working.O221]);&quot;&quot;;[Working.O221])">
            <text:p/>
          </table:table-cell>
          <table:table-cell table:formula="of:=IF(ISBLANK([Working.P221]);&quot;&quot;;[Working.P221])">
            <text:p/>
          </table:table-cell>
          <table:table-cell table:formula="of:=IF(ISBLANK([Working.Q221]);&quot;&quot;;[Working.Q221])" office:value-type="string" office:string-value="SUBB">
            <text:p>SUBB</text:p>
          </table:table-cell>
          <table:table-cell table:formula="of:=IF(ISBLANK([Working.R221]);&quot;&quot;;[Working.R221])" office:value-type="string" office:string-value="C">
            <text:p>C</text:p>
          </table:table-cell>
          <table:table-cell table:formula="of:=IF(ISBLANK([Working.S221]);&quot;&quot;;[Working.S221])" office:value-type="string" office:string-value="SUBB">
            <text:p>SUBB</text:p>
          </table:table-cell>
          <table:table-cell table:formula="of:=IF(ISBLANK([Working.T221]);&quot;&quot;;[Working.T221])" office:value-type="string" office:string-value="SUBB C">
            <text:p>SUBB C</text:p>
          </table:table-cell>
          <table:table-cell table:formula="of:=IF(ISBLANK([Working.U221]);&quot;&quot;;[Working.U221])">
            <text:p/>
          </table:table-cell>
        </table:table-row>
        <table:table-row table:style-name="ro3">
          <table:table-cell table:formula="of:=IF(ISBLANK([Working.A222]);&quot;&quot;;[Working.A222])" office:value-type="float" office:value="220">
            <text:p>220</text:p>
          </table:table-cell>
          <table:table-cell table:formula="of:=IF(ISBLANK([Working.B222]);&quot;&quot;;[Working.B222])" office:value-type="string" office:string-value="DC">
            <text:p>DC</text:p>
          </table:table-cell>
          <table:table-cell table:formula="of:=IF(ISBLANK([Working.C222]);&quot;&quot;;[Working.C222])" office:value-type="string" office:string-value="11011100">
            <text:p>11011100</text:p>
          </table:table-cell>
          <table:table-cell table:formula="of:=IF(ISBLANK([Working.E222]);&quot;&quot;;[Working.E222])" office:value-type="string" office:string-value="11">
            <text:p>11</text:p>
          </table:table-cell>
          <table:table-cell table:formula="of:=IF(ISBLANK([Working.G222]);&quot;&quot;;[Working.G222])">
            <text:p/>
          </table:table-cell>
          <table:table-cell table:formula="of:=IF(ISBLANK([Working.I222]);&quot;&quot;;[Working.I222])">
            <text:p/>
          </table:table-cell>
          <table:table-cell table:formula="of:=IF(ISBLANK([Working.K222]);&quot;&quot;;[Working.K222])" office:value-type="string" office:string-value="0111">
            <text:p>0111</text:p>
          </table:table-cell>
          <table:table-cell table:formula="of:=IF(ISBLANK([Working.M222]);&quot;&quot;;[Working.M222])" office:value-type="string" office:string-value="00">
            <text:p>00</text:p>
          </table:table-cell>
          <table:table-cell table:formula="of:=IF(ISBLANK([Working.N222]);&quot;&quot;;[Working.N222])" office:value-type="string" office:string-value="ALU">
            <text:p>ALU</text:p>
          </table:table-cell>
          <table:table-cell table:formula="of:=IF(ISBLANK([Working.O222]);&quot;&quot;;[Working.O222])">
            <text:p/>
          </table:table-cell>
          <table:table-cell table:formula="of:=IF(ISBLANK([Working.P222]);&quot;&quot;;[Working.P222])">
            <text:p/>
          </table:table-cell>
          <table:table-cell table:formula="of:=IF(ISBLANK([Working.Q222]);&quot;&quot;;[Working.Q222])" office:value-type="string" office:string-value="AND">
            <text:p>AND</text:p>
          </table:table-cell>
          <table:table-cell table:formula="of:=IF(ISBLANK([Working.R222]);&quot;&quot;;[Working.R222])" office:value-type="string" office:string-value="ACC/CONST">
            <text:p>ACC/CONST</text:p>
          </table:table-cell>
          <table:table-cell table:formula="of:=IF(ISBLANK([Working.S222]);&quot;&quot;;[Working.S222])" office:value-type="string" office:string-value="AND">
            <text:p>AND</text:p>
          </table:table-cell>
          <table:table-cell table:formula="of:=IF(ISBLANK([Working.T222]);&quot;&quot;;[Working.T222])" office:value-type="string" office:string-value="AND CONST">
            <text:p>AND CONST</text:p>
          </table:table-cell>
          <table:table-cell table:formula="of:=IF(ISBLANK([Working.U222]);&quot;&quot;;[Working.U222])">
            <text:p/>
          </table:table-cell>
        </table:table-row>
        <table:table-row table:style-name="ro3">
          <table:table-cell table:formula="of:=IF(ISBLANK([Working.A223]);&quot;&quot;;[Working.A223])" office:value-type="float" office:value="221">
            <text:p>221</text:p>
          </table:table-cell>
          <table:table-cell table:formula="of:=IF(ISBLANK([Working.B223]);&quot;&quot;;[Working.B223])" office:value-type="string" office:string-value="DD">
            <text:p>DD</text:p>
          </table:table-cell>
          <table:table-cell table:formula="of:=IF(ISBLANK([Working.C223]);&quot;&quot;;[Working.C223])" office:value-type="string" office:string-value="11011101">
            <text:p>11011101</text:p>
          </table:table-cell>
          <table:table-cell table:formula="of:=IF(ISBLANK([Working.E223]);&quot;&quot;;[Working.E223])" office:value-type="string" office:string-value="11">
            <text:p>11</text:p>
          </table:table-cell>
          <table:table-cell table:formula="of:=IF(ISBLANK([Working.G223]);&quot;&quot;;[Working.G223])">
            <text:p/>
          </table:table-cell>
          <table:table-cell table:formula="of:=IF(ISBLANK([Working.I223]);&quot;&quot;;[Working.I223])">
            <text:p/>
          </table:table-cell>
          <table:table-cell table:formula="of:=IF(ISBLANK([Working.K223]);&quot;&quot;;[Working.K223])" office:value-type="string" office:string-value="0111">
            <text:p>0111</text:p>
          </table:table-cell>
          <table:table-cell table:formula="of:=IF(ISBLANK([Working.M223]);&quot;&quot;;[Working.M223])" office:value-type="string" office:string-value="01">
            <text:p>01</text:p>
          </table:table-cell>
          <table:table-cell table:formula="of:=IF(ISBLANK([Working.N223]);&quot;&quot;;[Working.N223])" office:value-type="string" office:string-value="ALU">
            <text:p>ALU</text:p>
          </table:table-cell>
          <table:table-cell table:formula="of:=IF(ISBLANK([Working.O223]);&quot;&quot;;[Working.O223])">
            <text:p/>
          </table:table-cell>
          <table:table-cell table:formula="of:=IF(ISBLANK([Working.P223]);&quot;&quot;;[Working.P223])">
            <text:p/>
          </table:table-cell>
          <table:table-cell table:formula="of:=IF(ISBLANK([Working.Q223]);&quot;&quot;;[Working.Q223])" office:value-type="string" office:string-value="AND">
            <text:p>AND</text:p>
          </table:table-cell>
          <table:table-cell table:formula="of:=IF(ISBLANK([Working.R223]);&quot;&quot;;[Working.R223])" office:value-type="string" office:string-value="A">
            <text:p>A</text:p>
          </table:table-cell>
          <table:table-cell table:formula="of:=IF(ISBLANK([Working.S223]);&quot;&quot;;[Working.S223])" office:value-type="string" office:string-value="AND">
            <text:p>AND</text:p>
          </table:table-cell>
          <table:table-cell table:formula="of:=IF(ISBLANK([Working.T223]);&quot;&quot;;[Working.T223])" office:value-type="string" office:string-value="AND A">
            <text:p>AND A</text:p>
          </table:table-cell>
          <table:table-cell table:formula="of:=IF(ISBLANK([Working.U223]);&quot;&quot;;[Working.U223])">
            <text:p/>
          </table:table-cell>
        </table:table-row>
        <table:table-row table:style-name="ro3">
          <table:table-cell table:formula="of:=IF(ISBLANK([Working.A224]);&quot;&quot;;[Working.A224])" office:value-type="float" office:value="222">
            <text:p>222</text:p>
          </table:table-cell>
          <table:table-cell table:formula="of:=IF(ISBLANK([Working.B224]);&quot;&quot;;[Working.B224])" office:value-type="string" office:string-value="DE">
            <text:p>DE</text:p>
          </table:table-cell>
          <table:table-cell table:formula="of:=IF(ISBLANK([Working.C224]);&quot;&quot;;[Working.C224])" office:value-type="string" office:string-value="11011110">
            <text:p>11011110</text:p>
          </table:table-cell>
          <table:table-cell table:formula="of:=IF(ISBLANK([Working.E224]);&quot;&quot;;[Working.E224])" office:value-type="string" office:string-value="11">
            <text:p>11</text:p>
          </table:table-cell>
          <table:table-cell table:formula="of:=IF(ISBLANK([Working.G224]);&quot;&quot;;[Working.G224])">
            <text:p/>
          </table:table-cell>
          <table:table-cell table:formula="of:=IF(ISBLANK([Working.I224]);&quot;&quot;;[Working.I224])">
            <text:p/>
          </table:table-cell>
          <table:table-cell table:formula="of:=IF(ISBLANK([Working.K224]);&quot;&quot;;[Working.K224])" office:value-type="string" office:string-value="0111">
            <text:p>0111</text:p>
          </table:table-cell>
          <table:table-cell table:formula="of:=IF(ISBLANK([Working.M224]);&quot;&quot;;[Working.M224])" office:value-type="string" office:string-value="10">
            <text:p>10</text:p>
          </table:table-cell>
          <table:table-cell table:formula="of:=IF(ISBLANK([Working.N224]);&quot;&quot;;[Working.N224])" office:value-type="string" office:string-value="ALU">
            <text:p>ALU</text:p>
          </table:table-cell>
          <table:table-cell table:formula="of:=IF(ISBLANK([Working.O224]);&quot;&quot;;[Working.O224])">
            <text:p/>
          </table:table-cell>
          <table:table-cell table:formula="of:=IF(ISBLANK([Working.P224]);&quot;&quot;;[Working.P224])">
            <text:p/>
          </table:table-cell>
          <table:table-cell table:formula="of:=IF(ISBLANK([Working.Q224]);&quot;&quot;;[Working.Q224])" office:value-type="string" office:string-value="AND">
            <text:p>AND</text:p>
          </table:table-cell>
          <table:table-cell table:formula="of:=IF(ISBLANK([Working.R224]);&quot;&quot;;[Working.R224])" office:value-type="string" office:string-value="B">
            <text:p>B</text:p>
          </table:table-cell>
          <table:table-cell table:formula="of:=IF(ISBLANK([Working.S224]);&quot;&quot;;[Working.S224])" office:value-type="string" office:string-value="AND">
            <text:p>AND</text:p>
          </table:table-cell>
          <table:table-cell table:formula="of:=IF(ISBLANK([Working.T224]);&quot;&quot;;[Working.T224])" office:value-type="string" office:string-value="AND B">
            <text:p>AND B</text:p>
          </table:table-cell>
          <table:table-cell table:formula="of:=IF(ISBLANK([Working.U224]);&quot;&quot;;[Working.U224])">
            <text:p/>
          </table:table-cell>
        </table:table-row>
        <table:table-row table:style-name="ro3">
          <table:table-cell table:formula="of:=IF(ISBLANK([Working.A225]);&quot;&quot;;[Working.A225])" office:value-type="float" office:value="223">
            <text:p>223</text:p>
          </table:table-cell>
          <table:table-cell table:formula="of:=IF(ISBLANK([Working.B225]);&quot;&quot;;[Working.B225])" office:value-type="string" office:string-value="DF">
            <text:p>DF</text:p>
          </table:table-cell>
          <table:table-cell table:formula="of:=IF(ISBLANK([Working.C225]);&quot;&quot;;[Working.C225])" office:value-type="string" office:string-value="11011111">
            <text:p>11011111</text:p>
          </table:table-cell>
          <table:table-cell table:formula="of:=IF(ISBLANK([Working.E225]);&quot;&quot;;[Working.E225])" office:value-type="string" office:string-value="11">
            <text:p>11</text:p>
          </table:table-cell>
          <table:table-cell table:formula="of:=IF(ISBLANK([Working.G225]);&quot;&quot;;[Working.G225])">
            <text:p/>
          </table:table-cell>
          <table:table-cell table:formula="of:=IF(ISBLANK([Working.I225]);&quot;&quot;;[Working.I225])">
            <text:p/>
          </table:table-cell>
          <table:table-cell table:formula="of:=IF(ISBLANK([Working.K225]);&quot;&quot;;[Working.K225])" office:value-type="string" office:string-value="0111">
            <text:p>0111</text:p>
          </table:table-cell>
          <table:table-cell table:formula="of:=IF(ISBLANK([Working.M225]);&quot;&quot;;[Working.M225])" office:value-type="string" office:string-value="11">
            <text:p>11</text:p>
          </table:table-cell>
          <table:table-cell table:formula="of:=IF(ISBLANK([Working.N225]);&quot;&quot;;[Working.N225])" office:value-type="string" office:string-value="ALU">
            <text:p>ALU</text:p>
          </table:table-cell>
          <table:table-cell table:formula="of:=IF(ISBLANK([Working.O225]);&quot;&quot;;[Working.O225])">
            <text:p/>
          </table:table-cell>
          <table:table-cell table:formula="of:=IF(ISBLANK([Working.P225]);&quot;&quot;;[Working.P225])">
            <text:p/>
          </table:table-cell>
          <table:table-cell table:formula="of:=IF(ISBLANK([Working.Q225]);&quot;&quot;;[Working.Q225])" office:value-type="string" office:string-value="AND">
            <text:p>AND</text:p>
          </table:table-cell>
          <table:table-cell table:formula="of:=IF(ISBLANK([Working.R225]);&quot;&quot;;[Working.R225])" office:value-type="string" office:string-value="C">
            <text:p>C</text:p>
          </table:table-cell>
          <table:table-cell table:formula="of:=IF(ISBLANK([Working.S225]);&quot;&quot;;[Working.S225])" office:value-type="string" office:string-value="AND">
            <text:p>AND</text:p>
          </table:table-cell>
          <table:table-cell table:formula="of:=IF(ISBLANK([Working.T225]);&quot;&quot;;[Working.T225])" office:value-type="string" office:string-value="AND C">
            <text:p>AND C</text:p>
          </table:table-cell>
          <table:table-cell table:formula="of:=IF(ISBLANK([Working.U225]);&quot;&quot;;[Working.U225])">
            <text:p/>
          </table:table-cell>
        </table:table-row>
        <table:table-row table:style-name="ro3">
          <table:table-cell table:formula="of:=IF(ISBLANK([Working.A226]);&quot;&quot;;[Working.A226])" office:value-type="float" office:value="224">
            <text:p>224</text:p>
          </table:table-cell>
          <table:table-cell table:formula="of:=IF(ISBLANK([Working.B226]);&quot;&quot;;[Working.B226])" office:value-type="string" office:string-value="E0">
            <text:p>E0</text:p>
          </table:table-cell>
          <table:table-cell table:formula="of:=IF(ISBLANK([Working.C226]);&quot;&quot;;[Working.C226])" office:value-type="string" office:string-value="11100000">
            <text:p>11100000</text:p>
          </table:table-cell>
          <table:table-cell table:formula="of:=IF(ISBLANK([Working.E226]);&quot;&quot;;[Working.E226])" office:value-type="string" office:string-value="11">
            <text:p>11</text:p>
          </table:table-cell>
          <table:table-cell table:formula="of:=IF(ISBLANK([Working.G226]);&quot;&quot;;[Working.G226])">
            <text:p/>
          </table:table-cell>
          <table:table-cell table:formula="of:=IF(ISBLANK([Working.I226]);&quot;&quot;;[Working.I226])">
            <text:p/>
          </table:table-cell>
          <table:table-cell table:formula="of:=IF(ISBLANK([Working.K226]);&quot;&quot;;[Working.K226])" office:value-type="string" office:string-value="1000">
            <text:p>1000</text:p>
          </table:table-cell>
          <table:table-cell table:formula="of:=IF(ISBLANK([Working.M226]);&quot;&quot;;[Working.M226])" office:value-type="string" office:string-value="00">
            <text:p>00</text:p>
          </table:table-cell>
          <table:table-cell table:formula="of:=IF(ISBLANK([Working.N226]);&quot;&quot;;[Working.N226])" office:value-type="string" office:string-value="ALU">
            <text:p>ALU</text:p>
          </table:table-cell>
          <table:table-cell table:formula="of:=IF(ISBLANK([Working.O226]);&quot;&quot;;[Working.O226])">
            <text:p/>
          </table:table-cell>
          <table:table-cell table:formula="of:=IF(ISBLANK([Working.P226]);&quot;&quot;;[Working.P226])">
            <text:p/>
          </table:table-cell>
          <table:table-cell table:formula="of:=IF(ISBLANK([Working.Q226]);&quot;&quot;;[Working.Q226])" office:value-type="string" office:string-value="NAND">
            <text:p>NAND</text:p>
          </table:table-cell>
          <table:table-cell table:formula="of:=IF(ISBLANK([Working.R226]);&quot;&quot;;[Working.R226])" office:value-type="string" office:string-value="ACC/CONST">
            <text:p>ACC/CONST</text:p>
          </table:table-cell>
          <table:table-cell table:formula="of:=IF(ISBLANK([Working.S226]);&quot;&quot;;[Working.S226])" office:value-type="string" office:string-value="NAND">
            <text:p>NAND</text:p>
          </table:table-cell>
          <table:table-cell table:formula="of:=IF(ISBLANK([Working.T226]);&quot;&quot;;[Working.T226])" office:value-type="string" office:string-value="NAND CONST">
            <text:p>NAND CONST</text:p>
          </table:table-cell>
          <table:table-cell table:formula="of:=IF(ISBLANK([Working.U226]);&quot;&quot;;[Working.U226])">
            <text:p/>
          </table:table-cell>
        </table:table-row>
        <table:table-row table:style-name="ro3">
          <table:table-cell table:formula="of:=IF(ISBLANK([Working.A227]);&quot;&quot;;[Working.A227])" office:value-type="float" office:value="225">
            <text:p>225</text:p>
          </table:table-cell>
          <table:table-cell table:formula="of:=IF(ISBLANK([Working.B227]);&quot;&quot;;[Working.B227])" office:value-type="string" office:string-value="E1">
            <text:p>E1</text:p>
          </table:table-cell>
          <table:table-cell table:formula="of:=IF(ISBLANK([Working.C227]);&quot;&quot;;[Working.C227])" office:value-type="string" office:string-value="11100001">
            <text:p>11100001</text:p>
          </table:table-cell>
          <table:table-cell table:formula="of:=IF(ISBLANK([Working.E227]);&quot;&quot;;[Working.E227])" office:value-type="string" office:string-value="11">
            <text:p>11</text:p>
          </table:table-cell>
          <table:table-cell table:formula="of:=IF(ISBLANK([Working.G227]);&quot;&quot;;[Working.G227])">
            <text:p/>
          </table:table-cell>
          <table:table-cell table:formula="of:=IF(ISBLANK([Working.I227]);&quot;&quot;;[Working.I227])">
            <text:p/>
          </table:table-cell>
          <table:table-cell table:formula="of:=IF(ISBLANK([Working.K227]);&quot;&quot;;[Working.K227])" office:value-type="string" office:string-value="1000">
            <text:p>1000</text:p>
          </table:table-cell>
          <table:table-cell table:formula="of:=IF(ISBLANK([Working.M227]);&quot;&quot;;[Working.M227])" office:value-type="string" office:string-value="01">
            <text:p>01</text:p>
          </table:table-cell>
          <table:table-cell table:formula="of:=IF(ISBLANK([Working.N227]);&quot;&quot;;[Working.N227])" office:value-type="string" office:string-value="ALU">
            <text:p>ALU</text:p>
          </table:table-cell>
          <table:table-cell table:formula="of:=IF(ISBLANK([Working.O227]);&quot;&quot;;[Working.O227])">
            <text:p/>
          </table:table-cell>
          <table:table-cell table:formula="of:=IF(ISBLANK([Working.P227]);&quot;&quot;;[Working.P227])">
            <text:p/>
          </table:table-cell>
          <table:table-cell table:formula="of:=IF(ISBLANK([Working.Q227]);&quot;&quot;;[Working.Q227])" office:value-type="string" office:string-value="NAND">
            <text:p>NAND</text:p>
          </table:table-cell>
          <table:table-cell table:formula="of:=IF(ISBLANK([Working.R227]);&quot;&quot;;[Working.R227])" office:value-type="string" office:string-value="A">
            <text:p>A</text:p>
          </table:table-cell>
          <table:table-cell table:formula="of:=IF(ISBLANK([Working.S227]);&quot;&quot;;[Working.S227])" office:value-type="string" office:string-value="NAND">
            <text:p>NAND</text:p>
          </table:table-cell>
          <table:table-cell table:formula="of:=IF(ISBLANK([Working.T227]);&quot;&quot;;[Working.T227])" office:value-type="string" office:string-value="NAND A">
            <text:p>NAND A</text:p>
          </table:table-cell>
          <table:table-cell table:formula="of:=IF(ISBLANK([Working.U227]);&quot;&quot;;[Working.U227])">
            <text:p/>
          </table:table-cell>
        </table:table-row>
        <table:table-row table:style-name="ro3">
          <table:table-cell table:formula="of:=IF(ISBLANK([Working.A228]);&quot;&quot;;[Working.A228])" office:value-type="float" office:value="226">
            <text:p>226</text:p>
          </table:table-cell>
          <table:table-cell table:formula="of:=IF(ISBLANK([Working.B228]);&quot;&quot;;[Working.B228])" office:value-type="string" office:string-value="E2">
            <text:p>E2</text:p>
          </table:table-cell>
          <table:table-cell table:formula="of:=IF(ISBLANK([Working.C228]);&quot;&quot;;[Working.C228])" office:value-type="string" office:string-value="11100010">
            <text:p>11100010</text:p>
          </table:table-cell>
          <table:table-cell table:formula="of:=IF(ISBLANK([Working.E228]);&quot;&quot;;[Working.E228])" office:value-type="string" office:string-value="11">
            <text:p>11</text:p>
          </table:table-cell>
          <table:table-cell table:formula="of:=IF(ISBLANK([Working.G228]);&quot;&quot;;[Working.G228])">
            <text:p/>
          </table:table-cell>
          <table:table-cell table:formula="of:=IF(ISBLANK([Working.I228]);&quot;&quot;;[Working.I228])">
            <text:p/>
          </table:table-cell>
          <table:table-cell table:formula="of:=IF(ISBLANK([Working.K228]);&quot;&quot;;[Working.K228])" office:value-type="string" office:string-value="1000">
            <text:p>1000</text:p>
          </table:table-cell>
          <table:table-cell table:formula="of:=IF(ISBLANK([Working.M228]);&quot;&quot;;[Working.M228])" office:value-type="string" office:string-value="10">
            <text:p>10</text:p>
          </table:table-cell>
          <table:table-cell table:formula="of:=IF(ISBLANK([Working.N228]);&quot;&quot;;[Working.N228])" office:value-type="string" office:string-value="ALU">
            <text:p>ALU</text:p>
          </table:table-cell>
          <table:table-cell table:formula="of:=IF(ISBLANK([Working.O228]);&quot;&quot;;[Working.O228])">
            <text:p/>
          </table:table-cell>
          <table:table-cell table:formula="of:=IF(ISBLANK([Working.P228]);&quot;&quot;;[Working.P228])">
            <text:p/>
          </table:table-cell>
          <table:table-cell table:formula="of:=IF(ISBLANK([Working.Q228]);&quot;&quot;;[Working.Q228])" office:value-type="string" office:string-value="NAND">
            <text:p>NAND</text:p>
          </table:table-cell>
          <table:table-cell table:formula="of:=IF(ISBLANK([Working.R228]);&quot;&quot;;[Working.R228])" office:value-type="string" office:string-value="B">
            <text:p>B</text:p>
          </table:table-cell>
          <table:table-cell table:formula="of:=IF(ISBLANK([Working.S228]);&quot;&quot;;[Working.S228])" office:value-type="string" office:string-value="NAND">
            <text:p>NAND</text:p>
          </table:table-cell>
          <table:table-cell table:formula="of:=IF(ISBLANK([Working.T228]);&quot;&quot;;[Working.T228])" office:value-type="string" office:string-value="NAND B">
            <text:p>NAND B</text:p>
          </table:table-cell>
          <table:table-cell table:formula="of:=IF(ISBLANK([Working.U228]);&quot;&quot;;[Working.U228])">
            <text:p/>
          </table:table-cell>
        </table:table-row>
        <table:table-row table:style-name="ro3">
          <table:table-cell table:formula="of:=IF(ISBLANK([Working.A229]);&quot;&quot;;[Working.A229])" office:value-type="float" office:value="227">
            <text:p>227</text:p>
          </table:table-cell>
          <table:table-cell table:formula="of:=IF(ISBLANK([Working.B229]);&quot;&quot;;[Working.B229])" office:value-type="string" office:string-value="E3">
            <text:p>E3</text:p>
          </table:table-cell>
          <table:table-cell table:formula="of:=IF(ISBLANK([Working.C229]);&quot;&quot;;[Working.C229])" office:value-type="string" office:string-value="11100011">
            <text:p>11100011</text:p>
          </table:table-cell>
          <table:table-cell table:formula="of:=IF(ISBLANK([Working.E229]);&quot;&quot;;[Working.E229])" office:value-type="string" office:string-value="11">
            <text:p>11</text:p>
          </table:table-cell>
          <table:table-cell table:formula="of:=IF(ISBLANK([Working.G229]);&quot;&quot;;[Working.G229])">
            <text:p/>
          </table:table-cell>
          <table:table-cell table:formula="of:=IF(ISBLANK([Working.I229]);&quot;&quot;;[Working.I229])">
            <text:p/>
          </table:table-cell>
          <table:table-cell table:formula="of:=IF(ISBLANK([Working.K229]);&quot;&quot;;[Working.K229])" office:value-type="string" office:string-value="1000">
            <text:p>1000</text:p>
          </table:table-cell>
          <table:table-cell table:formula="of:=IF(ISBLANK([Working.M229]);&quot;&quot;;[Working.M229])" office:value-type="string" office:string-value="11">
            <text:p>11</text:p>
          </table:table-cell>
          <table:table-cell table:formula="of:=IF(ISBLANK([Working.N229]);&quot;&quot;;[Working.N229])" office:value-type="string" office:string-value="ALU">
            <text:p>ALU</text:p>
          </table:table-cell>
          <table:table-cell table:formula="of:=IF(ISBLANK([Working.O229]);&quot;&quot;;[Working.O229])">
            <text:p/>
          </table:table-cell>
          <table:table-cell table:formula="of:=IF(ISBLANK([Working.P229]);&quot;&quot;;[Working.P229])">
            <text:p/>
          </table:table-cell>
          <table:table-cell table:formula="of:=IF(ISBLANK([Working.Q229]);&quot;&quot;;[Working.Q229])" office:value-type="string" office:string-value="NAND">
            <text:p>NAND</text:p>
          </table:table-cell>
          <table:table-cell table:formula="of:=IF(ISBLANK([Working.R229]);&quot;&quot;;[Working.R229])" office:value-type="string" office:string-value="C">
            <text:p>C</text:p>
          </table:table-cell>
          <table:table-cell table:formula="of:=IF(ISBLANK([Working.S229]);&quot;&quot;;[Working.S229])" office:value-type="string" office:string-value="NAND">
            <text:p>NAND</text:p>
          </table:table-cell>
          <table:table-cell table:formula="of:=IF(ISBLANK([Working.T229]);&quot;&quot;;[Working.T229])" office:value-type="string" office:string-value="NAND C">
            <text:p>NAND C</text:p>
          </table:table-cell>
          <table:table-cell table:formula="of:=IF(ISBLANK([Working.U229]);&quot;&quot;;[Working.U229])">
            <text:p/>
          </table:table-cell>
        </table:table-row>
        <table:table-row table:style-name="ro3">
          <table:table-cell table:formula="of:=IF(ISBLANK([Working.A230]);&quot;&quot;;[Working.A230])" office:value-type="float" office:value="228">
            <text:p>228</text:p>
          </table:table-cell>
          <table:table-cell table:formula="of:=IF(ISBLANK([Working.B230]);&quot;&quot;;[Working.B230])" office:value-type="string" office:string-value="E4">
            <text:p>E4</text:p>
          </table:table-cell>
          <table:table-cell table:formula="of:=IF(ISBLANK([Working.C230]);&quot;&quot;;[Working.C230])" office:value-type="string" office:string-value="11100100">
            <text:p>11100100</text:p>
          </table:table-cell>
          <table:table-cell table:formula="of:=IF(ISBLANK([Working.E230]);&quot;&quot;;[Working.E230])" office:value-type="string" office:string-value="11">
            <text:p>11</text:p>
          </table:table-cell>
          <table:table-cell table:formula="of:=IF(ISBLANK([Working.G230]);&quot;&quot;;[Working.G230])">
            <text:p/>
          </table:table-cell>
          <table:table-cell table:formula="of:=IF(ISBLANK([Working.I230]);&quot;&quot;;[Working.I230])">
            <text:p/>
          </table:table-cell>
          <table:table-cell table:formula="of:=IF(ISBLANK([Working.K230]);&quot;&quot;;[Working.K230])" office:value-type="string" office:string-value="1001">
            <text:p>1001</text:p>
          </table:table-cell>
          <table:table-cell table:formula="of:=IF(ISBLANK([Working.M230]);&quot;&quot;;[Working.M230])" office:value-type="string" office:string-value="00">
            <text:p>00</text:p>
          </table:table-cell>
          <table:table-cell table:formula="of:=IF(ISBLANK([Working.N230]);&quot;&quot;;[Working.N230])" office:value-type="string" office:string-value="ALU">
            <text:p>ALU</text:p>
          </table:table-cell>
          <table:table-cell table:formula="of:=IF(ISBLANK([Working.O230]);&quot;&quot;;[Working.O230])">
            <text:p/>
          </table:table-cell>
          <table:table-cell table:formula="of:=IF(ISBLANK([Working.P230]);&quot;&quot;;[Working.P230])">
            <text:p/>
          </table:table-cell>
          <table:table-cell table:formula="of:=IF(ISBLANK([Working.Q230]);&quot;&quot;;[Working.Q230])" office:value-type="string" office:string-value="OR">
            <text:p>OR</text:p>
          </table:table-cell>
          <table:table-cell table:formula="of:=IF(ISBLANK([Working.R230]);&quot;&quot;;[Working.R230])" office:value-type="string" office:string-value="ACC/CONST">
            <text:p>ACC/CONST</text:p>
          </table:table-cell>
          <table:table-cell table:formula="of:=IF(ISBLANK([Working.S230]);&quot;&quot;;[Working.S230])" office:value-type="string" office:string-value="OR">
            <text:p>OR</text:p>
          </table:table-cell>
          <table:table-cell table:formula="of:=IF(ISBLANK([Working.T230]);&quot;&quot;;[Working.T230])" office:value-type="string" office:string-value="OR CONST">
            <text:p>OR CONST</text:p>
          </table:table-cell>
          <table:table-cell table:formula="of:=IF(ISBLANK([Working.U230]);&quot;&quot;;[Working.U230])">
            <text:p/>
          </table:table-cell>
        </table:table-row>
        <table:table-row table:style-name="ro3">
          <table:table-cell table:formula="of:=IF(ISBLANK([Working.A231]);&quot;&quot;;[Working.A231])" office:value-type="float" office:value="229">
            <text:p>229</text:p>
          </table:table-cell>
          <table:table-cell table:formula="of:=IF(ISBLANK([Working.B231]);&quot;&quot;;[Working.B231])" office:value-type="string" office:string-value="E5">
            <text:p>E5</text:p>
          </table:table-cell>
          <table:table-cell table:formula="of:=IF(ISBLANK([Working.C231]);&quot;&quot;;[Working.C231])" office:value-type="string" office:string-value="11100101">
            <text:p>11100101</text:p>
          </table:table-cell>
          <table:table-cell table:formula="of:=IF(ISBLANK([Working.E231]);&quot;&quot;;[Working.E231])" office:value-type="string" office:string-value="11">
            <text:p>11</text:p>
          </table:table-cell>
          <table:table-cell table:formula="of:=IF(ISBLANK([Working.G231]);&quot;&quot;;[Working.G231])">
            <text:p/>
          </table:table-cell>
          <table:table-cell table:formula="of:=IF(ISBLANK([Working.I231]);&quot;&quot;;[Working.I231])">
            <text:p/>
          </table:table-cell>
          <table:table-cell table:formula="of:=IF(ISBLANK([Working.K231]);&quot;&quot;;[Working.K231])" office:value-type="string" office:string-value="1001">
            <text:p>1001</text:p>
          </table:table-cell>
          <table:table-cell table:formula="of:=IF(ISBLANK([Working.M231]);&quot;&quot;;[Working.M231])" office:value-type="string" office:string-value="01">
            <text:p>01</text:p>
          </table:table-cell>
          <table:table-cell table:formula="of:=IF(ISBLANK([Working.N231]);&quot;&quot;;[Working.N231])" office:value-type="string" office:string-value="ALU">
            <text:p>ALU</text:p>
          </table:table-cell>
          <table:table-cell table:formula="of:=IF(ISBLANK([Working.O231]);&quot;&quot;;[Working.O231])">
            <text:p/>
          </table:table-cell>
          <table:table-cell table:formula="of:=IF(ISBLANK([Working.P231]);&quot;&quot;;[Working.P231])">
            <text:p/>
          </table:table-cell>
          <table:table-cell table:formula="of:=IF(ISBLANK([Working.Q231]);&quot;&quot;;[Working.Q231])" office:value-type="string" office:string-value="OR">
            <text:p>OR</text:p>
          </table:table-cell>
          <table:table-cell table:formula="of:=IF(ISBLANK([Working.R231]);&quot;&quot;;[Working.R231])" office:value-type="string" office:string-value="A">
            <text:p>A</text:p>
          </table:table-cell>
          <table:table-cell table:formula="of:=IF(ISBLANK([Working.S231]);&quot;&quot;;[Working.S231])" office:value-type="string" office:string-value="OR">
            <text:p>OR</text:p>
          </table:table-cell>
          <table:table-cell table:formula="of:=IF(ISBLANK([Working.T231]);&quot;&quot;;[Working.T231])" office:value-type="string" office:string-value="OR A">
            <text:p>OR A</text:p>
          </table:table-cell>
          <table:table-cell table:formula="of:=IF(ISBLANK([Working.U231]);&quot;&quot;;[Working.U231])">
            <text:p/>
          </table:table-cell>
        </table:table-row>
        <table:table-row table:style-name="ro3">
          <table:table-cell table:formula="of:=IF(ISBLANK([Working.A232]);&quot;&quot;;[Working.A232])" office:value-type="float" office:value="230">
            <text:p>230</text:p>
          </table:table-cell>
          <table:table-cell table:formula="of:=IF(ISBLANK([Working.B232]);&quot;&quot;;[Working.B232])" office:value-type="string" office:string-value="E6">
            <text:p>E6</text:p>
          </table:table-cell>
          <table:table-cell table:formula="of:=IF(ISBLANK([Working.C232]);&quot;&quot;;[Working.C232])" office:value-type="string" office:string-value="11100110">
            <text:p>11100110</text:p>
          </table:table-cell>
          <table:table-cell table:formula="of:=IF(ISBLANK([Working.E232]);&quot;&quot;;[Working.E232])" office:value-type="string" office:string-value="11">
            <text:p>11</text:p>
          </table:table-cell>
          <table:table-cell table:formula="of:=IF(ISBLANK([Working.G232]);&quot;&quot;;[Working.G232])">
            <text:p/>
          </table:table-cell>
          <table:table-cell table:formula="of:=IF(ISBLANK([Working.I232]);&quot;&quot;;[Working.I232])">
            <text:p/>
          </table:table-cell>
          <table:table-cell table:formula="of:=IF(ISBLANK([Working.K232]);&quot;&quot;;[Working.K232])" office:value-type="string" office:string-value="1001">
            <text:p>1001</text:p>
          </table:table-cell>
          <table:table-cell table:formula="of:=IF(ISBLANK([Working.M232]);&quot;&quot;;[Working.M232])" office:value-type="string" office:string-value="10">
            <text:p>10</text:p>
          </table:table-cell>
          <table:table-cell table:formula="of:=IF(ISBLANK([Working.N232]);&quot;&quot;;[Working.N232])" office:value-type="string" office:string-value="ALU">
            <text:p>ALU</text:p>
          </table:table-cell>
          <table:table-cell table:formula="of:=IF(ISBLANK([Working.O232]);&quot;&quot;;[Working.O232])">
            <text:p/>
          </table:table-cell>
          <table:table-cell table:formula="of:=IF(ISBLANK([Working.P232]);&quot;&quot;;[Working.P232])">
            <text:p/>
          </table:table-cell>
          <table:table-cell table:formula="of:=IF(ISBLANK([Working.Q232]);&quot;&quot;;[Working.Q232])" office:value-type="string" office:string-value="OR">
            <text:p>OR</text:p>
          </table:table-cell>
          <table:table-cell table:formula="of:=IF(ISBLANK([Working.R232]);&quot;&quot;;[Working.R232])" office:value-type="string" office:string-value="B">
            <text:p>B</text:p>
          </table:table-cell>
          <table:table-cell table:formula="of:=IF(ISBLANK([Working.S232]);&quot;&quot;;[Working.S232])" office:value-type="string" office:string-value="OR">
            <text:p>OR</text:p>
          </table:table-cell>
          <table:table-cell table:formula="of:=IF(ISBLANK([Working.T232]);&quot;&quot;;[Working.T232])" office:value-type="string" office:string-value="OR B">
            <text:p>OR B</text:p>
          </table:table-cell>
          <table:table-cell table:formula="of:=IF(ISBLANK([Working.U232]);&quot;&quot;;[Working.U232])">
            <text:p/>
          </table:table-cell>
        </table:table-row>
        <table:table-row table:style-name="ro3">
          <table:table-cell table:formula="of:=IF(ISBLANK([Working.A233]);&quot;&quot;;[Working.A233])" office:value-type="float" office:value="231">
            <text:p>231</text:p>
          </table:table-cell>
          <table:table-cell table:formula="of:=IF(ISBLANK([Working.B233]);&quot;&quot;;[Working.B233])" office:value-type="string" office:string-value="E7">
            <text:p>E7</text:p>
          </table:table-cell>
          <table:table-cell table:formula="of:=IF(ISBLANK([Working.C233]);&quot;&quot;;[Working.C233])" office:value-type="string" office:string-value="11100111">
            <text:p>11100111</text:p>
          </table:table-cell>
          <table:table-cell table:formula="of:=IF(ISBLANK([Working.E233]);&quot;&quot;;[Working.E233])" office:value-type="string" office:string-value="11">
            <text:p>11</text:p>
          </table:table-cell>
          <table:table-cell table:formula="of:=IF(ISBLANK([Working.G233]);&quot;&quot;;[Working.G233])">
            <text:p/>
          </table:table-cell>
          <table:table-cell table:formula="of:=IF(ISBLANK([Working.I233]);&quot;&quot;;[Working.I233])">
            <text:p/>
          </table:table-cell>
          <table:table-cell table:formula="of:=IF(ISBLANK([Working.K233]);&quot;&quot;;[Working.K233])" office:value-type="string" office:string-value="1001">
            <text:p>1001</text:p>
          </table:table-cell>
          <table:table-cell table:formula="of:=IF(ISBLANK([Working.M233]);&quot;&quot;;[Working.M233])" office:value-type="string" office:string-value="11">
            <text:p>11</text:p>
          </table:table-cell>
          <table:table-cell table:formula="of:=IF(ISBLANK([Working.N233]);&quot;&quot;;[Working.N233])" office:value-type="string" office:string-value="ALU">
            <text:p>ALU</text:p>
          </table:table-cell>
          <table:table-cell table:formula="of:=IF(ISBLANK([Working.O233]);&quot;&quot;;[Working.O233])">
            <text:p/>
          </table:table-cell>
          <table:table-cell table:formula="of:=IF(ISBLANK([Working.P233]);&quot;&quot;;[Working.P233])">
            <text:p/>
          </table:table-cell>
          <table:table-cell table:formula="of:=IF(ISBLANK([Working.Q233]);&quot;&quot;;[Working.Q233])" office:value-type="string" office:string-value="OR">
            <text:p>OR</text:p>
          </table:table-cell>
          <table:table-cell table:formula="of:=IF(ISBLANK([Working.R233]);&quot;&quot;;[Working.R233])" office:value-type="string" office:string-value="C">
            <text:p>C</text:p>
          </table:table-cell>
          <table:table-cell table:formula="of:=IF(ISBLANK([Working.S233]);&quot;&quot;;[Working.S233])" office:value-type="string" office:string-value="OR">
            <text:p>OR</text:p>
          </table:table-cell>
          <table:table-cell table:formula="of:=IF(ISBLANK([Working.T233]);&quot;&quot;;[Working.T233])" office:value-type="string" office:string-value="OR C">
            <text:p>OR C</text:p>
          </table:table-cell>
          <table:table-cell table:formula="of:=IF(ISBLANK([Working.U233]);&quot;&quot;;[Working.U233])">
            <text:p/>
          </table:table-cell>
        </table:table-row>
        <table:table-row table:style-name="ro3">
          <table:table-cell table:formula="of:=IF(ISBLANK([Working.A234]);&quot;&quot;;[Working.A234])" office:value-type="float" office:value="232">
            <text:p>232</text:p>
          </table:table-cell>
          <table:table-cell table:formula="of:=IF(ISBLANK([Working.B234]);&quot;&quot;;[Working.B234])" office:value-type="string" office:string-value="E8">
            <text:p>E8</text:p>
          </table:table-cell>
          <table:table-cell table:formula="of:=IF(ISBLANK([Working.C234]);&quot;&quot;;[Working.C234])" office:value-type="string" office:string-value="11101000">
            <text:p>11101000</text:p>
          </table:table-cell>
          <table:table-cell table:formula="of:=IF(ISBLANK([Working.E234]);&quot;&quot;;[Working.E234])" office:value-type="string" office:string-value="11">
            <text:p>11</text:p>
          </table:table-cell>
          <table:table-cell table:formula="of:=IF(ISBLANK([Working.G234]);&quot;&quot;;[Working.G234])">
            <text:p/>
          </table:table-cell>
          <table:table-cell table:formula="of:=IF(ISBLANK([Working.I234]);&quot;&quot;;[Working.I234])">
            <text:p/>
          </table:table-cell>
          <table:table-cell table:formula="of:=IF(ISBLANK([Working.K234]);&quot;&quot;;[Working.K234])" office:value-type="string" office:string-value="1010">
            <text:p>1010</text:p>
          </table:table-cell>
          <table:table-cell table:formula="of:=IF(ISBLANK([Working.M234]);&quot;&quot;;[Working.M234])" office:value-type="string" office:string-value="00">
            <text:p>00</text:p>
          </table:table-cell>
          <table:table-cell table:formula="of:=IF(ISBLANK([Working.N234]);&quot;&quot;;[Working.N234])" office:value-type="string" office:string-value="ALU">
            <text:p>ALU</text:p>
          </table:table-cell>
          <table:table-cell table:formula="of:=IF(ISBLANK([Working.O234]);&quot;&quot;;[Working.O234])">
            <text:p/>
          </table:table-cell>
          <table:table-cell table:formula="of:=IF(ISBLANK([Working.P234]);&quot;&quot;;[Working.P234])">
            <text:p/>
          </table:table-cell>
          <table:table-cell table:formula="of:=IF(ISBLANK([Working.Q234]);&quot;&quot;;[Working.Q234])" office:value-type="string" office:string-value="NOR">
            <text:p>NOR</text:p>
          </table:table-cell>
          <table:table-cell table:formula="of:=IF(ISBLANK([Working.R234]);&quot;&quot;;[Working.R234])" office:value-type="string" office:string-value="ACC/CONST">
            <text:p>ACC/CONST</text:p>
          </table:table-cell>
          <table:table-cell table:formula="of:=IF(ISBLANK([Working.S234]);&quot;&quot;;[Working.S234])" office:value-type="string" office:string-value="NOR">
            <text:p>NOR</text:p>
          </table:table-cell>
          <table:table-cell table:formula="of:=IF(ISBLANK([Working.T234]);&quot;&quot;;[Working.T234])" office:value-type="string" office:string-value="NOR CONST">
            <text:p>NOR CONST</text:p>
          </table:table-cell>
          <table:table-cell table:formula="of:=IF(ISBLANK([Working.U234]);&quot;&quot;;[Working.U234])">
            <text:p/>
          </table:table-cell>
        </table:table-row>
        <table:table-row table:style-name="ro3">
          <table:table-cell table:formula="of:=IF(ISBLANK([Working.A235]);&quot;&quot;;[Working.A235])" office:value-type="float" office:value="233">
            <text:p>233</text:p>
          </table:table-cell>
          <table:table-cell table:formula="of:=IF(ISBLANK([Working.B235]);&quot;&quot;;[Working.B235])" office:value-type="string" office:string-value="E9">
            <text:p>E9</text:p>
          </table:table-cell>
          <table:table-cell table:formula="of:=IF(ISBLANK([Working.C235]);&quot;&quot;;[Working.C235])" office:value-type="string" office:string-value="11101001">
            <text:p>11101001</text:p>
          </table:table-cell>
          <table:table-cell table:formula="of:=IF(ISBLANK([Working.E235]);&quot;&quot;;[Working.E235])" office:value-type="string" office:string-value="11">
            <text:p>11</text:p>
          </table:table-cell>
          <table:table-cell table:formula="of:=IF(ISBLANK([Working.G235]);&quot;&quot;;[Working.G235])">
            <text:p/>
          </table:table-cell>
          <table:table-cell table:formula="of:=IF(ISBLANK([Working.I235]);&quot;&quot;;[Working.I235])">
            <text:p/>
          </table:table-cell>
          <table:table-cell table:formula="of:=IF(ISBLANK([Working.K235]);&quot;&quot;;[Working.K235])" office:value-type="string" office:string-value="1010">
            <text:p>1010</text:p>
          </table:table-cell>
          <table:table-cell table:formula="of:=IF(ISBLANK([Working.M235]);&quot;&quot;;[Working.M235])" office:value-type="string" office:string-value="01">
            <text:p>01</text:p>
          </table:table-cell>
          <table:table-cell table:formula="of:=IF(ISBLANK([Working.N235]);&quot;&quot;;[Working.N235])" office:value-type="string" office:string-value="ALU">
            <text:p>ALU</text:p>
          </table:table-cell>
          <table:table-cell table:formula="of:=IF(ISBLANK([Working.O235]);&quot;&quot;;[Working.O235])">
            <text:p/>
          </table:table-cell>
          <table:table-cell table:formula="of:=IF(ISBLANK([Working.P235]);&quot;&quot;;[Working.P235])">
            <text:p/>
          </table:table-cell>
          <table:table-cell table:formula="of:=IF(ISBLANK([Working.Q235]);&quot;&quot;;[Working.Q235])" office:value-type="string" office:string-value="NOR">
            <text:p>NOR</text:p>
          </table:table-cell>
          <table:table-cell table:formula="of:=IF(ISBLANK([Working.R235]);&quot;&quot;;[Working.R235])" office:value-type="string" office:string-value="A">
            <text:p>A</text:p>
          </table:table-cell>
          <table:table-cell table:formula="of:=IF(ISBLANK([Working.S235]);&quot;&quot;;[Working.S235])" office:value-type="string" office:string-value="NOR">
            <text:p>NOR</text:p>
          </table:table-cell>
          <table:table-cell table:formula="of:=IF(ISBLANK([Working.T235]);&quot;&quot;;[Working.T235])" office:value-type="string" office:string-value="NOR A">
            <text:p>NOR A</text:p>
          </table:table-cell>
          <table:table-cell table:formula="of:=IF(ISBLANK([Working.U235]);&quot;&quot;;[Working.U235])">
            <text:p/>
          </table:table-cell>
        </table:table-row>
        <table:table-row table:style-name="ro3">
          <table:table-cell table:formula="of:=IF(ISBLANK([Working.A236]);&quot;&quot;;[Working.A236])" office:value-type="float" office:value="234">
            <text:p>234</text:p>
          </table:table-cell>
          <table:table-cell table:formula="of:=IF(ISBLANK([Working.B236]);&quot;&quot;;[Working.B236])" office:value-type="string" office:string-value="EA">
            <text:p>EA</text:p>
          </table:table-cell>
          <table:table-cell table:formula="of:=IF(ISBLANK([Working.C236]);&quot;&quot;;[Working.C236])" office:value-type="string" office:string-value="11101010">
            <text:p>11101010</text:p>
          </table:table-cell>
          <table:table-cell table:formula="of:=IF(ISBLANK([Working.E236]);&quot;&quot;;[Working.E236])" office:value-type="string" office:string-value="11">
            <text:p>11</text:p>
          </table:table-cell>
          <table:table-cell table:formula="of:=IF(ISBLANK([Working.G236]);&quot;&quot;;[Working.G236])">
            <text:p/>
          </table:table-cell>
          <table:table-cell table:formula="of:=IF(ISBLANK([Working.I236]);&quot;&quot;;[Working.I236])">
            <text:p/>
          </table:table-cell>
          <table:table-cell table:formula="of:=IF(ISBLANK([Working.K236]);&quot;&quot;;[Working.K236])" office:value-type="string" office:string-value="1010">
            <text:p>1010</text:p>
          </table:table-cell>
          <table:table-cell table:formula="of:=IF(ISBLANK([Working.M236]);&quot;&quot;;[Working.M236])" office:value-type="string" office:string-value="10">
            <text:p>10</text:p>
          </table:table-cell>
          <table:table-cell table:formula="of:=IF(ISBLANK([Working.N236]);&quot;&quot;;[Working.N236])" office:value-type="string" office:string-value="ALU">
            <text:p>ALU</text:p>
          </table:table-cell>
          <table:table-cell table:formula="of:=IF(ISBLANK([Working.O236]);&quot;&quot;;[Working.O236])">
            <text:p/>
          </table:table-cell>
          <table:table-cell table:formula="of:=IF(ISBLANK([Working.P236]);&quot;&quot;;[Working.P236])">
            <text:p/>
          </table:table-cell>
          <table:table-cell table:formula="of:=IF(ISBLANK([Working.Q236]);&quot;&quot;;[Working.Q236])" office:value-type="string" office:string-value="NOR">
            <text:p>NOR</text:p>
          </table:table-cell>
          <table:table-cell table:formula="of:=IF(ISBLANK([Working.R236]);&quot;&quot;;[Working.R236])" office:value-type="string" office:string-value="B">
            <text:p>B</text:p>
          </table:table-cell>
          <table:table-cell table:formula="of:=IF(ISBLANK([Working.S236]);&quot;&quot;;[Working.S236])" office:value-type="string" office:string-value="NOR">
            <text:p>NOR</text:p>
          </table:table-cell>
          <table:table-cell table:formula="of:=IF(ISBLANK([Working.T236]);&quot;&quot;;[Working.T236])" office:value-type="string" office:string-value="NOR B">
            <text:p>NOR B</text:p>
          </table:table-cell>
          <table:table-cell table:formula="of:=IF(ISBLANK([Working.U236]);&quot;&quot;;[Working.U236])">
            <text:p/>
          </table:table-cell>
        </table:table-row>
        <table:table-row table:style-name="ro3">
          <table:table-cell table:formula="of:=IF(ISBLANK([Working.A237]);&quot;&quot;;[Working.A237])" office:value-type="float" office:value="235">
            <text:p>235</text:p>
          </table:table-cell>
          <table:table-cell table:formula="of:=IF(ISBLANK([Working.B237]);&quot;&quot;;[Working.B237])" office:value-type="string" office:string-value="EB">
            <text:p>EB</text:p>
          </table:table-cell>
          <table:table-cell table:formula="of:=IF(ISBLANK([Working.C237]);&quot;&quot;;[Working.C237])" office:value-type="string" office:string-value="11101011">
            <text:p>11101011</text:p>
          </table:table-cell>
          <table:table-cell table:formula="of:=IF(ISBLANK([Working.E237]);&quot;&quot;;[Working.E237])" office:value-type="string" office:string-value="11">
            <text:p>11</text:p>
          </table:table-cell>
          <table:table-cell table:formula="of:=IF(ISBLANK([Working.G237]);&quot;&quot;;[Working.G237])">
            <text:p/>
          </table:table-cell>
          <table:table-cell table:formula="of:=IF(ISBLANK([Working.I237]);&quot;&quot;;[Working.I237])">
            <text:p/>
          </table:table-cell>
          <table:table-cell table:formula="of:=IF(ISBLANK([Working.K237]);&quot;&quot;;[Working.K237])" office:value-type="string" office:string-value="1010">
            <text:p>1010</text:p>
          </table:table-cell>
          <table:table-cell table:formula="of:=IF(ISBLANK([Working.M237]);&quot;&quot;;[Working.M237])" office:value-type="string" office:string-value="11">
            <text:p>11</text:p>
          </table:table-cell>
          <table:table-cell table:formula="of:=IF(ISBLANK([Working.N237]);&quot;&quot;;[Working.N237])" office:value-type="string" office:string-value="ALU">
            <text:p>ALU</text:p>
          </table:table-cell>
          <table:table-cell table:formula="of:=IF(ISBLANK([Working.O237]);&quot;&quot;;[Working.O237])">
            <text:p/>
          </table:table-cell>
          <table:table-cell table:formula="of:=IF(ISBLANK([Working.P237]);&quot;&quot;;[Working.P237])">
            <text:p/>
          </table:table-cell>
          <table:table-cell table:formula="of:=IF(ISBLANK([Working.Q237]);&quot;&quot;;[Working.Q237])" office:value-type="string" office:string-value="NOR">
            <text:p>NOR</text:p>
          </table:table-cell>
          <table:table-cell table:formula="of:=IF(ISBLANK([Working.R237]);&quot;&quot;;[Working.R237])" office:value-type="string" office:string-value="C">
            <text:p>C</text:p>
          </table:table-cell>
          <table:table-cell table:formula="of:=IF(ISBLANK([Working.S237]);&quot;&quot;;[Working.S237])" office:value-type="string" office:string-value="NOR">
            <text:p>NOR</text:p>
          </table:table-cell>
          <table:table-cell table:formula="of:=IF(ISBLANK([Working.T237]);&quot;&quot;;[Working.T237])" office:value-type="string" office:string-value="NOR C">
            <text:p>NOR C</text:p>
          </table:table-cell>
          <table:table-cell table:formula="of:=IF(ISBLANK([Working.U237]);&quot;&quot;;[Working.U237])">
            <text:p/>
          </table:table-cell>
        </table:table-row>
        <table:table-row table:style-name="ro3">
          <table:table-cell table:formula="of:=IF(ISBLANK([Working.A238]);&quot;&quot;;[Working.A238])" office:value-type="float" office:value="236">
            <text:p>236</text:p>
          </table:table-cell>
          <table:table-cell table:formula="of:=IF(ISBLANK([Working.B238]);&quot;&quot;;[Working.B238])" office:value-type="string" office:string-value="EC">
            <text:p>EC</text:p>
          </table:table-cell>
          <table:table-cell table:formula="of:=IF(ISBLANK([Working.C238]);&quot;&quot;;[Working.C238])" office:value-type="string" office:string-value="11101100">
            <text:p>11101100</text:p>
          </table:table-cell>
          <table:table-cell table:formula="of:=IF(ISBLANK([Working.E238]);&quot;&quot;;[Working.E238])" office:value-type="string" office:string-value="11">
            <text:p>11</text:p>
          </table:table-cell>
          <table:table-cell table:formula="of:=IF(ISBLANK([Working.G238]);&quot;&quot;;[Working.G238])">
            <text:p/>
          </table:table-cell>
          <table:table-cell table:formula="of:=IF(ISBLANK([Working.I238]);&quot;&quot;;[Working.I238])">
            <text:p/>
          </table:table-cell>
          <table:table-cell table:formula="of:=IF(ISBLANK([Working.K238]);&quot;&quot;;[Working.K238])" office:value-type="string" office:string-value="1011">
            <text:p>1011</text:p>
          </table:table-cell>
          <table:table-cell table:formula="of:=IF(ISBLANK([Working.M238]);&quot;&quot;;[Working.M238])" office:value-type="string" office:string-value="00">
            <text:p>00</text:p>
          </table:table-cell>
          <table:table-cell table:formula="of:=IF(ISBLANK([Working.N238]);&quot;&quot;;[Working.N238])" office:value-type="string" office:string-value="ALU">
            <text:p>ALU</text:p>
          </table:table-cell>
          <table:table-cell table:formula="of:=IF(ISBLANK([Working.O238]);&quot;&quot;;[Working.O238])">
            <text:p/>
          </table:table-cell>
          <table:table-cell table:formula="of:=IF(ISBLANK([Working.P238]);&quot;&quot;;[Working.P238])">
            <text:p/>
          </table:table-cell>
          <table:table-cell table:formula="of:=IF(ISBLANK([Working.Q238]);&quot;&quot;;[Working.Q238])" office:value-type="string" office:string-value="XOR">
            <text:p>XOR</text:p>
          </table:table-cell>
          <table:table-cell table:formula="of:=IF(ISBLANK([Working.R238]);&quot;&quot;;[Working.R238])" office:value-type="string" office:string-value="ACC/CONST">
            <text:p>ACC/CONST</text:p>
          </table:table-cell>
          <table:table-cell table:formula="of:=IF(ISBLANK([Working.S238]);&quot;&quot;;[Working.S238])" office:value-type="string" office:string-value="XOR">
            <text:p>XOR</text:p>
          </table:table-cell>
          <table:table-cell table:formula="of:=IF(ISBLANK([Working.T238]);&quot;&quot;;[Working.T238])" office:value-type="string" office:string-value="XOR CONST">
            <text:p>XOR CONST</text:p>
          </table:table-cell>
          <table:table-cell table:formula="of:=IF(ISBLANK([Working.U238]);&quot;&quot;;[Working.U238])">
            <text:p/>
          </table:table-cell>
        </table:table-row>
        <table:table-row table:style-name="ro3">
          <table:table-cell table:formula="of:=IF(ISBLANK([Working.A239]);&quot;&quot;;[Working.A239])" office:value-type="float" office:value="237">
            <text:p>237</text:p>
          </table:table-cell>
          <table:table-cell table:formula="of:=IF(ISBLANK([Working.B239]);&quot;&quot;;[Working.B239])" office:value-type="string" office:string-value="ED">
            <text:p>ED</text:p>
          </table:table-cell>
          <table:table-cell table:formula="of:=IF(ISBLANK([Working.C239]);&quot;&quot;;[Working.C239])" office:value-type="string" office:string-value="11101101">
            <text:p>11101101</text:p>
          </table:table-cell>
          <table:table-cell table:formula="of:=IF(ISBLANK([Working.E239]);&quot;&quot;;[Working.E239])" office:value-type="string" office:string-value="11">
            <text:p>11</text:p>
          </table:table-cell>
          <table:table-cell table:formula="of:=IF(ISBLANK([Working.G239]);&quot;&quot;;[Working.G239])">
            <text:p/>
          </table:table-cell>
          <table:table-cell table:formula="of:=IF(ISBLANK([Working.I239]);&quot;&quot;;[Working.I239])">
            <text:p/>
          </table:table-cell>
          <table:table-cell table:formula="of:=IF(ISBLANK([Working.K239]);&quot;&quot;;[Working.K239])" office:value-type="string" office:string-value="1011">
            <text:p>1011</text:p>
          </table:table-cell>
          <table:table-cell table:formula="of:=IF(ISBLANK([Working.M239]);&quot;&quot;;[Working.M239])" office:value-type="string" office:string-value="01">
            <text:p>01</text:p>
          </table:table-cell>
          <table:table-cell table:formula="of:=IF(ISBLANK([Working.N239]);&quot;&quot;;[Working.N239])" office:value-type="string" office:string-value="ALU">
            <text:p>ALU</text:p>
          </table:table-cell>
          <table:table-cell table:formula="of:=IF(ISBLANK([Working.O239]);&quot;&quot;;[Working.O239])">
            <text:p/>
          </table:table-cell>
          <table:table-cell table:formula="of:=IF(ISBLANK([Working.P239]);&quot;&quot;;[Working.P239])">
            <text:p/>
          </table:table-cell>
          <table:table-cell table:formula="of:=IF(ISBLANK([Working.Q239]);&quot;&quot;;[Working.Q239])" office:value-type="string" office:string-value="XOR">
            <text:p>XOR</text:p>
          </table:table-cell>
          <table:table-cell table:formula="of:=IF(ISBLANK([Working.R239]);&quot;&quot;;[Working.R239])" office:value-type="string" office:string-value="A">
            <text:p>A</text:p>
          </table:table-cell>
          <table:table-cell table:formula="of:=IF(ISBLANK([Working.S239]);&quot;&quot;;[Working.S239])" office:value-type="string" office:string-value="XOR">
            <text:p>XOR</text:p>
          </table:table-cell>
          <table:table-cell table:formula="of:=IF(ISBLANK([Working.T239]);&quot;&quot;;[Working.T239])" office:value-type="string" office:string-value="XOR A">
            <text:p>XOR A</text:p>
          </table:table-cell>
          <table:table-cell table:formula="of:=IF(ISBLANK([Working.U239]);&quot;&quot;;[Working.U239])">
            <text:p/>
          </table:table-cell>
        </table:table-row>
        <table:table-row table:style-name="ro3">
          <table:table-cell table:formula="of:=IF(ISBLANK([Working.A240]);&quot;&quot;;[Working.A240])" office:value-type="float" office:value="238">
            <text:p>238</text:p>
          </table:table-cell>
          <table:table-cell table:formula="of:=IF(ISBLANK([Working.B240]);&quot;&quot;;[Working.B240])" office:value-type="string" office:string-value="EE">
            <text:p>EE</text:p>
          </table:table-cell>
          <table:table-cell table:formula="of:=IF(ISBLANK([Working.C240]);&quot;&quot;;[Working.C240])" office:value-type="string" office:string-value="11101110">
            <text:p>11101110</text:p>
          </table:table-cell>
          <table:table-cell table:formula="of:=IF(ISBLANK([Working.E240]);&quot;&quot;;[Working.E240])" office:value-type="string" office:string-value="11">
            <text:p>11</text:p>
          </table:table-cell>
          <table:table-cell table:formula="of:=IF(ISBLANK([Working.G240]);&quot;&quot;;[Working.G240])">
            <text:p/>
          </table:table-cell>
          <table:table-cell table:formula="of:=IF(ISBLANK([Working.I240]);&quot;&quot;;[Working.I240])">
            <text:p/>
          </table:table-cell>
          <table:table-cell table:formula="of:=IF(ISBLANK([Working.K240]);&quot;&quot;;[Working.K240])" office:value-type="string" office:string-value="1011">
            <text:p>1011</text:p>
          </table:table-cell>
          <table:table-cell table:formula="of:=IF(ISBLANK([Working.M240]);&quot;&quot;;[Working.M240])" office:value-type="string" office:string-value="10">
            <text:p>10</text:p>
          </table:table-cell>
          <table:table-cell table:formula="of:=IF(ISBLANK([Working.N240]);&quot;&quot;;[Working.N240])" office:value-type="string" office:string-value="ALU">
            <text:p>ALU</text:p>
          </table:table-cell>
          <table:table-cell table:formula="of:=IF(ISBLANK([Working.O240]);&quot;&quot;;[Working.O240])">
            <text:p/>
          </table:table-cell>
          <table:table-cell table:formula="of:=IF(ISBLANK([Working.P240]);&quot;&quot;;[Working.P240])">
            <text:p/>
          </table:table-cell>
          <table:table-cell table:formula="of:=IF(ISBLANK([Working.Q240]);&quot;&quot;;[Working.Q240])" office:value-type="string" office:string-value="XOR">
            <text:p>XOR</text:p>
          </table:table-cell>
          <table:table-cell table:formula="of:=IF(ISBLANK([Working.R240]);&quot;&quot;;[Working.R240])" office:value-type="string" office:string-value="B">
            <text:p>B</text:p>
          </table:table-cell>
          <table:table-cell table:formula="of:=IF(ISBLANK([Working.S240]);&quot;&quot;;[Working.S240])" office:value-type="string" office:string-value="XOR">
            <text:p>XOR</text:p>
          </table:table-cell>
          <table:table-cell table:formula="of:=IF(ISBLANK([Working.T240]);&quot;&quot;;[Working.T240])" office:value-type="string" office:string-value="XOR B">
            <text:p>XOR B</text:p>
          </table:table-cell>
          <table:table-cell table:formula="of:=IF(ISBLANK([Working.U240]);&quot;&quot;;[Working.U240])">
            <text:p/>
          </table:table-cell>
        </table:table-row>
        <table:table-row table:style-name="ro3">
          <table:table-cell table:formula="of:=IF(ISBLANK([Working.A241]);&quot;&quot;;[Working.A241])" office:value-type="float" office:value="239">
            <text:p>239</text:p>
          </table:table-cell>
          <table:table-cell table:formula="of:=IF(ISBLANK([Working.B241]);&quot;&quot;;[Working.B241])" office:value-type="string" office:string-value="EF">
            <text:p>EF</text:p>
          </table:table-cell>
          <table:table-cell table:formula="of:=IF(ISBLANK([Working.C241]);&quot;&quot;;[Working.C241])" office:value-type="string" office:string-value="11101111">
            <text:p>11101111</text:p>
          </table:table-cell>
          <table:table-cell table:formula="of:=IF(ISBLANK([Working.E241]);&quot;&quot;;[Working.E241])" office:value-type="string" office:string-value="11">
            <text:p>11</text:p>
          </table:table-cell>
          <table:table-cell table:formula="of:=IF(ISBLANK([Working.G241]);&quot;&quot;;[Working.G241])">
            <text:p/>
          </table:table-cell>
          <table:table-cell table:formula="of:=IF(ISBLANK([Working.I241]);&quot;&quot;;[Working.I241])">
            <text:p/>
          </table:table-cell>
          <table:table-cell table:formula="of:=IF(ISBLANK([Working.K241]);&quot;&quot;;[Working.K241])" office:value-type="string" office:string-value="1011">
            <text:p>1011</text:p>
          </table:table-cell>
          <table:table-cell table:formula="of:=IF(ISBLANK([Working.M241]);&quot;&quot;;[Working.M241])" office:value-type="string" office:string-value="11">
            <text:p>11</text:p>
          </table:table-cell>
          <table:table-cell table:formula="of:=IF(ISBLANK([Working.N241]);&quot;&quot;;[Working.N241])" office:value-type="string" office:string-value="ALU">
            <text:p>ALU</text:p>
          </table:table-cell>
          <table:table-cell table:formula="of:=IF(ISBLANK([Working.O241]);&quot;&quot;;[Working.O241])">
            <text:p/>
          </table:table-cell>
          <table:table-cell table:formula="of:=IF(ISBLANK([Working.P241]);&quot;&quot;;[Working.P241])">
            <text:p/>
          </table:table-cell>
          <table:table-cell table:formula="of:=IF(ISBLANK([Working.Q241]);&quot;&quot;;[Working.Q241])" office:value-type="string" office:string-value="XOR">
            <text:p>XOR</text:p>
          </table:table-cell>
          <table:table-cell table:formula="of:=IF(ISBLANK([Working.R241]);&quot;&quot;;[Working.R241])" office:value-type="string" office:string-value="C">
            <text:p>C</text:p>
          </table:table-cell>
          <table:table-cell table:formula="of:=IF(ISBLANK([Working.S241]);&quot;&quot;;[Working.S241])" office:value-type="string" office:string-value="XOR">
            <text:p>XOR</text:p>
          </table:table-cell>
          <table:table-cell table:formula="of:=IF(ISBLANK([Working.T241]);&quot;&quot;;[Working.T241])" office:value-type="string" office:string-value="XOR C">
            <text:p>XOR C</text:p>
          </table:table-cell>
          <table:table-cell table:formula="of:=IF(ISBLANK([Working.U241]);&quot;&quot;;[Working.U241])">
            <text:p/>
          </table:table-cell>
        </table:table-row>
        <table:table-row table:style-name="ro3">
          <table:table-cell table:formula="of:=IF(ISBLANK([Working.A242]);&quot;&quot;;[Working.A242])" office:value-type="float" office:value="240">
            <text:p>240</text:p>
          </table:table-cell>
          <table:table-cell table:formula="of:=IF(ISBLANK([Working.B242]);&quot;&quot;;[Working.B242])" office:value-type="string" office:string-value="F0">
            <text:p>F0</text:p>
          </table:table-cell>
          <table:table-cell table:formula="of:=IF(ISBLANK([Working.C242]);&quot;&quot;;[Working.C242])" office:value-type="string" office:string-value="11110000">
            <text:p>11110000</text:p>
          </table:table-cell>
          <table:table-cell table:formula="of:=IF(ISBLANK([Working.E242]);&quot;&quot;;[Working.E242])" office:value-type="string" office:string-value="11">
            <text:p>11</text:p>
          </table:table-cell>
          <table:table-cell table:formula="of:=IF(ISBLANK([Working.G242]);&quot;&quot;;[Working.G242])">
            <text:p/>
          </table:table-cell>
          <table:table-cell table:formula="of:=IF(ISBLANK([Working.I242]);&quot;&quot;;[Working.I242])">
            <text:p/>
          </table:table-cell>
          <table:table-cell table:formula="of:=IF(ISBLANK([Working.K242]);&quot;&quot;;[Working.K242])" office:value-type="string" office:string-value="1100">
            <text:p>1100</text:p>
          </table:table-cell>
          <table:table-cell table:formula="of:=IF(ISBLANK([Working.M242]);&quot;&quot;;[Working.M242])" office:value-type="string" office:string-value="00">
            <text:p>00</text:p>
          </table:table-cell>
          <table:table-cell table:formula="of:=IF(ISBLANK([Working.N242]);&quot;&quot;;[Working.N242])" office:value-type="string" office:string-value="ALU">
            <text:p>ALU</text:p>
          </table:table-cell>
          <table:table-cell table:formula="of:=IF(ISBLANK([Working.O242]);&quot;&quot;;[Working.O242])">
            <text:p/>
          </table:table-cell>
          <table:table-cell table:formula="of:=IF(ISBLANK([Working.P242]);&quot;&quot;;[Working.P242])">
            <text:p/>
          </table:table-cell>
          <table:table-cell table:formula="of:=IF(ISBLANK([Working.Q242]);&quot;&quot;;[Working.Q242])" office:value-type="string" office:string-value="NXOR">
            <text:p>NXOR</text:p>
          </table:table-cell>
          <table:table-cell table:formula="of:=IF(ISBLANK([Working.R242]);&quot;&quot;;[Working.R242])" office:value-type="string" office:string-value="ACC/CONST">
            <text:p>ACC/CONST</text:p>
          </table:table-cell>
          <table:table-cell table:formula="of:=IF(ISBLANK([Working.S242]);&quot;&quot;;[Working.S242])" office:value-type="string" office:string-value="NXOR">
            <text:p>NXOR</text:p>
          </table:table-cell>
          <table:table-cell table:formula="of:=IF(ISBLANK([Working.T242]);&quot;&quot;;[Working.T242])" office:value-type="string" office:string-value="NXOR CONST">
            <text:p>NXOR CONST</text:p>
          </table:table-cell>
          <table:table-cell table:formula="of:=IF(ISBLANK([Working.U242]);&quot;&quot;;[Working.U242])">
            <text:p/>
          </table:table-cell>
        </table:table-row>
        <table:table-row table:style-name="ro3">
          <table:table-cell table:formula="of:=IF(ISBLANK([Working.A243]);&quot;&quot;;[Working.A243])" office:value-type="float" office:value="241">
            <text:p>241</text:p>
          </table:table-cell>
          <table:table-cell table:formula="of:=IF(ISBLANK([Working.B243]);&quot;&quot;;[Working.B243])" office:value-type="string" office:string-value="F1">
            <text:p>F1</text:p>
          </table:table-cell>
          <table:table-cell table:formula="of:=IF(ISBLANK([Working.C243]);&quot;&quot;;[Working.C243])" office:value-type="string" office:string-value="11110001">
            <text:p>11110001</text:p>
          </table:table-cell>
          <table:table-cell table:formula="of:=IF(ISBLANK([Working.E243]);&quot;&quot;;[Working.E243])" office:value-type="string" office:string-value="11">
            <text:p>11</text:p>
          </table:table-cell>
          <table:table-cell table:formula="of:=IF(ISBLANK([Working.G243]);&quot;&quot;;[Working.G243])">
            <text:p/>
          </table:table-cell>
          <table:table-cell table:formula="of:=IF(ISBLANK([Working.I243]);&quot;&quot;;[Working.I243])">
            <text:p/>
          </table:table-cell>
          <table:table-cell table:formula="of:=IF(ISBLANK([Working.K243]);&quot;&quot;;[Working.K243])" office:value-type="string" office:string-value="1100">
            <text:p>1100</text:p>
          </table:table-cell>
          <table:table-cell table:formula="of:=IF(ISBLANK([Working.M243]);&quot;&quot;;[Working.M243])" office:value-type="string" office:string-value="01">
            <text:p>01</text:p>
          </table:table-cell>
          <table:table-cell table:formula="of:=IF(ISBLANK([Working.N243]);&quot;&quot;;[Working.N243])" office:value-type="string" office:string-value="ALU">
            <text:p>ALU</text:p>
          </table:table-cell>
          <table:table-cell table:formula="of:=IF(ISBLANK([Working.O243]);&quot;&quot;;[Working.O243])">
            <text:p/>
          </table:table-cell>
          <table:table-cell table:formula="of:=IF(ISBLANK([Working.P243]);&quot;&quot;;[Working.P243])">
            <text:p/>
          </table:table-cell>
          <table:table-cell table:formula="of:=IF(ISBLANK([Working.Q243]);&quot;&quot;;[Working.Q243])" office:value-type="string" office:string-value="NXOR">
            <text:p>NXOR</text:p>
          </table:table-cell>
          <table:table-cell table:formula="of:=IF(ISBLANK([Working.R243]);&quot;&quot;;[Working.R243])" office:value-type="string" office:string-value="A">
            <text:p>A</text:p>
          </table:table-cell>
          <table:table-cell table:formula="of:=IF(ISBLANK([Working.S243]);&quot;&quot;;[Working.S243])" office:value-type="string" office:string-value="NXOR">
            <text:p>NXOR</text:p>
          </table:table-cell>
          <table:table-cell table:formula="of:=IF(ISBLANK([Working.T243]);&quot;&quot;;[Working.T243])" office:value-type="string" office:string-value="NXOR A">
            <text:p>NXOR A</text:p>
          </table:table-cell>
          <table:table-cell table:formula="of:=IF(ISBLANK([Working.U243]);&quot;&quot;;[Working.U243])">
            <text:p/>
          </table:table-cell>
        </table:table-row>
        <table:table-row table:style-name="ro3">
          <table:table-cell table:formula="of:=IF(ISBLANK([Working.A244]);&quot;&quot;;[Working.A244])" office:value-type="float" office:value="242">
            <text:p>242</text:p>
          </table:table-cell>
          <table:table-cell table:formula="of:=IF(ISBLANK([Working.B244]);&quot;&quot;;[Working.B244])" office:value-type="string" office:string-value="F2">
            <text:p>F2</text:p>
          </table:table-cell>
          <table:table-cell table:formula="of:=IF(ISBLANK([Working.C244]);&quot;&quot;;[Working.C244])" office:value-type="string" office:string-value="11110010">
            <text:p>11110010</text:p>
          </table:table-cell>
          <table:table-cell table:formula="of:=IF(ISBLANK([Working.E244]);&quot;&quot;;[Working.E244])" office:value-type="string" office:string-value="11">
            <text:p>11</text:p>
          </table:table-cell>
          <table:table-cell table:formula="of:=IF(ISBLANK([Working.G244]);&quot;&quot;;[Working.G244])">
            <text:p/>
          </table:table-cell>
          <table:table-cell table:formula="of:=IF(ISBLANK([Working.I244]);&quot;&quot;;[Working.I244])">
            <text:p/>
          </table:table-cell>
          <table:table-cell table:formula="of:=IF(ISBLANK([Working.K244]);&quot;&quot;;[Working.K244])" office:value-type="string" office:string-value="1100">
            <text:p>1100</text:p>
          </table:table-cell>
          <table:table-cell table:formula="of:=IF(ISBLANK([Working.M244]);&quot;&quot;;[Working.M244])" office:value-type="string" office:string-value="10">
            <text:p>10</text:p>
          </table:table-cell>
          <table:table-cell table:formula="of:=IF(ISBLANK([Working.N244]);&quot;&quot;;[Working.N244])" office:value-type="string" office:string-value="ALU">
            <text:p>ALU</text:p>
          </table:table-cell>
          <table:table-cell table:formula="of:=IF(ISBLANK([Working.O244]);&quot;&quot;;[Working.O244])">
            <text:p/>
          </table:table-cell>
          <table:table-cell table:formula="of:=IF(ISBLANK([Working.P244]);&quot;&quot;;[Working.P244])">
            <text:p/>
          </table:table-cell>
          <table:table-cell table:formula="of:=IF(ISBLANK([Working.Q244]);&quot;&quot;;[Working.Q244])" office:value-type="string" office:string-value="NXOR">
            <text:p>NXOR</text:p>
          </table:table-cell>
          <table:table-cell table:formula="of:=IF(ISBLANK([Working.R244]);&quot;&quot;;[Working.R244])" office:value-type="string" office:string-value="B">
            <text:p>B</text:p>
          </table:table-cell>
          <table:table-cell table:formula="of:=IF(ISBLANK([Working.S244]);&quot;&quot;;[Working.S244])" office:value-type="string" office:string-value="NXOR">
            <text:p>NXOR</text:p>
          </table:table-cell>
          <table:table-cell table:formula="of:=IF(ISBLANK([Working.T244]);&quot;&quot;;[Working.T244])" office:value-type="string" office:string-value="NXOR B">
            <text:p>NXOR B</text:p>
          </table:table-cell>
          <table:table-cell table:formula="of:=IF(ISBLANK([Working.U244]);&quot;&quot;;[Working.U244])">
            <text:p/>
          </table:table-cell>
        </table:table-row>
        <table:table-row table:style-name="ro3">
          <table:table-cell table:formula="of:=IF(ISBLANK([Working.A245]);&quot;&quot;;[Working.A245])" office:value-type="float" office:value="243">
            <text:p>243</text:p>
          </table:table-cell>
          <table:table-cell table:formula="of:=IF(ISBLANK([Working.B245]);&quot;&quot;;[Working.B245])" office:value-type="string" office:string-value="F3">
            <text:p>F3</text:p>
          </table:table-cell>
          <table:table-cell table:formula="of:=IF(ISBLANK([Working.C245]);&quot;&quot;;[Working.C245])" office:value-type="string" office:string-value="11110011">
            <text:p>11110011</text:p>
          </table:table-cell>
          <table:table-cell table:formula="of:=IF(ISBLANK([Working.E245]);&quot;&quot;;[Working.E245])" office:value-type="string" office:string-value="11">
            <text:p>11</text:p>
          </table:table-cell>
          <table:table-cell table:formula="of:=IF(ISBLANK([Working.G245]);&quot;&quot;;[Working.G245])">
            <text:p/>
          </table:table-cell>
          <table:table-cell table:formula="of:=IF(ISBLANK([Working.I245]);&quot;&quot;;[Working.I245])">
            <text:p/>
          </table:table-cell>
          <table:table-cell table:formula="of:=IF(ISBLANK([Working.K245]);&quot;&quot;;[Working.K245])" office:value-type="string" office:string-value="1100">
            <text:p>1100</text:p>
          </table:table-cell>
          <table:table-cell table:formula="of:=IF(ISBLANK([Working.M245]);&quot;&quot;;[Working.M245])" office:value-type="string" office:string-value="11">
            <text:p>11</text:p>
          </table:table-cell>
          <table:table-cell table:formula="of:=IF(ISBLANK([Working.N245]);&quot;&quot;;[Working.N245])" office:value-type="string" office:string-value="ALU">
            <text:p>ALU</text:p>
          </table:table-cell>
          <table:table-cell table:formula="of:=IF(ISBLANK([Working.O245]);&quot;&quot;;[Working.O245])">
            <text:p/>
          </table:table-cell>
          <table:table-cell table:formula="of:=IF(ISBLANK([Working.P245]);&quot;&quot;;[Working.P245])">
            <text:p/>
          </table:table-cell>
          <table:table-cell table:formula="of:=IF(ISBLANK([Working.Q245]);&quot;&quot;;[Working.Q245])" office:value-type="string" office:string-value="NXOR">
            <text:p>NXOR</text:p>
          </table:table-cell>
          <table:table-cell table:formula="of:=IF(ISBLANK([Working.R245]);&quot;&quot;;[Working.R245])" office:value-type="string" office:string-value="C">
            <text:p>C</text:p>
          </table:table-cell>
          <table:table-cell table:formula="of:=IF(ISBLANK([Working.S245]);&quot;&quot;;[Working.S245])" office:value-type="string" office:string-value="NXOR">
            <text:p>NXOR</text:p>
          </table:table-cell>
          <table:table-cell table:formula="of:=IF(ISBLANK([Working.T245]);&quot;&quot;;[Working.T245])" office:value-type="string" office:string-value="NXOR C">
            <text:p>NXOR C</text:p>
          </table:table-cell>
          <table:table-cell table:formula="of:=IF(ISBLANK([Working.U245]);&quot;&quot;;[Working.U245])">
            <text:p/>
          </table:table-cell>
        </table:table-row>
        <table:table-row table:style-name="ro3">
          <table:table-cell table:formula="of:=IF(ISBLANK([Working.A246]);&quot;&quot;;[Working.A246])" office:value-type="float" office:value="244">
            <text:p>244</text:p>
          </table:table-cell>
          <table:table-cell table:formula="of:=IF(ISBLANK([Working.B246]);&quot;&quot;;[Working.B246])" office:value-type="string" office:string-value="F4">
            <text:p>F4</text:p>
          </table:table-cell>
          <table:table-cell table:formula="of:=IF(ISBLANK([Working.C246]);&quot;&quot;;[Working.C246])" office:value-type="string" office:string-value="11110100">
            <text:p>11110100</text:p>
          </table:table-cell>
          <table:table-cell table:formula="of:=IF(ISBLANK([Working.E246]);&quot;&quot;;[Working.E246])" office:value-type="string" office:string-value="11">
            <text:p>11</text:p>
          </table:table-cell>
          <table:table-cell table:formula="of:=IF(ISBLANK([Working.G246]);&quot;&quot;;[Working.G246])">
            <text:p/>
          </table:table-cell>
          <table:table-cell table:formula="of:=IF(ISBLANK([Working.I246]);&quot;&quot;;[Working.I246])">
            <text:p/>
          </table:table-cell>
          <table:table-cell table:formula="of:=IF(ISBLANK([Working.K246]);&quot;&quot;;[Working.K246])" office:value-type="string" office:string-value="1101">
            <text:p>1101</text:p>
          </table:table-cell>
          <table:table-cell table:formula="of:=IF(ISBLANK([Working.M246]);&quot;&quot;;[Working.M246])" office:value-type="string" office:string-value="00">
            <text:p>00</text:p>
          </table:table-cell>
          <table:table-cell table:formula="of:=IF(ISBLANK([Working.N246]);&quot;&quot;;[Working.N246])" office:value-type="string" office:string-value="ALU">
            <text:p>ALU</text:p>
          </table:table-cell>
          <table:table-cell table:formula="of:=IF(ISBLANK([Working.O246]);&quot;&quot;;[Working.O246])">
            <text:p/>
          </table:table-cell>
          <table:table-cell table:formula="of:=IF(ISBLANK([Working.P246]);&quot;&quot;;[Working.P246])">
            <text:p/>
          </table:table-cell>
          <table:table-cell table:formula="of:=IF(ISBLANK([Working.Q246]);&quot;&quot;;[Working.Q246])" office:value-type="string" office:string-value="NOT">
            <text:p>NOT</text:p>
          </table:table-cell>
          <table:table-cell table:formula="of:=IF(ISBLANK([Working.R246]);&quot;&quot;;[Working.R246])" office:value-type="string" office:string-value="ACC/CONST">
            <text:p>ACC/CONST</text:p>
          </table:table-cell>
          <table:table-cell table:formula="of:=IF(ISBLANK([Working.S246]);&quot;&quot;;[Working.S246])" office:value-type="string" office:string-value="NOT">
            <text:p>NOT</text:p>
          </table:table-cell>
          <table:table-cell table:formula="of:=IF(ISBLANK([Working.T246]);&quot;&quot;;[Working.T246])" office:value-type="string" office:string-value="NOT ACC">
            <text:p>NOT ACC</text:p>
          </table:table-cell>
          <table:table-cell table:formula="of:=IF(ISBLANK([Working.U246]);&quot;&quot;;[Working.U246])">
            <text:p/>
          </table:table-cell>
        </table:table-row>
        <table:table-row table:style-name="ro3">
          <table:table-cell table:formula="of:=IF(ISBLANK([Working.A247]);&quot;&quot;;[Working.A247])" office:value-type="float" office:value="245">
            <text:p>245</text:p>
          </table:table-cell>
          <table:table-cell table:formula="of:=IF(ISBLANK([Working.B247]);&quot;&quot;;[Working.B247])" office:value-type="string" office:string-value="F5">
            <text:p>F5</text:p>
          </table:table-cell>
          <table:table-cell table:formula="of:=IF(ISBLANK([Working.C247]);&quot;&quot;;[Working.C247])" office:value-type="string" office:string-value="11110101">
            <text:p>11110101</text:p>
          </table:table-cell>
          <table:table-cell table:formula="of:=IF(ISBLANK([Working.E247]);&quot;&quot;;[Working.E247])" office:value-type="string" office:string-value="11">
            <text:p>11</text:p>
          </table:table-cell>
          <table:table-cell table:formula="of:=IF(ISBLANK([Working.G247]);&quot;&quot;;[Working.G247])">
            <text:p/>
          </table:table-cell>
          <table:table-cell table:formula="of:=IF(ISBLANK([Working.I247]);&quot;&quot;;[Working.I247])">
            <text:p/>
          </table:table-cell>
          <table:table-cell table:formula="of:=IF(ISBLANK([Working.K247]);&quot;&quot;;[Working.K247])" office:value-type="string" office:string-value="1101">
            <text:p>1101</text:p>
          </table:table-cell>
          <table:table-cell table:formula="of:=IF(ISBLANK([Working.M247]);&quot;&quot;;[Working.M247])" office:value-type="string" office:string-value="01">
            <text:p>01</text:p>
          </table:table-cell>
          <table:table-cell table:formula="of:=IF(ISBLANK([Working.N247]);&quot;&quot;;[Working.N247])" office:value-type="string" office:string-value="ALU">
            <text:p>ALU</text:p>
          </table:table-cell>
          <table:table-cell table:formula="of:=IF(ISBLANK([Working.O247]);&quot;&quot;;[Working.O247])">
            <text:p/>
          </table:table-cell>
          <table:table-cell table:formula="of:=IF(ISBLANK([Working.P247]);&quot;&quot;;[Working.P247])">
            <text:p/>
          </table:table-cell>
          <table:table-cell table:formula="of:=IF(ISBLANK([Working.Q247]);&quot;&quot;;[Working.Q247])" office:value-type="string" office:string-value="NOT">
            <text:p>NOT</text:p>
          </table:table-cell>
          <table:table-cell table:formula="of:=IF(ISBLANK([Working.R247]);&quot;&quot;;[Working.R247])" office:value-type="string" office:string-value="A">
            <text:p>A</text:p>
          </table:table-cell>
          <table:table-cell table:formula="of:=IF(ISBLANK([Working.S247]);&quot;&quot;;[Working.S247])" office:value-type="string" office:string-value="NOT">
            <text:p>NOT</text:p>
          </table:table-cell>
          <table:table-cell table:formula="of:=IF(ISBLANK([Working.T247]);&quot;&quot;;[Working.T247])" office:value-type="string" office:string-value="NOT A">
            <text:p>NOT A</text:p>
          </table:table-cell>
          <table:table-cell table:formula="of:=IF(ISBLANK([Working.U247]);&quot;&quot;;[Working.U247])">
            <text:p/>
          </table:table-cell>
        </table:table-row>
        <table:table-row table:style-name="ro3">
          <table:table-cell table:formula="of:=IF(ISBLANK([Working.A248]);&quot;&quot;;[Working.A248])" office:value-type="float" office:value="246">
            <text:p>246</text:p>
          </table:table-cell>
          <table:table-cell table:formula="of:=IF(ISBLANK([Working.B248]);&quot;&quot;;[Working.B248])" office:value-type="string" office:string-value="F6">
            <text:p>F6</text:p>
          </table:table-cell>
          <table:table-cell table:formula="of:=IF(ISBLANK([Working.C248]);&quot;&quot;;[Working.C248])" office:value-type="string" office:string-value="11110110">
            <text:p>11110110</text:p>
          </table:table-cell>
          <table:table-cell table:formula="of:=IF(ISBLANK([Working.E248]);&quot;&quot;;[Working.E248])" office:value-type="string" office:string-value="11">
            <text:p>11</text:p>
          </table:table-cell>
          <table:table-cell table:formula="of:=IF(ISBLANK([Working.G248]);&quot;&quot;;[Working.G248])">
            <text:p/>
          </table:table-cell>
          <table:table-cell table:formula="of:=IF(ISBLANK([Working.I248]);&quot;&quot;;[Working.I248])">
            <text:p/>
          </table:table-cell>
          <table:table-cell table:formula="of:=IF(ISBLANK([Working.K248]);&quot;&quot;;[Working.K248])" office:value-type="string" office:string-value="1101">
            <text:p>1101</text:p>
          </table:table-cell>
          <table:table-cell table:formula="of:=IF(ISBLANK([Working.M248]);&quot;&quot;;[Working.M248])" office:value-type="string" office:string-value="10">
            <text:p>10</text:p>
          </table:table-cell>
          <table:table-cell table:formula="of:=IF(ISBLANK([Working.N248]);&quot;&quot;;[Working.N248])" office:value-type="string" office:string-value="ALU">
            <text:p>ALU</text:p>
          </table:table-cell>
          <table:table-cell table:formula="of:=IF(ISBLANK([Working.O248]);&quot;&quot;;[Working.O248])">
            <text:p/>
          </table:table-cell>
          <table:table-cell table:formula="of:=IF(ISBLANK([Working.P248]);&quot;&quot;;[Working.P248])">
            <text:p/>
          </table:table-cell>
          <table:table-cell table:formula="of:=IF(ISBLANK([Working.Q248]);&quot;&quot;;[Working.Q248])" office:value-type="string" office:string-value="NOT">
            <text:p>NOT</text:p>
          </table:table-cell>
          <table:table-cell table:formula="of:=IF(ISBLANK([Working.R248]);&quot;&quot;;[Working.R248])" office:value-type="string" office:string-value="B">
            <text:p>B</text:p>
          </table:table-cell>
          <table:table-cell table:formula="of:=IF(ISBLANK([Working.S248]);&quot;&quot;;[Working.S248])" office:value-type="string" office:string-value="NOT">
            <text:p>NOT</text:p>
          </table:table-cell>
          <table:table-cell table:formula="of:=IF(ISBLANK([Working.T248]);&quot;&quot;;[Working.T248])" office:value-type="string" office:string-value="NOT B">
            <text:p>NOT B</text:p>
          </table:table-cell>
          <table:table-cell table:formula="of:=IF(ISBLANK([Working.U248]);&quot;&quot;;[Working.U248])">
            <text:p/>
          </table:table-cell>
        </table:table-row>
        <table:table-row table:style-name="ro3">
          <table:table-cell table:formula="of:=IF(ISBLANK([Working.A249]);&quot;&quot;;[Working.A249])" office:value-type="float" office:value="247">
            <text:p>247</text:p>
          </table:table-cell>
          <table:table-cell table:formula="of:=IF(ISBLANK([Working.B249]);&quot;&quot;;[Working.B249])" office:value-type="string" office:string-value="F7">
            <text:p>F7</text:p>
          </table:table-cell>
          <table:table-cell table:formula="of:=IF(ISBLANK([Working.C249]);&quot;&quot;;[Working.C249])" office:value-type="string" office:string-value="11110111">
            <text:p>11110111</text:p>
          </table:table-cell>
          <table:table-cell table:formula="of:=IF(ISBLANK([Working.E249]);&quot;&quot;;[Working.E249])" office:value-type="string" office:string-value="11">
            <text:p>11</text:p>
          </table:table-cell>
          <table:table-cell table:formula="of:=IF(ISBLANK([Working.G249]);&quot;&quot;;[Working.G249])">
            <text:p/>
          </table:table-cell>
          <table:table-cell table:formula="of:=IF(ISBLANK([Working.I249]);&quot;&quot;;[Working.I249])">
            <text:p/>
          </table:table-cell>
          <table:table-cell table:formula="of:=IF(ISBLANK([Working.K249]);&quot;&quot;;[Working.K249])" office:value-type="string" office:string-value="1101">
            <text:p>1101</text:p>
          </table:table-cell>
          <table:table-cell table:formula="of:=IF(ISBLANK([Working.M249]);&quot;&quot;;[Working.M249])" office:value-type="string" office:string-value="11">
            <text:p>11</text:p>
          </table:table-cell>
          <table:table-cell table:formula="of:=IF(ISBLANK([Working.N249]);&quot;&quot;;[Working.N249])" office:value-type="string" office:string-value="ALU">
            <text:p>ALU</text:p>
          </table:table-cell>
          <table:table-cell table:formula="of:=IF(ISBLANK([Working.O249]);&quot;&quot;;[Working.O249])">
            <text:p/>
          </table:table-cell>
          <table:table-cell table:formula="of:=IF(ISBLANK([Working.P249]);&quot;&quot;;[Working.P249])">
            <text:p/>
          </table:table-cell>
          <table:table-cell table:formula="of:=IF(ISBLANK([Working.Q249]);&quot;&quot;;[Working.Q249])" office:value-type="string" office:string-value="NOT">
            <text:p>NOT</text:p>
          </table:table-cell>
          <table:table-cell table:formula="of:=IF(ISBLANK([Working.R249]);&quot;&quot;;[Working.R249])" office:value-type="string" office:string-value="C">
            <text:p>C</text:p>
          </table:table-cell>
          <table:table-cell table:formula="of:=IF(ISBLANK([Working.S249]);&quot;&quot;;[Working.S249])" office:value-type="string" office:string-value="NOT">
            <text:p>NOT</text:p>
          </table:table-cell>
          <table:table-cell table:formula="of:=IF(ISBLANK([Working.T249]);&quot;&quot;;[Working.T249])" office:value-type="string" office:string-value="NOT C">
            <text:p>NOT C</text:p>
          </table:table-cell>
          <table:table-cell table:formula="of:=IF(ISBLANK([Working.U249]);&quot;&quot;;[Working.U249])">
            <text:p/>
          </table:table-cell>
        </table:table-row>
        <table:table-row table:style-name="ro3">
          <table:table-cell table:formula="of:=IF(ISBLANK([Working.A250]);&quot;&quot;;[Working.A250])" office:value-type="float" office:value="248">
            <text:p>248</text:p>
          </table:table-cell>
          <table:table-cell table:formula="of:=IF(ISBLANK([Working.B250]);&quot;&quot;;[Working.B250])" office:value-type="string" office:string-value="F8">
            <text:p>F8</text:p>
          </table:table-cell>
          <table:table-cell table:formula="of:=IF(ISBLANK([Working.C250]);&quot;&quot;;[Working.C250])" office:value-type="string" office:string-value="11111000">
            <text:p>11111000</text:p>
          </table:table-cell>
          <table:table-cell table:formula="of:=IF(ISBLANK([Working.E250]);&quot;&quot;;[Working.E250])" office:value-type="string" office:string-value="11">
            <text:p>11</text:p>
          </table:table-cell>
          <table:table-cell table:formula="of:=IF(ISBLANK([Working.G250]);&quot;&quot;;[Working.G250])">
            <text:p/>
          </table:table-cell>
          <table:table-cell table:formula="of:=IF(ISBLANK([Working.I250]);&quot;&quot;;[Working.I250])">
            <text:p/>
          </table:table-cell>
          <table:table-cell table:formula="of:=IF(ISBLANK([Working.K250]);&quot;&quot;;[Working.K250])" office:value-type="string" office:string-value="1110">
            <text:p>1110</text:p>
          </table:table-cell>
          <table:table-cell table:formula="of:=IF(ISBLANK([Working.M250]);&quot;&quot;;[Working.M250])" office:value-type="string" office:string-value="00">
            <text:p>00</text:p>
          </table:table-cell>
          <table:table-cell table:formula="of:=IF(ISBLANK([Working.N250]);&quot;&quot;;[Working.N250])" office:value-type="string" office:string-value="ALU">
            <text:p>ALU</text:p>
          </table:table-cell>
          <table:table-cell table:formula="of:=IF(ISBLANK([Working.O250]);&quot;&quot;;[Working.O250])">
            <text:p/>
          </table:table-cell>
          <table:table-cell table:formula="of:=IF(ISBLANK([Working.P250]);&quot;&quot;;[Working.P250])">
            <text:p/>
          </table:table-cell>
          <table:table-cell table:formula="of:=IF(ISBLANK([Working.Q250]);&quot;&quot;;[Working.Q250])" office:value-type="string" office:string-value="LSHIFT">
            <text:p>LSHIFT</text:p>
          </table:table-cell>
          <table:table-cell table:formula="of:=IF(ISBLANK([Working.R250]);&quot;&quot;;[Working.R250])" office:value-type="string" office:string-value="ACC/CONST">
            <text:p>ACC/CONST</text:p>
          </table:table-cell>
          <table:table-cell table:formula="of:=IF(ISBLANK([Working.S250]);&quot;&quot;;[Working.S250])" office:value-type="string" office:string-value="LSHIFT">
            <text:p>LSHIFT</text:p>
          </table:table-cell>
          <table:table-cell table:formula="of:=IF(ISBLANK([Working.T250]);&quot;&quot;;[Working.T250])" office:value-type="string" office:string-value="LSHIFT ACC">
            <text:p>LSHIFT ACC</text:p>
          </table:table-cell>
          <table:table-cell table:formula="of:=IF(ISBLANK([Working.U250]);&quot;&quot;;[Working.U250])">
            <text:p/>
          </table:table-cell>
        </table:table-row>
        <table:table-row table:style-name="ro3">
          <table:table-cell table:formula="of:=IF(ISBLANK([Working.A251]);&quot;&quot;;[Working.A251])" office:value-type="float" office:value="249">
            <text:p>249</text:p>
          </table:table-cell>
          <table:table-cell table:formula="of:=IF(ISBLANK([Working.B251]);&quot;&quot;;[Working.B251])" office:value-type="string" office:string-value="F9">
            <text:p>F9</text:p>
          </table:table-cell>
          <table:table-cell table:formula="of:=IF(ISBLANK([Working.C251]);&quot;&quot;;[Working.C251])" office:value-type="string" office:string-value="11111001">
            <text:p>11111001</text:p>
          </table:table-cell>
          <table:table-cell table:formula="of:=IF(ISBLANK([Working.E251]);&quot;&quot;;[Working.E251])" office:value-type="string" office:string-value="11">
            <text:p>11</text:p>
          </table:table-cell>
          <table:table-cell table:formula="of:=IF(ISBLANK([Working.G251]);&quot;&quot;;[Working.G251])">
            <text:p/>
          </table:table-cell>
          <table:table-cell table:formula="of:=IF(ISBLANK([Working.I251]);&quot;&quot;;[Working.I251])">
            <text:p/>
          </table:table-cell>
          <table:table-cell table:formula="of:=IF(ISBLANK([Working.K251]);&quot;&quot;;[Working.K251])" office:value-type="string" office:string-value="1110">
            <text:p>1110</text:p>
          </table:table-cell>
          <table:table-cell table:formula="of:=IF(ISBLANK([Working.M251]);&quot;&quot;;[Working.M251])" office:value-type="string" office:string-value="01">
            <text:p>01</text:p>
          </table:table-cell>
          <table:table-cell table:formula="of:=IF(ISBLANK([Working.N251]);&quot;&quot;;[Working.N251])" office:value-type="string" office:string-value="ALU">
            <text:p>ALU</text:p>
          </table:table-cell>
          <table:table-cell table:formula="of:=IF(ISBLANK([Working.O251]);&quot;&quot;;[Working.O251])">
            <text:p/>
          </table:table-cell>
          <table:table-cell table:formula="of:=IF(ISBLANK([Working.P251]);&quot;&quot;;[Working.P251])">
            <text:p/>
          </table:table-cell>
          <table:table-cell table:formula="of:=IF(ISBLANK([Working.Q251]);&quot;&quot;;[Working.Q251])" office:value-type="string" office:string-value="LSHIFT">
            <text:p>LSHIFT</text:p>
          </table:table-cell>
          <table:table-cell table:formula="of:=IF(ISBLANK([Working.R251]);&quot;&quot;;[Working.R251])" office:value-type="string" office:string-value="A">
            <text:p>A</text:p>
          </table:table-cell>
          <table:table-cell table:formula="of:=IF(ISBLANK([Working.S251]);&quot;&quot;;[Working.S251])" office:value-type="string" office:string-value="LSHIFT">
            <text:p>LSHIFT</text:p>
          </table:table-cell>
          <table:table-cell table:formula="of:=IF(ISBLANK([Working.T251]);&quot;&quot;;[Working.T251])" office:value-type="string" office:string-value="LSHIFT A">
            <text:p>LSHIFT A</text:p>
          </table:table-cell>
          <table:table-cell table:formula="of:=IF(ISBLANK([Working.U251]);&quot;&quot;;[Working.U251])">
            <text:p/>
          </table:table-cell>
        </table:table-row>
        <table:table-row table:style-name="ro3">
          <table:table-cell table:formula="of:=IF(ISBLANK([Working.A252]);&quot;&quot;;[Working.A252])" office:value-type="float" office:value="250">
            <text:p>250</text:p>
          </table:table-cell>
          <table:table-cell table:formula="of:=IF(ISBLANK([Working.B252]);&quot;&quot;;[Working.B252])" office:value-type="string" office:string-value="FA">
            <text:p>FA</text:p>
          </table:table-cell>
          <table:table-cell table:formula="of:=IF(ISBLANK([Working.C252]);&quot;&quot;;[Working.C252])" office:value-type="string" office:string-value="11111010">
            <text:p>11111010</text:p>
          </table:table-cell>
          <table:table-cell table:formula="of:=IF(ISBLANK([Working.E252]);&quot;&quot;;[Working.E252])" office:value-type="string" office:string-value="11">
            <text:p>11</text:p>
          </table:table-cell>
          <table:table-cell table:formula="of:=IF(ISBLANK([Working.G252]);&quot;&quot;;[Working.G252])">
            <text:p/>
          </table:table-cell>
          <table:table-cell table:formula="of:=IF(ISBLANK([Working.I252]);&quot;&quot;;[Working.I252])">
            <text:p/>
          </table:table-cell>
          <table:table-cell table:formula="of:=IF(ISBLANK([Working.K252]);&quot;&quot;;[Working.K252])" office:value-type="string" office:string-value="1110">
            <text:p>1110</text:p>
          </table:table-cell>
          <table:table-cell table:formula="of:=IF(ISBLANK([Working.M252]);&quot;&quot;;[Working.M252])" office:value-type="string" office:string-value="10">
            <text:p>10</text:p>
          </table:table-cell>
          <table:table-cell table:formula="of:=IF(ISBLANK([Working.N252]);&quot;&quot;;[Working.N252])" office:value-type="string" office:string-value="ALU">
            <text:p>ALU</text:p>
          </table:table-cell>
          <table:table-cell table:formula="of:=IF(ISBLANK([Working.O252]);&quot;&quot;;[Working.O252])">
            <text:p/>
          </table:table-cell>
          <table:table-cell table:formula="of:=IF(ISBLANK([Working.P252]);&quot;&quot;;[Working.P252])">
            <text:p/>
          </table:table-cell>
          <table:table-cell table:formula="of:=IF(ISBLANK([Working.Q252]);&quot;&quot;;[Working.Q252])" office:value-type="string" office:string-value="LSHIFT">
            <text:p>LSHIFT</text:p>
          </table:table-cell>
          <table:table-cell table:formula="of:=IF(ISBLANK([Working.R252]);&quot;&quot;;[Working.R252])" office:value-type="string" office:string-value="B">
            <text:p>B</text:p>
          </table:table-cell>
          <table:table-cell table:formula="of:=IF(ISBLANK([Working.S252]);&quot;&quot;;[Working.S252])" office:value-type="string" office:string-value="LSHIFT">
            <text:p>LSHIFT</text:p>
          </table:table-cell>
          <table:table-cell table:formula="of:=IF(ISBLANK([Working.T252]);&quot;&quot;;[Working.T252])" office:value-type="string" office:string-value="LSHIFT B">
            <text:p>LSHIFT B</text:p>
          </table:table-cell>
          <table:table-cell table:formula="of:=IF(ISBLANK([Working.U252]);&quot;&quot;;[Working.U252])">
            <text:p/>
          </table:table-cell>
        </table:table-row>
        <table:table-row table:style-name="ro3">
          <table:table-cell table:formula="of:=IF(ISBLANK([Working.A253]);&quot;&quot;;[Working.A253])" office:value-type="float" office:value="251">
            <text:p>251</text:p>
          </table:table-cell>
          <table:table-cell table:formula="of:=IF(ISBLANK([Working.B253]);&quot;&quot;;[Working.B253])" office:value-type="string" office:string-value="FB">
            <text:p>FB</text:p>
          </table:table-cell>
          <table:table-cell table:formula="of:=IF(ISBLANK([Working.C253]);&quot;&quot;;[Working.C253])" office:value-type="string" office:string-value="11111011">
            <text:p>11111011</text:p>
          </table:table-cell>
          <table:table-cell table:formula="of:=IF(ISBLANK([Working.E253]);&quot;&quot;;[Working.E253])" office:value-type="string" office:string-value="11">
            <text:p>11</text:p>
          </table:table-cell>
          <table:table-cell table:formula="of:=IF(ISBLANK([Working.G253]);&quot;&quot;;[Working.G253])">
            <text:p/>
          </table:table-cell>
          <table:table-cell table:formula="of:=IF(ISBLANK([Working.I253]);&quot;&quot;;[Working.I253])">
            <text:p/>
          </table:table-cell>
          <table:table-cell table:formula="of:=IF(ISBLANK([Working.K253]);&quot;&quot;;[Working.K253])" office:value-type="string" office:string-value="1110">
            <text:p>1110</text:p>
          </table:table-cell>
          <table:table-cell table:formula="of:=IF(ISBLANK([Working.M253]);&quot;&quot;;[Working.M253])" office:value-type="string" office:string-value="11">
            <text:p>11</text:p>
          </table:table-cell>
          <table:table-cell table:formula="of:=IF(ISBLANK([Working.N253]);&quot;&quot;;[Working.N253])" office:value-type="string" office:string-value="ALU">
            <text:p>ALU</text:p>
          </table:table-cell>
          <table:table-cell table:formula="of:=IF(ISBLANK([Working.O253]);&quot;&quot;;[Working.O253])">
            <text:p/>
          </table:table-cell>
          <table:table-cell table:formula="of:=IF(ISBLANK([Working.P253]);&quot;&quot;;[Working.P253])">
            <text:p/>
          </table:table-cell>
          <table:table-cell table:formula="of:=IF(ISBLANK([Working.Q253]);&quot;&quot;;[Working.Q253])" office:value-type="string" office:string-value="LSHIFT">
            <text:p>LSHIFT</text:p>
          </table:table-cell>
          <table:table-cell table:formula="of:=IF(ISBLANK([Working.R253]);&quot;&quot;;[Working.R253])" office:value-type="string" office:string-value="C">
            <text:p>C</text:p>
          </table:table-cell>
          <table:table-cell table:formula="of:=IF(ISBLANK([Working.S253]);&quot;&quot;;[Working.S253])" office:value-type="string" office:string-value="LSHIFT">
            <text:p>LSHIFT</text:p>
          </table:table-cell>
          <table:table-cell table:formula="of:=IF(ISBLANK([Working.T253]);&quot;&quot;;[Working.T253])" office:value-type="string" office:string-value="LSHIFT C">
            <text:p>LSHIFT C</text:p>
          </table:table-cell>
          <table:table-cell table:formula="of:=IF(ISBLANK([Working.U253]);&quot;&quot;;[Working.U253])">
            <text:p/>
          </table:table-cell>
        </table:table-row>
        <table:table-row table:style-name="ro3">
          <table:table-cell table:formula="of:=IF(ISBLANK([Working.A254]);&quot;&quot;;[Working.A254])" office:value-type="float" office:value="252">
            <text:p>252</text:p>
          </table:table-cell>
          <table:table-cell table:formula="of:=IF(ISBLANK([Working.B254]);&quot;&quot;;[Working.B254])" office:value-type="string" office:string-value="FC">
            <text:p>FC</text:p>
          </table:table-cell>
          <table:table-cell table:formula="of:=IF(ISBLANK([Working.C254]);&quot;&quot;;[Working.C254])" office:value-type="string" office:string-value="11111100">
            <text:p>11111100</text:p>
          </table:table-cell>
          <table:table-cell table:formula="of:=IF(ISBLANK([Working.E254]);&quot;&quot;;[Working.E254])" office:value-type="string" office:string-value="11">
            <text:p>11</text:p>
          </table:table-cell>
          <table:table-cell table:formula="of:=IF(ISBLANK([Working.G254]);&quot;&quot;;[Working.G254])">
            <text:p/>
          </table:table-cell>
          <table:table-cell table:formula="of:=IF(ISBLANK([Working.I254]);&quot;&quot;;[Working.I254])">
            <text:p/>
          </table:table-cell>
          <table:table-cell table:formula="of:=IF(ISBLANK([Working.K254]);&quot;&quot;;[Working.K254])" office:value-type="string" office:string-value="1111">
            <text:p>1111</text:p>
          </table:table-cell>
          <table:table-cell table:formula="of:=IF(ISBLANK([Working.M254]);&quot;&quot;;[Working.M254])" office:value-type="string" office:string-value="00">
            <text:p>00</text:p>
          </table:table-cell>
          <table:table-cell table:formula="of:=IF(ISBLANK([Working.N254]);&quot;&quot;;[Working.N254])" office:value-type="string" office:string-value="ALU">
            <text:p>ALU</text:p>
          </table:table-cell>
          <table:table-cell table:formula="of:=IF(ISBLANK([Working.O254]);&quot;&quot;;[Working.O254])">
            <text:p/>
          </table:table-cell>
          <table:table-cell table:formula="of:=IF(ISBLANK([Working.P254]);&quot;&quot;;[Working.P254])">
            <text:p/>
          </table:table-cell>
          <table:table-cell table:formula="of:=IF(ISBLANK([Working.Q254]);&quot;&quot;;[Working.Q254])" office:value-type="string" office:string-value="LSHIFTC">
            <text:p>LSHIFTC</text:p>
          </table:table-cell>
          <table:table-cell table:formula="of:=IF(ISBLANK([Working.R254]);&quot;&quot;;[Working.R254])" office:value-type="string" office:string-value="ACC/CONST">
            <text:p>ACC/CONST</text:p>
          </table:table-cell>
          <table:table-cell table:formula="of:=IF(ISBLANK([Working.S254]);&quot;&quot;;[Working.S254])" office:value-type="string" office:string-value="LSHIFTC">
            <text:p>LSHIFTC</text:p>
          </table:table-cell>
          <table:table-cell table:formula="of:=IF(ISBLANK([Working.T254]);&quot;&quot;;[Working.T254])" office:value-type="string" office:string-value="LSHIFTC ACC">
            <text:p>LSHIFTC ACC</text:p>
          </table:table-cell>
          <table:table-cell table:formula="of:=IF(ISBLANK([Working.U254]);&quot;&quot;;[Working.U254])">
            <text:p/>
          </table:table-cell>
        </table:table-row>
        <table:table-row table:style-name="ro3">
          <table:table-cell table:formula="of:=IF(ISBLANK([Working.A255]);&quot;&quot;;[Working.A255])" office:value-type="float" office:value="253">
            <text:p>253</text:p>
          </table:table-cell>
          <table:table-cell table:formula="of:=IF(ISBLANK([Working.B255]);&quot;&quot;;[Working.B255])" office:value-type="string" office:string-value="FD">
            <text:p>FD</text:p>
          </table:table-cell>
          <table:table-cell table:formula="of:=IF(ISBLANK([Working.C255]);&quot;&quot;;[Working.C255])" office:value-type="string" office:string-value="11111101">
            <text:p>11111101</text:p>
          </table:table-cell>
          <table:table-cell table:formula="of:=IF(ISBLANK([Working.E255]);&quot;&quot;;[Working.E255])" office:value-type="string" office:string-value="11">
            <text:p>11</text:p>
          </table:table-cell>
          <table:table-cell table:formula="of:=IF(ISBLANK([Working.G255]);&quot;&quot;;[Working.G255])">
            <text:p/>
          </table:table-cell>
          <table:table-cell table:formula="of:=IF(ISBLANK([Working.I255]);&quot;&quot;;[Working.I255])">
            <text:p/>
          </table:table-cell>
          <table:table-cell table:formula="of:=IF(ISBLANK([Working.K255]);&quot;&quot;;[Working.K255])" office:value-type="string" office:string-value="1111">
            <text:p>1111</text:p>
          </table:table-cell>
          <table:table-cell table:formula="of:=IF(ISBLANK([Working.M255]);&quot;&quot;;[Working.M255])" office:value-type="string" office:string-value="01">
            <text:p>01</text:p>
          </table:table-cell>
          <table:table-cell table:formula="of:=IF(ISBLANK([Working.N255]);&quot;&quot;;[Working.N255])" office:value-type="string" office:string-value="ALU">
            <text:p>ALU</text:p>
          </table:table-cell>
          <table:table-cell table:formula="of:=IF(ISBLANK([Working.O255]);&quot;&quot;;[Working.O255])">
            <text:p/>
          </table:table-cell>
          <table:table-cell table:formula="of:=IF(ISBLANK([Working.P255]);&quot;&quot;;[Working.P255])">
            <text:p/>
          </table:table-cell>
          <table:table-cell table:formula="of:=IF(ISBLANK([Working.Q255]);&quot;&quot;;[Working.Q255])" office:value-type="string" office:string-value="LSHIFTC">
            <text:p>LSHIFTC</text:p>
          </table:table-cell>
          <table:table-cell table:formula="of:=IF(ISBLANK([Working.R255]);&quot;&quot;;[Working.R255])" office:value-type="string" office:string-value="A">
            <text:p>A</text:p>
          </table:table-cell>
          <table:table-cell table:formula="of:=IF(ISBLANK([Working.S255]);&quot;&quot;;[Working.S255])" office:value-type="string" office:string-value="LSHIFTC">
            <text:p>LSHIFTC</text:p>
          </table:table-cell>
          <table:table-cell table:formula="of:=IF(ISBLANK([Working.T255]);&quot;&quot;;[Working.T255])" office:value-type="string" office:string-value="LSHIFTC A">
            <text:p>LSHIFTC A</text:p>
          </table:table-cell>
          <table:table-cell table:formula="of:=IF(ISBLANK([Working.U255]);&quot;&quot;;[Working.U255])">
            <text:p/>
          </table:table-cell>
        </table:table-row>
        <table:table-row table:style-name="ro3">
          <table:table-cell table:formula="of:=IF(ISBLANK([Working.A256]);&quot;&quot;;[Working.A256])" office:value-type="float" office:value="254">
            <text:p>254</text:p>
          </table:table-cell>
          <table:table-cell table:formula="of:=IF(ISBLANK([Working.B256]);&quot;&quot;;[Working.B256])" office:value-type="string" office:string-value="FE">
            <text:p>FE</text:p>
          </table:table-cell>
          <table:table-cell table:formula="of:=IF(ISBLANK([Working.C256]);&quot;&quot;;[Working.C256])" office:value-type="string" office:string-value="11111110">
            <text:p>11111110</text:p>
          </table:table-cell>
          <table:table-cell table:formula="of:=IF(ISBLANK([Working.E256]);&quot;&quot;;[Working.E256])" office:value-type="string" office:string-value="11">
            <text:p>11</text:p>
          </table:table-cell>
          <table:table-cell table:formula="of:=IF(ISBLANK([Working.G256]);&quot;&quot;;[Working.G256])">
            <text:p/>
          </table:table-cell>
          <table:table-cell table:formula="of:=IF(ISBLANK([Working.I256]);&quot;&quot;;[Working.I256])">
            <text:p/>
          </table:table-cell>
          <table:table-cell table:formula="of:=IF(ISBLANK([Working.K256]);&quot;&quot;;[Working.K256])" office:value-type="string" office:string-value="1111">
            <text:p>1111</text:p>
          </table:table-cell>
          <table:table-cell table:formula="of:=IF(ISBLANK([Working.M256]);&quot;&quot;;[Working.M256])" office:value-type="string" office:string-value="10">
            <text:p>10</text:p>
          </table:table-cell>
          <table:table-cell table:formula="of:=IF(ISBLANK([Working.N256]);&quot;&quot;;[Working.N256])" office:value-type="string" office:string-value="ALU">
            <text:p>ALU</text:p>
          </table:table-cell>
          <table:table-cell table:formula="of:=IF(ISBLANK([Working.O256]);&quot;&quot;;[Working.O256])">
            <text:p/>
          </table:table-cell>
          <table:table-cell table:formula="of:=IF(ISBLANK([Working.P256]);&quot;&quot;;[Working.P256])">
            <text:p/>
          </table:table-cell>
          <table:table-cell table:formula="of:=IF(ISBLANK([Working.Q256]);&quot;&quot;;[Working.Q256])" office:value-type="string" office:string-value="LSHIFTC">
            <text:p>LSHIFTC</text:p>
          </table:table-cell>
          <table:table-cell table:formula="of:=IF(ISBLANK([Working.R256]);&quot;&quot;;[Working.R256])" office:value-type="string" office:string-value="B">
            <text:p>B</text:p>
          </table:table-cell>
          <table:table-cell table:formula="of:=IF(ISBLANK([Working.S256]);&quot;&quot;;[Working.S256])" office:value-type="string" office:string-value="LSHIFTC">
            <text:p>LSHIFTC</text:p>
          </table:table-cell>
          <table:table-cell table:formula="of:=IF(ISBLANK([Working.T256]);&quot;&quot;;[Working.T256])" office:value-type="string" office:string-value="LSHIFTC B">
            <text:p>LSHIFTC B</text:p>
          </table:table-cell>
          <table:table-cell table:formula="of:=IF(ISBLANK([Working.U256]);&quot;&quot;;[Working.U256])">
            <text:p/>
          </table:table-cell>
        </table:table-row>
        <table:table-row table:style-name="ro3">
          <table:table-cell table:formula="of:=IF(ISBLANK([Working.A257]);&quot;&quot;;[Working.A257])" office:value-type="float" office:value="255">
            <text:p>255</text:p>
          </table:table-cell>
          <table:table-cell table:formula="of:=IF(ISBLANK([Working.B257]);&quot;&quot;;[Working.B257])" office:value-type="string" office:string-value="FF">
            <text:p>FF</text:p>
          </table:table-cell>
          <table:table-cell table:formula="of:=IF(ISBLANK([Working.C257]);&quot;&quot;;[Working.C257])" office:value-type="string" office:string-value="11111111">
            <text:p>11111111</text:p>
          </table:table-cell>
          <table:table-cell table:formula="of:=IF(ISBLANK([Working.E257]);&quot;&quot;;[Working.E257])" office:value-type="string" office:string-value="11">
            <text:p>11</text:p>
          </table:table-cell>
          <table:table-cell table:formula="of:=IF(ISBLANK([Working.G257]);&quot;&quot;;[Working.G257])">
            <text:p/>
          </table:table-cell>
          <table:table-cell table:formula="of:=IF(ISBLANK([Working.I257]);&quot;&quot;;[Working.I257])">
            <text:p/>
          </table:table-cell>
          <table:table-cell table:formula="of:=IF(ISBLANK([Working.K257]);&quot;&quot;;[Working.K257])" office:value-type="string" office:string-value="1111">
            <text:p>1111</text:p>
          </table:table-cell>
          <table:table-cell table:formula="of:=IF(ISBLANK([Working.M257]);&quot;&quot;;[Working.M257])" office:value-type="string" office:string-value="11">
            <text:p>11</text:p>
          </table:table-cell>
          <table:table-cell table:formula="of:=IF(ISBLANK([Working.N257]);&quot;&quot;;[Working.N257])" office:value-type="string" office:string-value="ALU">
            <text:p>ALU</text:p>
          </table:table-cell>
          <table:table-cell table:formula="of:=IF(ISBLANK([Working.O257]);&quot;&quot;;[Working.O257])">
            <text:p/>
          </table:table-cell>
          <table:table-cell table:formula="of:=IF(ISBLANK([Working.P257]);&quot;&quot;;[Working.P257])">
            <text:p/>
          </table:table-cell>
          <table:table-cell table:formula="of:=IF(ISBLANK([Working.Q257]);&quot;&quot;;[Working.Q257])" office:value-type="string" office:string-value="LSHIFTC">
            <text:p>LSHIFTC</text:p>
          </table:table-cell>
          <table:table-cell table:formula="of:=IF(ISBLANK([Working.R257]);&quot;&quot;;[Working.R257])" office:value-type="string" office:string-value="C">
            <text:p>C</text:p>
          </table:table-cell>
          <table:table-cell table:formula="of:=IF(ISBLANK([Working.S257]);&quot;&quot;;[Working.S257])" office:value-type="string" office:string-value="LSHIFTC">
            <text:p>LSHIFTC</text:p>
          </table:table-cell>
          <table:table-cell table:formula="of:=IF(ISBLANK([Working.T257]);&quot;&quot;;[Working.T257])" office:value-type="string" office:string-value="LSHIFTC C">
            <text:p>LSHIFTC C</text:p>
          </table:table-cell>
          <table:table-cell table:formula="of:=IF(ISBLANK([Working.U257]);&quot;&quot;;[Working.U257])">
            <text:p/>
          </table:table-cell>
        </table:table-row>
      </table:table>
      <table:table table:name="Control signal planning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row table:style-name="ro3">
          <table:table-cell/>
          <table:table-cell office:value-type="string">
            <text:p>ACC_IN</text:p>
          </table:table-cell>
          <table:table-cell table:number-columns-repeated="3"/>
          <table:table-cell office:value-type="string">
            <text:p>OUTSEL_0</text:p>
          </table:table-cell>
        </table:table-row>
        <table:table-row table:style-name="ro3">
          <table:table-cell/>
          <table:table-cell office:value-type="string">
            <text:p>ACC_OUT</text:p>
          </table:table-cell>
          <table:table-cell table:number-columns-repeated="3"/>
          <table:table-cell office:value-type="string">
            <text:p>OUTSEL_1</text:p>
          </table:table-cell>
        </table:table-row>
        <table:table-row table:style-name="ro3">
          <table:table-cell/>
          <table:table-cell office:value-type="string">
            <text:p>A_IN</text:p>
          </table:table-cell>
          <table:table-cell table:number-columns-repeated="3"/>
          <table:table-cell office:value-type="string">
            <text:p>OUTSEL_2</text:p>
          </table:table-cell>
        </table:table-row>
        <table:table-row table:style-name="ro3">
          <table:table-cell/>
          <table:table-cell office:value-type="string">
            <text:p>A_OUT</text:p>
          </table:table-cell>
          <table:table-cell table:number-columns-repeated="3"/>
          <table:table-cell office:value-type="string">
            <text:p>ACC_IN</text:p>
          </table:table-cell>
        </table:table-row>
        <table:table-row table:style-name="ro3">
          <table:table-cell/>
          <table:table-cell office:value-type="string">
            <text:p>B_IN</text:p>
          </table:table-cell>
          <table:table-cell table:number-columns-repeated="3"/>
          <table:table-cell office:value-type="string">
            <text:p>A_IN</text:p>
          </table:table-cell>
        </table:table-row>
        <table:table-row table:style-name="ro3">
          <table:table-cell/>
          <table:table-cell office:value-type="string">
            <text:p>B_OUT</text:p>
          </table:table-cell>
          <table:table-cell table:number-columns-repeated="3"/>
          <table:table-cell office:value-type="string">
            <text:p>B_IN</text:p>
          </table:table-cell>
        </table:table-row>
        <table:table-row table:style-name="ro3">
          <table:table-cell/>
          <table:table-cell office:value-type="string">
            <text:p>C_IN</text:p>
          </table:table-cell>
          <table:table-cell table:number-columns-repeated="3"/>
          <table:table-cell office:value-type="string">
            <text:p>C_IN</text:p>
          </table:table-cell>
        </table:table-row>
        <table:table-row table:style-name="ro3">
          <table:table-cell/>
          <table:table-cell office:value-type="string">
            <text:p>C_OUT</text:p>
          </table:table-cell>
          <table:table-cell table:number-columns-repeated="3"/>
          <table:table-cell office:value-type="string">
            <text:p>PC_HI_IN</text:p>
          </table:table-cell>
        </table:table-row>
        <table:table-row table:style-name="ro3">
          <table:table-cell/>
          <table:table-cell office:value-type="string">
            <text:p>PC_HI_IN</text:p>
          </table:table-cell>
          <table:table-cell table:number-columns-repeated="3"/>
          <table:table-cell office:value-type="string">
            <text:p>PC_LO_IN</text:p>
          </table:table-cell>
        </table:table-row>
        <table:table-row table:style-name="ro3">
          <table:table-cell/>
          <table:table-cell office:value-type="string">
            <text:p>PC_HI_OUT</text:p>
          </table:table-cell>
          <table:table-cell table:number-columns-repeated="3"/>
          <table:table-cell office:value-type="string">
            <text:p>MAR_LO_IN</text:p>
          </table:table-cell>
        </table:table-row>
        <table:table-row table:style-name="ro3">
          <table:table-cell/>
          <table:table-cell office:value-type="string">
            <text:p>PC_LO_IN</text:p>
          </table:table-cell>
          <table:table-cell table:number-columns-repeated="3"/>
          <table:table-cell office:value-type="string">
            <text:p>MAR_HI_IN</text:p>
          </table:table-cell>
        </table:table-row>
        <table:table-row table:style-name="ro3">
          <table:table-cell/>
          <table:table-cell office:value-type="string">
            <text:p>PC_LO_OUT</text:p>
          </table:table-cell>
          <table:table-cell table:number-columns-repeated="3"/>
          <table:table-cell office:value-type="string">
            <text:p>READ_FROM_MEM</text:p>
          </table:table-cell>
        </table:table-row>
        <table:table-row table:style-name="ro3">
          <table:table-cell/>
          <table:table-cell office:value-type="string">
            <text:p>PC_COUNT</text:p>
          </table:table-cell>
          <table:table-cell table:number-columns-repeated="3"/>
          <table:table-cell office:value-type="string">
            <text:p>WRITE_TO_MEM</text:p>
          </table:table-cell>
        </table:table-row>
        <table:table-row table:style-name="ro3">
          <table:table-cell/>
          <table:table-cell office:value-type="string">
            <text:p>MAR_HI_IN</text:p>
          </table:table-cell>
          <table:table-cell table:number-columns-repeated="3"/>
          <table:table-cell office:value-type="string">
            <text:p>SP_IN</text:p>
          </table:table-cell>
        </table:table-row>
        <table:table-row table:style-name="ro3">
          <table:table-cell/>
          <table:table-cell office:value-type="string">
            <text:p>MAR_LO_IN</text:p>
          </table:table-cell>
          <table:table-cell table:number-columns-repeated="3"/>
          <table:table-cell office:value-type="string">
            <text:p>SP_ENABLE_COUNT</text:p>
          </table:table-cell>
        </table:table-row>
        <table:table-row table:style-name="ro3">
          <table:table-cell/>
          <table:table-cell office:value-type="string">
            <text:p>READ_FROM_MEM</text:p>
          </table:table-cell>
          <table:table-cell table:number-columns-repeated="3"/>
          <table:table-cell office:value-type="string">
            <text:p>SP_UP_DOWN</text:p>
          </table:table-cell>
        </table:table-row>
        <table:table-row table:style-name="ro3">
          <table:table-cell/>
          <table:table-cell office:value-type="string">
            <text:p>WRITE_TO_MEM</text:p>
          </table:table-cell>
          <table:table-cell table:number-columns-repeated="3"/>
          <table:table-cell office:value-type="string">
            <text:p>IR_IN</text:p>
          </table:table-cell>
        </table:table-row>
        <table:table-row table:style-name="ro3">
          <table:table-cell/>
          <table:table-cell office:value-type="string">
            <text:p>ALU_STORE_RESULT</text:p>
          </table:table-cell>
          <table:table-cell table:number-columns-repeated="3"/>
          <table:table-cell office:value-type="string">
            <text:p>ALU_STORE_RESULT</text:p>
          </table:table-cell>
        </table:table-row>
        <table:table-row table:style-name="ro3">
          <table:table-cell/>
          <table:table-cell office:value-type="string">
            <text:p>ALU_STORE_FLAGS</text:p>
          </table:table-cell>
          <table:table-cell table:number-columns-repeated="3"/>
          <table:table-cell office:value-type="string">
            <text:p>ALU_STORE_FLAGS</text:p>
          </table:table-cell>
        </table:table-row>
        <table:table-row table:style-name="ro3">
          <table:table-cell/>
          <table:table-cell office:value-type="string">
            <text:p>ALU_OUT</text:p>
          </table:table-cell>
          <table:table-cell table:number-columns-repeated="3"/>
          <table:table-cell office:value-type="string">
            <text:p>ALU_OUT</text:p>
          </table:table-cell>
        </table:table-row>
        <table:table-row table:style-name="ro3">
          <table:table-cell/>
          <table:table-cell office:value-type="string">
            <text:p>ALU_A_IS_BUS</text:p>
          </table:table-cell>
          <table:table-cell table:number-columns-repeated="3"/>
          <table:table-cell office:value-type="string">
            <text:p>ALU_A_IS_BUS</text:p>
          </table:table-cell>
        </table:table-row>
        <table:table-row table:style-name="ro3">
          <table:table-cell/>
          <table:table-cell office:value-type="string">
            <text:p>ALU_S0</text:p>
          </table:table-cell>
          <table:table-cell table:number-columns-repeated="3"/>
          <table:table-cell office:value-type="string">
            <text:p>ALU_S0</text:p>
          </table:table-cell>
        </table:table-row>
        <table:table-row table:style-name="ro3">
          <table:table-cell/>
          <table:table-cell office:value-type="string">
            <text:p>ALU_S1</text:p>
          </table:table-cell>
          <table:table-cell table:number-columns-repeated="3"/>
          <table:table-cell office:value-type="string">
            <text:p>ALU_S1</text:p>
          </table:table-cell>
        </table:table-row>
        <table:table-row table:style-name="ro3">
          <table:table-cell/>
          <table:table-cell office:value-type="string">
            <text:p>ALU_S2</text:p>
          </table:table-cell>
          <table:table-cell table:number-columns-repeated="3"/>
          <table:table-cell office:value-type="string">
            <text:p>ALU_S2</text:p>
          </table:table-cell>
        </table:table-row>
        <table:table-row table:style-name="ro3">
          <table:table-cell/>
          <table:table-cell office:value-type="string">
            <text:p>ALU_S3</text:p>
          </table:table-cell>
          <table:table-cell table:number-columns-repeated="3"/>
          <table:table-cell office:value-type="string">
            <text:p>ALU_S3</text:p>
          </table:table-cell>
        </table:table-row>
        <table:table-row table:style-name="ro3">
          <table:table-cell/>
          <table:table-cell office:value-type="string">
            <text:p>ALU_M</text:p>
          </table:table-cell>
          <table:table-cell table:number-columns-repeated="3"/>
          <table:table-cell office:value-type="string">
            <text:p>ALU_M</text:p>
          </table:table-cell>
        </table:table-row>
        <table:table-row table:style-name="ro3">
          <table:table-cell/>
          <table:table-cell office:value-type="string">
            <text:p>ALU_CARRY</text:p>
          </table:table-cell>
          <table:table-cell table:number-columns-repeated="3"/>
          <table:table-cell office:value-type="string">
            <text:p>ALU_CARRY</text:p>
          </table:table-cell>
        </table:table-row>
        <table:table-row table:style-name="ro3">
          <table:table-cell/>
          <table:table-cell office:value-type="string">
            <text:p>SP_IN</text:p>
          </table:table-cell>
          <table:table-cell table:number-columns-repeated="3"/>
          <table:table-cell office:value-type="string">
            <text:p>CU_FLAG_SEL_0</text:p>
          </table:table-cell>
        </table:table-row>
        <table:table-row table:style-name="ro3">
          <table:table-cell/>
          <table:table-cell office:value-type="string">
            <text:p>SP_OUT</text:p>
          </table:table-cell>
          <table:table-cell table:number-columns-repeated="3"/>
          <table:table-cell office:value-type="string">
            <text:p>CU_FLAG_SEL_1</text:p>
          </table:table-cell>
        </table:table-row>
        <table:table-row table:style-name="ro3">
          <table:table-cell/>
          <table:table-cell office:value-type="string">
            <text:p>SP_ENABLE_COUNT</text:p>
          </table:table-cell>
          <table:table-cell table:number-columns-repeated="3"/>
          <table:table-cell office:value-type="string">
            <text:p>CU_STEP_RESET</text:p>
          </table:table-cell>
        </table:table-row>
        <table:table-row table:style-name="ro3">
          <table:table-cell/>
          <table:table-cell office:value-type="string">
            <text:p>SP_UP_DOWN</text:p>
          </table:table-cell>
          <table:table-cell table:number-columns-repeated="3"/>
          <table:table-cell office:value-type="string">
            <text:p>HALT</text:p>
          </table:table-cell>
        </table:table-row>
        <table:table-row table:style-name="ro3">
          <table:table-cell/>
          <table:table-cell office:value-type="string">
            <text:p>IR_I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U_FLAG_SEL_0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U_FLAG_SEL_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U_STEP_RESET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ALT</text:p>
          </table:table-cell>
          <table:table-cell table:number-columns-repeated="4"/>
        </table:table-row>
      </table:table>
      <table:table table:name="Sheet4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Working.A1:Working.U2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2020-04-12</text:date>, <text:time>18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04-04T12:18:49.52</meta:creation-date>
    <dc:date>2020-04-12T18:45:37.84</dc:date>
    <dc:creator>Andy Palmer</dc:creator>
    <meta:editing-duration>PT4H4M7S</meta:editing-duration>
    <meta:editing-cycles>3</meta:editing-cycles>
    <meta:generator>OpenOffice/4.1.7$Win32 OpenOffice.org_project/417m1$Build-9800</meta:generator>
    <meta:document-statistic meta:table-count="4" meta:cell-count="9064" meta:object-count="0"/>
  </office:meta>
</office:document-meta>
</file>